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7.6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por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block height</text:p>
          </table:table-cell>
          <table:table-cell table:style-name="ce1" office:value-type="string" calcext:value-type="string">
            <text:p>block ID hash</text:p>
          </table:table-cell>
          <table:table-cell table:style-name="ce1" office:value-type="string" calcext:value-type="string">
            <text:p>miner address</text:p>
          </table:table-cell>
          <table:table-cell table:style-name="ce1" office:value-type="string" calcext:value-type="string">
            <text:p>block tx fees</text:p>
          </table:table-cell>
          <table:table-cell table:style-name="ce1" office:value-type="string" calcext:value-type="string">
            <text:p>microblock tx fees</text:p>
          </table:table-cell>
          <table:table-cell table:style-name="ce1" office:value-type="string" calcext:value-type="string">
            <text:p>total fees</text:p>
          </table:table-cell>
          <table:table-cell table:style-name="ce1" office:value-type="string" calcext:value-type="string">
            <text:p>% write length</text:p>
          </table:table-cell>
          <table:table-cell table:style-name="ce1" office:value-type="string" calcext:value-type="string">
            <text:p>% write count</text:p>
          </table:table-cell>
          <table:table-cell table:style-name="ce1" office:value-type="string" calcext:value-type="string">
            <text:p>% read length</text:p>
          </table:table-cell>
          <table:table-cell table:style-name="ce1" office:value-type="string" calcext:value-type="string">
            <text:p>% read count</text:p>
          </table:table-cell>
          <table:table-cell table:style-name="ce1" office:value-type="string" calcext:value-type="string">
            <text:p>% runtime</text:p>
          </table:table-cell>
          <table:table-cell table:style-name="ce1" office:value-type="string" calcext:value-type="string">
            <text:p>max dimension</text:p>
          </table:table-cell>
          <table:table-cell table:style-name="ce1" office:value-type="string" calcext:value-type="string">
            <text:p>max dimension fill</text:p>
          </table:table-cell>
          <table:table-cell table:number-columns-repeated="1011"/>
        </table:table-row>
        <table:table-row table:style-name="ro1">
          <table:table-cell table:style-name="ce2" office:value-type="float" office:value="27672" calcext:value-type="float">
            <text:p>27672</text:p>
          </table:table-cell>
          <table:table-cell table:style-name="ce2" office:value-type="string" calcext:value-type="string">
            <text:p>4487c538b95ac28039ee41892b9f2006fc01226163930b8035cf87f7d6452138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623" calcext:value-type="float">
            <text:p>462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]+[.E2]" office:value-type="float" office:value="4623" calcext:value-type="float">
            <text:p>4623</text:p>
          </table:table-cell>
          <table:table-cell table:style-name="ce2" office:value-type="float" office:value="6.06" calcext:value-type="float">
            <text:p>6.06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7.66" calcext:value-type="float">
            <text:p>7.66</text:p>
          </table:table-cell>
          <table:table-cell table:style-name="ce2" office:value-type="float" office:value="89.04" calcext:value-type="float">
            <text:p>89.04</text:p>
          </table:table-cell>
          <table:table-cell table:style-name="ce2" office:value-type="string" calcext:value-type="string">
            <text:p>runtime</text:p>
          </table:table-cell>
          <table:table-cell table:style-name="ce3" office:value-type="float" office:value="89.04" calcext:value-type="float">
            <text:p>89.04</text:p>
          </table:table-cell>
          <table:table-cell>
            <draw:frame table:end-cell-address="report.T19" table:end-x="22.34pt" table:end-y="11.96pt" draw:z-index="0" draw:name="Chart 1" draw:style-name="gr1" draw:text-style-name="P1" svg:width="449.97pt" svg:height="278.22pt" svg:x="53.26pt" svg:y="1.5pt">
              <draw:object draw:notify-on-update-of-ranges="report.A3:report.A1001 report.M3:report.M3 report.M4:report.M100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style-name="ce2" office:value-type="float" office:value="27673" calcext:value-type="float">
            <text:p>27673</text:p>
          </table:table-cell>
          <table:table-cell table:style-name="ce2" office:value-type="string" calcext:value-type="string">
            <text:p>04e5a9d9139a2eb9b233feb98bff5991f82b0edb6063d51bd6d6034ca520fee6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053" calcext:value-type="float">
            <text:p>4053</text:p>
          </table:table-cell>
          <table:table-cell table:style-name="ce2" office:value-type="float" office:value="2958" calcext:value-type="float">
            <text:p>2958</text:p>
          </table:table-cell>
          <table:table-cell table:style-name="ce2" table:formula="of:=[.D3]+[.E3]" office:value-type="float" office:value="7011" calcext:value-type="float">
            <text:p>7011</text:p>
          </table:table-cell>
          <table:table-cell table:style-name="ce2" office:value-type="float" office:value="7.45" calcext:value-type="float">
            <text:p>7.45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89.44" calcext:value-type="float">
            <text:p>89.4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44" calcext:value-type="float">
            <text:p>89.44</text:p>
          </table:table-cell>
          <table:table-cell table:number-columns-repeated="1011"/>
        </table:table-row>
        <table:table-row table:style-name="ro1">
          <table:table-cell table:style-name="ce2" office:value-type="float" office:value="27674" calcext:value-type="float">
            <text:p>27674</text:p>
          </table:table-cell>
          <table:table-cell table:style-name="ce2" office:value-type="string" calcext:value-type="string">
            <text:p>f6655cd67cec21e327a0551dce0fd0e2ec8e82a80fe14c34621f0751371a661c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472" calcext:value-type="float">
            <text:p>5472</text:p>
          </table:table-cell>
          <table:table-cell table:style-name="ce2" office:value-type="float" office:value="881" calcext:value-type="float">
            <text:p>881</text:p>
          </table:table-cell>
          <table:table-cell table:style-name="ce2" table:formula="of:=[.D4]+[.E4]" office:value-type="float" office:value="6353" calcext:value-type="float">
            <text:p>6353</text:p>
          </table:table-cell>
          <table:table-cell table:style-name="ce2" office:value-type="float" office:value="4.03" calcext:value-type="float">
            <text:p>4.03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8.06" calcext:value-type="float">
            <text:p>8.06</text:p>
          </table:table-cell>
          <table:table-cell table:style-name="ce2" office:value-type="float" office:value="78.81" calcext:value-type="float">
            <text:p>78.8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8.81" calcext:value-type="float">
            <text:p>78.81</text:p>
          </table:table-cell>
          <table:table-cell table:number-columns-repeated="1011"/>
        </table:table-row>
        <table:table-row table:style-name="ro1">
          <table:table-cell table:style-name="ce2" office:value-type="float" office:value="27675" calcext:value-type="float">
            <text:p>27675</text:p>
          </table:table-cell>
          <table:table-cell table:style-name="ce2" office:value-type="string" calcext:value-type="string">
            <text:p>e2412ec33fc8257fb3f8c1091dc7993eb0f806f3b1073142c276975ca210ebfa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174" calcext:value-type="float">
            <text:p>717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]+[.E5]" office:value-type="float" office:value="7174" calcext:value-type="float">
            <text:p>7174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9.24" calcext:value-type="float">
            <text:p>9.24</text:p>
          </table:table-cell>
          <table:table-cell table:style-name="ce2" office:value-type="float" office:value="79.43" calcext:value-type="float">
            <text:p>79.4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9.43" calcext:value-type="float">
            <text:p>79.43</text:p>
          </table:table-cell>
          <table:table-cell table:number-columns-repeated="1011"/>
        </table:table-row>
        <table:table-row table:style-name="ro1">
          <table:table-cell table:style-name="ce2" office:value-type="float" office:value="27676" calcext:value-type="float">
            <text:p>27676</text:p>
          </table:table-cell>
          <table:table-cell table:style-name="ce2" office:value-type="string" calcext:value-type="string">
            <text:p>81408ac089e0583107853b1a2a1e66de7364b0eea4dea3986b14bff7e7c5f17e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702" calcext:value-type="float">
            <text:p>77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]+[.E6]" office:value-type="float" office:value="7702" calcext:value-type="float">
            <text:p>7702</text:p>
          </table:table-cell>
          <table:table-cell table:style-name="ce2" office:value-type="float" office:value="7.76" calcext:value-type="float">
            <text:p>7.76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9.54" calcext:value-type="float">
            <text:p>9.54</text:p>
          </table:table-cell>
          <table:table-cell table:style-name="ce2" office:value-type="float" office:value="89.08" calcext:value-type="float">
            <text:p>89.0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08" calcext:value-type="float">
            <text:p>89.08</text:p>
          </table:table-cell>
          <table:table-cell table:number-columns-repeated="1011"/>
        </table:table-row>
        <table:table-row table:style-name="ro1">
          <table:table-cell table:style-name="ce2" office:value-type="float" office:value="27677" calcext:value-type="float">
            <text:p>27677</text:p>
          </table:table-cell>
          <table:table-cell table:style-name="ce2" office:value-type="string" calcext:value-type="string">
            <text:p>837d59c34a1debe33480c476ae07ff50b99a28535dfc382ae60e5335cc2082aa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242" calcext:value-type="float">
            <text:p>5242</text:p>
          </table:table-cell>
          <table:table-cell table:style-name="ce2" office:value-type="float" office:value="1264" calcext:value-type="float">
            <text:p>1264</text:p>
          </table:table-cell>
          <table:table-cell table:style-name="ce2" table:formula="of:=[.D7]+[.E7]" office:value-type="float" office:value="6506" calcext:value-type="float">
            <text:p>6506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37.39" calcext:value-type="float">
            <text:p>37.39</text:p>
          </table:table-cell>
          <table:table-cell table:style-name="ce2" office:value-type="float" office:value="82.03" calcext:value-type="float">
            <text:p>82.0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2.03" calcext:value-type="float">
            <text:p>82.03</text:p>
          </table:table-cell>
          <table:table-cell table:number-columns-repeated="1011"/>
        </table:table-row>
        <table:table-row table:style-name="ro1">
          <table:table-cell table:style-name="ce2" office:value-type="float" office:value="27678" calcext:value-type="float">
            <text:p>27678</text:p>
          </table:table-cell>
          <table:table-cell table:style-name="ce2" office:value-type="string" calcext:value-type="string">
            <text:p>489981fb3431c8a8d1a2bb1f43c823ecee7d30e822bf758d18294d2d0829d0ac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052" calcext:value-type="float">
            <text:p>4052</text:p>
          </table:table-cell>
          <table:table-cell table:style-name="ce2" office:value-type="float" office:value="2097" calcext:value-type="float">
            <text:p>2097</text:p>
          </table:table-cell>
          <table:table-cell table:style-name="ce2" table:formula="of:=[.D8]+[.E8]" office:value-type="float" office:value="6149" calcext:value-type="float">
            <text:p>6149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6.99" calcext:value-type="float">
            <text:p>6.99</text:p>
          </table:table-cell>
          <table:table-cell table:style-name="ce2" office:value-type="float" office:value="70.05" calcext:value-type="float">
            <text:p>70.0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0.05" calcext:value-type="float">
            <text:p>70.05</text:p>
          </table:table-cell>
          <table:table-cell table:number-columns-repeated="1011"/>
        </table:table-row>
        <table:table-row table:style-name="ro1">
          <table:table-cell table:style-name="ce2" office:value-type="float" office:value="27679" calcext:value-type="float">
            <text:p>27679</text:p>
          </table:table-cell>
          <table:table-cell table:style-name="ce2" office:value-type="string" calcext:value-type="string">
            <text:p>8361fbf3d1768b3802b41aec552a4ad4928ea8457c356506e207c44a983abb2b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272" calcext:value-type="float">
            <text:p>427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]+[.E9]" office:value-type="float" office:value="4272" calcext:value-type="float">
            <text:p>4272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3.51" calcext:value-type="float">
            <text:p>13.51</text:p>
          </table:table-cell>
          <table:table-cell table:style-name="ce2" office:value-type="float" office:value="83.44" calcext:value-type="float">
            <text:p>83.4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3.44" calcext:value-type="float">
            <text:p>83.44</text:p>
          </table:table-cell>
          <table:table-cell table:number-columns-repeated="1011"/>
        </table:table-row>
        <table:table-row table:style-name="ro1">
          <table:table-cell table:style-name="ce2" office:value-type="float" office:value="27680" calcext:value-type="float">
            <text:p>27680</text:p>
          </table:table-cell>
          <table:table-cell table:style-name="ce2" office:value-type="string" calcext:value-type="string">
            <text:p>e9cb38a2b756aceee9e74fe4ce7dfdd49e1e8eb5a65d3155137b611289d4299c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802" calcext:value-type="float">
            <text:p>4802</text:p>
          </table:table-cell>
          <table:table-cell table:style-name="ce2" office:value-type="float" office:value="3278" calcext:value-type="float">
            <text:p>3278</text:p>
          </table:table-cell>
          <table:table-cell table:style-name="ce2" table:formula="of:=[.D10]+[.E10]" office:value-type="float" office:value="8080" calcext:value-type="float">
            <text:p>8080</text:p>
          </table:table-cell>
          <table:table-cell table:style-name="ce2" office:value-type="float" office:value="7.45" calcext:value-type="float">
            <text:p>7.45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14.59" calcext:value-type="float">
            <text:p>14.59</text:p>
          </table:table-cell>
          <table:table-cell table:style-name="ce2" office:value-type="float" office:value="93.32" calcext:value-type="float">
            <text:p>93.3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32" calcext:value-type="float">
            <text:p>93.32</text:p>
          </table:table-cell>
          <table:table-cell table:number-columns-repeated="1011"/>
        </table:table-row>
        <table:table-row table:style-name="ro1">
          <table:table-cell table:style-name="ce2" office:value-type="float" office:value="27681" calcext:value-type="float">
            <text:p>27681</text:p>
          </table:table-cell>
          <table:table-cell table:style-name="ce2" office:value-type="string" calcext:value-type="string">
            <text:p>2b1f21b9cb96da96fd313bcb44ce4c80d3c596b87e0f97819ad55d442b6fe1d1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359" calcext:value-type="float">
            <text:p>535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]+[.E11]" office:value-type="float" office:value="5359" calcext:value-type="float">
            <text:p>5359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26" calcext:value-type="float">
            <text:p>9.26</text:p>
          </table:table-cell>
          <table:table-cell table:style-name="ce2" office:value-type="float" office:value="98.17" calcext:value-type="float">
            <text:p>98.1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17" calcext:value-type="float">
            <text:p>98.17</text:p>
          </table:table-cell>
          <table:table-cell table:number-columns-repeated="1011"/>
        </table:table-row>
        <table:table-row table:style-name="ro1">
          <table:table-cell table:style-name="ce2" office:value-type="float" office:value="27682" calcext:value-type="float">
            <text:p>27682</text:p>
          </table:table-cell>
          <table:table-cell table:style-name="ce2" office:value-type="string" calcext:value-type="string">
            <text:p>bb181a2a9a4d05919c27e1a39f88b3177351fccf0e5da6114fcc44ce259bb1e4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373" calcext:value-type="float">
            <text:p>437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2]+[.E12]" office:value-type="float" office:value="4373" calcext:value-type="float">
            <text:p>4373</text:p>
          </table:table-cell>
          <table:table-cell table:style-name="ce2" office:value-type="float" office:value="8.58" calcext:value-type="float">
            <text:p>8.58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4" calcext:value-type="float">
            <text:p>90.4</text:p>
          </table:table-cell>
          <table:table-cell table:number-columns-repeated="1011"/>
        </table:table-row>
        <table:table-row table:style-name="ro1">
          <table:table-cell table:style-name="ce2" office:value-type="float" office:value="27683" calcext:value-type="float">
            <text:p>27683</text:p>
          </table:table-cell>
          <table:table-cell table:style-name="ce2" office:value-type="string" calcext:value-type="string">
            <text:p>02c67d7d25608959a4e97d432d61bfda3192d9c52e7ba61155561b7c8cc9fc6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810" calcext:value-type="float">
            <text:p>5810</text:p>
          </table:table-cell>
          <table:table-cell table:style-name="ce2" office:value-type="float" office:value="2903" calcext:value-type="float">
            <text:p>2903</text:p>
          </table:table-cell>
          <table:table-cell table:style-name="ce2" table:formula="of:=[.D13]+[.E13]" office:value-type="float" office:value="8713" calcext:value-type="float">
            <text:p>8713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12.06" calcext:value-type="float">
            <text:p>12.06</text:p>
          </table:table-cell>
          <table:table-cell table:style-name="ce2" office:value-type="float" office:value="78.91" calcext:value-type="float">
            <text:p>78.9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8.91" calcext:value-type="float">
            <text:p>78.91</text:p>
          </table:table-cell>
          <table:table-cell table:number-columns-repeated="1011"/>
        </table:table-row>
        <table:table-row table:style-name="ro1">
          <table:table-cell table:style-name="ce2" office:value-type="float" office:value="27683" calcext:value-type="float">
            <text:p>27683</text:p>
          </table:table-cell>
          <table:table-cell table:style-name="ce2" office:value-type="string" calcext:value-type="string">
            <text:p>7ea69026b0fb304c1075f65b633f40a1f8a368f405af1c50438d0ceb8ec004f5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295" calcext:value-type="float">
            <text:p>3295</text:p>
          </table:table-cell>
          <table:table-cell table:style-name="ce2" office:value-type="float" office:value="2903" calcext:value-type="float">
            <text:p>2903</text:p>
          </table:table-cell>
          <table:table-cell table:style-name="ce2" table:formula="of:=[.D14]+[.E14]" office:value-type="float" office:value="6198" calcext:value-type="float">
            <text:p>6198</text:p>
          </table:table-cell>
          <table:table-cell table:style-name="ce2" office:value-type="float" office:value="9.49" calcext:value-type="float">
            <text:p>9.49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6.44" calcext:value-type="float">
            <text:p>6.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table:style-name="ce2" office:value-type="float" office:value="27684" calcext:value-type="float">
            <text:p>27684</text:p>
          </table:table-cell>
          <table:table-cell table:style-name="ce2" office:value-type="string" calcext:value-type="string">
            <text:p>78999308d94b0b9c74e7e9f9f71c70a5182dae04092ffe511f5570706162beb6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258" calcext:value-type="float">
            <text:p>5258</text:p>
          </table:table-cell>
          <table:table-cell table:style-name="ce2" office:value-type="float" office:value="1221" calcext:value-type="float">
            <text:p>1221</text:p>
          </table:table-cell>
          <table:table-cell table:style-name="ce2" table:formula="of:=[.D15]+[.E15]" office:value-type="float" office:value="6479" calcext:value-type="float">
            <text:p>6479</text:p>
          </table:table-cell>
          <table:table-cell table:style-name="ce2" office:value-type="float" office:value="6.21" calcext:value-type="float">
            <text:p>6.21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8.41" calcext:value-type="float">
            <text:p>18.41</text:p>
          </table:table-cell>
          <table:table-cell table:style-name="ce2" office:value-type="float" office:value="78.73" calcext:value-type="float">
            <text:p>78.7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8.73" calcext:value-type="float">
            <text:p>78.73</text:p>
          </table:table-cell>
          <table:table-cell table:number-columns-repeated="1011"/>
        </table:table-row>
        <table:table-row table:style-name="ro1">
          <table:table-cell table:style-name="ce2" office:value-type="float" office:value="27685" calcext:value-type="float">
            <text:p>27685</text:p>
          </table:table-cell>
          <table:table-cell table:style-name="ce2" office:value-type="string" calcext:value-type="string">
            <text:p>299ce0fb236e39f09009930dc7b29f62ea169cd21fe56c4d3e0d452921fd72a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746" calcext:value-type="float">
            <text:p>4746</text:p>
          </table:table-cell>
          <table:table-cell table:style-name="ce2" office:value-type="float" office:value="2097" calcext:value-type="float">
            <text:p>2097</text:p>
          </table:table-cell>
          <table:table-cell table:style-name="ce2" table:formula="of:=[.D16]+[.E16]" office:value-type="float" office:value="6843" calcext:value-type="float">
            <text:p>6843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1.64" calcext:value-type="float">
            <text:p>21.64</text:p>
          </table:table-cell>
          <table:table-cell table:style-name="ce2" office:value-type="float" office:value="66.75" calcext:value-type="float">
            <text:p>66.7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6.75" calcext:value-type="float">
            <text:p>66.75</text:p>
          </table:table-cell>
          <table:table-cell table:number-columns-repeated="1011"/>
        </table:table-row>
        <table:table-row table:style-name="ro1">
          <table:table-cell table:style-name="ce2" office:value-type="float" office:value="27686" calcext:value-type="float">
            <text:p>27686</text:p>
          </table:table-cell>
          <table:table-cell table:style-name="ce2" office:value-type="string" calcext:value-type="string">
            <text:p>9ca074d2a25f334a4716ca182ea99c593949237318fa08c5816431ad4e04f982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1697" calcext:value-type="float">
            <text:p>1697</text:p>
          </table:table-cell>
          <table:table-cell table:style-name="ce2" table:formula="of:=[.D17]+[.E17]" office:value-type="float" office:value="4808" calcext:value-type="float">
            <text:p>4808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4.61" calcext:value-type="float">
            <text:p>4.61</text:p>
          </table:table-cell>
          <table:table-cell table:style-name="ce2" office:value-type="float" office:value="60.83" calcext:value-type="float">
            <text:p>60.8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0.83" calcext:value-type="float">
            <text:p>60.83</text:p>
          </table:table-cell>
          <table:table-cell table:number-columns-repeated="1011"/>
        </table:table-row>
        <table:table-row table:style-name="ro1">
          <table:table-cell table:style-name="ce2" office:value-type="float" office:value="27687" calcext:value-type="float">
            <text:p>27687</text:p>
          </table:table-cell>
          <table:table-cell table:style-name="ce2" office:value-type="string" calcext:value-type="string">
            <text:p>155a301a07c01bd6045780a4bc4dedfd4a270fe3fd8faa54dfa86daa2cca31f1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679" calcext:value-type="float">
            <text:p>367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8]+[.E18]" office:value-type="float" office:value="3679" calcext:value-type="float">
            <text:p>3679</text:p>
          </table:table-cell>
          <table:table-cell table:style-name="ce2" office:value-type="float" office:value="7.99" calcext:value-type="float">
            <text:p>7.99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6.65" calcext:value-type="float">
            <text:p>6.65</text:p>
          </table:table-cell>
          <table:table-cell table:style-name="ce2" office:value-type="float" office:value="84.31" calcext:value-type="float">
            <text:p>84.3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4.31" calcext:value-type="float">
            <text:p>84.31</text:p>
          </table:table-cell>
          <table:table-cell table:number-columns-repeated="1011"/>
        </table:table-row>
        <table:table-row table:style-name="ro1">
          <table:table-cell table:style-name="ce2" office:value-type="float" office:value="27688" calcext:value-type="float">
            <text:p>27688</text:p>
          </table:table-cell>
          <table:table-cell table:style-name="ce2" office:value-type="string" calcext:value-type="string">
            <text:p>fc6367692828b70a1b0866fe7accbe2cce69b99f9ef4a0feacedfd092ccc6309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276" calcext:value-type="float">
            <text:p>7276</text:p>
          </table:table-cell>
          <table:table-cell table:style-name="ce2" office:value-type="float" office:value="6089" calcext:value-type="float">
            <text:p>6089</text:p>
          </table:table-cell>
          <table:table-cell table:style-name="ce2" table:formula="of:=[.D19]+[.E19]" office:value-type="float" office:value="13365" calcext:value-type="float">
            <text:p>13365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71.79" calcext:value-type="float">
            <text:p>71.7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1.79" calcext:value-type="float">
            <text:p>71.79</text:p>
          </table:table-cell>
          <table:table-cell table:number-columns-repeated="1011"/>
        </table:table-row>
        <table:table-row table:style-name="ro1">
          <table:table-cell table:style-name="ce2" office:value-type="float" office:value="27689" calcext:value-type="float">
            <text:p>27689</text:p>
          </table:table-cell>
          <table:table-cell table:style-name="ce2" office:value-type="string" calcext:value-type="string">
            <text:p>bd04e197227ceb33a15fa25a9836e7b6942497b9a29b09915c6cadb2fb29372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907" calcext:value-type="float">
            <text:p>5907</text:p>
          </table:table-cell>
          <table:table-cell table:style-name="ce2" office:value-type="float" office:value="3225" calcext:value-type="float">
            <text:p>3225</text:p>
          </table:table-cell>
          <table:table-cell table:style-name="ce2" table:formula="of:=[.D20]+[.E20]" office:value-type="float" office:value="9132" calcext:value-type="float">
            <text:p>9132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51.37" calcext:value-type="float">
            <text:p>51.37</text:p>
          </table:table-cell>
          <table:table-cell table:style-name="ce2" office:value-type="float" office:value="72.16" calcext:value-type="float">
            <text:p>72.1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2.16" calcext:value-type="float">
            <text:p>72.16</text:p>
          </table:table-cell>
          <table:table-cell>
            <draw:frame table:end-cell-address="report.T38" table:end-x="22.34pt" table:end-y="4.45pt" draw:z-index="1" draw:name="Chart 2" draw:style-name="gr1" draw:text-style-name="P1" svg:width="449.97pt" svg:height="278.22pt" svg:x="53.26pt" svg:y="9.75pt">
              <draw:object draw:notify-on-update-of-ranges="report.A2:report.A1001 report.F1:report.F1 report.F2:report.F100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style-name="ce2" office:value-type="float" office:value="27690" calcext:value-type="float">
            <text:p>27690</text:p>
          </table:table-cell>
          <table:table-cell table:style-name="ce2" office:value-type="string" calcext:value-type="string">
            <text:p>754f657be9b73a7aa50d9f576e0630b36d63c824ad05000e012f49d7159970ed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379" calcext:value-type="float">
            <text:p>537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1]+[.E21]" office:value-type="float" office:value="5379" calcext:value-type="float">
            <text:p>5379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15.96" calcext:value-type="float">
            <text:p>15.96</text:p>
          </table:table-cell>
          <table:table-cell table:style-name="ce2" office:value-type="float" office:value="92.28" calcext:value-type="float">
            <text:p>92.2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28" calcext:value-type="float">
            <text:p>92.28</text:p>
          </table:table-cell>
          <table:table-cell table:number-columns-repeated="1011"/>
        </table:table-row>
        <table:table-row table:style-name="ro1">
          <table:table-cell table:style-name="ce2" office:value-type="float" office:value="27690" calcext:value-type="float">
            <text:p>27690</text:p>
          </table:table-cell>
          <table:table-cell table:style-name="ce2" office:value-type="string" calcext:value-type="string">
            <text:p>c13c39d54afd3cd4bc2360888c3fb607e3f24fe2ee4215a4f1335d4fd11874d4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3771" calcext:value-type="float">
            <text:p>1377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2]+[.E22]" office:value-type="float" office:value="13771" calcext:value-type="float">
            <text:p>13771</text:p>
          </table:table-cell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29.63" calcext:value-type="float">
            <text:p>29.63</text:p>
          </table:table-cell>
          <table:table-cell table:style-name="ce2" office:value-type="float" office:value="79.3" calcext:value-type="float">
            <text:p>79.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11"/>
        </table:table-row>
        <table:table-row table:style-name="ro1">
          <table:table-cell table:style-name="ce2" office:value-type="float" office:value="27691" calcext:value-type="float">
            <text:p>27691</text:p>
          </table:table-cell>
          <table:table-cell table:style-name="ce2" office:value-type="string" calcext:value-type="string">
            <text:p>04246c8a3c5aa0d23d594fc4d92df16d408ac11366a40e174b741e24a5ca23ac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002" calcext:value-type="float">
            <text:p>6002</text:p>
          </table:table-cell>
          <table:table-cell table:style-name="ce2" office:value-type="float" office:value="9544" calcext:value-type="float">
            <text:p>9544</text:p>
          </table:table-cell>
          <table:table-cell table:style-name="ce2" table:formula="of:=[.D23]+[.E23]" office:value-type="float" office:value="15546" calcext:value-type="float">
            <text:p>15546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16.45" calcext:value-type="float">
            <text:p>16.45</text:p>
          </table:table-cell>
          <table:table-cell table:style-name="ce2" office:value-type="float" office:value="91.64" calcext:value-type="float">
            <text:p>91.6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64" calcext:value-type="float">
            <text:p>91.64</text:p>
          </table:table-cell>
          <table:table-cell table:number-columns-repeated="1011"/>
        </table:table-row>
        <table:table-row table:style-name="ro1">
          <table:table-cell table:style-name="ce2" office:value-type="float" office:value="27692" calcext:value-type="float">
            <text:p>27692</text:p>
          </table:table-cell>
          <table:table-cell table:style-name="ce2" office:value-type="string" calcext:value-type="string">
            <text:p>15a6f1cdceef7aa6bde8c7da1db14e77088ae723f2a6f1cd0f74a61c412de0bf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122" calcext:value-type="float">
            <text:p>712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4]+[.E24]" office:value-type="float" office:value="7122" calcext:value-type="float">
            <text:p>7122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26.53" calcext:value-type="float">
            <text:p>26.53</text:p>
          </table:table-cell>
          <table:table-cell table:style-name="ce2" office:value-type="float" office:value="74.49" calcext:value-type="float">
            <text:p>74.4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4.49" calcext:value-type="float">
            <text:p>74.49</text:p>
          </table:table-cell>
          <table:table-cell table:number-columns-repeated="1011"/>
        </table:table-row>
        <table:table-row table:style-name="ro1">
          <table:table-cell table:style-name="ce2" office:value-type="float" office:value="27693" calcext:value-type="float">
            <text:p>27693</text:p>
          </table:table-cell>
          <table:table-cell table:style-name="ce2" office:value-type="string" calcext:value-type="string">
            <text:p>e3bf73e3c1e9cbc8604eaf0efa0565c816770a191d711b3ad7e726c8dacc8fa3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3577" calcext:value-type="float">
            <text:p>3577</text:p>
          </table:table-cell>
          <table:table-cell table:style-name="ce2" office:value-type="float" office:value="4555" calcext:value-type="float">
            <text:p>4555</text:p>
          </table:table-cell>
          <table:table-cell table:style-name="ce2" table:formula="of:=[.D25]+[.E25]" office:value-type="float" office:value="8132" calcext:value-type="float">
            <text:p>8132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3.95" calcext:value-type="float">
            <text:p>3.95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2.1" calcext:value-type="float">
            <text:p>62.1</text:p>
          </table:table-cell>
          <table:table-cell table:number-columns-repeated="1011"/>
        </table:table-row>
        <table:table-row table:style-name="ro1">
          <table:table-cell table:style-name="ce2" office:value-type="float" office:value="27694" calcext:value-type="float">
            <text:p>27694</text:p>
          </table:table-cell>
          <table:table-cell table:style-name="ce2" office:value-type="string" calcext:value-type="string">
            <text:p>1283c5be1654830a4d1d96baf596554a41c24bcb98a042347a50b43df7d8d984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464" calcext:value-type="float">
            <text:p>546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6]+[.E26]" office:value-type="float" office:value="5464" calcext:value-type="float">
            <text:p>5464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96.01" calcext:value-type="float">
            <text:p>96.0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01" calcext:value-type="float">
            <text:p>96.01</text:p>
          </table:table-cell>
          <table:table-cell table:number-columns-repeated="1011"/>
        </table:table-row>
        <table:table-row table:style-name="ro1">
          <table:table-cell table:style-name="ce2" office:value-type="float" office:value="27695" calcext:value-type="float">
            <text:p>27695</text:p>
          </table:table-cell>
          <table:table-cell table:style-name="ce2" office:value-type="string" calcext:value-type="string">
            <text:p>9b70abac9ce2aa8a81e4e5bfaa650cae1a8cb66f5d59ff8ab142c0732eccadc3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776" calcext:value-type="float">
            <text:p>5776</text:p>
          </table:table-cell>
          <table:table-cell table:style-name="ce2" office:value-type="float" office:value="2622" calcext:value-type="float">
            <text:p>2622</text:p>
          </table:table-cell>
          <table:table-cell table:style-name="ce2" table:formula="of:=[.D27]+[.E27]" office:value-type="float" office:value="8398" calcext:value-type="float">
            <text:p>8398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8.92" calcext:value-type="float">
            <text:p>8.92</text:p>
          </table:table-cell>
          <table:table-cell table:style-name="ce2" office:value-type="float" office:value="89.38" calcext:value-type="float">
            <text:p>89.3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38" calcext:value-type="float">
            <text:p>89.38</text:p>
          </table:table-cell>
          <table:table-cell table:number-columns-repeated="1011"/>
        </table:table-row>
        <table:table-row table:style-name="ro1">
          <table:table-cell table:style-name="ce2" office:value-type="float" office:value="27696" calcext:value-type="float">
            <text:p>27696</text:p>
          </table:table-cell>
          <table:table-cell table:style-name="ce2" office:value-type="string" calcext:value-type="string">
            <text:p>a469e9450f1d0e3fe2b3c0cbb5fe2a5a36dfa06c9ca7caf0901b2c84bab65daf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492" calcext:value-type="float">
            <text:p>649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table:formula="of:=[.D28]+[.E28]" office:value-type="float" office:value="8444" calcext:value-type="float">
            <text:p>8444</text:p>
          </table:table-cell>
          <table:table-cell table:style-name="ce2" office:value-type="float" office:value="5.12" calcext:value-type="float">
            <text:p>5.12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9.01" calcext:value-type="float">
            <text:p>9.01</text:p>
          </table:table-cell>
          <table:table-cell table:style-name="ce2" office:value-type="float" office:value="89.56" calcext:value-type="float">
            <text:p>89.5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56" calcext:value-type="float">
            <text:p>89.56</text:p>
          </table:table-cell>
          <table:table-cell table:number-columns-repeated="1011"/>
        </table:table-row>
        <table:table-row table:style-name="ro1">
          <table:table-cell table:style-name="ce2" office:value-type="float" office:value="27697" calcext:value-type="float">
            <text:p>27697</text:p>
          </table:table-cell>
          <table:table-cell table:style-name="ce2" office:value-type="string" calcext:value-type="string">
            <text:p>3ac7d7a26480f08ad07be66ff21ac9a05d13c399f850a5a94e3f8becc42f57be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668" calcext:value-type="float">
            <text:p>5668</text:p>
          </table:table-cell>
          <table:table-cell table:style-name="ce2" office:value-type="float" office:value="2396" calcext:value-type="float">
            <text:p>2396</text:p>
          </table:table-cell>
          <table:table-cell table:style-name="ce2" table:formula="of:=[.D29]+[.E29]" office:value-type="float" office:value="8064" calcext:value-type="float">
            <text:p>8064</text:p>
          </table:table-cell>
          <table:table-cell table:style-name="ce2" office:value-type="float" office:value="4.73" calcext:value-type="float">
            <text:p>4.7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9.1" calcext:value-type="float">
            <text:p>79.1</text:p>
          </table:table-cell>
          <table:table-cell table:number-columns-repeated="1011"/>
        </table:table-row>
        <table:table-row table:style-name="ro1">
          <table:table-cell table:style-name="ce2" office:value-type="float" office:value="27698" calcext:value-type="float">
            <text:p>27698</text:p>
          </table:table-cell>
          <table:table-cell table:style-name="ce2" office:value-type="string" calcext:value-type="string">
            <text:p>945895c103851f0906a0931e1ef84900098ef5a6bf3050085f3d4cce6023eba9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1369" calcext:value-type="float">
            <text:p>41369</text:p>
          </table:table-cell>
          <table:table-cell table:style-name="ce2" office:value-type="float" office:value="5418" calcext:value-type="float">
            <text:p>5418</text:p>
          </table:table-cell>
          <table:table-cell table:style-name="ce2" table:formula="of:=[.D30]+[.E30]" office:value-type="float" office:value="46787" calcext:value-type="float">
            <text:p>46787</text:p>
          </table:table-cell>
          <table:table-cell table:style-name="ce2" office:value-type="float" office:value="5.12" calcext:value-type="float">
            <text:p>5.12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6.92" calcext:value-type="float">
            <text:p>6.92</text:p>
          </table:table-cell>
          <table:table-cell table:style-name="ce2" office:value-type="float" office:value="84.12" calcext:value-type="float">
            <text:p>84.1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4.12" calcext:value-type="float">
            <text:p>84.12</text:p>
          </table:table-cell>
          <table:table-cell table:number-columns-repeated="1011"/>
        </table:table-row>
        <table:table-row table:style-name="ro1">
          <table:table-cell table:style-name="ce2" office:value-type="float" office:value="27699" calcext:value-type="float">
            <text:p>27699</text:p>
          </table:table-cell>
          <table:table-cell table:style-name="ce2" office:value-type="string" calcext:value-type="string">
            <text:p>1b3060f56ebf632b6f84519aa93aa35baa188355ae456c0a56499a6dbc67a09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4191" calcext:value-type="float">
            <text:p>14191</text:p>
          </table:table-cell>
          <table:table-cell table:style-name="ce2" office:value-type="float" office:value="2558" calcext:value-type="float">
            <text:p>2558</text:p>
          </table:table-cell>
          <table:table-cell table:style-name="ce2" table:formula="of:=[.D31]+[.E31]" office:value-type="float" office:value="16749" calcext:value-type="float">
            <text:p>16749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office:value-type="float" office:value="11.55" calcext:value-type="float">
            <text:p>11.55</text:p>
          </table:table-cell>
          <table:table-cell table:style-name="ce2" office:value-type="float" office:value="78.34" calcext:value-type="float">
            <text:p>78.3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8.34" calcext:value-type="float">
            <text:p>78.34</text:p>
          </table:table-cell>
          <table:table-cell table:number-columns-repeated="1011"/>
        </table:table-row>
        <table:table-row table:style-name="ro1">
          <table:table-cell table:style-name="ce2" office:value-type="float" office:value="27700" calcext:value-type="float">
            <text:p>27700</text:p>
          </table:table-cell>
          <table:table-cell table:style-name="ce2" office:value-type="string" calcext:value-type="string">
            <text:p>e678ce617e3863d121f324ed6ec9f6cc888a8cf690bf85985739154ef0a7712e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065" calcext:value-type="float">
            <text:p>7065</text:p>
          </table:table-cell>
          <table:table-cell table:style-name="ce2" office:value-type="float" office:value="4318" calcext:value-type="float">
            <text:p>4318</text:p>
          </table:table-cell>
          <table:table-cell table:style-name="ce2" table:formula="of:=[.D32]+[.E32]" office:value-type="float" office:value="11383" calcext:value-type="float">
            <text:p>11383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77.1" calcext:value-type="float">
            <text:p>77.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11"/>
        </table:table-row>
        <table:table-row table:style-name="ro1">
          <table:table-cell table:style-name="ce2" office:value-type="float" office:value="27701" calcext:value-type="float">
            <text:p>27701</text:p>
          </table:table-cell>
          <table:table-cell table:style-name="ce2" office:value-type="string" calcext:value-type="string">
            <text:p>7c8950ca3e44fe76defb2476480af229a872342130404d188f74ff191e2d6bac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06549" calcext:value-type="float">
            <text:p>106549</text:p>
          </table:table-cell>
          <table:table-cell table:style-name="ce2" office:value-type="float" office:value="8690" calcext:value-type="float">
            <text:p>8690</text:p>
          </table:table-cell>
          <table:table-cell table:style-name="ce2" table:formula="of:=[.D33]+[.E33]" office:value-type="float" office:value="115239" calcext:value-type="float">
            <text:p>115239</text:p>
          </table:table-cell>
          <table:table-cell table:style-name="ce2" office:value-type="float" office:value="5.21" calcext:value-type="float">
            <text:p>5.21</text:p>
          </table:table-cell>
          <table:table-cell table:style-name="ce2" office:value-type="float" office:value="6.59" calcext:value-type="float">
            <text:p>6.59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50.59" calcext:value-type="float">
            <text:p>50.59</text:p>
          </table:table-cell>
          <table:table-cell table:style-name="ce2" office:value-type="float" office:value="81.32" calcext:value-type="float">
            <text:p>81.3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1.32" calcext:value-type="float">
            <text:p>81.32</text:p>
          </table:table-cell>
          <table:table-cell table:number-columns-repeated="1011"/>
        </table:table-row>
        <table:table-row table:style-name="ro1">
          <table:table-cell table:style-name="ce2" office:value-type="float" office:value="27702" calcext:value-type="float">
            <text:p>27702</text:p>
          </table:table-cell>
          <table:table-cell table:style-name="ce2" office:value-type="string" calcext:value-type="string">
            <text:p>9842797e38dc3cff60d94844b2908751ff93cee0c21bb15965d7d59ad52c6f3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3106" calcext:value-type="float">
            <text:p>131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4]+[.E34]" office:value-type="float" office:value="13106" calcext:value-type="float">
            <text:p>13106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32.81" calcext:value-type="float">
            <text:p>32.8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41.87" calcext:value-type="float">
            <text:p>41.87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4" calcext:value-type="float">
            <text:p>98.4</text:p>
          </table:table-cell>
          <table:table-cell table:number-columns-repeated="1011"/>
        </table:table-row>
        <table:table-row table:style-name="ro1">
          <table:table-cell table:style-name="ce2" office:value-type="float" office:value="27703" calcext:value-type="float">
            <text:p>27703</text:p>
          </table:table-cell>
          <table:table-cell table:style-name="ce2" office:value-type="string" calcext:value-type="string">
            <text:p>cf7529e7814458a338d6e4a591180878f072402fb06f0f274c683d31ca65bdc1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9166" calcext:value-type="float">
            <text:p>916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5]+[.E35]" office:value-type="float" office:value="9166" calcext:value-type="float">
            <text:p>9166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12.53" calcext:value-type="float">
            <text:p>12.5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5.46" calcext:value-type="float">
            <text:p>55.46</text:p>
          </table:table-cell>
          <table:table-cell table:style-name="ce2" office:value-type="float" office:value="96.89" calcext:value-type="float">
            <text:p>96.8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89" calcext:value-type="float">
            <text:p>96.89</text:p>
          </table:table-cell>
          <table:table-cell table:number-columns-repeated="1011"/>
        </table:table-row>
        <table:table-row table:style-name="ro1">
          <table:table-cell table:style-name="ce2" office:value-type="float" office:value="27704" calcext:value-type="float">
            <text:p>27704</text:p>
          </table:table-cell>
          <table:table-cell table:style-name="ce2" office:value-type="string" calcext:value-type="string">
            <text:p>b936e0b731bab52c318f2d5775911936aa913597c1240807797b7c5c7214311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4332" calcext:value-type="float">
            <text:p>143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6]+[.E36]" office:value-type="float" office:value="14332" calcext:value-type="float">
            <text:p>14332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9.02" calcext:value-type="float">
            <text:p>9.02</text:p>
          </table:table-cell>
          <table:table-cell table:style-name="ce2" office:value-type="float" office:value="91.54" calcext:value-type="float">
            <text:p>91.5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54" calcext:value-type="float">
            <text:p>91.54</text:p>
          </table:table-cell>
          <table:table-cell table:number-columns-repeated="1011"/>
        </table:table-row>
        <table:table-row table:style-name="ro1">
          <table:table-cell table:style-name="ce2" office:value-type="float" office:value="27704" calcext:value-type="float">
            <text:p>27704</text:p>
          </table:table-cell>
          <table:table-cell table:style-name="ce2" office:value-type="string" calcext:value-type="string">
            <text:p>ae97a3cbdc0d94f07b430163eec576b3b65cceb5e2e155a1f01d49433d54912e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501" calcext:value-type="float">
            <text:p>45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7]+[.E37]" office:value-type="float" office:value="4501" calcext:value-type="float">
            <text:p>4501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57.01" calcext:value-type="float">
            <text:p>57.01</text:p>
          </table:table-cell>
          <table:table-cell table:style-name="ce2" office:value-type="float" office:value="96.57" calcext:value-type="float">
            <text:p>96.5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57" calcext:value-type="float">
            <text:p>96.57</text:p>
          </table:table-cell>
          <table:table-cell table:number-columns-repeated="1011"/>
        </table:table-row>
        <table:table-row table:style-name="ro1">
          <table:table-cell table:style-name="ce2" office:value-type="float" office:value="27705" calcext:value-type="float">
            <text:p>27705</text:p>
          </table:table-cell>
          <table:table-cell table:style-name="ce2" office:value-type="string" calcext:value-type="string">
            <text:p>b101de529a1e6b8e9e28fd358af104b12ee035154667dc9e2bf7e37fafe984b0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3647" calcext:value-type="float">
            <text:p>1364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8]+[.E38]" office:value-type="float" office:value="13647" calcext:value-type="float">
            <text:p>13647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5.37" calcext:value-type="float">
            <text:p>5.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.46" calcext:value-type="float">
            <text:p>19.46</text:p>
          </table:table-cell>
          <table:table-cell table:style-name="ce2" office:value-type="float" office:value="98.92" calcext:value-type="float">
            <text:p>98.9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92" calcext:value-type="float">
            <text:p>98.92</text:p>
          </table:table-cell>
          <table:table-cell table:number-columns-repeated="1011"/>
        </table:table-row>
        <table:table-row table:style-name="ro1">
          <table:table-cell table:style-name="ce2" office:value-type="float" office:value="27706" calcext:value-type="float">
            <text:p>27706</text:p>
          </table:table-cell>
          <table:table-cell table:style-name="ce2" office:value-type="string" calcext:value-type="string">
            <text:p>3ebf3c58b9db68ce8285dbe421627b6295a125fed6b7fc9ea06b9949a5ec8e77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5233" calcext:value-type="float">
            <text:p>152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9]+[.E39]" office:value-type="float" office:value="15233" calcext:value-type="float">
            <text:p>15233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99.11" calcext:value-type="float">
            <text:p>99.1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11" calcext:value-type="float">
            <text:p>99.11</text:p>
          </table:table-cell>
          <table:table-cell>
            <draw:frame table:end-cell-address="report.T56" table:end-x="22.34pt" table:end-y="12.7pt" draw:z-index="2" draw:name="Chart 3" draw:style-name="gr1" draw:text-style-name="P1" svg:width="449.97pt" svg:height="278.22pt" svg:x="53.26pt" svg:y="2.24pt">
              <draw:object draw:notify-on-update-of-ranges="report.K1004:report.K1009 report.L1003:report.L1003 report.L1004:report.L100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style-name="ce2" office:value-type="float" office:value="27707" calcext:value-type="float">
            <text:p>27707</text:p>
          </table:table-cell>
          <table:table-cell table:style-name="ce2" office:value-type="string" calcext:value-type="string">
            <text:p>7ee46e17edfdd86cca4223f49f46035819e5f8cf85751771b77382130b7c71f6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6291" calcext:value-type="float">
            <text:p>629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0]+[.E40]" office:value-type="float" office:value="6291" calcext:value-type="float">
            <text:p>6291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7.65" calcext:value-type="float">
            <text:p>7.65</text:p>
          </table:table-cell>
          <table:table-cell table:style-name="ce2" office:value-type="float" office:value="49.55" calcext:value-type="float">
            <text:p>49.5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49.55" calcext:value-type="float">
            <text:p>49.55</text:p>
          </table:table-cell>
          <table:table-cell table:number-columns-repeated="1011"/>
        </table:table-row>
        <table:table-row table:style-name="ro1">
          <table:table-cell table:style-name="ce2" office:value-type="float" office:value="27708" calcext:value-type="float">
            <text:p>27708</text:p>
          </table:table-cell>
          <table:table-cell table:style-name="ce2" office:value-type="string" calcext:value-type="string">
            <text:p>68f12ab34fdc9542b93b54dcf6eda589e05ffd49ef2c385752e579188a32a787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9277" calcext:value-type="float">
            <text:p>1927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]+[.E41]" office:value-type="float" office:value="19277" calcext:value-type="float">
            <text:p>19277</text:p>
          </table:table-cell>
          <table:table-cell table:style-name="ce2" office:value-type="float" office:value="5.64" calcext:value-type="float">
            <text:p>5.6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14.58" calcext:value-type="float">
            <text:p>14.58</text:p>
          </table:table-cell>
          <table:table-cell table:style-name="ce2" office:value-type="float" office:value="99.47" calcext:value-type="float">
            <text:p>99.4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47" calcext:value-type="float">
            <text:p>99.47</text:p>
          </table:table-cell>
          <table:table-cell table:number-columns-repeated="1011"/>
        </table:table-row>
        <table:table-row table:style-name="ro1">
          <table:table-cell table:style-name="ce2" office:value-type="float" office:value="27709" calcext:value-type="float">
            <text:p>27709</text:p>
          </table:table-cell>
          <table:table-cell table:style-name="ce2" office:value-type="string" calcext:value-type="string">
            <text:p>917290c82c6bc69ac799b93ce140865f0b2221c6dfddfce798f680fa7fa0165b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6225" calcext:value-type="float">
            <text:p>62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2]+[.E42]" office:value-type="float" office:value="6225" calcext:value-type="float">
            <text:p>6225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06" calcext:value-type="float">
            <text:p>9.06</text:p>
          </table:table-cell>
          <table:table-cell table:style-name="ce2" office:value-type="float" office:value="93.39" calcext:value-type="float">
            <text:p>93.3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39" calcext:value-type="float">
            <text:p>93.39</text:p>
          </table:table-cell>
          <table:table-cell table:number-columns-repeated="1011"/>
        </table:table-row>
        <table:table-row table:style-name="ro1">
          <table:table-cell table:style-name="ce2" office:value-type="float" office:value="27710" calcext:value-type="float">
            <text:p>27710</text:p>
          </table:table-cell>
          <table:table-cell table:style-name="ce2" office:value-type="string" calcext:value-type="string">
            <text:p>793eeaeb86b7b6af90027635795ebb976184aa9d7931cf1b036dc9736ca413a6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889" calcext:value-type="float">
            <text:p>5889</text:p>
          </table:table-cell>
          <table:table-cell table:style-name="ce2" office:value-type="float" office:value="2411" calcext:value-type="float">
            <text:p>2411</text:p>
          </table:table-cell>
          <table:table-cell table:style-name="ce2" table:formula="of:=[.D43]+[.E43]" office:value-type="float" office:value="8300" calcext:value-type="float">
            <text:p>8300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91.6" calcext:value-type="float">
            <text:p>91.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6" calcext:value-type="float">
            <text:p>91.6</text:p>
          </table:table-cell>
          <table:table-cell table:number-columns-repeated="1011"/>
        </table:table-row>
        <table:table-row table:style-name="ro1">
          <table:table-cell table:style-name="ce2" office:value-type="float" office:value="27711" calcext:value-type="float">
            <text:p>27711</text:p>
          </table:table-cell>
          <table:table-cell table:style-name="ce2" office:value-type="string" calcext:value-type="string">
            <text:p>e7448a91c234a8d9bb6ee94323cb9cca5ac90df6bef0ab9c58f2409fdb3b0230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8009" calcext:value-type="float">
            <text:p>8009</text:p>
          </table:table-cell>
          <table:table-cell table:style-name="ce2" office:value-type="float" office:value="3951" calcext:value-type="float">
            <text:p>3951</text:p>
          </table:table-cell>
          <table:table-cell table:style-name="ce2" table:formula="of:=[.D44]+[.E44]" office:value-type="float" office:value="11960" calcext:value-type="float">
            <text:p>11960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12.03" calcext:value-type="float">
            <text:p>12.03</text:p>
          </table:table-cell>
          <table:table-cell table:style-name="ce2" office:value-type="float" office:value="97.01" calcext:value-type="float">
            <text:p>97.0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01" calcext:value-type="float">
            <text:p>97.01</text:p>
          </table:table-cell>
          <table:table-cell table:number-columns-repeated="1011"/>
        </table:table-row>
        <table:table-row table:style-name="ro1">
          <table:table-cell table:style-name="ce2" office:value-type="float" office:value="27712" calcext:value-type="float">
            <text:p>27712</text:p>
          </table:table-cell>
          <table:table-cell table:style-name="ce2" office:value-type="string" calcext:value-type="string">
            <text:p>00282fabf12b8a6353aee7bc167f5d8848da9a910be11c3262b4f5e1fb143654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908" calcext:value-type="float">
            <text:p>5908</text:p>
          </table:table-cell>
          <table:table-cell table:style-name="ce2" office:value-type="float" office:value="664" calcext:value-type="float">
            <text:p>664</text:p>
          </table:table-cell>
          <table:table-cell table:style-name="ce2" table:formula="of:=[.D45]+[.E45]" office:value-type="float" office:value="6572" calcext:value-type="float">
            <text:p>6572</text:p>
          </table:table-cell>
          <table:table-cell table:style-name="ce2" office:value-type="float" office:value="5.64" calcext:value-type="float">
            <text:p>5.64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9.41" calcext:value-type="float">
            <text:p>9.41</text:p>
          </table:table-cell>
          <table:table-cell table:style-name="ce2" office:value-type="float" office:value="96.67" calcext:value-type="float">
            <text:p>96.6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67" calcext:value-type="float">
            <text:p>96.67</text:p>
          </table:table-cell>
          <table:table-cell table:number-columns-repeated="1011"/>
        </table:table-row>
        <table:table-row table:style-name="ro1">
          <table:table-cell table:style-name="ce2" office:value-type="float" office:value="27712" calcext:value-type="float">
            <text:p>27712</text:p>
          </table:table-cell>
          <table:table-cell table:style-name="ce2" office:value-type="string" calcext:value-type="string">
            <text:p>9e5c8a0c87b9d291240c3411011837ac57c61a8e0f6323fd553f3a1d591cf00d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5740" calcext:value-type="float">
            <text:p>5740</text:p>
          </table:table-cell>
          <table:table-cell table:style-name="ce2" office:value-type="float" office:value="664" calcext:value-type="float">
            <text:p>664</text:p>
          </table:table-cell>
          <table:table-cell table:style-name="ce2" table:formula="of:=[.D46]+[.E46]" office:value-type="float" office:value="6404" calcext:value-type="float">
            <text:p>6404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8.95" calcext:value-type="float">
            <text:p>8.95</text:p>
          </table:table-cell>
          <table:table-cell table:style-name="ce2" office:value-type="float" office:value="90.39" calcext:value-type="float">
            <text:p>90.3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39" calcext:value-type="float">
            <text:p>90.39</text:p>
          </table:table-cell>
          <table:table-cell table:number-columns-repeated="1011"/>
        </table:table-row>
        <table:table-row table:style-name="ro1">
          <table:table-cell table:style-name="ce2" office:value-type="float" office:value="27713" calcext:value-type="float">
            <text:p>27713</text:p>
          </table:table-cell>
          <table:table-cell table:style-name="ce2" office:value-type="string" calcext:value-type="string">
            <text:p>77fa431a8687a685098b9d0db8cd029b8b88156afb479d7646379861c0e05c9d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988" calcext:value-type="float">
            <text:p>5988</text:p>
          </table:table-cell>
          <table:table-cell table:style-name="ce2" office:value-type="float" office:value="691" calcext:value-type="float">
            <text:p>691</text:p>
          </table:table-cell>
          <table:table-cell table:style-name="ce2" table:formula="of:=[.D47]+[.E47]" office:value-type="float" office:value="6679" calcext:value-type="float">
            <text:p>6679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9.01" calcext:value-type="float">
            <text:p>9.01</text:p>
          </table:table-cell>
          <table:table-cell table:style-name="ce2" office:value-type="float" office:value="90.61" calcext:value-type="float">
            <text:p>90.6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61" calcext:value-type="float">
            <text:p>90.61</text:p>
          </table:table-cell>
          <table:table-cell table:number-columns-repeated="1011"/>
        </table:table-row>
        <table:table-row table:style-name="ro1">
          <table:table-cell table:style-name="ce2" office:value-type="float" office:value="27714" calcext:value-type="float">
            <text:p>27714</text:p>
          </table:table-cell>
          <table:table-cell table:style-name="ce2" office:value-type="string" calcext:value-type="string">
            <text:p>51e09d65f83ca02bf4b00329569cd2928b22a182ef8759ada1e5c862b8a653d8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0560" calcext:value-type="float">
            <text:p>10560</text:p>
          </table:table-cell>
          <table:table-cell table:style-name="ce2" office:value-type="float" office:value="4278" calcext:value-type="float">
            <text:p>4278</text:p>
          </table:table-cell>
          <table:table-cell table:style-name="ce2" table:formula="of:=[.D48]+[.E48]" office:value-type="float" office:value="14838" calcext:value-type="float">
            <text:p>14838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3.06" calcext:value-type="float">
            <text:p>13.06</text:p>
          </table:table-cell>
          <table:table-cell table:style-name="ce2" office:value-type="float" office:value="96.17" calcext:value-type="float">
            <text:p>96.1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17" calcext:value-type="float">
            <text:p>96.17</text:p>
          </table:table-cell>
          <table:table-cell table:number-columns-repeated="1011"/>
        </table:table-row>
        <table:table-row table:style-name="ro1">
          <table:table-cell table:style-name="ce2" office:value-type="float" office:value="27715" calcext:value-type="float">
            <text:p>27715</text:p>
          </table:table-cell>
          <table:table-cell table:style-name="ce2" office:value-type="string" calcext:value-type="string">
            <text:p>355fff941eceddb2bfee98a01e653082c501be0ebc2d7976e7e077d23c31494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965" calcext:value-type="float">
            <text:p>796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9]+[.E49]" office:value-type="float" office:value="7965" calcext:value-type="float">
            <text:p>7965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93.44" calcext:value-type="float">
            <text:p>93.4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44" calcext:value-type="float">
            <text:p>93.44</text:p>
          </table:table-cell>
          <table:table-cell table:number-columns-repeated="1011"/>
        </table:table-row>
        <table:table-row table:style-name="ro1">
          <table:table-cell table:style-name="ce2" office:value-type="float" office:value="27716" calcext:value-type="float">
            <text:p>27716</text:p>
          </table:table-cell>
          <table:table-cell table:style-name="ce2" office:value-type="string" calcext:value-type="string">
            <text:p>33e45304eb1e04b1ea88e635b941a8ffa153fdb7bd1c8598b5bc04cbe0d71606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494" calcext:value-type="float">
            <text:p>7494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table:formula="of:=[.D50]+[.E50]" office:value-type="float" office:value="9444" calcext:value-type="float">
            <text:p>9444</text:p>
          </table:table-cell>
          <table:table-cell table:style-name="ce2" office:value-type="float" office:value="5.41" calcext:value-type="float">
            <text:p>5.41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3.24" calcext:value-type="float">
            <text:p>3.24</text:p>
          </table:table-cell>
          <table:table-cell table:style-name="ce2" office:value-type="float" office:value="10.09" calcext:value-type="float">
            <text:p>10.09</text:p>
          </table:table-cell>
          <table:table-cell table:style-name="ce2" office:value-type="float" office:value="92.07" calcext:value-type="float">
            <text:p>92.0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07" calcext:value-type="float">
            <text:p>92.07</text:p>
          </table:table-cell>
          <table:table-cell table:number-columns-repeated="1011"/>
        </table:table-row>
        <table:table-row table:style-name="ro1">
          <table:table-cell table:style-name="ce2" office:value-type="float" office:value="27717" calcext:value-type="float">
            <text:p>27717</text:p>
          </table:table-cell>
          <table:table-cell table:style-name="ce2" office:value-type="string" calcext:value-type="string">
            <text:p>0132bd2564aa07ceee7249828a5a2e98217bd729c3fe0bb6e37ef19dc9de0ad8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4832" calcext:value-type="float">
            <text:p>44832</text:p>
          </table:table-cell>
          <table:table-cell table:style-name="ce2" office:value-type="float" office:value="2961" calcext:value-type="float">
            <text:p>2961</text:p>
          </table:table-cell>
          <table:table-cell table:style-name="ce2" table:formula="of:=[.D51]+[.E51]" office:value-type="float" office:value="47793" calcext:value-type="float">
            <text:p>47793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8.25" calcext:value-type="float">
            <text:p>8.25</text:p>
          </table:table-cell>
          <table:table-cell table:style-name="ce2" office:value-type="float" office:value="96.66" calcext:value-type="float">
            <text:p>96.6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66" calcext:value-type="float">
            <text:p>96.66</text:p>
          </table:table-cell>
          <table:table-cell table:number-columns-repeated="1011"/>
        </table:table-row>
        <table:table-row table:style-name="ro1">
          <table:table-cell table:style-name="ce2" office:value-type="float" office:value="27718" calcext:value-type="float">
            <text:p>27718</text:p>
          </table:table-cell>
          <table:table-cell table:style-name="ce2" office:value-type="string" calcext:value-type="string">
            <text:p>201b9c8ec3187d61cfa4f0072e2c16a7423cd75620a3ec394074b0a71d67e10b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6866" calcext:value-type="float">
            <text:p>686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2]+[.E52]" office:value-type="float" office:value="6866" calcext:value-type="float">
            <text:p>6866</text:p>
          </table:table-cell>
          <table:table-cell table:style-name="ce2" office:value-type="float" office:value="8.59" calcext:value-type="float">
            <text:p>8.59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6.55" calcext:value-type="float">
            <text:p>6.55</text:p>
          </table:table-cell>
          <table:table-cell table:style-name="ce2" office:value-type="float" office:value="99.46" calcext:value-type="float">
            <text:p>99.4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46" calcext:value-type="float">
            <text:p>99.46</text:p>
          </table:table-cell>
          <table:table-cell table:number-columns-repeated="1011"/>
        </table:table-row>
        <table:table-row table:style-name="ro1">
          <table:table-cell table:style-name="ce2" office:value-type="float" office:value="27719" calcext:value-type="float">
            <text:p>27719</text:p>
          </table:table-cell>
          <table:table-cell table:style-name="ce2" office:value-type="string" calcext:value-type="string">
            <text:p>c9aa2bad854dc0e8dd2048268ad32d3aa9547463fa3eb757b8d79ca692ed72f4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076" calcext:value-type="float">
            <text:p>507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3]+[.E53]" office:value-type="float" office:value="5076" calcext:value-type="float">
            <text:p>5076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7.43" calcext:value-type="float">
            <text:p>7.43</text:p>
          </table:table-cell>
          <table:table-cell table:style-name="ce2" office:value-type="float" office:value="93.11" calcext:value-type="float">
            <text:p>93.1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11" calcext:value-type="float">
            <text:p>93.11</text:p>
          </table:table-cell>
          <table:table-cell table:number-columns-repeated="1011"/>
        </table:table-row>
        <table:table-row table:style-name="ro1">
          <table:table-cell table:style-name="ce2" office:value-type="float" office:value="27720" calcext:value-type="float">
            <text:p>27720</text:p>
          </table:table-cell>
          <table:table-cell table:style-name="ce2" office:value-type="string" calcext:value-type="string">
            <text:p>234021b4d35b2b52e65b4c7344105e2d25b3b9231cb6f2e9af33a02759509669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797" calcext:value-type="float">
            <text:p>4797</text:p>
          </table:table-cell>
          <table:table-cell table:style-name="ce2" office:value-type="float" office:value="520" calcext:value-type="float">
            <text:p>520</text:p>
          </table:table-cell>
          <table:table-cell table:style-name="ce2" table:formula="of:=[.D54]+[.E54]" office:value-type="float" office:value="5317" calcext:value-type="float">
            <text:p>5317</text:p>
          </table:table-cell>
          <table:table-cell table:style-name="ce2" office:value-type="float" office:value="7.47" calcext:value-type="float">
            <text:p>7.47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7.26" calcext:value-type="float">
            <text:p>7.26</text:p>
          </table:table-cell>
          <table:table-cell table:style-name="ce2" office:value-type="float" office:value="93.09" calcext:value-type="float">
            <text:p>93.0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09" calcext:value-type="float">
            <text:p>93.09</text:p>
          </table:table-cell>
          <table:table-cell table:number-columns-repeated="1011"/>
        </table:table-row>
        <table:table-row table:style-name="ro1">
          <table:table-cell table:style-name="ce2" office:value-type="float" office:value="27721" calcext:value-type="float">
            <text:p>27721</text:p>
          </table:table-cell>
          <table:table-cell table:style-name="ce2" office:value-type="string" calcext:value-type="string">
            <text:p>25559a62531ce8a06f0a35fa1f88573c6e006a8899f576db2b74e3500be1e76e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282" calcext:value-type="float">
            <text:p>428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5]+[.E55]" office:value-type="float" office:value="4282" calcext:value-type="float">
            <text:p>4282</text:p>
          </table:table-cell>
          <table:table-cell table:style-name="ce2" office:value-type="float" office:value="6.57" calcext:value-type="float">
            <text:p>6.57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7.34" calcext:value-type="float">
            <text:p>7.34</text:p>
          </table:table-cell>
          <table:table-cell table:style-name="ce2" office:value-type="float" office:value="98.97" calcext:value-type="float">
            <text:p>98.9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97" calcext:value-type="float">
            <text:p>98.97</text:p>
          </table:table-cell>
          <table:table-cell table:number-columns-repeated="1011"/>
        </table:table-row>
        <table:table-row table:style-name="ro1">
          <table:table-cell table:style-name="ce2" office:value-type="float" office:value="27722" calcext:value-type="float">
            <text:p>27722</text:p>
          </table:table-cell>
          <table:table-cell table:style-name="ce2" office:value-type="string" calcext:value-type="string">
            <text:p>ecf79f420d89d68570bf269020b3c756f77bdff0899751a16c71ab663b28f17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425" calcext:value-type="float">
            <text:p>24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6]+[.E56]" office:value-type="float" office:value="2425" calcext:value-type="float">
            <text:p>2425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6.71" calcext:value-type="float">
            <text:p>6.71</text:p>
          </table:table-cell>
          <table:table-cell table:style-name="ce2" office:value-type="float" office:value="97.1" calcext:value-type="float">
            <text:p>97.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1" calcext:value-type="float">
            <text:p>97.1</text:p>
          </table:table-cell>
          <table:table-cell table:number-columns-repeated="1011"/>
        </table:table-row>
        <table:table-row table:style-name="ro1">
          <table:table-cell table:style-name="ce2" office:value-type="float" office:value="27723" calcext:value-type="float">
            <text:p>27723</text:p>
          </table:table-cell>
          <table:table-cell table:style-name="ce2" office:value-type="string" calcext:value-type="string">
            <text:p>5ed871e86f78730ee3d329da81b6d448a47c665d1505744d3c27259ce5109989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598" calcext:value-type="float">
            <text:p>65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7]+[.E57]" office:value-type="float" office:value="6598" calcext:value-type="float">
            <text:p>6598</text:p>
          </table:table-cell>
          <table:table-cell table:style-name="ce2" office:value-type="float" office:value="6.08" calcext:value-type="float">
            <text:p>6.0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8.79" calcext:value-type="float">
            <text:p>8.79</text:p>
          </table:table-cell>
          <table:table-cell table:style-name="ce2" office:value-type="float" office:value="91.34" calcext:value-type="float">
            <text:p>91.3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34" calcext:value-type="float">
            <text:p>91.34</text:p>
          </table:table-cell>
          <table:table-cell table:number-columns-repeated="1011"/>
        </table:table-row>
        <table:table-row table:style-name="ro1">
          <table:table-cell table:style-name="ce2" office:value-type="float" office:value="27724" calcext:value-type="float">
            <text:p>27724</text:p>
          </table:table-cell>
          <table:table-cell table:style-name="ce2" office:value-type="string" calcext:value-type="string">
            <text:p>72d1b0ceb233792a2609b1b5735b0609466e24a131d4187843093f2535f03ece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4639" calcext:value-type="float">
            <text:p>4639</text:p>
          </table:table-cell>
          <table:table-cell table:style-name="ce2" office:value-type="float" office:value="4352" calcext:value-type="float">
            <text:p>4352</text:p>
          </table:table-cell>
          <table:table-cell table:style-name="ce2" table:formula="of:=[.D58]+[.E58]" office:value-type="float" office:value="8991" calcext:value-type="float">
            <text:p>8991</text:p>
          </table:table-cell>
          <table:table-cell table:style-name="ce2" office:value-type="float" office:value="9.46" calcext:value-type="float">
            <text:p>9.46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5.79" calcext:value-type="float">
            <text:p>5.79</text:p>
          </table:table-cell>
          <table:table-cell table:style-name="ce2" office:value-type="float" office:value="95.92" calcext:value-type="float">
            <text:p>95.9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92" calcext:value-type="float">
            <text:p>95.92</text:p>
          </table:table-cell>
          <table:table-cell table:number-columns-repeated="1011"/>
        </table:table-row>
        <table:table-row table:style-name="ro1">
          <table:table-cell table:style-name="ce2" office:value-type="float" office:value="27725" calcext:value-type="float">
            <text:p>27725</text:p>
          </table:table-cell>
          <table:table-cell table:style-name="ce2" office:value-type="string" calcext:value-type="string">
            <text:p>c4b38cfa7abafcaa0d12cf2ebcf317aa93ce8f1ea1ccea06e91a83f9e36977fd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6339" calcext:value-type="float">
            <text:p>1633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9]+[.E59]" office:value-type="float" office:value="16339" calcext:value-type="float">
            <text:p>16339</text:p>
          </table:table-cell>
          <table:table-cell table:style-name="ce2" office:value-type="float" office:value="6.05" calcext:value-type="float">
            <text:p>6.05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9.66" calcext:value-type="float">
            <text:p>9.66</text:p>
          </table:table-cell>
          <table:table-cell table:style-name="ce2" office:value-type="float" office:value="86.04" calcext:value-type="float">
            <text:p>86.0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04" calcext:value-type="float">
            <text:p>86.04</text:p>
          </table:table-cell>
          <table:table-cell table:number-columns-repeated="1011"/>
        </table:table-row>
        <table:table-row table:style-name="ro1">
          <table:table-cell table:style-name="ce2" office:value-type="float" office:value="27726" calcext:value-type="float">
            <text:p>27726</text:p>
          </table:table-cell>
          <table:table-cell table:style-name="ce2" office:value-type="string" calcext:value-type="string">
            <text:p>1356c5266ac463264671c9da156209135967f43f6dbb26bf0fcdf26d4eacfdd7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2422" calcext:value-type="float">
            <text:p>2422</text:p>
          </table:table-cell>
          <table:table-cell table:style-name="ce2" office:value-type="float" office:value="3866" calcext:value-type="float">
            <text:p>3866</text:p>
          </table:table-cell>
          <table:table-cell table:style-name="ce2" table:formula="of:=[.D60]+[.E60]" office:value-type="float" office:value="6288" calcext:value-type="float">
            <text:p>6288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14.95" calcext:value-type="float">
            <text:p>14.95</text:p>
          </table:table-cell>
          <table:table-cell table:style-name="ce2" office:value-type="float" office:value="88.61" calcext:value-type="float">
            <text:p>88.6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8.61" calcext:value-type="float">
            <text:p>88.61</text:p>
          </table:table-cell>
          <table:table-cell table:number-columns-repeated="1011"/>
        </table:table-row>
        <table:table-row table:style-name="ro1">
          <table:table-cell table:style-name="ce2" office:value-type="float" office:value="27727" calcext:value-type="float">
            <text:p>27727</text:p>
          </table:table-cell>
          <table:table-cell table:style-name="ce2" office:value-type="string" calcext:value-type="string">
            <text:p>99fceb223fc01ceeb132e8c87055c7a5ede6e9088d437f7de2c10f2c0429cd54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0204" calcext:value-type="float">
            <text:p>102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1]+[.E61]" office:value-type="float" office:value="10204" calcext:value-type="float">
            <text:p>10204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1.66" calcext:value-type="float">
            <text:p>11.66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97.54" calcext:value-type="float">
            <text:p>97.5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54" calcext:value-type="float">
            <text:p>97.54</text:p>
          </table:table-cell>
          <table:table-cell table:number-columns-repeated="1011"/>
        </table:table-row>
        <table:table-row table:style-name="ro1">
          <table:table-cell table:style-name="ce2" office:value-type="float" office:value="27728" calcext:value-type="float">
            <text:p>27728</text:p>
          </table:table-cell>
          <table:table-cell table:style-name="ce2" office:value-type="string" calcext:value-type="string">
            <text:p>4ac46178350683dbe55ee3efdfa1be3b143e5f67c198ed220b560d1a2eafdb3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0981" calcext:value-type="float">
            <text:p>1098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2]+[.E62]" office:value-type="float" office:value="10981" calcext:value-type="float">
            <text:p>10981</text:p>
          </table:table-cell>
          <table:table-cell table:style-name="ce2" office:value-type="float" office:value="4.96" calcext:value-type="float">
            <text:p>4.96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8.76" calcext:value-type="float">
            <text:p>8.76</text:p>
          </table:table-cell>
          <table:table-cell table:style-name="ce2" office:value-type="float" office:value="85.4" calcext:value-type="float">
            <text:p>85.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5.4" calcext:value-type="float">
            <text:p>85.4</text:p>
          </table:table-cell>
          <table:table-cell table:number-columns-repeated="1011"/>
        </table:table-row>
        <table:table-row table:style-name="ro1">
          <table:table-cell table:style-name="ce2" office:value-type="float" office:value="27729" calcext:value-type="float">
            <text:p>27729</text:p>
          </table:table-cell>
          <table:table-cell table:style-name="ce2" office:value-type="string" calcext:value-type="string">
            <text:p>6a7e5e721857b8a4a243fe4057154430916299b52f81201de0b80e6c47f428e6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0362" calcext:value-type="float">
            <text:p>10362</text:p>
          </table:table-cell>
          <table:table-cell table:style-name="ce2" office:value-type="float" office:value="6884" calcext:value-type="float">
            <text:p>6884</text:p>
          </table:table-cell>
          <table:table-cell table:style-name="ce2" table:formula="of:=[.D63]+[.E63]" office:value-type="float" office:value="17246" calcext:value-type="float">
            <text:p>17246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10.77" calcext:value-type="float">
            <text:p>10.77</text:p>
          </table:table-cell>
          <table:table-cell table:style-name="ce2" office:value-type="float" office:value="84.03" calcext:value-type="float">
            <text:p>84.0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4.03" calcext:value-type="float">
            <text:p>84.03</text:p>
          </table:table-cell>
          <table:table-cell table:number-columns-repeated="1011"/>
        </table:table-row>
        <table:table-row table:style-name="ro1">
          <table:table-cell table:style-name="ce2" office:value-type="float" office:value="27730" calcext:value-type="float">
            <text:p>27730</text:p>
          </table:table-cell>
          <table:table-cell table:style-name="ce2" office:value-type="string" calcext:value-type="string">
            <text:p>35a2e1c6e57af8529287c2bed69f4e1158751d6aabfdd9b95734bbb234bd284f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table:formula="of:=[.D64]+[.E64]" office:value-type="float" office:value="7090" calcext:value-type="float">
            <text:p>7090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15.73" calcext:value-type="float">
            <text:p>15.73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11"/>
        </table:table-row>
        <table:table-row table:style-name="ro1">
          <table:table-cell table:style-name="ce2" office:value-type="float" office:value="27731" calcext:value-type="float">
            <text:p>27731</text:p>
          </table:table-cell>
          <table:table-cell table:style-name="ce2" office:value-type="string" calcext:value-type="string">
            <text:p>97dedcd96272601ffe07bf07d4890cd51681543e0f0dbd6dabe9f20879347a3b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667" calcext:value-type="float">
            <text:p>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5]+[.E65]" office:value-type="float" office:value="6667" calcext:value-type="float">
            <text:p>6667</text:p>
          </table:table-cell>
          <table:table-cell table:style-name="ce2" office:value-type="float" office:value="6.63" calcext:value-type="float">
            <text:p>6.63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.61" calcext:value-type="float">
            <text:p>8.61</text:p>
          </table:table-cell>
          <table:table-cell table:style-name="ce2" office:value-type="float" office:value="97.06" calcext:value-type="float">
            <text:p>97.0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06" calcext:value-type="float">
            <text:p>97.06</text:p>
          </table:table-cell>
          <table:table-cell table:number-columns-repeated="1011"/>
        </table:table-row>
        <table:table-row table:style-name="ro1">
          <table:table-cell table:style-name="ce2" office:value-type="float" office:value="27732" calcext:value-type="float">
            <text:p>27732</text:p>
          </table:table-cell>
          <table:table-cell table:style-name="ce2" office:value-type="string" calcext:value-type="string">
            <text:p>bb74837311609de48bfede958f19ade163d689ce3bab1de3f72916e367c07e8a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369" calcext:value-type="float">
            <text:p>736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6]+[.E66]" office:value-type="float" office:value="7369" calcext:value-type="float">
            <text:p>736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45" calcext:value-type="float">
            <text:p>3.45</text:p>
          </table:table-cell>
          <table:table-cell table:style-name="ce2" office:value-type="float" office:value="9.51" calcext:value-type="float">
            <text:p>9.51</text:p>
          </table:table-cell>
          <table:table-cell table:style-name="ce2" office:value-type="float" office:value="98.59" calcext:value-type="float">
            <text:p>98.5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59" calcext:value-type="float">
            <text:p>98.59</text:p>
          </table:table-cell>
          <table:table-cell table:number-columns-repeated="1011"/>
        </table:table-row>
        <table:table-row table:style-name="ro1">
          <table:table-cell table:style-name="ce2" office:value-type="float" office:value="27733" calcext:value-type="float">
            <text:p>27733</text:p>
          </table:table-cell>
          <table:table-cell table:style-name="ce2" office:value-type="string" calcext:value-type="string">
            <text:p>db0bb77f1d51a9abddbab0a60a516be572e67c9d6915d20dc24deb4d0f0316b4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947" calcext:value-type="float">
            <text:p>694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7]+[.E67]" office:value-type="float" office:value="6947" calcext:value-type="float">
            <text:p>6947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3.32" calcext:value-type="float">
            <text:p>3.32</text:p>
          </table:table-cell>
          <table:table-cell table:style-name="ce2" office:value-type="float" office:value="9.38" calcext:value-type="float">
            <text:p>9.38</text:p>
          </table:table-cell>
          <table:table-cell table:style-name="ce2" office:value-type="float" office:value="99.08" calcext:value-type="float">
            <text:p>99.0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08" calcext:value-type="float">
            <text:p>99.08</text:p>
          </table:table-cell>
          <table:table-cell table:number-columns-repeated="1011"/>
        </table:table-row>
        <table:table-row table:style-name="ro1">
          <table:table-cell table:style-name="ce2" office:value-type="float" office:value="27734" calcext:value-type="float">
            <text:p>27734</text:p>
          </table:table-cell>
          <table:table-cell table:style-name="ce2" office:value-type="string" calcext:value-type="string">
            <text:p>48cda4edf386a745fb92e4627120aff801aaaaf1149ec17f810c788eb7daa8e9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8990" calcext:value-type="float">
            <text:p>899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8]+[.E68]" office:value-type="float" office:value="8990" calcext:value-type="float">
            <text:p>8990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12.54" calcext:value-type="float">
            <text:p>12.54</text:p>
          </table:table-cell>
          <table:table-cell table:style-name="ce2" office:value-type="float" office:value="86.24" calcext:value-type="float">
            <text:p>86.2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24" calcext:value-type="float">
            <text:p>86.24</text:p>
          </table:table-cell>
          <table:table-cell table:number-columns-repeated="1011"/>
        </table:table-row>
        <table:table-row table:style-name="ro1">
          <table:table-cell table:style-name="ce2" office:value-type="float" office:value="27735" calcext:value-type="float">
            <text:p>27735</text:p>
          </table:table-cell>
          <table:table-cell table:style-name="ce2" office:value-type="string" calcext:value-type="string">
            <text:p>e2dd301cf8e985fa2ac7edd9825fd616c6cb0f4c61dacb15be63753362aa4e9c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0231" calcext:value-type="float">
            <text:p>10231</text:p>
          </table:table-cell>
          <table:table-cell table:style-name="ce2" office:value-type="float" office:value="5218" calcext:value-type="float">
            <text:p>5218</text:p>
          </table:table-cell>
          <table:table-cell table:style-name="ce2" table:formula="of:=[.D69]+[.E69]" office:value-type="float" office:value="15449" calcext:value-type="float">
            <text:p>15449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22.36" calcext:value-type="float">
            <text:p>22.36</text:p>
          </table:table-cell>
          <table:table-cell table:style-name="ce2" office:value-type="float" office:value="83.07" calcext:value-type="float">
            <text:p>83.0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3.07" calcext:value-type="float">
            <text:p>83.07</text:p>
          </table:table-cell>
          <table:table-cell table:number-columns-repeated="1011"/>
        </table:table-row>
        <table:table-row table:style-name="ro1">
          <table:table-cell table:style-name="ce2" office:value-type="float" office:value="27736" calcext:value-type="float">
            <text:p>27736</text:p>
          </table:table-cell>
          <table:table-cell table:style-name="ce2" office:value-type="string" calcext:value-type="string">
            <text:p>49f84dc999749c28af5681ebdb09ae00dff156381cff4ea60a28782381cb9342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865" calcext:value-type="float">
            <text:p>4865</text:p>
          </table:table-cell>
          <table:table-cell table:style-name="ce2" office:value-type="float" office:value="5069" calcext:value-type="float">
            <text:p>5069</text:p>
          </table:table-cell>
          <table:table-cell table:style-name="ce2" table:formula="of:=[.D70]+[.E70]" office:value-type="float" office:value="9934" calcext:value-type="float">
            <text:p>9934</text:p>
          </table:table-cell>
          <table:table-cell table:style-name="ce2" office:value-type="float" office:value="4.48" calcext:value-type="float">
            <text:p>4.48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6.74" calcext:value-type="float">
            <text:p>6.74</text:p>
          </table:table-cell>
          <table:table-cell table:style-name="ce2" office:value-type="float" office:value="70.74" calcext:value-type="float">
            <text:p>70.7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0.74" calcext:value-type="float">
            <text:p>70.74</text:p>
          </table:table-cell>
          <table:table-cell table:number-columns-repeated="1011"/>
        </table:table-row>
        <table:table-row table:style-name="ro1">
          <table:table-cell table:style-name="ce2" office:value-type="float" office:value="27737" calcext:value-type="float">
            <text:p>27737</text:p>
          </table:table-cell>
          <table:table-cell table:style-name="ce2" office:value-type="string" calcext:value-type="string">
            <text:p>bb265cf36a3672d7f811b78273d86aae628512e209cec0ab1601f6f31688f763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926" calcext:value-type="float">
            <text:p>4926</text:p>
          </table:table-cell>
          <table:table-cell table:style-name="ce2" office:value-type="float" office:value="2993" calcext:value-type="float">
            <text:p>2993</text:p>
          </table:table-cell>
          <table:table-cell table:style-name="ce2" table:formula="of:=[.D71]+[.E71]" office:value-type="float" office:value="7919" calcext:value-type="float">
            <text:p>7919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7.82" calcext:value-type="float">
            <text:p>67.8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7.82" calcext:value-type="float">
            <text:p>67.82</text:p>
          </table:table-cell>
          <table:table-cell table:number-columns-repeated="1011"/>
        </table:table-row>
        <table:table-row table:style-name="ro1">
          <table:table-cell table:style-name="ce2" office:value-type="float" office:value="27737" calcext:value-type="float">
            <text:p>27737</text:p>
          </table:table-cell>
          <table:table-cell table:style-name="ce2" office:value-type="string" calcext:value-type="string">
            <text:p>4adb3447cde2d9c9dc7da2ef0e5cd00a6f6ff187a4019ef6343a9f1926a47e65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06426" calcext:value-type="float">
            <text:p>106426</text:p>
          </table:table-cell>
          <table:table-cell table:style-name="ce2" office:value-type="float" office:value="2993" calcext:value-type="float">
            <text:p>2993</text:p>
          </table:table-cell>
          <table:table-cell table:style-name="ce2" table:formula="of:=[.D72]+[.E72]" office:value-type="float" office:value="109419" calcext:value-type="float">
            <text:p>109419</text:p>
          </table:table-cell>
          <table:table-cell table:style-name="ce2" office:value-type="float" office:value="3.95" calcext:value-type="float">
            <text:p>3.95</text:p>
          </table:table-cell>
          <table:table-cell table:style-name="ce2" office:value-type="float" office:value="7.61" calcext:value-type="float">
            <text:p>7.61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26.53" calcext:value-type="float">
            <text:p>26.53</text:p>
          </table:table-cell>
          <table:table-cell table:style-name="ce2" office:value-type="float" office:value="83.06" calcext:value-type="float">
            <text:p>83.0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3.06" calcext:value-type="float">
            <text:p>83.06</text:p>
          </table:table-cell>
          <table:table-cell table:number-columns-repeated="1011"/>
        </table:table-row>
        <table:table-row table:style-name="ro1">
          <table:table-cell table:style-name="ce2" office:value-type="float" office:value="27738" calcext:value-type="float">
            <text:p>27738</text:p>
          </table:table-cell>
          <table:table-cell table:style-name="ce2" office:value-type="string" calcext:value-type="string">
            <text:p>aa3662dc5f727a5b578e24fd1d6bc729389553086e39e0951c490bcce23617f8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012" calcext:value-type="float">
            <text:p>4012</text:p>
          </table:table-cell>
          <table:table-cell table:style-name="ce2" office:value-type="float" office:value="3533" calcext:value-type="float">
            <text:p>3533</text:p>
          </table:table-cell>
          <table:table-cell table:style-name="ce2" table:formula="of:=[.D73]+[.E73]" office:value-type="float" office:value="7545" calcext:value-type="float">
            <text:p>7545</text:p>
          </table:table-cell>
          <table:table-cell table:style-name="ce2" office:value-type="float" office:value="4.53" calcext:value-type="float">
            <text:p>4.53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8.86" calcext:value-type="float">
            <text:p>8.86</text:p>
          </table:table-cell>
          <table:table-cell table:style-name="ce2" office:value-type="float" office:value="67.06" calcext:value-type="float">
            <text:p>67.0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7.06" calcext:value-type="float">
            <text:p>67.06</text:p>
          </table:table-cell>
          <table:table-cell table:number-columns-repeated="1011"/>
        </table:table-row>
        <table:table-row table:style-name="ro1">
          <table:table-cell table:style-name="ce2" office:value-type="float" office:value="27739" calcext:value-type="float">
            <text:p>27739</text:p>
          </table:table-cell>
          <table:table-cell table:style-name="ce2" office:value-type="string" calcext:value-type="string">
            <text:p>716b5bc49f2a9247148e5d2aaadc2286ed02bff4fa2c0142c1ff193a6285c5b4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06181" calcext:value-type="float">
            <text:p>10618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4]+[.E74]" office:value-type="float" office:value="106181" calcext:value-type="float">
            <text:p>106181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26.81" calcext:value-type="float">
            <text:p>26.81</text:p>
          </table:table-cell>
          <table:table-cell table:style-name="ce2" office:value-type="float" office:value="99.22" calcext:value-type="float">
            <text:p>99.2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22" calcext:value-type="float">
            <text:p>99.22</text:p>
          </table:table-cell>
          <table:table-cell table:number-columns-repeated="1011"/>
        </table:table-row>
        <table:table-row table:style-name="ro1">
          <table:table-cell table:style-name="ce2" office:value-type="float" office:value="27740" calcext:value-type="float">
            <text:p>27740</text:p>
          </table:table-cell>
          <table:table-cell table:style-name="ce2" office:value-type="string" calcext:value-type="string">
            <text:p>7a4c10f52fce0b99522d687bf47e0fe4d2dfc88c5760a92aa5ebd7a9d1b574bb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164" calcext:value-type="float">
            <text:p>716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5]+[.E75]" office:value-type="float" office:value="7164" calcext:value-type="float">
            <text:p>7164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7.05" calcext:value-type="float">
            <text:p>27.05</text:p>
          </table:table-cell>
          <table:table-cell table:style-name="ce2" office:value-type="float" office:value="85.16" calcext:value-type="float">
            <text:p>85.1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5.16" calcext:value-type="float">
            <text:p>85.16</text:p>
          </table:table-cell>
          <table:table-cell table:number-columns-repeated="1011"/>
        </table:table-row>
        <table:table-row table:style-name="ro1">
          <table:table-cell table:style-name="ce2" office:value-type="float" office:value="27741" calcext:value-type="float">
            <text:p>27741</text:p>
          </table:table-cell>
          <table:table-cell table:style-name="ce2" office:value-type="string" calcext:value-type="string">
            <text:p>73641ff3b6e5fcc9d589e545204e06ce9fe73e5a17636678ad25c63047c30852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00011" calcext:value-type="float">
            <text:p>1000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6]+[.E76]" office:value-type="float" office:value="100011" calcext:value-type="float">
            <text:p>100011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12.71" calcext:value-type="float">
            <text:p>12.71</text:p>
          </table:table-cell>
          <table:table-cell table:style-name="ce2" office:value-type="float" office:value="8.42" calcext:value-type="float">
            <text:p>8.4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12.71" calcext:value-type="float">
            <text:p>12.71</text:p>
          </table:table-cell>
          <table:table-cell table:number-columns-repeated="1011"/>
        </table:table-row>
        <table:table-row table:style-name="ro1">
          <table:table-cell table:style-name="ce2" office:value-type="float" office:value="27741" calcext:value-type="float">
            <text:p>27741</text:p>
          </table:table-cell>
          <table:table-cell table:style-name="ce2" office:value-type="string" calcext:value-type="string">
            <text:p>032cb64e88210c16e3a464beb2c390fa69c175422ba2ecdc1532222da177b06a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4579" calcext:value-type="float">
            <text:p>4579</text:p>
          </table:table-cell>
          <table:table-cell table:style-name="ce2" office:value-type="float" office:value="6949" calcext:value-type="float">
            <text:p>6949</text:p>
          </table:table-cell>
          <table:table-cell table:style-name="ce2" table:formula="of:=[.D77]+[.E77]" office:value-type="float" office:value="11528" calcext:value-type="float">
            <text:p>11528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87.15" calcext:value-type="float">
            <text:p>87.1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7.15" calcext:value-type="float">
            <text:p>87.15</text:p>
          </table:table-cell>
          <table:table-cell table:number-columns-repeated="1011"/>
        </table:table-row>
        <table:table-row table:style-name="ro1">
          <table:table-cell table:style-name="ce2" office:value-type="float" office:value="27742" calcext:value-type="float">
            <text:p>27742</text:p>
          </table:table-cell>
          <table:table-cell table:style-name="ce2" office:value-type="string" calcext:value-type="string">
            <text:p>9cfdc57669f75ffefaac935576a62ee74059f43e475c999026bf3b2667af7c0a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0535" calcext:value-type="float">
            <text:p>1053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8]+[.E78]" office:value-type="float" office:value="10535" calcext:value-type="float">
            <text:p>1053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37.79" calcext:value-type="float">
            <text:p>37.79</text:p>
          </table:table-cell>
          <table:table-cell table:style-name="ce2" office:value-type="float" office:value="87.19" calcext:value-type="float">
            <text:p>87.1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7.19" calcext:value-type="float">
            <text:p>87.19</text:p>
          </table:table-cell>
          <table:table-cell table:number-columns-repeated="1011"/>
        </table:table-row>
        <table:table-row table:style-name="ro1">
          <table:table-cell table:style-name="ce2" office:value-type="float" office:value="27743" calcext:value-type="float">
            <text:p>27743</text:p>
          </table:table-cell>
          <table:table-cell table:style-name="ce2" office:value-type="string" calcext:value-type="string">
            <text:p>af95466f696ad3fd2ae7e27de8064e7b7809ea87f92462b1275b333a71a740ba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04748" calcext:value-type="float">
            <text:p>104748</text:p>
          </table:table-cell>
          <table:table-cell table:style-name="ce2" office:value-type="float" office:value="7172" calcext:value-type="float">
            <text:p>7172</text:p>
          </table:table-cell>
          <table:table-cell table:style-name="ce2" table:formula="of:=[.D79]+[.E79]" office:value-type="float" office:value="111920" calcext:value-type="float">
            <text:p>111920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23.28" calcext:value-type="float">
            <text:p>23.28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6" calcext:value-type="float">
            <text:p>89.6</text:p>
          </table:table-cell>
          <table:table-cell table:number-columns-repeated="1011"/>
        </table:table-row>
        <table:table-row table:style-name="ro1">
          <table:table-cell table:style-name="ce2" office:value-type="float" office:value="27744" calcext:value-type="float">
            <text:p>27744</text:p>
          </table:table-cell>
          <table:table-cell table:style-name="ce2" office:value-type="string" calcext:value-type="string">
            <text:p>a7a1ce790c183106f3b7d7d350016a6d0fa75bcb1bb326bf83e3a16c764b7cf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495" calcext:value-type="float">
            <text:p>549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0]+[.E80]" office:value-type="float" office:value="5495" calcext:value-type="float">
            <text:p>5495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8.18" calcext:value-type="float">
            <text:p>8.18</text:p>
          </table:table-cell>
          <table:table-cell table:style-name="ce2" office:value-type="float" office:value="85.27" calcext:value-type="float">
            <text:p>85.2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5.27" calcext:value-type="float">
            <text:p>85.27</text:p>
          </table:table-cell>
          <table:table-cell table:number-columns-repeated="1011"/>
        </table:table-row>
        <table:table-row table:style-name="ro1">
          <table:table-cell table:style-name="ce2" office:value-type="float" office:value="27745" calcext:value-type="float">
            <text:p>27745</text:p>
          </table:table-cell>
          <table:table-cell table:style-name="ce2" office:value-type="string" calcext:value-type="string">
            <text:p>7657c981600b42a68c8a474e3f0f91a1f8a996f09caa20157721d1992e242c6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651" calcext:value-type="float">
            <text:p>5651</text:p>
          </table:table-cell>
          <table:table-cell table:style-name="ce2" office:value-type="float" office:value="2269" calcext:value-type="float">
            <text:p>2269</text:p>
          </table:table-cell>
          <table:table-cell table:style-name="ce2" table:formula="of:=[.D81]+[.E81]" office:value-type="float" office:value="7920" calcext:value-type="float">
            <text:p>7920</text:p>
          </table:table-cell>
          <table:table-cell table:style-name="ce2" office:value-type="float" office:value="4.05" calcext:value-type="float">
            <text:p>4.0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9.26" calcext:value-type="float">
            <text:p>9.26</text:p>
          </table:table-cell>
          <table:table-cell table:style-name="ce2" office:value-type="float" office:value="85.91" calcext:value-type="float">
            <text:p>85.9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5.91" calcext:value-type="float">
            <text:p>85.91</text:p>
          </table:table-cell>
          <table:table-cell table:number-columns-repeated="1011"/>
        </table:table-row>
        <table:table-row table:style-name="ro1">
          <table:table-cell table:style-name="ce2" office:value-type="float" office:value="27746" calcext:value-type="float">
            <text:p>27746</text:p>
          </table:table-cell>
          <table:table-cell table:style-name="ce2" office:value-type="string" calcext:value-type="string">
            <text:p>04d4286b68d55fed1d5e1488c987c932d1b41d5bba34070c490c6fb62a6d0eba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1562" calcext:value-type="float">
            <text:p>1156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2]+[.E82]" office:value-type="float" office:value="11562" calcext:value-type="float">
            <text:p>11562</text:p>
          </table:table-cell>
          <table:table-cell table:style-name="ce2" office:value-type="float" office:value="5.69" calcext:value-type="float">
            <text:p>5.69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10.22" calcext:value-type="float">
            <text:p>10.22</text:p>
          </table:table-cell>
          <table:table-cell table:style-name="ce2" office:value-type="float" office:value="99.68" calcext:value-type="float">
            <text:p>99.6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68" calcext:value-type="float">
            <text:p>99.68</text:p>
          </table:table-cell>
          <table:table-cell table:number-columns-repeated="1011"/>
        </table:table-row>
        <table:table-row table:style-name="ro1">
          <table:table-cell table:style-name="ce2" office:value-type="float" office:value="27747" calcext:value-type="float">
            <text:p>27747</text:p>
          </table:table-cell>
          <table:table-cell table:style-name="ce2" office:value-type="string" calcext:value-type="string">
            <text:p>f882693084c00ba83095c1b42c58791b6e46fdb42f97c32638ee7e76bb770250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9183" calcext:value-type="float">
            <text:p>918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3]+[.E83]" office:value-type="float" office:value="9183" calcext:value-type="float">
            <text:p>9183</text:p>
          </table:table-cell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99.19" calcext:value-type="float">
            <text:p>99.1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19" calcext:value-type="float">
            <text:p>99.19</text:p>
          </table:table-cell>
          <table:table-cell table:number-columns-repeated="1011"/>
        </table:table-row>
        <table:table-row table:style-name="ro1">
          <table:table-cell table:style-name="ce2" office:value-type="float" office:value="27748" calcext:value-type="float">
            <text:p>27748</text:p>
          </table:table-cell>
          <table:table-cell table:style-name="ce2" office:value-type="string" calcext:value-type="string">
            <text:p>005921fe7c04c481ede8b784e4e4cd341bc9bed92624c354a61221c4fb8e91ff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6343" calcext:value-type="float">
            <text:p>1634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4]+[.E84]" office:value-type="float" office:value="16343" calcext:value-type="float">
            <text:p>16343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8.94" calcext:value-type="float">
            <text:p>8.94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0.67" calcext:value-type="float">
            <text:p>30.67</text:p>
          </table:table-cell>
          <table:table-cell table:style-name="ce2" office:value-type="float" office:value="96.57" calcext:value-type="float">
            <text:p>96.5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57" calcext:value-type="float">
            <text:p>96.57</text:p>
          </table:table-cell>
          <table:table-cell table:number-columns-repeated="1011"/>
        </table:table-row>
        <table:table-row table:style-name="ro1">
          <table:table-cell table:style-name="ce2" office:value-type="float" office:value="27749" calcext:value-type="float">
            <text:p>27749</text:p>
          </table:table-cell>
          <table:table-cell table:style-name="ce2" office:value-type="string" calcext:value-type="string">
            <text:p>bed4c95256260cc19225fb195c375d435d17462275848de762f724bb8686c1c2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205" calcext:value-type="float">
            <text:p>5205</text:p>
          </table:table-cell>
          <table:table-cell table:style-name="ce2" office:value-type="float" office:value="2083" calcext:value-type="float">
            <text:p>2083</text:p>
          </table:table-cell>
          <table:table-cell table:style-name="ce2" table:formula="of:=[.D85]+[.E85]" office:value-type="float" office:value="7288" calcext:value-type="float">
            <text:p>7288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16.89" calcext:value-type="float">
            <text:p>16.89</text:p>
          </table:table-cell>
          <table:table-cell table:style-name="ce2" office:value-type="float" office:value="86.07" calcext:value-type="float">
            <text:p>86.0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07" calcext:value-type="float">
            <text:p>86.07</text:p>
          </table:table-cell>
          <table:table-cell table:number-columns-repeated="1011"/>
        </table:table-row>
        <table:table-row table:style-name="ro1">
          <table:table-cell table:style-name="ce2" office:value-type="float" office:value="27750" calcext:value-type="float">
            <text:p>27750</text:p>
          </table:table-cell>
          <table:table-cell table:style-name="ce2" office:value-type="string" calcext:value-type="string">
            <text:p>dbf16575948ad023af28449555cd156f85bf170970acf2f892072b0f75de332c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806" calcext:value-type="float">
            <text:p>68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6]+[.E86]" office:value-type="float" office:value="6806" calcext:value-type="float">
            <text:p>6806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87.01" calcext:value-type="float">
            <text:p>87.0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7.01" calcext:value-type="float">
            <text:p>87.01</text:p>
          </table:table-cell>
          <table:table-cell table:number-columns-repeated="1011"/>
        </table:table-row>
        <table:table-row table:style-name="ro1">
          <table:table-cell table:style-name="ce2" office:value-type="float" office:value="27751" calcext:value-type="float">
            <text:p>27751</text:p>
          </table:table-cell>
          <table:table-cell table:style-name="ce2" office:value-type="string" calcext:value-type="string">
            <text:p>8ece70919c25d7808406cf11d75c1c31ca7135ec170a5eacf5453619c3ba5359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07638" calcext:value-type="float">
            <text:p>107638</text:p>
          </table:table-cell>
          <table:table-cell table:style-name="ce2" office:value-type="float" office:value="5045" calcext:value-type="float">
            <text:p>5045</text:p>
          </table:table-cell>
          <table:table-cell table:style-name="ce2" table:formula="of:=[.D87]+[.E87]" office:value-type="float" office:value="112683" calcext:value-type="float">
            <text:p>112683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2.99" calcext:value-type="float">
            <text:p>2.99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20.53" calcext:value-type="float">
            <text:p>20.53</text:p>
          </table:table-cell>
          <table:table-cell table:style-name="ce2" office:value-type="float" office:value="89.26" calcext:value-type="float">
            <text:p>89.2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26" calcext:value-type="float">
            <text:p>89.26</text:p>
          </table:table-cell>
          <table:table-cell table:number-columns-repeated="1011"/>
        </table:table-row>
        <table:table-row table:style-name="ro1">
          <table:table-cell table:style-name="ce2" office:value-type="float" office:value="27752" calcext:value-type="float">
            <text:p>27752</text:p>
          </table:table-cell>
          <table:table-cell table:style-name="ce2" office:value-type="string" calcext:value-type="string">
            <text:p>bab08089b2e225c12424dfe095252b2d1f3a39efd10ded73d46b1746106f1a1d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343" calcext:value-type="float">
            <text:p>634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8]+[.E88]" office:value-type="float" office:value="6343" calcext:value-type="float">
            <text:p>6343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10.26" calcext:value-type="float">
            <text:p>10.26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43.72" calcext:value-type="float">
            <text:p>43.72</text:p>
          </table:table-cell>
          <table:table-cell table:style-name="ce2" office:value-type="float" office:value="98.05" calcext:value-type="float">
            <text:p>98.0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05" calcext:value-type="float">
            <text:p>98.05</text:p>
          </table:table-cell>
          <table:table-cell table:number-columns-repeated="1011"/>
        </table:table-row>
        <table:table-row table:style-name="ro1">
          <table:table-cell table:style-name="ce2" office:value-type="float" office:value="27753" calcext:value-type="float">
            <text:p>27753</text:p>
          </table:table-cell>
          <table:table-cell table:style-name="ce2" office:value-type="string" calcext:value-type="string">
            <text:p>a697e83f23cd4f6393f4e70c1dc00d4a7831706bb111fc2b0d150eddd124351b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929" calcext:value-type="float">
            <text:p>392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9]+[.E89]" office:value-type="float" office:value="3929" calcext:value-type="float">
            <text:p>3929</text:p>
          </table:table-cell>
          <table:table-cell table:style-name="ce2" office:value-type="float" office:value="9.97" calcext:value-type="float">
            <text:p>9.97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5.63" calcext:value-type="float">
            <text:p>5.63</text:p>
          </table:table-cell>
          <table:table-cell table:style-name="ce2" office:value-type="float" office:value="95.8" calcext:value-type="float">
            <text:p>95.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8" calcext:value-type="float">
            <text:p>95.8</text:p>
          </table:table-cell>
          <table:table-cell table:number-columns-repeated="1011"/>
        </table:table-row>
        <table:table-row table:style-name="ro1">
          <table:table-cell table:style-name="ce2" office:value-type="float" office:value="27754" calcext:value-type="float">
            <text:p>27754</text:p>
          </table:table-cell>
          <table:table-cell table:style-name="ce2" office:value-type="string" calcext:value-type="string">
            <text:p>1aaea161b99839414b1292610c913e02bb16d1764b7ad5efba3fb159afb195ea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467" calcext:value-type="float">
            <text:p>4467</text:p>
          </table:table-cell>
          <table:table-cell table:style-name="ce2" office:value-type="float" office:value="2458" calcext:value-type="float">
            <text:p>2458</text:p>
          </table:table-cell>
          <table:table-cell table:style-name="ce2" table:formula="of:=[.D90]+[.E90]" office:value-type="float" office:value="6925" calcext:value-type="float">
            <text:p>6925</text:p>
          </table:table-cell>
          <table:table-cell table:style-name="ce2" office:value-type="float" office:value="7.73" calcext:value-type="float">
            <text:p>7.73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7.24" calcext:value-type="float">
            <text:p>7.24</text:p>
          </table:table-cell>
          <table:table-cell table:style-name="ce2" office:value-type="float" office:value="93.27" calcext:value-type="float">
            <text:p>93.2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27" calcext:value-type="float">
            <text:p>93.27</text:p>
          </table:table-cell>
          <table:table-cell table:number-columns-repeated="1011"/>
        </table:table-row>
        <table:table-row table:style-name="ro1">
          <table:table-cell table:style-name="ce2" office:value-type="float" office:value="27755" calcext:value-type="float">
            <text:p>27755</text:p>
          </table:table-cell>
          <table:table-cell table:style-name="ce2" office:value-type="string" calcext:value-type="string">
            <text:p>590358c320741528d9a31b0cfec0b0777c6f0057a02e7483f657a40b33da3468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648" calcext:value-type="float">
            <text:p>564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1]+[.E91]" office:value-type="float" office:value="5648" calcext:value-type="float">
            <text:p>5648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18.12" calcext:value-type="float">
            <text:p>18.12</text:p>
          </table:table-cell>
          <table:table-cell table:style-name="ce2" office:value-type="float" office:value="83.19" calcext:value-type="float">
            <text:p>83.1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3.19" calcext:value-type="float">
            <text:p>83.19</text:p>
          </table:table-cell>
          <table:table-cell table:number-columns-repeated="1011"/>
        </table:table-row>
        <table:table-row table:style-name="ro1">
          <table:table-cell table:style-name="ce2" office:value-type="float" office:value="27755" calcext:value-type="float">
            <text:p>27755</text:p>
          </table:table-cell>
          <table:table-cell table:style-name="ce2" office:value-type="string" calcext:value-type="string">
            <text:p>7051d4d996adeed5f70c6c79141e0d7018c729254d652963460b5dbf6c6b54e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431" calcext:value-type="float">
            <text:p>5431</text:p>
          </table:table-cell>
          <table:table-cell table:style-name="ce2" office:value-type="float" office:value="435" calcext:value-type="float">
            <text:p>435</text:p>
          </table:table-cell>
          <table:table-cell table:style-name="ce2" table:formula="of:=[.D92]+[.E92]" office:value-type="float" office:value="5866" calcext:value-type="float">
            <text:p>586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5.19" calcext:value-type="float">
            <text:p>5.19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18.31" calcext:value-type="float">
            <text:p>18.31</text:p>
          </table:table-cell>
          <table:table-cell table:style-name="ce2" office:value-type="float" office:value="85.2" calcext:value-type="float">
            <text:p>85.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5.2" calcext:value-type="float">
            <text:p>85.2</text:p>
          </table:table-cell>
          <table:table-cell table:number-columns-repeated="1011"/>
        </table:table-row>
        <table:table-row table:style-name="ro1">
          <table:table-cell table:style-name="ce2" office:value-type="float" office:value="27756" calcext:value-type="float">
            <text:p>27756</text:p>
          </table:table-cell>
          <table:table-cell table:style-name="ce2" office:value-type="string" calcext:value-type="string">
            <text:p>c40045a4c24ef5f05c1f74bb7e09a3c66cbf1af2ce48380c052577aa77c4003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540" calcext:value-type="float">
            <text:p>65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3]+[.E93]" office:value-type="float" office:value="6540" calcext:value-type="float">
            <text:p>6540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91.05" calcext:value-type="float">
            <text:p>91.0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05" calcext:value-type="float">
            <text:p>91.05</text:p>
          </table:table-cell>
          <table:table-cell table:number-columns-repeated="1011"/>
        </table:table-row>
        <table:table-row table:style-name="ro1">
          <table:table-cell table:style-name="ce2" office:value-type="float" office:value="27757" calcext:value-type="float">
            <text:p>27757</text:p>
          </table:table-cell>
          <table:table-cell table:style-name="ce2" office:value-type="string" calcext:value-type="string">
            <text:p>9722915711f5cbe8c5899b591ca27e7e742bf1fec9303638aab7b794887431e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116" calcext:value-type="float">
            <text:p>611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4]+[.E94]" office:value-type="float" office:value="6116" calcext:value-type="float">
            <text:p>6116</text:p>
          </table:table-cell>
          <table:table-cell table:style-name="ce2" office:value-type="float" office:value="5.27" calcext:value-type="float">
            <text:p>5.27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83.19" calcext:value-type="float">
            <text:p>83.1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3.19" calcext:value-type="float">
            <text:p>83.19</text:p>
          </table:table-cell>
          <table:table-cell table:number-columns-repeated="1011"/>
        </table:table-row>
        <table:table-row table:style-name="ro1">
          <table:table-cell table:style-name="ce2" office:value-type="float" office:value="27758" calcext:value-type="float">
            <text:p>27758</text:p>
          </table:table-cell>
          <table:table-cell table:style-name="ce2" office:value-type="string" calcext:value-type="string">
            <text:p>d20546b8af5a925cb4177f8de8a090c34b90ad5666510c6446cfbbfce234a547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979" calcext:value-type="float">
            <text:p>4979</text:p>
          </table:table-cell>
          <table:table-cell table:style-name="ce2" office:value-type="float" office:value="4067" calcext:value-type="float">
            <text:p>4067</text:p>
          </table:table-cell>
          <table:table-cell table:style-name="ce2" table:formula="of:=[.D95]+[.E95]" office:value-type="float" office:value="9046" calcext:value-type="float">
            <text:p>9046</text:p>
          </table:table-cell>
          <table:table-cell table:style-name="ce2" office:value-type="float" office:value="7.77" calcext:value-type="float">
            <text:p>7.77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11"/>
        </table:table-row>
        <table:table-row table:style-name="ro1">
          <table:table-cell table:style-name="ce2" office:value-type="float" office:value="27759" calcext:value-type="float">
            <text:p>27759</text:p>
          </table:table-cell>
          <table:table-cell table:style-name="ce2" office:value-type="string" calcext:value-type="string">
            <text:p>527e2efccd412feead39871fc664ecd5913e7f31ef01ae34e615239d98d42b1e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702" calcext:value-type="float">
            <text:p>2702</text:p>
          </table:table-cell>
          <table:table-cell table:style-name="ce2" office:value-type="float" office:value="984" calcext:value-type="float">
            <text:p>984</text:p>
          </table:table-cell>
          <table:table-cell table:style-name="ce2" table:formula="of:=[.D96]+[.E96]" office:value-type="float" office:value="3686" calcext:value-type="float">
            <text:p>3686</text:p>
          </table:table-cell>
          <table:table-cell table:style-name="ce2" office:value-type="float" office:value="4.61" calcext:value-type="float">
            <text:p>4.61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55.65" calcext:value-type="float">
            <text:p>55.6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5.65" calcext:value-type="float">
            <text:p>55.65</text:p>
          </table:table-cell>
          <table:table-cell table:number-columns-repeated="1011"/>
        </table:table-row>
        <table:table-row table:style-name="ro1">
          <table:table-cell table:style-name="ce2" office:value-type="float" office:value="27760" calcext:value-type="float">
            <text:p>27760</text:p>
          </table:table-cell>
          <table:table-cell table:style-name="ce2" office:value-type="string" calcext:value-type="string">
            <text:p>bfa04e715f563e6e15f83a0d94c235b66e368596b1d095c102a6fae2cd63c59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3134" calcext:value-type="float">
            <text:p>3134</text:p>
          </table:table-cell>
          <table:table-cell table:style-name="ce2" office:value-type="float" office:value="1351" calcext:value-type="float">
            <text:p>1351</text:p>
          </table:table-cell>
          <table:table-cell table:style-name="ce2" table:formula="of:=[.D97]+[.E97]" office:value-type="float" office:value="4485" calcext:value-type="float">
            <text:p>4485</text:p>
          </table:table-cell>
          <table:table-cell table:style-name="ce2" office:value-type="float" office:value="5.15" calcext:value-type="float">
            <text:p>5.15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83" calcext:value-type="float">
            <text:p>4.83</text:p>
          </table:table-cell>
          <table:table-cell table:style-name="ce2" office:value-type="float" office:value="65.08" calcext:value-type="float">
            <text:p>65.0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5.08" calcext:value-type="float">
            <text:p>65.08</text:p>
          </table:table-cell>
          <table:table-cell table:number-columns-repeated="1011"/>
        </table:table-row>
        <table:table-row table:style-name="ro1">
          <table:table-cell table:style-name="ce2" office:value-type="float" office:value="27760" calcext:value-type="float">
            <text:p>27760</text:p>
          </table:table-cell>
          <table:table-cell table:style-name="ce2" office:value-type="string" calcext:value-type="string">
            <text:p>6fad8f47e03312dda87b3172bcd729bcf011a5f26987a911e696b7d3188e1e4a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798" calcext:value-type="float">
            <text:p>3798</text:p>
          </table:table-cell>
          <table:table-cell table:style-name="ce2" office:value-type="float" office:value="1751" calcext:value-type="float">
            <text:p>1751</text:p>
          </table:table-cell>
          <table:table-cell table:style-name="ce2" table:formula="of:=[.D98]+[.E98]" office:value-type="float" office:value="5549" calcext:value-type="float">
            <text:p>5549</text:p>
          </table:table-cell>
          <table:table-cell table:style-name="ce2" office:value-type="float" office:value="4.03" calcext:value-type="float">
            <text:p>4.03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6.53" calcext:value-type="float">
            <text:p>6.53</text:p>
          </table:table-cell>
          <table:table-cell table:style-name="ce2" office:value-type="float" office:value="68.37" calcext:value-type="float">
            <text:p>68.3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8.37" calcext:value-type="float">
            <text:p>68.37</text:p>
          </table:table-cell>
          <table:table-cell table:number-columns-repeated="1011"/>
        </table:table-row>
        <table:table-row table:style-name="ro1">
          <table:table-cell table:style-name="ce2" office:value-type="float" office:value="27761" calcext:value-type="float">
            <text:p>27761</text:p>
          </table:table-cell>
          <table:table-cell table:style-name="ce2" office:value-type="string" calcext:value-type="string">
            <text:p>fbd50b541399be3a6cdb6c1b66e0b7e33ae20b83956d327eeaa5bac8ccc64c0e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675" calcext:value-type="float">
            <text:p>567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9]+[.E99]" office:value-type="float" office:value="5675" calcext:value-type="float">
            <text:p>5675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9.17" calcext:value-type="float">
            <text:p>9.17</text:p>
          </table:table-cell>
          <table:table-cell table:style-name="ce2" office:value-type="float" office:value="97.79" calcext:value-type="float">
            <text:p>97.7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79" calcext:value-type="float">
            <text:p>97.79</text:p>
          </table:table-cell>
          <table:table-cell table:number-columns-repeated="1011"/>
        </table:table-row>
        <table:table-row table:style-name="ro1">
          <table:table-cell table:style-name="ce2" office:value-type="float" office:value="27762" calcext:value-type="float">
            <text:p>27762</text:p>
          </table:table-cell>
          <table:table-cell table:style-name="ce2" office:value-type="string" calcext:value-type="string">
            <text:p>a3a072654513b164eda859779206aa8a959b8364f2bae4bcb30d0af3738f699c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office:value-type="float" office:value="956" calcext:value-type="float">
            <text:p>956</text:p>
          </table:table-cell>
          <table:table-cell table:style-name="ce2" table:formula="of:=[.D100]+[.E100]" office:value-type="float" office:value="4546" calcext:value-type="float">
            <text:p>4546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93.65" calcext:value-type="float">
            <text:p>93.6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65" calcext:value-type="float">
            <text:p>93.65</text:p>
          </table:table-cell>
          <table:table-cell table:number-columns-repeated="1011"/>
        </table:table-row>
        <table:table-row table:style-name="ro1">
          <table:table-cell table:style-name="ce2" office:value-type="float" office:value="27763" calcext:value-type="float">
            <text:p>27763</text:p>
          </table:table-cell>
          <table:table-cell table:style-name="ce2" office:value-type="string" calcext:value-type="string">
            <text:p>32274a3fcae9c898bdedb16ee1b07e545af5f89c92fe1c8427d374b97b0d4ae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4853" calcext:value-type="float">
            <text:p>485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01]+[.E101]" office:value-type="float" office:value="4853" calcext:value-type="float">
            <text:p>4853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8.74" calcext:value-type="float">
            <text:p>8.74</text:p>
          </table:table-cell>
          <table:table-cell table:style-name="ce2" office:value-type="float" office:value="96.66" calcext:value-type="float">
            <text:p>96.6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66" calcext:value-type="float">
            <text:p>96.66</text:p>
          </table:table-cell>
          <table:table-cell table:number-columns-repeated="1011"/>
        </table:table-row>
        <table:table-row table:style-name="ro1">
          <table:table-cell table:style-name="ce2" office:value-type="float" office:value="27764" calcext:value-type="float">
            <text:p>27764</text:p>
          </table:table-cell>
          <table:table-cell table:style-name="ce2" office:value-type="string" calcext:value-type="string">
            <text:p>adff1bc6142deb289142c299acd7372d66e91e23d12dea4cdc8589cf19e803d1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878" calcext:value-type="float">
            <text:p>587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02]+[.E102]" office:value-type="float" office:value="5878" calcext:value-type="float">
            <text:p>5878</text:p>
          </table:table-cell>
          <table:table-cell table:style-name="ce2" office:value-type="float" office:value="6.82" calcext:value-type="float">
            <text:p>6.82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19.78" calcext:value-type="float">
            <text:p>19.78</text:p>
          </table:table-cell>
          <table:table-cell table:style-name="ce2" office:value-type="float" office:value="86.63" calcext:value-type="float">
            <text:p>86.6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63" calcext:value-type="float">
            <text:p>86.63</text:p>
          </table:table-cell>
          <table:table-cell table:number-columns-repeated="1011"/>
        </table:table-row>
        <table:table-row table:style-name="ro1">
          <table:table-cell table:style-name="ce2" office:value-type="float" office:value="27765" calcext:value-type="float">
            <text:p>27765</text:p>
          </table:table-cell>
          <table:table-cell table:style-name="ce2" office:value-type="string" calcext:value-type="string">
            <text:p>9795861803daf1ad8dacfa910dc45e3f96c920a66f94ab7210b88c173fefbb72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179" calcext:value-type="float">
            <text:p>4179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table:formula="of:=[.D103]+[.E103]" office:value-type="float" office:value="5377" calcext:value-type="float">
            <text:p>5377</text:p>
          </table:table-cell>
          <table:table-cell table:style-name="ce2" office:value-type="float" office:value="6.76" calcext:value-type="float">
            <text:p>6.76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6.97" calcext:value-type="float">
            <text:p>6.97</text:p>
          </table:table-cell>
          <table:table-cell table:style-name="ce2" office:value-type="float" office:value="89.66" calcext:value-type="float">
            <text:p>89.6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66" calcext:value-type="float">
            <text:p>89.66</text:p>
          </table:table-cell>
          <table:table-cell table:number-columns-repeated="1011"/>
        </table:table-row>
        <table:table-row table:style-name="ro1">
          <table:table-cell table:style-name="ce2" office:value-type="float" office:value="27766" calcext:value-type="float">
            <text:p>27766</text:p>
          </table:table-cell>
          <table:table-cell table:style-name="ce2" office:value-type="string" calcext:value-type="string">
            <text:p>24484f1fb93a0b91f6a30c2a885f5b88a87ed4625fb9437b635df9bca8e6f5b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939" calcext:value-type="float">
            <text:p>493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04]+[.E104]" office:value-type="float" office:value="4939" calcext:value-type="float">
            <text:p>4939</text:p>
          </table:table-cell>
          <table:table-cell table:style-name="ce2" office:value-type="float" office:value="6.23" calcext:value-type="float">
            <text:p>6.23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8.54" calcext:value-type="float">
            <text:p>18.54</text:p>
          </table:table-cell>
          <table:table-cell table:style-name="ce2" office:value-type="float" office:value="86.59" calcext:value-type="float">
            <text:p>86.5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59" calcext:value-type="float">
            <text:p>86.59</text:p>
          </table:table-cell>
          <table:table-cell table:number-columns-repeated="1011"/>
        </table:table-row>
        <table:table-row table:style-name="ro1">
          <table:table-cell table:style-name="ce2" office:value-type="float" office:value="27766" calcext:value-type="float">
            <text:p>27766</text:p>
          </table:table-cell>
          <table:table-cell table:style-name="ce2" office:value-type="string" calcext:value-type="string">
            <text:p>bb9a967b921861dbe92d652085794134a6d43738ceab8574bb998cabd89ca19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09956" calcext:value-type="float">
            <text:p>10995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05]+[.E105]" office:value-type="float" office:value="109956" calcext:value-type="float">
            <text:p>109956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84.77" calcext:value-type="float">
            <text:p>84.77</text:p>
          </table:table-cell>
          <table:table-cell table:style-name="ce2" office:value-type="float" office:value="99.03" calcext:value-type="float">
            <text:p>99.0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03" calcext:value-type="float">
            <text:p>99.03</text:p>
          </table:table-cell>
          <table:table-cell table:number-columns-repeated="1011"/>
        </table:table-row>
        <table:table-row table:style-name="ro1">
          <table:table-cell table:style-name="ce2" office:value-type="float" office:value="27767" calcext:value-type="float">
            <text:p>27767</text:p>
          </table:table-cell>
          <table:table-cell table:style-name="ce2" office:value-type="string" calcext:value-type="string">
            <text:p>36ec9457c567c56700a20e8306ff2dd52d7474a010aa60f03d4af6ab047af8d3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256" calcext:value-type="float">
            <text:p>6256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table:formula="of:=[.D106]+[.E106]" office:value-type="float" office:value="9676" calcext:value-type="float">
            <text:p>9676</text:p>
          </table:table-cell>
          <table:table-cell table:style-name="ce2" office:value-type="float" office:value="4.03" calcext:value-type="float">
            <text:p>4.03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80.5" calcext:value-type="float">
            <text:p>80.5</text:p>
          </table:table-cell>
          <table:table-cell table:style-name="ce2" office:value-type="float" office:value="74.73" calcext:value-type="float">
            <text:p>74.7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0.5" calcext:value-type="float">
            <text:p>80.5</text:p>
          </table:table-cell>
          <table:table-cell table:number-columns-repeated="1011"/>
        </table:table-row>
        <table:table-row table:style-name="ro1">
          <table:table-cell table:style-name="ce2" office:value-type="float" office:value="27768" calcext:value-type="float">
            <text:p>27768</text:p>
          </table:table-cell>
          <table:table-cell table:style-name="ce2" office:value-type="string" calcext:value-type="string">
            <text:p>b9bd7a7673a7861f8e075525823d0797f70d9a99e82a999c23ac326ce21a0dec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04417" calcext:value-type="float">
            <text:p>104417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table:formula="of:=[.D107]+[.E107]" office:value-type="float" office:value="105512" calcext:value-type="float">
            <text:p>105512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9.46" calcext:value-type="float">
            <text:p>9.46</text:p>
          </table:table-cell>
          <table:table-cell table:style-name="ce2" office:value-type="float" office:value="84.58" calcext:value-type="float">
            <text:p>84.5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4.58" calcext:value-type="float">
            <text:p>84.58</text:p>
          </table:table-cell>
          <table:table-cell table:number-columns-repeated="1011"/>
        </table:table-row>
        <table:table-row table:style-name="ro1">
          <table:table-cell table:style-name="ce2" office:value-type="float" office:value="27769" calcext:value-type="float">
            <text:p>27769</text:p>
          </table:table-cell>
          <table:table-cell table:style-name="ce2" office:value-type="string" calcext:value-type="string">
            <text:p>fb3f50b08a66fe9c5289507659867cd4417575c89ecb6c92150adbc719d1583b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5648" calcext:value-type="float">
            <text:p>564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08]+[.E108]" office:value-type="float" office:value="5648" calcext:value-type="float">
            <text:p>5648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8.67" calcext:value-type="float">
            <text:p>8.67</text:p>
          </table:table-cell>
          <table:table-cell table:style-name="ce2" office:value-type="float" office:value="84.16" calcext:value-type="float">
            <text:p>84.1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4.16" calcext:value-type="float">
            <text:p>84.16</text:p>
          </table:table-cell>
          <table:table-cell table:number-columns-repeated="1011"/>
        </table:table-row>
        <table:table-row table:style-name="ro1">
          <table:table-cell table:style-name="ce2" office:value-type="float" office:value="27770" calcext:value-type="float">
            <text:p>27770</text:p>
          </table:table-cell>
          <table:table-cell table:style-name="ce2" office:value-type="string" calcext:value-type="string">
            <text:p>ca882587d5ecab92d5de67784ff915735cab78ddd6b6a6fa40c2feb556192fce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7718" calcext:value-type="float">
            <text:p>1771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09]+[.E109]" office:value-type="float" office:value="17718" calcext:value-type="float">
            <text:p>17718</text:p>
          </table:table-cell>
          <table:table-cell table:style-name="ce2" office:value-type="float" office:value="3.96" calcext:value-type="float">
            <text:p>3.96</text:p>
          </table:table-cell>
          <table:table-cell table:style-name="ce2" office:value-type="float" office:value="13.95" calcext:value-type="float">
            <text:p>13.95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80.45" calcext:value-type="float">
            <text:p>80.45</text:p>
          </table:table-cell>
          <table:table-cell table:style-name="ce2" office:value-type="float" office:value="90.45" calcext:value-type="float">
            <text:p>90.4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45" calcext:value-type="float">
            <text:p>90.45</text:p>
          </table:table-cell>
          <table:table-cell table:number-columns-repeated="1011"/>
        </table:table-row>
        <table:table-row table:style-name="ro1">
          <table:table-cell table:style-name="ce2" office:value-type="float" office:value="27770" calcext:value-type="float">
            <text:p>27770</text:p>
          </table:table-cell>
          <table:table-cell table:style-name="ce2" office:value-type="string" calcext:value-type="string">
            <text:p>c1e21dcb5b6fbf4b54e2ab6c49dc3080eae420be4b14348a7fc3270a647e8923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3404" calcext:value-type="float">
            <text:p>13404</text:p>
          </table:table-cell>
          <table:table-cell table:style-name="ce2" office:value-type="float" office:value="3286" calcext:value-type="float">
            <text:p>3286</text:p>
          </table:table-cell>
          <table:table-cell table:style-name="ce2" table:formula="of:=[.D110]+[.E110]" office:value-type="float" office:value="16690" calcext:value-type="float">
            <text:p>16690</text:p>
          </table:table-cell>
          <table:table-cell table:style-name="ce2" office:value-type="float" office:value="3.59" calcext:value-type="float">
            <text:p>3.59</text:p>
          </table:table-cell>
          <table:table-cell table:style-name="ce2" office:value-type="float" office:value="11.29" calcext:value-type="float">
            <text:p>11.29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70.76" calcext:value-type="float">
            <text:p>70.76</text:p>
          </table:table-cell>
          <table:table-cell table:style-name="ce2" office:value-type="float" office:value="79.52" calcext:value-type="float">
            <text:p>79.5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9.52" calcext:value-type="float">
            <text:p>79.52</text:p>
          </table:table-cell>
          <table:table-cell table:number-columns-repeated="1011"/>
        </table:table-row>
        <table:table-row table:style-name="ro1">
          <table:table-cell table:style-name="ce2" office:value-type="float" office:value="27771" calcext:value-type="float">
            <text:p>27771</text:p>
          </table:table-cell>
          <table:table-cell table:style-name="ce2" office:value-type="string" calcext:value-type="string">
            <text:p>757d6ea92d4455020aef69a627b33fde4b952d519740c1cc57fc0396bbe6734d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0652" calcext:value-type="float">
            <text:p>1065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1]+[.E111]" office:value-type="float" office:value="10652" calcext:value-type="float">
            <text:p>10652</text:p>
          </table:table-cell>
          <table:table-cell table:style-name="ce2" office:value-type="float" office:value="5.64" calcext:value-type="float">
            <text:p>5.64</text:p>
          </table:table-cell>
          <table:table-cell table:style-name="ce2" office:value-type="float" office:value="4.58" calcext:value-type="float">
            <text:p>4.58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25.55" calcext:value-type="float">
            <text:p>25.55</text:p>
          </table:table-cell>
          <table:table-cell table:style-name="ce2" office:value-type="float" office:value="97.73" calcext:value-type="float">
            <text:p>97.7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73" calcext:value-type="float">
            <text:p>97.73</text:p>
          </table:table-cell>
          <table:table-cell table:number-columns-repeated="1011"/>
        </table:table-row>
        <table:table-row table:style-name="ro1">
          <table:table-cell table:style-name="ce2" office:value-type="float" office:value="27772" calcext:value-type="float">
            <text:p>27772</text:p>
          </table:table-cell>
          <table:table-cell table:style-name="ce2" office:value-type="string" calcext:value-type="string">
            <text:p>6d42ebc32d32fad7e1930881c7cecf235529e21d044997c95e0840b55470adaf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8739" calcext:value-type="float">
            <text:p>873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2]+[.E112]" office:value-type="float" office:value="8739" calcext:value-type="float">
            <text:p>8739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44.09" calcext:value-type="float">
            <text:p>44.09</text:p>
          </table:table-cell>
          <table:table-cell table:style-name="ce2" office:value-type="float" office:value="86.23" calcext:value-type="float">
            <text:p>86.2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23" calcext:value-type="float">
            <text:p>86.23</text:p>
          </table:table-cell>
          <table:table-cell table:number-columns-repeated="1011"/>
        </table:table-row>
        <table:table-row table:style-name="ro1">
          <table:table-cell table:style-name="ce2" office:value-type="float" office:value="27773" calcext:value-type="float">
            <text:p>27773</text:p>
          </table:table-cell>
          <table:table-cell table:style-name="ce2" office:value-type="string" calcext:value-type="string">
            <text:p>959102bf74b1a0231977572524b096c6fad8f49de11182a4036239dfb88747fe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7476" calcext:value-type="float">
            <text:p>7476</text:p>
          </table:table-cell>
          <table:table-cell table:style-name="ce2" office:value-type="float" office:value="2253" calcext:value-type="float">
            <text:p>2253</text:p>
          </table:table-cell>
          <table:table-cell table:style-name="ce2" table:formula="of:=[.D113]+[.E113]" office:value-type="float" office:value="9729" calcext:value-type="float">
            <text:p>9729</text:p>
          </table:table-cell>
          <table:table-cell table:style-name="ce2" office:value-type="float" office:value="5.79" calcext:value-type="float">
            <text:p>5.79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88.83" calcext:value-type="float">
            <text:p>88.8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8.83" calcext:value-type="float">
            <text:p>88.83</text:p>
          </table:table-cell>
          <table:table-cell table:number-columns-repeated="1011"/>
        </table:table-row>
        <table:table-row table:style-name="ro1">
          <table:table-cell table:style-name="ce2" office:value-type="float" office:value="27774" calcext:value-type="float">
            <text:p>27774</text:p>
          </table:table-cell>
          <table:table-cell table:style-name="ce2" office:value-type="string" calcext:value-type="string">
            <text:p>055e626e155ce01886ad607bb1b53210279ff3ef5ee3df3220a4d5cba2eda4aa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985" calcext:value-type="float">
            <text:p>798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4]+[.E114]" office:value-type="float" office:value="7985" calcext:value-type="float">
            <text:p>7985</text:p>
          </table:table-cell>
          <table:table-cell table:style-name="ce2" office:value-type="float" office:value="5.64" calcext:value-type="float">
            <text:p>5.6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23.95" calcext:value-type="float">
            <text:p>23.95</text:p>
          </table:table-cell>
          <table:table-cell table:style-name="ce2" office:value-type="float" office:value="86.85" calcext:value-type="float">
            <text:p>86.8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85" calcext:value-type="float">
            <text:p>86.85</text:p>
          </table:table-cell>
          <table:table-cell table:number-columns-repeated="1011"/>
        </table:table-row>
        <table:table-row table:style-name="ro1">
          <table:table-cell table:style-name="ce2" office:value-type="float" office:value="27775" calcext:value-type="float">
            <text:p>27775</text:p>
          </table:table-cell>
          <table:table-cell table:style-name="ce2" office:value-type="string" calcext:value-type="string">
            <text:p>e37cb872e721d9a0373381f799637de1113ca104f6058bea825d120fede5719d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362" calcext:value-type="float">
            <text:p>636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5]+[.E115]" office:value-type="float" office:value="6362" calcext:value-type="float">
            <text:p>6362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20.94" calcext:value-type="float">
            <text:p>20.94</text:p>
          </table:table-cell>
          <table:table-cell table:style-name="ce2" office:value-type="float" office:value="81.99" calcext:value-type="float">
            <text:p>81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1.99" calcext:value-type="float">
            <text:p>81.99</text:p>
          </table:table-cell>
          <table:table-cell table:number-columns-repeated="1011"/>
        </table:table-row>
        <table:table-row table:style-name="ro1">
          <table:table-cell table:style-name="ce2" office:value-type="float" office:value="27776" calcext:value-type="float">
            <text:p>27776</text:p>
          </table:table-cell>
          <table:table-cell table:style-name="ce2" office:value-type="string" calcext:value-type="string">
            <text:p>95606f2cedb22e82384d5540506637568a33188b2218e7b96f9073e952855173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8112" calcext:value-type="float">
            <text:p>8112</text:p>
          </table:table-cell>
          <table:table-cell table:style-name="ce2" office:value-type="float" office:value="4933" calcext:value-type="float">
            <text:p>4933</text:p>
          </table:table-cell>
          <table:table-cell table:style-name="ce2" table:formula="of:=[.D116]+[.E116]" office:value-type="float" office:value="13045" calcext:value-type="float">
            <text:p>13045</text:p>
          </table:table-cell>
          <table:table-cell table:style-name="ce2" office:value-type="float" office:value="4.83" calcext:value-type="float">
            <text:p>4.83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22.86" calcext:value-type="float">
            <text:p>22.86</text:p>
          </table:table-cell>
          <table:table-cell table:style-name="ce2" office:value-type="float" office:value="81.46" calcext:value-type="float">
            <text:p>81.4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1.46" calcext:value-type="float">
            <text:p>81.46</text:p>
          </table:table-cell>
          <table:table-cell table:number-columns-repeated="1011"/>
        </table:table-row>
        <table:table-row table:style-name="ro1">
          <table:table-cell table:style-name="ce2" office:value-type="float" office:value="27777" calcext:value-type="float">
            <text:p>27777</text:p>
          </table:table-cell>
          <table:table-cell table:style-name="ce2" office:value-type="string" calcext:value-type="string">
            <text:p>ce82faaa7eddb5adb8d78e546abcdf3e9f2c6c62d2c2d908d53b20116bd6371b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0106" calcext:value-type="float">
            <text:p>101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7]+[.E117]" office:value-type="float" office:value="10106" calcext:value-type="float">
            <text:p>10106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9.69" calcext:value-type="float">
            <text:p>9.69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96.9" calcext:value-type="float">
            <text:p>96.9</text:p>
          </table:table-cell>
          <table:table-cell table:style-name="ce2" office:value-type="float" office:value="94.67" calcext:value-type="float">
            <text:p>94.6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9" calcext:value-type="float">
            <text:p>96.9</text:p>
          </table:table-cell>
          <table:table-cell table:number-columns-repeated="1011"/>
        </table:table-row>
        <table:table-row table:style-name="ro1">
          <table:table-cell table:style-name="ce2" office:value-type="float" office:value="27778" calcext:value-type="float">
            <text:p>27778</text:p>
          </table:table-cell>
          <table:table-cell table:style-name="ce2" office:value-type="string" calcext:value-type="string">
            <text:p>7e516c294a5a8976f80a8c5189ddfdf355d6f6cc5544b3afe09fc9dca7fe8117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795" calcext:value-type="float">
            <text:p>779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8]+[.E118]" office:value-type="float" office:value="7795" calcext:value-type="float">
            <text:p>7795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55.74" calcext:value-type="float">
            <text:p>55.74</text:p>
          </table:table-cell>
          <table:table-cell table:style-name="ce2" office:value-type="float" office:value="96.2" calcext:value-type="float">
            <text:p>96.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2" calcext:value-type="float">
            <text:p>96.2</text:p>
          </table:table-cell>
          <table:table-cell table:number-columns-repeated="1011"/>
        </table:table-row>
        <table:table-row table:style-name="ro1">
          <table:table-cell table:style-name="ce2" office:value-type="float" office:value="27779" calcext:value-type="float">
            <text:p>27779</text:p>
          </table:table-cell>
          <table:table-cell table:style-name="ce2" office:value-type="string" calcext:value-type="string">
            <text:p>a88e5469aad784ae9c42901fb01f487879aa4d02affe471bd2954f0c62e0c71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0671" calcext:value-type="float">
            <text:p>1067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9]+[.E119]" office:value-type="float" office:value="10671" calcext:value-type="float">
            <text:p>10671</text:p>
          </table:table-cell>
          <table:table-cell table:style-name="ce2" office:value-type="float" office:value="5.02" calcext:value-type="float">
            <text:p>5.02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1.29" calcext:value-type="float">
            <text:p>31.29</text:p>
          </table:table-cell>
          <table:table-cell table:style-name="ce2" office:value-type="float" office:value="86.11" calcext:value-type="float">
            <text:p>86.1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11" calcext:value-type="float">
            <text:p>86.11</text:p>
          </table:table-cell>
          <table:table-cell table:number-columns-repeated="1011"/>
        </table:table-row>
        <table:table-row table:style-name="ro1">
          <table:table-cell table:style-name="ce2" office:value-type="float" office:value="27780" calcext:value-type="float">
            <text:p>27780</text:p>
          </table:table-cell>
          <table:table-cell table:style-name="ce2" office:value-type="string" calcext:value-type="string">
            <text:p>fb448538a61b41be3ab286df1d1b5bef8de1b1682f73cd494c7848b426606854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6978" calcext:value-type="float">
            <text:p>6978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table:formula="of:=[.D120]+[.E120]" office:value-type="float" office:value="8089" calcext:value-type="float">
            <text:p>8089</text:p>
          </table:table-cell>
          <table:table-cell table:style-name="ce2" office:value-type="float" office:value="6.44" calcext:value-type="float">
            <text:p>6.44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29.26" calcext:value-type="float">
            <text:p>29.26</text:p>
          </table:table-cell>
          <table:table-cell table:style-name="ce2" office:value-type="float" office:value="96.06" calcext:value-type="float">
            <text:p>96.0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06" calcext:value-type="float">
            <text:p>96.06</text:p>
          </table:table-cell>
          <table:table-cell table:number-columns-repeated="1011"/>
        </table:table-row>
        <table:table-row table:style-name="ro1">
          <table:table-cell table:style-name="ce2" office:value-type="float" office:value="27781" calcext:value-type="float">
            <text:p>27781</text:p>
          </table:table-cell>
          <table:table-cell table:style-name="ce2" office:value-type="string" calcext:value-type="string">
            <text:p>d0836226ddc7e93b99d5da11ced8174851c706c16b32cade9a141081b102cc9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766" calcext:value-type="float">
            <text:p>576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21]+[.E121]" office:value-type="float" office:value="5766" calcext:value-type="float">
            <text:p>5766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42.53" calcext:value-type="float">
            <text:p>42.53</text:p>
          </table:table-cell>
          <table:table-cell table:style-name="ce2" office:value-type="float" office:value="99.53" calcext:value-type="float">
            <text:p>99.5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53" calcext:value-type="float">
            <text:p>99.53</text:p>
          </table:table-cell>
          <table:table-cell table:number-columns-repeated="1011"/>
        </table:table-row>
        <table:table-row table:style-name="ro1">
          <table:table-cell table:style-name="ce2" office:value-type="float" office:value="27782" calcext:value-type="float">
            <text:p>27782</text:p>
          </table:table-cell>
          <table:table-cell table:style-name="ce2" office:value-type="string" calcext:value-type="string">
            <text:p>2595072535fa23d28937166b3bdbfb7ca62436582facc79ba5fff31acb11d1b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557" calcext:value-type="float">
            <text:p>455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22]+[.E122]" office:value-type="float" office:value="4557" calcext:value-type="float">
            <text:p>455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7.45" calcext:value-type="float">
            <text:p>7.45</text:p>
          </table:table-cell>
          <table:table-cell table:style-name="ce2" office:value-type="float" office:value="78.53" calcext:value-type="float">
            <text:p>78.5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8.53" calcext:value-type="float">
            <text:p>78.53</text:p>
          </table:table-cell>
          <table:table-cell table:number-columns-repeated="1011"/>
        </table:table-row>
        <table:table-row table:style-name="ro1">
          <table:table-cell table:style-name="ce2" office:value-type="float" office:value="27783" calcext:value-type="float">
            <text:p>27783</text:p>
          </table:table-cell>
          <table:table-cell table:style-name="ce2" office:value-type="string" calcext:value-type="string">
            <text:p>e376a7bfc76db7656b0ae88fa0ad87bd7b67b1bf93b40e9dbd4f700e0e40822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072" calcext:value-type="float">
            <text:p>5072</text:p>
          </table:table-cell>
          <table:table-cell table:style-name="ce2" office:value-type="float" office:value="5980" calcext:value-type="float">
            <text:p>5980</text:p>
          </table:table-cell>
          <table:table-cell table:style-name="ce2" table:formula="of:=[.D123]+[.E123]" office:value-type="float" office:value="11052" calcext:value-type="float">
            <text:p>11052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6.28" calcext:value-type="float">
            <text:p>6.28</text:p>
          </table:table-cell>
          <table:table-cell table:style-name="ce2" office:value-type="float" office:value="67.08" calcext:value-type="float">
            <text:p>67.0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7.08" calcext:value-type="float">
            <text:p>67.08</text:p>
          </table:table-cell>
          <table:table-cell table:number-columns-repeated="1011"/>
        </table:table-row>
        <table:table-row table:style-name="ro1">
          <table:table-cell table:style-name="ce2" office:value-type="float" office:value="27784" calcext:value-type="float">
            <text:p>27784</text:p>
          </table:table-cell>
          <table:table-cell table:style-name="ce2" office:value-type="string" calcext:value-type="string">
            <text:p>e352ea838dbc8cf2affe6c7b439f54a59bf7dc6a11672268b95a1a8c27ec4d59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3269" calcext:value-type="float">
            <text:p>3269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table:formula="of:=[.D124]+[.E124]" office:value-type="float" office:value="4884" calcext:value-type="float">
            <text:p>4884</text:p>
          </table:table-cell>
          <table:table-cell table:style-name="ce2" office:value-type="float" office:value="6.13" calcext:value-type="float">
            <text:p>6.13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5.92" calcext:value-type="float">
            <text:p>75.9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5.92" calcext:value-type="float">
            <text:p>75.92</text:p>
          </table:table-cell>
          <table:table-cell table:number-columns-repeated="1011"/>
        </table:table-row>
        <table:table-row table:style-name="ro1">
          <table:table-cell table:style-name="ce2" office:value-type="float" office:value="27784" calcext:value-type="float">
            <text:p>27784</text:p>
          </table:table-cell>
          <table:table-cell table:style-name="ce2" office:value-type="string" calcext:value-type="string">
            <text:p>2c03179253c92bec013145f22bcc23a99886d4afee7036e1940234b2102683e7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2532" calcext:value-type="float">
            <text:p>2532</text:p>
          </table:table-cell>
          <table:table-cell table:style-name="ce2" office:value-type="float" office:value="1795" calcext:value-type="float">
            <text:p>1795</text:p>
          </table:table-cell>
          <table:table-cell table:style-name="ce2" table:formula="of:=[.D125]+[.E125]" office:value-type="float" office:value="4327" calcext:value-type="float">
            <text:p>4327</text:p>
          </table:table-cell>
          <table:table-cell table:style-name="ce2" office:value-type="float" office:value="3.22" calcext:value-type="float">
            <text:p>3.22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50.43" calcext:value-type="float">
            <text:p>50.4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0.43" calcext:value-type="float">
            <text:p>50.43</text:p>
          </table:table-cell>
          <table:table-cell table:number-columns-repeated="1011"/>
        </table:table-row>
        <table:table-row table:style-name="ro1">
          <table:table-cell table:style-name="ce2" office:value-type="float" office:value="27785" calcext:value-type="float">
            <text:p>27785</text:p>
          </table:table-cell>
          <table:table-cell table:style-name="ce2" office:value-type="string" calcext:value-type="string">
            <text:p>53d1b2abe2c27f154c7b02c5fac5dd428c56ce0e7a00b7a7384d778ed55449f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451" calcext:value-type="float">
            <text:p>445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26]+[.E126]" office:value-type="float" office:value="4451" calcext:value-type="float">
            <text:p>445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83.79" calcext:value-type="float">
            <text:p>83.7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3.79" calcext:value-type="float">
            <text:p>83.79</text:p>
          </table:table-cell>
          <table:table-cell table:number-columns-repeated="1011"/>
        </table:table-row>
        <table:table-row table:style-name="ro1">
          <table:table-cell table:style-name="ce2" office:value-type="float" office:value="27786" calcext:value-type="float">
            <text:p>27786</text:p>
          </table:table-cell>
          <table:table-cell table:style-name="ce2" office:value-type="string" calcext:value-type="string">
            <text:p>674f78f3b70f3494f6ce4c1d10c3dc0a9505545b84fca93209637562c1b2a078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464" calcext:value-type="float">
            <text:p>5464</text:p>
          </table:table-cell>
          <table:table-cell table:style-name="ce2" office:value-type="float" office:value="12013" calcext:value-type="float">
            <text:p>12013</text:p>
          </table:table-cell>
          <table:table-cell table:style-name="ce2" table:formula="of:=[.D127]+[.E127]" office:value-type="float" office:value="17477" calcext:value-type="float">
            <text:p>17477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43.91" calcext:value-type="float">
            <text:p>43.91</text:p>
          </table:table-cell>
          <table:table-cell table:style-name="ce2" office:value-type="float" office:value="83.87" calcext:value-type="float">
            <text:p>83.8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3.87" calcext:value-type="float">
            <text:p>83.87</text:p>
          </table:table-cell>
          <table:table-cell table:number-columns-repeated="1011"/>
        </table:table-row>
        <table:table-row table:style-name="ro1">
          <table:table-cell table:style-name="ce2" office:value-type="float" office:value="27787" calcext:value-type="float">
            <text:p>27787</text:p>
          </table:table-cell>
          <table:table-cell table:style-name="ce2" office:value-type="string" calcext:value-type="string">
            <text:p>cafe75f9ef02b530fefb912cd6562d069d822d18cae4dc7795512d53c970589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4286" calcext:value-type="float">
            <text:p>428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28]+[.E128]" office:value-type="float" office:value="4286" calcext:value-type="float">
            <text:p>4286</text:p>
          </table:table-cell>
          <table:table-cell table:style-name="ce2" office:value-type="float" office:value="6.76" calcext:value-type="float">
            <text:p>6.7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97.11" calcext:value-type="float">
            <text:p>97.1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11" calcext:value-type="float">
            <text:p>97.11</text:p>
          </table:table-cell>
          <table:table-cell table:number-columns-repeated="1011"/>
        </table:table-row>
        <table:table-row table:style-name="ro1">
          <table:table-cell table:style-name="ce2" office:value-type="float" office:value="27787" calcext:value-type="float">
            <text:p>27787</text:p>
          </table:table-cell>
          <table:table-cell table:style-name="ce2" office:value-type="string" calcext:value-type="string">
            <text:p>e7c293be10e196541ab9e4347da2fb24c521d2d55f6d43e0106e087f0170c962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4133" calcext:value-type="float">
            <text:p>41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29]+[.E129]" office:value-type="float" office:value="4133" calcext:value-type="float">
            <text:p>4133</text:p>
          </table:table-cell>
          <table:table-cell table:style-name="ce2" office:value-type="float" office:value="9.11" calcext:value-type="float">
            <text:p>9.11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99.06" calcext:value-type="float">
            <text:p>99.0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06" calcext:value-type="float">
            <text:p>99.06</text:p>
          </table:table-cell>
          <table:table-cell table:number-columns-repeated="1011"/>
        </table:table-row>
        <table:table-row table:style-name="ro1">
          <table:table-cell table:style-name="ce2" office:value-type="float" office:value="27788" calcext:value-type="float">
            <text:p>27788</text:p>
          </table:table-cell>
          <table:table-cell table:style-name="ce2" office:value-type="string" calcext:value-type="string">
            <text:p>fbdeaefcd53bfe0c80190ce8daaddeb3e660472b9cbf173321411fd1e1e2622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733" calcext:value-type="float">
            <text:p>57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30]+[.E130]" office:value-type="float" office:value="5733" calcext:value-type="float">
            <text:p>5733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8.03" calcext:value-type="float">
            <text:p>28.03</text:p>
          </table:table-cell>
          <table:table-cell table:style-name="ce2" office:value-type="float" office:value="86.06" calcext:value-type="float">
            <text:p>86.0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06" calcext:value-type="float">
            <text:p>86.06</text:p>
          </table:table-cell>
          <table:table-cell table:number-columns-repeated="1011"/>
        </table:table-row>
        <table:table-row table:style-name="ro1">
          <table:table-cell table:style-name="ce2" office:value-type="float" office:value="27789" calcext:value-type="float">
            <text:p>27789</text:p>
          </table:table-cell>
          <table:table-cell table:style-name="ce2" office:value-type="string" calcext:value-type="string">
            <text:p>5425f3d4ffd3b47929e7603d7a59ce84557449d22e45a164b78ec62334c2deb1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431" calcext:value-type="float">
            <text:p>4431</text:p>
          </table:table-cell>
          <table:table-cell table:style-name="ce2" office:value-type="float" office:value="2135" calcext:value-type="float">
            <text:p>2135</text:p>
          </table:table-cell>
          <table:table-cell table:style-name="ce2" table:formula="of:=[.D131]+[.E131]" office:value-type="float" office:value="6566" calcext:value-type="float">
            <text:p>6566</text:p>
          </table:table-cell>
          <table:table-cell table:style-name="ce2" office:value-type="float" office:value="5.64" calcext:value-type="float">
            <text:p>5.64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7.96" calcext:value-type="float">
            <text:p>7.96</text:p>
          </table:table-cell>
          <table:table-cell table:style-name="ce2" office:value-type="float" office:value="88.25" calcext:value-type="float">
            <text:p>88.2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8.25" calcext:value-type="float">
            <text:p>88.25</text:p>
          </table:table-cell>
          <table:table-cell table:number-columns-repeated="1011"/>
        </table:table-row>
        <table:table-row table:style-name="ro1">
          <table:table-cell table:style-name="ce2" office:value-type="float" office:value="27790" calcext:value-type="float">
            <text:p>27790</text:p>
          </table:table-cell>
          <table:table-cell table:style-name="ce2" office:value-type="string" calcext:value-type="string">
            <text:p>b461c6620c9634bc042b23fefeebf135cd447f4bae6caf7b17d6bdc93ebcf96e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32]+[.E132]" office:value-type="float" office:value="3600" calcext:value-type="float">
            <text:p>3600</text:p>
          </table:table-cell>
          <table:table-cell table:style-name="ce2" office:value-type="float" office:value="8.48" calcext:value-type="float">
            <text:p>8.48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5.87" calcext:value-type="float">
            <text:p>5.87</text:p>
          </table:table-cell>
          <table:table-cell table:style-name="ce2" office:value-type="float" office:value="86.29" calcext:value-type="float">
            <text:p>86.2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29" calcext:value-type="float">
            <text:p>86.29</text:p>
          </table:table-cell>
          <table:table-cell table:number-columns-repeated="1011"/>
        </table:table-row>
        <table:table-row table:style-name="ro1">
          <table:table-cell table:style-name="ce2" office:value-type="float" office:value="27791" calcext:value-type="float">
            <text:p>27791</text:p>
          </table:table-cell>
          <table:table-cell table:style-name="ce2" office:value-type="string" calcext:value-type="string">
            <text:p>b35561510f005d13334819cb4e293e2b8fd044797ebd12785492024d4383fe2d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045" calcext:value-type="float">
            <text:p>4045</text:p>
          </table:table-cell>
          <table:table-cell table:style-name="ce2" office:value-type="float" office:value="3407" calcext:value-type="float">
            <text:p>3407</text:p>
          </table:table-cell>
          <table:table-cell table:style-name="ce2" table:formula="of:=[.D133]+[.E133]" office:value-type="float" office:value="7452" calcext:value-type="float">
            <text:p>7452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6.68" calcext:value-type="float">
            <text:p>6.68</text:p>
          </table:table-cell>
          <table:table-cell table:style-name="ce2" office:value-type="float" office:value="69.96" calcext:value-type="float">
            <text:p>69.9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9.96" calcext:value-type="float">
            <text:p>69.96</text:p>
          </table:table-cell>
          <table:table-cell table:number-columns-repeated="1011"/>
        </table:table-row>
        <table:table-row table:style-name="ro1">
          <table:table-cell table:style-name="ce2" office:value-type="float" office:value="27791" calcext:value-type="float">
            <text:p>27791</text:p>
          </table:table-cell>
          <table:table-cell table:style-name="ce2" office:value-type="string" calcext:value-type="string">
            <text:p>44344f88493a316f677712e2b54c038c67b80fcb0e918fb47c7f9f2049a3e90e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5143" calcext:value-type="float">
            <text:p>5143</text:p>
          </table:table-cell>
          <table:table-cell table:style-name="ce2" office:value-type="float" office:value="3407" calcext:value-type="float">
            <text:p>3407</text:p>
          </table:table-cell>
          <table:table-cell table:style-name="ce2" table:formula="of:=[.D134]+[.E134]" office:value-type="float" office:value="8550" calcext:value-type="float">
            <text:p>8550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7.82" calcext:value-type="float">
            <text:p>7.82</text:p>
          </table:table-cell>
          <table:table-cell table:style-name="ce2" office:value-type="float" office:value="73.21" calcext:value-type="float">
            <text:p>73.2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3.21" calcext:value-type="float">
            <text:p>73.21</text:p>
          </table:table-cell>
          <table:table-cell table:number-columns-repeated="1011"/>
        </table:table-row>
        <table:table-row table:style-name="ro1">
          <table:table-cell table:style-name="ce2" office:value-type="float" office:value="27792" calcext:value-type="float">
            <text:p>27792</text:p>
          </table:table-cell>
          <table:table-cell table:style-name="ce2" office:value-type="string" calcext:value-type="string">
            <text:p>b7cc906b5a8d901cf285314b177fb734901f241b243bedf29ac2c044fdbabe78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343" calcext:value-type="float">
            <text:p>434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35]+[.E135]" office:value-type="float" office:value="4343" calcext:value-type="float">
            <text:p>4343</text:p>
          </table:table-cell>
          <table:table-cell table:style-name="ce2" office:value-type="float" office:value="6.93" calcext:value-type="float">
            <text:p>6.93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83.62" calcext:value-type="float">
            <text:p>83.6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3.62" calcext:value-type="float">
            <text:p>83.62</text:p>
          </table:table-cell>
          <table:table-cell table:number-columns-repeated="1011"/>
        </table:table-row>
        <table:table-row table:style-name="ro1">
          <table:table-cell table:style-name="ce2" office:value-type="float" office:value="27793" calcext:value-type="float">
            <text:p>27793</text:p>
          </table:table-cell>
          <table:table-cell table:style-name="ce2" office:value-type="string" calcext:value-type="string">
            <text:p>6d288e61a08408171ca0807788c1762a7d6c3458a03f5eca57e6a8cd5ed94633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3188" calcext:value-type="float">
            <text:p>318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36]+[.E136]" office:value-type="float" office:value="3188" calcext:value-type="float">
            <text:p>3188</text:p>
          </table:table-cell>
          <table:table-cell table:style-name="ce2" office:value-type="float" office:value="7.34" calcext:value-type="float">
            <text:p>7.34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16.15" calcext:value-type="float">
            <text:p>16.15</text:p>
          </table:table-cell>
          <table:table-cell table:style-name="ce2" office:value-type="float" office:value="78.06" calcext:value-type="float">
            <text:p>78.0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8.06" calcext:value-type="float">
            <text:p>78.06</text:p>
          </table:table-cell>
          <table:table-cell table:number-columns-repeated="1011"/>
        </table:table-row>
        <table:table-row table:style-name="ro1">
          <table:table-cell table:style-name="ce2" office:value-type="float" office:value="27794" calcext:value-type="float">
            <text:p>27794</text:p>
          </table:table-cell>
          <table:table-cell table:style-name="ce2" office:value-type="string" calcext:value-type="string">
            <text:p>99f5a04171672340809a496e2ab16bd05933d453666457dfb81cefdeee0d01e3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03589" calcext:value-type="float">
            <text:p>103589</text:p>
          </table:table-cell>
          <table:table-cell table:style-name="ce2" office:value-type="float" office:value="5542" calcext:value-type="float">
            <text:p>5542</text:p>
          </table:table-cell>
          <table:table-cell table:style-name="ce2" table:formula="of:=[.D137]+[.E137]" office:value-type="float" office:value="109131" calcext:value-type="float">
            <text:p>109131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6.95" calcext:value-type="float">
            <text:p>6.95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24.06" calcext:value-type="float">
            <text:p>24.06</text:p>
          </table:table-cell>
          <table:table-cell table:style-name="ce2" office:value-type="float" office:value="80.52" calcext:value-type="float">
            <text:p>80.5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0.52" calcext:value-type="float">
            <text:p>80.52</text:p>
          </table:table-cell>
          <table:table-cell table:number-columns-repeated="1011"/>
        </table:table-row>
        <table:table-row table:style-name="ro1">
          <table:table-cell table:style-name="ce2" office:value-type="float" office:value="27795" calcext:value-type="float">
            <text:p>27795</text:p>
          </table:table-cell>
          <table:table-cell table:style-name="ce2" office:value-type="string" calcext:value-type="string">
            <text:p>cf89aeca1f8a0a89a43e4e2b4c82ebad832f4607f37165fb6d83349613c8c61c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3577" calcext:value-type="float">
            <text:p>3577</text:p>
          </table:table-cell>
          <table:table-cell table:style-name="ce2" office:value-type="float" office:value="1734" calcext:value-type="float">
            <text:p>1734</text:p>
          </table:table-cell>
          <table:table-cell table:style-name="ce2" table:formula="of:=[.D138]+[.E138]" office:value-type="float" office:value="5311" calcext:value-type="float">
            <text:p>5311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64.19" calcext:value-type="float">
            <text:p>64.1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4.19" calcext:value-type="float">
            <text:p>64.19</text:p>
          </table:table-cell>
          <table:table-cell table:number-columns-repeated="1011"/>
        </table:table-row>
        <table:table-row table:style-name="ro1">
          <table:table-cell table:style-name="ce2" office:value-type="float" office:value="27796" calcext:value-type="float">
            <text:p>27796</text:p>
          </table:table-cell>
          <table:table-cell table:style-name="ce2" office:value-type="string" calcext:value-type="string">
            <text:p>d21cd725c135cb0f4b90cb889f37087945c70b6b35ce1370bbaa7ed8ede80d2d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031" calcext:value-type="float">
            <text:p>4031</text:p>
          </table:table-cell>
          <table:table-cell table:style-name="ce2" office:value-type="float" office:value="2486" calcext:value-type="float">
            <text:p>2486</text:p>
          </table:table-cell>
          <table:table-cell table:style-name="ce2" table:formula="of:=[.D139]+[.E139]" office:value-type="float" office:value="6517" calcext:value-type="float">
            <text:p>6517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6.36" calcext:value-type="float">
            <text:p>6.36</text:p>
          </table:table-cell>
          <table:table-cell table:style-name="ce2" office:value-type="float" office:value="66.18" calcext:value-type="float">
            <text:p>66.1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6.18" calcext:value-type="float">
            <text:p>66.18</text:p>
          </table:table-cell>
          <table:table-cell table:number-columns-repeated="1011"/>
        </table:table-row>
        <table:table-row table:style-name="ro1">
          <table:table-cell table:style-name="ce2" office:value-type="float" office:value="27796" calcext:value-type="float">
            <text:p>27796</text:p>
          </table:table-cell>
          <table:table-cell table:style-name="ce2" office:value-type="string" calcext:value-type="string">
            <text:p>0479096a88fa5a9de2b4ffd9555f00770ab5baab895adb334f30712a4eb11807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2486" calcext:value-type="float">
            <text:p>2486</text:p>
          </table:table-cell>
          <table:table-cell table:style-name="ce2" table:formula="of:=[.D140]+[.E140]" office:value-type="float" office:value="4596" calcext:value-type="float">
            <text:p>4596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42.03" calcext:value-type="float">
            <text:p>42.0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42.03" calcext:value-type="float">
            <text:p>42.03</text:p>
          </table:table-cell>
          <table:table-cell table:number-columns-repeated="1011"/>
        </table:table-row>
        <table:table-row table:style-name="ro1">
          <table:table-cell table:style-name="ce2" office:value-type="float" office:value="27797" calcext:value-type="float">
            <text:p>27797</text:p>
          </table:table-cell>
          <table:table-cell table:style-name="ce2" office:value-type="string" calcext:value-type="string">
            <text:p>dcce072f819854d860b8f9419b7eb3a4a9d2a1627d589e08511599c570696749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374" calcext:value-type="float">
            <text:p>4374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table:formula="of:=[.D141]+[.E141]" office:value-type="float" office:value="5916" calcext:value-type="float">
            <text:p>5916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7.26" calcext:value-type="float">
            <text:p>7.26</text:p>
          </table:table-cell>
          <table:table-cell table:style-name="ce2" office:value-type="float" office:value="77.91" calcext:value-type="float">
            <text:p>77.9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7.91" calcext:value-type="float">
            <text:p>77.91</text:p>
          </table:table-cell>
          <table:table-cell table:number-columns-repeated="1011"/>
        </table:table-row>
        <table:table-row table:style-name="ro1">
          <table:table-cell table:style-name="ce2" office:value-type="float" office:value="27798" calcext:value-type="float">
            <text:p>27798</text:p>
          </table:table-cell>
          <table:table-cell table:style-name="ce2" office:value-type="string" calcext:value-type="string">
            <text:p>42ae0d594efb08358ad86712dcd16cb54d93634ce366b975bb55883904cce11e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287" calcext:value-type="float">
            <text:p>528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42]+[.E142]" office:value-type="float" office:value="5287" calcext:value-type="float">
            <text:p>5287</text:p>
          </table:table-cell>
          <table:table-cell table:style-name="ce2" office:value-type="float" office:value="7.51" calcext:value-type="float">
            <text:p>7.51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91.99" calcext:value-type="float">
            <text:p>91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99" calcext:value-type="float">
            <text:p>91.99</text:p>
          </table:table-cell>
          <table:table-cell table:number-columns-repeated="1011"/>
        </table:table-row>
        <table:table-row table:style-name="ro1">
          <table:table-cell table:style-name="ce2" office:value-type="float" office:value="27798" calcext:value-type="float">
            <text:p>27798</text:p>
          </table:table-cell>
          <table:table-cell table:style-name="ce2" office:value-type="string" calcext:value-type="string">
            <text:p>741cdd486e063c73cf9bb32073a7627176cc4ba5335cf280fc72113b2d9c8155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386" calcext:value-type="float">
            <text:p>638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43]+[.E143]" office:value-type="float" office:value="6386" calcext:value-type="float">
            <text:p>6386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17.83" calcext:value-type="float">
            <text:p>17.83</text:p>
          </table:table-cell>
          <table:table-cell table:style-name="ce2" office:value-type="float" office:value="95.69" calcext:value-type="float">
            <text:p>95.6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69" calcext:value-type="float">
            <text:p>95.69</text:p>
          </table:table-cell>
          <table:table-cell table:number-columns-repeated="1011"/>
        </table:table-row>
        <table:table-row table:style-name="ro1">
          <table:table-cell table:style-name="ce2" office:value-type="float" office:value="27799" calcext:value-type="float">
            <text:p>27799</text:p>
          </table:table-cell>
          <table:table-cell table:style-name="ce2" office:value-type="string" calcext:value-type="string">
            <text:p>77b9347024b7c1b292da4459d97452eadb4df423af0392d15bca47e339366808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5851" calcext:value-type="float">
            <text:p>585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44]+[.E144]" office:value-type="float" office:value="5851" calcext:value-type="float">
            <text:p>5851</text:p>
          </table:table-cell>
          <table:table-cell table:style-name="ce2" office:value-type="float" office:value="9.54" calcext:value-type="float">
            <text:p>9.54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96.63" calcext:value-type="float">
            <text:p>96.6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63" calcext:value-type="float">
            <text:p>96.63</text:p>
          </table:table-cell>
          <table:table-cell table:number-columns-repeated="1011"/>
        </table:table-row>
        <table:table-row table:style-name="ro1">
          <table:table-cell table:style-name="ce2" office:value-type="float" office:value="27800" calcext:value-type="float">
            <text:p>27800</text:p>
          </table:table-cell>
          <table:table-cell table:style-name="ce2" office:value-type="string" calcext:value-type="string">
            <text:p>4cd1b8af54a8fa424be3680913cdab8ee6024516b5c2fc8a0759d0ebe97b8f9a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036" calcext:value-type="float">
            <text:p>503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45]+[.E145]" office:value-type="float" office:value="5036" calcext:value-type="float">
            <text:p>5036</text:p>
          </table:table-cell>
          <table:table-cell table:style-name="ce2" office:value-type="float" office:value="8.16" calcext:value-type="float">
            <text:p>8.16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98.39" calcext:value-type="float">
            <text:p>98.3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39" calcext:value-type="float">
            <text:p>98.39</text:p>
          </table:table-cell>
          <table:table-cell table:number-columns-repeated="1011"/>
        </table:table-row>
        <table:table-row table:style-name="ro1">
          <table:table-cell table:style-name="ce2" office:value-type="float" office:value="27801" calcext:value-type="float">
            <text:p>27801</text:p>
          </table:table-cell>
          <table:table-cell table:style-name="ce2" office:value-type="string" calcext:value-type="string">
            <text:p>330a31e5808f2fae15479155efba7f28c18ef7f60569457559224827c7878fa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864" calcext:value-type="float">
            <text:p>786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46]+[.E146]" office:value-type="float" office:value="7864" calcext:value-type="float">
            <text:p>7864</text:p>
          </table:table-cell>
          <table:table-cell table:style-name="ce2" office:value-type="float" office:value="8.35" calcext:value-type="float">
            <text:p>8.35</text:p>
          </table:table-cell>
          <table:table-cell table:style-name="ce2" office:value-type="float" office:value="7.95" calcext:value-type="float">
            <text:p>7.95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25.32" calcext:value-type="float">
            <text:p>25.32</text:p>
          </table:table-cell>
          <table:table-cell table:style-name="ce2" office:value-type="float" office:value="93.74" calcext:value-type="float">
            <text:p>93.7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74" calcext:value-type="float">
            <text:p>93.74</text:p>
          </table:table-cell>
          <table:table-cell table:number-columns-repeated="1011"/>
        </table:table-row>
        <table:table-row table:style-name="ro1">
          <table:table-cell table:style-name="ce2" office:value-type="float" office:value="27802" calcext:value-type="float">
            <text:p>27802</text:p>
          </table:table-cell>
          <table:table-cell table:style-name="ce2" office:value-type="string" calcext:value-type="string">
            <text:p>8fe87a72000964e3cb1eb8c19796f44d8f48b5adcd813192d538b3d46004e62f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4725" calcext:value-type="float">
            <text:p>4725</text:p>
          </table:table-cell>
          <table:table-cell table:style-name="ce2" office:value-type="float" office:value="1862" calcext:value-type="float">
            <text:p>1862</text:p>
          </table:table-cell>
          <table:table-cell table:style-name="ce2" table:formula="of:=[.D147]+[.E147]" office:value-type="float" office:value="6587" calcext:value-type="float">
            <text:p>6587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office:value-type="float" office:value="94.86" calcext:value-type="float">
            <text:p>94.8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86" calcext:value-type="float">
            <text:p>94.86</text:p>
          </table:table-cell>
          <table:table-cell table:number-columns-repeated="1011"/>
        </table:table-row>
        <table:table-row table:style-name="ro1">
          <table:table-cell table:style-name="ce2" office:value-type="float" office:value="27803" calcext:value-type="float">
            <text:p>27803</text:p>
          </table:table-cell>
          <table:table-cell table:style-name="ce2" office:value-type="string" calcext:value-type="string">
            <text:p>5c4d79667e8a5cb1d8ec5c938f87c94de045027989920b1e851190f15b82b509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7233" calcext:value-type="float">
            <text:p>72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48]+[.E148]" office:value-type="float" office:value="7233" calcext:value-type="float">
            <text:p>7233</text:p>
          </table:table-cell>
          <table:table-cell table:style-name="ce2" office:value-type="float" office:value="6.45" calcext:value-type="float">
            <text:p>6.45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8.41" calcext:value-type="float">
            <text:p>8.41</text:p>
          </table:table-cell>
          <table:table-cell table:style-name="ce2" office:value-type="float" office:value="97.59" calcext:value-type="float">
            <text:p>97.5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59" calcext:value-type="float">
            <text:p>97.59</text:p>
          </table:table-cell>
          <table:table-cell table:number-columns-repeated="1011"/>
        </table:table-row>
        <table:table-row table:style-name="ro1">
          <table:table-cell table:style-name="ce2" office:value-type="float" office:value="27804" calcext:value-type="float">
            <text:p>27804</text:p>
          </table:table-cell>
          <table:table-cell table:style-name="ce2" office:value-type="string" calcext:value-type="string">
            <text:p>7b79383779d8b198ac49a158eb4e38893937b3c4549691372f23d175c3598fb5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253" calcext:value-type="float">
            <text:p>725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49]+[.E149]" office:value-type="float" office:value="7253" calcext:value-type="float">
            <text:p>7253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21.11" calcext:value-type="float">
            <text:p>21.11</text:p>
          </table:table-cell>
          <table:table-cell table:style-name="ce2" office:value-type="float" office:value="96.69" calcext:value-type="float">
            <text:p>96.6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69" calcext:value-type="float">
            <text:p>96.69</text:p>
          </table:table-cell>
          <table:table-cell table:number-columns-repeated="1011"/>
        </table:table-row>
        <table:table-row table:style-name="ro1">
          <table:table-cell table:style-name="ce2" office:value-type="float" office:value="27805" calcext:value-type="float">
            <text:p>27805</text:p>
          </table:table-cell>
          <table:table-cell table:style-name="ce2" office:value-type="string" calcext:value-type="string">
            <text:p>68c8c65a353b284bd52f32e9c8ea6f57af56712975e0864b47bc422df75e5f26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675" calcext:value-type="float">
            <text:p>567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50]+[.E150]" office:value-type="float" office:value="5675" calcext:value-type="float">
            <text:p>5675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8.76" calcext:value-type="float">
            <text:p>8.76</text:p>
          </table:table-cell>
          <table:table-cell table:style-name="ce2" office:value-type="float" office:value="99.09" calcext:value-type="float">
            <text:p>99.0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09" calcext:value-type="float">
            <text:p>99.09</text:p>
          </table:table-cell>
          <table:table-cell table:number-columns-repeated="1011"/>
        </table:table-row>
        <table:table-row table:style-name="ro1">
          <table:table-cell table:style-name="ce2" office:value-type="float" office:value="27806" calcext:value-type="float">
            <text:p>27806</text:p>
          </table:table-cell>
          <table:table-cell table:style-name="ce2" office:value-type="string" calcext:value-type="string">
            <text:p>7babc26bf6654ba9b97d0c8858ca44c9047332c4c193110a3d855c4eae6d5b08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353" calcext:value-type="float">
            <text:p>635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51]+[.E151]" office:value-type="float" office:value="6353" calcext:value-type="float">
            <text:p>6353</text:p>
          </table:table-cell>
          <table:table-cell table:style-name="ce2" office:value-type="float" office:value="5.37" calcext:value-type="float">
            <text:p>5.37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8.32" calcext:value-type="float">
            <text:p>8.32</text:p>
          </table:table-cell>
          <table:table-cell table:style-name="ce2" office:value-type="float" office:value="92.33" calcext:value-type="float">
            <text:p>92.3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33" calcext:value-type="float">
            <text:p>92.33</text:p>
          </table:table-cell>
          <table:table-cell table:number-columns-repeated="1011"/>
        </table:table-row>
        <table:table-row table:style-name="ro1">
          <table:table-cell table:style-name="ce2" office:value-type="float" office:value="27807" calcext:value-type="float">
            <text:p>27807</text:p>
          </table:table-cell>
          <table:table-cell table:style-name="ce2" office:value-type="string" calcext:value-type="string">
            <text:p>4f0238bd9bbc7c34f38a9e4371ede0054375f4b46c7d49635104673dad34b6b7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736" calcext:value-type="float">
            <text:p>4736</text:p>
          </table:table-cell>
          <table:table-cell table:style-name="ce2" office:value-type="float" office:value="2465" calcext:value-type="float">
            <text:p>2465</text:p>
          </table:table-cell>
          <table:table-cell table:style-name="ce2" table:formula="of:=[.D152]+[.E152]" office:value-type="float" office:value="7201" calcext:value-type="float">
            <text:p>7201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6.74" calcext:value-type="float">
            <text:p>6.7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style-name="ce2" office:value-type="float" office:value="27808" calcext:value-type="float">
            <text:p>27808</text:p>
          </table:table-cell>
          <table:table-cell table:style-name="ce2" office:value-type="string" calcext:value-type="string">
            <text:p>231ca55ee313fd322ece7a4175318c74e2d279a0b2810006cc643b27992a781b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7330" calcext:value-type="float">
            <text:p>7330</text:p>
          </table:table-cell>
          <table:table-cell table:style-name="ce2" office:value-type="float" office:value="3801" calcext:value-type="float">
            <text:p>3801</text:p>
          </table:table-cell>
          <table:table-cell table:style-name="ce2" table:formula="of:=[.D153]+[.E153]" office:value-type="float" office:value="11131" calcext:value-type="float">
            <text:p>11131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93.18" calcext:value-type="float">
            <text:p>93.1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18" calcext:value-type="float">
            <text:p>93.18</text:p>
          </table:table-cell>
          <table:table-cell table:number-columns-repeated="1011"/>
        </table:table-row>
        <table:table-row table:style-name="ro1">
          <table:table-cell table:style-name="ce2" office:value-type="float" office:value="27809" calcext:value-type="float">
            <text:p>27809</text:p>
          </table:table-cell>
          <table:table-cell table:style-name="ce2" office:value-type="string" calcext:value-type="string">
            <text:p>8ba856f99e2df5a62344f08fb54f9fc17b66efdf67600342785bd3b323b23c4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836" calcext:value-type="float">
            <text:p>783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54]+[.E154]" office:value-type="float" office:value="7836" calcext:value-type="float">
            <text:p>7836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95.99" calcext:value-type="float">
            <text:p>95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99" calcext:value-type="float">
            <text:p>95.99</text:p>
          </table:table-cell>
          <table:table-cell table:number-columns-repeated="1011"/>
        </table:table-row>
        <table:table-row table:style-name="ro1">
          <table:table-cell table:style-name="ce2" office:value-type="float" office:value="27810" calcext:value-type="float">
            <text:p>27810</text:p>
          </table:table-cell>
          <table:table-cell table:style-name="ce2" office:value-type="string" calcext:value-type="string">
            <text:p>a0f5021ef0143eea453c27a4a2fb7592c9bede8bf6528cc929e023a0fba8dda7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579" calcext:value-type="float">
            <text:p>6579</text:p>
          </table:table-cell>
          <table:table-cell table:style-name="ce2" office:value-type="float" office:value="4648" calcext:value-type="float">
            <text:p>4648</text:p>
          </table:table-cell>
          <table:table-cell table:style-name="ce2" table:formula="of:=[.D155]+[.E155]" office:value-type="float" office:value="11227" calcext:value-type="float">
            <text:p>11227</text:p>
          </table:table-cell>
          <table:table-cell table:style-name="ce2" office:value-type="float" office:value="7.52" calcext:value-type="float">
            <text:p>7.52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93.46" calcext:value-type="float">
            <text:p>93.4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46" calcext:value-type="float">
            <text:p>93.46</text:p>
          </table:table-cell>
          <table:table-cell table:number-columns-repeated="1011"/>
        </table:table-row>
        <table:table-row table:style-name="ro1">
          <table:table-cell table:style-name="ce2" office:value-type="float" office:value="27811" calcext:value-type="float">
            <text:p>27811</text:p>
          </table:table-cell>
          <table:table-cell table:style-name="ce2" office:value-type="string" calcext:value-type="string">
            <text:p>e8571d6befe9cee0c55d574333de441e5f302c1874ec44cbc54ce601687be5b5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697" calcext:value-type="float">
            <text:p>669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56]+[.E156]" office:value-type="float" office:value="6697" calcext:value-type="float">
            <text:p>6697</text:p>
          </table:table-cell>
          <table:table-cell table:style-name="ce2" office:value-type="float" office:value="6.02" calcext:value-type="float">
            <text:p>6.02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98.96" calcext:value-type="float">
            <text:p>98.9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96" calcext:value-type="float">
            <text:p>98.96</text:p>
          </table:table-cell>
          <table:table-cell table:number-columns-repeated="1011"/>
        </table:table-row>
        <table:table-row table:style-name="ro1">
          <table:table-cell table:style-name="ce2" office:value-type="float" office:value="27812" calcext:value-type="float">
            <text:p>27812</text:p>
          </table:table-cell>
          <table:table-cell table:style-name="ce2" office:value-type="string" calcext:value-type="string">
            <text:p>4ae2ac252fb81f0cccd56d1e9cd3bf0b80a6514126588d33d6f74aa32ec3ae85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003" calcext:value-type="float">
            <text:p>700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57]+[.E157]" office:value-type="float" office:value="7003" calcext:value-type="float">
            <text:p>7003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9.15" calcext:value-type="float">
            <text:p>9.15</text:p>
          </table:table-cell>
          <table:table-cell table:style-name="ce2" office:value-type="float" office:value="92.18" calcext:value-type="float">
            <text:p>92.1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18" calcext:value-type="float">
            <text:p>92.18</text:p>
          </table:table-cell>
          <table:table-cell table:number-columns-repeated="1011"/>
        </table:table-row>
        <table:table-row table:style-name="ro1">
          <table:table-cell table:style-name="ce2" office:value-type="float" office:value="27813" calcext:value-type="float">
            <text:p>27813</text:p>
          </table:table-cell>
          <table:table-cell table:style-name="ce2" office:value-type="string" calcext:value-type="string">
            <text:p>310a314724d0d3615ebe6e94c7538b49f32aa0fbf255acb2b3f5d77cae652855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9550" calcext:value-type="float">
            <text:p>1955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58]+[.E158]" office:value-type="float" office:value="19550" calcext:value-type="float">
            <text:p>19550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6.13" calcext:value-type="float">
            <text:p>6.13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float" office:value="98.29" calcext:value-type="float">
            <text:p>98.2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29" calcext:value-type="float">
            <text:p>98.29</text:p>
          </table:table-cell>
          <table:table-cell table:number-columns-repeated="1011"/>
        </table:table-row>
        <table:table-row table:style-name="ro1">
          <table:table-cell table:style-name="ce2" office:value-type="float" office:value="27814" calcext:value-type="float">
            <text:p>27814</text:p>
          </table:table-cell>
          <table:table-cell table:style-name="ce2" office:value-type="string" calcext:value-type="string">
            <text:p>babe6acbe6da5fce3f752d65d0964cab263169ad6a7c31fa53ee8d4a02932fef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6191" calcext:value-type="float">
            <text:p>619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59]+[.E159]" office:value-type="float" office:value="6191" calcext:value-type="float">
            <text:p>6191</text:p>
          </table:table-cell>
          <table:table-cell table:style-name="ce2" office:value-type="float" office:value="6.61" calcext:value-type="float">
            <text:p>6.61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9.02" calcext:value-type="float">
            <text:p>9.02</text:p>
          </table:table-cell>
          <table:table-cell table:style-name="ce2" office:value-type="float" office:value="99.24" calcext:value-type="float">
            <text:p>99.2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24" calcext:value-type="float">
            <text:p>99.24</text:p>
          </table:table-cell>
          <table:table-cell table:number-columns-repeated="1011"/>
        </table:table-row>
        <table:table-row table:style-name="ro1">
          <table:table-cell table:style-name="ce2" office:value-type="float" office:value="27815" calcext:value-type="float">
            <text:p>27815</text:p>
          </table:table-cell>
          <table:table-cell table:style-name="ce2" office:value-type="string" calcext:value-type="string">
            <text:p>4751730be6edbc5578af19f76e7348ac806822ff154bfcdbd96b1190607cde3a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8841" calcext:value-type="float">
            <text:p>884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60]+[.E160]" office:value-type="float" office:value="8841" calcext:value-type="float">
            <text:p>8841</text:p>
          </table:table-cell>
          <table:table-cell table:style-name="ce2" office:value-type="float" office:value="6.08" calcext:value-type="float">
            <text:p>6.08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8.72" calcext:value-type="float">
            <text:p>8.72</text:p>
          </table:table-cell>
          <table:table-cell table:style-name="ce2" office:value-type="float" office:value="93.15" calcext:value-type="float">
            <text:p>93.1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15" calcext:value-type="float">
            <text:p>93.15</text:p>
          </table:table-cell>
          <table:table-cell table:number-columns-repeated="1011"/>
        </table:table-row>
        <table:table-row table:style-name="ro1">
          <table:table-cell table:style-name="ce2" office:value-type="float" office:value="27816" calcext:value-type="float">
            <text:p>27816</text:p>
          </table:table-cell>
          <table:table-cell table:style-name="ce2" office:value-type="string" calcext:value-type="string">
            <text:p>86b67aaba4a89c8f16893a7a87c9cd6f91da7ca8479096dd64ee4a8a3896c3bc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9500" calcext:value-type="float">
            <text:p>19500</text:p>
          </table:table-cell>
          <table:table-cell table:style-name="ce2" office:value-type="float" office:value="13305" calcext:value-type="float">
            <text:p>13305</text:p>
          </table:table-cell>
          <table:table-cell table:style-name="ce2" table:formula="of:=[.D161]+[.E161]" office:value-type="float" office:value="32805" calcext:value-type="float">
            <text:p>32805</text:p>
          </table:table-cell>
          <table:table-cell table:style-name="ce2" office:value-type="float" office:value="6.61" calcext:value-type="float">
            <text:p>6.61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0.31" calcext:value-type="float">
            <text:p>20.31</text:p>
          </table:table-cell>
          <table:table-cell table:style-name="ce2" office:value-type="float" office:value="96.2" calcext:value-type="float">
            <text:p>96.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2" calcext:value-type="float">
            <text:p>96.2</text:p>
          </table:table-cell>
          <table:table-cell table:number-columns-repeated="1011"/>
        </table:table-row>
        <table:table-row table:style-name="ro1">
          <table:table-cell table:style-name="ce2" office:value-type="float" office:value="27816" calcext:value-type="float">
            <text:p>27816</text:p>
          </table:table-cell>
          <table:table-cell table:style-name="ce2" office:value-type="string" calcext:value-type="string">
            <text:p>ca2db2cae5dcf7f7dee407d381485df8c46f4428852ebbd110e1bca4733daec0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208" calcext:value-type="float">
            <text:p>6208</text:p>
          </table:table-cell>
          <table:table-cell table:style-name="ce2" office:value-type="float" office:value="13305" calcext:value-type="float">
            <text:p>13305</text:p>
          </table:table-cell>
          <table:table-cell table:style-name="ce2" table:formula="of:=[.D162]+[.E162]" office:value-type="float" office:value="19513" calcext:value-type="float">
            <text:p>19513</text:p>
          </table:table-cell>
          <table:table-cell table:style-name="ce2" office:value-type="float" office:value="5.77" calcext:value-type="float">
            <text:p>5.77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9.92" calcext:value-type="float">
            <text:p>9.92</text:p>
          </table:table-cell>
          <table:table-cell table:style-name="ce2" office:value-type="float" office:value="91.53" calcext:value-type="float">
            <text:p>91.5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53" calcext:value-type="float">
            <text:p>91.53</text:p>
          </table:table-cell>
          <table:table-cell table:number-columns-repeated="1011"/>
        </table:table-row>
        <table:table-row table:style-name="ro1">
          <table:table-cell table:style-name="ce2" office:value-type="float" office:value="27817" calcext:value-type="float">
            <text:p>27817</text:p>
          </table:table-cell>
          <table:table-cell table:style-name="ce2" office:value-type="string" calcext:value-type="string">
            <text:p>12dd480751be3634f25c1e85e599941154e627516eae62eccd8b96e058b0e463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139" calcext:value-type="float">
            <text:p>713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63]+[.E163]" office:value-type="float" office:value="7139" calcext:value-type="float">
            <text:p>7139</text:p>
          </table:table-cell>
          <table:table-cell table:style-name="ce2" office:value-type="float" office:value="6.21" calcext:value-type="float">
            <text:p>6.21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29.91" calcext:value-type="float">
            <text:p>29.91</text:p>
          </table:table-cell>
          <table:table-cell table:style-name="ce2" office:value-type="float" office:value="95.99" calcext:value-type="float">
            <text:p>95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99" calcext:value-type="float">
            <text:p>95.99</text:p>
          </table:table-cell>
          <table:table-cell table:number-columns-repeated="1011"/>
        </table:table-row>
        <table:table-row table:style-name="ro1">
          <table:table-cell table:style-name="ce2" office:value-type="float" office:value="27818" calcext:value-type="float">
            <text:p>27818</text:p>
          </table:table-cell>
          <table:table-cell table:style-name="ce2" office:value-type="string" calcext:value-type="string">
            <text:p>7e891a43748cfef114dce8d8ca74eaa3f0db6aef4eb8fc91d7aee1230275436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840" calcext:value-type="float">
            <text:p>5840</text:p>
          </table:table-cell>
          <table:table-cell table:style-name="ce2" office:value-type="float" office:value="2471" calcext:value-type="float">
            <text:p>2471</text:p>
          </table:table-cell>
          <table:table-cell table:style-name="ce2" table:formula="of:=[.D164]+[.E164]" office:value-type="float" office:value="8311" calcext:value-type="float">
            <text:p>8311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13.08" calcext:value-type="float">
            <text:p>13.08</text:p>
          </table:table-cell>
          <table:table-cell table:style-name="ce2" office:value-type="float" office:value="94.76" calcext:value-type="float">
            <text:p>94.7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76" calcext:value-type="float">
            <text:p>94.76</text:p>
          </table:table-cell>
          <table:table-cell table:number-columns-repeated="1011"/>
        </table:table-row>
        <table:table-row table:style-name="ro1">
          <table:table-cell table:style-name="ce2" office:value-type="float" office:value="27819" calcext:value-type="float">
            <text:p>27819</text:p>
          </table:table-cell>
          <table:table-cell table:style-name="ce2" office:value-type="string" calcext:value-type="string">
            <text:p>1f3b37e8fa600504b9fbc336b9ede0797c88472b19d8ae740474ba6a838a4414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284" calcext:value-type="float">
            <text:p>428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65]+[.E165]" office:value-type="float" office:value="4284" calcext:value-type="float">
            <text:p>4284</text:p>
          </table:table-cell>
          <table:table-cell table:style-name="ce2" office:value-type="float" office:value="7.03" calcext:value-type="float">
            <text:p>7.03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19.11" calcext:value-type="float">
            <text:p>19.11</text:p>
          </table:table-cell>
          <table:table-cell table:style-name="ce2" office:value-type="float" office:value="92.69" calcext:value-type="float">
            <text:p>92.6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69" calcext:value-type="float">
            <text:p>92.69</text:p>
          </table:table-cell>
          <table:table-cell table:number-columns-repeated="1011"/>
        </table:table-row>
        <table:table-row table:style-name="ro1">
          <table:table-cell table:style-name="ce2" office:value-type="float" office:value="27820" calcext:value-type="float">
            <text:p>27820</text:p>
          </table:table-cell>
          <table:table-cell table:style-name="ce2" office:value-type="string" calcext:value-type="string">
            <text:p>34a6815e50c610fe2784b4afae78d010e3211b1c6397001ff1e96a17251d4c22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470" calcext:value-type="float">
            <text:p>447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66]+[.E166]" office:value-type="float" office:value="4470" calcext:value-type="float">
            <text:p>4470</text:p>
          </table:table-cell>
          <table:table-cell table:style-name="ce2" office:value-type="float" office:value="7.19" calcext:value-type="float">
            <text:p>7.19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6.65" calcext:value-type="float">
            <text:p>6.65</text:p>
          </table:table-cell>
          <table:table-cell table:style-name="ce2" office:value-type="float" office:value="85.69" calcext:value-type="float">
            <text:p>85.6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5.69" calcext:value-type="float">
            <text:p>85.69</text:p>
          </table:table-cell>
          <table:table-cell table:number-columns-repeated="1011"/>
        </table:table-row>
        <table:table-row table:style-name="ro1">
          <table:table-cell table:style-name="ce2" office:value-type="float" office:value="27821" calcext:value-type="float">
            <text:p>27821</text:p>
          </table:table-cell>
          <table:table-cell table:style-name="ce2" office:value-type="string" calcext:value-type="string">
            <text:p>8c6e4dcc90f4f44c9c0f11137fa8a01be53f4e2f352cf738138be20d2428d626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13069" calcext:value-type="float">
            <text:p>13069</text:p>
          </table:table-cell>
          <table:table-cell table:style-name="ce2" table:formula="of:=[.D167]+[.E167]" office:value-type="float" office:value="18164" calcext:value-type="float">
            <text:p>18164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83.05" calcext:value-type="float">
            <text:p>83.0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3.05" calcext:value-type="float">
            <text:p>83.05</text:p>
          </table:table-cell>
          <table:table-cell table:number-columns-repeated="1011"/>
        </table:table-row>
        <table:table-row table:style-name="ro1">
          <table:table-cell table:style-name="ce2" office:value-type="float" office:value="27822" calcext:value-type="float">
            <text:p>27822</text:p>
          </table:table-cell>
          <table:table-cell table:style-name="ce2" office:value-type="string" calcext:value-type="string">
            <text:p>efaf5ecd3a5426c09271703a4c9c5b9a04d52f58e3d403ad4f2f597c8986e0af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0109" calcext:value-type="float">
            <text:p>3010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68]+[.E168]" office:value-type="float" office:value="30109" calcext:value-type="float">
            <text:p>30109</text:p>
          </table:table-cell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8.79" calcext:value-type="float">
            <text:p>8.79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22.28" calcext:value-type="float">
            <text:p>22.28</text:p>
          </table:table-cell>
          <table:table-cell table:style-name="ce2" office:value-type="float" office:value="90.77" calcext:value-type="float">
            <text:p>90.7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77" calcext:value-type="float">
            <text:p>90.77</text:p>
          </table:table-cell>
          <table:table-cell table:number-columns-repeated="1011"/>
        </table:table-row>
        <table:table-row table:style-name="ro1">
          <table:table-cell table:style-name="ce2" office:value-type="float" office:value="27823" calcext:value-type="float">
            <text:p>27823</text:p>
          </table:table-cell>
          <table:table-cell table:style-name="ce2" office:value-type="string" calcext:value-type="string">
            <text:p>deb31dd8a0aa6a42f829f0f679909ed22bba0e49991b91f5b52ef0c600c4a602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023" calcext:value-type="float">
            <text:p>602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69]+[.E169]" office:value-type="float" office:value="6023" calcext:value-type="float">
            <text:p>6023</text:p>
          </table:table-cell>
          <table:table-cell table:style-name="ce2" office:value-type="float" office:value="6.28" calcext:value-type="float">
            <text:p>6.28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9.77" calcext:value-type="float">
            <text:p>9.77</text:p>
          </table:table-cell>
          <table:table-cell table:style-name="ce2" office:value-type="float" office:value="99.94" calcext:value-type="float">
            <text:p>99.9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94" calcext:value-type="float">
            <text:p>99.94</text:p>
          </table:table-cell>
          <table:table-cell table:number-columns-repeated="1011"/>
        </table:table-row>
        <table:table-row table:style-name="ro1">
          <table:table-cell table:style-name="ce2" office:value-type="float" office:value="27824" calcext:value-type="float">
            <text:p>27824</text:p>
          </table:table-cell>
          <table:table-cell table:style-name="ce2" office:value-type="string" calcext:value-type="string">
            <text:p>7c4eb308669acdc7c8d9d6ce2fc6f11744ea40d34b0b635810799ef95e6a8871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256" calcext:value-type="float">
            <text:p>525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70]+[.E170]" office:value-type="float" office:value="5256" calcext:value-type="float">
            <text:p>5256</text:p>
          </table:table-cell>
          <table:table-cell table:style-name="ce2" office:value-type="float" office:value="6.34" calcext:value-type="float">
            <text:p>6.34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19.94" calcext:value-type="float">
            <text:p>19.94</text:p>
          </table:table-cell>
          <table:table-cell table:style-name="ce2" office:value-type="float" office:value="92.21" calcext:value-type="float">
            <text:p>92.2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21" calcext:value-type="float">
            <text:p>92.21</text:p>
          </table:table-cell>
          <table:table-cell table:number-columns-repeated="1011"/>
        </table:table-row>
        <table:table-row table:style-name="ro1">
          <table:table-cell table:style-name="ce2" office:value-type="float" office:value="27825" calcext:value-type="float">
            <text:p>27825</text:p>
          </table:table-cell>
          <table:table-cell table:style-name="ce2" office:value-type="string" calcext:value-type="string">
            <text:p>d0705dd3e56dce38778e530fc1e86c905ebc8b8b25dbf6c64e335a37cf00a7b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916" calcext:value-type="float">
            <text:p>4916</text:p>
          </table:table-cell>
          <table:table-cell table:style-name="ce2" office:value-type="float" office:value="2724" calcext:value-type="float">
            <text:p>2724</text:p>
          </table:table-cell>
          <table:table-cell table:style-name="ce2" table:formula="of:=[.D171]+[.E171]" office:value-type="float" office:value="7640" calcext:value-type="float">
            <text:p>7640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19.69" calcext:value-type="float">
            <text:p>19.69</text:p>
          </table:table-cell>
          <table:table-cell table:style-name="ce2" office:value-type="float" office:value="91.77" calcext:value-type="float">
            <text:p>91.7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77" calcext:value-type="float">
            <text:p>91.77</text:p>
          </table:table-cell>
          <table:table-cell table:number-columns-repeated="1011"/>
        </table:table-row>
        <table:table-row table:style-name="ro1">
          <table:table-cell table:style-name="ce2" office:value-type="float" office:value="27826" calcext:value-type="float">
            <text:p>27826</text:p>
          </table:table-cell>
          <table:table-cell table:style-name="ce2" office:value-type="string" calcext:value-type="string">
            <text:p>b13c54b469331bdbc1da09ca9f8ae069fa747257597c34be3287dbb3251c4f3d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345" calcext:value-type="float">
            <text:p>534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72]+[.E172]" office:value-type="float" office:value="5345" calcext:value-type="float">
            <text:p>5345</text:p>
          </table:table-cell>
          <table:table-cell table:style-name="ce2" office:value-type="float" office:value="5.69" calcext:value-type="float">
            <text:p>5.69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87" calcext:value-type="float">
            <text:p>9.87</text:p>
          </table:table-cell>
          <table:table-cell table:style-name="ce2" office:value-type="float" office:value="92.89" calcext:value-type="float">
            <text:p>92.8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89" calcext:value-type="float">
            <text:p>92.89</text:p>
          </table:table-cell>
          <table:table-cell table:number-columns-repeated="1011"/>
        </table:table-row>
        <table:table-row table:style-name="ro1">
          <table:table-cell table:style-name="ce2" office:value-type="float" office:value="27827" calcext:value-type="float">
            <text:p>27827</text:p>
          </table:table-cell>
          <table:table-cell table:style-name="ce2" office:value-type="string" calcext:value-type="string">
            <text:p>78f80ebf08f479bd4820ed1c6dce71657eb8603316da7e7bd9c9c3bde1451b48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6092" calcext:value-type="float">
            <text:p>6092</text:p>
          </table:table-cell>
          <table:table-cell table:style-name="ce2" office:value-type="float" office:value="3071" calcext:value-type="float">
            <text:p>3071</text:p>
          </table:table-cell>
          <table:table-cell table:style-name="ce2" table:formula="of:=[.D173]+[.E173]" office:value-type="float" office:value="9163" calcext:value-type="float">
            <text:p>9163</text:p>
          </table:table-cell>
          <table:table-cell table:style-name="ce2" office:value-type="float" office:value="6.64" calcext:value-type="float">
            <text:p>6.64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96.1" calcext:value-type="float">
            <text:p>96.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1" calcext:value-type="float">
            <text:p>96.1</text:p>
          </table:table-cell>
          <table:table-cell table:number-columns-repeated="1011"/>
        </table:table-row>
        <table:table-row table:style-name="ro1">
          <table:table-cell table:style-name="ce2" office:value-type="float" office:value="27828" calcext:value-type="float">
            <text:p>27828</text:p>
          </table:table-cell>
          <table:table-cell table:style-name="ce2" office:value-type="string" calcext:value-type="string">
            <text:p>933f1ef3b8bb2bf99dd27bbc55f546e0c56a56dd7a759c06f960671e66eaa749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8163" calcext:value-type="float">
            <text:p>8163</text:p>
          </table:table-cell>
          <table:table-cell table:style-name="ce2" office:value-type="float" office:value="4431" calcext:value-type="float">
            <text:p>4431</text:p>
          </table:table-cell>
          <table:table-cell table:style-name="ce2" table:formula="of:=[.D174]+[.E174]" office:value-type="float" office:value="12594" calcext:value-type="float">
            <text:p>12594</text:p>
          </table:table-cell>
          <table:table-cell table:style-name="ce2" office:value-type="float" office:value="5.08" calcext:value-type="float">
            <text:p>5.08</text:p>
          </table:table-cell>
          <table:table-cell table:style-name="ce2" office:value-type="float" office:value="5.12" calcext:value-type="float">
            <text:p>5.12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50.12" calcext:value-type="float">
            <text:p>50.12</text:p>
          </table:table-cell>
          <table:table-cell table:style-name="ce2" office:value-type="float" office:value="95.87" calcext:value-type="float">
            <text:p>95.8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87" calcext:value-type="float">
            <text:p>95.87</text:p>
          </table:table-cell>
          <table:table-cell table:number-columns-repeated="1011"/>
        </table:table-row>
        <table:table-row table:style-name="ro1">
          <table:table-cell table:style-name="ce2" office:value-type="float" office:value="27829" calcext:value-type="float">
            <text:p>27829</text:p>
          </table:table-cell>
          <table:table-cell table:style-name="ce2" office:value-type="string" calcext:value-type="string">
            <text:p>dc1f4f96e277a12f7c7b9b7d0cffe41d44c4f8b4675e8a49dc37cdc18e2f2344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3144" calcext:value-type="float">
            <text:p>1314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75]+[.E175]" office:value-type="float" office:value="13144" calcext:value-type="float">
            <text:p>13144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16.13" calcext:value-type="float">
            <text:p>16.13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1" calcext:value-type="float">
            <text:p>94.1</text:p>
          </table:table-cell>
          <table:table-cell table:number-columns-repeated="1011"/>
        </table:table-row>
        <table:table-row table:style-name="ro1">
          <table:table-cell table:style-name="ce2" office:value-type="float" office:value="27830" calcext:value-type="float">
            <text:p>27830</text:p>
          </table:table-cell>
          <table:table-cell table:style-name="ce2" office:value-type="string" calcext:value-type="string">
            <text:p>75fadac192ac6d5e88c4802e1a04f1d6895e39803ef3c4067d0825cd03c36eb6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252" calcext:value-type="float">
            <text:p>6252</text:p>
          </table:table-cell>
          <table:table-cell table:style-name="ce2" office:value-type="float" office:value="7615" calcext:value-type="float">
            <text:p>7615</text:p>
          </table:table-cell>
          <table:table-cell table:style-name="ce2" table:formula="of:=[.D176]+[.E176]" office:value-type="float" office:value="13867" calcext:value-type="float">
            <text:p>13867</text:p>
          </table:table-cell>
          <table:table-cell table:style-name="ce2" office:value-type="float" office:value="5.75" calcext:value-type="float">
            <text:p>5.75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28.84" calcext:value-type="float">
            <text:p>28.84</text:p>
          </table:table-cell>
          <table:table-cell table:style-name="ce2" office:value-type="float" office:value="92.53" calcext:value-type="float">
            <text:p>92.5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53" calcext:value-type="float">
            <text:p>92.53</text:p>
          </table:table-cell>
          <table:table-cell table:number-columns-repeated="1011"/>
        </table:table-row>
        <table:table-row table:style-name="ro1">
          <table:table-cell table:style-name="ce2" office:value-type="float" office:value="27831" calcext:value-type="float">
            <text:p>27831</text:p>
          </table:table-cell>
          <table:table-cell table:style-name="ce2" office:value-type="string" calcext:value-type="string">
            <text:p>86ab62a9097a61e9bf940fad13ccf64ed19c372f81fa3344c4c1de015331d7e3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6328" calcext:value-type="float">
            <text:p>632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77]+[.E177]" office:value-type="float" office:value="6328" calcext:value-type="float">
            <text:p>6328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96.86" calcext:value-type="float">
            <text:p>96.8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86" calcext:value-type="float">
            <text:p>96.86</text:p>
          </table:table-cell>
          <table:table-cell table:number-columns-repeated="1011"/>
        </table:table-row>
        <table:table-row table:style-name="ro1">
          <table:table-cell table:style-name="ce2" office:value-type="float" office:value="27832" calcext:value-type="float">
            <text:p>27832</text:p>
          </table:table-cell>
          <table:table-cell table:style-name="ce2" office:value-type="string" calcext:value-type="string">
            <text:p>590d742ec6d8c5572e8d0a7fb2d51b2c6fc13ec8f7ecf68e9fc796d623fb4f3e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993" calcext:value-type="float">
            <text:p>7993</text:p>
          </table:table-cell>
          <table:table-cell table:style-name="ce2" office:value-type="float" office:value="10620" calcext:value-type="float">
            <text:p>10620</text:p>
          </table:table-cell>
          <table:table-cell table:style-name="ce2" table:formula="of:=[.D178]+[.E178]" office:value-type="float" office:value="18613" calcext:value-type="float">
            <text:p>18613</text:p>
          </table:table-cell>
          <table:table-cell table:style-name="ce2" office:value-type="float" office:value="5.68" calcext:value-type="float">
            <text:p>5.68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10.54" calcext:value-type="float">
            <text:p>10.54</text:p>
          </table:table-cell>
          <table:table-cell table:style-name="ce2" office:value-type="float" office:value="94.22" calcext:value-type="float">
            <text:p>94.2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22" calcext:value-type="float">
            <text:p>94.22</text:p>
          </table:table-cell>
          <table:table-cell table:number-columns-repeated="1011"/>
        </table:table-row>
        <table:table-row table:style-name="ro1">
          <table:table-cell table:style-name="ce2" office:value-type="float" office:value="27833" calcext:value-type="float">
            <text:p>27833</text:p>
          </table:table-cell>
          <table:table-cell table:style-name="ce2" office:value-type="string" calcext:value-type="string">
            <text:p>7d703ffe4619320eba18f58fa31cdfa2c92ec0a447540ff169a065f15d7dd512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818" calcext:value-type="float">
            <text:p>781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79]+[.E179]" office:value-type="float" office:value="7818" calcext:value-type="float">
            <text:p>7818</text:p>
          </table:table-cell>
          <table:table-cell table:style-name="ce2" office:value-type="float" office:value="5.44" calcext:value-type="float">
            <text:p>5.44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97.54" calcext:value-type="float">
            <text:p>97.5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54" calcext:value-type="float">
            <text:p>97.54</text:p>
          </table:table-cell>
          <table:table-cell table:number-columns-repeated="1011"/>
        </table:table-row>
        <table:table-row table:style-name="ro1">
          <table:table-cell table:style-name="ce2" office:value-type="float" office:value="27834" calcext:value-type="float">
            <text:p>27834</text:p>
          </table:table-cell>
          <table:table-cell table:style-name="ce2" office:value-type="string" calcext:value-type="string">
            <text:p>e12824e9e63ea62c2185504eb30c20f1ac8944484949834b065e2a36bb12387e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558" calcext:value-type="float">
            <text:p>6558</text:p>
          </table:table-cell>
          <table:table-cell table:style-name="ce2" office:value-type="float" office:value="6612" calcext:value-type="float">
            <text:p>6612</text:p>
          </table:table-cell>
          <table:table-cell table:style-name="ce2" table:formula="of:=[.D180]+[.E180]" office:value-type="float" office:value="13170" calcext:value-type="float">
            <text:p>13170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10.27" calcext:value-type="float">
            <text:p>10.27</text:p>
          </table:table-cell>
          <table:table-cell table:style-name="ce2" office:value-type="float" office:value="97.19" calcext:value-type="float">
            <text:p>97.1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19" calcext:value-type="float">
            <text:p>97.19</text:p>
          </table:table-cell>
          <table:table-cell table:number-columns-repeated="1011"/>
        </table:table-row>
        <table:table-row table:style-name="ro1">
          <table:table-cell table:style-name="ce2" office:value-type="float" office:value="27835" calcext:value-type="float">
            <text:p>27835</text:p>
          </table:table-cell>
          <table:table-cell table:style-name="ce2" office:value-type="string" calcext:value-type="string">
            <text:p>2c46294931b18a202e61f96d55789f934b8610db1a852d256342963c4a843f9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202" calcext:value-type="float">
            <text:p>6202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table:formula="of:=[.D181]+[.E181]" office:value-type="float" office:value="8156" calcext:value-type="float">
            <text:p>8156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96.28" calcext:value-type="float">
            <text:p>96.2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28" calcext:value-type="float">
            <text:p>96.28</text:p>
          </table:table-cell>
          <table:table-cell table:number-columns-repeated="1011"/>
        </table:table-row>
        <table:table-row table:style-name="ro1">
          <table:table-cell table:style-name="ce2" office:value-type="float" office:value="27836" calcext:value-type="float">
            <text:p>27836</text:p>
          </table:table-cell>
          <table:table-cell table:style-name="ce2" office:value-type="string" calcext:value-type="string">
            <text:p>6381ff0f88e725800d92481e1e3019efb40948610f0a44c979e7a5dffa3f7ec9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218" calcext:value-type="float">
            <text:p>7218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table:formula="of:=[.D182]+[.E182]" office:value-type="float" office:value="8229" calcext:value-type="float">
            <text:p>8229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7.03" calcext:value-type="float">
            <text:p>7.0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34.98" calcext:value-type="float">
            <text:p>34.98</text:p>
          </table:table-cell>
          <table:table-cell table:style-name="ce2" office:value-type="float" office:value="94.05" calcext:value-type="float">
            <text:p>94.0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05" calcext:value-type="float">
            <text:p>94.05</text:p>
          </table:table-cell>
          <table:table-cell table:number-columns-repeated="1011"/>
        </table:table-row>
        <table:table-row table:style-name="ro1">
          <table:table-cell table:style-name="ce2" office:value-type="float" office:value="27837" calcext:value-type="float">
            <text:p>27837</text:p>
          </table:table-cell>
          <table:table-cell table:style-name="ce2" office:value-type="string" calcext:value-type="string">
            <text:p>aee54b9754b2bd623dc846d89df51f8be5db29ffb84cddbef88fd3dc848f6227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04723" calcext:value-type="float">
            <text:p>104723</text:p>
          </table:table-cell>
          <table:table-cell table:style-name="ce2" office:value-type="float" office:value="9155" calcext:value-type="float">
            <text:p>9155</text:p>
          </table:table-cell>
          <table:table-cell table:style-name="ce2" table:formula="of:=[.D183]+[.E183]" office:value-type="float" office:value="113878" calcext:value-type="float">
            <text:p>113878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11.72" calcext:value-type="float">
            <text:p>11.72</text:p>
          </table:table-cell>
          <table:table-cell table:style-name="ce2" office:value-type="float" office:value="94.79" calcext:value-type="float">
            <text:p>94.7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79" calcext:value-type="float">
            <text:p>94.79</text:p>
          </table:table-cell>
          <table:table-cell table:number-columns-repeated="1011"/>
        </table:table-row>
        <table:table-row table:style-name="ro1">
          <table:table-cell table:style-name="ce2" office:value-type="float" office:value="27838" calcext:value-type="float">
            <text:p>27838</text:p>
          </table:table-cell>
          <table:table-cell table:style-name="ce2" office:value-type="string" calcext:value-type="string">
            <text:p>c6a2beea195d0ddb8034a67a28b19b565db04d88c0180a62a84f22a1714d504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160" calcext:value-type="float">
            <text:p>51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84]+[.E184]" office:value-type="float" office:value="5160" calcext:value-type="float">
            <text:p>5160</text:p>
          </table:table-cell>
          <table:table-cell table:style-name="ce2" office:value-type="float" office:value="6.34" calcext:value-type="float">
            <text:p>6.34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8.19" calcext:value-type="float">
            <text:p>8.19</text:p>
          </table:table-cell>
          <table:table-cell table:style-name="ce2" office:value-type="float" office:value="95.13" calcext:value-type="float">
            <text:p>95.1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13" calcext:value-type="float">
            <text:p>95.13</text:p>
          </table:table-cell>
          <table:table-cell table:number-columns-repeated="1011"/>
        </table:table-row>
        <table:table-row table:style-name="ro1">
          <table:table-cell table:style-name="ce2" office:value-type="float" office:value="27839" calcext:value-type="float">
            <text:p>27839</text:p>
          </table:table-cell>
          <table:table-cell table:style-name="ce2" office:value-type="string" calcext:value-type="string">
            <text:p>851e2e4c343cbbd25538829657082792b70878c0dbb72275440ff1d23ea22228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06167" calcext:value-type="float">
            <text:p>106167</text:p>
          </table:table-cell>
          <table:table-cell table:style-name="ce2" office:value-type="float" office:value="8520" calcext:value-type="float">
            <text:p>8520</text:p>
          </table:table-cell>
          <table:table-cell table:style-name="ce2" table:formula="of:=[.D185]+[.E185]" office:value-type="float" office:value="114687" calcext:value-type="float">
            <text:p>114687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28.95" calcext:value-type="float">
            <text:p>28.95</text:p>
          </table:table-cell>
          <table:table-cell table:style-name="ce2" office:value-type="float" office:value="94.14" calcext:value-type="float">
            <text:p>94.1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14" calcext:value-type="float">
            <text:p>94.14</text:p>
          </table:table-cell>
          <table:table-cell table:number-columns-repeated="1011"/>
        </table:table-row>
        <table:table-row table:style-name="ro1">
          <table:table-cell table:style-name="ce2" office:value-type="float" office:value="27840" calcext:value-type="float">
            <text:p>27840</text:p>
          </table:table-cell>
          <table:table-cell table:style-name="ce2" office:value-type="string" calcext:value-type="string">
            <text:p>61c9807368310ab5356b14c70082d6faccf7ef67c0eeb2a4da15515405adfb52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4809" calcext:value-type="float">
            <text:p>3480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86]+[.E186]" office:value-type="float" office:value="34809" calcext:value-type="float">
            <text:p>34809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12.43" calcext:value-type="float">
            <text:p>12.43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27.97" calcext:value-type="float">
            <text:p>27.97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66" calcext:value-type="float">
            <text:p>93.66</text:p>
          </table:table-cell>
          <table:table-cell table:number-columns-repeated="1011"/>
        </table:table-row>
        <table:table-row table:style-name="ro1">
          <table:table-cell table:style-name="ce2" office:value-type="float" office:value="27840" calcext:value-type="float">
            <text:p>27840</text:p>
          </table:table-cell>
          <table:table-cell table:style-name="ce2" office:value-type="string" calcext:value-type="string">
            <text:p>86b79b26d2045790dbe325bd0eb6701e8e02c9adb9077530e1e3456b88fc64a6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179" calcext:value-type="float">
            <text:p>617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87]+[.E187]" office:value-type="float" office:value="6179" calcext:value-type="float">
            <text:p>6179</text:p>
          </table:table-cell>
          <table:table-cell table:style-name="ce2" office:value-type="float" office:value="5.78" calcext:value-type="float">
            <text:p>5.78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26.37" calcext:value-type="float">
            <text:p>26.37</text:p>
          </table:table-cell>
          <table:table-cell table:style-name="ce2" office:value-type="float" office:value="97.71" calcext:value-type="float">
            <text:p>97.7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71" calcext:value-type="float">
            <text:p>97.71</text:p>
          </table:table-cell>
          <table:table-cell table:number-columns-repeated="1011"/>
        </table:table-row>
        <table:table-row table:style-name="ro1">
          <table:table-cell table:style-name="ce2" office:value-type="float" office:value="27841" calcext:value-type="float">
            <text:p>27841</text:p>
          </table:table-cell>
          <table:table-cell table:style-name="ce2" office:value-type="string" calcext:value-type="string">
            <text:p>5f3065b9a19e69f6433eab67b009ba0bcd7050222591a94f5102d6ec362f54a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0226" calcext:value-type="float">
            <text:p>1022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88]+[.E188]" office:value-type="float" office:value="10226" calcext:value-type="float">
            <text:p>10226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27.74" calcext:value-type="float">
            <text:p>27.74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1" calcext:value-type="float">
            <text:p>94.1</text:p>
          </table:table-cell>
          <table:table-cell table:number-columns-repeated="1011"/>
        </table:table-row>
        <table:table-row table:style-name="ro1">
          <table:table-cell table:style-name="ce2" office:value-type="float" office:value="27842" calcext:value-type="float">
            <text:p>27842</text:p>
          </table:table-cell>
          <table:table-cell table:style-name="ce2" office:value-type="string" calcext:value-type="string">
            <text:p>4bc0cfabbffba39080754a468c8738d9c7fa51190ceb9f35a31bb9a31476199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979" calcext:value-type="float">
            <text:p>497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89]+[.E189]" office:value-type="float" office:value="4979" calcext:value-type="float">
            <text:p>4979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8.76" calcext:value-type="float">
            <text:p>8.76</text:p>
          </table:table-cell>
          <table:table-cell table:style-name="ce2" office:value-type="float" office:value="95.82" calcext:value-type="float">
            <text:p>95.8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82" calcext:value-type="float">
            <text:p>95.82</text:p>
          </table:table-cell>
          <table:table-cell table:number-columns-repeated="1011"/>
        </table:table-row>
        <table:table-row table:style-name="ro1">
          <table:table-cell table:style-name="ce2" office:value-type="float" office:value="27843" calcext:value-type="float">
            <text:p>27843</text:p>
          </table:table-cell>
          <table:table-cell table:style-name="ce2" office:value-type="string" calcext:value-type="string">
            <text:p>df5338a5e9834fff1da785a5f83a57957f97cdd48786e7cb6fec11f52073232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138" calcext:value-type="float">
            <text:p>5138</text:p>
          </table:table-cell>
          <table:table-cell table:style-name="ce2" office:value-type="float" office:value="9375" calcext:value-type="float">
            <text:p>9375</text:p>
          </table:table-cell>
          <table:table-cell table:style-name="ce2" table:formula="of:=[.D190]+[.E190]" office:value-type="float" office:value="14513" calcext:value-type="float">
            <text:p>14513</text:p>
          </table:table-cell>
          <table:table-cell table:style-name="ce2" office:value-type="float" office:value="5.93" calcext:value-type="float">
            <text:p>5.93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9.83" calcext:value-type="float">
            <text:p>9.83</text:p>
          </table:table-cell>
          <table:table-cell table:style-name="ce2" office:value-type="float" office:value="95.57" calcext:value-type="float">
            <text:p>95.5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57" calcext:value-type="float">
            <text:p>95.57</text:p>
          </table:table-cell>
          <table:table-cell table:number-columns-repeated="1011"/>
        </table:table-row>
        <table:table-row table:style-name="ro1">
          <table:table-cell table:style-name="ce2" office:value-type="float" office:value="27844" calcext:value-type="float">
            <text:p>27844</text:p>
          </table:table-cell>
          <table:table-cell table:style-name="ce2" office:value-type="string" calcext:value-type="string">
            <text:p>066223a5685bd78c3fe941ed90d1b4fc21b0608d478341e5ad0da7159116cde1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29422" calcext:value-type="float">
            <text:p>2942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91]+[.E191]" office:value-type="float" office:value="29422" calcext:value-type="float">
            <text:p>29422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12.39" calcext:value-type="float">
            <text:p>12.39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27.88" calcext:value-type="float">
            <text:p>27.88</text:p>
          </table:table-cell>
          <table:table-cell table:style-name="ce2" office:value-type="float" office:value="93.53" calcext:value-type="float">
            <text:p>93.5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53" calcext:value-type="float">
            <text:p>93.53</text:p>
          </table:table-cell>
          <table:table-cell table:number-columns-repeated="1011"/>
        </table:table-row>
        <table:table-row table:style-name="ro1">
          <table:table-cell table:style-name="ce2" office:value-type="float" office:value="27845" calcext:value-type="float">
            <text:p>27845</text:p>
          </table:table-cell>
          <table:table-cell table:style-name="ce2" office:value-type="string" calcext:value-type="string">
            <text:p>b9c3f54a965da51eaf93e9a3266d814cfbd98ab8878e875552379250a9b8937c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3688" calcext:value-type="float">
            <text:p>13688</text:p>
          </table:table-cell>
          <table:table-cell table:style-name="ce2" office:value-type="float" office:value="2975" calcext:value-type="float">
            <text:p>2975</text:p>
          </table:table-cell>
          <table:table-cell table:style-name="ce2" table:formula="of:=[.D192]+[.E192]" office:value-type="float" office:value="16663" calcext:value-type="float">
            <text:p>16663</text:p>
          </table:table-cell>
          <table:table-cell table:style-name="ce2" office:value-type="float" office:value="5.58" calcext:value-type="float">
            <text:p>5.58</text:p>
          </table:table-cell>
          <table:table-cell table:style-name="ce2" office:value-type="float" office:value="7.08" calcext:value-type="float">
            <text:p>7.08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24.98" calcext:value-type="float">
            <text:p>24.98</text:p>
          </table:table-cell>
          <table:table-cell table:style-name="ce2" office:value-type="float" office:value="91.02" calcext:value-type="float">
            <text:p>91.0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02" calcext:value-type="float">
            <text:p>91.02</text:p>
          </table:table-cell>
          <table:table-cell table:number-columns-repeated="1011"/>
        </table:table-row>
        <table:table-row table:style-name="ro1">
          <table:table-cell table:style-name="ce2" office:value-type="float" office:value="27846" calcext:value-type="float">
            <text:p>27846</text:p>
          </table:table-cell>
          <table:table-cell table:style-name="ce2" office:value-type="string" calcext:value-type="string">
            <text:p>bc053bdf761fe3d0d77e18d48fef58fed8ab73bb5fa58e7e8f39d447bdc3430a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484" calcext:value-type="float">
            <text:p>548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93]+[.E193]" office:value-type="float" office:value="5484" calcext:value-type="float">
            <text:p>5484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94.01" calcext:value-type="float">
            <text:p>94.0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01" calcext:value-type="float">
            <text:p>94.01</text:p>
          </table:table-cell>
          <table:table-cell table:number-columns-repeated="1011"/>
        </table:table-row>
        <table:table-row table:style-name="ro1">
          <table:table-cell table:style-name="ce2" office:value-type="float" office:value="27847" calcext:value-type="float">
            <text:p>27847</text:p>
          </table:table-cell>
          <table:table-cell table:style-name="ce2" office:value-type="string" calcext:value-type="string">
            <text:p>7671f1615ad17b49ca049dd2232598794941a8857b390432be4372cdd92b5369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072" calcext:value-type="float">
            <text:p>5072</text:p>
          </table:table-cell>
          <table:table-cell table:style-name="ce2" office:value-type="float" office:value="1293" calcext:value-type="float">
            <text:p>1293</text:p>
          </table:table-cell>
          <table:table-cell table:style-name="ce2" table:formula="of:=[.D194]+[.E194]" office:value-type="float" office:value="6365" calcext:value-type="float">
            <text:p>636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93.81" calcext:value-type="float">
            <text:p>93.8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81" calcext:value-type="float">
            <text:p>93.81</text:p>
          </table:table-cell>
          <table:table-cell table:number-columns-repeated="1011"/>
        </table:table-row>
        <table:table-row table:style-name="ro1">
          <table:table-cell table:style-name="ce2" office:value-type="float" office:value="27847" calcext:value-type="float">
            <text:p>27847</text:p>
          </table:table-cell>
          <table:table-cell table:style-name="ce2" office:value-type="string" calcext:value-type="string">
            <text:p>3dd2a3fc4029da965a55c16cd0d1eb2f1eb42c712d25a4d14f8cf14433cdb67e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2321" calcext:value-type="float">
            <text:p>2321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table:formula="of:=[.D195]+[.E195]" office:value-type="float" office:value="4285" calcext:value-type="float">
            <text:p>4285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94.71" calcext:value-type="float">
            <text:p>94.7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71" calcext:value-type="float">
            <text:p>94.71</text:p>
          </table:table-cell>
          <table:table-cell table:number-columns-repeated="1011"/>
        </table:table-row>
        <table:table-row table:style-name="ro1">
          <table:table-cell table:style-name="ce2" office:value-type="float" office:value="27848" calcext:value-type="float">
            <text:p>27848</text:p>
          </table:table-cell>
          <table:table-cell table:style-name="ce2" office:value-type="string" calcext:value-type="string">
            <text:p>65aa02d2782c5fad1aa33365db1c347cfe7e23f272aa42c0101da288f6f16dc6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263" calcext:value-type="float">
            <text:p>326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96]+[.E196]" office:value-type="float" office:value="3263" calcext:value-type="float">
            <text:p>3263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94.71" calcext:value-type="float">
            <text:p>94.7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71" calcext:value-type="float">
            <text:p>94.71</text:p>
          </table:table-cell>
          <table:table-cell table:number-columns-repeated="1011"/>
        </table:table-row>
        <table:table-row table:style-name="ro1">
          <table:table-cell table:style-name="ce2" office:value-type="float" office:value="27849" calcext:value-type="float">
            <text:p>27849</text:p>
          </table:table-cell>
          <table:table-cell table:style-name="ce2" office:value-type="string" calcext:value-type="string">
            <text:p>76ca87a88dcf772494bec85166a92729b78a25b60ed9931a69dbdaf3c9058386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165" calcext:value-type="float">
            <text:p>3165</text:p>
          </table:table-cell>
          <table:table-cell table:style-name="ce2" office:value-type="float" office:value="4752" calcext:value-type="float">
            <text:p>4752</text:p>
          </table:table-cell>
          <table:table-cell table:style-name="ce2" table:formula="of:=[.D197]+[.E197]" office:value-type="float" office:value="7917" calcext:value-type="float">
            <text:p>7917</text:p>
          </table:table-cell>
          <table:table-cell table:style-name="ce2" office:value-type="float" office:value="4.03" calcext:value-type="float">
            <text:p>4.03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3.32" calcext:value-type="float">
            <text:p>3.32</text:p>
          </table:table-cell>
          <table:table-cell table:style-name="ce2" office:value-type="float" office:value="7.05" calcext:value-type="float">
            <text:p>7.05</text:p>
          </table:table-cell>
          <table:table-cell table:style-name="ce2" office:value-type="float" office:value="93.89" calcext:value-type="float">
            <text:p>93.8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89" calcext:value-type="float">
            <text:p>93.89</text:p>
          </table:table-cell>
          <table:table-cell table:number-columns-repeated="1011"/>
        </table:table-row>
        <table:table-row table:style-name="ro1">
          <table:table-cell table:style-name="ce2" office:value-type="float" office:value="27850" calcext:value-type="float">
            <text:p>27850</text:p>
          </table:table-cell>
          <table:table-cell table:style-name="ce2" office:value-type="string" calcext:value-type="string">
            <text:p>a9100a908e546a47a9fb60ce8bff6f554f9a51601d4324840b0a0a2dd763f412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855" calcext:value-type="float">
            <text:p>58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98]+[.E198]" office:value-type="float" office:value="5855" calcext:value-type="float">
            <text:p>5855</text:p>
          </table:table-cell>
          <table:table-cell table:style-name="ce2" office:value-type="float" office:value="8.27" calcext:value-type="float">
            <text:p>8.27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office:value-type="float" office:value="99.86" calcext:value-type="float">
            <text:p>99.8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86" calcext:value-type="float">
            <text:p>99.86</text:p>
          </table:table-cell>
          <table:table-cell table:number-columns-repeated="1011"/>
        </table:table-row>
        <table:table-row table:style-name="ro1">
          <table:table-cell table:style-name="ce2" office:value-type="float" office:value="27851" calcext:value-type="float">
            <text:p>27851</text:p>
          </table:table-cell>
          <table:table-cell table:style-name="ce2" office:value-type="string" calcext:value-type="string">
            <text:p>a1f7b0d617f71e08ae33ae3d2e9b7f641ca30db228deaa0c6af2e69ddd831478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088" calcext:value-type="float">
            <text:p>508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99]+[.E199]" office:value-type="float" office:value="5088" calcext:value-type="float">
            <text:p>5088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99.37" calcext:value-type="float">
            <text:p>99.3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37" calcext:value-type="float">
            <text:p>99.37</text:p>
          </table:table-cell>
          <table:table-cell table:number-columns-repeated="1011"/>
        </table:table-row>
        <table:table-row table:style-name="ro1">
          <table:table-cell table:style-name="ce2" office:value-type="float" office:value="27852" calcext:value-type="float">
            <text:p>27852</text:p>
          </table:table-cell>
          <table:table-cell table:style-name="ce2" office:value-type="string" calcext:value-type="string">
            <text:p>0939ea052db394847e903db666870ca442f95680f8f92b7b7dd1c4906d18629a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5799" calcext:value-type="float">
            <text:p>579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00]+[.E200]" office:value-type="float" office:value="5799" calcext:value-type="float">
            <text:p>5799</text:p>
          </table:table-cell>
          <table:table-cell table:style-name="ce2" office:value-type="float" office:value="7.58" calcext:value-type="float">
            <text:p>7.58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96.83" calcext:value-type="float">
            <text:p>96.8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83" calcext:value-type="float">
            <text:p>96.83</text:p>
          </table:table-cell>
          <table:table-cell table:number-columns-repeated="1011"/>
        </table:table-row>
        <table:table-row table:style-name="ro1">
          <table:table-cell table:style-name="ce2" office:value-type="float" office:value="27853" calcext:value-type="float">
            <text:p>27853</text:p>
          </table:table-cell>
          <table:table-cell table:style-name="ce2" office:value-type="string" calcext:value-type="string">
            <text:p>4a62de574b5eeab147d47f5c78460ffdbeee35906892b03262c91afaa528c8bf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683" calcext:value-type="float">
            <text:p>5683</text:p>
          </table:table-cell>
          <table:table-cell table:style-name="ce2" office:value-type="float" office:value="4135" calcext:value-type="float">
            <text:p>4135</text:p>
          </table:table-cell>
          <table:table-cell table:style-name="ce2" table:formula="of:=[.D201]+[.E201]" office:value-type="float" office:value="9818" calcext:value-type="float">
            <text:p>9818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99.06" calcext:value-type="float">
            <text:p>99.0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06" calcext:value-type="float">
            <text:p>99.06</text:p>
          </table:table-cell>
          <table:table-cell table:number-columns-repeated="1011"/>
        </table:table-row>
        <table:table-row table:style-name="ro1">
          <table:table-cell table:style-name="ce2" office:value-type="float" office:value="27854" calcext:value-type="float">
            <text:p>27854</text:p>
          </table:table-cell>
          <table:table-cell table:style-name="ce2" office:value-type="string" calcext:value-type="string">
            <text:p>27552807c9df4eb4bbeffe5907591b5aeda8e0f3e75d2d614b2714dcee111277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904" calcext:value-type="float">
            <text:p>69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02]+[.E202]" office:value-type="float" office:value="6904" calcext:value-type="float">
            <text:p>6904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21.55" calcext:value-type="float">
            <text:p>21.55</text:p>
          </table:table-cell>
          <table:table-cell table:style-name="ce2" office:value-type="float" office:value="98.98" calcext:value-type="float">
            <text:p>98.9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98" calcext:value-type="float">
            <text:p>98.98</text:p>
          </table:table-cell>
          <table:table-cell table:number-columns-repeated="1011"/>
        </table:table-row>
        <table:table-row table:style-name="ro1">
          <table:table-cell table:style-name="ce2" office:value-type="float" office:value="27855" calcext:value-type="float">
            <text:p>27855</text:p>
          </table:table-cell>
          <table:table-cell table:style-name="ce2" office:value-type="string" calcext:value-type="string">
            <text:p>c61cb577a4fe079fffc74638af536a53b49a2e4908b35733844e3b3b6f8a8121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104" calcext:value-type="float">
            <text:p>61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03]+[.E203]" office:value-type="float" office:value="6104" calcext:value-type="float">
            <text:p>6104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9.11" calcext:value-type="float">
            <text:p>9.11</text:p>
          </table:table-cell>
          <table:table-cell table:style-name="ce2" office:value-type="float" office:value="95.55" calcext:value-type="float">
            <text:p>95.5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55" calcext:value-type="float">
            <text:p>95.55</text:p>
          </table:table-cell>
          <table:table-cell table:number-columns-repeated="1011"/>
        </table:table-row>
        <table:table-row table:style-name="ro1">
          <table:table-cell table:style-name="ce2" office:value-type="float" office:value="27855" calcext:value-type="float">
            <text:p>27855</text:p>
          </table:table-cell>
          <table:table-cell table:style-name="ce2" office:value-type="string" calcext:value-type="string">
            <text:p>ceb4ac12769cc61761e86802504bdb7cce4187a1d4c383b35b501d963441d3be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775" calcext:value-type="float">
            <text:p>777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04]+[.E204]" office:value-type="float" office:value="7775" calcext:value-type="float">
            <text:p>7775</text:p>
          </table:table-cell>
          <table:table-cell table:style-name="ce2" office:value-type="float" office:value="5.29" calcext:value-type="float">
            <text:p>5.29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16.53" calcext:value-type="float">
            <text:p>16.53</text:p>
          </table:table-cell>
          <table:table-cell table:style-name="ce2" office:value-type="float" office:value="97.02" calcext:value-type="float">
            <text:p>97.0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02" calcext:value-type="float">
            <text:p>97.02</text:p>
          </table:table-cell>
          <table:table-cell table:number-columns-repeated="1011"/>
        </table:table-row>
        <table:table-row table:style-name="ro1">
          <table:table-cell table:style-name="ce2" office:value-type="float" office:value="27856" calcext:value-type="float">
            <text:p>27856</text:p>
          </table:table-cell>
          <table:table-cell table:style-name="ce2" office:value-type="string" calcext:value-type="string">
            <text:p>b55609f9925b0942a9f90fe43094b2c7c0a2fbb130071300b8ebb54beb070e3b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418" calcext:value-type="float">
            <text:p>6418</text:p>
          </table:table-cell>
          <table:table-cell table:style-name="ce2" office:value-type="float" office:value="2382" calcext:value-type="float">
            <text:p>2382</text:p>
          </table:table-cell>
          <table:table-cell table:style-name="ce2" table:formula="of:=[.D205]+[.E205]" office:value-type="float" office:value="8800" calcext:value-type="float">
            <text:p>8800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9.06" calcext:value-type="float">
            <text:p>9.06</text:p>
          </table:table-cell>
          <table:table-cell table:style-name="ce2" office:value-type="float" office:value="97.97" calcext:value-type="float">
            <text:p>97.9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97" calcext:value-type="float">
            <text:p>97.97</text:p>
          </table:table-cell>
          <table:table-cell table:number-columns-repeated="1011"/>
        </table:table-row>
        <table:table-row table:style-name="ro1">
          <table:table-cell table:style-name="ce2" office:value-type="float" office:value="27857" calcext:value-type="float">
            <text:p>27857</text:p>
          </table:table-cell>
          <table:table-cell table:style-name="ce2" office:value-type="string" calcext:value-type="string">
            <text:p>2dd3a9a3d6c4d51efc2b822f48ff3b20b5dd0ec1bb9b9bf9ee9ede22a83eef0b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830" calcext:value-type="float">
            <text:p>58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06]+[.E206]" office:value-type="float" office:value="5830" calcext:value-type="float">
            <text:p>5830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8.16" calcext:value-type="float">
            <text:p>98.1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16" calcext:value-type="float">
            <text:p>98.16</text:p>
          </table:table-cell>
          <table:table-cell table:number-columns-repeated="1011"/>
        </table:table-row>
        <table:table-row table:style-name="ro1">
          <table:table-cell table:style-name="ce2" office:value-type="float" office:value="27858" calcext:value-type="float">
            <text:p>27858</text:p>
          </table:table-cell>
          <table:table-cell table:style-name="ce2" office:value-type="string" calcext:value-type="string">
            <text:p>1c0684fc64fc1f14ed32b6ab2bd48c2e63b9e396c46fef71d611bbba7475448d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462" calcext:value-type="float">
            <text:p>646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07]+[.E207]" office:value-type="float" office:value="6462" calcext:value-type="float">
            <text:p>6462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7.56" calcext:value-type="float">
            <text:p>7.56</text:p>
          </table:table-cell>
          <table:table-cell table:style-name="ce2" office:value-type="float" office:value="93.9" calcext:value-type="float">
            <text:p>93.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9" calcext:value-type="float">
            <text:p>93.9</text:p>
          </table:table-cell>
          <table:table-cell table:number-columns-repeated="1011"/>
        </table:table-row>
        <table:table-row table:style-name="ro1">
          <table:table-cell table:style-name="ce2" office:value-type="float" office:value="27858" calcext:value-type="float">
            <text:p>27858</text:p>
          </table:table-cell>
          <table:table-cell table:style-name="ce2" office:value-type="string" calcext:value-type="string">
            <text:p>581db1e06daf9d1b10d636c84e306a6dc1e812bb8a389ae3e53c50bb5cf7db87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09942" calcext:value-type="float">
            <text:p>10994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08]+[.E208]" office:value-type="float" office:value="109942" calcext:value-type="float">
            <text:p>109942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2.88" calcext:value-type="float">
            <text:p>2.88</text:p>
          </table:table-cell>
          <table:table-cell table:number-columns-repeated="1011"/>
        </table:table-row>
        <table:table-row table:style-name="ro1">
          <table:table-cell table:style-name="ce2" office:value-type="float" office:value="27859" calcext:value-type="float">
            <text:p>27859</text:p>
          </table:table-cell>
          <table:table-cell table:style-name="ce2" office:value-type="string" calcext:value-type="string">
            <text:p>52325845dddd1a1c95400a49291711a7aa2dd262df405b79bdfc7d1b3f553741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9136" calcext:value-type="float">
            <text:p>913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09]+[.E209]" office:value-type="float" office:value="9136" calcext:value-type="float">
            <text:p>9136</text:p>
          </table:table-cell>
          <table:table-cell table:style-name="ce2" office:value-type="float" office:value="6.23" calcext:value-type="float">
            <text:p>6.23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18.67" calcext:value-type="float">
            <text:p>18.67</text:p>
          </table:table-cell>
          <table:table-cell table:style-name="ce2" office:value-type="float" office:value="95.38" calcext:value-type="float">
            <text:p>95.3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38" calcext:value-type="float">
            <text:p>95.38</text:p>
          </table:table-cell>
          <table:table-cell table:number-columns-repeated="1011"/>
        </table:table-row>
        <table:table-row table:style-name="ro1">
          <table:table-cell table:style-name="ce2" office:value-type="float" office:value="27859" calcext:value-type="float">
            <text:p>27859</text:p>
          </table:table-cell>
          <table:table-cell table:style-name="ce2" office:value-type="string" calcext:value-type="string">
            <text:p>2cbdd22b3a85af0b38cda32a07d628c57b309d800bffc96a8d1530817098d03e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14124" calcext:value-type="float">
            <text:p>11412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10]+[.E210]" office:value-type="float" office:value="114124" calcext:value-type="float">
            <text:p>114124</text:p>
          </table:table-cell>
          <table:table-cell table:style-name="ce2" office:value-type="float" office:value="6.23" calcext:value-type="float">
            <text:p>6.23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11.61" calcext:value-type="float">
            <text:p>11.61</text:p>
          </table:table-cell>
          <table:table-cell table:style-name="ce2" office:value-type="float" office:value="99.14" calcext:value-type="float">
            <text:p>99.1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14" calcext:value-type="float">
            <text:p>99.14</text:p>
          </table:table-cell>
          <table:table-cell table:number-columns-repeated="1011"/>
        </table:table-row>
        <table:table-row table:style-name="ro1">
          <table:table-cell table:style-name="ce2" office:value-type="float" office:value="27860" calcext:value-type="float">
            <text:p>27860</text:p>
          </table:table-cell>
          <table:table-cell table:style-name="ce2" office:value-type="string" calcext:value-type="string">
            <text:p>f8161cbb36a8b0e65e32190540bb4b7be69ef8ce74b1296246c960504526ae19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4647" calcext:value-type="float">
            <text:p>4647</text:p>
          </table:table-cell>
          <table:table-cell table:style-name="ce2" office:value-type="float" office:value="7971" calcext:value-type="float">
            <text:p>7971</text:p>
          </table:table-cell>
          <table:table-cell table:style-name="ce2" table:formula="of:=[.D211]+[.E211]" office:value-type="float" office:value="12618" calcext:value-type="float">
            <text:p>12618</text:p>
          </table:table-cell>
          <table:table-cell table:style-name="ce2" office:value-type="float" office:value="7.03" calcext:value-type="float">
            <text:p>7.03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7.43" calcext:value-type="float">
            <text:p>7.43</text:p>
          </table:table-cell>
          <table:table-cell table:style-name="ce2" office:value-type="float" office:value="94.3" calcext:value-type="float">
            <text:p>94.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3" calcext:value-type="float">
            <text:p>94.3</text:p>
          </table:table-cell>
          <table:table-cell table:number-columns-repeated="1011"/>
        </table:table-row>
        <table:table-row table:style-name="ro1">
          <table:table-cell table:style-name="ce2" office:value-type="float" office:value="27861" calcext:value-type="float">
            <text:p>27861</text:p>
          </table:table-cell>
          <table:table-cell table:style-name="ce2" office:value-type="string" calcext:value-type="string">
            <text:p>d12aa41f22d78cf6cd7811cf2f4c6d4891ccd99c0efb66a2b7174648f98cdb66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8897" calcext:value-type="float">
            <text:p>889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12]+[.E212]" office:value-type="float" office:value="8897" calcext:value-type="float">
            <text:p>889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22.34" calcext:value-type="float">
            <text:p>22.34</text:p>
          </table:table-cell>
          <table:table-cell table:style-name="ce2" office:value-type="float" office:value="95.16" calcext:value-type="float">
            <text:p>95.1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16" calcext:value-type="float">
            <text:p>95.16</text:p>
          </table:table-cell>
          <table:table-cell table:number-columns-repeated="1011"/>
        </table:table-row>
        <table:table-row table:style-name="ro1">
          <table:table-cell table:style-name="ce2" office:value-type="float" office:value="27862" calcext:value-type="float">
            <text:p>27862</text:p>
          </table:table-cell>
          <table:table-cell table:style-name="ce2" office:value-type="string" calcext:value-type="string">
            <text:p>18d60ed168d9ad55705764cea1d47565e04bde11ed3d440a99466b6e0b510a8d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16537" calcext:value-type="float">
            <text:p>11653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13]+[.E213]" office:value-type="float" office:value="116537" calcext:value-type="float">
            <text:p>116537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7.03" calcext:value-type="float">
            <text:p>7.03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99.35" calcext:value-type="float">
            <text:p>99.3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35" calcext:value-type="float">
            <text:p>99.35</text:p>
          </table:table-cell>
          <table:table-cell table:number-columns-repeated="1011"/>
        </table:table-row>
        <table:table-row table:style-name="ro1">
          <table:table-cell table:style-name="ce2" office:value-type="float" office:value="27863" calcext:value-type="float">
            <text:p>27863</text:p>
          </table:table-cell>
          <table:table-cell table:style-name="ce2" office:value-type="string" calcext:value-type="string">
            <text:p>d45d375b38d3ef536db37eb1c7391b3edfed7cd819dbb4f6241d05b994aed7eb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792" calcext:value-type="float">
            <text:p>6792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table:formula="of:=[.D214]+[.E214]" office:value-type="float" office:value="8232" calcext:value-type="float">
            <text:p>8232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3.16" calcext:value-type="float">
            <text:p>3.16</text:p>
          </table:table-cell>
          <table:table-cell table:style-name="ce2" office:value-type="float" office:value="9.39" calcext:value-type="float">
            <text:p>9.39</text:p>
          </table:table-cell>
          <table:table-cell table:style-name="ce2" office:value-type="float" office:value="99.11" calcext:value-type="float">
            <text:p>99.1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11" calcext:value-type="float">
            <text:p>99.11</text:p>
          </table:table-cell>
          <table:table-cell table:number-columns-repeated="1011"/>
        </table:table-row>
        <table:table-row table:style-name="ro1">
          <table:table-cell table:style-name="ce2" office:value-type="float" office:value="27864" calcext:value-type="float">
            <text:p>27864</text:p>
          </table:table-cell>
          <table:table-cell table:style-name="ce2" office:value-type="string" calcext:value-type="string">
            <text:p>c8435ec38d0c01cc060c56cc015f538a660215e0fa9c8a58f5bf2225136d21b1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0826" calcext:value-type="float">
            <text:p>1082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15]+[.E215]" office:value-type="float" office:value="10826" calcext:value-type="float">
            <text:p>10826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95.86" calcext:value-type="float">
            <text:p>95.8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86" calcext:value-type="float">
            <text:p>95.86</text:p>
          </table:table-cell>
          <table:table-cell table:number-columns-repeated="1011"/>
        </table:table-row>
        <table:table-row table:style-name="ro1">
          <table:table-cell table:style-name="ce2" office:value-type="float" office:value="27865" calcext:value-type="float">
            <text:p>27865</text:p>
          </table:table-cell>
          <table:table-cell table:style-name="ce2" office:value-type="string" calcext:value-type="string">
            <text:p>356863c95b59982475ef9544ad4857e661fed61c851b7b6f022a3519abca277c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936" calcext:value-type="float">
            <text:p>5936</text:p>
          </table:table-cell>
          <table:table-cell table:style-name="ce2" office:value-type="float" office:value="826" calcext:value-type="float">
            <text:p>826</text:p>
          </table:table-cell>
          <table:table-cell table:style-name="ce2" table:formula="of:=[.D216]+[.E216]" office:value-type="float" office:value="6762" calcext:value-type="float">
            <text:p>6762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14.44" calcext:value-type="float">
            <text:p>14.44</text:p>
          </table:table-cell>
          <table:table-cell table:style-name="ce2" office:value-type="float" office:value="95.53" calcext:value-type="float">
            <text:p>95.5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53" calcext:value-type="float">
            <text:p>95.53</text:p>
          </table:table-cell>
          <table:table-cell table:number-columns-repeated="1011"/>
        </table:table-row>
        <table:table-row table:style-name="ro1">
          <table:table-cell table:style-name="ce2" office:value-type="float" office:value="27866" calcext:value-type="float">
            <text:p>27866</text:p>
          </table:table-cell>
          <table:table-cell table:style-name="ce2" office:value-type="string" calcext:value-type="string">
            <text:p>2c45ea27d428e1d43be6e2f4ff62ab021692ff10b9b386d820dd0c0248595476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907" calcext:value-type="float">
            <text:p>490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17]+[.E217]" office:value-type="float" office:value="4907" calcext:value-type="float">
            <text:p>490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8.19" calcext:value-type="float">
            <text:p>8.19</text:p>
          </table:table-cell>
          <table:table-cell table:style-name="ce2" office:value-type="float" office:value="94.55" calcext:value-type="float">
            <text:p>94.5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55" calcext:value-type="float">
            <text:p>94.55</text:p>
          </table:table-cell>
          <table:table-cell table:number-columns-repeated="1011"/>
        </table:table-row>
        <table:table-row table:style-name="ro1">
          <table:table-cell table:style-name="ce2" office:value-type="float" office:value="27867" calcext:value-type="float">
            <text:p>27867</text:p>
          </table:table-cell>
          <table:table-cell table:style-name="ce2" office:value-type="string" calcext:value-type="string">
            <text:p>176bf85528b4d698671f90bd488b63d32ebf2160408f1c7477b928a6560ee961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6538" calcext:value-type="float">
            <text:p>653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18]+[.E218]" office:value-type="float" office:value="6538" calcext:value-type="float">
            <text:p>6538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9.08" calcext:value-type="float">
            <text:p>9.08</text:p>
          </table:table-cell>
          <table:table-cell table:style-name="ce2" office:value-type="float" office:value="98.01" calcext:value-type="float">
            <text:p>98.0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01" calcext:value-type="float">
            <text:p>98.01</text:p>
          </table:table-cell>
          <table:table-cell table:number-columns-repeated="1011"/>
        </table:table-row>
        <table:table-row table:style-name="ro1">
          <table:table-cell table:style-name="ce2" office:value-type="float" office:value="27868" calcext:value-type="float">
            <text:p>27868</text:p>
          </table:table-cell>
          <table:table-cell table:style-name="ce2" office:value-type="string" calcext:value-type="string">
            <text:p>c8b7184b033cb0113c2c4d3c4a042e9af68f7c15d7ff0c7c0d183d9c6d30caf1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8243" calcext:value-type="float">
            <text:p>824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19]+[.E219]" office:value-type="float" office:value="8243" calcext:value-type="float">
            <text:p>8243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0.92" calcext:value-type="float">
            <text:p>30.92</text:p>
          </table:table-cell>
          <table:table-cell table:style-name="ce2" office:value-type="float" office:value="97.56" calcext:value-type="float">
            <text:p>97.5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56" calcext:value-type="float">
            <text:p>97.56</text:p>
          </table:table-cell>
          <table:table-cell table:number-columns-repeated="1011"/>
        </table:table-row>
        <table:table-row table:style-name="ro1">
          <table:table-cell table:style-name="ce2" office:value-type="float" office:value="27869" calcext:value-type="float">
            <text:p>27869</text:p>
          </table:table-cell>
          <table:table-cell table:style-name="ce2" office:value-type="string" calcext:value-type="string">
            <text:p>213cb21af2b0340b8c9d0e453d3f1272f5f7537c9d43c0475b2f9c4adb21e963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395" calcext:value-type="float">
            <text:p>7395</text:p>
          </table:table-cell>
          <table:table-cell table:style-name="ce2" office:value-type="float" office:value="2972" calcext:value-type="float">
            <text:p>2972</text:p>
          </table:table-cell>
          <table:table-cell table:style-name="ce2" table:formula="of:=[.D220]+[.E220]" office:value-type="float" office:value="10367" calcext:value-type="float">
            <text:p>10367</text:p>
          </table:table-cell>
          <table:table-cell table:style-name="ce2" office:value-type="float" office:value="6.96" calcext:value-type="float">
            <text:p>6.96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16.22" calcext:value-type="float">
            <text:p>16.22</text:p>
          </table:table-cell>
          <table:table-cell table:style-name="ce2" office:value-type="float" office:value="99.02" calcext:value-type="float">
            <text:p>99.0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02" calcext:value-type="float">
            <text:p>99.02</text:p>
          </table:table-cell>
          <table:table-cell table:number-columns-repeated="1011"/>
        </table:table-row>
        <table:table-row table:style-name="ro1">
          <table:table-cell table:style-name="ce2" office:value-type="float" office:value="27870" calcext:value-type="float">
            <text:p>27870</text:p>
          </table:table-cell>
          <table:table-cell table:style-name="ce2" office:value-type="string" calcext:value-type="string">
            <text:p>4307eb06a3ac2ccb2df647fdab6d538272d35e178ce310a3fa4805bf8a2eb8fe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988" calcext:value-type="float">
            <text:p>698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21]+[.E221]" office:value-type="float" office:value="6988" calcext:value-type="float">
            <text:p>6988</text:p>
          </table:table-cell>
          <table:table-cell table:style-name="ce2" office:value-type="float" office:value="5.63" calcext:value-type="float">
            <text:p>5.63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16.46" calcext:value-type="float">
            <text:p>16.46</text:p>
          </table:table-cell>
          <table:table-cell table:style-name="ce2" office:value-type="float" office:value="95.97" calcext:value-type="float">
            <text:p>95.9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97" calcext:value-type="float">
            <text:p>95.97</text:p>
          </table:table-cell>
          <table:table-cell table:number-columns-repeated="1011"/>
        </table:table-row>
        <table:table-row table:style-name="ro1">
          <table:table-cell table:style-name="ce2" office:value-type="float" office:value="27871" calcext:value-type="float">
            <text:p>27871</text:p>
          </table:table-cell>
          <table:table-cell table:style-name="ce2" office:value-type="string" calcext:value-type="string">
            <text:p>f992a763c00e501f60cbeccfd2176bae224bfe88432c86ca5d8c35a3a3a3ccfa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521" calcext:value-type="float">
            <text:p>5521</text:p>
          </table:table-cell>
          <table:table-cell table:style-name="ce2" office:value-type="float" office:value="1854" calcext:value-type="float">
            <text:p>1854</text:p>
          </table:table-cell>
          <table:table-cell table:style-name="ce2" table:formula="of:=[.D222]+[.E222]" office:value-type="float" office:value="7375" calcext:value-type="float">
            <text:p>7375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9.19" calcext:value-type="float">
            <text:p>9.19</text:p>
          </table:table-cell>
          <table:table-cell table:style-name="ce2" office:value-type="float" office:value="94.79" calcext:value-type="float">
            <text:p>94.7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79" calcext:value-type="float">
            <text:p>94.79</text:p>
          </table:table-cell>
          <table:table-cell table:number-columns-repeated="1011"/>
        </table:table-row>
        <table:table-row table:style-name="ro1">
          <table:table-cell table:style-name="ce2" office:value-type="float" office:value="27872" calcext:value-type="float">
            <text:p>27872</text:p>
          </table:table-cell>
          <table:table-cell table:style-name="ce2" office:value-type="string" calcext:value-type="string">
            <text:p>77b3cbc91b44c9605411d2636c268d5c94316bf52c7409ec3ba5d0eb44fe9978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710" calcext:value-type="float">
            <text:p>47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23]+[.E223]" office:value-type="float" office:value="4710" calcext:value-type="float">
            <text:p>4710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20.45" calcext:value-type="float">
            <text:p>20.45</text:p>
          </table:table-cell>
          <table:table-cell table:style-name="ce2" office:value-type="float" office:value="97.07" calcext:value-type="float">
            <text:p>97.0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07" calcext:value-type="float">
            <text:p>97.07</text:p>
          </table:table-cell>
          <table:table-cell table:number-columns-repeated="1011"/>
        </table:table-row>
        <table:table-row table:style-name="ro1">
          <table:table-cell table:style-name="ce2" office:value-type="float" office:value="27873" calcext:value-type="float">
            <text:p>27873</text:p>
          </table:table-cell>
          <table:table-cell table:style-name="ce2" office:value-type="string" calcext:value-type="string">
            <text:p>ce09103adc30db6a2cd89d455440e27279523c6b8eaf2362a3dca3813782585e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21125" calcext:value-type="float">
            <text:p>1211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24]+[.E224]" office:value-type="float" office:value="121125" calcext:value-type="float">
            <text:p>121125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97.71" calcext:value-type="float">
            <text:p>97.7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71" calcext:value-type="float">
            <text:p>97.71</text:p>
          </table:table-cell>
          <table:table-cell table:number-columns-repeated="1011"/>
        </table:table-row>
        <table:table-row table:style-name="ro1">
          <table:table-cell table:style-name="ce2" office:value-type="float" office:value="27874" calcext:value-type="float">
            <text:p>27874</text:p>
          </table:table-cell>
          <table:table-cell table:style-name="ce2" office:value-type="string" calcext:value-type="string">
            <text:p>f22b179ec18cabbb9cc214e710ae09ea48a5ca7e58ad5ded107fdaa92d555aaa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764" calcext:value-type="float">
            <text:p>6764</text:p>
          </table:table-cell>
          <table:table-cell table:style-name="ce2" office:value-type="float" office:value="1849" calcext:value-type="float">
            <text:p>1849</text:p>
          </table:table-cell>
          <table:table-cell table:style-name="ce2" table:formula="of:=[.D225]+[.E225]" office:value-type="float" office:value="8613" calcext:value-type="float">
            <text:p>8613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94.06" calcext:value-type="float">
            <text:p>94.0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06" calcext:value-type="float">
            <text:p>94.06</text:p>
          </table:table-cell>
          <table:table-cell table:number-columns-repeated="1011"/>
        </table:table-row>
        <table:table-row table:style-name="ro1">
          <table:table-cell table:style-name="ce2" office:value-type="float" office:value="27875" calcext:value-type="float">
            <text:p>27875</text:p>
          </table:table-cell>
          <table:table-cell table:style-name="ce2" office:value-type="string" calcext:value-type="string">
            <text:p>6caa37e0b708cce443a02c78e30948f24a66acc575437f5c0d68370eeba02c51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6300" calcext:value-type="float">
            <text:p>163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26]+[.E226]" office:value-type="float" office:value="16300" calcext:value-type="float">
            <text:p>16300</text:p>
          </table:table-cell>
          <table:table-cell table:style-name="ce2" office:value-type="float" office:value="3.82" calcext:value-type="float">
            <text:p>3.82</text:p>
          </table:table-cell>
          <table:table-cell table:style-name="ce2" office:value-type="float" office:value="7.34" calcext:value-type="float">
            <text:p>7.34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48.54" calcext:value-type="float">
            <text:p>48.54</text:p>
          </table:table-cell>
          <table:table-cell table:style-name="ce2" office:value-type="float" office:value="93.03" calcext:value-type="float">
            <text:p>93.0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03" calcext:value-type="float">
            <text:p>93.03</text:p>
          </table:table-cell>
          <table:table-cell table:number-columns-repeated="1011"/>
        </table:table-row>
        <table:table-row table:style-name="ro1">
          <table:table-cell table:style-name="ce2" office:value-type="float" office:value="27876" calcext:value-type="float">
            <text:p>27876</text:p>
          </table:table-cell>
          <table:table-cell table:style-name="ce2" office:value-type="string" calcext:value-type="string">
            <text:p>c15fc03ab1a5ee3e0abbc0f5cbd84e6fa3343a7242404561ab7beac562e89b2f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7296" calcext:value-type="float">
            <text:p>7296</text:p>
          </table:table-cell>
          <table:table-cell table:style-name="ce2" office:value-type="float" office:value="3925" calcext:value-type="float">
            <text:p>3925</text:p>
          </table:table-cell>
          <table:table-cell table:style-name="ce2" table:formula="of:=[.D227]+[.E227]" office:value-type="float" office:value="11221" calcext:value-type="float">
            <text:p>11221</text:p>
          </table:table-cell>
          <table:table-cell table:style-name="ce2" office:value-type="float" office:value="7.22" calcext:value-type="float">
            <text:p>7.22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8.46" calcext:value-type="float">
            <text:p>8.46</text:p>
          </table:table-cell>
          <table:table-cell table:style-name="ce2" office:value-type="float" office:value="97.45" calcext:value-type="float">
            <text:p>97.4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45" calcext:value-type="float">
            <text:p>97.45</text:p>
          </table:table-cell>
          <table:table-cell table:number-columns-repeated="1011"/>
        </table:table-row>
        <table:table-row table:style-name="ro1">
          <table:table-cell table:style-name="ce2" office:value-type="float" office:value="27877" calcext:value-type="float">
            <text:p>27877</text:p>
          </table:table-cell>
          <table:table-cell table:style-name="ce2" office:value-type="string" calcext:value-type="string">
            <text:p>825e03de75484e7910f93e2b97bc497fa49847c4dedfe8e3a61ba8a5a376130f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9946" calcext:value-type="float">
            <text:p>994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28]+[.E228]" office:value-type="float" office:value="9946" calcext:value-type="float">
            <text:p>9946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7.19" calcext:value-type="float">
            <text:p>7.19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5.25" calcext:value-type="float">
            <text:p>25.25</text:p>
          </table:table-cell>
          <table:table-cell table:style-name="ce2" office:value-type="float" office:value="85.51" calcext:value-type="float">
            <text:p>85.5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5.51" calcext:value-type="float">
            <text:p>85.51</text:p>
          </table:table-cell>
          <table:table-cell table:number-columns-repeated="1011"/>
        </table:table-row>
        <table:table-row table:style-name="ro1">
          <table:table-cell table:style-name="ce2" office:value-type="float" office:value="27878" calcext:value-type="float">
            <text:p>27878</text:p>
          </table:table-cell>
          <table:table-cell table:style-name="ce2" office:value-type="string" calcext:value-type="string">
            <text:p>2eae2b4df84eb0f2861cda324db26ff33cc03f7028655c0b665817de852ffc85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832" calcext:value-type="float">
            <text:p>4832</text:p>
          </table:table-cell>
          <table:table-cell table:style-name="ce2" office:value-type="float" office:value="3159" calcext:value-type="float">
            <text:p>3159</text:p>
          </table:table-cell>
          <table:table-cell table:style-name="ce2" table:formula="of:=[.D229]+[.E229]" office:value-type="float" office:value="7991" calcext:value-type="float">
            <text:p>7991</text:p>
          </table:table-cell>
          <table:table-cell table:style-name="ce2" office:value-type="float" office:value="6.06" calcext:value-type="float">
            <text:p>6.06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20.48" calcext:value-type="float">
            <text:p>20.48</text:p>
          </table:table-cell>
          <table:table-cell table:style-name="ce2" office:value-type="float" office:value="91.84" calcext:value-type="float">
            <text:p>91.8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84" calcext:value-type="float">
            <text:p>91.84</text:p>
          </table:table-cell>
          <table:table-cell table:number-columns-repeated="1011"/>
        </table:table-row>
        <table:table-row table:style-name="ro1">
          <table:table-cell table:style-name="ce2" office:value-type="float" office:value="27879" calcext:value-type="float">
            <text:p>27879</text:p>
          </table:table-cell>
          <table:table-cell table:style-name="ce2" office:value-type="string" calcext:value-type="string">
            <text:p>acce292e6dbb601a7b5c700c4c1f725f61e9f98c2f07c4aca2ef3d6b1e6983bf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258" calcext:value-type="float">
            <text:p>6258</text:p>
          </table:table-cell>
          <table:table-cell table:style-name="ce2" office:value-type="float" office:value="8160" calcext:value-type="float">
            <text:p>8160</text:p>
          </table:table-cell>
          <table:table-cell table:style-name="ce2" table:formula="of:=[.D230]+[.E230]" office:value-type="float" office:value="14418" calcext:value-type="float">
            <text:p>14418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9.46" calcext:value-type="float">
            <text:p>9.46</text:p>
          </table:table-cell>
          <table:table-cell table:style-name="ce2" office:value-type="float" office:value="86.31" calcext:value-type="float">
            <text:p>86.3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31" calcext:value-type="float">
            <text:p>86.31</text:p>
          </table:table-cell>
          <table:table-cell table:number-columns-repeated="1011"/>
        </table:table-row>
        <table:table-row table:style-name="ro1">
          <table:table-cell table:style-name="ce2" office:value-type="float" office:value="27879" calcext:value-type="float">
            <text:p>27879</text:p>
          </table:table-cell>
          <table:table-cell table:style-name="ce2" office:value-type="string" calcext:value-type="string">
            <text:p>c8beda52a9167225a1a13c84eebc7fbe7575bb679c3ef3b35a1d4e9cec9578d5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284" calcext:value-type="float">
            <text:p>7284</text:p>
          </table:table-cell>
          <table:table-cell table:style-name="ce2" office:value-type="float" office:value="8160" calcext:value-type="float">
            <text:p>8160</text:p>
          </table:table-cell>
          <table:table-cell table:style-name="ce2" table:formula="of:=[.D231]+[.E231]" office:value-type="float" office:value="15444" calcext:value-type="float">
            <text:p>15444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office:value-type="float" office:value="7.16" calcext:value-type="float">
            <text:p>7.16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85.81" calcext:value-type="float">
            <text:p>85.8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5.81" calcext:value-type="float">
            <text:p>85.81</text:p>
          </table:table-cell>
          <table:table-cell table:number-columns-repeated="1011"/>
        </table:table-row>
        <table:table-row table:style-name="ro1">
          <table:table-cell table:style-name="ce2" office:value-type="float" office:value="27880" calcext:value-type="float">
            <text:p>27880</text:p>
          </table:table-cell>
          <table:table-cell table:style-name="ce2" office:value-type="string" calcext:value-type="string">
            <text:p>a7c478f5811ef3f4e323b047135c761ab7ed056283c765bc1f8b414afbf5c3f9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392" calcext:value-type="float">
            <text:p>6392</text:p>
          </table:table-cell>
          <table:table-cell table:style-name="ce2" office:value-type="float" office:value="422" calcext:value-type="float">
            <text:p>422</text:p>
          </table:table-cell>
          <table:table-cell table:style-name="ce2" table:formula="of:=[.D232]+[.E232]" office:value-type="float" office:value="6814" calcext:value-type="float">
            <text:p>6814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6.97" calcext:value-type="float">
            <text:p>6.97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4.26" calcext:value-type="float">
            <text:p>24.26</text:p>
          </table:table-cell>
          <table:table-cell table:style-name="ce2" office:value-type="float" office:value="85.51" calcext:value-type="float">
            <text:p>85.5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5.51" calcext:value-type="float">
            <text:p>85.51</text:p>
          </table:table-cell>
          <table:table-cell table:number-columns-repeated="1011"/>
        </table:table-row>
        <table:table-row table:style-name="ro1">
          <table:table-cell table:style-name="ce2" office:value-type="float" office:value="27881" calcext:value-type="float">
            <text:p>27881</text:p>
          </table:table-cell>
          <table:table-cell table:style-name="ce2" office:value-type="string" calcext:value-type="string">
            <text:p>f82f02b486a37147dcc0df0bc3347946a6b20f7ed985c04b17629c49a5264d56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03361" calcext:value-type="float">
            <text:p>103361</text:p>
          </table:table-cell>
          <table:table-cell table:style-name="ce2" office:value-type="float" office:value="3666" calcext:value-type="float">
            <text:p>3666</text:p>
          </table:table-cell>
          <table:table-cell table:style-name="ce2" table:formula="of:=[.D233]+[.E233]" office:value-type="float" office:value="107027" calcext:value-type="float">
            <text:p>107027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11.47" calcext:value-type="float">
            <text:p>11.47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38.77" calcext:value-type="float">
            <text:p>38.77</text:p>
          </table:table-cell>
          <table:table-cell table:style-name="ce2" office:value-type="float" office:value="82.75" calcext:value-type="float">
            <text:p>82.7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2.75" calcext:value-type="float">
            <text:p>82.75</text:p>
          </table:table-cell>
          <table:table-cell table:number-columns-repeated="1011"/>
        </table:table-row>
        <table:table-row table:style-name="ro1">
          <table:table-cell table:style-name="ce2" office:value-type="float" office:value="27882" calcext:value-type="float">
            <text:p>27882</text:p>
          </table:table-cell>
          <table:table-cell table:style-name="ce2" office:value-type="string" calcext:value-type="string">
            <text:p>823edd96b3a64c1d2521bf88b53462f9f4970859ae4b67dc162871d0df1b1595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7383" calcext:value-type="float">
            <text:p>738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34]+[.E234]" office:value-type="float" office:value="7383" calcext:value-type="float">
            <text:p>7383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7.12" calcext:value-type="float">
            <text:p>7.1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5.28" calcext:value-type="float">
            <text:p>25.28</text:p>
          </table:table-cell>
          <table:table-cell table:style-name="ce2" office:value-type="float" office:value="98.92" calcext:value-type="float">
            <text:p>98.9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92" calcext:value-type="float">
            <text:p>98.92</text:p>
          </table:table-cell>
          <table:table-cell table:number-columns-repeated="1011"/>
        </table:table-row>
        <table:table-row table:style-name="ro1">
          <table:table-cell table:style-name="ce2" office:value-type="float" office:value="27883" calcext:value-type="float">
            <text:p>27883</text:p>
          </table:table-cell>
          <table:table-cell table:style-name="ce2" office:value-type="string" calcext:value-type="string">
            <text:p>8482c22496dc75e1541c88fd21e86232c0c6ff397d475f8189e3660d7e7613a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543" calcext:value-type="float">
            <text:p>654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35]+[.E235]" office:value-type="float" office:value="6543" calcext:value-type="float">
            <text:p>6543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8.85" calcext:value-type="float">
            <text:p>8.85</text:p>
          </table:table-cell>
          <table:table-cell table:style-name="ce2" office:value-type="float" office:value="93.24" calcext:value-type="float">
            <text:p>93.2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24" calcext:value-type="float">
            <text:p>93.24</text:p>
          </table:table-cell>
          <table:table-cell table:number-columns-repeated="1011"/>
        </table:table-row>
        <table:table-row table:style-name="ro1">
          <table:table-cell table:style-name="ce2" office:value-type="float" office:value="27884" calcext:value-type="float">
            <text:p>27884</text:p>
          </table:table-cell>
          <table:table-cell table:style-name="ce2" office:value-type="string" calcext:value-type="string">
            <text:p>47a8467979df0acb6e7e03f823c5e4afc477231de7bc25b85287b7e507deccd9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530" calcext:value-type="float">
            <text:p>7530</text:p>
          </table:table-cell>
          <table:table-cell table:style-name="ce2" office:value-type="float" office:value="9358" calcext:value-type="float">
            <text:p>9358</text:p>
          </table:table-cell>
          <table:table-cell table:style-name="ce2" table:formula="of:=[.D236]+[.E236]" office:value-type="float" office:value="16888" calcext:value-type="float">
            <text:p>16888</text:p>
          </table:table-cell>
          <table:table-cell table:style-name="ce2" office:value-type="float" office:value="4.87" calcext:value-type="float">
            <text:p>4.87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10.22" calcext:value-type="float">
            <text:p>10.22</text:p>
          </table:table-cell>
          <table:table-cell table:style-name="ce2" office:value-type="float" office:value="94.5" calcext:value-type="float">
            <text:p>94.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5" calcext:value-type="float">
            <text:p>94.5</text:p>
          </table:table-cell>
          <table:table-cell table:number-columns-repeated="1011"/>
        </table:table-row>
        <table:table-row table:style-name="ro1">
          <table:table-cell table:style-name="ce2" office:value-type="float" office:value="27885" calcext:value-type="float">
            <text:p>27885</text:p>
          </table:table-cell>
          <table:table-cell table:style-name="ce2" office:value-type="string" calcext:value-type="string">
            <text:p>75492785b9ba3094e6d876796052c113e065ef02bf8d684acc2898873f18334a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138" calcext:value-type="float">
            <text:p>513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37]+[.E237]" office:value-type="float" office:value="5138" calcext:value-type="float">
            <text:p>5138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20.83" calcext:value-type="float">
            <text:p>20.83</text:p>
          </table:table-cell>
          <table:table-cell table:style-name="ce2" office:value-type="float" office:value="97.04" calcext:value-type="float">
            <text:p>97.0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04" calcext:value-type="float">
            <text:p>97.04</text:p>
          </table:table-cell>
          <table:table-cell table:number-columns-repeated="1011"/>
        </table:table-row>
        <table:table-row table:style-name="ro1">
          <table:table-cell table:style-name="ce2" office:value-type="float" office:value="27886" calcext:value-type="float">
            <text:p>27886</text:p>
          </table:table-cell>
          <table:table-cell table:style-name="ce2" office:value-type="string" calcext:value-type="string">
            <text:p>471b7423c89d76523633e5e1a47b6cc080e163e323f70308a9a8d1ade383229d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175" calcext:value-type="float">
            <text:p>817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38]+[.E238]" office:value-type="float" office:value="8175" calcext:value-type="float">
            <text:p>8175</text:p>
          </table:table-cell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11.83" calcext:value-type="float">
            <text:p>11.83</text:p>
          </table:table-cell>
          <table:table-cell table:style-name="ce2" office:value-type="float" office:value="90.99" calcext:value-type="float">
            <text:p>90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99" calcext:value-type="float">
            <text:p>90.99</text:p>
          </table:table-cell>
          <table:table-cell table:number-columns-repeated="1011"/>
        </table:table-row>
        <table:table-row table:style-name="ro1">
          <table:table-cell table:style-name="ce2" office:value-type="float" office:value="27886" calcext:value-type="float">
            <text:p>27886</text:p>
          </table:table-cell>
          <table:table-cell table:style-name="ce2" office:value-type="string" calcext:value-type="string">
            <text:p>0cc969b6a64abfaf2915c7b850db6ec787633995b04173c343de2e4ab855cef0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7970" calcext:value-type="float">
            <text:p>7970</text:p>
          </table:table-cell>
          <table:table-cell table:style-name="ce2" office:value-type="float" office:value="11571" calcext:value-type="float">
            <text:p>11571</text:p>
          </table:table-cell>
          <table:table-cell table:style-name="ce2" table:formula="of:=[.D239]+[.E239]" office:value-type="float" office:value="19541" calcext:value-type="float">
            <text:p>19541</text:p>
          </table:table-cell>
          <table:table-cell table:style-name="ce2" office:value-type="float" office:value="5.77" calcext:value-type="float">
            <text:p>5.77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24.05" calcext:value-type="float">
            <text:p>24.05</text:p>
          </table:table-cell>
          <table:table-cell table:style-name="ce2" office:value-type="float" office:value="99.04" calcext:value-type="float">
            <text:p>99.0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04" calcext:value-type="float">
            <text:p>99.04</text:p>
          </table:table-cell>
          <table:table-cell table:number-columns-repeated="1011"/>
        </table:table-row>
        <table:table-row table:style-name="ro1">
          <table:table-cell table:style-name="ce2" office:value-type="float" office:value="27887" calcext:value-type="float">
            <text:p>27887</text:p>
          </table:table-cell>
          <table:table-cell table:style-name="ce2" office:value-type="string" calcext:value-type="string">
            <text:p>7b97c7605826f7d5a9b8140a405c99980f5260e2758e9c61e93453ed633283bd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839" calcext:value-type="float">
            <text:p>4839</text:p>
          </table:table-cell>
          <table:table-cell table:style-name="ce2" office:value-type="float" office:value="10489" calcext:value-type="float">
            <text:p>10489</text:p>
          </table:table-cell>
          <table:table-cell table:style-name="ce2" table:formula="of:=[.D240]+[.E240]" office:value-type="float" office:value="15328" calcext:value-type="float">
            <text:p>15328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8.53" calcext:value-type="float">
            <text:p>8.53</text:p>
          </table:table-cell>
          <table:table-cell table:style-name="ce2" office:value-type="float" office:value="93.68" calcext:value-type="float">
            <text:p>93.6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68" calcext:value-type="float">
            <text:p>93.68</text:p>
          </table:table-cell>
          <table:table-cell table:number-columns-repeated="1011"/>
        </table:table-row>
        <table:table-row table:style-name="ro1">
          <table:table-cell table:style-name="ce2" office:value-type="float" office:value="27887" calcext:value-type="float">
            <text:p>27887</text:p>
          </table:table-cell>
          <table:table-cell table:style-name="ce2" office:value-type="string" calcext:value-type="string">
            <text:p>091ef6b8750f37a89b0ffbb1bb160f094e5079805a40f3697c129798cce3fcd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513" calcext:value-type="float">
            <text:p>6513</text:p>
          </table:table-cell>
          <table:table-cell table:style-name="ce2" office:value-type="float" office:value="10489" calcext:value-type="float">
            <text:p>10489</text:p>
          </table:table-cell>
          <table:table-cell table:style-name="ce2" table:formula="of:=[.D241]+[.E241]" office:value-type="float" office:value="17002" calcext:value-type="float">
            <text:p>17002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7.15" calcext:value-type="float">
            <text:p>27.15</text:p>
          </table:table-cell>
          <table:table-cell table:style-name="ce2" office:value-type="float" office:value="88.93" calcext:value-type="float">
            <text:p>88.9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8.93" calcext:value-type="float">
            <text:p>88.93</text:p>
          </table:table-cell>
          <table:table-cell table:number-columns-repeated="1011"/>
        </table:table-row>
        <table:table-row table:style-name="ro1">
          <table:table-cell table:style-name="ce2" office:value-type="float" office:value="27888" calcext:value-type="float">
            <text:p>27888</text:p>
          </table:table-cell>
          <table:table-cell table:style-name="ce2" office:value-type="string" calcext:value-type="string">
            <text:p>7c20d35fca1bfccb19d081644c9322e15b3a7d7be1549e57595589f1588c6fd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305" calcext:value-type="float">
            <text:p>6305</text:p>
          </table:table-cell>
          <table:table-cell table:style-name="ce2" office:value-type="float" office:value="767" calcext:value-type="float">
            <text:p>767</text:p>
          </table:table-cell>
          <table:table-cell table:style-name="ce2" table:formula="of:=[.D242]+[.E242]" office:value-type="float" office:value="7072" calcext:value-type="float">
            <text:p>7072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31.12" calcext:value-type="float">
            <text:p>31.12</text:p>
          </table:table-cell>
          <table:table-cell table:style-name="ce2" office:value-type="float" office:value="91.92" calcext:value-type="float">
            <text:p>91.9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92" calcext:value-type="float">
            <text:p>91.92</text:p>
          </table:table-cell>
          <table:table-cell table:number-columns-repeated="1011"/>
        </table:table-row>
        <table:table-row table:style-name="ro1">
          <table:table-cell table:style-name="ce2" office:value-type="float" office:value="27888" calcext:value-type="float">
            <text:p>27888</text:p>
          </table:table-cell>
          <table:table-cell table:style-name="ce2" office:value-type="string" calcext:value-type="string">
            <text:p>9008308f7333c9f1f2815e13f8481ff125f6faa48c9447ee2a5e666734a83e4f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767" calcext:value-type="float">
            <text:p>767</text:p>
          </table:table-cell>
          <table:table-cell table:style-name="ce2" table:formula="of:=[.D243]+[.E243]" office:value-type="float" office:value="1842" calcext:value-type="float">
            <text:p>1842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6.88" calcext:value-type="float">
            <text:p>16.8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6.88" calcext:value-type="float">
            <text:p>16.88</text:p>
          </table:table-cell>
          <table:table-cell table:number-columns-repeated="1011"/>
        </table:table-row>
        <table:table-row table:style-name="ro1">
          <table:table-cell table:style-name="ce2" office:value-type="float" office:value="27889" calcext:value-type="float">
            <text:p>27889</text:p>
          </table:table-cell>
          <table:table-cell table:style-name="ce2" office:value-type="string" calcext:value-type="string">
            <text:p>151ddf64ccff09674b52d68029bc745e0918861fc0fa212ab4da5d8fdeea9fe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7662" calcext:value-type="float">
            <text:p>766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44]+[.E244]" office:value-type="float" office:value="7662" calcext:value-type="float">
            <text:p>7662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2.99" calcext:value-type="float">
            <text:p>2.99</text:p>
          </table:table-cell>
          <table:table-cell table:style-name="ce2" office:value-type="float" office:value="37.43" calcext:value-type="float">
            <text:p>37.43</text:p>
          </table:table-cell>
          <table:table-cell table:style-name="ce2" office:value-type="float" office:value="99.56" calcext:value-type="float">
            <text:p>99.5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56" calcext:value-type="float">
            <text:p>99.56</text:p>
          </table:table-cell>
          <table:table-cell table:number-columns-repeated="1011"/>
        </table:table-row>
        <table:table-row table:style-name="ro1">
          <table:table-cell table:style-name="ce2" office:value-type="float" office:value="27890" calcext:value-type="float">
            <text:p>27890</text:p>
          </table:table-cell>
          <table:table-cell table:style-name="ce2" office:value-type="string" calcext:value-type="string">
            <text:p>3b6d06f5eb62f98ec927dd97752d139eadc1d1e308bcb6ab34089d58af2879ff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213" calcext:value-type="float">
            <text:p>521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45]+[.E245]" office:value-type="float" office:value="5213" calcext:value-type="float">
            <text:p>5213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8.74" calcext:value-type="float">
            <text:p>8.74</text:p>
          </table:table-cell>
          <table:table-cell table:style-name="ce2" office:value-type="float" office:value="96.66" calcext:value-type="float">
            <text:p>96.6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66" calcext:value-type="float">
            <text:p>96.66</text:p>
          </table:table-cell>
          <table:table-cell table:number-columns-repeated="1011"/>
        </table:table-row>
        <table:table-row table:style-name="ro1">
          <table:table-cell table:style-name="ce2" office:value-type="float" office:value="27890" calcext:value-type="float">
            <text:p>27890</text:p>
          </table:table-cell>
          <table:table-cell table:style-name="ce2" office:value-type="string" calcext:value-type="string">
            <text:p>760cec1e5948ff72b2cf55fc5399921d67607ba9b4781a9759395cef164d1555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497" calcext:value-type="float">
            <text:p>649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46]+[.E246]" office:value-type="float" office:value="6497" calcext:value-type="float">
            <text:p>6497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32.37" calcext:value-type="float">
            <text:p>32.37</text:p>
          </table:table-cell>
          <table:table-cell table:style-name="ce2" office:value-type="float" office:value="94.83" calcext:value-type="float">
            <text:p>94.8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83" calcext:value-type="float">
            <text:p>94.83</text:p>
          </table:table-cell>
          <table:table-cell table:number-columns-repeated="1011"/>
        </table:table-row>
        <table:table-row table:style-name="ro1">
          <table:table-cell table:style-name="ce2" office:value-type="float" office:value="27891" calcext:value-type="float">
            <text:p>27891</text:p>
          </table:table-cell>
          <table:table-cell table:style-name="ce2" office:value-type="string" calcext:value-type="string">
            <text:p>d881e9ef7805fbee1ac2cc349dcaaca4a53065b9dd04be7f5c8a2ece07f3cd23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5923" calcext:value-type="float">
            <text:p>5923</text:p>
          </table:table-cell>
          <table:table-cell table:style-name="ce2" office:value-type="float" office:value="947" calcext:value-type="float">
            <text:p>947</text:p>
          </table:table-cell>
          <table:table-cell table:style-name="ce2" table:formula="of:=[.D247]+[.E247]" office:value-type="float" office:value="6870" calcext:value-type="float">
            <text:p>6870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33.48" calcext:value-type="float">
            <text:p>33.48</text:p>
          </table:table-cell>
          <table:table-cell table:style-name="ce2" office:value-type="float" office:value="90.76" calcext:value-type="float">
            <text:p>90.7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76" calcext:value-type="float">
            <text:p>90.76</text:p>
          </table:table-cell>
          <table:table-cell table:number-columns-repeated="1011"/>
        </table:table-row>
        <table:table-row table:style-name="ro1">
          <table:table-cell table:style-name="ce2" office:value-type="float" office:value="27892" calcext:value-type="float">
            <text:p>27892</text:p>
          </table:table-cell>
          <table:table-cell table:style-name="ce2" office:value-type="string" calcext:value-type="string">
            <text:p>56e8bd322988bb6e668cd8dc60a1090a4ef38980e7d1b16446cf64d1eb3f58c9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998" calcext:value-type="float">
            <text:p>4998</text:p>
          </table:table-cell>
          <table:table-cell table:style-name="ce2" office:value-type="float" office:value="1452" calcext:value-type="float">
            <text:p>1452</text:p>
          </table:table-cell>
          <table:table-cell table:style-name="ce2" table:formula="of:=[.D248]+[.E248]" office:value-type="float" office:value="6450" calcext:value-type="float">
            <text:p>6450</text:p>
          </table:table-cell>
          <table:table-cell table:style-name="ce2" office:value-type="float" office:value="6.06" calcext:value-type="float">
            <text:p>6.06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7.85" calcext:value-type="float">
            <text:p>7.85</text:p>
          </table:table-cell>
          <table:table-cell table:style-name="ce2" office:value-type="float" office:value="87.75" calcext:value-type="float">
            <text:p>87.7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7.75" calcext:value-type="float">
            <text:p>87.75</text:p>
          </table:table-cell>
          <table:table-cell table:number-columns-repeated="1011"/>
        </table:table-row>
        <table:table-row table:style-name="ro1">
          <table:table-cell table:style-name="ce2" office:value-type="float" office:value="27893" calcext:value-type="float">
            <text:p>27893</text:p>
          </table:table-cell>
          <table:table-cell table:style-name="ce2" office:value-type="string" calcext:value-type="string">
            <text:p>2d8e0c07774a2b72156021383dd88407871f5d161b474acc40fcccdee77c3079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688" calcext:value-type="float">
            <text:p>468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49]+[.E249]" office:value-type="float" office:value="4688" calcext:value-type="float">
            <text:p>4688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8.14" calcext:value-type="float">
            <text:p>8.14</text:p>
          </table:table-cell>
          <table:table-cell table:style-name="ce2" office:value-type="float" office:value="95.92" calcext:value-type="float">
            <text:p>95.9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92" calcext:value-type="float">
            <text:p>95.92</text:p>
          </table:table-cell>
          <table:table-cell table:number-columns-repeated="1011"/>
        </table:table-row>
        <table:table-row table:style-name="ro1">
          <table:table-cell table:style-name="ce2" office:value-type="float" office:value="27894" calcext:value-type="float">
            <text:p>27894</text:p>
          </table:table-cell>
          <table:table-cell table:style-name="ce2" office:value-type="string" calcext:value-type="string">
            <text:p>7956294017c9f0c19fd160be3d86650966c21c727839b7b00d9b9d443389a010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875" calcext:value-type="float">
            <text:p>5875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table:formula="of:=[.D250]+[.E250]" office:value-type="float" office:value="8020" calcext:value-type="float">
            <text:p>8020</text:p>
          </table:table-cell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7.56" calcext:value-type="float">
            <text:p>17.56</text:p>
          </table:table-cell>
          <table:table-cell table:style-name="ce2" office:value-type="float" office:value="89.74" calcext:value-type="float">
            <text:p>89.7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74" calcext:value-type="float">
            <text:p>89.74</text:p>
          </table:table-cell>
          <table:table-cell table:number-columns-repeated="1011"/>
        </table:table-row>
        <table:table-row table:style-name="ro1">
          <table:table-cell table:style-name="ce2" office:value-type="float" office:value="27895" calcext:value-type="float">
            <text:p>27895</text:p>
          </table:table-cell>
          <table:table-cell table:style-name="ce2" office:value-type="string" calcext:value-type="string">
            <text:p>93352583266beca70a6d0e4caa3af188c3f91d4d53dad354e6cad6c1ec6dfa4d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924" calcext:value-type="float">
            <text:p>5924</text:p>
          </table:table-cell>
          <table:table-cell table:style-name="ce2" office:value-type="float" office:value="1602" calcext:value-type="float">
            <text:p>1602</text:p>
          </table:table-cell>
          <table:table-cell table:style-name="ce2" table:formula="of:=[.D251]+[.E251]" office:value-type="float" office:value="7526" calcext:value-type="float">
            <text:p>7526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9.45" calcext:value-type="float">
            <text:p>9.45</text:p>
          </table:table-cell>
          <table:table-cell table:style-name="ce2" office:value-type="float" office:value="89.24" calcext:value-type="float">
            <text:p>89.2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24" calcext:value-type="float">
            <text:p>89.24</text:p>
          </table:table-cell>
          <table:table-cell table:number-columns-repeated="1011"/>
        </table:table-row>
        <table:table-row table:style-name="ro1">
          <table:table-cell table:style-name="ce2" office:value-type="float" office:value="27896" calcext:value-type="float">
            <text:p>27896</text:p>
          </table:table-cell>
          <table:table-cell table:style-name="ce2" office:value-type="string" calcext:value-type="string">
            <text:p>2e4513e44cc1f45cd56ead5fa3527afbd71f6cb6da4d0be56a182088633d629a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064" calcext:value-type="float">
            <text:p>706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52]+[.E252]" office:value-type="float" office:value="7064" calcext:value-type="float">
            <text:p>7064</text:p>
          </table:table-cell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54.77" calcext:value-type="float">
            <text:p>54.77</text:p>
          </table:table-cell>
          <table:table-cell table:style-name="ce2" office:value-type="float" office:value="96.19" calcext:value-type="float">
            <text:p>96.1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19" calcext:value-type="float">
            <text:p>96.19</text:p>
          </table:table-cell>
          <table:table-cell table:number-columns-repeated="1011"/>
        </table:table-row>
        <table:table-row table:style-name="ro1">
          <table:table-cell table:style-name="ce2" office:value-type="float" office:value="27897" calcext:value-type="float">
            <text:p>27897</text:p>
          </table:table-cell>
          <table:table-cell table:style-name="ce2" office:value-type="string" calcext:value-type="string">
            <text:p>225c97eb7d874da8f225da62c621bd00cfa8d52ad2c32c1b1ea71dbe08ec374e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064" calcext:value-type="float">
            <text:p>5064</text:p>
          </table:table-cell>
          <table:table-cell table:style-name="ce2" office:value-type="float" office:value="16953" calcext:value-type="float">
            <text:p>16953</text:p>
          </table:table-cell>
          <table:table-cell table:style-name="ce2" table:formula="of:=[.D253]+[.E253]" office:value-type="float" office:value="22017" calcext:value-type="float">
            <text:p>22017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9.01" calcext:value-type="float">
            <text:p>9.01</text:p>
          </table:table-cell>
          <table:table-cell table:style-name="ce2" office:value-type="float" office:value="98.44" calcext:value-type="float">
            <text:p>98.4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44" calcext:value-type="float">
            <text:p>98.44</text:p>
          </table:table-cell>
          <table:table-cell table:number-columns-repeated="1011"/>
        </table:table-row>
        <table:table-row table:style-name="ro1">
          <table:table-cell table:style-name="ce2" office:value-type="float" office:value="27898" calcext:value-type="float">
            <text:p>27898</text:p>
          </table:table-cell>
          <table:table-cell table:style-name="ce2" office:value-type="string" calcext:value-type="string">
            <text:p>8f5074d4cabfe06ac0f0f9f477b755cfb2927eb5572699cdb33c810cb7c85198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364" calcext:value-type="float">
            <text:p>7364</text:p>
          </table:table-cell>
          <table:table-cell table:style-name="ce2" office:value-type="float" office:value="1201" calcext:value-type="float">
            <text:p>1201</text:p>
          </table:table-cell>
          <table:table-cell table:style-name="ce2" table:formula="of:=[.D254]+[.E254]" office:value-type="float" office:value="8565" calcext:value-type="float">
            <text:p>8565</text:p>
          </table:table-cell>
          <table:table-cell table:style-name="ce2" office:value-type="float" office:value="5.33" calcext:value-type="float">
            <text:p>5.3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3.66" calcext:value-type="float">
            <text:p>33.66</text:p>
          </table:table-cell>
          <table:table-cell table:style-name="ce2" office:value-type="float" office:value="95.22" calcext:value-type="float">
            <text:p>95.2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22" calcext:value-type="float">
            <text:p>95.22</text:p>
          </table:table-cell>
          <table:table-cell table:number-columns-repeated="1011"/>
        </table:table-row>
        <table:table-row table:style-name="ro1">
          <table:table-cell table:style-name="ce2" office:value-type="float" office:value="27899" calcext:value-type="float">
            <text:p>27899</text:p>
          </table:table-cell>
          <table:table-cell table:style-name="ce2" office:value-type="string" calcext:value-type="string">
            <text:p>d88cab89e71638cad60693dcbc541f33c8af8383171a36fa303da0eeb9e59f6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7350" calcext:value-type="float">
            <text:p>7350</text:p>
          </table:table-cell>
          <table:table-cell table:style-name="ce2" office:value-type="float" office:value="625" calcext:value-type="float">
            <text:p>625</text:p>
          </table:table-cell>
          <table:table-cell table:style-name="ce2" table:formula="of:=[.D255]+[.E255]" office:value-type="float" office:value="7975" calcext:value-type="float">
            <text:p>7975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0.76" calcext:value-type="float">
            <text:p>10.76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91.32" calcext:value-type="float">
            <text:p>91.32</text:p>
          </table:table-cell>
          <table:table-cell table:style-name="ce2" office:value-type="float" office:value="55.49" calcext:value-type="float">
            <text:p>55.4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1.32" calcext:value-type="float">
            <text:p>91.32</text:p>
          </table:table-cell>
          <table:table-cell table:number-columns-repeated="1011"/>
        </table:table-row>
        <table:table-row table:style-name="ro1">
          <table:table-cell table:style-name="ce2" office:value-type="float" office:value="27900" calcext:value-type="float">
            <text:p>27900</text:p>
          </table:table-cell>
          <table:table-cell table:style-name="ce2" office:value-type="string" calcext:value-type="string">
            <text:p>43298f9c305a886b73308ff1cc5e7c2f5085232fa70f028bb7e449c3b27e3cd2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727" calcext:value-type="float">
            <text:p>472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56]+[.E256]" office:value-type="float" office:value="4727" calcext:value-type="float">
            <text:p>4727</text:p>
          </table:table-cell>
          <table:table-cell table:style-name="ce2" office:value-type="float" office:value="6.87" calcext:value-type="float">
            <text:p>6.87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8.59" calcext:value-type="float">
            <text:p>98.5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59" calcext:value-type="float">
            <text:p>98.59</text:p>
          </table:table-cell>
          <table:table-cell table:number-columns-repeated="1011"/>
        </table:table-row>
        <table:table-row table:style-name="ro1">
          <table:table-cell table:style-name="ce2" office:value-type="float" office:value="27900" calcext:value-type="float">
            <text:p>27900</text:p>
          </table:table-cell>
          <table:table-cell table:style-name="ce2" office:value-type="string" calcext:value-type="string">
            <text:p>c68dad16e2b0997511bff2349435d0af8054914303b6e144fc2a22d334c11c0c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0178" calcext:value-type="float">
            <text:p>1017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57]+[.E257]" office:value-type="float" office:value="10178" calcext:value-type="float">
            <text:p>10178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63.64" calcext:value-type="float">
            <text:p>63.64</text:p>
          </table:table-cell>
          <table:table-cell table:style-name="ce2" office:value-type="float" office:value="97.57" calcext:value-type="float">
            <text:p>97.5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57" calcext:value-type="float">
            <text:p>97.57</text:p>
          </table:table-cell>
          <table:table-cell table:number-columns-repeated="1011"/>
        </table:table-row>
        <table:table-row table:style-name="ro1">
          <table:table-cell table:style-name="ce2" office:value-type="float" office:value="27901" calcext:value-type="float">
            <text:p>27901</text:p>
          </table:table-cell>
          <table:table-cell table:style-name="ce2" office:value-type="string" calcext:value-type="string">
            <text:p>d0d2e4e1fed545373458ff1b8a7748f03ff50451e98a9ee9cd0e292b9b553c08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0148" calcext:value-type="float">
            <text:p>10148</text:p>
          </table:table-cell>
          <table:table-cell table:style-name="ce2" office:value-type="float" office:value="8062" calcext:value-type="float">
            <text:p>8062</text:p>
          </table:table-cell>
          <table:table-cell table:style-name="ce2" table:formula="of:=[.D258]+[.E258]" office:value-type="float" office:value="18210" calcext:value-type="float">
            <text:p>18210</text:p>
          </table:table-cell>
          <table:table-cell table:style-name="ce2" office:value-type="float" office:value="5.19" calcext:value-type="float">
            <text:p>5.19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7.05" calcext:value-type="float">
            <text:p>67.05</text:p>
          </table:table-cell>
          <table:table-cell table:style-name="ce2" office:value-type="float" office:value="96.93" calcext:value-type="float">
            <text:p>96.9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93" calcext:value-type="float">
            <text:p>96.93</text:p>
          </table:table-cell>
          <table:table-cell table:number-columns-repeated="1011"/>
        </table:table-row>
        <table:table-row table:style-name="ro1">
          <table:table-cell table:style-name="ce2" office:value-type="float" office:value="27902" calcext:value-type="float">
            <text:p>27902</text:p>
          </table:table-cell>
          <table:table-cell table:style-name="ce2" office:value-type="string" calcext:value-type="string">
            <text:p>aa4f5b2dd9ec72a774b494c71d09f9940836620f8f452a071c4dd13c6d37b628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460" calcext:value-type="float">
            <text:p>74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59]+[.E259]" office:value-type="float" office:value="7460" calcext:value-type="float">
            <text:p>7460</text:p>
          </table:table-cell>
          <table:table-cell table:style-name="ce2" office:value-type="float" office:value="6.69" calcext:value-type="float">
            <text:p>6.69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28.63" calcext:value-type="float">
            <text:p>28.63</text:p>
          </table:table-cell>
          <table:table-cell table:style-name="ce2" office:value-type="float" office:value="96.47" calcext:value-type="float">
            <text:p>96.4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47" calcext:value-type="float">
            <text:p>96.47</text:p>
          </table:table-cell>
          <table:table-cell table:number-columns-repeated="1011"/>
        </table:table-row>
        <table:table-row table:style-name="ro1">
          <table:table-cell table:style-name="ce2" office:value-type="float" office:value="27903" calcext:value-type="float">
            <text:p>27903</text:p>
          </table:table-cell>
          <table:table-cell table:style-name="ce2" office:value-type="string" calcext:value-type="string">
            <text:p>48856611c6687f48f216f26db6bbdafea5d3ea9519cc825666209d00ca57dc9c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035" calcext:value-type="float">
            <text:p>603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60]+[.E260]" office:value-type="float" office:value="6035" calcext:value-type="float">
            <text:p>6035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12.81" calcext:value-type="float">
            <text:p>12.81</text:p>
          </table:table-cell>
          <table:table-cell table:style-name="ce2" office:value-type="float" office:value="96.94" calcext:value-type="float">
            <text:p>96.9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94" calcext:value-type="float">
            <text:p>96.94</text:p>
          </table:table-cell>
          <table:table-cell table:number-columns-repeated="1011"/>
        </table:table-row>
        <table:table-row table:style-name="ro1">
          <table:table-cell table:style-name="ce2" office:value-type="float" office:value="27904" calcext:value-type="float">
            <text:p>27904</text:p>
          </table:table-cell>
          <table:table-cell table:style-name="ce2" office:value-type="string" calcext:value-type="string">
            <text:p>d99469a2d7e970bfad64fe640ff0dc04070577010469cd04a6f06973b5b1db8f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468" calcext:value-type="float">
            <text:p>1468</text:p>
          </table:table-cell>
          <table:table-cell table:style-name="ce2" office:value-type="float" office:value="400" calcext:value-type="float">
            <text:p>400</text:p>
          </table:table-cell>
          <table:table-cell table:style-name="ce2" table:formula="of:=[.D261]+[.E261]" office:value-type="float" office:value="1868" calcext:value-type="float">
            <text:p>1868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1.52" calcext:value-type="float">
            <text:p>11.5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1011"/>
        </table:table-row>
        <table:table-row table:style-name="ro1">
          <table:table-cell table:style-name="ce2" office:value-type="float" office:value="27905" calcext:value-type="float">
            <text:p>27905</text:p>
          </table:table-cell>
          <table:table-cell table:style-name="ce2" office:value-type="string" calcext:value-type="string">
            <text:p>960c56ae1770eae3e7aace1a0cd2299148152ccca76a32e5d3e308b22594088c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077" calcext:value-type="float">
            <text:p>607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62]+[.E262]" office:value-type="float" office:value="6077" calcext:value-type="float">
            <text:p>6077</text:p>
          </table:table-cell>
          <table:table-cell table:style-name="ce2" office:value-type="float" office:value="6.61" calcext:value-type="float">
            <text:p>6.61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27.42" calcext:value-type="float">
            <text:p>27.42</text:p>
          </table:table-cell>
          <table:table-cell table:style-name="ce2" office:value-type="float" office:value="96.68" calcext:value-type="float">
            <text:p>96.6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68" calcext:value-type="float">
            <text:p>96.68</text:p>
          </table:table-cell>
          <table:table-cell table:number-columns-repeated="1011"/>
        </table:table-row>
        <table:table-row table:style-name="ro1">
          <table:table-cell table:style-name="ce2" office:value-type="float" office:value="27906" calcext:value-type="float">
            <text:p>27906</text:p>
          </table:table-cell>
          <table:table-cell table:style-name="ce2" office:value-type="string" calcext:value-type="string">
            <text:p>b1c26b91538aeac4dc7e56971b0119f1150fe725d6a2fb025f69640fc9f5ef32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540" calcext:value-type="float">
            <text:p>6540</text:p>
          </table:table-cell>
          <table:table-cell table:style-name="ce2" office:value-type="float" office:value="10430" calcext:value-type="float">
            <text:p>10430</text:p>
          </table:table-cell>
          <table:table-cell table:style-name="ce2" table:formula="of:=[.D263]+[.E263]" office:value-type="float" office:value="16970" calcext:value-type="float">
            <text:p>16970</text:p>
          </table:table-cell>
          <table:table-cell table:style-name="ce2" office:value-type="float" office:value="6.44" calcext:value-type="float">
            <text:p>6.44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1.11" calcext:value-type="float">
            <text:p>31.11</text:p>
          </table:table-cell>
          <table:table-cell table:style-name="ce2" office:value-type="float" office:value="95.54" calcext:value-type="float">
            <text:p>95.5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54" calcext:value-type="float">
            <text:p>95.54</text:p>
          </table:table-cell>
          <table:table-cell table:number-columns-repeated="1011"/>
        </table:table-row>
        <table:table-row table:style-name="ro1">
          <table:table-cell table:style-name="ce2" office:value-type="float" office:value="27907" calcext:value-type="float">
            <text:p>27907</text:p>
          </table:table-cell>
          <table:table-cell table:style-name="ce2" office:value-type="string" calcext:value-type="string">
            <text:p>794da28949fff5cab5a3c4f93c334c5969358b60e0b48e91f2f22e7da652f756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214" calcext:value-type="float">
            <text:p>621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64]+[.E264]" office:value-type="float" office:value="6214" calcext:value-type="float">
            <text:p>6214</text:p>
          </table:table-cell>
          <table:table-cell table:style-name="ce2" office:value-type="float" office:value="6.61" calcext:value-type="float">
            <text:p>6.61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28.84" calcext:value-type="float">
            <text:p>28.84</text:p>
          </table:table-cell>
          <table:table-cell table:style-name="ce2" office:value-type="float" office:value="97.4" calcext:value-type="float">
            <text:p>97.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4" calcext:value-type="float">
            <text:p>97.4</text:p>
          </table:table-cell>
          <table:table-cell table:number-columns-repeated="1011"/>
        </table:table-row>
        <table:table-row table:style-name="ro1">
          <table:table-cell table:style-name="ce2" office:value-type="float" office:value="27908" calcext:value-type="float">
            <text:p>27908</text:p>
          </table:table-cell>
          <table:table-cell table:style-name="ce2" office:value-type="string" calcext:value-type="string">
            <text:p>ffe4a904081a581166c33bb7bea25677f8ec98a235415f9aa6d3ac19991d41bb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523" calcext:value-type="float">
            <text:p>652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65]+[.E265]" office:value-type="float" office:value="6523" calcext:value-type="float">
            <text:p>6523</text:p>
          </table:table-cell>
          <table:table-cell table:style-name="ce2" office:value-type="float" office:value="6.97" calcext:value-type="float">
            <text:p>6.97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34.71" calcext:value-type="float">
            <text:p>34.71</text:p>
          </table:table-cell>
          <table:table-cell table:style-name="ce2" office:value-type="float" office:value="96.29" calcext:value-type="float">
            <text:p>96.2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29" calcext:value-type="float">
            <text:p>96.29</text:p>
          </table:table-cell>
          <table:table-cell table:number-columns-repeated="1011"/>
        </table:table-row>
        <table:table-row table:style-name="ro1">
          <table:table-cell table:style-name="ce2" office:value-type="float" office:value="27909" calcext:value-type="float">
            <text:p>27909</text:p>
          </table:table-cell>
          <table:table-cell table:style-name="ce2" office:value-type="string" calcext:value-type="string">
            <text:p>a397f92a9ed96a42bd4df10be650cb8f569bf73de291def9e737f8ba6a8fa7d8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522" calcext:value-type="float">
            <text:p>152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66]+[.E266]" office:value-type="float" office:value="1522" calcext:value-type="float">
            <text:p>1522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5.74" calcext:value-type="float">
            <text:p>5.74</text:p>
          </table:table-cell>
          <table:table-cell table:style-name="ce2" office:value-type="float" office:value="12.98" calcext:value-type="float">
            <text:p>12.9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2.98" calcext:value-type="float">
            <text:p>12.98</text:p>
          </table:table-cell>
          <table:table-cell table:number-columns-repeated="1011"/>
        </table:table-row>
        <table:table-row table:style-name="ro1">
          <table:table-cell table:style-name="ce2" office:value-type="float" office:value="27910" calcext:value-type="float">
            <text:p>27910</text:p>
          </table:table-cell>
          <table:table-cell table:style-name="ce2" office:value-type="string" calcext:value-type="string">
            <text:p>c24eb429a0358143fb34bb52ec2cdec534f57490dd2a3ee938adf217dd5f5fd0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401" calcext:value-type="float">
            <text:p>24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67]+[.E267]" office:value-type="float" office:value="2401" calcext:value-type="float">
            <text:p>2401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17.21" calcext:value-type="float">
            <text:p>17.21</text:p>
          </table:table-cell>
          <table:table-cell table:style-name="ce2" office:value-type="float" office:value="25.35" calcext:value-type="float">
            <text:p>25.3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25.35" calcext:value-type="float">
            <text:p>25.35</text:p>
          </table:table-cell>
          <table:table-cell table:number-columns-repeated="1011"/>
        </table:table-row>
        <table:table-row table:style-name="ro1">
          <table:table-cell table:style-name="ce2" office:value-type="float" office:value="27911" calcext:value-type="float">
            <text:p>27911</text:p>
          </table:table-cell>
          <table:table-cell table:style-name="ce2" office:value-type="string" calcext:value-type="string">
            <text:p>e27f6409235093721f078ad33ecaacb6a4b48e12102d6c77d5603b49bfab7a51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68]+[.E268]" office:value-type="float" office:value="196" calcext:value-type="float">
            <text:p>19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6" calcext:value-type="float">
            <text:p>0.06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1011"/>
        </table:table-row>
        <table:table-row table:style-name="ro1">
          <table:table-cell table:style-name="ce2" office:value-type="float" office:value="27912" calcext:value-type="float">
            <text:p>27912</text:p>
          </table:table-cell>
          <table:table-cell table:style-name="ce2" office:value-type="string" calcext:value-type="string">
            <text:p>ca00377a87b587818fb969eeda7875d03f7196321a007a400662118436d7feac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69]+[.E269]" office:value-type="float" office:value="296" calcext:value-type="float">
            <text:p>296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0.32" calcext:value-type="float">
            <text:p>10.3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0.32" calcext:value-type="float">
            <text:p>10.32</text:p>
          </table:table-cell>
          <table:table-cell table:number-columns-repeated="1011"/>
        </table:table-row>
        <table:table-row table:style-name="ro1">
          <table:table-cell table:style-name="ce2" office:value-type="float" office:value="27913" calcext:value-type="float">
            <text:p>27913</text:p>
          </table:table-cell>
          <table:table-cell table:style-name="ce2" office:value-type="string" calcext:value-type="string">
            <text:p>e2e85fb83c6915763c793474585ab068b9492e474e92390dff3b3a86b6735d14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2651" calcext:value-type="float">
            <text:p>2265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70]+[.E270]" office:value-type="float" office:value="22651" calcext:value-type="float">
            <text:p>22651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97.26" calcext:value-type="float">
            <text:p>97.26</text:p>
          </table:table-cell>
          <table:table-cell table:style-name="ce2" office:value-type="float" office:value="88.44" calcext:value-type="float">
            <text:p>88.4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26" calcext:value-type="float">
            <text:p>97.26</text:p>
          </table:table-cell>
          <table:table-cell table:number-columns-repeated="1011"/>
        </table:table-row>
        <table:table-row table:style-name="ro1">
          <table:table-cell table:style-name="ce2" office:value-type="float" office:value="27914" calcext:value-type="float">
            <text:p>27914</text:p>
          </table:table-cell>
          <table:table-cell table:style-name="ce2" office:value-type="string" calcext:value-type="string">
            <text:p>895c25b8473729166104ac3d2f84208ec132d571d4dd410e3b0bc45e122d1787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2594" calcext:value-type="float">
            <text:p>1259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71]+[.E271]" office:value-type="float" office:value="12594" calcext:value-type="float">
            <text:p>12594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96.53" calcext:value-type="float">
            <text:p>96.53</text:p>
          </table:table-cell>
          <table:table-cell table:style-name="ce2" office:value-type="float" office:value="35.74" calcext:value-type="float">
            <text:p>35.7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53" calcext:value-type="float">
            <text:p>96.53</text:p>
          </table:table-cell>
          <table:table-cell table:number-columns-repeated="1011"/>
        </table:table-row>
        <table:table-row table:style-name="ro1">
          <table:table-cell table:style-name="ce2" office:value-type="float" office:value="27915" calcext:value-type="float">
            <text:p>27915</text:p>
          </table:table-cell>
          <table:table-cell table:style-name="ce2" office:value-type="string" calcext:value-type="string">
            <text:p>d6e188982b7b123201e34221675dc333db9ae95e7704783820ae68ab18849a8a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144" calcext:value-type="float">
            <text:p>5144</text:p>
          </table:table-cell>
          <table:table-cell table:style-name="ce2" office:value-type="float" office:value="5256" calcext:value-type="float">
            <text:p>5256</text:p>
          </table:table-cell>
          <table:table-cell table:style-name="ce2" table:formula="of:=[.D272]+[.E272]" office:value-type="float" office:value="10400" calcext:value-type="float">
            <text:p>10400</text:p>
          </table:table-cell>
          <table:table-cell table:style-name="ce2" office:value-type="float" office:value="4.45" calcext:value-type="float">
            <text:p>4.45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53.66" calcext:value-type="float">
            <text:p>53.66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11"/>
        </table:table-row>
        <table:table-row table:style-name="ro1">
          <table:table-cell table:style-name="ce2" office:value-type="float" office:value="27916" calcext:value-type="float">
            <text:p>27916</text:p>
          </table:table-cell>
          <table:table-cell table:style-name="ce2" office:value-type="string" calcext:value-type="string">
            <text:p>5086699c2bbcbf0afd7abb36164c66ccd589069d1cba11c61b31f69857aa8a11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6337" calcext:value-type="float">
            <text:p>6337</text:p>
          </table:table-cell>
          <table:table-cell table:style-name="ce2" table:formula="of:=[.D273]+[.E273]" office:value-type="float" office:value="11272" calcext:value-type="float">
            <text:p>11272</text:p>
          </table:table-cell>
          <table:table-cell table:style-name="ce2" office:value-type="float" office:value="3.49" calcext:value-type="float">
            <text:p>3.49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5.16" calcext:value-type="float">
            <text:p>45.16</text:p>
          </table:table-cell>
          <table:table-cell table:style-name="ce2" office:value-type="float" office:value="64.72" calcext:value-type="float">
            <text:p>64.7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4.72" calcext:value-type="float">
            <text:p>64.72</text:p>
          </table:table-cell>
          <table:table-cell table:number-columns-repeated="1011"/>
        </table:table-row>
        <table:table-row table:style-name="ro1">
          <table:table-cell table:style-name="ce2" office:value-type="float" office:value="27917" calcext:value-type="float">
            <text:p>27917</text:p>
          </table:table-cell>
          <table:table-cell table:style-name="ce2" office:value-type="string" calcext:value-type="string">
            <text:p>5e56ef706039a784852fa2f899db343a38959cf5d170424e01e1890502c74d3e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7022" calcext:value-type="float">
            <text:p>702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74]+[.E274]" office:value-type="float" office:value="7022" calcext:value-type="float">
            <text:p>7022</text:p>
          </table:table-cell>
          <table:table-cell table:style-name="ce2" office:value-type="float" office:value="6.21" calcext:value-type="float">
            <text:p>6.21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42.52" calcext:value-type="float">
            <text:p>42.52</text:p>
          </table:table-cell>
          <table:table-cell table:style-name="ce2" office:value-type="float" office:value="99.05" calcext:value-type="float">
            <text:p>99.0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05" calcext:value-type="float">
            <text:p>99.05</text:p>
          </table:table-cell>
          <table:table-cell table:number-columns-repeated="1011"/>
        </table:table-row>
        <table:table-row table:style-name="ro1">
          <table:table-cell table:style-name="ce2" office:value-type="float" office:value="27918" calcext:value-type="float">
            <text:p>27918</text:p>
          </table:table-cell>
          <table:table-cell table:style-name="ce2" office:value-type="string" calcext:value-type="string">
            <text:p>4d395bf39ed4e77cb22760545050f03a553a72b0f0feff66b986b82e55d52d4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75]+[.E275]" office:value-type="float" office:value="317" calcext:value-type="float">
            <text:p>3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11"/>
        </table:table-row>
        <table:table-row table:style-name="ro1">
          <table:table-cell table:style-name="ce2" office:value-type="float" office:value="27919" calcext:value-type="float">
            <text:p>27919</text:p>
          </table:table-cell>
          <table:table-cell table:style-name="ce2" office:value-type="string" calcext:value-type="string">
            <text:p>9eab4ad46c0e4da2013d9cadfc6409d414610541c541c650e6699e9b3308807d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481" calcext:value-type="float">
            <text:p>148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76]+[.E276]" office:value-type="float" office:value="1481" calcext:value-type="float">
            <text:p>1481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13.97" calcext:value-type="float">
            <text:p>13.9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3.97" calcext:value-type="float">
            <text:p>13.97</text:p>
          </table:table-cell>
          <table:table-cell table:number-columns-repeated="1011"/>
        </table:table-row>
        <table:table-row table:style-name="ro1">
          <table:table-cell table:style-name="ce2" office:value-type="float" office:value="27920" calcext:value-type="float">
            <text:p>27920</text:p>
          </table:table-cell>
          <table:table-cell table:style-name="ce2" office:value-type="string" calcext:value-type="string">
            <text:p>7eba30da92b1296e61dc266fcdb3b188f2350e5904e08690cff3ae7c906a6e6c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77]+[.E277]" office:value-type="float" office:value="211" calcext:value-type="float">
            <text:p>2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1"/>
        </table:table-row>
        <table:table-row table:style-name="ro1">
          <table:table-cell table:style-name="ce2" office:value-type="float" office:value="27921" calcext:value-type="float">
            <text:p>27921</text:p>
          </table:table-cell>
          <table:table-cell table:style-name="ce2" office:value-type="string" calcext:value-type="string">
            <text:p>9eca9898402ac3013e1b66dffe82d6bfdf44f1a0f8ba165316b230ed1c80d38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0834" calcext:value-type="float">
            <text:p>1083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78]+[.E278]" office:value-type="float" office:value="10834" calcext:value-type="float">
            <text:p>10834</text:p>
          </table:table-cell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84.28" calcext:value-type="float">
            <text:p>84.28</text:p>
          </table:table-cell>
          <table:table-cell table:style-name="ce2" office:value-type="float" office:value="96.88" calcext:value-type="float">
            <text:p>96.8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88" calcext:value-type="float">
            <text:p>96.88</text:p>
          </table:table-cell>
          <table:table-cell table:number-columns-repeated="1011"/>
        </table:table-row>
        <table:table-row table:style-name="ro1">
          <table:table-cell table:style-name="ce2" office:value-type="float" office:value="27922" calcext:value-type="float">
            <text:p>27922</text:p>
          </table:table-cell>
          <table:table-cell table:style-name="ce2" office:value-type="string" calcext:value-type="string">
            <text:p>ec8f1b0c3e3a4a1d78ac4ed5d2da01c4775960f6a2e749f9b82061217acbfd49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335" calcext:value-type="float">
            <text:p>3335</text:p>
          </table:table-cell>
          <table:table-cell table:style-name="ce2" office:value-type="float" office:value="13854" calcext:value-type="float">
            <text:p>13854</text:p>
          </table:table-cell>
          <table:table-cell table:style-name="ce2" table:formula="of:=[.D279]+[.E279]" office:value-type="float" office:value="17189" calcext:value-type="float">
            <text:p>17189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25.65" calcext:value-type="float">
            <text:p>25.65</text:p>
          </table:table-cell>
          <table:table-cell table:style-name="ce2" office:value-type="float" office:value="69.46" calcext:value-type="float">
            <text:p>69.4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9.46" calcext:value-type="float">
            <text:p>69.46</text:p>
          </table:table-cell>
          <table:table-cell table:number-columns-repeated="1011"/>
        </table:table-row>
        <table:table-row table:style-name="ro1">
          <table:table-cell table:style-name="ce2" office:value-type="float" office:value="27923" calcext:value-type="float">
            <text:p>27923</text:p>
          </table:table-cell>
          <table:table-cell table:style-name="ce2" office:value-type="string" calcext:value-type="string">
            <text:p>9c5b3e78dd2b82cf1236c642a52702eba081a7835c2adb151c40d0b94212a7e0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2970" calcext:value-type="float">
            <text:p>1297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80]+[.E280]" office:value-type="float" office:value="12970" calcext:value-type="float">
            <text:p>12970</text:p>
          </table:table-cell>
          <table:table-cell table:style-name="ce2" office:value-type="float" office:value="6.87" calcext:value-type="float">
            <text:p>6.87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38.21" calcext:value-type="float">
            <text:p>38.21</text:p>
          </table:table-cell>
          <table:table-cell table:style-name="ce2" office:value-type="float" office:value="94.54" calcext:value-type="float">
            <text:p>94.5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54" calcext:value-type="float">
            <text:p>94.54</text:p>
          </table:table-cell>
          <table:table-cell table:number-columns-repeated="1011"/>
        </table:table-row>
        <table:table-row table:style-name="ro1">
          <table:table-cell table:style-name="ce2" office:value-type="float" office:value="27924" calcext:value-type="float">
            <text:p>27924</text:p>
          </table:table-cell>
          <table:table-cell table:style-name="ce2" office:value-type="string" calcext:value-type="string">
            <text:p>5642a56de7cd96f3dad110281577f74a36b06805adf3d9bd51939e749eeef156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6286" calcext:value-type="float">
            <text:p>628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81]+[.E281]" office:value-type="float" office:value="6286" calcext:value-type="float">
            <text:p>6286</text:p>
          </table:table-cell>
          <table:table-cell table:style-name="ce2" office:value-type="float" office:value="7.57" calcext:value-type="float">
            <text:p>7.57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8.59" calcext:value-type="float">
            <text:p>8.59</text:p>
          </table:table-cell>
          <table:table-cell table:style-name="ce2" office:value-type="float" office:value="97.46" calcext:value-type="float">
            <text:p>97.4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46" calcext:value-type="float">
            <text:p>97.46</text:p>
          </table:table-cell>
          <table:table-cell table:number-columns-repeated="1011"/>
        </table:table-row>
        <table:table-row table:style-name="ro1">
          <table:table-cell table:style-name="ce2" office:value-type="float" office:value="27925" calcext:value-type="float">
            <text:p>27925</text:p>
          </table:table-cell>
          <table:table-cell table:style-name="ce2" office:value-type="string" calcext:value-type="string">
            <text:p>9013851c1d4175edb743578af2f0d1c47144ffc8bf8839ff2ac0deb366b84373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027" calcext:value-type="float">
            <text:p>4027</text:p>
          </table:table-cell>
          <table:table-cell table:style-name="ce2" office:value-type="float" office:value="6602" calcext:value-type="float">
            <text:p>6602</text:p>
          </table:table-cell>
          <table:table-cell table:style-name="ce2" table:formula="of:=[.D282]+[.E282]" office:value-type="float" office:value="10629" calcext:value-type="float">
            <text:p>10629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93.24" calcext:value-type="float">
            <text:p>93.2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24" calcext:value-type="float">
            <text:p>93.24</text:p>
          </table:table-cell>
          <table:table-cell table:number-columns-repeated="1011"/>
        </table:table-row>
        <table:table-row table:style-name="ro1">
          <table:table-cell table:style-name="ce2" office:value-type="float" office:value="27926" calcext:value-type="float">
            <text:p>27926</text:p>
          </table:table-cell>
          <table:table-cell table:style-name="ce2" office:value-type="string" calcext:value-type="string">
            <text:p>9d210efa62ad83b865052010dc7f6ad459fb3d7b0bf8c3d02916a382d9e6e471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657" calcext:value-type="float">
            <text:p>6657</text:p>
          </table:table-cell>
          <table:table-cell table:style-name="ce2" office:value-type="float" office:value="5324" calcext:value-type="float">
            <text:p>5324</text:p>
          </table:table-cell>
          <table:table-cell table:style-name="ce2" table:formula="of:=[.D283]+[.E283]" office:value-type="float" office:value="11981" calcext:value-type="float">
            <text:p>11981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13.26" calcext:value-type="float">
            <text:p>13.26</text:p>
          </table:table-cell>
          <table:table-cell table:style-name="ce2" office:value-type="float" office:value="91.44" calcext:value-type="float">
            <text:p>91.4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44" calcext:value-type="float">
            <text:p>91.44</text:p>
          </table:table-cell>
          <table:table-cell table:number-columns-repeated="1011"/>
        </table:table-row>
        <table:table-row table:style-name="ro1">
          <table:table-cell table:style-name="ce2" office:value-type="float" office:value="27927" calcext:value-type="float">
            <text:p>27927</text:p>
          </table:table-cell>
          <table:table-cell table:style-name="ce2" office:value-type="string" calcext:value-type="string">
            <text:p>b49b88ab2419d39f3343d05a9c4e322b6f75142b6815c3609e792a2eaf0dfa6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605" calcext:value-type="float">
            <text:p>760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84]+[.E284]" office:value-type="float" office:value="7605" calcext:value-type="float">
            <text:p>7605</text:p>
          </table:table-cell>
          <table:table-cell table:style-name="ce2" office:value-type="float" office:value="7.58" calcext:value-type="float">
            <text:p>7.58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93.42" calcext:value-type="float">
            <text:p>93.4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42" calcext:value-type="float">
            <text:p>93.42</text:p>
          </table:table-cell>
          <table:table-cell table:number-columns-repeated="1011"/>
        </table:table-row>
        <table:table-row table:style-name="ro1">
          <table:table-cell table:style-name="ce2" office:value-type="float" office:value="27928" calcext:value-type="float">
            <text:p>27928</text:p>
          </table:table-cell>
          <table:table-cell table:style-name="ce2" office:value-type="string" calcext:value-type="string">
            <text:p>62284d930629fcc3c78348a861e7c2b46fb58915c3773f4e7ffb3f93730ab2a4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831" calcext:value-type="float">
            <text:p>5831</text:p>
          </table:table-cell>
          <table:table-cell table:style-name="ce2" office:value-type="float" office:value="6143" calcext:value-type="float">
            <text:p>6143</text:p>
          </table:table-cell>
          <table:table-cell table:style-name="ce2" table:formula="of:=[.D285]+[.E285]" office:value-type="float" office:value="11974" calcext:value-type="float">
            <text:p>11974</text:p>
          </table:table-cell>
          <table:table-cell table:style-name="ce2" office:value-type="float" office:value="6.82" calcext:value-type="float">
            <text:p>6.82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8.01" calcext:value-type="float">
            <text:p>8.01</text:p>
          </table:table-cell>
          <table:table-cell table:style-name="ce2" office:value-type="float" office:value="91.73" calcext:value-type="float">
            <text:p>91.7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73" calcext:value-type="float">
            <text:p>91.73</text:p>
          </table:table-cell>
          <table:table-cell table:number-columns-repeated="1011"/>
        </table:table-row>
        <table:table-row table:style-name="ro1">
          <table:table-cell table:style-name="ce2" office:value-type="float" office:value="27929" calcext:value-type="float">
            <text:p>27929</text:p>
          </table:table-cell>
          <table:table-cell table:style-name="ce2" office:value-type="string" calcext:value-type="string">
            <text:p>901cec96e94f5bda8bcf385b0e60a19fe152bafe2a65848120f56545d6f455a3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3208" calcext:value-type="float">
            <text:p>3208</text:p>
          </table:table-cell>
          <table:table-cell table:style-name="ce2" table:formula="of:=[.D286]+[.E286]" office:value-type="float" office:value="8315" calcext:value-type="float">
            <text:p>8315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21.02" calcext:value-type="float">
            <text:p>21.02</text:p>
          </table:table-cell>
          <table:table-cell table:style-name="ce2" office:value-type="float" office:value="95.04" calcext:value-type="float">
            <text:p>95.0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04" calcext:value-type="float">
            <text:p>95.04</text:p>
          </table:table-cell>
          <table:table-cell table:number-columns-repeated="1011"/>
        </table:table-row>
        <table:table-row table:style-name="ro1">
          <table:table-cell table:style-name="ce2" office:value-type="float" office:value="27930" calcext:value-type="float">
            <text:p>27930</text:p>
          </table:table-cell>
          <table:table-cell table:style-name="ce2" office:value-type="string" calcext:value-type="string">
            <text:p>0a73202014b13eca6d816bc0fcb39103a0354d5e5a0e0da1f790ae9ba69a7156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522" calcext:value-type="float">
            <text:p>852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87]+[.E287]" office:value-type="float" office:value="8522" calcext:value-type="float">
            <text:p>8522</text:p>
          </table:table-cell>
          <table:table-cell table:style-name="ce2" office:value-type="float" office:value="8.41" calcext:value-type="float">
            <text:p>8.41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52.39" calcext:value-type="float">
            <text:p>52.39</text:p>
          </table:table-cell>
          <table:table-cell table:style-name="ce2" office:value-type="float" office:value="90.63" calcext:value-type="float">
            <text:p>90.6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63" calcext:value-type="float">
            <text:p>90.63</text:p>
          </table:table-cell>
          <table:table-cell table:number-columns-repeated="1011"/>
        </table:table-row>
        <table:table-row table:style-name="ro1">
          <table:table-cell table:style-name="ce2" office:value-type="float" office:value="27931" calcext:value-type="float">
            <text:p>27931</text:p>
          </table:table-cell>
          <table:table-cell table:style-name="ce2" office:value-type="string" calcext:value-type="string">
            <text:p>a0f92c20ad00452077861dbdee7acaf14863d6df4756886fa5f0866447bd1e4f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248" calcext:value-type="float">
            <text:p>7248</text:p>
          </table:table-cell>
          <table:table-cell table:style-name="ce2" office:value-type="float" office:value="6104" calcext:value-type="float">
            <text:p>6104</text:p>
          </table:table-cell>
          <table:table-cell table:style-name="ce2" table:formula="of:=[.D288]+[.E288]" office:value-type="float" office:value="13352" calcext:value-type="float">
            <text:p>1335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97.51" calcext:value-type="float">
            <text:p>97.5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51" calcext:value-type="float">
            <text:p>97.51</text:p>
          </table:table-cell>
          <table:table-cell table:number-columns-repeated="1011"/>
        </table:table-row>
        <table:table-row table:style-name="ro1">
          <table:table-cell table:style-name="ce2" office:value-type="float" office:value="27932" calcext:value-type="float">
            <text:p>27932</text:p>
          </table:table-cell>
          <table:table-cell table:style-name="ce2" office:value-type="string" calcext:value-type="string">
            <text:p>99faf5c03e2ab7a21382756431b3d3e1dac4895788c1dc19fbe38a60b0eafdb7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2962" calcext:value-type="float">
            <text:p>296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89]+[.E289]" office:value-type="float" office:value="2962" calcext:value-type="float">
            <text:p>2962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7.05" calcext:value-type="float">
            <text:p>7.0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.65" calcext:value-type="float">
            <text:p>8.65</text:p>
          </table:table-cell>
          <table:table-cell table:number-columns-repeated="1011"/>
        </table:table-row>
        <table:table-row table:style-name="ro1">
          <table:table-cell table:style-name="ce2" office:value-type="float" office:value="27933" calcext:value-type="float">
            <text:p>27933</text:p>
          </table:table-cell>
          <table:table-cell table:style-name="ce2" office:value-type="string" calcext:value-type="string">
            <text:p>e97132f5eace205d72b73707a316039d2dcde888d6c3fe17ccb9a1d7b1c1a52e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8836" calcext:value-type="float">
            <text:p>883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90]+[.E290]" office:value-type="float" office:value="8836" calcext:value-type="float">
            <text:p>8836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95.61" calcext:value-type="float">
            <text:p>95.61</text:p>
          </table:table-cell>
          <table:table-cell table:style-name="ce2" office:value-type="float" office:value="54.52" calcext:value-type="float">
            <text:p>54.5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61" calcext:value-type="float">
            <text:p>95.61</text:p>
          </table:table-cell>
          <table:table-cell table:number-columns-repeated="1011"/>
        </table:table-row>
        <table:table-row table:style-name="ro1">
          <table:table-cell table:style-name="ce2" office:value-type="float" office:value="27934" calcext:value-type="float">
            <text:p>27934</text:p>
          </table:table-cell>
          <table:table-cell table:style-name="ce2" office:value-type="string" calcext:value-type="string">
            <text:p>7f3edc21ad891f9f235b89f1fd3c715f75b969de4ac59b74ef81d0ffe1fbcdf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810" calcext:value-type="float">
            <text:p>4810</text:p>
          </table:table-cell>
          <table:table-cell table:style-name="ce2" office:value-type="float" office:value="7071" calcext:value-type="float">
            <text:p>7071</text:p>
          </table:table-cell>
          <table:table-cell table:style-name="ce2" table:formula="of:=[.D291]+[.E291]" office:value-type="float" office:value="11881" calcext:value-type="float">
            <text:p>11881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9.42" calcext:value-type="float">
            <text:p>29.42</text:p>
          </table:table-cell>
          <table:table-cell table:style-name="ce2" office:value-type="float" office:value="53.56" calcext:value-type="float">
            <text:p>53.5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3.56" calcext:value-type="float">
            <text:p>53.56</text:p>
          </table:table-cell>
          <table:table-cell table:number-columns-repeated="1011"/>
        </table:table-row>
        <table:table-row table:style-name="ro1">
          <table:table-cell table:style-name="ce2" office:value-type="float" office:value="27935" calcext:value-type="float">
            <text:p>27935</text:p>
          </table:table-cell>
          <table:table-cell table:style-name="ce2" office:value-type="string" calcext:value-type="string">
            <text:p>2d19fd06f63e39cad975a0abf719bcd8c0cfeea8486241b59bb0f81c00aa21b5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1246" calcext:value-type="float">
            <text:p>1124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92]+[.E292]" office:value-type="float" office:value="11246" calcext:value-type="float">
            <text:p>11246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98.27" calcext:value-type="float">
            <text:p>98.27</text:p>
          </table:table-cell>
          <table:table-cell table:style-name="ce2" office:value-type="float" office:value="47.64" calcext:value-type="float">
            <text:p>47.6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27" calcext:value-type="float">
            <text:p>98.27</text:p>
          </table:table-cell>
          <table:table-cell table:number-columns-repeated="1011"/>
        </table:table-row>
        <table:table-row table:style-name="ro1">
          <table:table-cell table:style-name="ce2" office:value-type="float" office:value="27936" calcext:value-type="float">
            <text:p>27936</text:p>
          </table:table-cell>
          <table:table-cell table:style-name="ce2" office:value-type="string" calcext:value-type="string">
            <text:p>4a9b99364b3553b65e33bedf4bec69b8955dbe156962616555a3acc4850c831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0612" calcext:value-type="float">
            <text:p>106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93]+[.E293]" office:value-type="float" office:value="10612" calcext:value-type="float">
            <text:p>10612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98.59" calcext:value-type="float">
            <text:p>98.59</text:p>
          </table:table-cell>
          <table:table-cell table:style-name="ce2" office:value-type="float" office:value="46.03" calcext:value-type="float">
            <text:p>46.0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59" calcext:value-type="float">
            <text:p>98.59</text:p>
          </table:table-cell>
          <table:table-cell table:number-columns-repeated="1011"/>
        </table:table-row>
        <table:table-row table:style-name="ro1">
          <table:table-cell table:style-name="ce2" office:value-type="float" office:value="27937" calcext:value-type="float">
            <text:p>27937</text:p>
          </table:table-cell>
          <table:table-cell table:style-name="ce2" office:value-type="string" calcext:value-type="string">
            <text:p>c55d53287f3237b90aad80e4c6a9201625a17ceca51049d5e954ac91f8d39632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06884" calcext:value-type="float">
            <text:p>10688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94]+[.E294]" office:value-type="float" office:value="106884" calcext:value-type="float">
            <text:p>106884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29.68" calcext:value-type="float">
            <text:p>29.68</text:p>
          </table:table-cell>
          <table:table-cell table:style-name="ce2" office:value-type="float" office:value="99.59" calcext:value-type="float">
            <text:p>99.5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59" calcext:value-type="float">
            <text:p>99.59</text:p>
          </table:table-cell>
          <table:table-cell table:number-columns-repeated="1011"/>
        </table:table-row>
        <table:table-row table:style-name="ro1">
          <table:table-cell table:style-name="ce2" office:value-type="float" office:value="27938" calcext:value-type="float">
            <text:p>27938</text:p>
          </table:table-cell>
          <table:table-cell table:style-name="ce2" office:value-type="string" calcext:value-type="string">
            <text:p>02152c06c519dea4f6e20f7ee697e1bfc902332dcd84b1b63d70c1d6ed02ccac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137" calcext:value-type="float">
            <text:p>7137</text:p>
          </table:table-cell>
          <table:table-cell table:style-name="ce2" office:value-type="float" office:value="1830" calcext:value-type="float">
            <text:p>1830</text:p>
          </table:table-cell>
          <table:table-cell table:style-name="ce2" table:formula="of:=[.D295]+[.E295]" office:value-type="float" office:value="8967" calcext:value-type="float">
            <text:p>8967</text:p>
          </table:table-cell>
          <table:table-cell table:style-name="ce2" office:value-type="float" office:value="6.13" calcext:value-type="float">
            <text:p>6.13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24.67" calcext:value-type="float">
            <text:p>24.67</text:p>
          </table:table-cell>
          <table:table-cell table:style-name="ce2" office:value-type="float" office:value="97.28" calcext:value-type="float">
            <text:p>97.2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28" calcext:value-type="float">
            <text:p>97.28</text:p>
          </table:table-cell>
          <table:table-cell table:number-columns-repeated="1011"/>
        </table:table-row>
        <table:table-row table:style-name="ro1">
          <table:table-cell table:style-name="ce2" office:value-type="float" office:value="27939" calcext:value-type="float">
            <text:p>27939</text:p>
          </table:table-cell>
          <table:table-cell table:style-name="ce2" office:value-type="string" calcext:value-type="string">
            <text:p>daa6bbf873f58189a2f61e352cb8e69ce90e5c70e38b2d4c35a0be2dfa71c430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7801" calcext:value-type="float">
            <text:p>78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96]+[.E296]" office:value-type="float" office:value="7801" calcext:value-type="float">
            <text:p>7801</text:p>
          </table:table-cell>
          <table:table-cell table:style-name="ce2" office:value-type="float" office:value="7.19" calcext:value-type="float">
            <text:p>7.1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51.14" calcext:value-type="float">
            <text:p>51.14</text:p>
          </table:table-cell>
          <table:table-cell table:style-name="ce2" office:value-type="float" office:value="99.17" calcext:value-type="float">
            <text:p>99.1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17" calcext:value-type="float">
            <text:p>99.17</text:p>
          </table:table-cell>
          <table:table-cell table:number-columns-repeated="1011"/>
        </table:table-row>
        <table:table-row table:style-name="ro1">
          <table:table-cell table:style-name="ce2" office:value-type="float" office:value="27940" calcext:value-type="float">
            <text:p>27940</text:p>
          </table:table-cell>
          <table:table-cell table:style-name="ce2" office:value-type="string" calcext:value-type="string">
            <text:p>75918665190b10d2e40a48f9a56a372b9e0f1e4bb1629d6940a3dca5dd6fdf7b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9227" calcext:value-type="float">
            <text:p>922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97]+[.E297]" office:value-type="float" office:value="9227" calcext:value-type="float">
            <text:p>9227</text:p>
          </table:table-cell>
          <table:table-cell table:style-name="ce2" office:value-type="float" office:value="5.95" calcext:value-type="float">
            <text:p>5.95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3.22" calcext:value-type="float">
            <text:p>3.22</text:p>
          </table:table-cell>
          <table:table-cell table:style-name="ce2" office:value-type="float" office:value="55.79" calcext:value-type="float">
            <text:p>55.79</text:p>
          </table:table-cell>
          <table:table-cell table:style-name="ce2" office:value-type="float" office:value="99.06" calcext:value-type="float">
            <text:p>99.0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06" calcext:value-type="float">
            <text:p>99.06</text:p>
          </table:table-cell>
          <table:table-cell table:number-columns-repeated="1011"/>
        </table:table-row>
        <table:table-row table:style-name="ro1">
          <table:table-cell table:style-name="ce2" office:value-type="float" office:value="27941" calcext:value-type="float">
            <text:p>27941</text:p>
          </table:table-cell>
          <table:table-cell table:style-name="ce2" office:value-type="string" calcext:value-type="string">
            <text:p>a73a4d6da313ae508b60dc5e8c93552000613fc7e7fe6c6d19e54ad96b2e327c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022" calcext:value-type="float">
            <text:p>602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98]+[.E298]" office:value-type="float" office:value="6022" calcext:value-type="float">
            <text:p>6022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38.59" calcext:value-type="float">
            <text:p>38.59</text:p>
          </table:table-cell>
          <table:table-cell table:style-name="ce2" office:value-type="float" office:value="93.97" calcext:value-type="float">
            <text:p>93.9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97" calcext:value-type="float">
            <text:p>93.97</text:p>
          </table:table-cell>
          <table:table-cell table:number-columns-repeated="1011"/>
        </table:table-row>
        <table:table-row table:style-name="ro1">
          <table:table-cell table:style-name="ce2" office:value-type="float" office:value="27942" calcext:value-type="float">
            <text:p>27942</text:p>
          </table:table-cell>
          <table:table-cell table:style-name="ce2" office:value-type="string" calcext:value-type="string">
            <text:p>421f02cb2b0618ebc897918e1cdd3372b3fdc22c5fc1724b518a96e0fb2ed08c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154" calcext:value-type="float">
            <text:p>7154</text:p>
          </table:table-cell>
          <table:table-cell table:style-name="ce2" office:value-type="float" office:value="11988" calcext:value-type="float">
            <text:p>11988</text:p>
          </table:table-cell>
          <table:table-cell table:style-name="ce2" table:formula="of:=[.D299]+[.E299]" office:value-type="float" office:value="19142" calcext:value-type="float">
            <text:p>19142</text:p>
          </table:table-cell>
          <table:table-cell table:style-name="ce2" office:value-type="float" office:value="6.95" calcext:value-type="float">
            <text:p>6.95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71.52" calcext:value-type="float">
            <text:p>71.52</text:p>
          </table:table-cell>
          <table:table-cell table:style-name="ce2" office:value-type="float" office:value="93.28" calcext:value-type="float">
            <text:p>93.2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28" calcext:value-type="float">
            <text:p>93.28</text:p>
          </table:table-cell>
          <table:table-cell table:number-columns-repeated="1011"/>
        </table:table-row>
        <table:table-row table:style-name="ro1">
          <table:table-cell table:style-name="ce2" office:value-type="float" office:value="27943" calcext:value-type="float">
            <text:p>27943</text:p>
          </table:table-cell>
          <table:table-cell table:style-name="ce2" office:value-type="string" calcext:value-type="string">
            <text:p>7b3af88a5dda9f46b02d2195f32eb342b69f9bed652de00049683cde91c05245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255" calcext:value-type="float">
            <text:p>42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00]+[.E300]" office:value-type="float" office:value="4255" calcext:value-type="float">
            <text:p>4255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58.22" calcext:value-type="float">
            <text:p>58.22</text:p>
          </table:table-cell>
          <table:table-cell table:style-name="ce2" office:value-type="float" office:value="98.95" calcext:value-type="float">
            <text:p>98.9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95" calcext:value-type="float">
            <text:p>98.95</text:p>
          </table:table-cell>
          <table:table-cell table:number-columns-repeated="1011"/>
        </table:table-row>
        <table:table-row table:style-name="ro1">
          <table:table-cell table:style-name="ce2" office:value-type="float" office:value="27944" calcext:value-type="float">
            <text:p>27944</text:p>
          </table:table-cell>
          <table:table-cell table:style-name="ce2" office:value-type="string" calcext:value-type="string">
            <text:p>133ea644e1a61570a70aed78479a5558f18be6388bcf5e02105a72c279a2f065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675" calcext:value-type="float">
            <text:p>3675</text:p>
          </table:table-cell>
          <table:table-cell table:style-name="ce2" office:value-type="float" office:value="16821" calcext:value-type="float">
            <text:p>16821</text:p>
          </table:table-cell>
          <table:table-cell table:style-name="ce2" table:formula="of:=[.D301]+[.E301]" office:value-type="float" office:value="20496" calcext:value-type="float">
            <text:p>20496</text:p>
          </table:table-cell>
          <table:table-cell table:style-name="ce2" office:value-type="float" office:value="9.54" calcext:value-type="float">
            <text:p>9.54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8.54" calcext:value-type="float">
            <text:p>8.54</text:p>
          </table:table-cell>
          <table:table-cell table:style-name="ce2" office:value-type="float" office:value="97.64" calcext:value-type="float">
            <text:p>97.6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64" calcext:value-type="float">
            <text:p>97.64</text:p>
          </table:table-cell>
          <table:table-cell table:number-columns-repeated="1011"/>
        </table:table-row>
        <table:table-row table:style-name="ro1">
          <table:table-cell table:style-name="ce2" office:value-type="float" office:value="27945" calcext:value-type="float">
            <text:p>27945</text:p>
          </table:table-cell>
          <table:table-cell table:style-name="ce2" office:value-type="string" calcext:value-type="string">
            <text:p>43e098149200c6884c8a9470d9f20c2d839a4b9629ecf1164b3f3e80e4cd595a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548" calcext:value-type="float">
            <text:p>554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table:formula="of:=[.D302]+[.E302]" office:value-type="float" office:value="7089" calcext:value-type="float">
            <text:p>7089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8.98" calcext:value-type="float">
            <text:p>8.98</text:p>
          </table:table-cell>
          <table:table-cell table:style-name="ce2" office:value-type="float" office:value="97.13" calcext:value-type="float">
            <text:p>97.1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13" calcext:value-type="float">
            <text:p>97.13</text:p>
          </table:table-cell>
          <table:table-cell table:number-columns-repeated="1011"/>
        </table:table-row>
        <table:table-row table:style-name="ro1">
          <table:table-cell table:style-name="ce2" office:value-type="float" office:value="27946" calcext:value-type="float">
            <text:p>27946</text:p>
          </table:table-cell>
          <table:table-cell table:style-name="ce2" office:value-type="string" calcext:value-type="string">
            <text:p>39c365a72a2a004ccf2e64bd8f3dcc7a353c9d03a72fe23b1dbd6ed41b1be75e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5965" calcext:value-type="float">
            <text:p>15965</text:p>
          </table:table-cell>
          <table:table-cell table:style-name="ce2" office:value-type="float" office:value="1712" calcext:value-type="float">
            <text:p>1712</text:p>
          </table:table-cell>
          <table:table-cell table:style-name="ce2" table:formula="of:=[.D303]+[.E303]" office:value-type="float" office:value="17677" calcext:value-type="float">
            <text:p>17677</text:p>
          </table:table-cell>
          <table:table-cell table:style-name="ce2" office:value-type="float" office:value="3.68" calcext:value-type="float">
            <text:p>3.68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96.62" calcext:value-type="float">
            <text:p>96.6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62" calcext:value-type="float">
            <text:p>96.62</text:p>
          </table:table-cell>
          <table:table-cell table:number-columns-repeated="1011"/>
        </table:table-row>
        <table:table-row table:style-name="ro1">
          <table:table-cell table:style-name="ce2" office:value-type="float" office:value="27947" calcext:value-type="float">
            <text:p>27947</text:p>
          </table:table-cell>
          <table:table-cell table:style-name="ce2" office:value-type="string" calcext:value-type="string">
            <text:p>d7e885fe92e6174071221b43a3d266025d745baa16ee1437f83e293a3cc599a5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8476" calcext:value-type="float">
            <text:p>8476</text:p>
          </table:table-cell>
          <table:table-cell table:style-name="ce2" office:value-type="float" office:value="858" calcext:value-type="float">
            <text:p>858</text:p>
          </table:table-cell>
          <table:table-cell table:style-name="ce2" table:formula="of:=[.D304]+[.E304]" office:value-type="float" office:value="9334" calcext:value-type="float">
            <text:p>9334</text:p>
          </table:table-cell>
          <table:table-cell table:style-name="ce2" office:value-type="float" office:value="7.77" calcext:value-type="float">
            <text:p>7.77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86.95" calcext:value-type="float">
            <text:p>86.95</text:p>
          </table:table-cell>
          <table:table-cell table:style-name="ce2" office:value-type="float" office:value="96.01" calcext:value-type="float">
            <text:p>96.0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01" calcext:value-type="float">
            <text:p>96.01</text:p>
          </table:table-cell>
          <table:table-cell table:number-columns-repeated="1011"/>
        </table:table-row>
        <table:table-row table:style-name="ro1">
          <table:table-cell table:style-name="ce2" office:value-type="float" office:value="27948" calcext:value-type="float">
            <text:p>27948</text:p>
          </table:table-cell>
          <table:table-cell table:style-name="ce2" office:value-type="string" calcext:value-type="string">
            <text:p>986cd1d2bea301cb283cc43f8d25a4bf8d954b5b72432dd5676c3346aeda8d26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3679" calcext:value-type="float">
            <text:p>1367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05]+[.E305]" office:value-type="float" office:value="13679" calcext:value-type="float">
            <text:p>13679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7.34" calcext:value-type="float">
            <text:p>7.34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51.43" calcext:value-type="float">
            <text:p>51.43</text:p>
          </table:table-cell>
          <table:table-cell table:style-name="ce2" office:value-type="float" office:value="89.65" calcext:value-type="float">
            <text:p>89.6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65" calcext:value-type="float">
            <text:p>89.65</text:p>
          </table:table-cell>
          <table:table-cell table:number-columns-repeated="1011"/>
        </table:table-row>
        <table:table-row table:style-name="ro1">
          <table:table-cell table:style-name="ce2" office:value-type="float" office:value="27949" calcext:value-type="float">
            <text:p>27949</text:p>
          </table:table-cell>
          <table:table-cell table:style-name="ce2" office:value-type="string" calcext:value-type="string">
            <text:p>156b892685f930f22ce45c378e150c2684b303608f9b22eca807069f365e9506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6995" calcext:value-type="float">
            <text:p>6995</text:p>
          </table:table-cell>
          <table:table-cell table:style-name="ce2" table:formula="of:=[.D306]+[.E306]" office:value-type="float" office:value="7881" calcext:value-type="float">
            <text:p>7881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5.64" calcext:value-type="float">
            <text:p>5.64</text:p>
          </table:table-cell>
          <table:table-cell table:style-name="ce2" office:value-type="float" office:value="11.52" calcext:value-type="float">
            <text:p>11.5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1.52" calcext:value-type="float">
            <text:p>11.52</text:p>
          </table:table-cell>
          <table:table-cell table:number-columns-repeated="1011"/>
        </table:table-row>
        <table:table-row table:style-name="ro1">
          <table:table-cell table:style-name="ce2" office:value-type="float" office:value="27950" calcext:value-type="float">
            <text:p>27950</text:p>
          </table:table-cell>
          <table:table-cell table:style-name="ce2" office:value-type="string" calcext:value-type="string">
            <text:p>eb75758247d6a5368ff93399b4fd1bc7753c9f0d1661da639b3ab3a7f6ff2eec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643" calcext:value-type="float">
            <text:p>864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07]+[.E307]" office:value-type="float" office:value="8643" calcext:value-type="float">
            <text:p>8643</text:p>
          </table:table-cell>
          <table:table-cell table:style-name="ce2" office:value-type="float" office:value="7.68" calcext:value-type="float">
            <text:p>7.68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98.94" calcext:value-type="float">
            <text:p>98.94</text:p>
          </table:table-cell>
          <table:table-cell table:style-name="ce2" office:value-type="float" office:value="81.7" calcext:value-type="float">
            <text:p>81.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94" calcext:value-type="float">
            <text:p>98.94</text:p>
          </table:table-cell>
          <table:table-cell table:number-columns-repeated="1011"/>
        </table:table-row>
        <table:table-row table:style-name="ro1">
          <table:table-cell table:style-name="ce2" office:value-type="float" office:value="27951" calcext:value-type="float">
            <text:p>27951</text:p>
          </table:table-cell>
          <table:table-cell table:style-name="ce2" office:value-type="string" calcext:value-type="string">
            <text:p>2ed3d10e9d1f8769e71fdf97b9535c8517ebce7f6d12f0c065abda3cb28e8765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9917" calcext:value-type="float">
            <text:p>19917</text:p>
          </table:table-cell>
          <table:table-cell table:style-name="ce2" office:value-type="float" office:value="2934" calcext:value-type="float">
            <text:p>2934</text:p>
          </table:table-cell>
          <table:table-cell table:style-name="ce2" table:formula="of:=[.D308]+[.E308]" office:value-type="float" office:value="22851" calcext:value-type="float">
            <text:p>22851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52.46" calcext:value-type="float">
            <text:p>52.46</text:p>
          </table:table-cell>
          <table:table-cell table:style-name="ce2" office:value-type="float" office:value="91.51" calcext:value-type="float">
            <text:p>91.5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51" calcext:value-type="float">
            <text:p>91.51</text:p>
          </table:table-cell>
          <table:table-cell table:number-columns-repeated="1011"/>
        </table:table-row>
        <table:table-row table:style-name="ro1">
          <table:table-cell table:style-name="ce2" office:value-type="float" office:value="27952" calcext:value-type="float">
            <text:p>27952</text:p>
          </table:table-cell>
          <table:table-cell table:style-name="ce2" office:value-type="string" calcext:value-type="string">
            <text:p>7631935941d54df921b1509d39bec00a8152e64495fd6ac8498b87a88e43ead8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7758" calcext:value-type="float">
            <text:p>775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09]+[.E309]" office:value-type="float" office:value="7758" calcext:value-type="float">
            <text:p>7758</text:p>
          </table:table-cell>
          <table:table-cell table:style-name="ce2" office:value-type="float" office:value="4.63" calcext:value-type="float">
            <text:p>4.63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98.06" calcext:value-type="float">
            <text:p>98.06</text:p>
          </table:table-cell>
          <table:table-cell table:style-name="ce2" office:value-type="float" office:value="79.65" calcext:value-type="float">
            <text:p>79.6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06" calcext:value-type="float">
            <text:p>98.06</text:p>
          </table:table-cell>
          <table:table-cell table:number-columns-repeated="1011"/>
        </table:table-row>
        <table:table-row table:style-name="ro1">
          <table:table-cell table:style-name="ce2" office:value-type="float" office:value="27953" calcext:value-type="float">
            <text:p>27953</text:p>
          </table:table-cell>
          <table:table-cell table:style-name="ce2" office:value-type="string" calcext:value-type="string">
            <text:p>012dbe68ce5dd3d8a6836e62a205c5a469b2f6ef94a7b99b1d39ac9441a57fb9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204" calcext:value-type="float">
            <text:p>62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10]+[.E310]" office:value-type="float" office:value="6204" calcext:value-type="float">
            <text:p>6204</text:p>
          </table:table-cell>
          <table:table-cell table:style-name="ce2" office:value-type="float" office:value="9.27" calcext:value-type="float">
            <text:p>9.27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68.27" calcext:value-type="float">
            <text:p>68.27</text:p>
          </table:table-cell>
          <table:table-cell table:style-name="ce2" office:value-type="float" office:value="89.59" calcext:value-type="float">
            <text:p>89.5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59" calcext:value-type="float">
            <text:p>89.59</text:p>
          </table:table-cell>
          <table:table-cell table:number-columns-repeated="1011"/>
        </table:table-row>
        <table:table-row table:style-name="ro1">
          <table:table-cell table:style-name="ce2" office:value-type="float" office:value="27954" calcext:value-type="float">
            <text:p>27954</text:p>
          </table:table-cell>
          <table:table-cell table:style-name="ce2" office:value-type="string" calcext:value-type="string">
            <text:p>890ac7a6a04a11cac19cde8121a85e43e72d555859f9e714275d59089a5e0bbd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361" calcext:value-type="float">
            <text:p>736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11]+[.E311]" office:value-type="float" office:value="7361" calcext:value-type="float">
            <text:p>7361</text:p>
          </table:table-cell>
          <table:table-cell table:style-name="ce2" office:value-type="float" office:value="7.07" calcext:value-type="float">
            <text:p>7.07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79.29" calcext:value-type="float">
            <text:p>79.29</text:p>
          </table:table-cell>
          <table:table-cell table:style-name="ce2" office:value-type="float" office:value="95.88" calcext:value-type="float">
            <text:p>95.8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88" calcext:value-type="float">
            <text:p>95.88</text:p>
          </table:table-cell>
          <table:table-cell table:number-columns-repeated="1011"/>
        </table:table-row>
        <table:table-row table:style-name="ro1">
          <table:table-cell table:style-name="ce2" office:value-type="float" office:value="27955" calcext:value-type="float">
            <text:p>27955</text:p>
          </table:table-cell>
          <table:table-cell table:style-name="ce2" office:value-type="string" calcext:value-type="string">
            <text:p>67abbbc4fd3a374f0d9b53c7b7480e32c20dc69c301f83b22e64c738b08d1ea1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699" calcext:value-type="float">
            <text:p>7699</text:p>
          </table:table-cell>
          <table:table-cell table:style-name="ce2" office:value-type="float" office:value="10614" calcext:value-type="float">
            <text:p>10614</text:p>
          </table:table-cell>
          <table:table-cell table:style-name="ce2" table:formula="of:=[.D312]+[.E312]" office:value-type="float" office:value="18313" calcext:value-type="float">
            <text:p>18313</text:p>
          </table:table-cell>
          <table:table-cell table:style-name="ce2" office:value-type="float" office:value="7.99" calcext:value-type="float">
            <text:p>7.99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86.34" calcext:value-type="float">
            <text:p>86.34</text:p>
          </table:table-cell>
          <table:table-cell table:style-name="ce2" office:value-type="float" office:value="91.9" calcext:value-type="float">
            <text:p>91.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9" calcext:value-type="float">
            <text:p>91.9</text:p>
          </table:table-cell>
          <table:table-cell table:number-columns-repeated="1011"/>
        </table:table-row>
        <table:table-row table:style-name="ro1">
          <table:table-cell table:style-name="ce2" office:value-type="float" office:value="27956" calcext:value-type="float">
            <text:p>27956</text:p>
          </table:table-cell>
          <table:table-cell table:style-name="ce2" office:value-type="string" calcext:value-type="string">
            <text:p>a6946061e94f164fbf3b8983cb0389ec4d5a7a748958f04bac889f85191b8553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31086" calcext:value-type="float">
            <text:p>13108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13]+[.E313]" office:value-type="float" office:value="131086" calcext:value-type="float">
            <text:p>131086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12.84" calcext:value-type="float">
            <text:p>12.84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3.03" calcext:value-type="float">
            <text:p>43.03</text:p>
          </table:table-cell>
          <table:table-cell table:style-name="ce2" office:value-type="float" office:value="89.81" calcext:value-type="float">
            <text:p>89.8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81" calcext:value-type="float">
            <text:p>89.81</text:p>
          </table:table-cell>
          <table:table-cell table:number-columns-repeated="1011"/>
        </table:table-row>
        <table:table-row table:style-name="ro1">
          <table:table-cell table:style-name="ce2" office:value-type="float" office:value="27957" calcext:value-type="float">
            <text:p>27957</text:p>
          </table:table-cell>
          <table:table-cell table:style-name="ce2" office:value-type="string" calcext:value-type="string">
            <text:p>be7baa6ced80c1e4ac910a4dc4c66b9c040a5e31209317c5864a011321d1b88b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5594" calcext:value-type="float">
            <text:p>559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14]+[.E314]" office:value-type="float" office:value="5594" calcext:value-type="float">
            <text:p>5594</text:p>
          </table:table-cell>
          <table:table-cell table:style-name="ce2" office:value-type="float" office:value="9.53" calcext:value-type="float">
            <text:p>9.53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79.39" calcext:value-type="float">
            <text:p>79.39</text:p>
          </table:table-cell>
          <table:table-cell table:style-name="ce2" office:value-type="float" office:value="99.15" calcext:value-type="float">
            <text:p>99.1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15" calcext:value-type="float">
            <text:p>99.15</text:p>
          </table:table-cell>
          <table:table-cell table:number-columns-repeated="1011"/>
        </table:table-row>
        <table:table-row table:style-name="ro1">
          <table:table-cell table:style-name="ce2" office:value-type="float" office:value="27958" calcext:value-type="float">
            <text:p>27958</text:p>
          </table:table-cell>
          <table:table-cell table:style-name="ce2" office:value-type="string" calcext:value-type="string">
            <text:p>c5a6fc0baa6c369627a6d53025d6dc3f55ccd9bf33e3922169f9c5d0a206bac5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8485" calcext:value-type="float">
            <text:p>8485</text:p>
          </table:table-cell>
          <table:table-cell table:style-name="ce2" office:value-type="float" office:value="6602" calcext:value-type="float">
            <text:p>6602</text:p>
          </table:table-cell>
          <table:table-cell table:style-name="ce2" table:formula="of:=[.D315]+[.E315]" office:value-type="float" office:value="15087" calcext:value-type="float">
            <text:p>15087</text:p>
          </table:table-cell>
          <table:table-cell table:style-name="ce2" office:value-type="float" office:value="7.95" calcext:value-type="float">
            <text:p>7.95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78.43" calcext:value-type="float">
            <text:p>78.43</text:p>
          </table:table-cell>
          <table:table-cell table:style-name="ce2" office:value-type="float" office:value="92.26" calcext:value-type="float">
            <text:p>92.2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26" calcext:value-type="float">
            <text:p>92.26</text:p>
          </table:table-cell>
          <table:table-cell table:number-columns-repeated="1011"/>
        </table:table-row>
        <table:table-row table:style-name="ro1">
          <table:table-cell table:style-name="ce2" office:value-type="float" office:value="27959" calcext:value-type="float">
            <text:p>27959</text:p>
          </table:table-cell>
          <table:table-cell table:style-name="ce2" office:value-type="string" calcext:value-type="string">
            <text:p>0deb018ccc01ab55e6f86f7735392eca61fc442a0730d280143111861d7e0fbb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0207" calcext:value-type="float">
            <text:p>1020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16]+[.E316]" office:value-type="float" office:value="10207" calcext:value-type="float">
            <text:p>10207</text:p>
          </table:table-cell>
          <table:table-cell table:style-name="ce2" office:value-type="float" office:value="6.84" calcext:value-type="float">
            <text:p>6.84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95.46" calcext:value-type="float">
            <text:p>95.46</text:p>
          </table:table-cell>
          <table:table-cell table:style-name="ce2" office:value-type="float" office:value="93.83" calcext:value-type="float">
            <text:p>93.8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46" calcext:value-type="float">
            <text:p>95.46</text:p>
          </table:table-cell>
          <table:table-cell table:number-columns-repeated="1011"/>
        </table:table-row>
        <table:table-row table:style-name="ro1">
          <table:table-cell table:style-name="ce2" office:value-type="float" office:value="27960" calcext:value-type="float">
            <text:p>27960</text:p>
          </table:table-cell>
          <table:table-cell table:style-name="ce2" office:value-type="string" calcext:value-type="string">
            <text:p>c2b30d22aedba124d75f3ef1866f49c7832ce99d91abab5b5fd9f99f7a725ff0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861" calcext:value-type="float">
            <text:p>8861</text:p>
          </table:table-cell>
          <table:table-cell table:style-name="ce2" office:value-type="float" office:value="8271" calcext:value-type="float">
            <text:p>8271</text:p>
          </table:table-cell>
          <table:table-cell table:style-name="ce2" table:formula="of:=[.D317]+[.E317]" office:value-type="float" office:value="17132" calcext:value-type="float">
            <text:p>17132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96.19" calcext:value-type="float">
            <text:p>96.19</text:p>
          </table:table-cell>
          <table:table-cell table:style-name="ce2" office:value-type="float" office:value="83.01" calcext:value-type="float">
            <text:p>83.0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19" calcext:value-type="float">
            <text:p>96.19</text:p>
          </table:table-cell>
          <table:table-cell table:number-columns-repeated="1011"/>
        </table:table-row>
        <table:table-row table:style-name="ro1">
          <table:table-cell table:style-name="ce2" office:value-type="float" office:value="27961" calcext:value-type="float">
            <text:p>27961</text:p>
          </table:table-cell>
          <table:table-cell table:style-name="ce2" office:value-type="string" calcext:value-type="string">
            <text:p>90fdfc3a972a2e41ce8266cfe436a60ce1a733abf2581bed663e9ed160dfeb04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167" calcext:value-type="float">
            <text:p>61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18]+[.E318]" office:value-type="float" office:value="6167" calcext:value-type="float">
            <text:p>6167</text:p>
          </table:table-cell>
          <table:table-cell table:style-name="ce2" office:value-type="float" office:value="9.27" calcext:value-type="float">
            <text:p>9.27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58.17" calcext:value-type="float">
            <text:p>58.17</text:p>
          </table:table-cell>
          <table:table-cell table:style-name="ce2" office:value-type="float" office:value="90.6" calcext:value-type="float">
            <text:p>90.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6" calcext:value-type="float">
            <text:p>90.6</text:p>
          </table:table-cell>
          <table:table-cell table:number-columns-repeated="1011"/>
        </table:table-row>
        <table:table-row table:style-name="ro1">
          <table:table-cell table:style-name="ce2" office:value-type="float" office:value="27962" calcext:value-type="float">
            <text:p>27962</text:p>
          </table:table-cell>
          <table:table-cell table:style-name="ce2" office:value-type="string" calcext:value-type="string">
            <text:p>265f85610ea1e822f5f7d5642060d21c867b398a1d8aca432d9fe7067b98ff4b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8549" calcext:value-type="float">
            <text:p>854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19]+[.E319]" office:value-type="float" office:value="8549" calcext:value-type="float">
            <text:p>8549</text:p>
          </table:table-cell>
          <table:table-cell table:style-name="ce2" office:value-type="float" office:value="8.97" calcext:value-type="float">
            <text:p>8.97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75.79" calcext:value-type="float">
            <text:p>75.79</text:p>
          </table:table-cell>
          <table:table-cell table:style-name="ce2" office:value-type="float" office:value="93.69" calcext:value-type="float">
            <text:p>93.6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69" calcext:value-type="float">
            <text:p>93.69</text:p>
          </table:table-cell>
          <table:table-cell table:number-columns-repeated="1011"/>
        </table:table-row>
        <table:table-row table:style-name="ro1">
          <table:table-cell table:style-name="ce2" office:value-type="float" office:value="27963" calcext:value-type="float">
            <text:p>27963</text:p>
          </table:table-cell>
          <table:table-cell table:style-name="ce2" office:value-type="string" calcext:value-type="string">
            <text:p>7da86ccd02dd607bc241588cc0fa0096107db43ed9a9c691b892ee2d5d3e2a9e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090" calcext:value-type="float">
            <text:p>609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20]+[.E320]" office:value-type="float" office:value="6090" calcext:value-type="float">
            <text:p>6090</text:p>
          </table:table-cell>
          <table:table-cell table:style-name="ce2" office:value-type="float" office:value="10.26" calcext:value-type="float">
            <text:p>10.26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57.15" calcext:value-type="float">
            <text:p>57.15</text:p>
          </table:table-cell>
          <table:table-cell table:style-name="ce2" office:value-type="float" office:value="98.29" calcext:value-type="float">
            <text:p>98.2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29" calcext:value-type="float">
            <text:p>98.29</text:p>
          </table:table-cell>
          <table:table-cell table:number-columns-repeated="1011"/>
        </table:table-row>
        <table:table-row table:style-name="ro1">
          <table:table-cell table:style-name="ce2" office:value-type="float" office:value="27964" calcext:value-type="float">
            <text:p>27964</text:p>
          </table:table-cell>
          <table:table-cell table:style-name="ce2" office:value-type="string" calcext:value-type="string">
            <text:p>119e51787c1547d45a53cb91acd55da870f44ab1f351f5010c60579d223e80eb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969" calcext:value-type="float">
            <text:p>596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21]+[.E321]" office:value-type="float" office:value="5969" calcext:value-type="float">
            <text:p>596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49.77" calcext:value-type="float">
            <text:p>49.77</text:p>
          </table:table-cell>
          <table:table-cell table:style-name="ce2" office:value-type="float" office:value="90.37" calcext:value-type="float">
            <text:p>90.3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37" calcext:value-type="float">
            <text:p>90.37</text:p>
          </table:table-cell>
          <table:table-cell table:number-columns-repeated="1011"/>
        </table:table-row>
        <table:table-row table:style-name="ro1">
          <table:table-cell table:style-name="ce2" office:value-type="float" office:value="27965" calcext:value-type="float">
            <text:p>27965</text:p>
          </table:table-cell>
          <table:table-cell table:style-name="ce2" office:value-type="string" calcext:value-type="string">
            <text:p>32e1455873b753668b5b412452ebf1dd8ce6578524c862e58e38b08def0f9c73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4169" calcext:value-type="float">
            <text:p>1416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22]+[.E322]" office:value-type="float" office:value="14169" calcext:value-type="float">
            <text:p>14169</text:p>
          </table:table-cell>
          <table:table-cell table:style-name="ce2" office:value-type="float" office:value="7.53" calcext:value-type="float">
            <text:p>7.53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88.81" calcext:value-type="float">
            <text:p>88.81</text:p>
          </table:table-cell>
          <table:table-cell table:style-name="ce2" office:value-type="float" office:value="99.26" calcext:value-type="float">
            <text:p>99.2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26" calcext:value-type="float">
            <text:p>99.26</text:p>
          </table:table-cell>
          <table:table-cell table:number-columns-repeated="1011"/>
        </table:table-row>
        <table:table-row table:style-name="ro1">
          <table:table-cell table:style-name="ce2" office:value-type="float" office:value="27966" calcext:value-type="float">
            <text:p>27966</text:p>
          </table:table-cell>
          <table:table-cell table:style-name="ce2" office:value-type="string" calcext:value-type="string">
            <text:p>3716f9153da429693dff44f8619db9da0122284520c1e7503c025e91dede627a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6626" calcext:value-type="float">
            <text:p>662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23]+[.E323]" office:value-type="float" office:value="6626" calcext:value-type="float">
            <text:p>6626</text:p>
          </table:table-cell>
          <table:table-cell table:style-name="ce2" office:value-type="float" office:value="9.89" calcext:value-type="float">
            <text:p>9.89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65.81" calcext:value-type="float">
            <text:p>65.81</text:p>
          </table:table-cell>
          <table:table-cell table:style-name="ce2" office:value-type="float" office:value="99.79" calcext:value-type="float">
            <text:p>99.7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79" calcext:value-type="float">
            <text:p>99.79</text:p>
          </table:table-cell>
          <table:table-cell table:number-columns-repeated="1011"/>
        </table:table-row>
        <table:table-row table:style-name="ro1">
          <table:table-cell table:style-name="ce2" office:value-type="float" office:value="27967" calcext:value-type="float">
            <text:p>27967</text:p>
          </table:table-cell>
          <table:table-cell table:style-name="ce2" office:value-type="string" calcext:value-type="string">
            <text:p>d82b7255387bb598744b09b6437cb13aaee65bdc9c053cb96d6d431965303029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1602" calcext:value-type="float">
            <text:p>116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24]+[.E324]" office:value-type="float" office:value="11602" calcext:value-type="float">
            <text:p>11602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96.89" calcext:value-type="float">
            <text:p>96.89</text:p>
          </table:table-cell>
          <table:table-cell table:style-name="ce2" office:value-type="float" office:value="66.09" calcext:value-type="float">
            <text:p>66.0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89" calcext:value-type="float">
            <text:p>96.89</text:p>
          </table:table-cell>
          <table:table-cell table:number-columns-repeated="1011"/>
        </table:table-row>
        <table:table-row table:style-name="ro1">
          <table:table-cell table:style-name="ce2" office:value-type="float" office:value="27968" calcext:value-type="float">
            <text:p>27968</text:p>
          </table:table-cell>
          <table:table-cell table:style-name="ce2" office:value-type="string" calcext:value-type="string">
            <text:p>70b5b6dc4fc5713e20cf7e51fd883e4c68b47bdd305c2554bdebe8f197a9d9a3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9530" calcext:value-type="float">
            <text:p>95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25]+[.E325]" office:value-type="float" office:value="9530" calcext:value-type="float">
            <text:p>9530</text:p>
          </table:table-cell>
          <table:table-cell table:style-name="ce2" office:value-type="float" office:value="8.43" calcext:value-type="float">
            <text:p>8.43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78.15" calcext:value-type="float">
            <text:p>78.15</text:p>
          </table:table-cell>
          <table:table-cell table:style-name="ce2" office:value-type="float" office:value="98.89" calcext:value-type="float">
            <text:p>98.8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89" calcext:value-type="float">
            <text:p>98.89</text:p>
          </table:table-cell>
          <table:table-cell table:number-columns-repeated="1011"/>
        </table:table-row>
        <table:table-row table:style-name="ro1">
          <table:table-cell table:style-name="ce2" office:value-type="float" office:value="27969" calcext:value-type="float">
            <text:p>27969</text:p>
          </table:table-cell>
          <table:table-cell table:style-name="ce2" office:value-type="string" calcext:value-type="string">
            <text:p>6378044492bd4a90341c39f9afad16137677fe3749147b75c79df1b097899cfd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242" calcext:value-type="float">
            <text:p>4242</text:p>
          </table:table-cell>
          <table:table-cell table:style-name="ce2" office:value-type="float" office:value="15160" calcext:value-type="float">
            <text:p>15160</text:p>
          </table:table-cell>
          <table:table-cell table:style-name="ce2" table:formula="of:=[.D326]+[.E326]" office:value-type="float" office:value="19402" calcext:value-type="float">
            <text:p>19402</text:p>
          </table:table-cell>
          <table:table-cell table:style-name="ce2" office:value-type="float" office:value="7.49" calcext:value-type="float">
            <text:p>7.49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96.5" calcext:value-type="float">
            <text:p>96.5</text:p>
          </table:table-cell>
          <table:table-cell table:style-name="ce2" office:value-type="float" office:value="74.32" calcext:value-type="float">
            <text:p>74.3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5" calcext:value-type="float">
            <text:p>96.5</text:p>
          </table:table-cell>
          <table:table-cell table:number-columns-repeated="1011"/>
        </table:table-row>
        <table:table-row table:style-name="ro1">
          <table:table-cell table:style-name="ce2" office:value-type="float" office:value="27970" calcext:value-type="float">
            <text:p>27970</text:p>
          </table:table-cell>
          <table:table-cell table:style-name="ce2" office:value-type="string" calcext:value-type="string">
            <text:p>688f8cc85b149d59acc3a18f0fa5f7325ce05125c6cd9588d6c50af02b84c57c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8830" calcext:value-type="float">
            <text:p>88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27]+[.E327]" office:value-type="float" office:value="8830" calcext:value-type="float">
            <text:p>8830</text:p>
          </table:table-cell>
          <table:table-cell table:style-name="ce2" office:value-type="float" office:value="6.92" calcext:value-type="float">
            <text:p>6.92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91.92" calcext:value-type="float">
            <text:p>91.92</text:p>
          </table:table-cell>
          <table:table-cell table:style-name="ce2" office:value-type="float" office:value="97.62" calcext:value-type="float">
            <text:p>97.6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62" calcext:value-type="float">
            <text:p>97.62</text:p>
          </table:table-cell>
          <table:table-cell table:number-columns-repeated="1011"/>
        </table:table-row>
        <table:table-row table:style-name="ro1">
          <table:table-cell table:style-name="ce2" office:value-type="float" office:value="27971" calcext:value-type="float">
            <text:p>27971</text:p>
          </table:table-cell>
          <table:table-cell table:style-name="ce2" office:value-type="string" calcext:value-type="string">
            <text:p>cdb8d896ddbe02e8a114f4683104f23750087c900844f6dfd72091948659194c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0350" calcext:value-type="float">
            <text:p>10350</text:p>
          </table:table-cell>
          <table:table-cell table:style-name="ce2" office:value-type="float" office:value="5199" calcext:value-type="float">
            <text:p>5199</text:p>
          </table:table-cell>
          <table:table-cell table:style-name="ce2" table:formula="of:=[.D328]+[.E328]" office:value-type="float" office:value="15549" calcext:value-type="float">
            <text:p>15549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80.89" calcext:value-type="float">
            <text:p>80.89</text:p>
          </table:table-cell>
          <table:table-cell table:style-name="ce2" office:value-type="float" office:value="96.75" calcext:value-type="float">
            <text:p>96.7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75" calcext:value-type="float">
            <text:p>96.75</text:p>
          </table:table-cell>
          <table:table-cell table:number-columns-repeated="1011"/>
        </table:table-row>
        <table:table-row table:style-name="ro1">
          <table:table-cell table:style-name="ce2" office:value-type="float" office:value="27971" calcext:value-type="float">
            <text:p>27971</text:p>
          </table:table-cell>
          <table:table-cell table:style-name="ce2" office:value-type="string" calcext:value-type="string">
            <text:p>dd19239a20127e26f8e99dbdf8aaad4fe392f006b7e287da238a22cbf7d55b11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21568" calcext:value-type="float">
            <text:p>21568</text:p>
          </table:table-cell>
          <table:table-cell table:style-name="ce2" office:value-type="float" office:value="5199" calcext:value-type="float">
            <text:p>5199</text:p>
          </table:table-cell>
          <table:table-cell table:style-name="ce2" table:formula="of:=[.D329]+[.E329]" office:value-type="float" office:value="26767" calcext:value-type="float">
            <text:p>26767</text:p>
          </table:table-cell>
          <table:table-cell table:style-name="ce2" office:value-type="float" office:value="6.05" calcext:value-type="float">
            <text:p>6.05</text:p>
          </table:table-cell>
          <table:table-cell table:style-name="ce2" office:value-type="float" office:value="5.42" calcext:value-type="float">
            <text:p>5.42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86.45" calcext:value-type="float">
            <text:p>86.45</text:p>
          </table:table-cell>
          <table:table-cell table:style-name="ce2" office:value-type="float" office:value="97.03" calcext:value-type="float">
            <text:p>97.0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03" calcext:value-type="float">
            <text:p>97.03</text:p>
          </table:table-cell>
          <table:table-cell table:number-columns-repeated="1011"/>
        </table:table-row>
        <table:table-row table:style-name="ro1">
          <table:table-cell table:style-name="ce2" office:value-type="float" office:value="27972" calcext:value-type="float">
            <text:p>27972</text:p>
          </table:table-cell>
          <table:table-cell table:style-name="ce2" office:value-type="string" calcext:value-type="string">
            <text:p>7b3e3840c7389a0bbce87542b4503e6754a915fb1d23614482bda76bcd9ffed9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054" calcext:value-type="float">
            <text:p>6054</text:p>
          </table:table-cell>
          <table:table-cell table:style-name="ce2" office:value-type="float" office:value="1187" calcext:value-type="float">
            <text:p>1187</text:p>
          </table:table-cell>
          <table:table-cell table:style-name="ce2" table:formula="of:=[.D330]+[.E330]" office:value-type="float" office:value="7241" calcext:value-type="float">
            <text:p>7241</text:p>
          </table:table-cell>
          <table:table-cell table:style-name="ce2" office:value-type="float" office:value="5.26" calcext:value-type="float">
            <text:p>5.26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48.58" calcext:value-type="float">
            <text:p>48.58</text:p>
          </table:table-cell>
          <table:table-cell table:style-name="ce2" office:value-type="float" office:value="90.85" calcext:value-type="float">
            <text:p>90.8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85" calcext:value-type="float">
            <text:p>90.85</text:p>
          </table:table-cell>
          <table:table-cell table:number-columns-repeated="1011"/>
        </table:table-row>
        <table:table-row table:style-name="ro1">
          <table:table-cell table:style-name="ce2" office:value-type="float" office:value="27973" calcext:value-type="float">
            <text:p>27973</text:p>
          </table:table-cell>
          <table:table-cell table:style-name="ce2" office:value-type="string" calcext:value-type="string">
            <text:p>78d41ffb5e5e7100d02513b3fadd33dc81981cc4d47805742fc9d0726a13581f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8411" calcext:value-type="float">
            <text:p>38411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table:formula="of:=[.D331]+[.E331]" office:value-type="float" office:value="41461" calcext:value-type="float">
            <text:p>41461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2.13" calcext:value-type="float">
            <text:p>12.13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42.67" calcext:value-type="float">
            <text:p>42.67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4.1" calcext:value-type="float">
            <text:p>64.1</text:p>
          </table:table-cell>
          <table:table-cell table:number-columns-repeated="1011"/>
        </table:table-row>
        <table:table-row table:style-name="ro1">
          <table:table-cell table:style-name="ce2" office:value-type="float" office:value="27974" calcext:value-type="float">
            <text:p>27974</text:p>
          </table:table-cell>
          <table:table-cell table:style-name="ce2" office:value-type="string" calcext:value-type="string">
            <text:p>491fb969fb528e37473933b16442d288197b998d62bad2ed47661b22bc24b1c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3662" calcext:value-type="float">
            <text:p>3662</text:p>
          </table:table-cell>
          <table:table-cell table:style-name="ce2" office:value-type="float" office:value="6144" calcext:value-type="float">
            <text:p>6144</text:p>
          </table:table-cell>
          <table:table-cell table:style-name="ce2" table:formula="of:=[.D332]+[.E332]" office:value-type="float" office:value="9806" calcext:value-type="float">
            <text:p>9806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55.64" calcext:value-type="float">
            <text:p>55.64</text:p>
          </table:table-cell>
          <table:table-cell table:style-name="ce2" office:value-type="float" office:value="59.99" calcext:value-type="float">
            <text:p>59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9.99" calcext:value-type="float">
            <text:p>59.99</text:p>
          </table:table-cell>
          <table:table-cell table:number-columns-repeated="1011"/>
        </table:table-row>
        <table:table-row table:style-name="ro1">
          <table:table-cell table:style-name="ce2" office:value-type="float" office:value="27974" calcext:value-type="float">
            <text:p>27974</text:p>
          </table:table-cell>
          <table:table-cell table:style-name="ce2" office:value-type="string" calcext:value-type="string">
            <text:p>cd2d736ff89b7d0fdfb066b590dbf889182994ebd870075dbaedb32631427d02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017" calcext:value-type="float">
            <text:p>4017</text:p>
          </table:table-cell>
          <table:table-cell table:style-name="ce2" office:value-type="float" office:value="6144" calcext:value-type="float">
            <text:p>6144</text:p>
          </table:table-cell>
          <table:table-cell table:style-name="ce2" table:formula="of:=[.D333]+[.E333]" office:value-type="float" office:value="10161" calcext:value-type="float">
            <text:p>10161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30.14" calcext:value-type="float">
            <text:p>30.14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1.6" calcext:value-type="float">
            <text:p>61.6</text:p>
          </table:table-cell>
          <table:table-cell table:number-columns-repeated="1011"/>
        </table:table-row>
        <table:table-row table:style-name="ro1">
          <table:table-cell table:style-name="ce2" office:value-type="float" office:value="27975" calcext:value-type="float">
            <text:p>27975</text:p>
          </table:table-cell>
          <table:table-cell table:style-name="ce2" office:value-type="string" calcext:value-type="string">
            <text:p>0a443f73cb296957cd2190552728bf57d8db1de4764a60a74090f0d3ce0dd03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2828" calcext:value-type="float">
            <text:p>2828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table:formula="of:=[.D334]+[.E334]" office:value-type="float" office:value="6579" calcext:value-type="float">
            <text:p>6579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4.66" calcext:value-type="float">
            <text:p>4.66</text:p>
          </table:table-cell>
          <table:table-cell table:style-name="ce2" office:value-type="float" office:value="56.95" calcext:value-type="float">
            <text:p>56.9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6.95" calcext:value-type="float">
            <text:p>56.95</text:p>
          </table:table-cell>
          <table:table-cell table:number-columns-repeated="1011"/>
        </table:table-row>
        <table:table-row table:style-name="ro1">
          <table:table-cell table:style-name="ce2" office:value-type="float" office:value="27976" calcext:value-type="float">
            <text:p>27976</text:p>
          </table:table-cell>
          <table:table-cell table:style-name="ce2" office:value-type="string" calcext:value-type="string">
            <text:p>44e024ee046e767b473ee3594a7c0b336f608893d754f9ed7ca2ded9b1bea158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3573" calcext:value-type="float">
            <text:p>3573</text:p>
          </table:table-cell>
          <table:table-cell table:style-name="ce2" office:value-type="float" office:value="4284" calcext:value-type="float">
            <text:p>4284</text:p>
          </table:table-cell>
          <table:table-cell table:style-name="ce2" table:formula="of:=[.D335]+[.E335]" office:value-type="float" office:value="7857" calcext:value-type="float">
            <text:p>7857</text:p>
          </table:table-cell>
          <table:table-cell table:style-name="ce2" office:value-type="float" office:value="4.63" calcext:value-type="float">
            <text:p>4.63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56.55" calcext:value-type="float">
            <text:p>56.5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6.55" calcext:value-type="float">
            <text:p>56.55</text:p>
          </table:table-cell>
          <table:table-cell table:number-columns-repeated="1011"/>
        </table:table-row>
        <table:table-row table:style-name="ro1">
          <table:table-cell table:style-name="ce2" office:value-type="float" office:value="27976" calcext:value-type="float">
            <text:p>27976</text:p>
          </table:table-cell>
          <table:table-cell table:style-name="ce2" office:value-type="string" calcext:value-type="string">
            <text:p>cd97eb10ee116608346494d2c8bbf8352b6f2225e37efc38ba879cbf755f27de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7095" calcext:value-type="float">
            <text:p>17095</text:p>
          </table:table-cell>
          <table:table-cell table:style-name="ce2" office:value-type="float" office:value="4284" calcext:value-type="float">
            <text:p>4284</text:p>
          </table:table-cell>
          <table:table-cell table:style-name="ce2" table:formula="of:=[.D336]+[.E336]" office:value-type="float" office:value="21379" calcext:value-type="float">
            <text:p>21379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6.53" calcext:value-type="float">
            <text:p>26.53</text:p>
          </table:table-cell>
          <table:table-cell table:style-name="ce2" office:value-type="float" office:value="48.91" calcext:value-type="float">
            <text:p>48.9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48.91" calcext:value-type="float">
            <text:p>48.91</text:p>
          </table:table-cell>
          <table:table-cell table:number-columns-repeated="1011"/>
        </table:table-row>
        <table:table-row table:style-name="ro1">
          <table:table-cell table:style-name="ce2" office:value-type="float" office:value="27977" calcext:value-type="float">
            <text:p>27977</text:p>
          </table:table-cell>
          <table:table-cell table:style-name="ce2" office:value-type="string" calcext:value-type="string">
            <text:p>3c7584df492204f84447d8f57449ddaef54d37d4638687fab2e9a185c3962849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710" calcext:value-type="float">
            <text:p>7710</text:p>
          </table:table-cell>
          <table:table-cell table:style-name="ce2" office:value-type="float" office:value="4439" calcext:value-type="float">
            <text:p>4439</text:p>
          </table:table-cell>
          <table:table-cell table:style-name="ce2" table:formula="of:=[.D337]+[.E337]" office:value-type="float" office:value="12149" calcext:value-type="float">
            <text:p>12149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48" calcext:value-type="float">
            <text:p>13.48</text:p>
          </table:table-cell>
          <table:table-cell table:style-name="ce2" office:value-type="float" office:value="11.73" calcext:value-type="float">
            <text:p>11.7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13.48" calcext:value-type="float">
            <text:p>13.48</text:p>
          </table:table-cell>
          <table:table-cell table:number-columns-repeated="1011"/>
        </table:table-row>
        <table:table-row table:style-name="ro1">
          <table:table-cell table:style-name="ce2" office:value-type="float" office:value="27978" calcext:value-type="float">
            <text:p>27978</text:p>
          </table:table-cell>
          <table:table-cell table:style-name="ce2" office:value-type="string" calcext:value-type="string">
            <text:p>b3b0c077bd4783cf4056bd83fdff6237cc3c3e7d3023bf387ddbc270b731703d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0404" calcext:value-type="float">
            <text:p>104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38]+[.E338]" office:value-type="float" office:value="10404" calcext:value-type="float">
            <text:p>10404</text:p>
          </table:table-cell>
          <table:table-cell table:style-name="ce2" office:value-type="float" office:value="6.05" calcext:value-type="float">
            <text:p>6.05</text:p>
          </table:table-cell>
          <table:table-cell table:style-name="ce2" office:value-type="float" office:value="5.33" calcext:value-type="float">
            <text:p>5.33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55.07" calcext:value-type="float">
            <text:p>55.07</text:p>
          </table:table-cell>
          <table:table-cell table:style-name="ce2" office:value-type="float" office:value="87.84" calcext:value-type="float">
            <text:p>87.8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7.84" calcext:value-type="float">
            <text:p>87.84</text:p>
          </table:table-cell>
          <table:table-cell table:number-columns-repeated="1011"/>
        </table:table-row>
        <table:table-row table:style-name="ro1">
          <table:table-cell table:style-name="ce2" office:value-type="float" office:value="27979" calcext:value-type="float">
            <text:p>27979</text:p>
          </table:table-cell>
          <table:table-cell table:style-name="ce2" office:value-type="string" calcext:value-type="string">
            <text:p>b026cb0a0ad7584094bab496baf7646aa8ffe0932d1e0da3f0a611641a260ae3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5119" calcext:value-type="float">
            <text:p>1511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39]+[.E339]" office:value-type="float" office:value="15119" calcext:value-type="float">
            <text:p>15119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8.06" calcext:value-type="float">
            <text:p>8.06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97.46" calcext:value-type="float">
            <text:p>97.46</text:p>
          </table:table-cell>
          <table:table-cell table:style-name="ce2" office:value-type="float" office:value="65.01" calcext:value-type="float">
            <text:p>65.0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46" calcext:value-type="float">
            <text:p>97.46</text:p>
          </table:table-cell>
          <table:table-cell table:number-columns-repeated="1011"/>
        </table:table-row>
        <table:table-row table:style-name="ro1">
          <table:table-cell table:style-name="ce2" office:value-type="float" office:value="27980" calcext:value-type="float">
            <text:p>27980</text:p>
          </table:table-cell>
          <table:table-cell table:style-name="ce2" office:value-type="string" calcext:value-type="string">
            <text:p>5e07e3a9c8a632dd36558fb2904349f6081da659809a7f1c0eb3def54d2f5b7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9784" calcext:value-type="float">
            <text:p>978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40]+[.E340]" office:value-type="float" office:value="9784" calcext:value-type="float">
            <text:p>9784</text:p>
          </table:table-cell>
          <table:table-cell table:style-name="ce2" office:value-type="float" office:value="8.79" calcext:value-type="float">
            <text:p>8.79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61.47" calcext:value-type="float">
            <text:p>61.47</text:p>
          </table:table-cell>
          <table:table-cell table:style-name="ce2" office:value-type="float" office:value="99.3" calcext:value-type="float">
            <text:p>99.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3" calcext:value-type="float">
            <text:p>99.3</text:p>
          </table:table-cell>
          <table:table-cell table:number-columns-repeated="1011"/>
        </table:table-row>
        <table:table-row table:style-name="ro1">
          <table:table-cell table:style-name="ce2" office:value-type="float" office:value="27981" calcext:value-type="float">
            <text:p>27981</text:p>
          </table:table-cell>
          <table:table-cell table:style-name="ce2" office:value-type="string" calcext:value-type="string">
            <text:p>73fbb0b2240d0b84858dc2de7d16f559b6db2daa66944cb781f8411a622363e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05844" calcext:value-type="float">
            <text:p>105844</text:p>
          </table:table-cell>
          <table:table-cell table:style-name="ce2" office:value-type="float" office:value="5238" calcext:value-type="float">
            <text:p>5238</text:p>
          </table:table-cell>
          <table:table-cell table:style-name="ce2" table:formula="of:=[.D341]+[.E341]" office:value-type="float" office:value="111082" calcext:value-type="float">
            <text:p>111082</text:p>
          </table:table-cell>
          <table:table-cell table:style-name="ce2" office:value-type="float" office:value="6.29" calcext:value-type="float">
            <text:p>6.29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87.37" calcext:value-type="float">
            <text:p>87.37</text:p>
          </table:table-cell>
          <table:table-cell table:style-name="ce2" office:value-type="float" office:value="75.62" calcext:value-type="float">
            <text:p>75.6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7.37" calcext:value-type="float">
            <text:p>87.37</text:p>
          </table:table-cell>
          <table:table-cell table:number-columns-repeated="1011"/>
        </table:table-row>
        <table:table-row table:style-name="ro1">
          <table:table-cell table:style-name="ce2" office:value-type="float" office:value="27982" calcext:value-type="float">
            <text:p>27982</text:p>
          </table:table-cell>
          <table:table-cell table:style-name="ce2" office:value-type="string" calcext:value-type="string">
            <text:p>81634d9ed3d2b212044074090839821b49995f4c318c0bf0145d44c4129c0159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8288" calcext:value-type="float">
            <text:p>1828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42]+[.E342]" office:value-type="float" office:value="18288" calcext:value-type="float">
            <text:p>18288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92.44" calcext:value-type="float">
            <text:p>92.44</text:p>
          </table:table-cell>
          <table:table-cell table:style-name="ce2" office:value-type="float" office:value="79.02" calcext:value-type="float">
            <text:p>79.0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2.44" calcext:value-type="float">
            <text:p>92.44</text:p>
          </table:table-cell>
          <table:table-cell table:number-columns-repeated="1011"/>
        </table:table-row>
        <table:table-row table:style-name="ro1">
          <table:table-cell table:style-name="ce2" office:value-type="float" office:value="27982" calcext:value-type="float">
            <text:p>27982</text:p>
          </table:table-cell>
          <table:table-cell table:style-name="ce2" office:value-type="string" calcext:value-type="string">
            <text:p>0139e438e2cfc2ddcd5566895b42963be367c057f0a1d42d9554b887eddf7669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43]+[.E343]" office:value-type="float" office:value="2156" calcext:value-type="float">
            <text:p>2156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14.23" calcext:value-type="float">
            <text:p>14.23</text:p>
          </table:table-cell>
          <table:table-cell table:style-name="ce2" office:value-type="float" office:value="22.69" calcext:value-type="float">
            <text:p>22.6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22.69" calcext:value-type="float">
            <text:p>22.69</text:p>
          </table:table-cell>
          <table:table-cell table:number-columns-repeated="1011"/>
        </table:table-row>
        <table:table-row table:style-name="ro1">
          <table:table-cell table:style-name="ce2" office:value-type="float" office:value="27983" calcext:value-type="float">
            <text:p>27983</text:p>
          </table:table-cell>
          <table:table-cell table:style-name="ce2" office:value-type="string" calcext:value-type="string">
            <text:p>ccabf0fe388c1491d1609cfa614c4bdd81c31f29a3928f22d5ac7b7211e60e74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845" calcext:value-type="float">
            <text:p>484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44]+[.E344]" office:value-type="float" office:value="4845" calcext:value-type="float">
            <text:p>4845</text:p>
          </table:table-cell>
          <table:table-cell table:style-name="ce2" office:value-type="float" office:value="8.62" calcext:value-type="float">
            <text:p>8.6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96.22" calcext:value-type="float">
            <text:p>96.22</text:p>
          </table:table-cell>
          <table:table-cell table:style-name="ce2" office:value-type="float" office:value="85.25" calcext:value-type="float">
            <text:p>85.2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22" calcext:value-type="float">
            <text:p>96.22</text:p>
          </table:table-cell>
          <table:table-cell table:number-columns-repeated="1011"/>
        </table:table-row>
        <table:table-row table:style-name="ro1">
          <table:table-cell table:style-name="ce2" office:value-type="float" office:value="27984" calcext:value-type="float">
            <text:p>27984</text:p>
          </table:table-cell>
          <table:table-cell table:style-name="ce2" office:value-type="string" calcext:value-type="string">
            <text:p>ae43aea35a4ed1b7630d072ef8bdefb03545639474ed61a49a7d062070152342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5852" calcext:value-type="float">
            <text:p>1585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45]+[.E345]" office:value-type="float" office:value="15852" calcext:value-type="float">
            <text:p>15852</text:p>
          </table:table-cell>
          <table:table-cell table:style-name="ce2" office:value-type="float" office:value="3.77" calcext:value-type="float">
            <text:p>3.77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72.39" calcext:value-type="float">
            <text:p>72.39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2.39" calcext:value-type="float">
            <text:p>72.39</text:p>
          </table:table-cell>
          <table:table-cell table:number-columns-repeated="1011"/>
        </table:table-row>
        <table:table-row table:style-name="ro1">
          <table:table-cell table:style-name="ce2" office:value-type="float" office:value="27985" calcext:value-type="float">
            <text:p>27985</text:p>
          </table:table-cell>
          <table:table-cell table:style-name="ce2" office:value-type="string" calcext:value-type="string">
            <text:p>7754fdd2c277d269b4e68f8b2b8d9fa47a0e44e3310860a0a3f3da8c6b3f0598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8883" calcext:value-type="float">
            <text:p>888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46]+[.E346]" office:value-type="float" office:value="8883" calcext:value-type="float">
            <text:p>8883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99.68" calcext:value-type="float">
            <text:p>99.68</text:p>
          </table:table-cell>
          <table:table-cell table:style-name="ce2" office:value-type="float" office:value="51.55" calcext:value-type="float">
            <text:p>51.5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68" calcext:value-type="float">
            <text:p>99.68</text:p>
          </table:table-cell>
          <table:table-cell table:number-columns-repeated="1011"/>
        </table:table-row>
        <table:table-row table:style-name="ro1">
          <table:table-cell table:style-name="ce2" office:value-type="float" office:value="27986" calcext:value-type="float">
            <text:p>27986</text:p>
          </table:table-cell>
          <table:table-cell table:style-name="ce2" office:value-type="string" calcext:value-type="string">
            <text:p>7f8e5f0859e40b87a1e3f37bbd8524d44ef81b1871c0705cf0142fb12565a287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8288" calcext:value-type="float">
            <text:p>828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47]+[.E347]" office:value-type="float" office:value="8288" calcext:value-type="float">
            <text:p>8288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25.52" calcext:value-type="float">
            <text:p>25.52</text:p>
          </table:table-cell>
          <table:table-cell table:style-name="ce2" office:value-type="float" office:value="98.54" calcext:value-type="float">
            <text:p>98.5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54" calcext:value-type="float">
            <text:p>98.54</text:p>
          </table:table-cell>
          <table:table-cell table:number-columns-repeated="1011"/>
        </table:table-row>
        <table:table-row table:style-name="ro1">
          <table:table-cell table:style-name="ce2" office:value-type="float" office:value="27986" calcext:value-type="float">
            <text:p>27986</text:p>
          </table:table-cell>
          <table:table-cell table:style-name="ce2" office:value-type="string" calcext:value-type="string">
            <text:p>32b35b9b2423dfc1254c83464c6609da47bd4f71f01f2a1308fd29a4bb08e46f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757" calcext:value-type="float">
            <text:p>375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48]+[.E348]" office:value-type="float" office:value="3757" calcext:value-type="float">
            <text:p>3757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9.38" calcext:value-type="float">
            <text:p>19.3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9.38" calcext:value-type="float">
            <text:p>19.38</text:p>
          </table:table-cell>
          <table:table-cell table:number-columns-repeated="1011"/>
        </table:table-row>
        <table:table-row table:style-name="ro1">
          <table:table-cell table:style-name="ce2" office:value-type="float" office:value="27987" calcext:value-type="float">
            <text:p>27987</text:p>
          </table:table-cell>
          <table:table-cell table:style-name="ce2" office:value-type="string" calcext:value-type="string">
            <text:p>f3958c3e2e4fd18d95b0f9f97a182a116b2b4f521ca453c2d6e93583b9426293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589" calcext:value-type="float">
            <text:p>7589</text:p>
          </table:table-cell>
          <table:table-cell table:style-name="ce2" office:value-type="float" office:value="3980" calcext:value-type="float">
            <text:p>3980</text:p>
          </table:table-cell>
          <table:table-cell table:style-name="ce2" table:formula="of:=[.D349]+[.E349]" office:value-type="float" office:value="11569" calcext:value-type="float">
            <text:p>11569</text:p>
          </table:table-cell>
          <table:table-cell table:style-name="ce2" office:value-type="float" office:value="6.07" calcext:value-type="float">
            <text:p>6.07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56.28" calcext:value-type="float">
            <text:p>56.28</text:p>
          </table:table-cell>
          <table:table-cell table:style-name="ce2" office:value-type="float" office:value="96.49" calcext:value-type="float">
            <text:p>96.4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49" calcext:value-type="float">
            <text:p>96.49</text:p>
          </table:table-cell>
          <table:table-cell table:number-columns-repeated="1011"/>
        </table:table-row>
        <table:table-row table:style-name="ro1">
          <table:table-cell table:style-name="ce2" office:value-type="float" office:value="27988" calcext:value-type="float">
            <text:p>27988</text:p>
          </table:table-cell>
          <table:table-cell table:style-name="ce2" office:value-type="string" calcext:value-type="string">
            <text:p>c94da9ad51059e06207d6f6a20017e38e69f0039698574d55cfe65d6d19b6844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557" calcext:value-type="float">
            <text:p>1557</text:p>
          </table:table-cell>
          <table:table-cell table:style-name="ce2" office:value-type="float" office:value="4798" calcext:value-type="float">
            <text:p>4798</text:p>
          </table:table-cell>
          <table:table-cell table:style-name="ce2" table:formula="of:=[.D350]+[.E350]" office:value-type="float" office:value="6355" calcext:value-type="float">
            <text:p>6355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3.61" calcext:value-type="float">
            <text:p>13.61</text:p>
          </table:table-cell>
          <table:table-cell table:style-name="ce2" office:value-type="float" office:value="11.85" calcext:value-type="float">
            <text:p>11.8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13.61" calcext:value-type="float">
            <text:p>13.61</text:p>
          </table:table-cell>
          <table:table-cell table:number-columns-repeated="1011"/>
        </table:table-row>
        <table:table-row table:style-name="ro1">
          <table:table-cell table:style-name="ce2" office:value-type="float" office:value="27989" calcext:value-type="float">
            <text:p>27989</text:p>
          </table:table-cell>
          <table:table-cell table:style-name="ce2" office:value-type="string" calcext:value-type="string">
            <text:p>26566f9841669f196fe7eba6db72fcf64c5214f148eff630fa8aabcb47e4ff68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0402" calcext:value-type="float">
            <text:p>104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51]+[.E351]" office:value-type="float" office:value="10402" calcext:value-type="float">
            <text:p>10402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99.31" calcext:value-type="float">
            <text:p>99.3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31" calcext:value-type="float">
            <text:p>99.31</text:p>
          </table:table-cell>
          <table:table-cell table:number-columns-repeated="1011"/>
        </table:table-row>
        <table:table-row table:style-name="ro1">
          <table:table-cell table:style-name="ce2" office:value-type="float" office:value="27990" calcext:value-type="float">
            <text:p>27990</text:p>
          </table:table-cell>
          <table:table-cell table:style-name="ce2" office:value-type="string" calcext:value-type="string">
            <text:p>aa1967e2bcaaf39a402d5f956c1abf0899f5dc07f72c270b464bd923cc969adf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1665" calcext:value-type="float">
            <text:p>11665</text:p>
          </table:table-cell>
          <table:table-cell table:style-name="ce2" office:value-type="float" office:value="2760" calcext:value-type="float">
            <text:p>2760</text:p>
          </table:table-cell>
          <table:table-cell table:style-name="ce2" table:formula="of:=[.D352]+[.E352]" office:value-type="float" office:value="14425" calcext:value-type="float">
            <text:p>14425</text:p>
          </table:table-cell>
          <table:table-cell table:style-name="ce2" office:value-type="float" office:value="7.13" calcext:value-type="float">
            <text:p>7.13</text:p>
          </table:table-cell>
          <table:table-cell table:style-name="ce2" office:value-type="float" office:value="18.83" calcext:value-type="float">
            <text:p>18.83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83.29" calcext:value-type="float">
            <text:p>83.29</text:p>
          </table:table-cell>
          <table:table-cell table:style-name="ce2" office:value-type="float" office:value="98.99" calcext:value-type="float">
            <text:p>98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99" calcext:value-type="float">
            <text:p>98.99</text:p>
          </table:table-cell>
          <table:table-cell table:number-columns-repeated="1011"/>
        </table:table-row>
        <table:table-row table:style-name="ro1">
          <table:table-cell table:style-name="ce2" office:value-type="float" office:value="27991" calcext:value-type="float">
            <text:p>27991</text:p>
          </table:table-cell>
          <table:table-cell table:style-name="ce2" office:value-type="string" calcext:value-type="string">
            <text:p>dda5bcdf4d72a851171838c3ce61594afb94affdef45a6bc4074e106d4b8abef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3492" calcext:value-type="float">
            <text:p>1349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53]+[.E353]" office:value-type="float" office:value="13492" calcext:value-type="float">
            <text:p>13492</text:p>
          </table:table-cell>
          <table:table-cell table:style-name="ce2" office:value-type="float" office:value="3.26" calcext:value-type="float">
            <text:p>3.26</text:p>
          </table:table-cell>
          <table:table-cell table:style-name="ce2" office:value-type="float" office:value="11.69" calcext:value-type="float">
            <text:p>11.69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99.92" calcext:value-type="float">
            <text:p>99.92</text:p>
          </table:table-cell>
          <table:table-cell table:style-name="ce2" office:value-type="float" office:value="88.66" calcext:value-type="float">
            <text:p>88.6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92" calcext:value-type="float">
            <text:p>99.92</text:p>
          </table:table-cell>
          <table:table-cell table:number-columns-repeated="1011"/>
        </table:table-row>
        <table:table-row table:style-name="ro1">
          <table:table-cell table:style-name="ce2" office:value-type="float" office:value="27992" calcext:value-type="float">
            <text:p>27992</text:p>
          </table:table-cell>
          <table:table-cell table:style-name="ce2" office:value-type="string" calcext:value-type="string">
            <text:p>e4c36df2e659b2d994ed35584b247eb9c9a5a7ce91b03db8bae5840dd39e8443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042" calcext:value-type="float">
            <text:p>604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54]+[.E354]" office:value-type="float" office:value="6042" calcext:value-type="float">
            <text:p>6042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99.63" calcext:value-type="float">
            <text:p>99.63</text:p>
          </table:table-cell>
          <table:table-cell table:style-name="ce2" office:value-type="float" office:value="49.1" calcext:value-type="float">
            <text:p>49.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63" calcext:value-type="float">
            <text:p>99.63</text:p>
          </table:table-cell>
          <table:table-cell table:number-columns-repeated="1011"/>
        </table:table-row>
        <table:table-row table:style-name="ro1">
          <table:table-cell table:style-name="ce2" office:value-type="float" office:value="27993" calcext:value-type="float">
            <text:p>27993</text:p>
          </table:table-cell>
          <table:table-cell table:style-name="ce2" office:value-type="string" calcext:value-type="string">
            <text:p>e9fe424b690ab04b0bdc5ed169d976783a1981be9457edaf8beb81a13b74e3ac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8815" calcext:value-type="float">
            <text:p>1881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55]+[.E355]" office:value-type="float" office:value="18815" calcext:value-type="float">
            <text:p>18815</text:p>
          </table:table-cell>
          <table:table-cell table:style-name="ce2" office:value-type="float" office:value="8.37" calcext:value-type="float">
            <text:p>8.37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41.86" calcext:value-type="float">
            <text:p>41.86</text:p>
          </table:table-cell>
          <table:table-cell table:style-name="ce2" office:value-type="float" office:value="95.9" calcext:value-type="float">
            <text:p>95.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9" calcext:value-type="float">
            <text:p>95.9</text:p>
          </table:table-cell>
          <table:table-cell table:number-columns-repeated="1011"/>
        </table:table-row>
        <table:table-row table:style-name="ro1">
          <table:table-cell table:style-name="ce2" office:value-type="float" office:value="27994" calcext:value-type="float">
            <text:p>27994</text:p>
          </table:table-cell>
          <table:table-cell table:style-name="ce2" office:value-type="string" calcext:value-type="string">
            <text:p>7c1a4cef4f4461063e4dc9e3fe91a3029312e8ad8ea77293e96a02284f7a38c2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107" calcext:value-type="float">
            <text:p>6107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table:formula="of:=[.D356]+[.E356]" office:value-type="float" office:value="8789" calcext:value-type="float">
            <text:p>8789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98.3" calcext:value-type="float">
            <text:p>98.3</text:p>
          </table:table-cell>
          <table:table-cell table:style-name="ce2" office:value-type="float" office:value="49.23" calcext:value-type="float">
            <text:p>49.2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3" calcext:value-type="float">
            <text:p>98.3</text:p>
          </table:table-cell>
          <table:table-cell table:number-columns-repeated="1011"/>
        </table:table-row>
        <table:table-row table:style-name="ro1">
          <table:table-cell table:style-name="ce2" office:value-type="float" office:value="27994" calcext:value-type="float">
            <text:p>27994</text:p>
          </table:table-cell>
          <table:table-cell table:style-name="ce2" office:value-type="string" calcext:value-type="string">
            <text:p>e096391663f649e59bab4c745c720f5a95f67d10f63493d2e11023cf78047dbd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9028" calcext:value-type="float">
            <text:p>9028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table:formula="of:=[.D357]+[.E357]" office:value-type="float" office:value="11710" calcext:value-type="float">
            <text:p>11710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43.57" calcext:value-type="float">
            <text:p>43.57</text:p>
          </table:table-cell>
          <table:table-cell table:style-name="ce2" office:value-type="float" office:value="94.49" calcext:value-type="float">
            <text:p>94.4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49" calcext:value-type="float">
            <text:p>94.49</text:p>
          </table:table-cell>
          <table:table-cell table:number-columns-repeated="1011"/>
        </table:table-row>
        <table:table-row table:style-name="ro1">
          <table:table-cell table:style-name="ce2" office:value-type="float" office:value="27995" calcext:value-type="float">
            <text:p>27995</text:p>
          </table:table-cell>
          <table:table-cell table:style-name="ce2" office:value-type="string" calcext:value-type="string">
            <text:p>8415fc151ff18bb6d5f2d220d7d0b76dd49b84d223c2fa9efa747a955e68033b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9746" calcext:value-type="float">
            <text:p>974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58]+[.E358]" office:value-type="float" office:value="9746" calcext:value-type="float">
            <text:p>9746</text:p>
          </table:table-cell>
          <table:table-cell table:style-name="ce2" office:value-type="float" office:value="6.98" calcext:value-type="float">
            <text:p>6.98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49.06" calcext:value-type="float">
            <text:p>49.06</text:p>
          </table:table-cell>
          <table:table-cell table:style-name="ce2" office:value-type="float" office:value="90.7" calcext:value-type="float">
            <text:p>90.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7" calcext:value-type="float">
            <text:p>90.7</text:p>
          </table:table-cell>
          <table:table-cell table:number-columns-repeated="1011"/>
        </table:table-row>
        <table:table-row table:style-name="ro1">
          <table:table-cell table:style-name="ce2" office:value-type="float" office:value="27996" calcext:value-type="float">
            <text:p>27996</text:p>
          </table:table-cell>
          <table:table-cell table:style-name="ce2" office:value-type="string" calcext:value-type="string">
            <text:p>08df8afa920074386cf93587b10fdfd9677e3174ff394f28878bd1e6707f5115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4768" calcext:value-type="float">
            <text:p>4768</text:p>
          </table:table-cell>
          <table:table-cell table:style-name="ce2" office:value-type="float" office:value="4357" calcext:value-type="float">
            <text:p>4357</text:p>
          </table:table-cell>
          <table:table-cell table:style-name="ce2" table:formula="of:=[.D359]+[.E359]" office:value-type="float" office:value="9125" calcext:value-type="float">
            <text:p>9125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74.44" calcext:value-type="float">
            <text:p>74.44</text:p>
          </table:table-cell>
          <table:table-cell table:style-name="ce2" office:value-type="float" office:value="52.91" calcext:value-type="float">
            <text:p>52.9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4.44" calcext:value-type="float">
            <text:p>74.44</text:p>
          </table:table-cell>
          <table:table-cell table:number-columns-repeated="1011"/>
        </table:table-row>
        <table:table-row table:style-name="ro1">
          <table:table-cell table:style-name="ce2" office:value-type="float" office:value="27997" calcext:value-type="float">
            <text:p>27997</text:p>
          </table:table-cell>
          <table:table-cell table:style-name="ce2" office:value-type="string" calcext:value-type="string">
            <text:p>b2c0291dec2144038fc5f0d2dac808915694b322fbe97991c28277f1e6db923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785" calcext:value-type="float">
            <text:p>478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60]+[.E360]" office:value-type="float" office:value="4785" calcext:value-type="float">
            <text:p>478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99.35" calcext:value-type="float">
            <text:p>99.35</text:p>
          </table:table-cell>
          <table:table-cell table:style-name="ce2" office:value-type="float" office:value="25.76" calcext:value-type="float">
            <text:p>25.7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35" calcext:value-type="float">
            <text:p>99.35</text:p>
          </table:table-cell>
          <table:table-cell table:number-columns-repeated="1011"/>
        </table:table-row>
        <table:table-row table:style-name="ro1">
          <table:table-cell table:style-name="ce2" office:value-type="float" office:value="27998" calcext:value-type="float">
            <text:p>27998</text:p>
          </table:table-cell>
          <table:table-cell table:style-name="ce2" office:value-type="string" calcext:value-type="string">
            <text:p>dc1caad803d946246d4bd924c075ae2cb4bea11e8b5cc737f83971b92f6e6d9f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312" calcext:value-type="float">
            <text:p>6312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table:formula="of:=[.D361]+[.E361]" office:value-type="float" office:value="8260" calcext:value-type="float">
            <text:p>8260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98.06" calcext:value-type="float">
            <text:p>98.06</text:p>
          </table:table-cell>
          <table:table-cell table:style-name="ce2" office:value-type="float" office:value="45.64" calcext:value-type="float">
            <text:p>45.6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06" calcext:value-type="float">
            <text:p>98.06</text:p>
          </table:table-cell>
          <table:table-cell table:number-columns-repeated="1011"/>
        </table:table-row>
        <table:table-row table:style-name="ro1">
          <table:table-cell table:style-name="ce2" office:value-type="float" office:value="27999" calcext:value-type="float">
            <text:p>27999</text:p>
          </table:table-cell>
          <table:table-cell table:style-name="ce2" office:value-type="string" calcext:value-type="string">
            <text:p>d9647e9a991b2843cb82826c94dc7c251394d37130d44f4cd702bf8d79489f53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4436" calcext:value-type="float">
            <text:p>4436</text:p>
          </table:table-cell>
          <table:table-cell table:style-name="ce2" office:value-type="float" office:value="2584" calcext:value-type="float">
            <text:p>2584</text:p>
          </table:table-cell>
          <table:table-cell table:style-name="ce2" table:formula="of:=[.D362]+[.E362]" office:value-type="float" office:value="7020" calcext:value-type="float">
            <text:p>7020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97.56" calcext:value-type="float">
            <text:p>97.56</text:p>
          </table:table-cell>
          <table:table-cell table:style-name="ce2" office:value-type="float" office:value="41.53" calcext:value-type="float">
            <text:p>41.5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56" calcext:value-type="float">
            <text:p>97.56</text:p>
          </table:table-cell>
          <table:table-cell table:number-columns-repeated="1011"/>
        </table:table-row>
        <table:table-row table:style-name="ro1">
          <table:table-cell table:style-name="ce2" office:value-type="float" office:value="28000" calcext:value-type="float">
            <text:p>28000</text:p>
          </table:table-cell>
          <table:table-cell table:style-name="ce2" office:value-type="string" calcext:value-type="string">
            <text:p>5b3837abb212409dedc6b248c6c3c9151c5a5010bcbec1b9235f496f3f7e14d9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593" calcext:value-type="float">
            <text:p>459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63]+[.E363]" office:value-type="float" office:value="4593" calcext:value-type="float">
            <text:p>4593</text:p>
          </table:table-cell>
          <table:table-cell table:style-name="ce2" office:value-type="float" office:value="9.97" calcext:value-type="float">
            <text:p>9.97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71.21" calcext:value-type="float">
            <text:p>71.21</text:p>
          </table:table-cell>
          <table:table-cell table:style-name="ce2" office:value-type="float" office:value="96.77" calcext:value-type="float">
            <text:p>96.7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77" calcext:value-type="float">
            <text:p>96.77</text:p>
          </table:table-cell>
          <table:table-cell table:number-columns-repeated="1011"/>
        </table:table-row>
        <table:table-row table:style-name="ro1">
          <table:table-cell table:style-name="ce2" office:value-type="float" office:value="28001" calcext:value-type="float">
            <text:p>28001</text:p>
          </table:table-cell>
          <table:table-cell table:style-name="ce2" office:value-type="string" calcext:value-type="string">
            <text:p>bfc735bf92bfa709c0639a5cd07e6b3723c994e11fed4531ef56d8ba2ff0115c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10556" calcext:value-type="float">
            <text:p>11055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64]+[.E364]" office:value-type="float" office:value="110556" calcext:value-type="float">
            <text:p>110556</text:p>
          </table:table-cell>
          <table:table-cell table:style-name="ce2" office:value-type="float" office:value="8.19" calcext:value-type="float">
            <text:p>8.19</text:p>
          </table:table-cell>
          <table:table-cell table:style-name="ce2" office:value-type="float" office:value="4.61" calcext:value-type="float">
            <text:p>4.61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87.83" calcext:value-type="float">
            <text:p>87.83</text:p>
          </table:table-cell>
          <table:table-cell table:style-name="ce2" office:value-type="float" office:value="93.57" calcext:value-type="float">
            <text:p>93.5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57" calcext:value-type="float">
            <text:p>93.57</text:p>
          </table:table-cell>
          <table:table-cell table:number-columns-repeated="1011"/>
        </table:table-row>
        <table:table-row table:style-name="ro1">
          <table:table-cell table:style-name="ce2" office:value-type="float" office:value="28001" calcext:value-type="float">
            <text:p>28001</text:p>
          </table:table-cell>
          <table:table-cell table:style-name="ce2" office:value-type="string" calcext:value-type="string">
            <text:p>1fbde481da59fab036d43482133e09758ff9f2a45b26f76d2fc9151210b9999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4634" calcext:value-type="float">
            <text:p>1463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65]+[.E365]" office:value-type="float" office:value="14634" calcext:value-type="float">
            <text:p>14634</text:p>
          </table:table-cell>
          <table:table-cell table:style-name="ce2" office:value-type="float" office:value="8.05" calcext:value-type="float">
            <text:p>8.05</text:p>
          </table:table-cell>
          <table:table-cell table:style-name="ce2" office:value-type="float" office:value="6.41" calcext:value-type="float">
            <text:p>6.41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86.57" calcext:value-type="float">
            <text:p>86.57</text:p>
          </table:table-cell>
          <table:table-cell table:style-name="ce2" office:value-type="float" office:value="99.96" calcext:value-type="float">
            <text:p>99.9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96" calcext:value-type="float">
            <text:p>99.96</text:p>
          </table:table-cell>
          <table:table-cell table:number-columns-repeated="1011"/>
        </table:table-row>
        <table:table-row table:style-name="ro1">
          <table:table-cell table:style-name="ce2" office:value-type="float" office:value="28002" calcext:value-type="float">
            <text:p>28002</text:p>
          </table:table-cell>
          <table:table-cell table:style-name="ce2" office:value-type="string" calcext:value-type="string">
            <text:p>5d6750d7da889eb3bdb52f06a2e1730ddf10a10eac9c63cf133354f74b6ed2e4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66]+[.E366]" office:value-type="float" office:value="1518" calcext:value-type="float">
            <text:p>1518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41.5" calcext:value-type="float">
            <text:p>41.5</text:p>
          </table:table-cell>
          <table:table-cell table:style-name="ce2" office:value-type="float" office:value="40.74" calcext:value-type="float">
            <text:p>40.7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41.5" calcext:value-type="float">
            <text:p>41.5</text:p>
          </table:table-cell>
          <table:table-cell table:number-columns-repeated="1011"/>
        </table:table-row>
        <table:table-row table:style-name="ro1">
          <table:table-cell table:style-name="ce2" office:value-type="float" office:value="28003" calcext:value-type="float">
            <text:p>28003</text:p>
          </table:table-cell>
          <table:table-cell table:style-name="ce2" office:value-type="string" calcext:value-type="string">
            <text:p>b825725079238d289e0bf80b610a117124d32fd212944fa4afebd5d79267c70a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2763" calcext:value-type="float">
            <text:p>2763</text:p>
          </table:table-cell>
          <table:table-cell table:style-name="ce2" office:value-type="float" office:value="15607" calcext:value-type="float">
            <text:p>15607</text:p>
          </table:table-cell>
          <table:table-cell table:style-name="ce2" table:formula="of:=[.D367]+[.E367]" office:value-type="float" office:value="18370" calcext:value-type="float">
            <text:p>18370</text:p>
          </table:table-cell>
          <table:table-cell table:style-name="ce2" office:value-type="float" office:value="3.82" calcext:value-type="float">
            <text:p>3.82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15.66" calcext:value-type="float">
            <text:p>15.66</text:p>
          </table:table-cell>
          <table:table-cell table:style-name="ce2" office:value-type="float" office:value="37.81" calcext:value-type="float">
            <text:p>37.8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37.81" calcext:value-type="float">
            <text:p>37.81</text:p>
          </table:table-cell>
          <table:table-cell table:number-columns-repeated="1011"/>
        </table:table-row>
        <table:table-row table:style-name="ro1">
          <table:table-cell table:style-name="ce2" office:value-type="float" office:value="28004" calcext:value-type="float">
            <text:p>28004</text:p>
          </table:table-cell>
          <table:table-cell table:style-name="ce2" office:value-type="string" calcext:value-type="string">
            <text:p>b337eaec44526e3e8c404cf2b5cb2a30adf6974bb31c63afa84eece70451aae0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6986" calcext:value-type="float">
            <text:p>6986</text:p>
          </table:table-cell>
          <table:table-cell table:style-name="ce2" table:formula="of:=[.D368]+[.E368]" office:value-type="float" office:value="9357" calcext:value-type="float">
            <text:p>9357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7.56" calcext:value-type="float">
            <text:p>7.56</text:p>
          </table:table-cell>
          <table:table-cell table:style-name="ce2" office:value-type="float" office:value="36.95" calcext:value-type="float">
            <text:p>36.9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36.95" calcext:value-type="float">
            <text:p>36.95</text:p>
          </table:table-cell>
          <table:table-cell table:number-columns-repeated="1011"/>
        </table:table-row>
        <table:table-row table:style-name="ro1">
          <table:table-cell table:style-name="ce2" office:value-type="float" office:value="28005" calcext:value-type="float">
            <text:p>28005</text:p>
          </table:table-cell>
          <table:table-cell table:style-name="ce2" office:value-type="string" calcext:value-type="string">
            <text:p>e47a59847f7022e1ae3cf9c915f4fcaa8d19d52ea2c456c93863285c77b48b8f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4004" calcext:value-type="float">
            <text:p>4004</text:p>
          </table:table-cell>
          <table:table-cell table:style-name="ce2" office:value-type="float" office:value="4804" calcext:value-type="float">
            <text:p>4804</text:p>
          </table:table-cell>
          <table:table-cell table:style-name="ce2" table:formula="of:=[.D369]+[.E369]" office:value-type="float" office:value="8808" calcext:value-type="float">
            <text:p>880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31.9" calcext:value-type="float">
            <text:p>31.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69.6" calcext:value-type="float">
            <text:p>69.6</text:p>
          </table:table-cell>
          <table:table-cell table:number-columns-repeated="1011"/>
        </table:table-row>
        <table:table-row table:style-name="ro1">
          <table:table-cell table:style-name="ce2" office:value-type="float" office:value="28006" calcext:value-type="float">
            <text:p>28006</text:p>
          </table:table-cell>
          <table:table-cell table:style-name="ce2" office:value-type="string" calcext:value-type="string">
            <text:p>59ba023cf3ae994f8a9d4fc58bb7e12e971a04204234d6c0bc1627e56b5eb46e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916" calcext:value-type="float">
            <text:p>291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70]+[.E370]" office:value-type="float" office:value="2916" calcext:value-type="float">
            <text:p>2916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19.75" calcext:value-type="float">
            <text:p>19.75</text:p>
          </table:table-cell>
          <table:table-cell table:style-name="ce2" office:value-type="float" office:value="27.24" calcext:value-type="float">
            <text:p>27.2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27.24" calcext:value-type="float">
            <text:p>27.24</text:p>
          </table:table-cell>
          <table:table-cell table:number-columns-repeated="1011"/>
        </table:table-row>
        <table:table-row table:style-name="ro1">
          <table:table-cell table:style-name="ce2" office:value-type="float" office:value="28007" calcext:value-type="float">
            <text:p>28007</text:p>
          </table:table-cell>
          <table:table-cell table:style-name="ce2" office:value-type="string" calcext:value-type="string">
            <text:p>cc349aba3b848b5761062efd87d5264627aa44328083f8cceac597e37c058a94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71]+[.E371]" office:value-type="float" office:value="5094" calcext:value-type="float">
            <text:p>5094</text:p>
          </table:table-cell>
          <table:table-cell table:style-name="ce2" office:value-type="float" office:value="8.13" calcext:value-type="float">
            <text:p>8.13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7" calcext:value-type="float">
            <text:p>98.7</text:p>
          </table:table-cell>
          <table:table-cell table:number-columns-repeated="1011"/>
        </table:table-row>
        <table:table-row table:style-name="ro1">
          <table:table-cell table:style-name="ce2" office:value-type="float" office:value="28008" calcext:value-type="float">
            <text:p>28008</text:p>
          </table:table-cell>
          <table:table-cell table:style-name="ce2" office:value-type="string" calcext:value-type="string">
            <text:p>080c4dfb34cfce2f79a43d327d4f9ea8a6c4529f1a4e193be34ef1430c4428e5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535" calcext:value-type="float">
            <text:p>553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72]+[.E372]" office:value-type="float" office:value="5535" calcext:value-type="float">
            <text:p>5535</text:p>
          </table:table-cell>
          <table:table-cell table:style-name="ce2" office:value-type="float" office:value="9.85" calcext:value-type="float">
            <text:p>9.85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96.32" calcext:value-type="float">
            <text:p>96.32</text:p>
          </table:table-cell>
          <table:table-cell table:style-name="ce2" office:value-type="float" office:value="98.11" calcext:value-type="float">
            <text:p>98.1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11" calcext:value-type="float">
            <text:p>98.11</text:p>
          </table:table-cell>
          <table:table-cell table:number-columns-repeated="1011"/>
        </table:table-row>
        <table:table-row table:style-name="ro1">
          <table:table-cell table:style-name="ce2" office:value-type="float" office:value="28009" calcext:value-type="float">
            <text:p>28009</text:p>
          </table:table-cell>
          <table:table-cell table:style-name="ce2" office:value-type="string" calcext:value-type="string">
            <text:p>9c6bcac5510d85229ec8482cf8da26b614ab5ac477de9a13b0a55aa6d270f4c0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2083" calcext:value-type="float">
            <text:p>1208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73]+[.E373]" office:value-type="float" office:value="12083" calcext:value-type="float">
            <text:p>12083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36.49" calcext:value-type="float">
            <text:p>36.49</text:p>
          </table:table-cell>
          <table:table-cell table:style-name="ce2" office:value-type="float" office:value="95.5" calcext:value-type="float">
            <text:p>95.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5" calcext:value-type="float">
            <text:p>95.5</text:p>
          </table:table-cell>
          <table:table-cell table:number-columns-repeated="1011"/>
        </table:table-row>
        <table:table-row table:style-name="ro1">
          <table:table-cell table:style-name="ce2" office:value-type="float" office:value="28010" calcext:value-type="float">
            <text:p>28010</text:p>
          </table:table-cell>
          <table:table-cell table:style-name="ce2" office:value-type="string" calcext:value-type="string">
            <text:p>5e9a6342d02857e4e257568f440ace426b703b64372f3c288f387ea0d697016f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997" calcext:value-type="float">
            <text:p>5997</text:p>
          </table:table-cell>
          <table:table-cell table:style-name="ce2" office:value-type="float" office:value="3836" calcext:value-type="float">
            <text:p>3836</text:p>
          </table:table-cell>
          <table:table-cell table:style-name="ce2" table:formula="of:=[.D374]+[.E374]" office:value-type="float" office:value="9833" calcext:value-type="float">
            <text:p>9833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63.23" calcext:value-type="float">
            <text:p>63.23</text:p>
          </table:table-cell>
          <table:table-cell table:style-name="ce2" office:value-type="float" office:value="91.02" calcext:value-type="float">
            <text:p>91.0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02" calcext:value-type="float">
            <text:p>91.02</text:p>
          </table:table-cell>
          <table:table-cell table:number-columns-repeated="1011"/>
        </table:table-row>
        <table:table-row table:style-name="ro1">
          <table:table-cell table:style-name="ce2" office:value-type="float" office:value="28011" calcext:value-type="float">
            <text:p>28011</text:p>
          </table:table-cell>
          <table:table-cell table:style-name="ce2" office:value-type="string" calcext:value-type="string">
            <text:p>55dfaee287fe802fb72529ee3a20747fbebdcc53c3c5e0a53a96d799c12536b0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07572" calcext:value-type="float">
            <text:p>107572</text:p>
          </table:table-cell>
          <table:table-cell table:style-name="ce2" office:value-type="float" office:value="4435" calcext:value-type="float">
            <text:p>4435</text:p>
          </table:table-cell>
          <table:table-cell table:style-name="ce2" table:formula="of:=[.D375]+[.E375]" office:value-type="float" office:value="112007" calcext:value-type="float">
            <text:p>112007</text:p>
          </table:table-cell>
          <table:table-cell table:style-name="ce2" office:value-type="float" office:value="5.79" calcext:value-type="float">
            <text:p>5.79</text:p>
          </table:table-cell>
          <table:table-cell table:style-name="ce2" office:value-type="float" office:value="15.03" calcext:value-type="float">
            <text:p>15.03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50.98" calcext:value-type="float">
            <text:p>50.98</text:p>
          </table:table-cell>
          <table:table-cell table:style-name="ce2" office:value-type="float" office:value="91.01" calcext:value-type="float">
            <text:p>91.0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01" calcext:value-type="float">
            <text:p>91.01</text:p>
          </table:table-cell>
          <table:table-cell table:number-columns-repeated="1011"/>
        </table:table-row>
        <table:table-row table:style-name="ro1">
          <table:table-cell table:style-name="ce2" office:value-type="float" office:value="28012" calcext:value-type="float">
            <text:p>28012</text:p>
          </table:table-cell>
          <table:table-cell table:style-name="ce2" office:value-type="string" calcext:value-type="string">
            <text:p>9c670fc8766c63620537b93be13db501d43d52dbf3ed6d0918929396fcf96aa3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7324" calcext:value-type="float">
            <text:p>7324</text:p>
          </table:table-cell>
          <table:table-cell table:style-name="ce2" office:value-type="float" office:value="4914" calcext:value-type="float">
            <text:p>4914</text:p>
          </table:table-cell>
          <table:table-cell table:style-name="ce2" table:formula="of:=[.D376]+[.E376]" office:value-type="float" office:value="12238" calcext:value-type="float">
            <text:p>12238</text:p>
          </table:table-cell>
          <table:table-cell table:style-name="ce2" office:value-type="float" office:value="7.69" calcext:value-type="float">
            <text:p>7.69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82.52" calcext:value-type="float">
            <text:p>82.52</text:p>
          </table:table-cell>
          <table:table-cell table:style-name="ce2" office:value-type="float" office:value="87.04" calcext:value-type="float">
            <text:p>87.0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7.04" calcext:value-type="float">
            <text:p>87.04</text:p>
          </table:table-cell>
          <table:table-cell table:number-columns-repeated="1011"/>
        </table:table-row>
        <table:table-row table:style-name="ro1">
          <table:table-cell table:style-name="ce2" office:value-type="float" office:value="28013" calcext:value-type="float">
            <text:p>28013</text:p>
          </table:table-cell>
          <table:table-cell table:style-name="ce2" office:value-type="string" calcext:value-type="string">
            <text:p>f86eaadd42734abfdd0e66445418b350a2655a31f5d9a60611321ecd40214301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9234" calcext:value-type="float">
            <text:p>9234</text:p>
          </table:table-cell>
          <table:table-cell table:style-name="ce2" office:value-type="float" office:value="2303" calcext:value-type="float">
            <text:p>2303</text:p>
          </table:table-cell>
          <table:table-cell table:style-name="ce2" table:formula="of:=[.D377]+[.E377]" office:value-type="float" office:value="11537" calcext:value-type="float">
            <text:p>1153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54.76" calcext:value-type="float">
            <text:p>54.76</text:p>
          </table:table-cell>
          <table:table-cell table:style-name="ce2" office:value-type="float" office:value="69.99" calcext:value-type="float">
            <text:p>69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9.99" calcext:value-type="float">
            <text:p>69.99</text:p>
          </table:table-cell>
          <table:table-cell table:number-columns-repeated="1011"/>
        </table:table-row>
        <table:table-row table:style-name="ro1">
          <table:table-cell table:style-name="ce2" office:value-type="float" office:value="28014" calcext:value-type="float">
            <text:p>28014</text:p>
          </table:table-cell>
          <table:table-cell table:style-name="ce2" office:value-type="string" calcext:value-type="string">
            <text:p>7194316923464fbac843222199e726fccdbfcfb418fc5e04458da0d1ee9228ef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818" calcext:value-type="float">
            <text:p>681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78]+[.E378]" office:value-type="float" office:value="6818" calcext:value-type="float">
            <text:p>6818</text:p>
          </table:table-cell>
          <table:table-cell table:style-name="ce2" office:value-type="float" office:value="6.07" calcext:value-type="float">
            <text:p>6.0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94.73" calcext:value-type="float">
            <text:p>94.7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73" calcext:value-type="float">
            <text:p>94.73</text:p>
          </table:table-cell>
          <table:table-cell table:number-columns-repeated="1011"/>
        </table:table-row>
        <table:table-row table:style-name="ro1">
          <table:table-cell table:style-name="ce2" office:value-type="float" office:value="28015" calcext:value-type="float">
            <text:p>28015</text:p>
          </table:table-cell>
          <table:table-cell table:style-name="ce2" office:value-type="string" calcext:value-type="string">
            <text:p>521915e6c9d06e1b21bab1c0fb5bf2f48216ff69d422c5c528e3b577edcd1d09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086" calcext:value-type="float">
            <text:p>3086</text:p>
          </table:table-cell>
          <table:table-cell table:style-name="ce2" office:value-type="float" office:value="3560" calcext:value-type="float">
            <text:p>3560</text:p>
          </table:table-cell>
          <table:table-cell table:style-name="ce2" table:formula="of:=[.D379]+[.E379]" office:value-type="float" office:value="6646" calcext:value-type="float">
            <text:p>6646</text:p>
          </table:table-cell>
          <table:table-cell table:style-name="ce2" office:value-type="float" office:value="8.73" calcext:value-type="float">
            <text:p>8.73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88.54" calcext:value-type="float">
            <text:p>88.54</text:p>
          </table:table-cell>
          <table:table-cell table:style-name="ce2" office:value-type="float" office:value="90.19" calcext:value-type="float">
            <text:p>90.1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19" calcext:value-type="float">
            <text:p>90.19</text:p>
          </table:table-cell>
          <table:table-cell table:number-columns-repeated="1011"/>
        </table:table-row>
        <table:table-row table:style-name="ro1">
          <table:table-cell table:style-name="ce2" office:value-type="float" office:value="28016" calcext:value-type="float">
            <text:p>28016</text:p>
          </table:table-cell>
          <table:table-cell table:style-name="ce2" office:value-type="string" calcext:value-type="string">
            <text:p>24cdff29ef2347a3c3a9507b4f603b2a31c736cf5da80bf377a396dd1a895862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278" calcext:value-type="float">
            <text:p>427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80]+[.E380]" office:value-type="float" office:value="4278" calcext:value-type="float">
            <text:p>4278</text:p>
          </table:table-cell>
          <table:table-cell table:style-name="ce2" office:value-type="float" office:value="9.16" calcext:value-type="float">
            <text:p>9.16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84.84" calcext:value-type="float">
            <text:p>84.84</text:p>
          </table:table-cell>
          <table:table-cell table:style-name="ce2" office:value-type="float" office:value="89.08" calcext:value-type="float">
            <text:p>89.0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08" calcext:value-type="float">
            <text:p>89.08</text:p>
          </table:table-cell>
          <table:table-cell table:number-columns-repeated="1011"/>
        </table:table-row>
        <table:table-row table:style-name="ro1">
          <table:table-cell table:style-name="ce2" office:value-type="float" office:value="28017" calcext:value-type="float">
            <text:p>28017</text:p>
          </table:table-cell>
          <table:table-cell table:style-name="ce2" office:value-type="string" calcext:value-type="string">
            <text:p>942d01c107b021f744e55209ce4133db536ac67e4c154108c6f2c5fcf37860fa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81]+[.E381]" office:value-type="float" office:value="546" calcext:value-type="float">
            <text:p>54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3.48" calcext:value-type="float">
            <text:p>3.48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3.48" calcext:value-type="float">
            <text:p>3.48</text:p>
          </table:table-cell>
          <table:table-cell table:number-columns-repeated="1011"/>
        </table:table-row>
        <table:table-row table:style-name="ro1">
          <table:table-cell table:style-name="ce2" office:value-type="float" office:value="28018" calcext:value-type="float">
            <text:p>28018</text:p>
          </table:table-cell>
          <table:table-cell table:style-name="ce2" office:value-type="string" calcext:value-type="string">
            <text:p>572702d40ae7b17aeb4ff58b3165fc765e5d2a8705bb3fec051d4582e01aafad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10673" calcext:value-type="float">
            <text:p>10673</text:p>
          </table:table-cell>
          <table:table-cell table:style-name="ce2" table:formula="of:=[.D382]+[.E382]" office:value-type="float" office:value="11136" calcext:value-type="float">
            <text:p>1113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2.01" calcext:value-type="float">
            <text:p>2.01</text:p>
          </table:table-cell>
          <table:table-cell table:number-columns-repeated="1011"/>
        </table:table-row>
        <table:table-row table:style-name="ro1">
          <table:table-cell table:style-name="ce2" office:value-type="float" office:value="28019" calcext:value-type="float">
            <text:p>28019</text:p>
          </table:table-cell>
          <table:table-cell table:style-name="ce2" office:value-type="string" calcext:value-type="string">
            <text:p>035e28e41f93973f9ed58f2acb482df88d71f15290cf1c7dd601bb48b054bc4b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9749" calcext:value-type="float">
            <text:p>974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83]+[.E383]" office:value-type="float" office:value="9749" calcext:value-type="float">
            <text:p>9749</text:p>
          </table:table-cell>
          <table:table-cell table:style-name="ce2" office:value-type="float" office:value="5.21" calcext:value-type="float">
            <text:p>5.21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67.85" calcext:value-type="float">
            <text:p>67.85</text:p>
          </table:table-cell>
          <table:table-cell table:style-name="ce2" office:value-type="float" office:value="82.75" calcext:value-type="float">
            <text:p>82.7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2.75" calcext:value-type="float">
            <text:p>82.75</text:p>
          </table:table-cell>
          <table:table-cell table:number-columns-repeated="1011"/>
        </table:table-row>
        <table:table-row table:style-name="ro1">
          <table:table-cell table:style-name="ce2" office:value-type="float" office:value="28020" calcext:value-type="float">
            <text:p>28020</text:p>
          </table:table-cell>
          <table:table-cell table:style-name="ce2" office:value-type="string" calcext:value-type="string">
            <text:p>91a293f4aa87c2d72b3ea4a7a3cd4634438047c0227f66ed69d37d4811e5e694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6643" calcext:value-type="float">
            <text:p>664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84]+[.E384]" office:value-type="float" office:value="6643" calcext:value-type="float">
            <text:p>664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99.64" calcext:value-type="float">
            <text:p>99.6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64" calcext:value-type="float">
            <text:p>99.64</text:p>
          </table:table-cell>
          <table:table-cell table:number-columns-repeated="1011"/>
        </table:table-row>
        <table:table-row table:style-name="ro1">
          <table:table-cell table:style-name="ce2" office:value-type="float" office:value="28021" calcext:value-type="float">
            <text:p>28021</text:p>
          </table:table-cell>
          <table:table-cell table:style-name="ce2" office:value-type="string" calcext:value-type="string">
            <text:p>62b9c3d48beb2ff1733951523d3ce93cd96e32bbbf42f8a17f1ed5f252699285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6438" calcext:value-type="float">
            <text:p>643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85]+[.E385]" office:value-type="float" office:value="6438" calcext:value-type="float">
            <text:p>6438</text:p>
          </table:table-cell>
          <table:table-cell table:style-name="ce2" office:value-type="float" office:value="6.07" calcext:value-type="float">
            <text:p>6.07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2.96" calcext:value-type="float">
            <text:p>2.96</text:p>
          </table:table-cell>
          <table:table-cell table:style-name="ce2" office:value-type="float" office:value="16.53" calcext:value-type="float">
            <text:p>16.5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11"/>
        </table:table-row>
        <table:table-row table:style-name="ro1">
          <table:table-cell table:style-name="ce2" office:value-type="float" office:value="28021" calcext:value-type="float">
            <text:p>28021</text:p>
          </table:table-cell>
          <table:table-cell table:style-name="ce2" office:value-type="string" calcext:value-type="string">
            <text:p>0880798c5f7045501be31657979700279a14abdac64c788e3e15965171c72db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1154" calcext:value-type="float">
            <text:p>1154</text:p>
          </table:table-cell>
          <table:table-cell table:style-name="ce2" table:formula="of:=[.D386]+[.E386]" office:value-type="float" office:value="1646" calcext:value-type="float">
            <text:p>1646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2.3" calcext:value-type="float">
            <text:p>12.3</text:p>
          </table:table-cell>
          <table:table-cell table:number-columns-repeated="1011"/>
        </table:table-row>
        <table:table-row table:style-name="ro1">
          <table:table-cell table:style-name="ce2" office:value-type="float" office:value="28022" calcext:value-type="float">
            <text:p>28022</text:p>
          </table:table-cell>
          <table:table-cell table:style-name="ce2" office:value-type="string" calcext:value-type="string">
            <text:p>c6b9b10203b05a5ec73817e72fd25c241e2c536aeeb2020b95d1280f58ca1a8d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table:formula="of:=[.D387]+[.E387]" office:value-type="float" office:value="6468" calcext:value-type="float">
            <text:p>6468</text:p>
          </table:table-cell>
          <table:table-cell table:style-name="ce2" office:value-type="float" office:value="8.89" calcext:value-type="float">
            <text:p>8.89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49.39" calcext:value-type="float">
            <text:p>49.39</text:p>
          </table:table-cell>
          <table:table-cell table:style-name="ce2" office:value-type="float" office:value="86.81" calcext:value-type="float">
            <text:p>86.8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81" calcext:value-type="float">
            <text:p>86.81</text:p>
          </table:table-cell>
          <table:table-cell table:number-columns-repeated="1011"/>
        </table:table-row>
        <table:table-row table:style-name="ro1">
          <table:table-cell table:style-name="ce2" office:value-type="float" office:value="28023" calcext:value-type="float">
            <text:p>28023</text:p>
          </table:table-cell>
          <table:table-cell table:style-name="ce2" office:value-type="string" calcext:value-type="string">
            <text:p>464021c2bb096f9152c159fbcf1876924fdb214708e7595341869d3d1ba06c02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5991" calcext:value-type="float">
            <text:p>1599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88]+[.E388]" office:value-type="float" office:value="15991" calcext:value-type="float">
            <text:p>15991</text:p>
          </table:table-cell>
          <table:table-cell table:style-name="ce2" office:value-type="float" office:value="7.51" calcext:value-type="float">
            <text:p>7.51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99.83" calcext:value-type="float">
            <text:p>99.83</text:p>
          </table:table-cell>
          <table:table-cell table:style-name="ce2" office:value-type="float" office:value="88.95" calcext:value-type="float">
            <text:p>88.9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83" calcext:value-type="float">
            <text:p>99.83</text:p>
          </table:table-cell>
          <table:table-cell table:number-columns-repeated="1011"/>
        </table:table-row>
        <table:table-row table:style-name="ro1">
          <table:table-cell table:style-name="ce2" office:value-type="float" office:value="28024" calcext:value-type="float">
            <text:p>28024</text:p>
          </table:table-cell>
          <table:table-cell table:style-name="ce2" office:value-type="string" calcext:value-type="string">
            <text:p>91cf08a6f2a0cbdca5eccc6ac67b698373ea36fe7b48719e6d609d783e957d9e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5924" calcext:value-type="float">
            <text:p>15924</text:p>
          </table:table-cell>
          <table:table-cell table:style-name="ce2" office:value-type="float" office:value="2996" calcext:value-type="float">
            <text:p>2996</text:p>
          </table:table-cell>
          <table:table-cell table:style-name="ce2" table:formula="of:=[.D389]+[.E389]" office:value-type="float" office:value="18920" calcext:value-type="float">
            <text:p>1892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89.48" calcext:value-type="float">
            <text:p>89.48</text:p>
          </table:table-cell>
          <table:table-cell table:style-name="ce2" office:value-type="float" office:value="55.89" calcext:value-type="float">
            <text:p>55.8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9.48" calcext:value-type="float">
            <text:p>89.48</text:p>
          </table:table-cell>
          <table:table-cell table:number-columns-repeated="1011"/>
        </table:table-row>
        <table:table-row table:style-name="ro1">
          <table:table-cell table:style-name="ce2" office:value-type="float" office:value="28025" calcext:value-type="float">
            <text:p>28025</text:p>
          </table:table-cell>
          <table:table-cell table:style-name="ce2" office:value-type="string" calcext:value-type="string">
            <text:p>aad289b2f8d8ba5554557e4dc1504f4414902505677569c52de228b4d4a6323d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3782" calcext:value-type="float">
            <text:p>3782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table:formula="of:=[.D390]+[.E390]" office:value-type="float" office:value="6408" calcext:value-type="float">
            <text:p>640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86.45" calcext:value-type="float">
            <text:p>86.45</text:p>
          </table:table-cell>
          <table:table-cell table:style-name="ce2" office:value-type="float" office:value="62.49" calcext:value-type="float">
            <text:p>62.4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6.45" calcext:value-type="float">
            <text:p>86.45</text:p>
          </table:table-cell>
          <table:table-cell table:number-columns-repeated="1011"/>
        </table:table-row>
        <table:table-row table:style-name="ro1">
          <table:table-cell table:style-name="ce2" office:value-type="float" office:value="28026" calcext:value-type="float">
            <text:p>28026</text:p>
          </table:table-cell>
          <table:table-cell table:style-name="ce2" office:value-type="string" calcext:value-type="string">
            <text:p>5d0b4e40b61c02815f7abe66e5b22019282e0508b6955096e70b48837d1aecb6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6375" calcext:value-type="float">
            <text:p>637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91]+[.E391]" office:value-type="float" office:value="6375" calcext:value-type="float">
            <text:p>6375</text:p>
          </table:table-cell>
          <table:table-cell table:style-name="ce2" office:value-type="float" office:value="7.62" calcext:value-type="float">
            <text:p>7.62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69.05" calcext:value-type="float">
            <text:p>69.05</text:p>
          </table:table-cell>
          <table:table-cell table:style-name="ce2" office:value-type="float" office:value="94.09" calcext:value-type="float">
            <text:p>94.0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09" calcext:value-type="float">
            <text:p>94.09</text:p>
          </table:table-cell>
          <table:table-cell table:number-columns-repeated="1011"/>
        </table:table-row>
        <table:table-row table:style-name="ro1">
          <table:table-cell table:style-name="ce2" office:value-type="float" office:value="28027" calcext:value-type="float">
            <text:p>28027</text:p>
          </table:table-cell>
          <table:table-cell table:style-name="ce2" office:value-type="string" calcext:value-type="string">
            <text:p>8e60e0c787e9bc2c6cb8a4832077c95bc0868bc989a912c606e691aab70c488d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535" calcext:value-type="float">
            <text:p>5535</text:p>
          </table:table-cell>
          <table:table-cell table:style-name="ce2" office:value-type="float" office:value="3080" calcext:value-type="float">
            <text:p>3080</text:p>
          </table:table-cell>
          <table:table-cell table:style-name="ce2" table:formula="of:=[.D392]+[.E392]" office:value-type="float" office:value="8615" calcext:value-type="float">
            <text:p>8615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39.72" calcext:value-type="float">
            <text:p>39.72</text:p>
          </table:table-cell>
          <table:table-cell table:style-name="ce2" office:value-type="float" office:value="92.32" calcext:value-type="float">
            <text:p>92.3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32" calcext:value-type="float">
            <text:p>92.32</text:p>
          </table:table-cell>
          <table:table-cell table:number-columns-repeated="1011"/>
        </table:table-row>
        <table:table-row table:style-name="ro1">
          <table:table-cell table:style-name="ce2" office:value-type="float" office:value="28027" calcext:value-type="float">
            <text:p>28027</text:p>
          </table:table-cell>
          <table:table-cell table:style-name="ce2" office:value-type="string" calcext:value-type="string">
            <text:p>fb37c33535674d416074833e14bc864deb973776ae79b054a86c128557e3d657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671" calcext:value-type="float">
            <text:p>6671</text:p>
          </table:table-cell>
          <table:table-cell table:style-name="ce2" office:value-type="float" office:value="3260" calcext:value-type="float">
            <text:p>3260</text:p>
          </table:table-cell>
          <table:table-cell table:style-name="ce2" table:formula="of:=[.D393]+[.E393]" office:value-type="float" office:value="9931" calcext:value-type="float">
            <text:p>9931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97.55" calcext:value-type="float">
            <text:p>97.55</text:p>
          </table:table-cell>
          <table:table-cell table:style-name="ce2" office:value-type="float" office:value="52.58" calcext:value-type="float">
            <text:p>52.5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55" calcext:value-type="float">
            <text:p>97.55</text:p>
          </table:table-cell>
          <table:table-cell table:number-columns-repeated="1011"/>
        </table:table-row>
        <table:table-row table:style-name="ro1">
          <table:table-cell table:style-name="ce2" office:value-type="float" office:value="28028" calcext:value-type="float">
            <text:p>28028</text:p>
          </table:table-cell>
          <table:table-cell table:style-name="ce2" office:value-type="string" calcext:value-type="string">
            <text:p>d53701e01ae535ecdea1a89c8b97d5cad96f0948fb46f4bc6f489f10ffe13f5d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94]+[.E394]" office:value-type="float" office:value="2145" calcext:value-type="float">
            <text:p>214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10.82" calcext:value-type="float">
            <text:p>10.8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0.82" calcext:value-type="float">
            <text:p>10.82</text:p>
          </table:table-cell>
          <table:table-cell table:number-columns-repeated="1011"/>
        </table:table-row>
        <table:table-row table:style-name="ro1">
          <table:table-cell table:style-name="ce2" office:value-type="float" office:value="28029" calcext:value-type="float">
            <text:p>28029</text:p>
          </table:table-cell>
          <table:table-cell table:style-name="ce2" office:value-type="string" calcext:value-type="string">
            <text:p>26470095e574af3851828d5541b40efa8cddeef2cab1e8f393f7f486265bd37c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6654" calcext:value-type="float">
            <text:p>1665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95]+[.E395]" office:value-type="float" office:value="16654" calcext:value-type="float">
            <text:p>16654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88.13" calcext:value-type="float">
            <text:p>88.13</text:p>
          </table:table-cell>
          <table:table-cell table:style-name="ce2" office:value-type="float" office:value="99.64" calcext:value-type="float">
            <text:p>99.6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64" calcext:value-type="float">
            <text:p>99.64</text:p>
          </table:table-cell>
          <table:table-cell table:number-columns-repeated="1011"/>
        </table:table-row>
        <table:table-row table:style-name="ro1">
          <table:table-cell table:style-name="ce2" office:value-type="float" office:value="28029" calcext:value-type="float">
            <text:p>28029</text:p>
          </table:table-cell>
          <table:table-cell table:style-name="ce2" office:value-type="string" calcext:value-type="string">
            <text:p>67a4514cdca5a905d8787be34f554433c82ed85cc8bbc331bf9eb5f9b561a16b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318" calcext:value-type="float">
            <text:p>731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96]+[.E396]" office:value-type="float" office:value="7318" calcext:value-type="float">
            <text:p>7318</text:p>
          </table:table-cell>
          <table:table-cell table:style-name="ce2" office:value-type="float" office:value="7.88" calcext:value-type="float">
            <text:p>7.88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46.04" calcext:value-type="float">
            <text:p>46.04</text:p>
          </table:table-cell>
          <table:table-cell table:style-name="ce2" office:value-type="float" office:value="97.82" calcext:value-type="float">
            <text:p>97.8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82" calcext:value-type="float">
            <text:p>97.82</text:p>
          </table:table-cell>
          <table:table-cell table:number-columns-repeated="1011"/>
        </table:table-row>
        <table:table-row table:style-name="ro1">
          <table:table-cell table:style-name="ce2" office:value-type="float" office:value="28030" calcext:value-type="float">
            <text:p>28030</text:p>
          </table:table-cell>
          <table:table-cell table:style-name="ce2" office:value-type="string" calcext:value-type="string">
            <text:p>35f16f18681112909dbe1531744b287cef0f3f58e792c5ed90e9ae08b84f920f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7723" calcext:value-type="float">
            <text:p>7723</text:p>
          </table:table-cell>
          <table:table-cell table:style-name="ce2" office:value-type="float" office:value="2135" calcext:value-type="float">
            <text:p>2135</text:p>
          </table:table-cell>
          <table:table-cell table:style-name="ce2" table:formula="of:=[.D397]+[.E397]" office:value-type="float" office:value="9858" calcext:value-type="float">
            <text:p>9858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99.61" calcext:value-type="float">
            <text:p>99.61</text:p>
          </table:table-cell>
          <table:table-cell table:style-name="ce2" office:value-type="float" office:value="59.92" calcext:value-type="float">
            <text:p>59.9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61" calcext:value-type="float">
            <text:p>99.61</text:p>
          </table:table-cell>
          <table:table-cell table:number-columns-repeated="1011"/>
        </table:table-row>
        <table:table-row table:style-name="ro1">
          <table:table-cell table:style-name="ce2" office:value-type="float" office:value="28030" calcext:value-type="float">
            <text:p>28030</text:p>
          </table:table-cell>
          <table:table-cell table:style-name="ce2" office:value-type="string" calcext:value-type="string">
            <text:p>0904b2f557e48051daf318e0d0cc056f3ffb0ac51c73534eea3a7f00d9766ab5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898" calcext:value-type="float">
            <text:p>2898</text:p>
          </table:table-cell>
          <table:table-cell table:style-name="ce2" office:value-type="float" office:value="2135" calcext:value-type="float">
            <text:p>2135</text:p>
          </table:table-cell>
          <table:table-cell table:style-name="ce2" table:formula="of:=[.D398]+[.E398]" office:value-type="float" office:value="5033" calcext:value-type="float">
            <text:p>5033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3.83" calcext:value-type="float">
            <text:p>13.8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3.83" calcext:value-type="float">
            <text:p>13.83</text:p>
          </table:table-cell>
          <table:table-cell table:number-columns-repeated="1011"/>
        </table:table-row>
        <table:table-row table:style-name="ro1">
          <table:table-cell table:style-name="ce2" office:value-type="float" office:value="28031" calcext:value-type="float">
            <text:p>28031</text:p>
          </table:table-cell>
          <table:table-cell table:style-name="ce2" office:value-type="string" calcext:value-type="string">
            <text:p>fc3a4e9e6556f5f03fc43c43c9f233eca1e244fd4eb068f33eb054bc45d32a0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7582" calcext:value-type="float">
            <text:p>758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99]+[.E399]" office:value-type="float" office:value="7582" calcext:value-type="float">
            <text:p>7582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98.45" calcext:value-type="float">
            <text:p>98.45</text:p>
          </table:table-cell>
          <table:table-cell table:style-name="ce2" office:value-type="float" office:value="73.22" calcext:value-type="float">
            <text:p>73.2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45" calcext:value-type="float">
            <text:p>98.45</text:p>
          </table:table-cell>
          <table:table-cell table:number-columns-repeated="1011"/>
        </table:table-row>
        <table:table-row table:style-name="ro1">
          <table:table-cell table:style-name="ce2" office:value-type="float" office:value="28032" calcext:value-type="float">
            <text:p>28032</text:p>
          </table:table-cell>
          <table:table-cell table:style-name="ce2" office:value-type="string" calcext:value-type="string">
            <text:p>e4efdd97f6de806a63765f389c6785d955d30f8d713ab4dbf54816d9876d07e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737" calcext:value-type="float">
            <text:p>473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00]+[.E400]" office:value-type="float" office:value="4737" calcext:value-type="float">
            <text:p>4737</text:p>
          </table:table-cell>
          <table:table-cell table:style-name="ce2" office:value-type="float" office:value="7.03" calcext:value-type="float">
            <text:p>7.03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46.98" calcext:value-type="float">
            <text:p>46.98</text:p>
          </table:table-cell>
          <table:table-cell table:style-name="ce2" office:value-type="float" office:value="94.31" calcext:value-type="float">
            <text:p>94.3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31" calcext:value-type="float">
            <text:p>94.31</text:p>
          </table:table-cell>
          <table:table-cell table:number-columns-repeated="1011"/>
        </table:table-row>
        <table:table-row table:style-name="ro1">
          <table:table-cell table:style-name="ce2" office:value-type="float" office:value="28033" calcext:value-type="float">
            <text:p>28033</text:p>
          </table:table-cell>
          <table:table-cell table:style-name="ce2" office:value-type="string" calcext:value-type="string">
            <text:p>288037fdfe95c481651677cebc69889a044cf5c34fc2fd0ea9a1ffbc421f0d23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488" calcext:value-type="float">
            <text:p>148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01]+[.E401]" office:value-type="float" office:value="1488" calcext:value-type="float">
            <text:p>148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20.1" calcext:value-type="float">
            <text:p>20.1</text:p>
          </table:table-cell>
          <table:table-cell table:number-columns-repeated="1011"/>
        </table:table-row>
        <table:table-row table:style-name="ro1">
          <table:table-cell table:style-name="ce2" office:value-type="float" office:value="28034" calcext:value-type="float">
            <text:p>28034</text:p>
          </table:table-cell>
          <table:table-cell table:style-name="ce2" office:value-type="string" calcext:value-type="string">
            <text:p>38e1c08ff7bb18618036948c57ffed6211e803dd65f89919ad366ec55f2cd905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2168" calcext:value-type="float">
            <text:p>1216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02]+[.E402]" office:value-type="float" office:value="12168" calcext:value-type="float">
            <text:p>12168</text:p>
          </table:table-cell>
          <table:table-cell table:style-name="ce2" office:value-type="float" office:value="6.31" calcext:value-type="float">
            <text:p>6.31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90.45" calcext:value-type="float">
            <text:p>90.45</text:p>
          </table:table-cell>
          <table:table-cell table:style-name="ce2" office:value-type="float" office:value="87.7" calcext:value-type="float">
            <text:p>87.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0.45" calcext:value-type="float">
            <text:p>90.45</text:p>
          </table:table-cell>
          <table:table-cell table:number-columns-repeated="1011"/>
        </table:table-row>
        <table:table-row table:style-name="ro1">
          <table:table-cell table:style-name="ce2" office:value-type="float" office:value="28035" calcext:value-type="float">
            <text:p>28035</text:p>
          </table:table-cell>
          <table:table-cell table:style-name="ce2" office:value-type="string" calcext:value-type="string">
            <text:p>f051bda3fd3dfeda73131754b72511530e33f09f2b28f5ab534aef5b1bf7865c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7230" calcext:value-type="float">
            <text:p>72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03]+[.E403]" office:value-type="float" office:value="7230" calcext:value-type="float">
            <text:p>7230</text:p>
          </table:table-cell>
          <table:table-cell table:style-name="ce2" office:value-type="float" office:value="7.49" calcext:value-type="float">
            <text:p>7.4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22.63" calcext:value-type="float">
            <text:p>22.63</text:p>
          </table:table-cell>
          <table:table-cell table:style-name="ce2" office:value-type="float" office:value="99.17" calcext:value-type="float">
            <text:p>99.1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17" calcext:value-type="float">
            <text:p>99.17</text:p>
          </table:table-cell>
          <table:table-cell table:number-columns-repeated="1011"/>
        </table:table-row>
        <table:table-row table:style-name="ro1">
          <table:table-cell table:style-name="ce2" office:value-type="float" office:value="28036" calcext:value-type="float">
            <text:p>28036</text:p>
          </table:table-cell>
          <table:table-cell table:style-name="ce2" office:value-type="string" calcext:value-type="string">
            <text:p>7ab31d470db52ce0286d4f6a39efb9ac46a7266daee8410c684f3be415d484f5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6081" calcext:value-type="float">
            <text:p>6081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table:formula="of:=[.D404]+[.E404]" office:value-type="float" office:value="8362" calcext:value-type="float">
            <text:p>8362</text:p>
          </table:table-cell>
          <table:table-cell table:style-name="ce2" office:value-type="float" office:value="9.97" calcext:value-type="float">
            <text:p>9.97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77.99" calcext:value-type="float">
            <text:p>77.99</text:p>
          </table:table-cell>
          <table:table-cell table:style-name="ce2" office:value-type="float" office:value="98.11" calcext:value-type="float">
            <text:p>98.1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11" calcext:value-type="float">
            <text:p>98.11</text:p>
          </table:table-cell>
          <table:table-cell table:number-columns-repeated="1011"/>
        </table:table-row>
        <table:table-row table:style-name="ro1">
          <table:table-cell table:style-name="ce2" office:value-type="float" office:value="28036" calcext:value-type="float">
            <text:p>28036</text:p>
          </table:table-cell>
          <table:table-cell table:style-name="ce2" office:value-type="string" calcext:value-type="string">
            <text:p>7f328a72e03a9b365e29e54521dcfaa59a29f3d5594d2d72d790567bfaaa208f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667" calcext:value-type="float">
            <text:p>5667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table:formula="of:=[.D405]+[.E405]" office:value-type="float" office:value="7948" calcext:value-type="float">
            <text:p>7948</text:p>
          </table:table-cell>
          <table:table-cell table:style-name="ce2" office:value-type="float" office:value="9.98" calcext:value-type="float">
            <text:p>9.98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54.17" calcext:value-type="float">
            <text:p>54.17</text:p>
          </table:table-cell>
          <table:table-cell table:style-name="ce2" office:value-type="float" office:value="95.99" calcext:value-type="float">
            <text:p>95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99" calcext:value-type="float">
            <text:p>95.99</text:p>
          </table:table-cell>
          <table:table-cell table:number-columns-repeated="1011"/>
        </table:table-row>
        <table:table-row table:style-name="ro1">
          <table:table-cell table:style-name="ce2" office:value-type="float" office:value="28037" calcext:value-type="float">
            <text:p>28037</text:p>
          </table:table-cell>
          <table:table-cell table:style-name="ce2" office:value-type="string" calcext:value-type="string">
            <text:p>06ca86d9538c230be39f9772a2a9ba3fc53c91d27b7d009dd2d01eb368251cf5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410" calcext:value-type="float">
            <text:p>410</text:p>
          </table:table-cell>
          <table:table-cell table:style-name="ce2" table:formula="of:=[.D406]+[.E406]" office:value-type="float" office:value="1367" calcext:value-type="float">
            <text:p>1367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13.64" calcext:value-type="float">
            <text:p>13.6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3.64" calcext:value-type="float">
            <text:p>13.64</text:p>
          </table:table-cell>
          <table:table-cell table:number-columns-repeated="1011"/>
        </table:table-row>
        <table:table-row table:style-name="ro1">
          <table:table-cell table:style-name="ce2" office:value-type="float" office:value="28038" calcext:value-type="float">
            <text:p>28038</text:p>
          </table:table-cell>
          <table:table-cell table:style-name="ce2" office:value-type="string" calcext:value-type="string">
            <text:p>17e44d4df3bd9cd3b0b79604754ea3910bcc436700c836392b7c8ddd8d95e2fd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2914" calcext:value-type="float">
            <text:p>291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07]+[.E407]" office:value-type="float" office:value="2914" calcext:value-type="float">
            <text:p>2914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95.14" calcext:value-type="float">
            <text:p>95.14</text:p>
          </table:table-cell>
          <table:table-cell table:style-name="ce2" office:value-type="float" office:value="84.8" calcext:value-type="float">
            <text:p>84.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14" calcext:value-type="float">
            <text:p>95.14</text:p>
          </table:table-cell>
          <table:table-cell table:number-columns-repeated="1011"/>
        </table:table-row>
        <table:table-row table:style-name="ro1">
          <table:table-cell table:style-name="ce2" office:value-type="float" office:value="28039" calcext:value-type="float">
            <text:p>28039</text:p>
          </table:table-cell>
          <table:table-cell table:style-name="ce2" office:value-type="string" calcext:value-type="string">
            <text:p>77c2a612510b72fad7d7de39f4a6e6fff2b40021c5797e962f7fe8b011e0f766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818" calcext:value-type="float">
            <text:p>2818</text:p>
          </table:table-cell>
          <table:table-cell table:style-name="ce2" office:value-type="float" office:value="2658" calcext:value-type="float">
            <text:p>2658</text:p>
          </table:table-cell>
          <table:table-cell table:style-name="ce2" table:formula="of:=[.D408]+[.E408]" office:value-type="float" office:value="5476" calcext:value-type="float">
            <text:p>5476</text:p>
          </table:table-cell>
          <table:table-cell table:style-name="ce2" office:value-type="float" office:value="8.74" calcext:value-type="float">
            <text:p>8.74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30.48" calcext:value-type="float">
            <text:p>30.48</text:p>
          </table:table-cell>
          <table:table-cell table:style-name="ce2" office:value-type="float" office:value="76.79" calcext:value-type="float">
            <text:p>76.7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6.79" calcext:value-type="float">
            <text:p>76.79</text:p>
          </table:table-cell>
          <table:table-cell table:number-columns-repeated="1011"/>
        </table:table-row>
        <table:table-row table:style-name="ro1">
          <table:table-cell table:style-name="ce2" office:value-type="float" office:value="28040" calcext:value-type="float">
            <text:p>28040</text:p>
          </table:table-cell>
          <table:table-cell table:style-name="ce2" office:value-type="string" calcext:value-type="string">
            <text:p>9cf95ef2d2c2d800dade163c7465a7e4d92217ae16764324fd0d91dbcf70950e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2930" calcext:value-type="float">
            <text:p>29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09]+[.E409]" office:value-type="float" office:value="2930" calcext:value-type="float">
            <text:p>2930</text:p>
          </table:table-cell>
          <table:table-cell table:style-name="ce2" office:value-type="float" office:value="9.85" calcext:value-type="float">
            <text:p>9.85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57.41" calcext:value-type="float">
            <text:p>57.41</text:p>
          </table:table-cell>
          <table:table-cell table:style-name="ce2" office:value-type="float" office:value="90.16" calcext:value-type="float">
            <text:p>90.1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16" calcext:value-type="float">
            <text:p>90.16</text:p>
          </table:table-cell>
          <table:table-cell table:number-columns-repeated="1011"/>
        </table:table-row>
        <table:table-row table:style-name="ro1">
          <table:table-cell table:style-name="ce2" office:value-type="float" office:value="28041" calcext:value-type="float">
            <text:p>28041</text:p>
          </table:table-cell>
          <table:table-cell table:style-name="ce2" office:value-type="string" calcext:value-type="string">
            <text:p>d4d2403e3bc7dd43fbc043042cb2dceb471062d4c5cfa50e50f0358ce36777c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3746" calcext:value-type="float">
            <text:p>374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0]+[.E410]" office:value-type="float" office:value="3746" calcext:value-type="float">
            <text:p>374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49.12" calcext:value-type="float">
            <text:p>49.12</text:p>
          </table:table-cell>
          <table:table-cell table:style-name="ce2" office:value-type="float" office:value="99.6" calcext:value-type="float">
            <text:p>99.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6" calcext:value-type="float">
            <text:p>99.6</text:p>
          </table:table-cell>
          <table:table-cell table:number-columns-repeated="1011"/>
        </table:table-row>
        <table:table-row table:style-name="ro1">
          <table:table-cell table:style-name="ce2" office:value-type="float" office:value="28042" calcext:value-type="float">
            <text:p>28042</text:p>
          </table:table-cell>
          <table:table-cell table:style-name="ce2" office:value-type="string" calcext:value-type="string">
            <text:p>fc4d6bca901c2e500f757f232844039d629f27f22817ab990b9fdf9eaac1d3ba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178" calcext:value-type="float">
            <text:p>317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1]+[.E411]" office:value-type="float" office:value="3178" calcext:value-type="float">
            <text:p>3178</text:p>
          </table:table-cell>
          <table:table-cell table:style-name="ce2" office:value-type="float" office:value="9.85" calcext:value-type="float">
            <text:p>9.8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82.06" calcext:value-type="float">
            <text:p>82.06</text:p>
          </table:table-cell>
          <table:table-cell table:style-name="ce2" office:value-type="float" office:value="90.94" calcext:value-type="float">
            <text:p>90.9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94" calcext:value-type="float">
            <text:p>90.94</text:p>
          </table:table-cell>
          <table:table-cell table:number-columns-repeated="1011"/>
        </table:table-row>
        <table:table-row table:style-name="ro1">
          <table:table-cell table:style-name="ce2" office:value-type="float" office:value="28043" calcext:value-type="float">
            <text:p>28043</text:p>
          </table:table-cell>
          <table:table-cell table:style-name="ce2" office:value-type="string" calcext:value-type="string">
            <text:p>54f9c539586356e4b9ad44667fe2d598cfc32b4d0ca397a5afb6b42206c656b0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784" calcext:value-type="float">
            <text:p>478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2]+[.E412]" office:value-type="float" office:value="4784" calcext:value-type="float">
            <text:p>4784</text:p>
          </table:table-cell>
          <table:table-cell table:style-name="ce2" office:value-type="float" office:value="8.26" calcext:value-type="float">
            <text:p>8.26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18.55" calcext:value-type="float">
            <text:p>18.55</text:p>
          </table:table-cell>
          <table:table-cell table:style-name="ce2" office:value-type="float" office:value="96.1" calcext:value-type="float">
            <text:p>96.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1" calcext:value-type="float">
            <text:p>96.1</text:p>
          </table:table-cell>
          <table:table-cell table:number-columns-repeated="1011"/>
        </table:table-row>
        <table:table-row table:style-name="ro1">
          <table:table-cell table:style-name="ce2" office:value-type="float" office:value="28044" calcext:value-type="float">
            <text:p>28044</text:p>
          </table:table-cell>
          <table:table-cell table:style-name="ce2" office:value-type="string" calcext:value-type="string">
            <text:p>3d8dcde04a1241d114c224cdc2364e08c37d7ef6e32119e88b8355bc20e42764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659" calcext:value-type="float">
            <text:p>265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3]+[.E413]" office:value-type="float" office:value="2659" calcext:value-type="float">
            <text:p>2659</text:p>
          </table:table-cell>
          <table:table-cell table:style-name="ce2" office:value-type="float" office:value="9.85" calcext:value-type="float">
            <text:p>9.85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73.83" calcext:value-type="float">
            <text:p>73.83</text:p>
          </table:table-cell>
          <table:table-cell table:style-name="ce2" office:value-type="float" office:value="89.46" calcext:value-type="float">
            <text:p>89.4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46" calcext:value-type="float">
            <text:p>89.46</text:p>
          </table:table-cell>
          <table:table-cell table:number-columns-repeated="1011"/>
        </table:table-row>
        <table:table-row table:style-name="ro1">
          <table:table-cell table:style-name="ce2" office:value-type="float" office:value="28045" calcext:value-type="float">
            <text:p>28045</text:p>
          </table:table-cell>
          <table:table-cell table:style-name="ce2" office:value-type="string" calcext:value-type="string">
            <text:p>cd48acfea2052581de6d78b1de956ec04d6a984c29682192b356bfa195fb7e1b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788" calcext:value-type="float">
            <text:p>278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4]+[.E414]" office:value-type="float" office:value="2788" calcext:value-type="float">
            <text:p>2788</text:p>
          </table:table-cell>
          <table:table-cell table:style-name="ce2" office:value-type="float" office:value="11.08" calcext:value-type="float">
            <text:p>11.08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56.88" calcext:value-type="float">
            <text:p>56.88</text:p>
          </table:table-cell>
          <table:table-cell table:style-name="ce2" office:value-type="float" office:value="96.9" calcext:value-type="float">
            <text:p>96.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9" calcext:value-type="float">
            <text:p>96.9</text:p>
          </table:table-cell>
          <table:table-cell table:number-columns-repeated="1011"/>
        </table:table-row>
        <table:table-row table:style-name="ro1">
          <table:table-cell table:style-name="ce2" office:value-type="float" office:value="28046" calcext:value-type="float">
            <text:p>28046</text:p>
          </table:table-cell>
          <table:table-cell table:style-name="ce2" office:value-type="string" calcext:value-type="string">
            <text:p>4cb81aed0a4c2fe8691705355f7a690a9ff7c25e439be0c6464b86a90b355b88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03798" calcext:value-type="float">
            <text:p>5037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5]+[.E415]" office:value-type="float" office:value="503798" calcext:value-type="float">
            <text:p>503798</text:p>
          </table:table-cell>
          <table:table-cell table:style-name="ce2" office:value-type="float" office:value="10.42" calcext:value-type="float">
            <text:p>10.42</text:p>
          </table:table-cell>
          <table:table-cell table:style-name="ce2" office:value-type="float" office:value="8.52" calcext:value-type="float">
            <text:p>8.52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28.92" calcext:value-type="float">
            <text:p>28.92</text:p>
          </table:table-cell>
          <table:table-cell table:style-name="ce2" office:value-type="float" office:value="99.24" calcext:value-type="float">
            <text:p>99.2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24" calcext:value-type="float">
            <text:p>99.24</text:p>
          </table:table-cell>
          <table:table-cell table:number-columns-repeated="1011"/>
        </table:table-row>
        <table:table-row table:style-name="ro1">
          <table:table-cell table:style-name="ce2" office:value-type="float" office:value="28047" calcext:value-type="float">
            <text:p>28047</text:p>
          </table:table-cell>
          <table:table-cell table:style-name="ce2" office:value-type="string" calcext:value-type="string">
            <text:p>22ae771df2849b30f2e7f2811b25a388335f3eecadbebb9d6f6dbbf1996a77f6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3696" calcext:value-type="float">
            <text:p>369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6]+[.E416]" office:value-type="float" office:value="3696" calcext:value-type="float">
            <text:p>3696</text:p>
          </table:table-cell>
          <table:table-cell table:style-name="ce2" office:value-type="float" office:value="11.08" calcext:value-type="float">
            <text:p>11.0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46.12" calcext:value-type="float">
            <text:p>46.12</text:p>
          </table:table-cell>
          <table:table-cell table:style-name="ce2" office:value-type="float" office:value="97.85" calcext:value-type="float">
            <text:p>97.8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85" calcext:value-type="float">
            <text:p>97.85</text:p>
          </table:table-cell>
          <table:table-cell table:number-columns-repeated="1011"/>
        </table:table-row>
        <table:table-row table:style-name="ro1">
          <table:table-cell table:style-name="ce2" office:value-type="float" office:value="28048" calcext:value-type="float">
            <text:p>28048</text:p>
          </table:table-cell>
          <table:table-cell table:style-name="ce2" office:value-type="string" calcext:value-type="string">
            <text:p>a68308b3a697f80018ed1b888cc48794086721af86b88b999da2ff7d3d176273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0940" calcext:value-type="float">
            <text:p>109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7]+[.E417]" office:value-type="float" office:value="10940" calcext:value-type="float">
            <text:p>10940</text:p>
          </table:table-cell>
          <table:table-cell table:style-name="ce2" office:value-type="float" office:value="5.68" calcext:value-type="float">
            <text:p>5.6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26.37" calcext:value-type="float">
            <text:p>26.37</text:p>
          </table:table-cell>
          <table:table-cell table:style-name="ce2" office:value-type="float" office:value="99.3" calcext:value-type="float">
            <text:p>99.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3" calcext:value-type="float">
            <text:p>99.3</text:p>
          </table:table-cell>
          <table:table-cell table:number-columns-repeated="1011"/>
        </table:table-row>
        <table:table-row table:style-name="ro1">
          <table:table-cell table:style-name="ce2" office:value-type="float" office:value="28049" calcext:value-type="float">
            <text:p>28049</text:p>
          </table:table-cell>
          <table:table-cell table:style-name="ce2" office:value-type="string" calcext:value-type="string">
            <text:p>d1b608992a7fa160acff40de7c0632f7a5d3e9961a7ec803a5bdfcfc9c1847db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0160" calcext:value-type="float">
            <text:p>101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8]+[.E418]" office:value-type="float" office:value="10160" calcext:value-type="float">
            <text:p>10160</text:p>
          </table:table-cell>
          <table:table-cell table:style-name="ce2" office:value-type="float" office:value="6.24" calcext:value-type="float">
            <text:p>6.24</text:p>
          </table:table-cell>
          <table:table-cell table:style-name="ce2" office:value-type="float" office:value="6.74" calcext:value-type="float">
            <text:p>6.74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86.48" calcext:value-type="float">
            <text:p>86.48</text:p>
          </table:table-cell>
          <table:table-cell table:style-name="ce2" office:value-type="float" office:value="98.41" calcext:value-type="float">
            <text:p>98.4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41" calcext:value-type="float">
            <text:p>98.41</text:p>
          </table:table-cell>
          <table:table-cell table:number-columns-repeated="1011"/>
        </table:table-row>
        <table:table-row table:style-name="ro1">
          <table:table-cell table:style-name="ce2" office:value-type="float" office:value="28050" calcext:value-type="float">
            <text:p>28050</text:p>
          </table:table-cell>
          <table:table-cell table:style-name="ce2" office:value-type="string" calcext:value-type="string">
            <text:p>cb7a626e64e9500aa1ca80593fe8efda7dc27cfb10c2b7f57a1ab4202f9f5c88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0254" calcext:value-type="float">
            <text:p>10254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table:formula="of:=[.D419]+[.E419]" office:value-type="float" office:value="12215" calcext:value-type="float">
            <text:p>12215</text:p>
          </table:table-cell>
          <table:table-cell table:style-name="ce2" office:value-type="float" office:value="9.85" calcext:value-type="float">
            <text:p>9.85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71.25" calcext:value-type="float">
            <text:p>71.25</text:p>
          </table:table-cell>
          <table:table-cell table:style-name="ce2" office:value-type="float" office:value="94.44" calcext:value-type="float">
            <text:p>94.4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44" calcext:value-type="float">
            <text:p>94.44</text:p>
          </table:table-cell>
          <table:table-cell table:number-columns-repeated="1011"/>
        </table:table-row>
        <table:table-row table:style-name="ro1">
          <table:table-cell table:style-name="ce2" office:value-type="float" office:value="28051" calcext:value-type="float">
            <text:p>28051</text:p>
          </table:table-cell>
          <table:table-cell table:style-name="ce2" office:value-type="string" calcext:value-type="string">
            <text:p>e577e5093810cc50fe78be10274498a5b7a5c468da1ad01184806f63625427d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office:value-type="float" office:value="2394" calcext:value-type="float">
            <text:p>2394</text:p>
          </table:table-cell>
          <table:table-cell table:style-name="ce2" table:formula="of:=[.D420]+[.E420]" office:value-type="float" office:value="5984" calcext:value-type="float">
            <text:p>5984</text:p>
          </table:table-cell>
          <table:table-cell table:style-name="ce2" office:value-type="float" office:value="8.31" calcext:value-type="float">
            <text:p>8.31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72.19" calcext:value-type="float">
            <text:p>72.19</text:p>
          </table:table-cell>
          <table:table-cell table:style-name="ce2" office:value-type="float" office:value="93.59" calcext:value-type="float">
            <text:p>93.5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59" calcext:value-type="float">
            <text:p>93.59</text:p>
          </table:table-cell>
          <table:table-cell table:number-columns-repeated="1011"/>
        </table:table-row>
        <table:table-row table:style-name="ro1">
          <table:table-cell table:style-name="ce2" office:value-type="float" office:value="28052" calcext:value-type="float">
            <text:p>28052</text:p>
          </table:table-cell>
          <table:table-cell table:style-name="ce2" office:value-type="string" calcext:value-type="string">
            <text:p>574a9470c43dad2142c1e26ade313ed1ac95d75852032fe2ffe14458f6349471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21]+[.E421]" office:value-type="float" office:value="791" calcext:value-type="float">
            <text:p>791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5.16" calcext:value-type="float">
            <text:p>15.16</text:p>
          </table:table-cell>
          <table:table-cell table:style-name="ce2" office:value-type="float" office:value="15.59" calcext:value-type="float">
            <text:p>15.5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5.59" calcext:value-type="float">
            <text:p>15.59</text:p>
          </table:table-cell>
          <table:table-cell table:number-columns-repeated="1011"/>
        </table:table-row>
        <table:table-row table:style-name="ro1">
          <table:table-cell table:style-name="ce2" office:value-type="float" office:value="28052" calcext:value-type="float">
            <text:p>28052</text:p>
          </table:table-cell>
          <table:table-cell table:style-name="ce2" office:value-type="string" calcext:value-type="string">
            <text:p>22ae01626b0c721071101515674dfc2f2eb865f46c40e9ba4735db213dc5d2f9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671" calcext:value-type="float">
            <text:p>5671</text:p>
          </table:table-cell>
          <table:table-cell table:style-name="ce2" office:value-type="float" office:value="587" calcext:value-type="float">
            <text:p>587</text:p>
          </table:table-cell>
          <table:table-cell table:style-name="ce2" table:formula="of:=[.D422]+[.E422]" office:value-type="float" office:value="6258" calcext:value-type="float">
            <text:p>6258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20.17" calcext:value-type="float">
            <text:p>20.17</text:p>
          </table:table-cell>
          <table:table-cell table:style-name="ce2" office:value-type="float" office:value="91.99" calcext:value-type="float">
            <text:p>91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99" calcext:value-type="float">
            <text:p>91.99</text:p>
          </table:table-cell>
          <table:table-cell table:number-columns-repeated="1011"/>
        </table:table-row>
        <table:table-row table:style-name="ro1">
          <table:table-cell table:style-name="ce2" office:value-type="float" office:value="28053" calcext:value-type="float">
            <text:p>28053</text:p>
          </table:table-cell>
          <table:table-cell table:style-name="ce2" office:value-type="string" calcext:value-type="string">
            <text:p>52026c45681a222ce3c90be2be0591949e1d078b9256dededaaff3c6b4e991fb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5301" calcext:value-type="float">
            <text:p>5301</text:p>
          </table:table-cell>
          <table:table-cell table:style-name="ce2" table:formula="of:=[.D423]+[.E423]" office:value-type="float" office:value="5597" calcext:value-type="float">
            <text:p>5597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10.34" calcext:value-type="float">
            <text:p>10.3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0.34" calcext:value-type="float">
            <text:p>10.34</text:p>
          </table:table-cell>
          <table:table-cell table:number-columns-repeated="1011"/>
        </table:table-row>
        <table:table-row table:style-name="ro1">
          <table:table-cell table:style-name="ce2" office:value-type="float" office:value="28054" calcext:value-type="float">
            <text:p>28054</text:p>
          </table:table-cell>
          <table:table-cell table:style-name="ce2" office:value-type="string" calcext:value-type="string">
            <text:p>38fde31dacc2e8570225ba2343698d97723bb6ee3c53e1f3058a138514610f58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143" calcext:value-type="float">
            <text:p>1143</text:p>
          </table:table-cell>
          <table:table-cell table:style-name="ce2" office:value-type="float" office:value="6127" calcext:value-type="float">
            <text:p>6127</text:p>
          </table:table-cell>
          <table:table-cell table:style-name="ce2" table:formula="of:=[.D424]+[.E424]" office:value-type="float" office:value="7270" calcext:value-type="float">
            <text:p>727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3.32" calcext:value-type="float">
            <text:p>3.3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3.32" calcext:value-type="float">
            <text:p>3.32</text:p>
          </table:table-cell>
          <table:table-cell table:number-columns-repeated="1011"/>
        </table:table-row>
        <table:table-row table:style-name="ro1">
          <table:table-cell table:style-name="ce2" office:value-type="float" office:value="28055" calcext:value-type="float">
            <text:p>28055</text:p>
          </table:table-cell>
          <table:table-cell table:style-name="ce2" office:value-type="string" calcext:value-type="string">
            <text:p>628061568306411d0f58a117455d0145eb205dfd3ab131a81fe56f009a8e57e1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4496" calcext:value-type="float">
            <text:p>4496</text:p>
          </table:table-cell>
          <table:table-cell table:style-name="ce2" table:formula="of:=[.D425]+[.E425]" office:value-type="float" office:value="4954" calcext:value-type="float">
            <text:p>49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2.22" calcext:value-type="float">
            <text:p>2.22</text:p>
          </table:table-cell>
          <table:table-cell table:number-columns-repeated="1011"/>
        </table:table-row>
        <table:table-row table:style-name="ro1">
          <table:table-cell table:style-name="ce2" office:value-type="float" office:value="28056" calcext:value-type="float">
            <text:p>28056</text:p>
          </table:table-cell>
          <table:table-cell table:style-name="ce2" office:value-type="string" calcext:value-type="string">
            <text:p>e68da4abfa8da94eeb57f11cf0fdc2086facc21509f38914e0d4af5f6a13646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6807" calcext:value-type="float">
            <text:p>6807</text:p>
          </table:table-cell>
          <table:table-cell table:style-name="ce2" table:formula="of:=[.D426]+[.E426]" office:value-type="float" office:value="7338" calcext:value-type="float">
            <text:p>7338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.62" calcext:value-type="float">
            <text:p>8.62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.62" calcext:value-type="float">
            <text:p>8.62</text:p>
          </table:table-cell>
          <table:table-cell table:number-columns-repeated="1011"/>
        </table:table-row>
        <table:table-row table:style-name="ro1">
          <table:table-cell table:style-name="ce2" office:value-type="float" office:value="28057" calcext:value-type="float">
            <text:p>28057</text:p>
          </table:table-cell>
          <table:table-cell table:style-name="ce2" office:value-type="string" calcext:value-type="string">
            <text:p>3af4a19333a933aaef5b9eca45feda8ad342ad091b4318394e9df360fe9e3840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703" calcext:value-type="float">
            <text:p>470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27]+[.E427]" office:value-type="float" office:value="4703" calcext:value-type="float">
            <text:p>4703</text:p>
          </table:table-cell>
          <table:table-cell table:style-name="ce2" office:value-type="float" office:value="9.88" calcext:value-type="float">
            <text:p>9.8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93.65" calcext:value-type="float">
            <text:p>93.6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65" calcext:value-type="float">
            <text:p>93.65</text:p>
          </table:table-cell>
          <table:table-cell table:number-columns-repeated="1011"/>
        </table:table-row>
        <table:table-row table:style-name="ro1">
          <table:table-cell table:style-name="ce2" office:value-type="float" office:value="28058" calcext:value-type="float">
            <text:p>28058</text:p>
          </table:table-cell>
          <table:table-cell table:style-name="ce2" office:value-type="string" calcext:value-type="string">
            <text:p>495a90564a4e979ae9d3113294560265c228a85df56c0c0d30ecc842ddd2d01c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0578" calcext:value-type="float">
            <text:p>10578</text:p>
          </table:table-cell>
          <table:table-cell table:style-name="ce2" office:value-type="float" office:value="1592" calcext:value-type="float">
            <text:p>1592</text:p>
          </table:table-cell>
          <table:table-cell table:style-name="ce2" table:formula="of:=[.D428]+[.E428]" office:value-type="float" office:value="12170" calcext:value-type="float">
            <text:p>12170</text:p>
          </table:table-cell>
          <table:table-cell table:style-name="ce2" office:value-type="float" office:value="10.14" calcext:value-type="float">
            <text:p>10.14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office:value-type="float" office:value="90.69" calcext:value-type="float">
            <text:p>90.6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69" calcext:value-type="float">
            <text:p>90.69</text:p>
          </table:table-cell>
          <table:table-cell table:number-columns-repeated="1011"/>
        </table:table-row>
        <table:table-row table:style-name="ro1">
          <table:table-cell table:style-name="ce2" office:value-type="float" office:value="28059" calcext:value-type="float">
            <text:p>28059</text:p>
          </table:table-cell>
          <table:table-cell table:style-name="ce2" office:value-type="string" calcext:value-type="string">
            <text:p>ddc1aa2ef7c10a2052e35b4d5f90a3d9d3437ded6b0236a6179b84750d48bc2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921" calcext:value-type="float">
            <text:p>492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29]+[.E429]" office:value-type="float" office:value="4921" calcext:value-type="float">
            <text:p>4921</text:p>
          </table:table-cell>
          <table:table-cell table:style-name="ce2" office:value-type="float" office:value="10.24" calcext:value-type="float">
            <text:p>10.24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39.87" calcext:value-type="float">
            <text:p>39.87</text:p>
          </table:table-cell>
          <table:table-cell table:style-name="ce2" office:value-type="float" office:value="99.64" calcext:value-type="float">
            <text:p>99.6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64" calcext:value-type="float">
            <text:p>99.64</text:p>
          </table:table-cell>
          <table:table-cell table:number-columns-repeated="1011"/>
        </table:table-row>
        <table:table-row table:style-name="ro1">
          <table:table-cell table:style-name="ce2" office:value-type="float" office:value="28059" calcext:value-type="float">
            <text:p>28059</text:p>
          </table:table-cell>
          <table:table-cell table:style-name="ce2" office:value-type="string" calcext:value-type="string">
            <text:p>617013a265203828bc57a894e9336d6b6287e61d115d7b3646174519910ba679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6300" calcext:value-type="float">
            <text:p>163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0]+[.E430]" office:value-type="float" office:value="16300" calcext:value-type="float">
            <text:p>16300</text:p>
          </table:table-cell>
          <table:table-cell table:style-name="ce2" office:value-type="float" office:value="6.63" calcext:value-type="float">
            <text:p>6.63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float" office:value="98.17" calcext:value-type="float">
            <text:p>98.1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17" calcext:value-type="float">
            <text:p>98.17</text:p>
          </table:table-cell>
          <table:table-cell table:number-columns-repeated="1011"/>
        </table:table-row>
        <table:table-row table:style-name="ro1">
          <table:table-cell table:style-name="ce2" office:value-type="float" office:value="28060" calcext:value-type="float">
            <text:p>28060</text:p>
          </table:table-cell>
          <table:table-cell table:style-name="ce2" office:value-type="string" calcext:value-type="string">
            <text:p>c9248abdd8669774adab8155294d10940e130ec3ef7aa31bf7a6e9e858e44326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241" calcext:value-type="float">
            <text:p>5241</text:p>
          </table:table-cell>
          <table:table-cell table:style-name="ce2" office:value-type="float" office:value="6131" calcext:value-type="float">
            <text:p>6131</text:p>
          </table:table-cell>
          <table:table-cell table:style-name="ce2" table:formula="of:=[.D431]+[.E431]" office:value-type="float" office:value="11372" calcext:value-type="float">
            <text:p>11372</text:p>
          </table:table-cell>
          <table:table-cell table:style-name="ce2" office:value-type="float" office:value="10.14" calcext:value-type="float">
            <text:p>10.14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43.08" calcext:value-type="float">
            <text:p>43.08</text:p>
          </table:table-cell>
          <table:table-cell table:style-name="ce2" office:value-type="float" office:value="99.2" calcext:value-type="float">
            <text:p>99.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2" calcext:value-type="float">
            <text:p>99.2</text:p>
          </table:table-cell>
          <table:table-cell table:number-columns-repeated="1011"/>
        </table:table-row>
        <table:table-row table:style-name="ro1">
          <table:table-cell table:style-name="ce2" office:value-type="float" office:value="28061" calcext:value-type="float">
            <text:p>28061</text:p>
          </table:table-cell>
          <table:table-cell table:style-name="ce2" office:value-type="string" calcext:value-type="string">
            <text:p>93336b00ab5f68f32539a2f1258b84e0d31a2b94ddd88977c57639c902d96e8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2165" calcext:value-type="float">
            <text:p>1216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2]+[.E432]" office:value-type="float" office:value="12165" calcext:value-type="float">
            <text:p>12165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93.21" calcext:value-type="float">
            <text:p>93.21</text:p>
          </table:table-cell>
          <table:table-cell table:style-name="ce2" office:value-type="float" office:value="94.86" calcext:value-type="float">
            <text:p>94.8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86" calcext:value-type="float">
            <text:p>94.86</text:p>
          </table:table-cell>
          <table:table-cell table:number-columns-repeated="1011"/>
        </table:table-row>
        <table:table-row table:style-name="ro1">
          <table:table-cell table:style-name="ce2" office:value-type="float" office:value="28061" calcext:value-type="float">
            <text:p>28061</text:p>
          </table:table-cell>
          <table:table-cell table:style-name="ce2" office:value-type="string" calcext:value-type="string">
            <text:p>9b5d51690bc1d1005d57e781022349435c09c03f81629b1871663a771e92bc73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944" calcext:value-type="float">
            <text:p>794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3]+[.E433]" office:value-type="float" office:value="7944" calcext:value-type="float">
            <text:p>79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40.09" calcext:value-type="float">
            <text:p>40.09</text:p>
          </table:table-cell>
          <table:table-cell table:style-name="ce2" office:value-type="float" office:value="99.33" calcext:value-type="float">
            <text:p>99.3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33" calcext:value-type="float">
            <text:p>99.33</text:p>
          </table:table-cell>
          <table:table-cell table:number-columns-repeated="1011"/>
        </table:table-row>
        <table:table-row table:style-name="ro1">
          <table:table-cell table:style-name="ce2" office:value-type="float" office:value="28062" calcext:value-type="float">
            <text:p>28062</text:p>
          </table:table-cell>
          <table:table-cell table:style-name="ce2" office:value-type="string" calcext:value-type="string">
            <text:p>36937f073dcb22477b224168d9d34fe1aa31e36a5d764c13ece5c6bd8f60e641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013" calcext:value-type="float">
            <text:p>701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4]+[.E434]" office:value-type="float" office:value="7013" calcext:value-type="float">
            <text:p>7013</text:p>
          </table:table-cell>
          <table:table-cell table:style-name="ce2" office:value-type="float" office:value="9.87" calcext:value-type="float">
            <text:p>9.8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20.32" calcext:value-type="float">
            <text:p>20.32</text:p>
          </table:table-cell>
          <table:table-cell table:style-name="ce2" office:value-type="float" office:value="94.51" calcext:value-type="float">
            <text:p>94.5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51" calcext:value-type="float">
            <text:p>94.51</text:p>
          </table:table-cell>
          <table:table-cell table:number-columns-repeated="1011"/>
        </table:table-row>
        <table:table-row table:style-name="ro1">
          <table:table-cell table:style-name="ce2" office:value-type="float" office:value="28063" calcext:value-type="float">
            <text:p>28063</text:p>
          </table:table-cell>
          <table:table-cell table:style-name="ce2" office:value-type="string" calcext:value-type="string">
            <text:p>bbd7b55577ad58450ed4e3e9e0050775a94dae2ffd6b5b44e2c6ba856661b7d4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551" calcext:value-type="float">
            <text:p>455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5]+[.E435]" office:value-type="float" office:value="4551" calcext:value-type="float">
            <text:p>4551</text:p>
          </table:table-cell>
          <table:table-cell table:style-name="ce2" office:value-type="float" office:value="11.14" calcext:value-type="float">
            <text:p>11.14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55.23" calcext:value-type="float">
            <text:p>55.23</text:p>
          </table:table-cell>
          <table:table-cell table:style-name="ce2" office:value-type="float" office:value="99.75" calcext:value-type="float">
            <text:p>99.7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75" calcext:value-type="float">
            <text:p>99.75</text:p>
          </table:table-cell>
          <table:table-cell table:number-columns-repeated="1011"/>
        </table:table-row>
        <table:table-row table:style-name="ro1">
          <table:table-cell table:style-name="ce2" office:value-type="float" office:value="28064" calcext:value-type="float">
            <text:p>28064</text:p>
          </table:table-cell>
          <table:table-cell table:style-name="ce2" office:value-type="string" calcext:value-type="string">
            <text:p>70a93eb83055ee1e19d164a37ab806f50e414cf0a16dde7201db32d99ab97193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6796" calcext:value-type="float">
            <text:p>679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6]+[.E436]" office:value-type="float" office:value="6796" calcext:value-type="float">
            <text:p>6796</text:p>
          </table:table-cell>
          <table:table-cell table:style-name="ce2" office:value-type="float" office:value="9.62" calcext:value-type="float">
            <text:p>9.62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56.48" calcext:value-type="float">
            <text:p>56.48</text:p>
          </table:table-cell>
          <table:table-cell table:style-name="ce2" office:value-type="float" office:value="93.14" calcext:value-type="float">
            <text:p>93.1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14" calcext:value-type="float">
            <text:p>93.14</text:p>
          </table:table-cell>
          <table:table-cell table:number-columns-repeated="1011"/>
        </table:table-row>
        <table:table-row table:style-name="ro1">
          <table:table-cell table:style-name="ce2" office:value-type="float" office:value="28065" calcext:value-type="float">
            <text:p>28065</text:p>
          </table:table-cell>
          <table:table-cell table:style-name="ce2" office:value-type="string" calcext:value-type="string">
            <text:p>6cbe97c5b1427ac7972bbcd8aaed923d793eca6989c9952a27a4799fec69e0fd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1609" calcext:value-type="float">
            <text:p>1160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7]+[.E437]" office:value-type="float" office:value="11609" calcext:value-type="float">
            <text:p>11609</text:p>
          </table:table-cell>
          <table:table-cell table:style-name="ce2" office:value-type="float" office:value="8.89" calcext:value-type="float">
            <text:p>8.89</text:p>
          </table:table-cell>
          <table:table-cell table:style-name="ce2" office:value-type="float" office:value="4.66" calcext:value-type="float">
            <text:p>4.66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74.84" calcext:value-type="float">
            <text:p>74.84</text:p>
          </table:table-cell>
          <table:table-cell table:style-name="ce2" office:value-type="float" office:value="93.79" calcext:value-type="float">
            <text:p>93.7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79" calcext:value-type="float">
            <text:p>93.79</text:p>
          </table:table-cell>
          <table:table-cell table:number-columns-repeated="1011"/>
        </table:table-row>
        <table:table-row table:style-name="ro1">
          <table:table-cell table:style-name="ce2" office:value-type="float" office:value="28066" calcext:value-type="float">
            <text:p>28066</text:p>
          </table:table-cell>
          <table:table-cell table:style-name="ce2" office:value-type="string" calcext:value-type="string">
            <text:p>3f02f3d643870b9faf721da2a3f4740d259cd1ac8c641ce39ddb95876c8b917b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8]+[.E438]" office:value-type="float" office:value="710" calcext:value-type="float">
            <text:p>710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02" calcext:value-type="float">
            <text:p>15.02</text:p>
          </table:table-cell>
          <table:table-cell table:style-name="ce2" office:value-type="float" office:value="11.75" calcext:value-type="float">
            <text:p>11.7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15.02" calcext:value-type="float">
            <text:p>15.02</text:p>
          </table:table-cell>
          <table:table-cell table:number-columns-repeated="1011"/>
        </table:table-row>
        <table:table-row table:style-name="ro1">
          <table:table-cell table:style-name="ce2" office:value-type="float" office:value="28067" calcext:value-type="float">
            <text:p>28067</text:p>
          </table:table-cell>
          <table:table-cell table:style-name="ce2" office:value-type="string" calcext:value-type="string">
            <text:p>0ef2eb4b5031927decfac49f837bca3cd009c9f5e93cdd34879df2c67830f886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176" calcext:value-type="float">
            <text:p>617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9]+[.E439]" office:value-type="float" office:value="6176" calcext:value-type="float">
            <text:p>6176</text:p>
          </table:table-cell>
          <table:table-cell table:style-name="ce2" office:value-type="float" office:value="9.88" calcext:value-type="float">
            <text:p>9.8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63.85" calcext:value-type="float">
            <text:p>63.85</text:p>
          </table:table-cell>
          <table:table-cell table:style-name="ce2" office:value-type="float" office:value="99.38" calcext:value-type="float">
            <text:p>99.3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38" calcext:value-type="float">
            <text:p>99.38</text:p>
          </table:table-cell>
          <table:table-cell table:number-columns-repeated="1011"/>
        </table:table-row>
        <table:table-row table:style-name="ro1">
          <table:table-cell table:style-name="ce2" office:value-type="float" office:value="28068" calcext:value-type="float">
            <text:p>28068</text:p>
          </table:table-cell>
          <table:table-cell table:style-name="ce2" office:value-type="string" calcext:value-type="string">
            <text:p>2c46bda477740e517c0a890165c78acb97be4db42452c452c100c46daea2a581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7361" calcext:value-type="float">
            <text:p>736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40]+[.E440]" office:value-type="float" office:value="7361" calcext:value-type="float">
            <text:p>736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63.37" calcext:value-type="float">
            <text:p>63.37</text:p>
          </table:table-cell>
          <table:table-cell table:style-name="ce2" office:value-type="float" office:value="96.75" calcext:value-type="float">
            <text:p>96.7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75" calcext:value-type="float">
            <text:p>96.75</text:p>
          </table:table-cell>
          <table:table-cell table:number-columns-repeated="1011"/>
        </table:table-row>
        <table:table-row table:style-name="ro1">
          <table:table-cell table:style-name="ce2" office:value-type="float" office:value="28069" calcext:value-type="float">
            <text:p>28069</text:p>
          </table:table-cell>
          <table:table-cell table:style-name="ce2" office:value-type="string" calcext:value-type="string">
            <text:p>9dce6709849b6b217a8f07d53522357c99b0c9978cfe7c969109da03e3abef5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039" calcext:value-type="float">
            <text:p>703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41]+[.E441]" office:value-type="float" office:value="7039" calcext:value-type="float">
            <text:p>7039</text:p>
          </table:table-cell>
          <table:table-cell table:style-name="ce2" office:value-type="float" office:value="6.09" calcext:value-type="float">
            <text:p>6.09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12.72" calcext:value-type="float">
            <text:p>12.72</text:p>
          </table:table-cell>
          <table:table-cell table:style-name="ce2" office:value-type="float" office:value="97.62" calcext:value-type="float">
            <text:p>97.6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62" calcext:value-type="float">
            <text:p>97.62</text:p>
          </table:table-cell>
          <table:table-cell table:number-columns-repeated="1011"/>
        </table:table-row>
        <table:table-row table:style-name="ro1">
          <table:table-cell table:style-name="ce2" office:value-type="float" office:value="28070" calcext:value-type="float">
            <text:p>28070</text:p>
          </table:table-cell>
          <table:table-cell table:style-name="ce2" office:value-type="string" calcext:value-type="string">
            <text:p>dcb43e8843e20906b8bb3008e5540d440cee543a0029bd385daccda30a3c8f98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438" calcext:value-type="float">
            <text:p>5438</text:p>
          </table:table-cell>
          <table:table-cell table:style-name="ce2" office:value-type="float" office:value="4028" calcext:value-type="float">
            <text:p>4028</text:p>
          </table:table-cell>
          <table:table-cell table:style-name="ce2" table:formula="of:=[.D442]+[.E442]" office:value-type="float" office:value="9466" calcext:value-type="float">
            <text:p>9466</text:p>
          </table:table-cell>
          <table:table-cell table:style-name="ce2" office:value-type="float" office:value="8.66" calcext:value-type="float">
            <text:p>8.66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92.7" calcext:value-type="float">
            <text:p>92.7</text:p>
          </table:table-cell>
          <table:table-cell table:style-name="ce2" office:value-type="float" office:value="92.77" calcext:value-type="float">
            <text:p>92.7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77" calcext:value-type="float">
            <text:p>92.77</text:p>
          </table:table-cell>
          <table:table-cell table:number-columns-repeated="1011"/>
        </table:table-row>
        <table:table-row table:style-name="ro1">
          <table:table-cell table:style-name="ce2" office:value-type="float" office:value="28071" calcext:value-type="float">
            <text:p>28071</text:p>
          </table:table-cell>
          <table:table-cell table:style-name="ce2" office:value-type="string" calcext:value-type="string">
            <text:p>4c0a728aaefa6fbed8de436954284f5c8a06f806923705f7f3d2ca629245491e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611" calcext:value-type="float">
            <text:p>7611</text:p>
          </table:table-cell>
          <table:table-cell table:style-name="ce2" office:value-type="float" office:value="2788" calcext:value-type="float">
            <text:p>2788</text:p>
          </table:table-cell>
          <table:table-cell table:style-name="ce2" table:formula="of:=[.D443]+[.E443]" office:value-type="float" office:value="10399" calcext:value-type="float">
            <text:p>10399</text:p>
          </table:table-cell>
          <table:table-cell table:style-name="ce2" office:value-type="float" office:value="7.68" calcext:value-type="float">
            <text:p>7.68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88.1" calcext:value-type="float">
            <text:p>88.1</text:p>
          </table:table-cell>
          <table:table-cell table:style-name="ce2" office:value-type="float" office:value="88.17" calcext:value-type="float">
            <text:p>88.1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8.17" calcext:value-type="float">
            <text:p>88.17</text:p>
          </table:table-cell>
          <table:table-cell table:number-columns-repeated="1011"/>
        </table:table-row>
        <table:table-row table:style-name="ro1">
          <table:table-cell table:style-name="ce2" office:value-type="float" office:value="28072" calcext:value-type="float">
            <text:p>28072</text:p>
          </table:table-cell>
          <table:table-cell table:style-name="ce2" office:value-type="string" calcext:value-type="string">
            <text:p>5e6453b5330ee7359230270a9e695644e12c80a5284a45173c4c72d41b468d1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9151" calcext:value-type="float">
            <text:p>29151</text:p>
          </table:table-cell>
          <table:table-cell table:style-name="ce2" office:value-type="float" office:value="1341" calcext:value-type="float">
            <text:p>1341</text:p>
          </table:table-cell>
          <table:table-cell table:style-name="ce2" table:formula="of:=[.D444]+[.E444]" office:value-type="float" office:value="30492" calcext:value-type="float">
            <text:p>30492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59.32" calcext:value-type="float">
            <text:p>59.32</text:p>
          </table:table-cell>
          <table:table-cell table:style-name="ce2" office:value-type="float" office:value="86.04" calcext:value-type="float">
            <text:p>86.0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04" calcext:value-type="float">
            <text:p>86.04</text:p>
          </table:table-cell>
          <table:table-cell table:number-columns-repeated="1011"/>
        </table:table-row>
        <table:table-row table:style-name="ro1">
          <table:table-cell table:style-name="ce2" office:value-type="float" office:value="28073" calcext:value-type="float">
            <text:p>28073</text:p>
          </table:table-cell>
          <table:table-cell table:style-name="ce2" office:value-type="string" calcext:value-type="string">
            <text:p>2b612af10f9136c426692dc8244c99d25f8d4d4887b5997316043bce954719ee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504" calcext:value-type="float">
            <text:p>75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45]+[.E445]" office:value-type="float" office:value="7504" calcext:value-type="float">
            <text:p>7504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2.62" calcext:value-type="float">
            <text:p>12.62</text:p>
          </table:table-cell>
          <table:table-cell table:style-name="ce2" office:value-type="float" office:value="92.44" calcext:value-type="float">
            <text:p>92.4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44" calcext:value-type="float">
            <text:p>92.44</text:p>
          </table:table-cell>
          <table:table-cell table:number-columns-repeated="1011"/>
        </table:table-row>
        <table:table-row table:style-name="ro1">
          <table:table-cell table:style-name="ce2" office:value-type="float" office:value="28074" calcext:value-type="float">
            <text:p>28074</text:p>
          </table:table-cell>
          <table:table-cell table:style-name="ce2" office:value-type="string" calcext:value-type="string">
            <text:p>25797cfe804b31329b9e1254131a9c0ed54bb3dccf2e0e005d4e3f0216f9b2dd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6067" calcext:value-type="float">
            <text:p>6067</text:p>
          </table:table-cell>
          <table:table-cell table:style-name="ce2" office:value-type="float" office:value="2985" calcext:value-type="float">
            <text:p>2985</text:p>
          </table:table-cell>
          <table:table-cell table:style-name="ce2" table:formula="of:=[.D446]+[.E446]" office:value-type="float" office:value="9052" calcext:value-type="float">
            <text:p>9052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91.19" calcext:value-type="float">
            <text:p>91.1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19" calcext:value-type="float">
            <text:p>91.19</text:p>
          </table:table-cell>
          <table:table-cell table:number-columns-repeated="1011"/>
        </table:table-row>
        <table:table-row table:style-name="ro1">
          <table:table-cell table:style-name="ce2" office:value-type="float" office:value="28075" calcext:value-type="float">
            <text:p>28075</text:p>
          </table:table-cell>
          <table:table-cell table:style-name="ce2" office:value-type="string" calcext:value-type="string">
            <text:p>de91a46f89527e89b05dd62d42b15b60606ddfc60e0251b69b9713e59a53b6cb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3270" calcext:value-type="float">
            <text:p>3270</text:p>
          </table:table-cell>
          <table:table-cell table:style-name="ce2" office:value-type="float" office:value="6246" calcext:value-type="float">
            <text:p>6246</text:p>
          </table:table-cell>
          <table:table-cell table:style-name="ce2" table:formula="of:=[.D447]+[.E447]" office:value-type="float" office:value="9516" calcext:value-type="float">
            <text:p>9516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70.75" calcext:value-type="float">
            <text:p>70.75</text:p>
          </table:table-cell>
          <table:table-cell table:style-name="ce2" office:value-type="float" office:value="38.51" calcext:value-type="float">
            <text:p>38.5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0.75" calcext:value-type="float">
            <text:p>70.75</text:p>
          </table:table-cell>
          <table:table-cell table:number-columns-repeated="1011"/>
        </table:table-row>
        <table:table-row table:style-name="ro1">
          <table:table-cell table:style-name="ce2" office:value-type="float" office:value="28076" calcext:value-type="float">
            <text:p>28076</text:p>
          </table:table-cell>
          <table:table-cell table:style-name="ce2" office:value-type="string" calcext:value-type="string">
            <text:p>4b8979f9a278c35874af59e96820a8d43f246810ba4728c01599f70eaa12863d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215" calcext:value-type="float">
            <text:p>821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48]+[.E448]" office:value-type="float" office:value="8215" calcext:value-type="float">
            <text:p>8215</text:p>
          </table:table-cell>
          <table:table-cell table:style-name="ce2" office:value-type="float" office:value="6.25" calcext:value-type="float">
            <text:p>6.25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52.77" calcext:value-type="float">
            <text:p>52.77</text:p>
          </table:table-cell>
          <table:table-cell table:style-name="ce2" office:value-type="float" office:value="99.46" calcext:value-type="float">
            <text:p>99.4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46" calcext:value-type="float">
            <text:p>99.46</text:p>
          </table:table-cell>
          <table:table-cell table:number-columns-repeated="1011"/>
        </table:table-row>
        <table:table-row table:style-name="ro1">
          <table:table-cell table:style-name="ce2" office:value-type="float" office:value="28077" calcext:value-type="float">
            <text:p>28077</text:p>
          </table:table-cell>
          <table:table-cell table:style-name="ce2" office:value-type="string" calcext:value-type="string">
            <text:p>8174ed1ef1fb32030987afdf412d877ce721a62f625959533bfe260cf709ad5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966" calcext:value-type="float">
            <text:p>6966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table:formula="of:=[.D449]+[.E449]" office:value-type="float" office:value="8005" calcext:value-type="float">
            <text:p>8005</text:p>
          </table:table-cell>
          <table:table-cell table:style-name="ce2" office:value-type="float" office:value="9.13" calcext:value-type="float">
            <text:p>9.13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32.77" calcext:value-type="float">
            <text:p>32.77</text:p>
          </table:table-cell>
          <table:table-cell table:style-name="ce2" office:value-type="float" office:value="99.11" calcext:value-type="float">
            <text:p>99.1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11" calcext:value-type="float">
            <text:p>99.11</text:p>
          </table:table-cell>
          <table:table-cell table:number-columns-repeated="1011"/>
        </table:table-row>
        <table:table-row table:style-name="ro1">
          <table:table-cell table:style-name="ce2" office:value-type="float" office:value="28078" calcext:value-type="float">
            <text:p>28078</text:p>
          </table:table-cell>
          <table:table-cell table:style-name="ce2" office:value-type="string" calcext:value-type="string">
            <text:p>ccd73119248e1226846ebbfc17124b7faadee771553f2f028f9f0132f651bf8d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717" calcext:value-type="float">
            <text:p>671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50]+[.E450]" office:value-type="float" office:value="6717" calcext:value-type="float">
            <text:p>6717</text:p>
          </table:table-cell>
          <table:table-cell table:style-name="ce2" office:value-type="float" office:value="7.03" calcext:value-type="float">
            <text:p>7.03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0.89" calcext:value-type="float">
            <text:p>40.89</text:p>
          </table:table-cell>
          <table:table-cell table:style-name="ce2" office:value-type="float" office:value="99.63" calcext:value-type="float">
            <text:p>99.6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63" calcext:value-type="float">
            <text:p>99.63</text:p>
          </table:table-cell>
          <table:table-cell table:number-columns-repeated="1011"/>
        </table:table-row>
        <table:table-row table:style-name="ro1">
          <table:table-cell table:style-name="ce2" office:value-type="float" office:value="28079" calcext:value-type="float">
            <text:p>28079</text:p>
          </table:table-cell>
          <table:table-cell table:style-name="ce2" office:value-type="string" calcext:value-type="string">
            <text:p>2f317867f6613bb5650e0fdf9019e5d8548b93e9304d2549ec8e21287a80a236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4213" calcext:value-type="float">
            <text:p>1421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51]+[.E451]" office:value-type="float" office:value="14213" calcext:value-type="float">
            <text:p>14213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3.82" calcext:value-type="float">
            <text:p>3.82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98.46" calcext:value-type="float">
            <text:p>98.46</text:p>
          </table:table-cell>
          <table:table-cell table:style-name="ce2" office:value-type="float" office:value="54.19" calcext:value-type="float">
            <text:p>54.1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46" calcext:value-type="float">
            <text:p>98.46</text:p>
          </table:table-cell>
          <table:table-cell table:number-columns-repeated="1011"/>
        </table:table-row>
        <table:table-row table:style-name="ro1">
          <table:table-cell table:style-name="ce2" office:value-type="float" office:value="28080" calcext:value-type="float">
            <text:p>28080</text:p>
          </table:table-cell>
          <table:table-cell table:style-name="ce2" office:value-type="string" calcext:value-type="string">
            <text:p>8e62dfaef3be533eeef7c1efac249bcc1635d86786d05466d6c511ad1b505907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303867" calcext:value-type="float">
            <text:p>303867</text:p>
          </table:table-cell>
          <table:table-cell table:style-name="ce2" office:value-type="float" office:value="7733" calcext:value-type="float">
            <text:p>7733</text:p>
          </table:table-cell>
          <table:table-cell table:style-name="ce2" table:formula="of:=[.D452]+[.E452]" office:value-type="float" office:value="311600" calcext:value-type="float">
            <text:p>311600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96.14" calcext:value-type="float">
            <text:p>96.14</text:p>
          </table:table-cell>
          <table:table-cell table:style-name="ce2" office:value-type="float" office:value="52.13" calcext:value-type="float">
            <text:p>52.1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14" calcext:value-type="float">
            <text:p>96.14</text:p>
          </table:table-cell>
          <table:table-cell table:number-columns-repeated="1011"/>
        </table:table-row>
        <table:table-row table:style-name="ro1">
          <table:table-cell table:style-name="ce2" office:value-type="float" office:value="28081" calcext:value-type="float">
            <text:p>28081</text:p>
          </table:table-cell>
          <table:table-cell table:style-name="ce2" office:value-type="string" calcext:value-type="string">
            <text:p>961961685f22cf16ac5d22a502077c9648e138d8861b772d535d3b71072fb4eb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608" calcext:value-type="float">
            <text:p>460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53]+[.E453]" office:value-type="float" office:value="4608" calcext:value-type="float">
            <text:p>4608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99.08" calcext:value-type="float">
            <text:p>99.08</text:p>
          </table:table-cell>
          <table:table-cell table:style-name="ce2" office:value-type="float" office:value="35.46" calcext:value-type="float">
            <text:p>35.4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08" calcext:value-type="float">
            <text:p>99.08</text:p>
          </table:table-cell>
          <table:table-cell table:number-columns-repeated="1011"/>
        </table:table-row>
        <table:table-row table:style-name="ro1">
          <table:table-cell table:style-name="ce2" office:value-type="float" office:value="28082" calcext:value-type="float">
            <text:p>28082</text:p>
          </table:table-cell>
          <table:table-cell table:style-name="ce2" office:value-type="string" calcext:value-type="string">
            <text:p>59be1957a97c41dabbec69be55c606c19ee745930d13a06b103d9e9ce7ee64ec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9614" calcext:value-type="float">
            <text:p>9614</text:p>
          </table:table-cell>
          <table:table-cell table:style-name="ce2" office:value-type="float" office:value="9847" calcext:value-type="float">
            <text:p>9847</text:p>
          </table:table-cell>
          <table:table-cell table:style-name="ce2" table:formula="of:=[.D454]+[.E454]" office:value-type="float" office:value="19461" calcext:value-type="float">
            <text:p>19461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3.37" calcext:value-type="float">
            <text:p>3.37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30.28" calcext:value-type="float">
            <text:p>30.2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30.28" calcext:value-type="float">
            <text:p>30.28</text:p>
          </table:table-cell>
          <table:table-cell table:number-columns-repeated="1011"/>
        </table:table-row>
        <table:table-row table:style-name="ro1">
          <table:table-cell table:style-name="ce2" office:value-type="float" office:value="28083" calcext:value-type="float">
            <text:p>28083</text:p>
          </table:table-cell>
          <table:table-cell table:style-name="ce2" office:value-type="string" calcext:value-type="string">
            <text:p>5784406adc6823779e43b7666d456a94e98dab6840b218a02e2c7d4610a7faa5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2154" calcext:value-type="float">
            <text:p>215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55]+[.E455]" office:value-type="float" office:value="2154" calcext:value-type="float">
            <text:p>2154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.08" calcext:value-type="float">
            <text:p>7.08</text:p>
          </table:table-cell>
          <table:table-cell table:style-name="ce2" office:value-type="float" office:value="82.99" calcext:value-type="float">
            <text:p>82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2.99" calcext:value-type="float">
            <text:p>82.99</text:p>
          </table:table-cell>
          <table:table-cell table:number-columns-repeated="1011"/>
        </table:table-row>
        <table:table-row table:style-name="ro1">
          <table:table-cell table:style-name="ce2" office:value-type="float" office:value="28084" calcext:value-type="float">
            <text:p>28084</text:p>
          </table:table-cell>
          <table:table-cell table:style-name="ce2" office:value-type="string" calcext:value-type="string">
            <text:p>45bff213dd8ded1927e23b0a24e300d535e35492b8ba130f3ba2ddc959da3c19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646" calcext:value-type="float">
            <text:p>664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56]+[.E456]" office:value-type="float" office:value="6646" calcext:value-type="float">
            <text:p>6646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7.29" calcext:value-type="float">
            <text:p>17.29</text:p>
          </table:table-cell>
          <table:table-cell table:style-name="ce2" office:value-type="float" office:value="49.51" calcext:value-type="float">
            <text:p>49.5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49.51" calcext:value-type="float">
            <text:p>49.51</text:p>
          </table:table-cell>
          <table:table-cell table:number-columns-repeated="1011"/>
        </table:table-row>
        <table:table-row table:style-name="ro1">
          <table:table-cell table:style-name="ce2" office:value-type="float" office:value="28085" calcext:value-type="float">
            <text:p>28085</text:p>
          </table:table-cell>
          <table:table-cell table:style-name="ce2" office:value-type="string" calcext:value-type="string">
            <text:p>216cef6177f6670f6a4fb7c02cb16919d0fd69a0e11e89313b761f7be41955f7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1607" calcext:value-type="float">
            <text:p>11607</text:p>
          </table:table-cell>
          <table:table-cell table:style-name="ce2" table:formula="of:=[.D457]+[.E457]" office:value-type="float" office:value="12391" calcext:value-type="float">
            <text:p>1239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7.93" calcext:value-type="float">
            <text:p>7.9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.93" calcext:value-type="float">
            <text:p>7.93</text:p>
          </table:table-cell>
          <table:table-cell table:number-columns-repeated="1011"/>
        </table:table-row>
        <table:table-row table:style-name="ro1">
          <table:table-cell table:style-name="ce2" office:value-type="float" office:value="28086" calcext:value-type="float">
            <text:p>28086</text:p>
          </table:table-cell>
          <table:table-cell table:style-name="ce2" office:value-type="string" calcext:value-type="string">
            <text:p>1c9ec64e934319472b1d3730621a70fba6db469b4e1b47fe562dbb2beb5ff5a8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744" calcext:value-type="float">
            <text:p>5744</text:p>
          </table:table-cell>
          <table:table-cell table:style-name="ce2" office:value-type="float" office:value="2594" calcext:value-type="float">
            <text:p>2594</text:p>
          </table:table-cell>
          <table:table-cell table:style-name="ce2" table:formula="of:=[.D458]+[.E458]" office:value-type="float" office:value="8338" calcext:value-type="float">
            <text:p>8338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23.01" calcext:value-type="float">
            <text:p>23.01</text:p>
          </table:table-cell>
          <table:table-cell table:style-name="ce2" office:value-type="float" office:value="85.71" calcext:value-type="float">
            <text:p>85.7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5.71" calcext:value-type="float">
            <text:p>85.71</text:p>
          </table:table-cell>
          <table:table-cell table:number-columns-repeated="1011"/>
        </table:table-row>
        <table:table-row table:style-name="ro1">
          <table:table-cell table:style-name="ce2" office:value-type="float" office:value="28086" calcext:value-type="float">
            <text:p>28086</text:p>
          </table:table-cell>
          <table:table-cell table:style-name="ce2" office:value-type="string" calcext:value-type="string">
            <text:p>0c994f8ca066dc54b0456b12572773147175536719b737d8f43c238504713e22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3441" calcext:value-type="float">
            <text:p>13441</text:p>
          </table:table-cell>
          <table:table-cell table:style-name="ce2" office:value-type="float" office:value="2954" calcext:value-type="float">
            <text:p>2954</text:p>
          </table:table-cell>
          <table:table-cell table:style-name="ce2" table:formula="of:=[.D459]+[.E459]" office:value-type="float" office:value="16395" calcext:value-type="float">
            <text:p>16395</text:p>
          </table:table-cell>
          <table:table-cell table:style-name="ce2" office:value-type="float" office:value="6.57" calcext:value-type="float">
            <text:p>6.57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93.91" calcext:value-type="float">
            <text:p>93.91</text:p>
          </table:table-cell>
          <table:table-cell table:style-name="ce2" office:value-type="float" office:value="97.03" calcext:value-type="float">
            <text:p>97.0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03" calcext:value-type="float">
            <text:p>97.03</text:p>
          </table:table-cell>
          <table:table-cell table:number-columns-repeated="1011"/>
        </table:table-row>
        <table:table-row table:style-name="ro1">
          <table:table-cell table:style-name="ce2" office:value-type="float" office:value="28087" calcext:value-type="float">
            <text:p>28087</text:p>
          </table:table-cell>
          <table:table-cell table:style-name="ce2" office:value-type="string" calcext:value-type="string">
            <text:p>1c2e35668251ec764c822a1144eba36f94537893b3b340d679a26b6930c98d75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D460]+[.E460]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mpty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float" office:value="28088" calcext:value-type="float">
            <text:p>28088</text:p>
          </table:table-cell>
          <table:table-cell table:style-name="ce2" office:value-type="string" calcext:value-type="string">
            <text:p>9dea01a300bb0300787c4fe8b8526b5dedce39566d635cdefc44ddf69d8cb002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328954" calcext:value-type="float">
            <text:p>1328954</text:p>
          </table:table-cell>
          <table:table-cell table:style-name="ce2" office:value-type="float" office:value="4264" calcext:value-type="float">
            <text:p>4264</text:p>
          </table:table-cell>
          <table:table-cell table:style-name="ce2" table:formula="of:=[.D461]+[.E461]" office:value-type="float" office:value="1333218" calcext:value-type="float">
            <text:p>1333218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10.86" calcext:value-type="float">
            <text:p>10.86</text:p>
          </table:table-cell>
          <table:table-cell table:style-name="ce2" office:value-type="float" office:value="41.86" calcext:value-type="float">
            <text:p>41.8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41.86" calcext:value-type="float">
            <text:p>41.86</text:p>
          </table:table-cell>
          <table:table-cell table:number-columns-repeated="1011"/>
        </table:table-row>
        <table:table-row table:style-name="ro1">
          <table:table-cell table:style-name="ce2" office:value-type="float" office:value="28089" calcext:value-type="float">
            <text:p>28089</text:p>
          </table:table-cell>
          <table:table-cell table:style-name="ce2" office:value-type="string" calcext:value-type="string">
            <text:p>cfa6faeb20d5dafabf0a0ebb76091565ea1a19dc7f7f467af684d93e3dd48d3e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2320" calcext:value-type="float">
            <text:p>2320</text:p>
          </table:table-cell>
          <table:table-cell table:style-name="ce2" office:value-type="float" office:value="33033" calcext:value-type="float">
            <text:p>33033</text:p>
          </table:table-cell>
          <table:table-cell table:style-name="ce2" table:formula="of:=[.D462]+[.E462]" office:value-type="float" office:value="35353" calcext:value-type="float">
            <text:p>3535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5.06" calcext:value-type="float">
            <text:p>25.06</text:p>
          </table:table-cell>
          <table:table-cell table:style-name="ce2" office:value-type="float" office:value="36.58" calcext:value-type="float">
            <text:p>36.5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36.58" calcext:value-type="float">
            <text:p>36.58</text:p>
          </table:table-cell>
          <table:table-cell table:number-columns-repeated="1011"/>
        </table:table-row>
        <table:table-row table:style-name="ro1">
          <table:table-cell table:style-name="ce2" office:value-type="float" office:value="28090" calcext:value-type="float">
            <text:p>28090</text:p>
          </table:table-cell>
          <table:table-cell table:style-name="ce2" office:value-type="string" calcext:value-type="string">
            <text:p>488bf1029dcf6ad288027fc6b5d9cd54bda4fa2895b413a25fb1cfb93fa78cb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306266" calcext:value-type="float">
            <text:p>30626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63]+[.E463]" office:value-type="float" office:value="306266" calcext:value-type="float">
            <text:p>306266</text:p>
          </table:table-cell>
          <table:table-cell table:style-name="ce2" office:value-type="float" office:value="8.66" calcext:value-type="float">
            <text:p>8.66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71.38" calcext:value-type="float">
            <text:p>71.38</text:p>
          </table:table-cell>
          <table:table-cell table:style-name="ce2" office:value-type="float" office:value="99.27" calcext:value-type="float">
            <text:p>99.2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27" calcext:value-type="float">
            <text:p>99.27</text:p>
          </table:table-cell>
          <table:table-cell table:number-columns-repeated="1011"/>
        </table:table-row>
        <table:table-row table:style-name="ro1">
          <table:table-cell table:style-name="ce2" office:value-type="float" office:value="28091" calcext:value-type="float">
            <text:p>28091</text:p>
          </table:table-cell>
          <table:table-cell table:style-name="ce2" office:value-type="string" calcext:value-type="string">
            <text:p>230fd81f95d15570c7f2743f12634bf3080de4d87c1e78217a28ae95c3112f4e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64]+[.E464]" office:value-type="float" office:value="1113" calcext:value-type="float">
            <text:p>1113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69.48" calcext:value-type="float">
            <text:p>69.4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9.48" calcext:value-type="float">
            <text:p>69.48</text:p>
          </table:table-cell>
          <table:table-cell table:number-columns-repeated="1011"/>
        </table:table-row>
        <table:table-row table:style-name="ro1">
          <table:table-cell table:style-name="ce2" office:value-type="float" office:value="28092" calcext:value-type="float">
            <text:p>28092</text:p>
          </table:table-cell>
          <table:table-cell table:style-name="ce2" office:value-type="string" calcext:value-type="string">
            <text:p>2ad15a1eae1642d90b482246d54356be1e1d5677d07876682ab6e142a1b4a0eb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871" calcext:value-type="float">
            <text:p>1871</text:p>
          </table:table-cell>
          <table:table-cell table:style-name="ce2" office:value-type="float" office:value="4597" calcext:value-type="float">
            <text:p>4597</text:p>
          </table:table-cell>
          <table:table-cell table:style-name="ce2" table:formula="of:=[.D465]+[.E465]" office:value-type="float" office:value="6468" calcext:value-type="float">
            <text:p>6468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17.99" calcext:value-type="float">
            <text:p>17.99</text:p>
          </table:table-cell>
          <table:table-cell table:style-name="ce2" office:value-type="float" office:value="69.21" calcext:value-type="float">
            <text:p>69.2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9.21" calcext:value-type="float">
            <text:p>69.21</text:p>
          </table:table-cell>
          <table:table-cell table:number-columns-repeated="1011"/>
        </table:table-row>
        <table:table-row table:style-name="ro1">
          <table:table-cell table:style-name="ce2" office:value-type="float" office:value="28093" calcext:value-type="float">
            <text:p>28093</text:p>
          </table:table-cell>
          <table:table-cell table:style-name="ce2" office:value-type="string" calcext:value-type="string">
            <text:p>c15bcfb0c50e90f95061792116b447ff9ff864a4ae9af76979fe731b5148854f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405" calcext:value-type="float">
            <text:p>540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66]+[.E466]" office:value-type="float" office:value="5405" calcext:value-type="float">
            <text:p>5405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6.15" calcext:value-type="float">
            <text:p>6.15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72.98" calcext:value-type="float">
            <text:p>72.98</text:p>
          </table:table-cell>
          <table:table-cell table:style-name="ce2" office:value-type="float" office:value="89.58" calcext:value-type="float">
            <text:p>89.5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58" calcext:value-type="float">
            <text:p>89.58</text:p>
          </table:table-cell>
          <table:table-cell table:number-columns-repeated="1011"/>
        </table:table-row>
        <table:table-row table:style-name="ro1">
          <table:table-cell table:style-name="ce2" office:value-type="float" office:value="28094" calcext:value-type="float">
            <text:p>28094</text:p>
          </table:table-cell>
          <table:table-cell table:style-name="ce2" office:value-type="string" calcext:value-type="string">
            <text:p>8fc1e5c47082257d2120ae3776d825fc2b1360ba1491ccd850968d45f751e0d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0555" calcext:value-type="float">
            <text:p>105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67]+[.E467]" office:value-type="float" office:value="10555" calcext:value-type="float">
            <text:p>10555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98.54" calcext:value-type="float">
            <text:p>98.54</text:p>
          </table:table-cell>
          <table:table-cell table:style-name="ce2" office:value-type="float" office:value="35.28" calcext:value-type="float">
            <text:p>35.2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54" calcext:value-type="float">
            <text:p>98.54</text:p>
          </table:table-cell>
          <table:table-cell table:number-columns-repeated="1011"/>
        </table:table-row>
        <table:table-row table:style-name="ro1">
          <table:table-cell table:style-name="ce2" office:value-type="float" office:value="28094" calcext:value-type="float">
            <text:p>28094</text:p>
          </table:table-cell>
          <table:table-cell table:style-name="ce2" office:value-type="string" calcext:value-type="string">
            <text:p>929deb277645ee7fd173399b75b0240a903f7a0849dabd13ce07a390acc396ff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0555" calcext:value-type="float">
            <text:p>105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68]+[.E468]" office:value-type="float" office:value="10555" calcext:value-type="float">
            <text:p>10555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98.54" calcext:value-type="float">
            <text:p>98.54</text:p>
          </table:table-cell>
          <table:table-cell table:style-name="ce2" office:value-type="float" office:value="35.28" calcext:value-type="float">
            <text:p>35.2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54" calcext:value-type="float">
            <text:p>98.54</text:p>
          </table:table-cell>
          <table:table-cell table:number-columns-repeated="1011"/>
        </table:table-row>
        <table:table-row table:style-name="ro1">
          <table:table-cell table:style-name="ce2" office:value-type="float" office:value="28095" calcext:value-type="float">
            <text:p>28095</text:p>
          </table:table-cell>
          <table:table-cell table:style-name="ce2" office:value-type="string" calcext:value-type="string">
            <text:p>7d0ab3a7cda1f573ef5be1a22566e83a8bf44da41406372617f9e96c9138c679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50199" calcext:value-type="float">
            <text:p>350199</text:p>
          </table:table-cell>
          <table:table-cell table:style-name="ce2" office:value-type="float" office:value="1459" calcext:value-type="float">
            <text:p>1459</text:p>
          </table:table-cell>
          <table:table-cell table:style-name="ce2" table:formula="of:=[.D469]+[.E469]" office:value-type="float" office:value="351658" calcext:value-type="float">
            <text:p>351658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4.53" calcext:value-type="float">
            <text:p>4.53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4.2" calcext:value-type="float">
            <text:p>64.2</text:p>
          </table:table-cell>
          <table:table-cell table:number-columns-repeated="1011"/>
        </table:table-row>
        <table:table-row table:style-name="ro1">
          <table:table-cell table:style-name="ce2" office:value-type="float" office:value="28096" calcext:value-type="float">
            <text:p>28096</text:p>
          </table:table-cell>
          <table:table-cell table:style-name="ce2" office:value-type="string" calcext:value-type="string">
            <text:p>e2dcbcd39a638c97e871443c44614ad86c79aea43c04d522e8dcdfeed623254d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711" calcext:value-type="float">
            <text:p>4711</text:p>
          </table:table-cell>
          <table:table-cell table:style-name="ce2" office:value-type="float" office:value="26900" calcext:value-type="float">
            <text:p>26900</text:p>
          </table:table-cell>
          <table:table-cell table:style-name="ce2" table:formula="of:=[.D470]+[.E470]" office:value-type="float" office:value="31611" calcext:value-type="float">
            <text:p>316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26.75" calcext:value-type="float">
            <text:p>26.7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7" calcext:value-type="float">
            <text:p>95.7</text:p>
          </table:table-cell>
          <table:table-cell table:number-columns-repeated="1011"/>
        </table:table-row>
        <table:table-row table:style-name="ro1">
          <table:table-cell table:style-name="ce2" office:value-type="float" office:value="28096" calcext:value-type="float">
            <text:p>28096</text:p>
          </table:table-cell>
          <table:table-cell table:style-name="ce2" office:value-type="string" calcext:value-type="string">
            <text:p>d2c6fc33dddc996baea30941535b36c05afa0e6ab747cf2ab59016c7f51a81c4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26900" calcext:value-type="float">
            <text:p>26900</text:p>
          </table:table-cell>
          <table:table-cell table:style-name="ce2" table:formula="of:=[.D471]+[.E471]" office:value-type="float" office:value="76900" calcext:value-type="float">
            <text:p>76900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61.37" calcext:value-type="float">
            <text:p>61.3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1.37" calcext:value-type="float">
            <text:p>61.37</text:p>
          </table:table-cell>
          <table:table-cell table:number-columns-repeated="1011"/>
        </table:table-row>
        <table:table-row table:style-name="ro1">
          <table:table-cell table:style-name="ce2" office:value-type="float" office:value="28097" calcext:value-type="float">
            <text:p>28097</text:p>
          </table:table-cell>
          <table:table-cell table:style-name="ce2" office:value-type="string" calcext:value-type="string">
            <text:p>d024076429563f79cb276f6ea030effb4541d665640af52c7b9605515c7a7dfe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5447" calcext:value-type="float">
            <text:p>5447</text:p>
          </table:table-cell>
          <table:table-cell table:style-name="ce2" table:formula="of:=[.D472]+[.E472]" office:value-type="float" office:value="6326" calcext:value-type="float">
            <text:p>6326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.01" calcext:value-type="float">
            <text:p>24.0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28098" calcext:value-type="float">
            <text:p>28098</text:p>
          </table:table-cell>
          <table:table-cell table:style-name="ce2" office:value-type="string" calcext:value-type="string">
            <text:p>6368be8eb8d5d48cfcefbfc9611b6f0ace7427c19aec45afa171d326087fb440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535" calcext:value-type="float">
            <text:p>1535</text:p>
          </table:table-cell>
          <table:table-cell table:style-name="ce2" office:value-type="float" office:value="10147" calcext:value-type="float">
            <text:p>10147</text:p>
          </table:table-cell>
          <table:table-cell table:style-name="ce2" table:formula="of:=[.D473]+[.E473]" office:value-type="float" office:value="11682" calcext:value-type="float">
            <text:p>11682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8.36" calcext:value-type="float">
            <text:p>28.36</text:p>
          </table:table-cell>
          <table:table-cell table:style-name="ce2" office:value-type="float" office:value="17.56" calcext:value-type="float">
            <text:p>17.5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28.36" calcext:value-type="float">
            <text:p>28.36</text:p>
          </table:table-cell>
          <table:table-cell table:number-columns-repeated="1011"/>
        </table:table-row>
        <table:table-row table:style-name="ro1">
          <table:table-cell table:style-name="ce2" office:value-type="float" office:value="28099" calcext:value-type="float">
            <text:p>28099</text:p>
          </table:table-cell>
          <table:table-cell table:style-name="ce2" office:value-type="string" calcext:value-type="string">
            <text:p>7e26cdf5ebc50004811ea6506606735de63d32100ae362bbab929617cfa2e271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486" calcext:value-type="float">
            <text:p>548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74]+[.E474]" office:value-type="float" office:value="5486" calcext:value-type="float">
            <text:p>5486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47.67" calcext:value-type="float">
            <text:p>47.6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0.53" calcext:value-type="float">
            <text:p>90.53</text:p>
          </table:table-cell>
          <table:table-cell table:number-columns-repeated="1011"/>
        </table:table-row>
        <table:table-row table:style-name="ro1">
          <table:table-cell table:style-name="ce2" office:value-type="float" office:value="28100" calcext:value-type="float">
            <text:p>28100</text:p>
          </table:table-cell>
          <table:table-cell table:style-name="ce2" office:value-type="string" calcext:value-type="string">
            <text:p>379f81a6205eae17d2fd7a4d6fba92be06b1586e62f4b7227e425737175d170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9096" calcext:value-type="float">
            <text:p>909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75]+[.E475]" office:value-type="float" office:value="9096" calcext:value-type="float">
            <text:p>9096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70.75" calcext:value-type="float">
            <text:p>70.75</text:p>
          </table:table-cell>
          <table:table-cell table:style-name="ce2" office:value-type="float" office:value="95.42" calcext:value-type="float">
            <text:p>95.4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42" calcext:value-type="float">
            <text:p>95.42</text:p>
          </table:table-cell>
          <table:table-cell table:number-columns-repeated="1011"/>
        </table:table-row>
        <table:table-row table:style-name="ro1">
          <table:table-cell table:style-name="ce2" office:value-type="float" office:value="28101" calcext:value-type="float">
            <text:p>28101</text:p>
          </table:table-cell>
          <table:table-cell table:style-name="ce2" office:value-type="string" calcext:value-type="string">
            <text:p>abee8a454ce27b124d856e664fc13835b91a556f38e4e59087235b39736345d7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6947" calcext:value-type="float">
            <text:p>694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76]+[.E476]" office:value-type="float" office:value="6947" calcext:value-type="float">
            <text:p>6947</text:p>
          </table:table-cell>
          <table:table-cell table:style-name="ce2" office:value-type="float" office:value="3.85" calcext:value-type="float">
            <text:p>3.85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97.34" calcext:value-type="float">
            <text:p>97.34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34" calcext:value-type="float">
            <text:p>97.34</text:p>
          </table:table-cell>
          <table:table-cell table:number-columns-repeated="1011"/>
        </table:table-row>
        <table:table-row table:style-name="ro1">
          <table:table-cell table:style-name="ce2" office:value-type="float" office:value="28102" calcext:value-type="float">
            <text:p>28102</text:p>
          </table:table-cell>
          <table:table-cell table:style-name="ce2" office:value-type="string" calcext:value-type="string">
            <text:p>b011afdcd404f7b98243f45783d192082da55a1b04e33627b6d55d8ac4c492d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678" calcext:value-type="float">
            <text:p>4678</text:p>
          </table:table-cell>
          <table:table-cell table:style-name="ce2" office:value-type="float" office:value="3734" calcext:value-type="float">
            <text:p>3734</text:p>
          </table:table-cell>
          <table:table-cell table:style-name="ce2" table:formula="of:=[.D477]+[.E477]" office:value-type="float" office:value="8412" calcext:value-type="float">
            <text:p>8412</text:p>
          </table:table-cell>
          <table:table-cell table:style-name="ce2" office:value-type="float" office:value="4.45" calcext:value-type="float">
            <text:p>4.4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70.57" calcext:value-type="float">
            <text:p>70.5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0.57" calcext:value-type="float">
            <text:p>70.57</text:p>
          </table:table-cell>
          <table:table-cell table:number-columns-repeated="1011"/>
        </table:table-row>
        <table:table-row table:style-name="ro1">
          <table:table-cell table:style-name="ce2" office:value-type="float" office:value="28103" calcext:value-type="float">
            <text:p>28103</text:p>
          </table:table-cell>
          <table:table-cell table:style-name="ce2" office:value-type="string" calcext:value-type="string">
            <text:p>3a5114c531439f359ae578897f091393c0fac51b6e18414ee0ad17e8f884bbdf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05071" calcext:value-type="float">
            <text:p>30507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78]+[.E478]" office:value-type="float" office:value="305071" calcext:value-type="float">
            <text:p>305071</text:p>
          </table:table-cell>
          <table:table-cell table:style-name="ce2" office:value-type="float" office:value="10.14" calcext:value-type="float">
            <text:p>10.14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3.03" calcext:value-type="float">
            <text:p>23.03</text:p>
          </table:table-cell>
          <table:table-cell table:style-name="ce2" office:value-type="float" office:value="99.63" calcext:value-type="float">
            <text:p>99.6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63" calcext:value-type="float">
            <text:p>99.63</text:p>
          </table:table-cell>
          <table:table-cell table:number-columns-repeated="1011"/>
        </table:table-row>
        <table:table-row table:style-name="ro1">
          <table:table-cell table:style-name="ce2" office:value-type="float" office:value="28104" calcext:value-type="float">
            <text:p>28104</text:p>
          </table:table-cell>
          <table:table-cell table:style-name="ce2" office:value-type="string" calcext:value-type="string">
            <text:p>68499386d21f44f944d575c121cae36e0b06706ff4eec1759002f1c5204fe860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1671" calcext:value-type="float">
            <text:p>1167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79]+[.E479]" office:value-type="float" office:value="11671" calcext:value-type="float">
            <text:p>11671</text:p>
          </table:table-cell>
          <table:table-cell table:style-name="ce2" office:value-type="float" office:value="7.39" calcext:value-type="float">
            <text:p>7.39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97.17" calcext:value-type="float">
            <text:p>97.17</text:p>
          </table:table-cell>
          <table:table-cell table:style-name="ce2" office:value-type="float" office:value="97.65" calcext:value-type="float">
            <text:p>97.6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65" calcext:value-type="float">
            <text:p>97.65</text:p>
          </table:table-cell>
          <table:table-cell table:number-columns-repeated="1011"/>
        </table:table-row>
        <table:table-row table:style-name="ro1">
          <table:table-cell table:style-name="ce2" office:value-type="float" office:value="28105" calcext:value-type="float">
            <text:p>28105</text:p>
          </table:table-cell>
          <table:table-cell table:style-name="ce2" office:value-type="string" calcext:value-type="string">
            <text:p>244fa3212b1c594113099ce8723b291bf012df82c75296a16471e790bb438374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569" calcext:value-type="float">
            <text:p>656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80]+[.E480]" office:value-type="float" office:value="6569" calcext:value-type="float">
            <text:p>6569</text:p>
          </table:table-cell>
          <table:table-cell table:style-name="ce2" office:value-type="float" office:value="5.05" calcext:value-type="float">
            <text:p>5.0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97.45" calcext:value-type="float">
            <text:p>97.45</text:p>
          </table:table-cell>
          <table:table-cell table:style-name="ce2" office:value-type="float" office:value="63.32" calcext:value-type="float">
            <text:p>63.3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45" calcext:value-type="float">
            <text:p>97.45</text:p>
          </table:table-cell>
          <table:table-cell table:number-columns-repeated="1011"/>
        </table:table-row>
        <table:table-row table:style-name="ro1">
          <table:table-cell table:style-name="ce2" office:value-type="float" office:value="28106" calcext:value-type="float">
            <text:p>28106</text:p>
          </table:table-cell>
          <table:table-cell table:style-name="ce2" office:value-type="string" calcext:value-type="string">
            <text:p>0291ee62b9ccc235a8f191b495fa5624196aca152b40b49a6854163941320bf0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9233" calcext:value-type="float">
            <text:p>192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81]+[.E481]" office:value-type="float" office:value="19233" calcext:value-type="float">
            <text:p>19233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6.04" calcext:value-type="float">
            <text:p>6.04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97.86" calcext:value-type="float">
            <text:p>97.86</text:p>
          </table:table-cell>
          <table:table-cell table:style-name="ce2" office:value-type="float" office:value="80.73" calcext:value-type="float">
            <text:p>80.7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86" calcext:value-type="float">
            <text:p>97.86</text:p>
          </table:table-cell>
          <table:table-cell table:number-columns-repeated="1011"/>
        </table:table-row>
        <table:table-row table:style-name="ro1">
          <table:table-cell table:style-name="ce2" office:value-type="float" office:value="28107" calcext:value-type="float">
            <text:p>28107</text:p>
          </table:table-cell>
          <table:table-cell table:style-name="ce2" office:value-type="string" calcext:value-type="string">
            <text:p>d01bc77c1cb219f23ea97dfcf1dff29d5887ec63232334098ce9d97c3ff00092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6666" calcext:value-type="float">
            <text:p>666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82]+[.E482]" office:value-type="float" office:value="6666" calcext:value-type="float">
            <text:p>6666</text:p>
          </table:table-cell>
          <table:table-cell table:style-name="ce2" office:value-type="float" office:value="4.71" calcext:value-type="float">
            <text:p>4.71</text:p>
          </table:table-cell>
          <table:table-cell table:style-name="ce2" office:value-type="float" office:value="5.75" calcext:value-type="float">
            <text:p>5.75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98.81" calcext:value-type="float">
            <text:p>98.81</text:p>
          </table:table-cell>
          <table:table-cell table:style-name="ce2" office:value-type="float" office:value="64.43" calcext:value-type="float">
            <text:p>64.4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81" calcext:value-type="float">
            <text:p>98.81</text:p>
          </table:table-cell>
          <table:table-cell table:number-columns-repeated="1011"/>
        </table:table-row>
        <table:table-row table:style-name="ro1">
          <table:table-cell table:style-name="ce2" office:value-type="float" office:value="28108" calcext:value-type="float">
            <text:p>28108</text:p>
          </table:table-cell>
          <table:table-cell table:style-name="ce2" office:value-type="string" calcext:value-type="string">
            <text:p>a109d0094e23b924de4189be489b20ac6ae0cd2f1412f400ecead98872a49dcb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1349" calcext:value-type="float">
            <text:p>3134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83]+[.E483]" office:value-type="float" office:value="31349" calcext:value-type="float">
            <text:p>31349</text:p>
          </table:table-cell>
          <table:table-cell table:style-name="ce2" office:value-type="float" office:value="5.73" calcext:value-type="float">
            <text:p>5.73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99.78" calcext:value-type="float">
            <text:p>99.78</text:p>
          </table:table-cell>
          <table:table-cell table:style-name="ce2" office:value-type="float" office:value="98.53" calcext:value-type="float">
            <text:p>98.5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78" calcext:value-type="float">
            <text:p>99.78</text:p>
          </table:table-cell>
          <table:table-cell table:number-columns-repeated="1011"/>
        </table:table-row>
        <table:table-row table:style-name="ro1">
          <table:table-cell table:style-name="ce2" office:value-type="float" office:value="28109" calcext:value-type="float">
            <text:p>28109</text:p>
          </table:table-cell>
          <table:table-cell table:style-name="ce2" office:value-type="string" calcext:value-type="string">
            <text:p>de886cbfa08a6298cadde0babd1aabbd046f2c35dc0fd8de0a75dae614e473b5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77424" calcext:value-type="float">
            <text:p>37742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84]+[.E484]" office:value-type="float" office:value="377424" calcext:value-type="float">
            <text:p>37742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8.94" calcext:value-type="float">
            <text:p>8.94</text:p>
          </table:table-cell>
          <table:table-cell table:style-name="ce2" office:value-type="float" office:value="98.89" calcext:value-type="float">
            <text:p>98.8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89" calcext:value-type="float">
            <text:p>98.89</text:p>
          </table:table-cell>
          <table:table-cell table:number-columns-repeated="1011"/>
        </table:table-row>
        <table:table-row table:style-name="ro1">
          <table:table-cell table:style-name="ce2" office:value-type="float" office:value="28110" calcext:value-type="float">
            <text:p>28110</text:p>
          </table:table-cell>
          <table:table-cell table:style-name="ce2" office:value-type="string" calcext:value-type="string">
            <text:p>5c1d7026344701a68a56753e575edf2cbb65f506ef9ba34e4d78ddceeb862cb8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782" calcext:value-type="float">
            <text:p>7782</text:p>
          </table:table-cell>
          <table:table-cell table:style-name="ce2" office:value-type="float" office:value="8636" calcext:value-type="float">
            <text:p>8636</text:p>
          </table:table-cell>
          <table:table-cell table:style-name="ce2" table:formula="of:=[.D485]+[.E485]" office:value-type="float" office:value="16418" calcext:value-type="float">
            <text:p>16418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8.45" calcext:value-type="float">
            <text:p>38.45</text:p>
          </table:table-cell>
          <table:table-cell table:style-name="ce2" office:value-type="float" office:value="97.61" calcext:value-type="float">
            <text:p>97.6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61" calcext:value-type="float">
            <text:p>97.61</text:p>
          </table:table-cell>
          <table:table-cell table:number-columns-repeated="1011"/>
        </table:table-row>
        <table:table-row table:style-name="ro1">
          <table:table-cell table:style-name="ce2" office:value-type="float" office:value="28111" calcext:value-type="float">
            <text:p>28111</text:p>
          </table:table-cell>
          <table:table-cell table:style-name="ce2" office:value-type="string" calcext:value-type="string">
            <text:p>dfda032514eaff42a45d41f8838582cf507d583fcb403e75cbe136c4747c1a2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389" calcext:value-type="float">
            <text:p>4389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table:formula="of:=[.D486]+[.E486]" office:value-type="float" office:value="6521" calcext:value-type="float">
            <text:p>6521</text:p>
          </table:table-cell>
          <table:table-cell table:style-name="ce2" office:value-type="float" office:value="7.69" calcext:value-type="float">
            <text:p>7.69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87.87" calcext:value-type="float">
            <text:p>87.8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7.87" calcext:value-type="float">
            <text:p>87.87</text:p>
          </table:table-cell>
          <table:table-cell table:number-columns-repeated="1011"/>
        </table:table-row>
        <table:table-row table:style-name="ro1">
          <table:table-cell table:style-name="ce2" office:value-type="float" office:value="28112" calcext:value-type="float">
            <text:p>28112</text:p>
          </table:table-cell>
          <table:table-cell table:style-name="ce2" office:value-type="string" calcext:value-type="string">
            <text:p>1938c3fc1dd63a82777ec30533e2ffa0c9eafde87b64fc5effaa590410c833e3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75180" calcext:value-type="float">
            <text:p>7518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87]+[.E487]" office:value-type="float" office:value="75180" calcext:value-type="float">
            <text:p>75180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4.86" calcext:value-type="float">
            <text:p>4.86</text:p>
          </table:table-cell>
          <table:table-cell table:style-name="ce2" office:value-type="float" office:value="92.06" calcext:value-type="float">
            <text:p>92.0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06" calcext:value-type="float">
            <text:p>92.06</text:p>
          </table:table-cell>
          <table:table-cell table:number-columns-repeated="1011"/>
        </table:table-row>
        <table:table-row table:style-name="ro1">
          <table:table-cell table:style-name="ce2" office:value-type="float" office:value="28113" calcext:value-type="float">
            <text:p>28113</text:p>
          </table:table-cell>
          <table:table-cell table:style-name="ce2" office:value-type="string" calcext:value-type="string">
            <text:p>f9bf22918cec84b40b808f1675c9f1ddf0f39a139c58126ef9b5cd46c806c2b1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1854" calcext:value-type="float">
            <text:p>1854</text:p>
          </table:table-cell>
          <table:table-cell table:style-name="ce2" table:formula="of:=[.D488]+[.E488]" office:value-type="float" office:value="76854" calcext:value-type="float">
            <text:p>76854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92.06" calcext:value-type="float">
            <text:p>92.0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06" calcext:value-type="float">
            <text:p>92.06</text:p>
          </table:table-cell>
          <table:table-cell table:number-columns-repeated="1011"/>
        </table:table-row>
        <table:table-row table:style-name="ro1">
          <table:table-cell table:style-name="ce2" office:value-type="float" office:value="28114" calcext:value-type="float">
            <text:p>28114</text:p>
          </table:table-cell>
          <table:table-cell table:style-name="ce2" office:value-type="string" calcext:value-type="string">
            <text:p>4ededf87736a13f33102cf19ff46fad070f7c0c0ab333e04104456da728edc98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975" calcext:value-type="float">
            <text:p>597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89]+[.E489]" office:value-type="float" office:value="5975" calcext:value-type="float">
            <text:p>5975</text:p>
          </table:table-cell>
          <table:table-cell table:style-name="ce2" office:value-type="float" office:value="7.03" calcext:value-type="float">
            <text:p>7.03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23.21" calcext:value-type="float">
            <text:p>23.21</text:p>
          </table:table-cell>
          <table:table-cell table:style-name="ce2" office:value-type="float" office:value="99.7" calcext:value-type="float">
            <text:p>99.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7" calcext:value-type="float">
            <text:p>99.7</text:p>
          </table:table-cell>
          <table:table-cell table:number-columns-repeated="1011"/>
        </table:table-row>
        <table:table-row table:style-name="ro1">
          <table:table-cell table:style-name="ce2" office:value-type="float" office:value="28115" calcext:value-type="float">
            <text:p>28115</text:p>
          </table:table-cell>
          <table:table-cell table:style-name="ce2" office:value-type="string" calcext:value-type="string">
            <text:p>e169df8924833abb26d99bc3e99975ed2850a44202d24e7866aaa9e16ebe54a1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295" calcext:value-type="float">
            <text:p>529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90]+[.E490]" office:value-type="float" office:value="5295" calcext:value-type="float">
            <text:p>5295</text:p>
          </table:table-cell>
          <table:table-cell table:style-name="ce2" office:value-type="float" office:value="9.87" calcext:value-type="float">
            <text:p>9.87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22.75" calcext:value-type="float">
            <text:p>22.75</text:p>
          </table:table-cell>
          <table:table-cell table:style-name="ce2" office:value-type="float" office:value="99.68" calcext:value-type="float">
            <text:p>99.6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68" calcext:value-type="float">
            <text:p>99.68</text:p>
          </table:table-cell>
          <table:table-cell table:number-columns-repeated="1011"/>
        </table:table-row>
        <table:table-row table:style-name="ro1">
          <table:table-cell table:style-name="ce2" office:value-type="float" office:value="28116" calcext:value-type="float">
            <text:p>28116</text:p>
          </table:table-cell>
          <table:table-cell table:style-name="ce2" office:value-type="string" calcext:value-type="string">
            <text:p>566041330127d60675df93c8fe89e97acd58f79937663e512d761646e4cea05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588" calcext:value-type="float">
            <text:p>858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91]+[.E491]" office:value-type="float" office:value="8588" calcext:value-type="float">
            <text:p>8588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25.33" calcext:value-type="float">
            <text:p>25.33</text:p>
          </table:table-cell>
          <table:table-cell table:style-name="ce2" office:value-type="float" office:value="97.32" calcext:value-type="float">
            <text:p>97.3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32" calcext:value-type="float">
            <text:p>97.32</text:p>
          </table:table-cell>
          <table:table-cell table:number-columns-repeated="1011"/>
        </table:table-row>
        <table:table-row table:style-name="ro1">
          <table:table-cell table:style-name="ce2" office:value-type="float" office:value="28117" calcext:value-type="float">
            <text:p>28117</text:p>
          </table:table-cell>
          <table:table-cell table:style-name="ce2" office:value-type="string" calcext:value-type="string">
            <text:p>7ac78c9994f92fe928d93479c97c8139b2ff0a5ac9aa91f2f7080ad43458a0b1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5921" calcext:value-type="float">
            <text:p>592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92]+[.E492]" office:value-type="float" office:value="5921" calcext:value-type="float">
            <text:p>5921</text:p>
          </table:table-cell>
          <table:table-cell table:style-name="ce2" office:value-type="float" office:value="10.01" calcext:value-type="float">
            <text:p>10.0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8.18" calcext:value-type="float">
            <text:p>28.18</text:p>
          </table:table-cell>
          <table:table-cell table:style-name="ce2" office:value-type="float" office:value="96.26" calcext:value-type="float">
            <text:p>96.2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26" calcext:value-type="float">
            <text:p>96.26</text:p>
          </table:table-cell>
          <table:table-cell table:number-columns-repeated="1011"/>
        </table:table-row>
        <table:table-row table:style-name="ro1">
          <table:table-cell table:style-name="ce2" office:value-type="float" office:value="28118" calcext:value-type="float">
            <text:p>28118</text:p>
          </table:table-cell>
          <table:table-cell table:style-name="ce2" office:value-type="string" calcext:value-type="string">
            <text:p>577dc7a0851a132ad85a43ffc094c97b4bd45e8bd9d18cebfda188a01d66a0b1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6302" calcext:value-type="float">
            <text:p>163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93]+[.E493]" office:value-type="float" office:value="16302" calcext:value-type="float">
            <text:p>16302</text:p>
          </table:table-cell>
          <table:table-cell table:style-name="ce2" office:value-type="float" office:value="7.65" calcext:value-type="float">
            <text:p>7.65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82.36" calcext:value-type="float">
            <text:p>82.36</text:p>
          </table:table-cell>
          <table:table-cell table:style-name="ce2" office:value-type="float" office:value="99.48" calcext:value-type="float">
            <text:p>99.4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48" calcext:value-type="float">
            <text:p>99.48</text:p>
          </table:table-cell>
          <table:table-cell table:number-columns-repeated="1011"/>
        </table:table-row>
        <table:table-row table:style-name="ro1">
          <table:table-cell table:style-name="ce2" office:value-type="float" office:value="28119" calcext:value-type="float">
            <text:p>28119</text:p>
          </table:table-cell>
          <table:table-cell table:style-name="ce2" office:value-type="string" calcext:value-type="string">
            <text:p>22194cf1e3cb8f33c3a3966229f445cbb4d62654f32b1f27c4d6d84e5b373668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2907" calcext:value-type="float">
            <text:p>1290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94]+[.E494]" office:value-type="float" office:value="12907" calcext:value-type="float">
            <text:p>12907</text:p>
          </table:table-cell>
          <table:table-cell table:style-name="ce2" office:value-type="float" office:value="9.88" calcext:value-type="float">
            <text:p>9.88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19.97" calcext:value-type="float">
            <text:p>19.97</text:p>
          </table:table-cell>
          <table:table-cell table:style-name="ce2" office:value-type="float" office:value="93.22" calcext:value-type="float">
            <text:p>93.2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22" calcext:value-type="float">
            <text:p>93.22</text:p>
          </table:table-cell>
          <table:table-cell table:number-columns-repeated="1011"/>
        </table:table-row>
        <table:table-row table:style-name="ro1">
          <table:table-cell table:style-name="ce2" office:value-type="float" office:value="28120" calcext:value-type="float">
            <text:p>28120</text:p>
          </table:table-cell>
          <table:table-cell table:style-name="ce2" office:value-type="string" calcext:value-type="string">
            <text:p>2575124a6f4ad997750e4ab0c750cd1e72caa5d8de2b9466c05744f9b4c8d56c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2306" calcext:value-type="float">
            <text:p>123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95]+[.E495]" office:value-type="float" office:value="12306" calcext:value-type="float">
            <text:p>12306</text:p>
          </table:table-cell>
          <table:table-cell table:style-name="ce2" office:value-type="float" office:value="8.98" calcext:value-type="float">
            <text:p>8.98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36.57" calcext:value-type="float">
            <text:p>36.57</text:p>
          </table:table-cell>
          <table:table-cell table:style-name="ce2" office:value-type="float" office:value="90.07" calcext:value-type="float">
            <text:p>90.0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07" calcext:value-type="float">
            <text:p>90.07</text:p>
          </table:table-cell>
          <table:table-cell table:number-columns-repeated="1011"/>
        </table:table-row>
        <table:table-row table:style-name="ro1">
          <table:table-cell table:style-name="ce2" office:value-type="float" office:value="28121" calcext:value-type="float">
            <text:p>28121</text:p>
          </table:table-cell>
          <table:table-cell table:style-name="ce2" office:value-type="string" calcext:value-type="string">
            <text:p>dec6c245584428f9d2822a64ddb4435e9fcd79c808a9fda023684bce76851331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6307" calcext:value-type="float">
            <text:p>1630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96]+[.E496]" office:value-type="float" office:value="16307" calcext:value-type="float">
            <text:p>16307</text:p>
          </table:table-cell>
          <table:table-cell table:style-name="ce2" office:value-type="float" office:value="8.82" calcext:value-type="float">
            <text:p>8.82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42.08" calcext:value-type="float">
            <text:p>42.08</text:p>
          </table:table-cell>
          <table:table-cell table:style-name="ce2" office:value-type="float" office:value="99.2" calcext:value-type="float">
            <text:p>99.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2" calcext:value-type="float">
            <text:p>99.2</text:p>
          </table:table-cell>
          <table:table-cell table:number-columns-repeated="1011"/>
        </table:table-row>
        <table:table-row table:style-name="ro1">
          <table:table-cell table:style-name="ce2" office:value-type="float" office:value="28122" calcext:value-type="float">
            <text:p>28122</text:p>
          </table:table-cell>
          <table:table-cell table:style-name="ce2" office:value-type="string" calcext:value-type="string">
            <text:p>c9b71c87fc94342585adace898379cb5c1c50f6a96e67ae5368ff81e728ed61b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373" calcext:value-type="float">
            <text:p>437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97]+[.E497]" office:value-type="float" office:value="4373" calcext:value-type="float">
            <text:p>4373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38.26" calcext:value-type="float">
            <text:p>38.2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38.26" calcext:value-type="float">
            <text:p>38.26</text:p>
          </table:table-cell>
          <table:table-cell table:number-columns-repeated="1011"/>
        </table:table-row>
        <table:table-row table:style-name="ro1">
          <table:table-cell table:style-name="ce2" office:value-type="float" office:value="28123" calcext:value-type="float">
            <text:p>28123</text:p>
          </table:table-cell>
          <table:table-cell table:style-name="ce2" office:value-type="string" calcext:value-type="string">
            <text:p>2f93c613aa386844bfa6a2d0afe3658562e3dcb145cd15781337de6a8030269d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2814" calcext:value-type="float">
            <text:p>12814</text:p>
          </table:table-cell>
          <table:table-cell table:style-name="ce2" office:value-type="float" office:value="16567" calcext:value-type="float">
            <text:p>16567</text:p>
          </table:table-cell>
          <table:table-cell table:style-name="ce2" table:formula="of:=[.D498]+[.E498]" office:value-type="float" office:value="29381" calcext:value-type="float">
            <text:p>29381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48.94" calcext:value-type="float">
            <text:p>48.94</text:p>
          </table:table-cell>
          <table:table-cell table:style-name="ce2" office:value-type="float" office:value="37.96" calcext:value-type="float">
            <text:p>37.9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48.94" calcext:value-type="float">
            <text:p>48.94</text:p>
          </table:table-cell>
          <table:table-cell table:number-columns-repeated="1011"/>
        </table:table-row>
        <table:table-row table:style-name="ro1">
          <table:table-cell table:style-name="ce2" office:value-type="float" office:value="28124" calcext:value-type="float">
            <text:p>28124</text:p>
          </table:table-cell>
          <table:table-cell table:style-name="ce2" office:value-type="string" calcext:value-type="string">
            <text:p>d199473988e479bf49301e85d01d76b138a827b69c7b3ca71abd961de8585574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3213" calcext:value-type="float">
            <text:p>321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99]+[.E499]" office:value-type="float" office:value="3213" calcext:value-type="float">
            <text:p>3213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36.13" calcext:value-type="float">
            <text:p>36.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36.13" calcext:value-type="float">
            <text:p>36.13</text:p>
          </table:table-cell>
          <table:table-cell table:number-columns-repeated="1011"/>
        </table:table-row>
        <table:table-row table:style-name="ro1">
          <table:table-cell table:style-name="ce2" office:value-type="float" office:value="28125" calcext:value-type="float">
            <text:p>28125</text:p>
          </table:table-cell>
          <table:table-cell table:style-name="ce2" office:value-type="string" calcext:value-type="string">
            <text:p>cb60a24ed53bf574bd81f015105b33b21d3ddfe3aa8858c0e4e18f5a5e6e6fb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float" office:value="9743" calcext:value-type="float">
            <text:p>9743</text:p>
          </table:table-cell>
          <table:table-cell table:style-name="ce2" table:formula="of:=[.D500]+[.E500]" office:value-type="float" office:value="12133" calcext:value-type="float">
            <text:p>12133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23.61" calcext:value-type="float">
            <text:p>23.61</text:p>
          </table:table-cell>
          <table:table-cell table:style-name="ce2" office:value-type="float" office:value="21.18" calcext:value-type="float">
            <text:p>21.1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23.61" calcext:value-type="float">
            <text:p>23.61</text:p>
          </table:table-cell>
          <table:table-cell table:number-columns-repeated="1011"/>
        </table:table-row>
        <table:table-row table:style-name="ro1">
          <table:table-cell table:style-name="ce2" office:value-type="float" office:value="28126" calcext:value-type="float">
            <text:p>28126</text:p>
          </table:table-cell>
          <table:table-cell table:style-name="ce2" office:value-type="string" calcext:value-type="string">
            <text:p>b836cd82f40fcd160080d8c6b93fa8722a974e5d769c0dda2652bf9c6c2c4585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6497" calcext:value-type="float">
            <text:p>649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01]+[.E501]" office:value-type="float" office:value="6497" calcext:value-type="float">
            <text:p>6497</text:p>
          </table:table-cell>
          <table:table-cell table:style-name="ce2" office:value-type="float" office:value="7.62" calcext:value-type="float">
            <text:p>7.62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64.22" calcext:value-type="float">
            <text:p>64.22</text:p>
          </table:table-cell>
          <table:table-cell table:style-name="ce2" office:value-type="float" office:value="93.92" calcext:value-type="float">
            <text:p>93.9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92" calcext:value-type="float">
            <text:p>93.92</text:p>
          </table:table-cell>
          <table:table-cell table:number-columns-repeated="1011"/>
        </table:table-row>
        <table:table-row table:style-name="ro1">
          <table:table-cell table:style-name="ce2" office:value-type="float" office:value="28127" calcext:value-type="float">
            <text:p>28127</text:p>
          </table:table-cell>
          <table:table-cell table:style-name="ce2" office:value-type="string" calcext:value-type="string">
            <text:p>ef70250bc272b7ebf6038bce2dd3cdadad766b6275f64212d2fa55885515d072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129" calcext:value-type="float">
            <text:p>6129</text:p>
          </table:table-cell>
          <table:table-cell table:style-name="ce2" office:value-type="float" office:value="9852" calcext:value-type="float">
            <text:p>9852</text:p>
          </table:table-cell>
          <table:table-cell table:style-name="ce2" table:formula="of:=[.D502]+[.E502]" office:value-type="float" office:value="15981" calcext:value-type="float">
            <text:p>15981</text:p>
          </table:table-cell>
          <table:table-cell table:style-name="ce2" office:value-type="float" office:value="8.89" calcext:value-type="float">
            <text:p>8.89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93.34" calcext:value-type="float">
            <text:p>93.3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34" calcext:value-type="float">
            <text:p>93.34</text:p>
          </table:table-cell>
          <table:table-cell table:number-columns-repeated="1011"/>
        </table:table-row>
        <table:table-row table:style-name="ro1">
          <table:table-cell table:style-name="ce2" office:value-type="float" office:value="28128" calcext:value-type="float">
            <text:p>28128</text:p>
          </table:table-cell>
          <table:table-cell table:style-name="ce2" office:value-type="string" calcext:value-type="string">
            <text:p>a6a87201fb567ff4fa23d6290eed271237cef086061c556e5392e1d64eae54a0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330260" calcext:value-type="float">
            <text:p>3302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03]+[.E503]" office:value-type="float" office:value="330260" calcext:value-type="float">
            <text:p>330260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91.19" calcext:value-type="float">
            <text:p>91.19</text:p>
          </table:table-cell>
          <table:table-cell table:style-name="ce2" office:value-type="float" office:value="90.61" calcext:value-type="float">
            <text:p>90.6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1.19" calcext:value-type="float">
            <text:p>91.19</text:p>
          </table:table-cell>
          <table:table-cell table:number-columns-repeated="1011"/>
        </table:table-row>
        <table:table-row table:style-name="ro1">
          <table:table-cell table:style-name="ce2" office:value-type="float" office:value="28129" calcext:value-type="float">
            <text:p>28129</text:p>
          </table:table-cell>
          <table:table-cell table:style-name="ce2" office:value-type="string" calcext:value-type="string">
            <text:p>43cd29aa922cc52e2ee5b4ce011f7c1ca77d07c8c5df9d17f36fbf16c59f5b40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7541" calcext:value-type="float">
            <text:p>1754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04]+[.E504]" office:value-type="float" office:value="17541" calcext:value-type="float">
            <text:p>17541</text:p>
          </table:table-cell>
          <table:table-cell table:style-name="ce2" office:value-type="float" office:value="5.94" calcext:value-type="float">
            <text:p>5.94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82.88" calcext:value-type="float">
            <text:p>82.88</text:p>
          </table:table-cell>
          <table:table-cell table:style-name="ce2" office:value-type="float" office:value="98.95" calcext:value-type="float">
            <text:p>98.9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95" calcext:value-type="float">
            <text:p>98.95</text:p>
          </table:table-cell>
          <table:table-cell table:number-columns-repeated="1011"/>
        </table:table-row>
        <table:table-row table:style-name="ro1">
          <table:table-cell table:style-name="ce2" office:value-type="float" office:value="28130" calcext:value-type="float">
            <text:p>28130</text:p>
          </table:table-cell>
          <table:table-cell table:style-name="ce2" office:value-type="string" calcext:value-type="string">
            <text:p>50ddedebb00c8b362a6372593d3c8f14a816f57b0bf961c27455e3101fa0b8ef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5959" calcext:value-type="float">
            <text:p>15959</text:p>
          </table:table-cell>
          <table:table-cell table:style-name="ce2" office:value-type="float" office:value="2417" calcext:value-type="float">
            <text:p>2417</text:p>
          </table:table-cell>
          <table:table-cell table:style-name="ce2" table:formula="of:=[.D505]+[.E505]" office:value-type="float" office:value="18376" calcext:value-type="float">
            <text:p>18376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70.42" calcext:value-type="float">
            <text:p>70.4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7" calcext:value-type="float">
            <text:p>95.7</text:p>
          </table:table-cell>
          <table:table-cell table:number-columns-repeated="1011"/>
        </table:table-row>
        <table:table-row table:style-name="ro1">
          <table:table-cell table:style-name="ce2" office:value-type="float" office:value="28131" calcext:value-type="float">
            <text:p>28131</text:p>
          </table:table-cell>
          <table:table-cell table:style-name="ce2" office:value-type="string" calcext:value-type="string">
            <text:p>10ae1b0c05c8643e4274fc2f134c545d3d49263a9e92db5913453473185eed19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2683" calcext:value-type="float">
            <text:p>1268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06]+[.E506]" office:value-type="float" office:value="12683" calcext:value-type="float">
            <text:p>12683</text:p>
          </table:table-cell>
          <table:table-cell table:style-name="ce2" office:value-type="float" office:value="8.61" calcext:value-type="float">
            <text:p>8.6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37.35" calcext:value-type="float">
            <text:p>37.35</text:p>
          </table:table-cell>
          <table:table-cell table:style-name="ce2" office:value-type="float" office:value="92.47" calcext:value-type="float">
            <text:p>92.4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47" calcext:value-type="float">
            <text:p>92.47</text:p>
          </table:table-cell>
          <table:table-cell table:number-columns-repeated="1011"/>
        </table:table-row>
        <table:table-row table:style-name="ro1">
          <table:table-cell table:style-name="ce2" office:value-type="float" office:value="28132" calcext:value-type="float">
            <text:p>28132</text:p>
          </table:table-cell>
          <table:table-cell table:style-name="ce2" office:value-type="string" calcext:value-type="string">
            <text:p>ddd4b92539324c85fda3b4dd39c29b942c325a588f3c79f048322e949820dff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343" calcext:value-type="float">
            <text:p>434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07]+[.E507]" office:value-type="float" office:value="4343" calcext:value-type="float">
            <text:p>4343</text:p>
          </table:table-cell>
          <table:table-cell table:style-name="ce2" office:value-type="float" office:value="9.97" calcext:value-type="float">
            <text:p>9.97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84.54" calcext:value-type="float">
            <text:p>84.54</text:p>
          </table:table-cell>
          <table:table-cell table:style-name="ce2" office:value-type="float" office:value="97.04" calcext:value-type="float">
            <text:p>97.0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04" calcext:value-type="float">
            <text:p>97.04</text:p>
          </table:table-cell>
          <table:table-cell table:number-columns-repeated="1011"/>
        </table:table-row>
        <table:table-row table:style-name="ro1">
          <table:table-cell table:style-name="ce2" office:value-type="float" office:value="28132" calcext:value-type="float">
            <text:p>28132</text:p>
          </table:table-cell>
          <table:table-cell table:style-name="ce2" office:value-type="string" calcext:value-type="string">
            <text:p>e4f6ad4a8251eb53bd4c59ec431d81fae3ac248214497c7de5154227ad2d4c70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8232" calcext:value-type="float">
            <text:p>82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08]+[.E508]" office:value-type="float" office:value="8232" calcext:value-type="float">
            <text:p>8232</text:p>
          </table:table-cell>
          <table:table-cell table:style-name="ce2" office:value-type="float" office:value="6.61" calcext:value-type="float">
            <text:p>6.61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32.39" calcext:value-type="float">
            <text:p>32.39</text:p>
          </table:table-cell>
          <table:table-cell table:style-name="ce2" office:value-type="float" office:value="98.9" calcext:value-type="float">
            <text:p>98.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9" calcext:value-type="float">
            <text:p>98.9</text:p>
          </table:table-cell>
          <table:table-cell table:number-columns-repeated="1011"/>
        </table:table-row>
        <table:table-row table:style-name="ro1">
          <table:table-cell table:style-name="ce2" office:value-type="float" office:value="28133" calcext:value-type="float">
            <text:p>28133</text:p>
          </table:table-cell>
          <table:table-cell table:style-name="ce2" office:value-type="string" calcext:value-type="string">
            <text:p>230b57d58d6dcbb8edb06c9d625e20f08382e4b2e65dcf28fa7ee6a4ccd37774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9339" calcext:value-type="float">
            <text:p>9339</text:p>
          </table:table-cell>
          <table:table-cell table:style-name="ce2" office:value-type="float" office:value="577" calcext:value-type="float">
            <text:p>577</text:p>
          </table:table-cell>
          <table:table-cell table:style-name="ce2" table:formula="of:=[.D509]+[.E509]" office:value-type="float" office:value="9916" calcext:value-type="float">
            <text:p>9916</text:p>
          </table:table-cell>
          <table:table-cell table:style-name="ce2" office:value-type="float" office:value="8.55" calcext:value-type="float">
            <text:p>8.55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75.64" calcext:value-type="float">
            <text:p>75.64</text:p>
          </table:table-cell>
          <table:table-cell table:style-name="ce2" office:value-type="float" office:value="93.28" calcext:value-type="float">
            <text:p>93.2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28" calcext:value-type="float">
            <text:p>93.28</text:p>
          </table:table-cell>
          <table:table-cell table:number-columns-repeated="1011"/>
        </table:table-row>
        <table:table-row table:style-name="ro1">
          <table:table-cell table:style-name="ce2" office:value-type="float" office:value="28134" calcext:value-type="float">
            <text:p>28134</text:p>
          </table:table-cell>
          <table:table-cell table:style-name="ce2" office:value-type="string" calcext:value-type="string">
            <text:p>d41e3cb7405cbff5c63a2bc23df70b3adc0c681b7a80ad905e793a31f3f6699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9981" calcext:value-type="float">
            <text:p>9981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table:formula="of:=[.D510]+[.E510]" office:value-type="float" office:value="11894" calcext:value-type="float">
            <text:p>11894</text:p>
          </table:table-cell>
          <table:table-cell table:style-name="ce2" office:value-type="float" office:value="8.66" calcext:value-type="float">
            <text:p>8.6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57.01" calcext:value-type="float">
            <text:p>57.01</text:p>
          </table:table-cell>
          <table:table-cell table:style-name="ce2" office:value-type="float" office:value="92.92" calcext:value-type="float">
            <text:p>92.9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92" calcext:value-type="float">
            <text:p>92.92</text:p>
          </table:table-cell>
          <table:table-cell table:number-columns-repeated="1011"/>
        </table:table-row>
        <table:table-row table:style-name="ro1">
          <table:table-cell table:style-name="ce2" office:value-type="float" office:value="28135" calcext:value-type="float">
            <text:p>28135</text:p>
          </table:table-cell>
          <table:table-cell table:style-name="ce2" office:value-type="string" calcext:value-type="string">
            <text:p>f6ae9de621c2701c31239dd520122f88ec25814f3855db7c2ca933678afd0099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7431" calcext:value-type="float">
            <text:p>7431</text:p>
          </table:table-cell>
          <table:table-cell table:style-name="ce2" office:value-type="float" office:value="2655" calcext:value-type="float">
            <text:p>2655</text:p>
          </table:table-cell>
          <table:table-cell table:style-name="ce2" table:formula="of:=[.D511]+[.E511]" office:value-type="float" office:value="10086" calcext:value-type="float">
            <text:p>10086</text:p>
          </table:table-cell>
          <table:table-cell table:style-name="ce2" office:value-type="float" office:value="7.81" calcext:value-type="float">
            <text:p>7.81</text:p>
          </table:table-cell>
          <table:table-cell table:style-name="ce2" office:value-type="float" office:value="6.44" calcext:value-type="float">
            <text:p>6.44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58.52" calcext:value-type="float">
            <text:p>58.52</text:p>
          </table:table-cell>
          <table:table-cell table:style-name="ce2" office:value-type="float" office:value="88.63" calcext:value-type="float">
            <text:p>88.6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8.63" calcext:value-type="float">
            <text:p>88.63</text:p>
          </table:table-cell>
          <table:table-cell table:number-columns-repeated="1011"/>
        </table:table-row>
        <table:table-row table:style-name="ro1">
          <table:table-cell table:style-name="ce2" office:value-type="float" office:value="28136" calcext:value-type="float">
            <text:p>28136</text:p>
          </table:table-cell>
          <table:table-cell table:style-name="ce2" office:value-type="string" calcext:value-type="string">
            <text:p>d53bb13b5e0cb638ce512bb138596eaff5d9475e9eb22df2893b6a8d0a2a4fee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04248" calcext:value-type="float">
            <text:p>40424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12]+[.E512]" office:value-type="float" office:value="404248" calcext:value-type="float">
            <text:p>404248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98.54" calcext:value-type="float">
            <text:p>98.54</text:p>
          </table:table-cell>
          <table:table-cell table:style-name="ce2" office:value-type="float" office:value="75.73" calcext:value-type="float">
            <text:p>75.7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54" calcext:value-type="float">
            <text:p>98.54</text:p>
          </table:table-cell>
          <table:table-cell table:number-columns-repeated="1011"/>
        </table:table-row>
        <table:table-row table:style-name="ro1">
          <table:table-cell table:style-name="ce2" office:value-type="float" office:value="28137" calcext:value-type="float">
            <text:p>28137</text:p>
          </table:table-cell>
          <table:table-cell table:style-name="ce2" office:value-type="string" calcext:value-type="string">
            <text:p>f182ce3d6e648334c6a1f32ed5df4d5b1f5568634b325fa8fdae658ed89761c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8180" calcext:value-type="float">
            <text:p>818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13]+[.E513]" office:value-type="float" office:value="8180" calcext:value-type="float">
            <text:p>8180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74.39" calcext:value-type="float">
            <text:p>74.39</text:p>
          </table:table-cell>
          <table:table-cell table:style-name="ce2" office:value-type="float" office:value="93.88" calcext:value-type="float">
            <text:p>93.8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88" calcext:value-type="float">
            <text:p>93.88</text:p>
          </table:table-cell>
          <table:table-cell table:number-columns-repeated="1011"/>
        </table:table-row>
        <table:table-row table:style-name="ro1">
          <table:table-cell table:style-name="ce2" office:value-type="float" office:value="28137" calcext:value-type="float">
            <text:p>28137</text:p>
          </table:table-cell>
          <table:table-cell table:style-name="ce2" office:value-type="string" calcext:value-type="string">
            <text:p>c156abda8f7e88cd12a45fb0017872559205dfeae4587c35486343ac4676b7e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7545" calcext:value-type="float">
            <text:p>754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14]+[.E514]" office:value-type="float" office:value="7545" calcext:value-type="float">
            <text:p>7545</text:p>
          </table:table-cell>
          <table:table-cell table:style-name="ce2" office:value-type="float" office:value="9.87" calcext:value-type="float">
            <text:p>9.8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72.52" calcext:value-type="float">
            <text:p>72.52</text:p>
          </table:table-cell>
          <table:table-cell table:style-name="ce2" office:value-type="float" office:value="97.71" calcext:value-type="float">
            <text:p>97.7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71" calcext:value-type="float">
            <text:p>97.71</text:p>
          </table:table-cell>
          <table:table-cell table:number-columns-repeated="1011"/>
        </table:table-row>
        <table:table-row table:style-name="ro1">
          <table:table-cell table:style-name="ce2" office:value-type="float" office:value="28138" calcext:value-type="float">
            <text:p>28138</text:p>
          </table:table-cell>
          <table:table-cell table:style-name="ce2" office:value-type="string" calcext:value-type="string">
            <text:p>cc9b8dd5bd4c5f0262c6b15198617378143a1836bf95a8b0f42ed40d503b2dde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905" calcext:value-type="float">
            <text:p>590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15]+[.E515]" office:value-type="float" office:value="5905" calcext:value-type="float">
            <text:p>5905</text:p>
          </table:table-cell>
          <table:table-cell table:style-name="ce2" office:value-type="float" office:value="9.39" calcext:value-type="float">
            <text:p>9.39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80.53" calcext:value-type="float">
            <text:p>80.53</text:p>
          </table:table-cell>
          <table:table-cell table:style-name="ce2" office:value-type="float" office:value="94.76" calcext:value-type="float">
            <text:p>94.7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76" calcext:value-type="float">
            <text:p>94.76</text:p>
          </table:table-cell>
          <table:table-cell table:number-columns-repeated="1011"/>
        </table:table-row>
        <table:table-row table:style-name="ro1">
          <table:table-cell table:style-name="ce2" office:value-type="float" office:value="28138" calcext:value-type="float">
            <text:p>28138</text:p>
          </table:table-cell>
          <table:table-cell table:style-name="ce2" office:value-type="string" calcext:value-type="string">
            <text:p>31d89a9ae90a4d2de6c250ba4650587100db055c90172a52b87a76cf6213273d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646" calcext:value-type="float">
            <text:p>864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16]+[.E516]" office:value-type="float" office:value="8646" calcext:value-type="float">
            <text:p>8646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99.2" calcext:value-type="float">
            <text:p>99.2</text:p>
          </table:table-cell>
          <table:table-cell table:style-name="ce2" office:value-type="float" office:value="37.62" calcext:value-type="float">
            <text:p>37.6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2" calcext:value-type="float">
            <text:p>99.2</text:p>
          </table:table-cell>
          <table:table-cell table:number-columns-repeated="1011"/>
        </table:table-row>
        <table:table-row table:style-name="ro1">
          <table:table-cell table:style-name="ce2" office:value-type="float" office:value="28139" calcext:value-type="float">
            <text:p>28139</text:p>
          </table:table-cell>
          <table:table-cell table:style-name="ce2" office:value-type="string" calcext:value-type="string">
            <text:p>2c8c4c32a0fed07b57fbe13e666888e5b5256aeb8e9e0285e2f5e46309c1a385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570" calcext:value-type="float">
            <text:p>857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17]+[.E517]" office:value-type="float" office:value="8570" calcext:value-type="float">
            <text:p>8570</text:p>
          </table:table-cell>
          <table:table-cell table:style-name="ce2" office:value-type="float" office:value="3.85" calcext:value-type="float">
            <text:p>3.85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99.42" calcext:value-type="float">
            <text:p>99.42</text:p>
          </table:table-cell>
          <table:table-cell table:style-name="ce2" office:value-type="float" office:value="56.31" calcext:value-type="float">
            <text:p>56.3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42" calcext:value-type="float">
            <text:p>99.42</text:p>
          </table:table-cell>
          <table:table-cell table:number-columns-repeated="1011"/>
        </table:table-row>
        <table:table-row table:style-name="ro1">
          <table:table-cell table:style-name="ce2" office:value-type="float" office:value="28140" calcext:value-type="float">
            <text:p>28140</text:p>
          </table:table-cell>
          <table:table-cell table:style-name="ce2" office:value-type="string" calcext:value-type="string">
            <text:p>58b6990517e5658fbd7189d8b363b629a80e4ab6119eaec5552112fae856546d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9974" calcext:value-type="float">
            <text:p>9974</text:p>
          </table:table-cell>
          <table:table-cell table:style-name="ce2" office:value-type="float" office:value="2754" calcext:value-type="float">
            <text:p>2754</text:p>
          </table:table-cell>
          <table:table-cell table:style-name="ce2" table:formula="of:=[.D518]+[.E518]" office:value-type="float" office:value="12728" calcext:value-type="float">
            <text:p>12728</text:p>
          </table:table-cell>
          <table:table-cell table:style-name="ce2" office:value-type="float" office:value="5.36" calcext:value-type="float">
            <text:p>5.36</text:p>
          </table:table-cell>
          <table:table-cell table:style-name="ce2" office:value-type="float" office:value="6.59" calcext:value-type="float">
            <text:p>6.59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97.78" calcext:value-type="float">
            <text:p>97.78</text:p>
          </table:table-cell>
          <table:table-cell table:style-name="ce2" office:value-type="float" office:value="78.19" calcext:value-type="float">
            <text:p>78.1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78" calcext:value-type="float">
            <text:p>97.78</text:p>
          </table:table-cell>
          <table:table-cell table:number-columns-repeated="1011"/>
        </table:table-row>
        <table:table-row table:style-name="ro1">
          <table:table-cell table:style-name="ce2" office:value-type="float" office:value="28141" calcext:value-type="float">
            <text:p>28141</text:p>
          </table:table-cell>
          <table:table-cell table:style-name="ce2" office:value-type="string" calcext:value-type="string">
            <text:p>c71a0c1030d81f9a8ee09e948753650d210bf2b1076aee5d2a3a396ae80c95fd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938" calcext:value-type="float">
            <text:p>593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19]+[.E519]" office:value-type="float" office:value="5938" calcext:value-type="float">
            <text:p>5938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98.44" calcext:value-type="float">
            <text:p>98.44</text:p>
          </table:table-cell>
          <table:table-cell table:style-name="ce2" office:value-type="float" office:value="93.51" calcext:value-type="float">
            <text:p>93.5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44" calcext:value-type="float">
            <text:p>98.44</text:p>
          </table:table-cell>
          <table:table-cell table:number-columns-repeated="1011"/>
        </table:table-row>
        <table:table-row table:style-name="ro1">
          <table:table-cell table:style-name="ce2" office:value-type="float" office:value="28142" calcext:value-type="float">
            <text:p>28142</text:p>
          </table:table-cell>
          <table:table-cell table:style-name="ce2" office:value-type="string" calcext:value-type="string">
            <text:p>1888240ae6558591ca3b9a5ce47ccd486c2fd94209ee654bb44c32a311534dce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485" calcext:value-type="float">
            <text:p>5485</text:p>
          </table:table-cell>
          <table:table-cell table:style-name="ce2" office:value-type="float" office:value="6425" calcext:value-type="float">
            <text:p>6425</text:p>
          </table:table-cell>
          <table:table-cell table:style-name="ce2" table:formula="of:=[.D520]+[.E520]" office:value-type="float" office:value="11910" calcext:value-type="float">
            <text:p>11910</text:p>
          </table:table-cell>
          <table:table-cell table:style-name="ce2" office:value-type="float" office:value="4.94" calcext:value-type="float">
            <text:p>4.94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94.17" calcext:value-type="float">
            <text:p>94.17</text:p>
          </table:table-cell>
          <table:table-cell table:style-name="ce2" office:value-type="float" office:value="65.87" calcext:value-type="float">
            <text:p>65.8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4.17" calcext:value-type="float">
            <text:p>94.17</text:p>
          </table:table-cell>
          <table:table-cell table:number-columns-repeated="1011"/>
        </table:table-row>
        <table:table-row table:style-name="ro1">
          <table:table-cell table:style-name="ce2" office:value-type="float" office:value="28143" calcext:value-type="float">
            <text:p>28143</text:p>
          </table:table-cell>
          <table:table-cell table:style-name="ce2" office:value-type="string" calcext:value-type="string">
            <text:p>0a1d883e72ea2860e91458c1805997854a2136e4e4d093d355b95db341133bf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803" calcext:value-type="float">
            <text:p>680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21]+[.E521]" office:value-type="float" office:value="6803" calcext:value-type="float">
            <text:p>6803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88.14" calcext:value-type="float">
            <text:p>88.14</text:p>
          </table:table-cell>
          <table:table-cell table:style-name="ce2" office:value-type="float" office:value="73.33" calcext:value-type="float">
            <text:p>73.3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8.14" calcext:value-type="float">
            <text:p>88.14</text:p>
          </table:table-cell>
          <table:table-cell table:number-columns-repeated="1011"/>
        </table:table-row>
        <table:table-row table:style-name="ro1">
          <table:table-cell table:style-name="ce2" office:value-type="float" office:value="28144" calcext:value-type="float">
            <text:p>28144</text:p>
          </table:table-cell>
          <table:table-cell table:style-name="ce2" office:value-type="string" calcext:value-type="string">
            <text:p>6e38ed3d0d048a2cd7d1c44dc5e775c0222b68c2397a438446ecf571b3d024a8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810" calcext:value-type="float">
            <text:p>5810</text:p>
          </table:table-cell>
          <table:table-cell table:style-name="ce2" office:value-type="float" office:value="7406" calcext:value-type="float">
            <text:p>7406</text:p>
          </table:table-cell>
          <table:table-cell table:style-name="ce2" table:formula="of:=[.D522]+[.E522]" office:value-type="float" office:value="13216" calcext:value-type="float">
            <text:p>13216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7.16" calcext:value-type="float">
            <text:p>7.1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86.9" calcext:value-type="float">
            <text:p>86.9</text:p>
          </table:table-cell>
          <table:table-cell table:style-name="ce2" office:value-type="float" office:value="33.19" calcext:value-type="float">
            <text:p>33.1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6.9" calcext:value-type="float">
            <text:p>86.9</text:p>
          </table:table-cell>
          <table:table-cell table:number-columns-repeated="1011"/>
        </table:table-row>
        <table:table-row table:style-name="ro1">
          <table:table-cell table:style-name="ce2" office:value-type="float" office:value="28145" calcext:value-type="float">
            <text:p>28145</text:p>
          </table:table-cell>
          <table:table-cell table:style-name="ce2" office:value-type="string" calcext:value-type="string">
            <text:p>e7090d108abe1d47dcfbc6012c97dab298b80e7ffc2e1a9c272e262acab87a99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982" calcext:value-type="float">
            <text:p>2982</text:p>
          </table:table-cell>
          <table:table-cell table:style-name="ce2" office:value-type="float" office:value="3215" calcext:value-type="float">
            <text:p>3215</text:p>
          </table:table-cell>
          <table:table-cell table:style-name="ce2" table:formula="of:=[.D523]+[.E523]" office:value-type="float" office:value="6197" calcext:value-type="float">
            <text:p>6197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85.77" calcext:value-type="float">
            <text:p>85.77</text:p>
          </table:table-cell>
          <table:table-cell table:style-name="ce2" office:value-type="float" office:value="52.91" calcext:value-type="float">
            <text:p>52.9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5.77" calcext:value-type="float">
            <text:p>85.77</text:p>
          </table:table-cell>
          <table:table-cell table:number-columns-repeated="1011"/>
        </table:table-row>
        <table:table-row table:style-name="ro1">
          <table:table-cell table:style-name="ce2" office:value-type="float" office:value="28145" calcext:value-type="float">
            <text:p>28145</text:p>
          </table:table-cell>
          <table:table-cell table:style-name="ce2" office:value-type="string" calcext:value-type="string">
            <text:p>cd841145f85380e1c6e082ee19ad83ec90ed2e3f3a57db4c97f0ba0af71079bd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3703" calcext:value-type="float">
            <text:p>3703</text:p>
          </table:table-cell>
          <table:table-cell table:style-name="ce2" office:value-type="float" office:value="3215" calcext:value-type="float">
            <text:p>3215</text:p>
          </table:table-cell>
          <table:table-cell table:style-name="ce2" table:formula="of:=[.D524]+[.E524]" office:value-type="float" office:value="6918" calcext:value-type="float">
            <text:p>6918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81.7" calcext:value-type="float">
            <text:p>81.7</text:p>
          </table:table-cell>
          <table:table-cell table:style-name="ce2" office:value-type="float" office:value="47.79" calcext:value-type="float">
            <text:p>47.7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1.7" calcext:value-type="float">
            <text:p>81.7</text:p>
          </table:table-cell>
          <table:table-cell table:number-columns-repeated="1011"/>
        </table:table-row>
        <table:table-row table:style-name="ro1">
          <table:table-cell table:style-name="ce2" office:value-type="float" office:value="28146" calcext:value-type="float">
            <text:p>28146</text:p>
          </table:table-cell>
          <table:table-cell table:style-name="ce2" office:value-type="string" calcext:value-type="string">
            <text:p>25c6437136b3b50bfb8fccf85292fd0ffb1d72f09ab134bb81df4f0d37046bf4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1896" calcext:value-type="float">
            <text:p>1189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25]+[.E525]" office:value-type="float" office:value="11896" calcext:value-type="float">
            <text:p>11896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98.22" calcext:value-type="float">
            <text:p>98.22</text:p>
          </table:table-cell>
          <table:table-cell table:style-name="ce2" office:value-type="float" office:value="47.41" calcext:value-type="float">
            <text:p>47.4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22" calcext:value-type="float">
            <text:p>98.22</text:p>
          </table:table-cell>
          <table:table-cell table:number-columns-repeated="1011"/>
        </table:table-row>
        <table:table-row table:style-name="ro1">
          <table:table-cell table:style-name="ce2" office:value-type="float" office:value="28147" calcext:value-type="float">
            <text:p>28147</text:p>
          </table:table-cell>
          <table:table-cell table:style-name="ce2" office:value-type="string" calcext:value-type="string">
            <text:p>458c0cb304b50b0d1f69a02f76ec0b877c671ad58d4dee36be28759dcf2e7daf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1953" calcext:value-type="float">
            <text:p>1195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26]+[.E526]" office:value-type="float" office:value="11953" calcext:value-type="float">
            <text:p>11953</text:p>
          </table:table-cell>
          <table:table-cell table:style-name="ce2" office:value-type="float" office:value="3.82" calcext:value-type="float">
            <text:p>3.82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98.85" calcext:value-type="float">
            <text:p>98.85</text:p>
          </table:table-cell>
          <table:table-cell table:style-name="ce2" office:value-type="float" office:value="61.31" calcext:value-type="float">
            <text:p>61.3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85" calcext:value-type="float">
            <text:p>98.85</text:p>
          </table:table-cell>
          <table:table-cell table:number-columns-repeated="1011"/>
        </table:table-row>
        <table:table-row table:style-name="ro1">
          <table:table-cell table:style-name="ce2" office:value-type="float" office:value="28148" calcext:value-type="float">
            <text:p>28148</text:p>
          </table:table-cell>
          <table:table-cell table:style-name="ce2" office:value-type="string" calcext:value-type="string">
            <text:p>1c8fa74f2df223ada4a1215468db056431f61727a3928ac1434aa33c54a170d5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033" calcext:value-type="float">
            <text:p>5033</text:p>
          </table:table-cell>
          <table:table-cell table:style-name="ce2" office:value-type="float" office:value="3354" calcext:value-type="float">
            <text:p>3354</text:p>
          </table:table-cell>
          <table:table-cell table:style-name="ce2" table:formula="of:=[.D527]+[.E527]" office:value-type="float" office:value="8387" calcext:value-type="float">
            <text:p>8387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97.55" calcext:value-type="float">
            <text:p>97.55</text:p>
          </table:table-cell>
          <table:table-cell table:style-name="ce2" office:value-type="float" office:value="51.65" calcext:value-type="float">
            <text:p>51.6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55" calcext:value-type="float">
            <text:p>97.55</text:p>
          </table:table-cell>
          <table:table-cell table:number-columns-repeated="1011"/>
        </table:table-row>
        <table:table-row table:style-name="ro1">
          <table:table-cell table:style-name="ce2" office:value-type="float" office:value="28149" calcext:value-type="float">
            <text:p>28149</text:p>
          </table:table-cell>
          <table:table-cell table:style-name="ce2" office:value-type="string" calcext:value-type="string">
            <text:p>ad9b3e6b6a59bd1ac6e88dbb0a3baab0d5c63eabd744d0669d020716751bffe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027" calcext:value-type="float">
            <text:p>402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28]+[.E528]" office:value-type="float" office:value="4027" calcext:value-type="float">
            <text:p>4027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96.08" calcext:value-type="float">
            <text:p>96.08</text:p>
          </table:table-cell>
          <table:table-cell table:style-name="ce2" office:value-type="float" office:value="33.73" calcext:value-type="float">
            <text:p>33.7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08" calcext:value-type="float">
            <text:p>96.08</text:p>
          </table:table-cell>
          <table:table-cell table:number-columns-repeated="1011"/>
        </table:table-row>
        <table:table-row table:style-name="ro1">
          <table:table-cell table:style-name="ce2" office:value-type="float" office:value="28150" calcext:value-type="float">
            <text:p>28150</text:p>
          </table:table-cell>
          <table:table-cell table:style-name="ce2" office:value-type="string" calcext:value-type="string">
            <text:p>61143c835d3627212415fa09d1bee677087e3d86f1d9303bf81dc35e147046a3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446" calcext:value-type="float">
            <text:p>2446</text:p>
          </table:table-cell>
          <table:table-cell table:style-name="ce2" office:value-type="float" office:value="11150" calcext:value-type="float">
            <text:p>11150</text:p>
          </table:table-cell>
          <table:table-cell table:style-name="ce2" table:formula="of:=[.D529]+[.E529]" office:value-type="float" office:value="13596" calcext:value-type="float">
            <text:p>13596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57.32" calcext:value-type="float">
            <text:p>57.32</text:p>
          </table:table-cell>
          <table:table-cell table:style-name="ce2" office:value-type="float" office:value="31.34" calcext:value-type="float">
            <text:p>31.3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57.32" calcext:value-type="float">
            <text:p>57.32</text:p>
          </table:table-cell>
          <table:table-cell table:number-columns-repeated="1011"/>
        </table:table-row>
        <table:table-row table:style-name="ro1">
          <table:table-cell table:style-name="ce2" office:value-type="float" office:value="28151" calcext:value-type="float">
            <text:p>28151</text:p>
          </table:table-cell>
          <table:table-cell table:style-name="ce2" office:value-type="string" calcext:value-type="string">
            <text:p>2cdf5c80ea499e0bf4f621197ee3aa13165fd1a4b4599cc8d3a1ccb6693fd8a0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375" calcext:value-type="float">
            <text:p>1375</text:p>
          </table:table-cell>
          <table:table-cell table:style-name="ce2" office:value-type="float" office:value="5252" calcext:value-type="float">
            <text:p>5252</text:p>
          </table:table-cell>
          <table:table-cell table:style-name="ce2" table:formula="of:=[.D530]+[.E530]" office:value-type="float" office:value="6627" calcext:value-type="float">
            <text:p>6627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21.75" calcext:value-type="float">
            <text:p>21.75</text:p>
          </table:table-cell>
          <table:table-cell table:style-name="ce2" office:value-type="float" office:value="43.11" calcext:value-type="float">
            <text:p>43.1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43.11" calcext:value-type="float">
            <text:p>43.11</text:p>
          </table:table-cell>
          <table:table-cell table:number-columns-repeated="1011"/>
        </table:table-row>
        <table:table-row table:style-name="ro1">
          <table:table-cell table:style-name="ce2" office:value-type="float" office:value="28152" calcext:value-type="float">
            <text:p>28152</text:p>
          </table:table-cell>
          <table:table-cell table:style-name="ce2" office:value-type="string" calcext:value-type="string">
            <text:p>5d0558845da6975c38de282625a6070e885394a4b85f5ad264c1abe0424685fd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011" calcext:value-type="float">
            <text:p>40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31]+[.E531]" office:value-type="float" office:value="4011" calcext:value-type="float">
            <text:p>4011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88.61" calcext:value-type="float">
            <text:p>88.61</text:p>
          </table:table-cell>
          <table:table-cell table:style-name="ce2" office:value-type="float" office:value="41.6" calcext:value-type="float">
            <text:p>41.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8.61" calcext:value-type="float">
            <text:p>88.61</text:p>
          </table:table-cell>
          <table:table-cell table:number-columns-repeated="1011"/>
        </table:table-row>
        <table:table-row table:style-name="ro1">
          <table:table-cell table:style-name="ce2" office:value-type="float" office:value="28153" calcext:value-type="float">
            <text:p>28153</text:p>
          </table:table-cell>
          <table:table-cell table:style-name="ce2" office:value-type="string" calcext:value-type="string">
            <text:p>379e082ca656679085b5ef62e89299e3036ada1f5495b1ab4ced84c8aa3134a3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4932" calcext:value-type="float">
            <text:p>4932</text:p>
          </table:table-cell>
          <table:table-cell table:style-name="ce2" office:value-type="float" office:value="5589" calcext:value-type="float">
            <text:p>5589</text:p>
          </table:table-cell>
          <table:table-cell table:style-name="ce2" table:formula="of:=[.D532]+[.E532]" office:value-type="float" office:value="10521" calcext:value-type="float">
            <text:p>10521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51.81" calcext:value-type="float">
            <text:p>51.81</text:p>
          </table:table-cell>
          <table:table-cell table:style-name="ce2" office:value-type="float" office:value="68.43" calcext:value-type="float">
            <text:p>68.4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8.43" calcext:value-type="float">
            <text:p>68.43</text:p>
          </table:table-cell>
          <table:table-cell table:number-columns-repeated="1011"/>
        </table:table-row>
        <table:table-row table:style-name="ro1">
          <table:table-cell table:style-name="ce2" office:value-type="float" office:value="28153" calcext:value-type="float">
            <text:p>28153</text:p>
          </table:table-cell>
          <table:table-cell table:style-name="ce2" office:value-type="string" calcext:value-type="string">
            <text:p>69f3df0e7b30531ab950ee1d6299eadc4f154ac7a3806629900fa730de58be92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286" calcext:value-type="float">
            <text:p>5286</text:p>
          </table:table-cell>
          <table:table-cell table:style-name="ce2" office:value-type="float" office:value="5989" calcext:value-type="float">
            <text:p>5989</text:p>
          </table:table-cell>
          <table:table-cell table:style-name="ce2" table:formula="of:=[.D533]+[.E533]" office:value-type="float" office:value="11275" calcext:value-type="float">
            <text:p>11275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52.17" calcext:value-type="float">
            <text:p>52.17</text:p>
          </table:table-cell>
          <table:table-cell table:style-name="ce2" office:value-type="float" office:value="69.67" calcext:value-type="float">
            <text:p>69.6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9.67" calcext:value-type="float">
            <text:p>69.67</text:p>
          </table:table-cell>
          <table:table-cell table:number-columns-repeated="1011"/>
        </table:table-row>
        <table:table-row table:style-name="ro1">
          <table:table-cell table:style-name="ce2" office:value-type="float" office:value="28154" calcext:value-type="float">
            <text:p>28154</text:p>
          </table:table-cell>
          <table:table-cell table:style-name="ce2" office:value-type="string" calcext:value-type="string">
            <text:p>57d832cc383b1150e47d78ec817f9957527635d8f7b7a994a57c4afbfd4d2c0d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34]+[.E534]" office:value-type="float" office:value="3690" calcext:value-type="float">
            <text:p>3690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88.94" calcext:value-type="float">
            <text:p>88.94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8.94" calcext:value-type="float">
            <text:p>88.94</text:p>
          </table:table-cell>
          <table:table-cell table:number-columns-repeated="1011"/>
        </table:table-row>
        <table:table-row table:style-name="ro1">
          <table:table-cell table:style-name="ce2" office:value-type="float" office:value="28155" calcext:value-type="float">
            <text:p>28155</text:p>
          </table:table-cell>
          <table:table-cell table:style-name="ce2" office:value-type="string" calcext:value-type="string">
            <text:p>fc7dc3b82f1619a0f9ba7a0ff4954b979c2d52df9e1b13ece93b3107d9052ba1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4444" calcext:value-type="float">
            <text:p>3444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35]+[.E535]" office:value-type="float" office:value="34444" calcext:value-type="float">
            <text:p>34444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98.63" calcext:value-type="float">
            <text:p>98.63</text:p>
          </table:table-cell>
          <table:table-cell table:style-name="ce2" office:value-type="float" office:value="92.94" calcext:value-type="float">
            <text:p>92.9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63" calcext:value-type="float">
            <text:p>98.63</text:p>
          </table:table-cell>
          <table:table-cell table:number-columns-repeated="1011"/>
        </table:table-row>
        <table:table-row table:style-name="ro1">
          <table:table-cell table:style-name="ce2" office:value-type="float" office:value="28156" calcext:value-type="float">
            <text:p>28156</text:p>
          </table:table-cell>
          <table:table-cell table:style-name="ce2" office:value-type="string" calcext:value-type="string">
            <text:p>d243402641f1f2ff28f94be31eae7a783d8fb0a59f862c9c11433d9736d7235f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827" calcext:value-type="float">
            <text:p>482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36]+[.E536]" office:value-type="float" office:value="4827" calcext:value-type="float">
            <text:p>4827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99.86" calcext:value-type="float">
            <text:p>99.86</text:p>
          </table:table-cell>
          <table:table-cell table:style-name="ce2" office:value-type="float" office:value="33.32" calcext:value-type="float">
            <text:p>33.3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86" calcext:value-type="float">
            <text:p>99.86</text:p>
          </table:table-cell>
          <table:table-cell table:number-columns-repeated="1011"/>
        </table:table-row>
        <table:table-row table:style-name="ro1">
          <table:table-cell table:style-name="ce2" office:value-type="float" office:value="28157" calcext:value-type="float">
            <text:p>28157</text:p>
          </table:table-cell>
          <table:table-cell table:style-name="ce2" office:value-type="string" calcext:value-type="string">
            <text:p>76574109bd2f5cc5c305a59a7a002c8131a49699306756b5fd1647879b48b3d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248" calcext:value-type="float">
            <text:p>6248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table:formula="of:=[.D537]+[.E537]" office:value-type="float" office:value="7681" calcext:value-type="float">
            <text:p>7681</text:p>
          </table:table-cell>
          <table:table-cell table:style-name="ce2" office:value-type="float" office:value="7.49" calcext:value-type="float">
            <text:p>7.49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82.79" calcext:value-type="float">
            <text:p>82.79</text:p>
          </table:table-cell>
          <table:table-cell table:style-name="ce2" office:value-type="float" office:value="96.3" calcext:value-type="float">
            <text:p>96.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3" calcext:value-type="float">
            <text:p>96.3</text:p>
          </table:table-cell>
          <table:table-cell table:number-columns-repeated="1011"/>
        </table:table-row>
        <table:table-row table:style-name="ro1">
          <table:table-cell table:style-name="ce2" office:value-type="float" office:value="28158" calcext:value-type="float">
            <text:p>28158</text:p>
          </table:table-cell>
          <table:table-cell table:style-name="ce2" office:value-type="string" calcext:value-type="string">
            <text:p>41e2dec0bd81f00708857cfa1b34f53c9694f3a82dede230c896efef03f5152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349" calcext:value-type="float">
            <text:p>3349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table:formula="of:=[.D538]+[.E538]" office:value-type="float" office:value="4399" calcext:value-type="float">
            <text:p>4399</text:p>
          </table:table-cell>
          <table:table-cell table:style-name="ce2" office:value-type="float" office:value="10.39" calcext:value-type="float">
            <text:p>10.39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93.96" calcext:value-type="float">
            <text:p>93.9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96" calcext:value-type="float">
            <text:p>93.96</text:p>
          </table:table-cell>
          <table:table-cell table:number-columns-repeated="1011"/>
        </table:table-row>
        <table:table-row table:style-name="ro1">
          <table:table-cell table:style-name="ce2" office:value-type="float" office:value="28159" calcext:value-type="float">
            <text:p>28159</text:p>
          </table:table-cell>
          <table:table-cell table:style-name="ce2" office:value-type="string" calcext:value-type="string">
            <text:p>e822cf8d0e911cb584dd975c37fb025b7ea9dbf214f22fae5465afa33752255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202" calcext:value-type="float">
            <text:p>4202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table:formula="of:=[.D539]+[.E539]" office:value-type="float" office:value="7352" calcext:value-type="float">
            <text:p>7352</text:p>
          </table:table-cell>
          <table:table-cell table:style-name="ce2" office:value-type="float" office:value="8.89" calcext:value-type="float">
            <text:p>8.89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90.21" calcext:value-type="float">
            <text:p>90.21</text:p>
          </table:table-cell>
          <table:table-cell table:style-name="ce2" office:value-type="float" office:value="92.27" calcext:value-type="float">
            <text:p>92.2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27" calcext:value-type="float">
            <text:p>92.27</text:p>
          </table:table-cell>
          <table:table-cell table:number-columns-repeated="1011"/>
        </table:table-row>
        <table:table-row table:style-name="ro1">
          <table:table-cell table:style-name="ce2" office:value-type="float" office:value="28160" calcext:value-type="float">
            <text:p>28160</text:p>
          </table:table-cell>
          <table:table-cell table:style-name="ce2" office:value-type="string" calcext:value-type="string">
            <text:p>633f2d4a751f86b6df3dada15a9e1e97a33028e8feb036b85e4b86896a6fdc8b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918" calcext:value-type="float">
            <text:p>4918</text:p>
          </table:table-cell>
          <table:table-cell table:style-name="ce2" office:value-type="float" office:value="3567" calcext:value-type="float">
            <text:p>3567</text:p>
          </table:table-cell>
          <table:table-cell table:style-name="ce2" table:formula="of:=[.D540]+[.E540]" office:value-type="float" office:value="8485" calcext:value-type="float">
            <text:p>8485</text:p>
          </table:table-cell>
          <table:table-cell table:style-name="ce2" office:value-type="float" office:value="7.18" calcext:value-type="float">
            <text:p>7.18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52.97" calcext:value-type="float">
            <text:p>52.97</text:p>
          </table:table-cell>
          <table:table-cell table:style-name="ce2" office:value-type="float" office:value="91.54" calcext:value-type="float">
            <text:p>91.5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54" calcext:value-type="float">
            <text:p>91.54</text:p>
          </table:table-cell>
          <table:table-cell table:number-columns-repeated="1011"/>
        </table:table-row>
        <table:table-row table:style-name="ro1">
          <table:table-cell table:style-name="ce2" office:value-type="float" office:value="28161" calcext:value-type="float">
            <text:p>28161</text:p>
          </table:table-cell>
          <table:table-cell table:style-name="ce2" office:value-type="string" calcext:value-type="string">
            <text:p>852d66ad9ac5ef9b33be17f14e1d1e1c7651e5740007d14e7f8314118c6752f8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223" calcext:value-type="float">
            <text:p>4223</text:p>
          </table:table-cell>
          <table:table-cell table:style-name="ce2" office:value-type="float" office:value="2908" calcext:value-type="float">
            <text:p>2908</text:p>
          </table:table-cell>
          <table:table-cell table:style-name="ce2" table:formula="of:=[.D541]+[.E541]" office:value-type="float" office:value="7131" calcext:value-type="float">
            <text:p>7131</text:p>
          </table:table-cell>
          <table:table-cell table:style-name="ce2" office:value-type="float" office:value="8.64" calcext:value-type="float">
            <text:p>8.64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47.38" calcext:value-type="float">
            <text:p>47.38</text:p>
          </table:table-cell>
          <table:table-cell table:style-name="ce2" office:value-type="float" office:value="84.16" calcext:value-type="float">
            <text:p>84.1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4.16" calcext:value-type="float">
            <text:p>84.16</text:p>
          </table:table-cell>
          <table:table-cell table:number-columns-repeated="1011"/>
        </table:table-row>
        <table:table-row table:style-name="ro1">
          <table:table-cell table:style-name="ce2" office:value-type="float" office:value="28162" calcext:value-type="float">
            <text:p>28162</text:p>
          </table:table-cell>
          <table:table-cell table:style-name="ce2" office:value-type="string" calcext:value-type="string">
            <text:p>6a71af4592e1909066e6a3826ad726a794189a1527c20be42625fa9a9509f5fd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8758" calcext:value-type="float">
            <text:p>28758</text:p>
          </table:table-cell>
          <table:table-cell table:style-name="ce2" office:value-type="float" office:value="1763" calcext:value-type="float">
            <text:p>1763</text:p>
          </table:table-cell>
          <table:table-cell table:style-name="ce2" table:formula="of:=[.D542]+[.E542]" office:value-type="float" office:value="30521" calcext:value-type="float">
            <text:p>30521</text:p>
          </table:table-cell>
          <table:table-cell table:style-name="ce2" office:value-type="float" office:value="4.52" calcext:value-type="float">
            <text:p>4.52</text:p>
          </table:table-cell>
          <table:table-cell table:style-name="ce2" office:value-type="float" office:value="8.58" calcext:value-type="float">
            <text:p>8.58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43.86" calcext:value-type="float">
            <text:p>43.86</text:p>
          </table:table-cell>
          <table:table-cell table:style-name="ce2" office:value-type="float" office:value="79.34" calcext:value-type="float">
            <text:p>79.3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9.34" calcext:value-type="float">
            <text:p>79.34</text:p>
          </table:table-cell>
          <table:table-cell table:number-columns-repeated="1011"/>
        </table:table-row>
        <table:table-row table:style-name="ro1">
          <table:table-cell table:style-name="ce2" office:value-type="float" office:value="28163" calcext:value-type="float">
            <text:p>28163</text:p>
          </table:table-cell>
          <table:table-cell table:style-name="ce2" office:value-type="string" calcext:value-type="string">
            <text:p>ec5d77e032412556f4c51849bcc35c3450bf9f10878e002133436acf39e28891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3798" calcext:value-type="float">
            <text:p>37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43]+[.E543]" office:value-type="float" office:value="3798" calcext:value-type="float">
            <text:p>3798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8.37" calcext:value-type="float">
            <text:p>8.37</text:p>
          </table:table-cell>
          <table:table-cell table:style-name="ce2" office:value-type="float" office:value="95.5" calcext:value-type="float">
            <text:p>95.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5" calcext:value-type="float">
            <text:p>95.5</text:p>
          </table:table-cell>
          <table:table-cell table:number-columns-repeated="1011"/>
        </table:table-row>
        <table:table-row table:style-name="ro1">
          <table:table-cell table:style-name="ce2" office:value-type="float" office:value="28163" calcext:value-type="float">
            <text:p>28163</text:p>
          </table:table-cell>
          <table:table-cell table:style-name="ce2" office:value-type="string" calcext:value-type="string">
            <text:p>0f370d66af44cc18754f3e1825a254fdd38c041d64de6a25840c30d81ff213d6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3821" calcext:value-type="float">
            <text:p>1382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44]+[.E544]" office:value-type="float" office:value="13821" calcext:value-type="float">
            <text:p>13821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99.73" calcext:value-type="float">
            <text:p>99.73</text:p>
          </table:table-cell>
          <table:table-cell table:style-name="ce2" office:value-type="float" office:value="73.77" calcext:value-type="float">
            <text:p>73.7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73" calcext:value-type="float">
            <text:p>99.73</text:p>
          </table:table-cell>
          <table:table-cell table:number-columns-repeated="1011"/>
        </table:table-row>
        <table:table-row table:style-name="ro1">
          <table:table-cell table:style-name="ce2" office:value-type="float" office:value="28164" calcext:value-type="float">
            <text:p>28164</text:p>
          </table:table-cell>
          <table:table-cell table:style-name="ce2" office:value-type="string" calcext:value-type="string">
            <text:p>9d3e7f7af5a7c6eaec80880aa4da1fe26e3a8d4566fd9365d4d229c8b6cff784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3614" calcext:value-type="float">
            <text:p>3614</text:p>
          </table:table-cell>
          <table:table-cell table:style-name="ce2" office:value-type="float" office:value="4549" calcext:value-type="float">
            <text:p>4549</text:p>
          </table:table-cell>
          <table:table-cell table:style-name="ce2" table:formula="of:=[.D545]+[.E545]" office:value-type="float" office:value="8163" calcext:value-type="float">
            <text:p>8163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7.85" calcext:value-type="float">
            <text:p>7.85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5.52" calcext:value-type="float">
            <text:p>25.52</text:p>
          </table:table-cell>
          <table:table-cell table:style-name="ce2" office:value-type="float" office:value="17.25" calcext:value-type="float">
            <text:p>17.2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25.52" calcext:value-type="float">
            <text:p>25.52</text:p>
          </table:table-cell>
          <table:table-cell table:number-columns-repeated="1011"/>
        </table:table-row>
        <table:table-row table:style-name="ro1">
          <table:table-cell table:style-name="ce2" office:value-type="float" office:value="28165" calcext:value-type="float">
            <text:p>28165</text:p>
          </table:table-cell>
          <table:table-cell table:style-name="ce2" office:value-type="string" calcext:value-type="string">
            <text:p>e3cc8a9d00c90070d16a6dd1626b899877f4cfb3e72b90ed0547cc88fcd3dfb1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0877" calcext:value-type="float">
            <text:p>10877</text:p>
          </table:table-cell>
          <table:table-cell table:style-name="ce2" office:value-type="float" office:value="950" calcext:value-type="float">
            <text:p>950</text:p>
          </table:table-cell>
          <table:table-cell table:style-name="ce2" table:formula="of:=[.D546]+[.E546]" office:value-type="float" office:value="11827" calcext:value-type="float">
            <text:p>11827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81.12" calcext:value-type="float">
            <text:p>81.12</text:p>
          </table:table-cell>
          <table:table-cell table:style-name="ce2" office:value-type="float" office:value="69.61" calcext:value-type="float">
            <text:p>69.6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1.12" calcext:value-type="float">
            <text:p>81.12</text:p>
          </table:table-cell>
          <table:table-cell table:number-columns-repeated="1011"/>
        </table:table-row>
        <table:table-row table:style-name="ro1">
          <table:table-cell table:style-name="ce2" office:value-type="float" office:value="28166" calcext:value-type="float">
            <text:p>28166</text:p>
          </table:table-cell>
          <table:table-cell table:style-name="ce2" office:value-type="string" calcext:value-type="string">
            <text:p>4160233091609c6c8092a6d2a8dc7e469724897a54de9f1e990889596b2bdb85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3385" calcext:value-type="float">
            <text:p>3385</text:p>
          </table:table-cell>
          <table:table-cell table:style-name="ce2" office:value-type="float" office:value="4769" calcext:value-type="float">
            <text:p>4769</text:p>
          </table:table-cell>
          <table:table-cell table:style-name="ce2" table:formula="of:=[.D547]+[.E547]" office:value-type="float" office:value="8154" calcext:value-type="float">
            <text:p>8154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81.47" calcext:value-type="float">
            <text:p>81.47</text:p>
          </table:table-cell>
          <table:table-cell table:style-name="ce2" office:value-type="float" office:value="38.42" calcext:value-type="float">
            <text:p>38.4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1.47" calcext:value-type="float">
            <text:p>81.47</text:p>
          </table:table-cell>
          <table:table-cell table:number-columns-repeated="1011"/>
        </table:table-row>
        <table:table-row table:style-name="ro1">
          <table:table-cell table:style-name="ce2" office:value-type="float" office:value="28167" calcext:value-type="float">
            <text:p>28167</text:p>
          </table:table-cell>
          <table:table-cell table:style-name="ce2" office:value-type="string" calcext:value-type="string">
            <text:p>2ef2f2553ca0e62328fdf5a9a89f0fe6dc332a100efdb07ced9db63a8050bcea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142" calcext:value-type="float">
            <text:p>3142</text:p>
          </table:table-cell>
          <table:table-cell table:style-name="ce2" office:value-type="float" office:value="3520" calcext:value-type="float">
            <text:p>3520</text:p>
          </table:table-cell>
          <table:table-cell table:style-name="ce2" table:formula="of:=[.D548]+[.E548]" office:value-type="float" office:value="6662" calcext:value-type="float">
            <text:p>6662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80.34" calcext:value-type="float">
            <text:p>80.34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0.34" calcext:value-type="float">
            <text:p>80.34</text:p>
          </table:table-cell>
          <table:table-cell table:number-columns-repeated="1011"/>
        </table:table-row>
        <table:table-row table:style-name="ro1">
          <table:table-cell table:style-name="ce2" office:value-type="float" office:value="28168" calcext:value-type="float">
            <text:p>28168</text:p>
          </table:table-cell>
          <table:table-cell table:style-name="ce2" office:value-type="string" calcext:value-type="string">
            <text:p>badfe31cb1ae076d573d9c650dccc550a2a0e0fcd0113c813a3a9ceb8f21f6f8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44" calcext:value-type="float">
            <text:p>5744</text:p>
          </table:table-cell>
          <table:table-cell table:style-name="ce2" table:formula="of:=[.D549]+[.E549]" office:value-type="float" office:value="5744" calcext:value-type="float">
            <text:p>574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mpty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float" office:value="28168" calcext:value-type="float">
            <text:p>28168</text:p>
          </table:table-cell>
          <table:table-cell table:style-name="ce2" office:value-type="string" calcext:value-type="string">
            <text:p>6460d021cb0c43714f78abd4f5593238be5c3eb4a04500db180ffc9a5c9997a1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3121" calcext:value-type="float">
            <text:p>3121</text:p>
          </table:table-cell>
          <table:table-cell table:style-name="ce2" office:value-type="float" office:value="5924" calcext:value-type="float">
            <text:p>5924</text:p>
          </table:table-cell>
          <table:table-cell table:style-name="ce2" table:formula="of:=[.D550]+[.E550]" office:value-type="float" office:value="9045" calcext:value-type="float">
            <text:p>9045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2.54" calcext:value-type="float">
            <text:p>22.54</text:p>
          </table:table-cell>
          <table:table-cell table:style-name="ce2" office:value-type="float" office:value="28.73" calcext:value-type="float">
            <text:p>28.7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28.73" calcext:value-type="float">
            <text:p>28.73</text:p>
          </table:table-cell>
          <table:table-cell table:number-columns-repeated="1011"/>
        </table:table-row>
        <table:table-row table:style-name="ro1">
          <table:table-cell table:style-name="ce2" office:value-type="float" office:value="28169" calcext:value-type="float">
            <text:p>28169</text:p>
          </table:table-cell>
          <table:table-cell table:style-name="ce2" office:value-type="string" calcext:value-type="string">
            <text:p>9b9daaee673e76f833d66dc7fb5bf99521706cbe52e919f4eac1c90119235173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061" calcext:value-type="float">
            <text:p>6061</text:p>
          </table:table-cell>
          <table:table-cell table:style-name="ce2" office:value-type="float" office:value="487" calcext:value-type="float">
            <text:p>487</text:p>
          </table:table-cell>
          <table:table-cell table:style-name="ce2" table:formula="of:=[.D551]+[.E551]" office:value-type="float" office:value="6548" calcext:value-type="float">
            <text:p>6548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80.32" calcext:value-type="float">
            <text:p>80.32</text:p>
          </table:table-cell>
          <table:table-cell table:style-name="ce2" office:value-type="float" office:value="54.66" calcext:value-type="float">
            <text:p>54.6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0.32" calcext:value-type="float">
            <text:p>80.32</text:p>
          </table:table-cell>
          <table:table-cell table:number-columns-repeated="1011"/>
        </table:table-row>
        <table:table-row table:style-name="ro1">
          <table:table-cell table:style-name="ce2" office:value-type="float" office:value="28170" calcext:value-type="float">
            <text:p>28170</text:p>
          </table:table-cell>
          <table:table-cell table:style-name="ce2" office:value-type="string" calcext:value-type="string">
            <text:p>c04be5408a7bb2e851c60cc685be408fb733d6b4e2ce97b60e1988bc81b97057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4879" calcext:value-type="float">
            <text:p>4879</text:p>
          </table:table-cell>
          <table:table-cell table:style-name="ce2" office:value-type="float" office:value="7664" calcext:value-type="float">
            <text:p>7664</text:p>
          </table:table-cell>
          <table:table-cell table:style-name="ce2" table:formula="of:=[.D552]+[.E552]" office:value-type="float" office:value="12543" calcext:value-type="float">
            <text:p>1254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77.97" calcext:value-type="float">
            <text:p>77.97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7.97" calcext:value-type="float">
            <text:p>77.97</text:p>
          </table:table-cell>
          <table:table-cell table:number-columns-repeated="1011"/>
        </table:table-row>
        <table:table-row table:style-name="ro1">
          <table:table-cell table:style-name="ce2" office:value-type="float" office:value="28171" calcext:value-type="float">
            <text:p>28171</text:p>
          </table:table-cell>
          <table:table-cell table:style-name="ce2" office:value-type="string" calcext:value-type="string">
            <text:p>09863f0b0a3f9984b08095954d00e70d41dc5178c77abb332a5a738dd6246a9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442" calcext:value-type="float">
            <text:p>444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53]+[.E553]" office:value-type="float" office:value="4442" calcext:value-type="float">
            <text:p>4442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97.99" calcext:value-type="float">
            <text:p>97.99</text:p>
          </table:table-cell>
          <table:table-cell table:style-name="ce2" office:value-type="float" office:value="41.99" calcext:value-type="float">
            <text:p>41.9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99" calcext:value-type="float">
            <text:p>97.99</text:p>
          </table:table-cell>
          <table:table-cell table:number-columns-repeated="1011"/>
        </table:table-row>
        <table:table-row table:style-name="ro1">
          <table:table-cell table:style-name="ce2" office:value-type="float" office:value="28172" calcext:value-type="float">
            <text:p>28172</text:p>
          </table:table-cell>
          <table:table-cell table:style-name="ce2" office:value-type="string" calcext:value-type="string">
            <text:p>5255730caa6cc51c26922f3e79f22855e3e7694e9481ccc082ee4d11c79579ba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458" calcext:value-type="float">
            <text:p>4458</text:p>
          </table:table-cell>
          <table:table-cell table:style-name="ce2" office:value-type="float" office:value="2901" calcext:value-type="float">
            <text:p>2901</text:p>
          </table:table-cell>
          <table:table-cell table:style-name="ce2" table:formula="of:=[.D554]+[.E554]" office:value-type="float" office:value="7359" calcext:value-type="float">
            <text:p>7359</text:p>
          </table:table-cell>
          <table:table-cell table:style-name="ce2" office:value-type="float" office:value="8.62" calcext:value-type="float">
            <text:p>8.62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91.12" calcext:value-type="float">
            <text:p>91.12</text:p>
          </table:table-cell>
          <table:table-cell table:style-name="ce2" office:value-type="float" office:value="88.93" calcext:value-type="float">
            <text:p>88.9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1.12" calcext:value-type="float">
            <text:p>91.12</text:p>
          </table:table-cell>
          <table:table-cell table:number-columns-repeated="1011"/>
        </table:table-row>
        <table:table-row table:style-name="ro1">
          <table:table-cell table:style-name="ce2" office:value-type="float" office:value="28173" calcext:value-type="float">
            <text:p>28173</text:p>
          </table:table-cell>
          <table:table-cell table:style-name="ce2" office:value-type="string" calcext:value-type="string">
            <text:p>d0210cb7c49050840f47cf6f2628ce7a5bfa1ead04775a6a4d6af4a27d63590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365692" calcext:value-type="float">
            <text:p>36569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55]+[.E555]" office:value-type="float" office:value="365692" calcext:value-type="float">
            <text:p>365692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9.91" calcext:value-type="float">
            <text:p>9.91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85.19" calcext:value-type="float">
            <text:p>85.19</text:p>
          </table:table-cell>
          <table:table-cell table:style-name="ce2" office:value-type="float" office:value="53.26" calcext:value-type="float">
            <text:p>53.2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5.19" calcext:value-type="float">
            <text:p>85.19</text:p>
          </table:table-cell>
          <table:table-cell table:number-columns-repeated="1011"/>
        </table:table-row>
        <table:table-row table:style-name="ro1">
          <table:table-cell table:style-name="ce2" office:value-type="float" office:value="28174" calcext:value-type="float">
            <text:p>28174</text:p>
          </table:table-cell>
          <table:table-cell table:style-name="ce2" office:value-type="string" calcext:value-type="string">
            <text:p>10949c2aa871b9e372e4b58c79c8cbef091f6254b77d92a8f1b8bd6a9b7a70f2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736" calcext:value-type="float">
            <text:p>273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56]+[.E556]" office:value-type="float" office:value="2736" calcext:value-type="float">
            <text:p>2736</text:p>
          </table:table-cell>
          <table:table-cell table:style-name="ce2" office:value-type="float" office:value="6.15" calcext:value-type="float">
            <text:p>6.15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96.39" calcext:value-type="float">
            <text:p>96.39</text:p>
          </table:table-cell>
          <table:table-cell table:style-name="ce2" office:value-type="float" office:value="63.34" calcext:value-type="float">
            <text:p>63.3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39" calcext:value-type="float">
            <text:p>96.39</text:p>
          </table:table-cell>
          <table:table-cell table:number-columns-repeated="1011"/>
        </table:table-row>
        <table:table-row table:style-name="ro1">
          <table:table-cell table:style-name="ce2" office:value-type="float" office:value="28174" calcext:value-type="float">
            <text:p>28174</text:p>
          </table:table-cell>
          <table:table-cell table:style-name="ce2" office:value-type="string" calcext:value-type="string">
            <text:p>5b454c4fe48c69f4ad0518ddc72f63d3dd6e296fe77dcd142969ff7fefb36ba0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2414" calcext:value-type="float">
            <text:p>1241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57]+[.E557]" office:value-type="float" office:value="12414" calcext:value-type="float">
            <text:p>12414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96.62" calcext:value-type="float">
            <text:p>96.62</text:p>
          </table:table-cell>
          <table:table-cell table:style-name="ce2" office:value-type="float" office:value="74.65" calcext:value-type="float">
            <text:p>74.6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62" calcext:value-type="float">
            <text:p>96.62</text:p>
          </table:table-cell>
          <table:table-cell table:number-columns-repeated="1011"/>
        </table:table-row>
        <table:table-row table:style-name="ro1">
          <table:table-cell table:style-name="ce2" office:value-type="float" office:value="28175" calcext:value-type="float">
            <text:p>28175</text:p>
          </table:table-cell>
          <table:table-cell table:style-name="ce2" office:value-type="string" calcext:value-type="string">
            <text:p>bd62ecf1641436d7c7b38943bf4b4f8f5478e10df19d78c268a7394d5e1e35b1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4357" calcext:value-type="float">
            <text:p>1435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58]+[.E558]" office:value-type="float" office:value="14357" calcext:value-type="float">
            <text:p>1435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67.06" calcext:value-type="float">
            <text:p>67.06</text:p>
          </table:table-cell>
          <table:table-cell table:style-name="ce2" office:value-type="float" office:value="94.45" calcext:value-type="float">
            <text:p>94.4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45" calcext:value-type="float">
            <text:p>94.45</text:p>
          </table:table-cell>
          <table:table-cell table:number-columns-repeated="1011"/>
        </table:table-row>
        <table:table-row table:style-name="ro1">
          <table:table-cell table:style-name="ce2" office:value-type="float" office:value="28176" calcext:value-type="float">
            <text:p>28176</text:p>
          </table:table-cell>
          <table:table-cell table:style-name="ce2" office:value-type="string" calcext:value-type="string">
            <text:p>fc913e9c6250899787aeca72662ca7029351a7ca1924477d093665178208b2af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8164" calcext:value-type="float">
            <text:p>816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59]+[.E559]" office:value-type="float" office:value="8164" calcext:value-type="float">
            <text:p>8164</text:p>
          </table:table-cell>
          <table:table-cell table:style-name="ce2" office:value-type="float" office:value="7.69" calcext:value-type="float">
            <text:p>7.69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97.56" calcext:value-type="float">
            <text:p>97.56</text:p>
          </table:table-cell>
          <table:table-cell table:style-name="ce2" office:value-type="float" office:value="93.1" calcext:value-type="float">
            <text:p>93.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56" calcext:value-type="float">
            <text:p>97.56</text:p>
          </table:table-cell>
          <table:table-cell table:number-columns-repeated="1011"/>
        </table:table-row>
        <table:table-row table:style-name="ro1">
          <table:table-cell table:style-name="ce2" office:value-type="float" office:value="28177" calcext:value-type="float">
            <text:p>28177</text:p>
          </table:table-cell>
          <table:table-cell table:style-name="ce2" office:value-type="string" calcext:value-type="string">
            <text:p>26431cf837f7993d8730e48dda402bca117a75c3db20f4b6568ff43bfb11b068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10023" calcext:value-type="float">
            <text:p>11002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60]+[.E560]" office:value-type="float" office:value="110023" calcext:value-type="float">
            <text:p>110023</text:p>
          </table:table-cell>
          <table:table-cell table:style-name="ce2" office:value-type="float" office:value="3.53" calcext:value-type="float">
            <text:p>3.53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93.78" calcext:value-type="float">
            <text:p>93.78</text:p>
          </table:table-cell>
          <table:table-cell table:style-name="ce2" office:value-type="float" office:value="98.25" calcext:value-type="float">
            <text:p>98.2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25" calcext:value-type="float">
            <text:p>98.25</text:p>
          </table:table-cell>
          <table:table-cell table:number-columns-repeated="1011"/>
        </table:table-row>
        <table:table-row table:style-name="ro1">
          <table:table-cell table:style-name="ce2" office:value-type="float" office:value="28178" calcext:value-type="float">
            <text:p>28178</text:p>
          </table:table-cell>
          <table:table-cell table:style-name="ce2" office:value-type="string" calcext:value-type="string">
            <text:p>3825af86760bacaa66cde9b90ca4684ff1015133e47137e667d91d86b391081d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639" calcext:value-type="float">
            <text:p>663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61]+[.E561]" office:value-type="float" office:value="6639" calcext:value-type="float">
            <text:p>6639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4.66" calcext:value-type="float">
            <text:p>4.66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99.28" calcext:value-type="float">
            <text:p>99.28</text:p>
          </table:table-cell>
          <table:table-cell table:style-name="ce2" office:value-type="float" office:value="41.2" calcext:value-type="float">
            <text:p>41.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28" calcext:value-type="float">
            <text:p>99.28</text:p>
          </table:table-cell>
          <table:table-cell table:number-columns-repeated="1011"/>
        </table:table-row>
        <table:table-row table:style-name="ro1">
          <table:table-cell table:style-name="ce2" office:value-type="float" office:value="28179" calcext:value-type="float">
            <text:p>28179</text:p>
          </table:table-cell>
          <table:table-cell table:style-name="ce2" office:value-type="string" calcext:value-type="string">
            <text:p>047157ab2e3c7de25579b12dd2373eab46962e522ddddae00d4f8c6d2399f984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2976" calcext:value-type="float">
            <text:p>12976</text:p>
          </table:table-cell>
          <table:table-cell table:style-name="ce2" office:value-type="float" office:value="1237" calcext:value-type="float">
            <text:p>1237</text:p>
          </table:table-cell>
          <table:table-cell table:style-name="ce2" table:formula="of:=[.D562]+[.E562]" office:value-type="float" office:value="14213" calcext:value-type="float">
            <text:p>14213</text:p>
          </table:table-cell>
          <table:table-cell table:style-name="ce2" office:value-type="float" office:value="7.41" calcext:value-type="float">
            <text:p>7.41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96.21" calcext:value-type="float">
            <text:p>96.21</text:p>
          </table:table-cell>
          <table:table-cell table:style-name="ce2" office:value-type="float" office:value="82.33" calcext:value-type="float">
            <text:p>82.3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21" calcext:value-type="float">
            <text:p>96.21</text:p>
          </table:table-cell>
          <table:table-cell table:number-columns-repeated="1011"/>
        </table:table-row>
        <table:table-row table:style-name="ro1">
          <table:table-cell table:style-name="ce2" office:value-type="float" office:value="28180" calcext:value-type="float">
            <text:p>28180</text:p>
          </table:table-cell>
          <table:table-cell table:style-name="ce2" office:value-type="string" calcext:value-type="string">
            <text:p>05bf867f05b70287469c45f69fc2a142dfb3df07ff9170577daec497fe391165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63]+[.E563]" office:value-type="float" office:value="3910" calcext:value-type="float">
            <text:p>3910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96.25" calcext:value-type="float">
            <text:p>96.25</text:p>
          </table:table-cell>
          <table:table-cell table:style-name="ce2" office:value-type="float" office:value="32.36" calcext:value-type="float">
            <text:p>32.3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25" calcext:value-type="float">
            <text:p>96.25</text:p>
          </table:table-cell>
          <table:table-cell table:number-columns-repeated="1011"/>
        </table:table-row>
        <table:table-row table:style-name="ro1">
          <table:table-cell table:style-name="ce2" office:value-type="float" office:value="28181" calcext:value-type="float">
            <text:p>28181</text:p>
          </table:table-cell>
          <table:table-cell table:style-name="ce2" office:value-type="string" calcext:value-type="string">
            <text:p>a53c433a3a8c096c95918e924efc8c0cad9e03327f12b3dee0dab0ba7511792f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914" calcext:value-type="float">
            <text:p>4914</text:p>
          </table:table-cell>
          <table:table-cell table:style-name="ce2" office:value-type="float" office:value="12863" calcext:value-type="float">
            <text:p>12863</text:p>
          </table:table-cell>
          <table:table-cell table:style-name="ce2" table:formula="of:=[.D564]+[.E564]" office:value-type="float" office:value="17777" calcext:value-type="float">
            <text:p>17777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92.83" calcext:value-type="float">
            <text:p>92.83</text:p>
          </table:table-cell>
          <table:table-cell table:style-name="ce2" office:value-type="float" office:value="35.86" calcext:value-type="float">
            <text:p>35.8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2.83" calcext:value-type="float">
            <text:p>92.83</text:p>
          </table:table-cell>
          <table:table-cell table:number-columns-repeated="1011"/>
        </table:table-row>
        <table:table-row table:style-name="ro1">
          <table:table-cell table:style-name="ce2" office:value-type="float" office:value="28182" calcext:value-type="float">
            <text:p>28182</text:p>
          </table:table-cell>
          <table:table-cell table:style-name="ce2" office:value-type="string" calcext:value-type="string">
            <text:p>4d4913afc3ce01e10a9df59bd9e8d4f6ae18346fd68b92e128e21298aefe359b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2580" calcext:value-type="float">
            <text:p>2580</text:p>
          </table:table-cell>
          <table:table-cell table:style-name="ce2" office:value-type="float" office:value="3203" calcext:value-type="float">
            <text:p>3203</text:p>
          </table:table-cell>
          <table:table-cell table:style-name="ce2" table:formula="of:=[.D565]+[.E565]" office:value-type="float" office:value="5783" calcext:value-type="float">
            <text:p>5783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45.92" calcext:value-type="float">
            <text:p>45.9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0.53" calcext:value-type="float">
            <text:p>90.53</text:p>
          </table:table-cell>
          <table:table-cell table:number-columns-repeated="1011"/>
        </table:table-row>
        <table:table-row table:style-name="ro1">
          <table:table-cell table:style-name="ce2" office:value-type="float" office:value="28183" calcext:value-type="float">
            <text:p>28183</text:p>
          </table:table-cell>
          <table:table-cell table:style-name="ce2" office:value-type="string" calcext:value-type="string">
            <text:p>bc13b13db0237fb4f5b77cc646360058f9e27eb6b716f0fde7c1e4dfd887197d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122" calcext:value-type="float">
            <text:p>712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66]+[.E566]" office:value-type="float" office:value="7122" calcext:value-type="float">
            <text:p>7122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97.56" calcext:value-type="float">
            <text:p>97.56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56" calcext:value-type="float">
            <text:p>97.56</text:p>
          </table:table-cell>
          <table:table-cell table:number-columns-repeated="1011"/>
        </table:table-row>
        <table:table-row table:style-name="ro1">
          <table:table-cell table:style-name="ce2" office:value-type="float" office:value="28184" calcext:value-type="float">
            <text:p>28184</text:p>
          </table:table-cell>
          <table:table-cell table:style-name="ce2" office:value-type="string" calcext:value-type="string">
            <text:p>f2a8b36d8f21f36a3d32f24297552864d60b41d0af723cbde41f45cd30c5bcb1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3178" calcext:value-type="float">
            <text:p>13178</text:p>
          </table:table-cell>
          <table:table-cell table:style-name="ce2" office:value-type="float" office:value="2515" calcext:value-type="float">
            <text:p>2515</text:p>
          </table:table-cell>
          <table:table-cell table:style-name="ce2" table:formula="of:=[.D567]+[.E567]" office:value-type="float" office:value="15693" calcext:value-type="float">
            <text:p>15693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90.9" calcext:value-type="float">
            <text:p>90.9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0.9" calcext:value-type="float">
            <text:p>90.9</text:p>
          </table:table-cell>
          <table:table-cell table:number-columns-repeated="1011"/>
        </table:table-row>
        <table:table-row table:style-name="ro1">
          <table:table-cell table:style-name="ce2" office:value-type="float" office:value="28185" calcext:value-type="float">
            <text:p>28185</text:p>
          </table:table-cell>
          <table:table-cell table:style-name="ce2" office:value-type="string" calcext:value-type="string">
            <text:p>5b155f0bf0ebd4544607623089ee30912da5573048d02d02e3c6eccd4cfda7a9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808" calcext:value-type="float">
            <text:p>780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68]+[.E568]" office:value-type="float" office:value="7808" calcext:value-type="float">
            <text:p>7808</text:p>
          </table:table-cell>
          <table:table-cell table:style-name="ce2" office:value-type="float" office:value="8.68" calcext:value-type="float">
            <text:p>8.68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54.61" calcext:value-type="float">
            <text:p>54.61</text:p>
          </table:table-cell>
          <table:table-cell table:style-name="ce2" office:value-type="float" office:value="99.95" calcext:value-type="float">
            <text:p>99.9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95" calcext:value-type="float">
            <text:p>99.95</text:p>
          </table:table-cell>
          <table:table-cell table:number-columns-repeated="1011"/>
        </table:table-row>
        <table:table-row table:style-name="ro1">
          <table:table-cell table:style-name="ce2" office:value-type="float" office:value="28186" calcext:value-type="float">
            <text:p>28186</text:p>
          </table:table-cell>
          <table:table-cell table:style-name="ce2" office:value-type="string" calcext:value-type="string">
            <text:p>16c1604d7a9ca0d9c86a07a0a58f32a3195693b9991dd6a8ca92980cb0ecd0c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1070" calcext:value-type="float">
            <text:p>1107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69]+[.E569]" office:value-type="float" office:value="11070" calcext:value-type="float">
            <text:p>11070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98.67" calcext:value-type="float">
            <text:p>98.6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67" calcext:value-type="float">
            <text:p>98.67</text:p>
          </table:table-cell>
          <table:table-cell table:number-columns-repeated="1011"/>
        </table:table-row>
        <table:table-row table:style-name="ro1">
          <table:table-cell table:style-name="ce2" office:value-type="float" office:value="28187" calcext:value-type="float">
            <text:p>28187</text:p>
          </table:table-cell>
          <table:table-cell table:style-name="ce2" office:value-type="string" calcext:value-type="string">
            <text:p>e1a4284a7656ad34243f60ed5c162d6adad4c158914068211ce888516719c01d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297" calcext:value-type="float">
            <text:p>629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70]+[.E570]" office:value-type="float" office:value="6297" calcext:value-type="float">
            <text:p>6297</text:p>
          </table:table-cell>
          <table:table-cell table:style-name="ce2" office:value-type="float" office:value="10.09" calcext:value-type="float">
            <text:p>10.0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50.77" calcext:value-type="float">
            <text:p>50.77</text:p>
          </table:table-cell>
          <table:table-cell table:style-name="ce2" office:value-type="float" office:value="98.44" calcext:value-type="float">
            <text:p>98.4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44" calcext:value-type="float">
            <text:p>98.44</text:p>
          </table:table-cell>
          <table:table-cell table:number-columns-repeated="1011"/>
        </table:table-row>
        <table:table-row table:style-name="ro1">
          <table:table-cell table:style-name="ce2" office:value-type="float" office:value="28188" calcext:value-type="float">
            <text:p>28188</text:p>
          </table:table-cell>
          <table:table-cell table:style-name="ce2" office:value-type="string" calcext:value-type="string">
            <text:p>484dd21896e1a373aef94899fb20c25fe184b69f18c9959846ff11ba88db15fd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8752" calcext:value-type="float">
            <text:p>875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71]+[.E571]" office:value-type="float" office:value="8752" calcext:value-type="float">
            <text:p>8752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96.88" calcext:value-type="float">
            <text:p>96.88</text:p>
          </table:table-cell>
          <table:table-cell table:style-name="ce2" office:value-type="float" office:value="73.32" calcext:value-type="float">
            <text:p>73.3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88" calcext:value-type="float">
            <text:p>96.88</text:p>
          </table:table-cell>
          <table:table-cell table:number-columns-repeated="1011"/>
        </table:table-row>
        <table:table-row table:style-name="ro1">
          <table:table-cell table:style-name="ce2" office:value-type="float" office:value="28189" calcext:value-type="float">
            <text:p>28189</text:p>
          </table:table-cell>
          <table:table-cell table:style-name="ce2" office:value-type="string" calcext:value-type="string">
            <text:p>22d855fd554f301aa0f0eeb69747170ca443697d51cb639df07a7cb6ba632cf2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7533" calcext:value-type="float">
            <text:p>7533</text:p>
          </table:table-cell>
          <table:table-cell table:style-name="ce2" office:value-type="float" office:value="7209" calcext:value-type="float">
            <text:p>7209</text:p>
          </table:table-cell>
          <table:table-cell table:style-name="ce2" table:formula="of:=[.D572]+[.E572]" office:value-type="float" office:value="14742" calcext:value-type="float">
            <text:p>14742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71.86" calcext:value-type="float">
            <text:p>71.86</text:p>
          </table:table-cell>
          <table:table-cell table:style-name="ce2" office:value-type="float" office:value="76.07" calcext:value-type="float">
            <text:p>76.0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6.07" calcext:value-type="float">
            <text:p>76.07</text:p>
          </table:table-cell>
          <table:table-cell table:number-columns-repeated="1011"/>
        </table:table-row>
        <table:table-row table:style-name="ro1">
          <table:table-cell table:style-name="ce2" office:value-type="float" office:value="28189" calcext:value-type="float">
            <text:p>28189</text:p>
          </table:table-cell>
          <table:table-cell table:style-name="ce2" office:value-type="string" calcext:value-type="string">
            <text:p>340558f9e718b9c560e58150e5c645202788beb8b3e7694762120021b9f91ce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353" calcext:value-type="float">
            <text:p>7353</text:p>
          </table:table-cell>
          <table:table-cell table:style-name="ce2" office:value-type="float" office:value="7209" calcext:value-type="float">
            <text:p>7209</text:p>
          </table:table-cell>
          <table:table-cell table:style-name="ce2" table:formula="of:=[.D573]+[.E573]" office:value-type="float" office:value="14562" calcext:value-type="float">
            <text:p>14562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71.86" calcext:value-type="float">
            <text:p>71.86</text:p>
          </table:table-cell>
          <table:table-cell table:style-name="ce2" office:value-type="float" office:value="76.07" calcext:value-type="float">
            <text:p>76.0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6.07" calcext:value-type="float">
            <text:p>76.07</text:p>
          </table:table-cell>
          <table:table-cell table:number-columns-repeated="1011"/>
        </table:table-row>
        <table:table-row table:style-name="ro1">
          <table:table-cell table:style-name="ce2" office:value-type="float" office:value="28190" calcext:value-type="float">
            <text:p>28190</text:p>
          </table:table-cell>
          <table:table-cell table:style-name="ce2" office:value-type="string" calcext:value-type="string">
            <text:p>199a46aedeb3cf0f243ed6adb861ec8cd65c93cfb14179412fcb780a5213682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2811" calcext:value-type="float">
            <text:p>128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74]+[.E574]" office:value-type="float" office:value="12811" calcext:value-type="float">
            <text:p>12811</text:p>
          </table:table-cell>
          <table:table-cell table:style-name="ce2" office:value-type="float" office:value="9.97" calcext:value-type="float">
            <text:p>9.97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36.52" calcext:value-type="float">
            <text:p>36.52</text:p>
          </table:table-cell>
          <table:table-cell table:style-name="ce2" office:value-type="float" office:value="96.81" calcext:value-type="float">
            <text:p>96.8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81" calcext:value-type="float">
            <text:p>96.81</text:p>
          </table:table-cell>
          <table:table-cell table:number-columns-repeated="1011"/>
        </table:table-row>
        <table:table-row table:style-name="ro1">
          <table:table-cell table:style-name="ce2" office:value-type="float" office:value="28191" calcext:value-type="float">
            <text:p>28191</text:p>
          </table:table-cell>
          <table:table-cell table:style-name="ce2" office:value-type="string" calcext:value-type="string">
            <text:p>82679878c7bae2f9293667402b8a6515d38279e82154a7f09a372f946eefaea7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3621" calcext:value-type="float">
            <text:p>1362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75]+[.E575]" office:value-type="float" office:value="13621" calcext:value-type="float">
            <text:p>13621</text:p>
          </table:table-cell>
          <table:table-cell table:style-name="ce2" office:value-type="float" office:value="8.91" calcext:value-type="float">
            <text:p>8.91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55.59" calcext:value-type="float">
            <text:p>55.59</text:p>
          </table:table-cell>
          <table:table-cell table:style-name="ce2" office:value-type="float" office:value="93.84" calcext:value-type="float">
            <text:p>93.8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84" calcext:value-type="float">
            <text:p>93.84</text:p>
          </table:table-cell>
          <table:table-cell table:number-columns-repeated="1011"/>
        </table:table-row>
        <table:table-row table:style-name="ro1">
          <table:table-cell table:style-name="ce2" office:value-type="float" office:value="28192" calcext:value-type="float">
            <text:p>28192</text:p>
          </table:table-cell>
          <table:table-cell table:style-name="ce2" office:value-type="string" calcext:value-type="string">
            <text:p>8203f13de3a5589997ec2a66d1dfb610f08112646c78ad934fa0fbeb4a4f16ee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8121" calcext:value-type="float">
            <text:p>812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76]+[.E576]" office:value-type="float" office:value="8121" calcext:value-type="float">
            <text:p>8121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98.14" calcext:value-type="float">
            <text:p>98.14</text:p>
          </table:table-cell>
          <table:table-cell table:style-name="ce2" office:value-type="float" office:value="68.7" calcext:value-type="float">
            <text:p>68.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14" calcext:value-type="float">
            <text:p>98.14</text:p>
          </table:table-cell>
          <table:table-cell table:number-columns-repeated="1011"/>
        </table:table-row>
        <table:table-row table:style-name="ro1">
          <table:table-cell table:style-name="ce2" office:value-type="float" office:value="28193" calcext:value-type="float">
            <text:p>28193</text:p>
          </table:table-cell>
          <table:table-cell table:style-name="ce2" office:value-type="string" calcext:value-type="string">
            <text:p>0b7390d88af000c7b3850c45ca68705e9ea2da52add6d184d343f0840781a27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3899" calcext:value-type="float">
            <text:p>3899</text:p>
          </table:table-cell>
          <table:table-cell table:style-name="ce2" office:value-type="float" office:value="9475" calcext:value-type="float">
            <text:p>9475</text:p>
          </table:table-cell>
          <table:table-cell table:style-name="ce2" table:formula="of:=[.D577]+[.E577]" office:value-type="float" office:value="13374" calcext:value-type="float">
            <text:p>13374</text:p>
          </table:table-cell>
          <table:table-cell table:style-name="ce2" office:value-type="float" office:value="4.94" calcext:value-type="float">
            <text:p>4.94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94.77" calcext:value-type="float">
            <text:p>94.77</text:p>
          </table:table-cell>
          <table:table-cell table:style-name="ce2" office:value-type="float" office:value="57.03" calcext:value-type="float">
            <text:p>57.0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4.77" calcext:value-type="float">
            <text:p>94.77</text:p>
          </table:table-cell>
          <table:table-cell table:number-columns-repeated="1011"/>
        </table:table-row>
        <table:table-row table:style-name="ro1">
          <table:table-cell table:style-name="ce2" office:value-type="float" office:value="28194" calcext:value-type="float">
            <text:p>28194</text:p>
          </table:table-cell>
          <table:table-cell table:style-name="ce2" office:value-type="string" calcext:value-type="string">
            <text:p>8d7d1a7dc21dc8b0d5e06ed7e4b4030ecd786c33a36576f8af42e53bb110368c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486" calcext:value-type="float">
            <text:p>448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78]+[.E578]" office:value-type="float" office:value="4486" calcext:value-type="float">
            <text:p>4486</text:p>
          </table:table-cell>
          <table:table-cell table:style-name="ce2" office:value-type="float" office:value="3.93" calcext:value-type="float">
            <text:p>3.93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85.14" calcext:value-type="float">
            <text:p>85.14</text:p>
          </table:table-cell>
          <table:table-cell table:style-name="ce2" office:value-type="float" office:value="53.88" calcext:value-type="float">
            <text:p>53.8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5.14" calcext:value-type="float">
            <text:p>85.14</text:p>
          </table:table-cell>
          <table:table-cell table:number-columns-repeated="1011"/>
        </table:table-row>
        <table:table-row table:style-name="ro1">
          <table:table-cell table:style-name="ce2" office:value-type="float" office:value="28195" calcext:value-type="float">
            <text:p>28195</text:p>
          </table:table-cell>
          <table:table-cell table:style-name="ce2" office:value-type="string" calcext:value-type="string">
            <text:p>4d45cf98976319b34f7379783a7320804d6aa52aedb57d3931a09569006833c2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2996" calcext:value-type="float">
            <text:p>1299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79]+[.E579]" office:value-type="float" office:value="12996" calcext:value-type="float">
            <text:p>12996</text:p>
          </table:table-cell>
          <table:table-cell table:style-name="ce2" office:value-type="float" office:value="7.43" calcext:value-type="float">
            <text:p>7.43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99.3" calcext:value-type="float">
            <text:p>99.3</text:p>
          </table:table-cell>
          <table:table-cell table:style-name="ce2" office:value-type="float" office:value="97.13" calcext:value-type="float">
            <text:p>97.1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3" calcext:value-type="float">
            <text:p>99.3</text:p>
          </table:table-cell>
          <table:table-cell table:number-columns-repeated="1011"/>
        </table:table-row>
        <table:table-row table:style-name="ro1">
          <table:table-cell table:style-name="ce2" office:value-type="float" office:value="28195" calcext:value-type="float">
            <text:p>28195</text:p>
          </table:table-cell>
          <table:table-cell table:style-name="ce2" office:value-type="string" calcext:value-type="string">
            <text:p>45847f4772d4d5c2b273d7fb776ca17f0ec48384fa8f089dde1f24740ad7198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639" calcext:value-type="float">
            <text:p>2639</text:p>
          </table:table-cell>
          <table:table-cell table:style-name="ce2" office:value-type="float" office:value="4224" calcext:value-type="float">
            <text:p>4224</text:p>
          </table:table-cell>
          <table:table-cell table:style-name="ce2" table:formula="of:=[.D580]+[.E580]" office:value-type="float" office:value="6863" calcext:value-type="float">
            <text:p>6863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84.35" calcext:value-type="float">
            <text:p>84.35</text:p>
          </table:table-cell>
          <table:table-cell table:style-name="ce2" office:value-type="float" office:value="44.87" calcext:value-type="float">
            <text:p>44.8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4.35" calcext:value-type="float">
            <text:p>84.35</text:p>
          </table:table-cell>
          <table:table-cell table:number-columns-repeated="1011"/>
        </table:table-row>
        <table:table-row table:style-name="ro1">
          <table:table-cell table:style-name="ce2" office:value-type="float" office:value="28196" calcext:value-type="float">
            <text:p>28196</text:p>
          </table:table-cell>
          <table:table-cell table:style-name="ce2" office:value-type="string" calcext:value-type="string">
            <text:p>0e1302232a5828a90fb7733678cfc46233a11752cbe05297c717e75db9beb94d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9469" calcext:value-type="float">
            <text:p>946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81]+[.E581]" office:value-type="float" office:value="9469" calcext:value-type="float">
            <text:p>9469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11.61" calcext:value-type="float">
            <text:p>11.61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68.93" calcext:value-type="float">
            <text:p>68.93</text:p>
          </table:table-cell>
          <table:table-cell table:style-name="ce2" office:value-type="float" office:value="90.6" calcext:value-type="float">
            <text:p>90.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6" calcext:value-type="float">
            <text:p>90.6</text:p>
          </table:table-cell>
          <table:table-cell table:number-columns-repeated="1011"/>
        </table:table-row>
        <table:table-row table:style-name="ro1">
          <table:table-cell table:style-name="ce2" office:value-type="float" office:value="28196" calcext:value-type="float">
            <text:p>28196</text:p>
          </table:table-cell>
          <table:table-cell table:style-name="ce2" office:value-type="string" calcext:value-type="string">
            <text:p>55f5de1cd62582ecf65515474f4408a02ea200a159dea2faa10fd48977cf2c7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3421" calcext:value-type="float">
            <text:p>1342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82]+[.E582]" office:value-type="float" office:value="13421" calcext:value-type="float">
            <text:p>13421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89.86" calcext:value-type="float">
            <text:p>89.86</text:p>
          </table:table-cell>
          <table:table-cell table:style-name="ce2" office:value-type="float" office:value="95.94" calcext:value-type="float">
            <text:p>95.9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94" calcext:value-type="float">
            <text:p>95.94</text:p>
          </table:table-cell>
          <table:table-cell table:number-columns-repeated="1011"/>
        </table:table-row>
        <table:table-row table:style-name="ro1">
          <table:table-cell table:style-name="ce2" office:value-type="float" office:value="28197" calcext:value-type="float">
            <text:p>28197</text:p>
          </table:table-cell>
          <table:table-cell table:style-name="ce2" office:value-type="string" calcext:value-type="string">
            <text:p>d38a9a361a59ce1ad747eb14022be647355cc0b6941e70569e4ecaf58285549f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8797" calcext:value-type="float">
            <text:p>879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83]+[.E583]" office:value-type="float" office:value="8797" calcext:value-type="float">
            <text:p>8797</text:p>
          </table:table-cell>
          <table:table-cell table:style-name="ce2" office:value-type="float" office:value="7.54" calcext:value-type="float">
            <text:p>7.54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81.92" calcext:value-type="float">
            <text:p>81.92</text:p>
          </table:table-cell>
          <table:table-cell table:style-name="ce2" office:value-type="float" office:value="91.37" calcext:value-type="float">
            <text:p>91.3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37" calcext:value-type="float">
            <text:p>91.37</text:p>
          </table:table-cell>
          <table:table-cell table:number-columns-repeated="1011"/>
        </table:table-row>
        <table:table-row table:style-name="ro1">
          <table:table-cell table:style-name="ce2" office:value-type="float" office:value="28197" calcext:value-type="float">
            <text:p>28197</text:p>
          </table:table-cell>
          <table:table-cell table:style-name="ce2" office:value-type="string" calcext:value-type="string">
            <text:p>bd38d77efe9c901b78b18f5dc63d4ef86d728219d285e0009990fe8e89ea2194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1111" calcext:value-type="float">
            <text:p>111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84]+[.E584]" office:value-type="float" office:value="11111" calcext:value-type="float">
            <text:p>11111</text:p>
          </table:table-cell>
          <table:table-cell table:style-name="ce2" office:value-type="float" office:value="8.12" calcext:value-type="float">
            <text:p>8.12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46.17" calcext:value-type="float">
            <text:p>46.17</text:p>
          </table:table-cell>
          <table:table-cell table:style-name="ce2" office:value-type="float" office:value="98.88" calcext:value-type="float">
            <text:p>98.8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88" calcext:value-type="float">
            <text:p>98.88</text:p>
          </table:table-cell>
          <table:table-cell table:number-columns-repeated="1011"/>
        </table:table-row>
        <table:table-row table:style-name="ro1">
          <table:table-cell table:style-name="ce2" office:value-type="float" office:value="28198" calcext:value-type="float">
            <text:p>28198</text:p>
          </table:table-cell>
          <table:table-cell table:style-name="ce2" office:value-type="string" calcext:value-type="string">
            <text:p>87d46d9842be6bcbdae716d9ab82608279e31800791771270073f0445282dfe9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3914" calcext:value-type="float">
            <text:p>1391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85]+[.E585]" office:value-type="float" office:value="13914" calcext:value-type="float">
            <text:p>1391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53.41" calcext:value-type="float">
            <text:p>53.41</text:p>
          </table:table-cell>
          <table:table-cell table:style-name="ce2" office:value-type="float" office:value="99.9" calcext:value-type="float">
            <text:p>99.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9" calcext:value-type="float">
            <text:p>99.9</text:p>
          </table:table-cell>
          <table:table-cell table:number-columns-repeated="1011"/>
        </table:table-row>
        <table:table-row table:style-name="ro1">
          <table:table-cell table:style-name="ce2" office:value-type="float" office:value="28199" calcext:value-type="float">
            <text:p>28199</text:p>
          </table:table-cell>
          <table:table-cell table:style-name="ce2" office:value-type="string" calcext:value-type="string">
            <text:p>8ee68d4f9fd599a0a918f9cfc0750a6e944b8c6c59e70520a2b18fb088b1d4bb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311666" calcext:value-type="float">
            <text:p>31166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86]+[.E586]" office:value-type="float" office:value="311666" calcext:value-type="float">
            <text:p>311666</text:p>
          </table:table-cell>
          <table:table-cell table:style-name="ce2" office:value-type="float" office:value="6.13" calcext:value-type="float">
            <text:p>6.13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99.23" calcext:value-type="float">
            <text:p>99.23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23" calcext:value-type="float">
            <text:p>99.23</text:p>
          </table:table-cell>
          <table:table-cell table:number-columns-repeated="1011"/>
        </table:table-row>
        <table:table-row table:style-name="ro1">
          <table:table-cell table:style-name="ce2" office:value-type="float" office:value="28200" calcext:value-type="float">
            <text:p>28200</text:p>
          </table:table-cell>
          <table:table-cell table:style-name="ce2" office:value-type="string" calcext:value-type="string">
            <text:p>dd7d5dbdd4efc210d9863a0d98f24e83a031419a94190a68d12f72ee20c5fca5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270" calcext:value-type="float">
            <text:p>5270</text:p>
          </table:table-cell>
          <table:table-cell table:style-name="ce2" office:value-type="float" office:value="4320" calcext:value-type="float">
            <text:p>4320</text:p>
          </table:table-cell>
          <table:table-cell table:style-name="ce2" table:formula="of:=[.D587]+[.E587]" office:value-type="float" office:value="9590" calcext:value-type="float">
            <text:p>9590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96.77" calcext:value-type="float">
            <text:p>96.77</text:p>
          </table:table-cell>
          <table:table-cell table:style-name="ce2" office:value-type="float" office:value="73.85" calcext:value-type="float">
            <text:p>73.8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77" calcext:value-type="float">
            <text:p>96.77</text:p>
          </table:table-cell>
          <table:table-cell table:number-columns-repeated="1011"/>
        </table:table-row>
        <table:table-row table:style-name="ro1">
          <table:table-cell table:style-name="ce2" office:value-type="float" office:value="28201" calcext:value-type="float">
            <text:p>28201</text:p>
          </table:table-cell>
          <table:table-cell table:style-name="ce2" office:value-type="string" calcext:value-type="string">
            <text:p>382467b2e28eb569280ef9ea31cd34f011b4aad922772f446a656ebe23e6eb59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4725" calcext:value-type="float">
            <text:p>4725</text:p>
          </table:table-cell>
          <table:table-cell table:style-name="ce2" office:value-type="float" office:value="4846" calcext:value-type="float">
            <text:p>4846</text:p>
          </table:table-cell>
          <table:table-cell table:style-name="ce2" table:formula="of:=[.D588]+[.E588]" office:value-type="float" office:value="9571" calcext:value-type="float">
            <text:p>9571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5.74" calcext:value-type="float">
            <text:p>5.74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39.02" calcext:value-type="float">
            <text:p>39.02</text:p>
          </table:table-cell>
          <table:table-cell table:style-name="ce2" office:value-type="float" office:value="70.05" calcext:value-type="float">
            <text:p>70.0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0.05" calcext:value-type="float">
            <text:p>70.05</text:p>
          </table:table-cell>
          <table:table-cell table:number-columns-repeated="1011"/>
        </table:table-row>
        <table:table-row table:style-name="ro1">
          <table:table-cell table:style-name="ce2" office:value-type="float" office:value="28202" calcext:value-type="float">
            <text:p>28202</text:p>
          </table:table-cell>
          <table:table-cell table:style-name="ce2" office:value-type="string" calcext:value-type="string">
            <text:p>6fbb6ea3dbfde98ec829385b5a23ce3e0217fcb5c0c504de7d1ce9fa3034f105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5574" calcext:value-type="float">
            <text:p>557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89]+[.E589]" office:value-type="float" office:value="5574" calcext:value-type="float">
            <text:p>5574</text:p>
          </table:table-cell>
          <table:table-cell table:style-name="ce2" office:value-type="float" office:value="9.16" calcext:value-type="float">
            <text:p>9.16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94.43" calcext:value-type="float">
            <text:p>94.43</text:p>
          </table:table-cell>
          <table:table-cell table:style-name="ce2" office:value-type="float" office:value="98.99" calcext:value-type="float">
            <text:p>98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99" calcext:value-type="float">
            <text:p>98.99</text:p>
          </table:table-cell>
          <table:table-cell table:number-columns-repeated="1011"/>
        </table:table-row>
        <table:table-row table:style-name="ro1">
          <table:table-cell table:style-name="ce2" office:value-type="float" office:value="28203" calcext:value-type="float">
            <text:p>28203</text:p>
          </table:table-cell>
          <table:table-cell table:style-name="ce2" office:value-type="string" calcext:value-type="string">
            <text:p>e54df40dcb366d553f867f021136527aa9aa83c5504c6e2035e8b0ece0d8983e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876" calcext:value-type="float">
            <text:p>787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90]+[.E590]" office:value-type="float" office:value="7876" calcext:value-type="float">
            <text:p>7876</text:p>
          </table:table-cell>
          <table:table-cell table:style-name="ce2" office:value-type="float" office:value="6.78" calcext:value-type="float">
            <text:p>6.78</text:p>
          </table:table-cell>
          <table:table-cell table:style-name="ce2" office:value-type="float" office:value="4.06" calcext:value-type="float">
            <text:p>4.06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99.87" calcext:value-type="float">
            <text:p>99.87</text:p>
          </table:table-cell>
          <table:table-cell table:style-name="ce2" office:value-type="float" office:value="80.47" calcext:value-type="float">
            <text:p>80.4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87" calcext:value-type="float">
            <text:p>99.87</text:p>
          </table:table-cell>
          <table:table-cell table:number-columns-repeated="1011"/>
        </table:table-row>
        <table:table-row table:style-name="ro1">
          <table:table-cell table:style-name="ce2" office:value-type="float" office:value="28204" calcext:value-type="float">
            <text:p>28204</text:p>
          </table:table-cell>
          <table:table-cell table:style-name="ce2" office:value-type="string" calcext:value-type="string">
            <text:p>e69766c42cbcaa5303e5cd1f0e910fb98778cb5c510b4b95d90df9df93d038d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5601" calcext:value-type="float">
            <text:p>5601</text:p>
          </table:table-cell>
          <table:table-cell table:style-name="ce2" office:value-type="float" office:value="490" calcext:value-type="float">
            <text:p>490</text:p>
          </table:table-cell>
          <table:table-cell table:style-name="ce2" table:formula="of:=[.D591]+[.E591]" office:value-type="float" office:value="6091" calcext:value-type="float">
            <text:p>6091</text:p>
          </table:table-cell>
          <table:table-cell table:style-name="ce2" office:value-type="float" office:value="6.72" calcext:value-type="float">
            <text:p>6.72</text:p>
          </table:table-cell>
          <table:table-cell table:style-name="ce2" office:value-type="float" office:value="8.39" calcext:value-type="float">
            <text:p>8.39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99.25" calcext:value-type="float">
            <text:p>99.25</text:p>
          </table:table-cell>
          <table:table-cell table:style-name="ce2" office:value-type="float" office:value="79.34" calcext:value-type="float">
            <text:p>79.3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25" calcext:value-type="float">
            <text:p>99.25</text:p>
          </table:table-cell>
          <table:table-cell table:number-columns-repeated="1011"/>
        </table:table-row>
        <table:table-row table:style-name="ro1">
          <table:table-cell table:style-name="ce2" office:value-type="float" office:value="28205" calcext:value-type="float">
            <text:p>28205</text:p>
          </table:table-cell>
          <table:table-cell table:style-name="ce2" office:value-type="string" calcext:value-type="string">
            <text:p>4133e7bc2733347e29dc223afc3caec104fcc5126b4f33ed67dfcfe4bdd3f3ab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7099" calcext:value-type="float">
            <text:p>709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92]+[.E592]" office:value-type="float" office:value="7099" calcext:value-type="float">
            <text:p>7099</text:p>
          </table:table-cell>
          <table:table-cell table:style-name="ce2" office:value-type="float" office:value="9.06" calcext:value-type="float">
            <text:p>9.06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30.28" calcext:value-type="float">
            <text:p>30.28</text:p>
          </table:table-cell>
          <table:table-cell table:style-name="ce2" office:value-type="float" office:value="95.64" calcext:value-type="float">
            <text:p>95.6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64" calcext:value-type="float">
            <text:p>95.64</text:p>
          </table:table-cell>
          <table:table-cell table:number-columns-repeated="1011"/>
        </table:table-row>
        <table:table-row table:style-name="ro1">
          <table:table-cell table:style-name="ce2" office:value-type="float" office:value="28206" calcext:value-type="float">
            <text:p>28206</text:p>
          </table:table-cell>
          <table:table-cell table:style-name="ce2" office:value-type="string" calcext:value-type="string">
            <text:p>814583cce0539a67646da4163faa84531058507e24fbffa5012f3a5777b012dc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512" calcext:value-type="float">
            <text:p>35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93]+[.E593]" office:value-type="float" office:value="3512" calcext:value-type="float">
            <text:p>3512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99.24" calcext:value-type="float">
            <text:p>99.24</text:p>
          </table:table-cell>
          <table:table-cell table:style-name="ce2" office:value-type="float" office:value="64.61" calcext:value-type="float">
            <text:p>64.6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24" calcext:value-type="float">
            <text:p>99.24</text:p>
          </table:table-cell>
          <table:table-cell table:number-columns-repeated="1011"/>
        </table:table-row>
        <table:table-row table:style-name="ro1">
          <table:table-cell table:style-name="ce2" office:value-type="float" office:value="28207" calcext:value-type="float">
            <text:p>28207</text:p>
          </table:table-cell>
          <table:table-cell table:style-name="ce2" office:value-type="string" calcext:value-type="string">
            <text:p>9621dfe3357fdaccf658b10090686ddb10075371664d8bec278d527dbd3abedf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348" calcext:value-type="float">
            <text:p>534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94]+[.E594]" office:value-type="float" office:value="5348" calcext:value-type="float">
            <text:p>5348</text:p>
          </table:table-cell>
          <table:table-cell table:style-name="ce2" office:value-type="float" office:value="6.28" calcext:value-type="float">
            <text:p>6.2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98.95" calcext:value-type="float">
            <text:p>98.95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95" calcext:value-type="float">
            <text:p>98.95</text:p>
          </table:table-cell>
          <table:table-cell table:number-columns-repeated="1011"/>
        </table:table-row>
        <table:table-row table:style-name="ro1">
          <table:table-cell table:style-name="ce2" office:value-type="float" office:value="28208" calcext:value-type="float">
            <text:p>28208</text:p>
          </table:table-cell>
          <table:table-cell table:style-name="ce2" office:value-type="string" calcext:value-type="string">
            <text:p>583d308f1e473661cf3ff13e7c4141e01a8bad402092f92dd39c78bd9cbf175d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95]+[.E595]" office:value-type="float" office:value="4950" calcext:value-type="float">
            <text:p>4950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81.19" calcext:value-type="float">
            <text:p>81.19</text:p>
          </table:table-cell>
          <table:table-cell table:style-name="ce2" office:value-type="float" office:value="97.64" calcext:value-type="float">
            <text:p>97.6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64" calcext:value-type="float">
            <text:p>97.64</text:p>
          </table:table-cell>
          <table:table-cell table:number-columns-repeated="1011"/>
        </table:table-row>
        <table:table-row table:style-name="ro1">
          <table:table-cell table:style-name="ce2" office:value-type="float" office:value="28209" calcext:value-type="float">
            <text:p>28209</text:p>
          </table:table-cell>
          <table:table-cell table:style-name="ce2" office:value-type="string" calcext:value-type="string">
            <text:p>ac8ddd1a01bae530fd35512b55b83f6fb56e3b4ca3047a769228dfa876e4fea3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4860" calcext:value-type="float">
            <text:p>4860</text:p>
          </table:table-cell>
          <table:table-cell table:style-name="ce2" office:value-type="float" office:value="2969" calcext:value-type="float">
            <text:p>2969</text:p>
          </table:table-cell>
          <table:table-cell table:style-name="ce2" table:formula="of:=[.D596]+[.E596]" office:value-type="float" office:value="7829" calcext:value-type="float">
            <text:p>7829</text:p>
          </table:table-cell>
          <table:table-cell table:style-name="ce2" office:value-type="float" office:value="9.97" calcext:value-type="float">
            <text:p>9.97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2.34" calcext:value-type="float">
            <text:p>42.34</text:p>
          </table:table-cell>
          <table:table-cell table:style-name="ce2" office:value-type="float" office:value="93.62" calcext:value-type="float">
            <text:p>93.6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62" calcext:value-type="float">
            <text:p>93.62</text:p>
          </table:table-cell>
          <table:table-cell table:number-columns-repeated="1011"/>
        </table:table-row>
        <table:table-row table:style-name="ro1">
          <table:table-cell table:style-name="ce2" office:value-type="float" office:value="28210" calcext:value-type="float">
            <text:p>28210</text:p>
          </table:table-cell>
          <table:table-cell table:style-name="ce2" office:value-type="string" calcext:value-type="string">
            <text:p>d92a80672b45ddee0109b8ad829ac0032d4cc85c0c9a6547ab18bf6a2576550d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303344" calcext:value-type="float">
            <text:p>30334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97]+[.E597]" office:value-type="float" office:value="303344" calcext:value-type="float">
            <text:p>303344</text:p>
          </table:table-cell>
          <table:table-cell table:style-name="ce2" office:value-type="float" office:value="9.15" calcext:value-type="float">
            <text:p>9.15</text:p>
          </table:table-cell>
          <table:table-cell table:style-name="ce2" office:value-type="float" office:value="8.06" calcext:value-type="float">
            <text:p>8.0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62.97" calcext:value-type="float">
            <text:p>62.97</text:p>
          </table:table-cell>
          <table:table-cell table:style-name="ce2" office:value-type="float" office:value="94.61" calcext:value-type="float">
            <text:p>94.6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61" calcext:value-type="float">
            <text:p>94.61</text:p>
          </table:table-cell>
          <table:table-cell table:number-columns-repeated="1011"/>
        </table:table-row>
        <table:table-row table:style-name="ro1">
          <table:table-cell table:style-name="ce2" office:value-type="float" office:value="28211" calcext:value-type="float">
            <text:p>28211</text:p>
          </table:table-cell>
          <table:table-cell table:style-name="ce2" office:value-type="string" calcext:value-type="string">
            <text:p>92d47d111590f695ab75b2c0c4753df510ed756d34a5344772ee30b5e382d2a5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8155" calcext:value-type="float">
            <text:p>81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98]+[.E598]" office:value-type="float" office:value="8155" calcext:value-type="float">
            <text:p>8155</text:p>
          </table:table-cell>
          <table:table-cell table:style-name="ce2" office:value-type="float" office:value="10.42" calcext:value-type="float">
            <text:p>10.42</text:p>
          </table:table-cell>
          <table:table-cell table:style-name="ce2" office:value-type="float" office:value="4.03" calcext:value-type="float">
            <text:p>4.0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0.31" calcext:value-type="float">
            <text:p>10.31</text:p>
          </table:table-cell>
          <table:table-cell table:style-name="ce2" office:value-type="float" office:value="99.52" calcext:value-type="float">
            <text:p>99.5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52" calcext:value-type="float">
            <text:p>99.52</text:p>
          </table:table-cell>
          <table:table-cell table:number-columns-repeated="1011"/>
        </table:table-row>
        <table:table-row table:style-name="ro1">
          <table:table-cell table:style-name="ce2" office:value-type="float" office:value="28212" calcext:value-type="float">
            <text:p>28212</text:p>
          </table:table-cell>
          <table:table-cell table:style-name="ce2" office:value-type="string" calcext:value-type="string">
            <text:p>375e3c13eb71cd5791969b8209ccf4dca8e19cda7b6abf080475501d0e25d9be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627" calcext:value-type="float">
            <text:p>562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99]+[.E599]" office:value-type="float" office:value="5627" calcext:value-type="float">
            <text:p>5627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99.47" calcext:value-type="float">
            <text:p>99.47</text:p>
          </table:table-cell>
          <table:table-cell table:style-name="ce2" office:value-type="float" office:value="92.91" calcext:value-type="float">
            <text:p>92.9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47" calcext:value-type="float">
            <text:p>99.47</text:p>
          </table:table-cell>
          <table:table-cell table:number-columns-repeated="1011"/>
        </table:table-row>
        <table:table-row table:style-name="ro1">
          <table:table-cell table:style-name="ce2" office:value-type="float" office:value="28213" calcext:value-type="float">
            <text:p>28213</text:p>
          </table:table-cell>
          <table:table-cell table:style-name="ce2" office:value-type="string" calcext:value-type="string">
            <text:p>c1290639e54b123f5c8a53e70bf819f10b4ab3a17629e5c4e816e3bbd5e4fbcb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8838" calcext:value-type="float">
            <text:p>883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00]+[.E600]" office:value-type="float" office:value="8838" calcext:value-type="float">
            <text:p>8838</text:p>
          </table:table-cell>
          <table:table-cell table:style-name="ce2" office:value-type="float" office:value="5.68" calcext:value-type="float">
            <text:p>5.6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66.71" calcext:value-type="float">
            <text:p>66.71</text:p>
          </table:table-cell>
          <table:table-cell table:style-name="ce2" office:value-type="float" office:value="99.62" calcext:value-type="float">
            <text:p>99.6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62" calcext:value-type="float">
            <text:p>99.62</text:p>
          </table:table-cell>
          <table:table-cell table:number-columns-repeated="1011"/>
        </table:table-row>
        <table:table-row table:style-name="ro1">
          <table:table-cell table:style-name="ce2" office:value-type="float" office:value="28213" calcext:value-type="float">
            <text:p>28213</text:p>
          </table:table-cell>
          <table:table-cell table:style-name="ce2" office:value-type="string" calcext:value-type="string">
            <text:p>e64d7bcd52ba283a6744c1b337115deac673ad5910d2aae415c554f32331639c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412" calcext:value-type="float">
            <text:p>74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01]+[.E601]" office:value-type="float" office:value="7412" calcext:value-type="float">
            <text:p>7412</text:p>
          </table:table-cell>
          <table:table-cell table:style-name="ce2" office:value-type="float" office:value="8.82" calcext:value-type="float">
            <text:p>8.82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51.59" calcext:value-type="float">
            <text:p>51.59</text:p>
          </table:table-cell>
          <table:table-cell table:style-name="ce2" office:value-type="float" office:value="93.34" calcext:value-type="float">
            <text:p>93.3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34" calcext:value-type="float">
            <text:p>93.34</text:p>
          </table:table-cell>
          <table:table-cell table:number-columns-repeated="1011"/>
        </table:table-row>
        <table:table-row table:style-name="ro1">
          <table:table-cell table:style-name="ce2" office:value-type="float" office:value="28214" calcext:value-type="float">
            <text:p>28214</text:p>
          </table:table-cell>
          <table:table-cell table:style-name="ce2" office:value-type="string" calcext:value-type="string">
            <text:p>e97a623304622eb9443e1125c5af4c7ca724e48b72813d124274c8b4101dbaa4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799" calcext:value-type="float">
            <text:p>5799</text:p>
          </table:table-cell>
          <table:table-cell table:style-name="ce2" office:value-type="float" office:value="105010" calcext:value-type="float">
            <text:p>105010</text:p>
          </table:table-cell>
          <table:table-cell table:style-name="ce2" table:formula="of:=[.D602]+[.E602]" office:value-type="float" office:value="110809" calcext:value-type="float">
            <text:p>110809</text:p>
          </table:table-cell>
          <table:table-cell table:style-name="ce2" office:value-type="float" office:value="8.64" calcext:value-type="float">
            <text:p>8.64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1.61" calcext:value-type="float">
            <text:p>51.61</text:p>
          </table:table-cell>
          <table:table-cell table:style-name="ce2" office:value-type="float" office:value="91.97" calcext:value-type="float">
            <text:p>91.9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97" calcext:value-type="float">
            <text:p>91.97</text:p>
          </table:table-cell>
          <table:table-cell table:number-columns-repeated="1011"/>
        </table:table-row>
        <table:table-row table:style-name="ro1">
          <table:table-cell table:style-name="ce2" office:value-type="float" office:value="28215" calcext:value-type="float">
            <text:p>28215</text:p>
          </table:table-cell>
          <table:table-cell table:style-name="ce2" office:value-type="string" calcext:value-type="string">
            <text:p>fe86c01e778b18e4158675c208aadfeb0dfe0ddcf787bbd1ece67871572052cf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974" calcext:value-type="float">
            <text:p>597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03]+[.E603]" office:value-type="float" office:value="5974" calcext:value-type="float">
            <text:p>5974</text:p>
          </table:table-cell>
          <table:table-cell table:style-name="ce2" office:value-type="float" office:value="10.19" calcext:value-type="float">
            <text:p>10.1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58.59" calcext:value-type="float">
            <text:p>58.59</text:p>
          </table:table-cell>
          <table:table-cell table:style-name="ce2" office:value-type="float" office:value="98.92" calcext:value-type="float">
            <text:p>98.9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92" calcext:value-type="float">
            <text:p>98.92</text:p>
          </table:table-cell>
          <table:table-cell table:number-columns-repeated="1011"/>
        </table:table-row>
        <table:table-row table:style-name="ro1">
          <table:table-cell table:style-name="ce2" office:value-type="float" office:value="28216" calcext:value-type="float">
            <text:p>28216</text:p>
          </table:table-cell>
          <table:table-cell table:style-name="ce2" office:value-type="string" calcext:value-type="string">
            <text:p>83abbfe1a60e4779eb95e6ea61050d06b539d882be4a27248b0d1be4c22719d4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026" calcext:value-type="float">
            <text:p>602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04]+[.E604]" office:value-type="float" office:value="6026" calcext:value-type="float">
            <text:p>6026</text:p>
          </table:table-cell>
          <table:table-cell table:style-name="ce2" office:value-type="float" office:value="9.91" calcext:value-type="float">
            <text:p>9.91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37.59" calcext:value-type="float">
            <text:p>37.59</text:p>
          </table:table-cell>
          <table:table-cell table:style-name="ce2" office:value-type="float" office:value="91.53" calcext:value-type="float">
            <text:p>91.5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53" calcext:value-type="float">
            <text:p>91.53</text:p>
          </table:table-cell>
          <table:table-cell table:number-columns-repeated="1011"/>
        </table:table-row>
        <table:table-row table:style-name="ro1">
          <table:table-cell table:style-name="ce2" office:value-type="float" office:value="28217" calcext:value-type="float">
            <text:p>28217</text:p>
          </table:table-cell>
          <table:table-cell table:style-name="ce2" office:value-type="string" calcext:value-type="string">
            <text:p>ded1a8a44498bdaec980336b1ccac4833639525e30eedda37a2af0616b6e9ba5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3148" calcext:value-type="float">
            <text:p>314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05]+[.E605]" office:value-type="float" office:value="3148" calcext:value-type="float">
            <text:p>3148</text:p>
          </table:table-cell>
          <table:table-cell table:style-name="ce2" office:value-type="float" office:value="11.09" calcext:value-type="float">
            <text:p>11.09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22.06" calcext:value-type="float">
            <text:p>22.06</text:p>
          </table:table-cell>
          <table:table-cell table:style-name="ce2" office:value-type="float" office:value="95.87" calcext:value-type="float">
            <text:p>95.8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87" calcext:value-type="float">
            <text:p>95.87</text:p>
          </table:table-cell>
          <table:table-cell table:number-columns-repeated="1011"/>
        </table:table-row>
        <table:table-row table:style-name="ro1">
          <table:table-cell table:style-name="ce2" office:value-type="float" office:value="28218" calcext:value-type="float">
            <text:p>28218</text:p>
          </table:table-cell>
          <table:table-cell table:style-name="ce2" office:value-type="string" calcext:value-type="string">
            <text:p>5a7ca7c01b467bb1d6777e8dfd12b9a9c742fc4527ee76da2971708590e1d2cb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3036" calcext:value-type="float">
            <text:p>3036</text:p>
          </table:table-cell>
          <table:table-cell table:style-name="ce2" office:value-type="float" office:value="306105" calcext:value-type="float">
            <text:p>306105</text:p>
          </table:table-cell>
          <table:table-cell table:style-name="ce2" table:formula="of:=[.D606]+[.E606]" office:value-type="float" office:value="309141" calcext:value-type="float">
            <text:p>309141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88.53" calcext:value-type="float">
            <text:p>88.53</text:p>
          </table:table-cell>
          <table:table-cell table:style-name="ce2" office:value-type="float" office:value="72.54" calcext:value-type="float">
            <text:p>72.5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8.53" calcext:value-type="float">
            <text:p>88.53</text:p>
          </table:table-cell>
          <table:table-cell table:number-columns-repeated="1011"/>
        </table:table-row>
        <table:table-row table:style-name="ro1">
          <table:table-cell table:style-name="ce2" office:value-type="float" office:value="28219" calcext:value-type="float">
            <text:p>28219</text:p>
          </table:table-cell>
          <table:table-cell table:style-name="ce2" office:value-type="string" calcext:value-type="string">
            <text:p>3988149d98c26cd6854dfd41213f9192c09b69a3f620eaae3e057ffa31ea5e06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9439" calcext:value-type="float">
            <text:p>9439</text:p>
          </table:table-cell>
          <table:table-cell table:style-name="ce2" table:formula="of:=[.D607]+[.E607]" office:value-type="float" office:value="14289" calcext:value-type="float">
            <text:p>14289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38.03" calcext:value-type="float">
            <text:p>38.03</text:p>
          </table:table-cell>
          <table:table-cell table:style-name="ce2" office:value-type="float" office:value="64.63" calcext:value-type="float">
            <text:p>64.6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4.63" calcext:value-type="float">
            <text:p>64.63</text:p>
          </table:table-cell>
          <table:table-cell table:number-columns-repeated="1011"/>
        </table:table-row>
        <table:table-row table:style-name="ro1">
          <table:table-cell table:style-name="ce2" office:value-type="float" office:value="28220" calcext:value-type="float">
            <text:p>28220</text:p>
          </table:table-cell>
          <table:table-cell table:style-name="ce2" office:value-type="string" calcext:value-type="string">
            <text:p>3182a679c4d30c970a682c51391355407d6bd30c1b760ac0eb6e17e3270b7968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92334" calcext:value-type="float">
            <text:p>92334</text:p>
          </table:table-cell>
          <table:table-cell table:style-name="ce2" office:value-type="float" office:value="6433" calcext:value-type="float">
            <text:p>6433</text:p>
          </table:table-cell>
          <table:table-cell table:style-name="ce2" table:formula="of:=[.D608]+[.E608]" office:value-type="float" office:value="98767" calcext:value-type="float">
            <text:p>98767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79.01" calcext:value-type="float">
            <text:p>79.01</text:p>
          </table:table-cell>
          <table:table-cell table:style-name="ce2" office:value-type="float" office:value="61.55" calcext:value-type="float">
            <text:p>61.5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9.01" calcext:value-type="float">
            <text:p>79.01</text:p>
          </table:table-cell>
          <table:table-cell table:number-columns-repeated="1011"/>
        </table:table-row>
        <table:table-row table:style-name="ro1">
          <table:table-cell table:style-name="ce2" office:value-type="float" office:value="28221" calcext:value-type="float">
            <text:p>28221</text:p>
          </table:table-cell>
          <table:table-cell table:style-name="ce2" office:value-type="string" calcext:value-type="string">
            <text:p>90ba3f6c5844a859778d8b920e2de80a4d84d5a6adf34712ca394cac8b6aa808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73398" calcext:value-type="float">
            <text:p>1733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09]+[.E609]" office:value-type="float" office:value="173398" calcext:value-type="float">
            <text:p>173398</text:p>
          </table:table-cell>
          <table:table-cell table:style-name="ce2" office:value-type="float" office:value="9.73" calcext:value-type="float">
            <text:p>9.73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32.53" calcext:value-type="float">
            <text:p>32.53</text:p>
          </table:table-cell>
          <table:table-cell table:style-name="ce2" office:value-type="float" office:value="99.69" calcext:value-type="float">
            <text:p>99.6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69" calcext:value-type="float">
            <text:p>99.69</text:p>
          </table:table-cell>
          <table:table-cell table:number-columns-repeated="1011"/>
        </table:table-row>
        <table:table-row table:style-name="ro1">
          <table:table-cell table:style-name="ce2" office:value-type="float" office:value="28222" calcext:value-type="float">
            <text:p>28222</text:p>
          </table:table-cell>
          <table:table-cell table:style-name="ce2" office:value-type="string" calcext:value-type="string">
            <text:p>96e156cd0bf7be5a373a3731515fe0f05759c8277d8aa0139fa9e41f91b405e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8256" calcext:value-type="float">
            <text:p>825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10]+[.E610]" office:value-type="float" office:value="8256" calcext:value-type="float">
            <text:p>8256</text:p>
          </table:table-cell>
          <table:table-cell table:style-name="ce2" office:value-type="float" office:value="7.45" calcext:value-type="float">
            <text:p>7.45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92.96" calcext:value-type="float">
            <text:p>92.9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96" calcext:value-type="float">
            <text:p>92.96</text:p>
          </table:table-cell>
          <table:table-cell table:number-columns-repeated="1011"/>
        </table:table-row>
        <table:table-row table:style-name="ro1">
          <table:table-cell table:style-name="ce2" office:value-type="float" office:value="28223" calcext:value-type="float">
            <text:p>28223</text:p>
          </table:table-cell>
          <table:table-cell table:style-name="ce2" office:value-type="string" calcext:value-type="string">
            <text:p>64081758f891030fca24a9b0509a47fc841b11a1a05aeb449af2400a7b6c636b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206" calcext:value-type="float">
            <text:p>52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11]+[.E611]" office:value-type="float" office:value="5206" calcext:value-type="float">
            <text:p>5206</text:p>
          </table:table-cell>
          <table:table-cell table:style-name="ce2" office:value-type="float" office:value="10.23" calcext:value-type="float">
            <text:p>10.23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65.66" calcext:value-type="float">
            <text:p>65.66</text:p>
          </table:table-cell>
          <table:table-cell table:style-name="ce2" office:value-type="float" office:value="97.71" calcext:value-type="float">
            <text:p>97.7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71" calcext:value-type="float">
            <text:p>97.71</text:p>
          </table:table-cell>
          <table:table-cell table:number-columns-repeated="1011"/>
        </table:table-row>
        <table:table-row table:style-name="ro1">
          <table:table-cell table:style-name="ce2" office:value-type="float" office:value="28224" calcext:value-type="float">
            <text:p>28224</text:p>
          </table:table-cell>
          <table:table-cell table:style-name="ce2" office:value-type="string" calcext:value-type="string">
            <text:p>fe086314dec6a2f1bf641ceb95f0177e812b0d0f7bdb1620ed23c1e61a3695c9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6833" calcext:value-type="float">
            <text:p>6833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table:formula="of:=[.D612]+[.E612]" office:value-type="float" office:value="8373" calcext:value-type="float">
            <text:p>8373</text:p>
          </table:table-cell>
          <table:table-cell table:style-name="ce2" office:value-type="float" office:value="7.39" calcext:value-type="float">
            <text:p>7.3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table:style-name="ce2" office:value-type="float" office:value="28225" calcext:value-type="float">
            <text:p>28225</text:p>
          </table:table-cell>
          <table:table-cell table:style-name="ce2" office:value-type="string" calcext:value-type="string">
            <text:p>f5358ba0d7c4e45379a846b0012b27b98ae9a1f1f60358d354c54e45d25d4fa9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755" calcext:value-type="float">
            <text:p>3755</text:p>
          </table:table-cell>
          <table:table-cell table:style-name="ce2" office:value-type="float" office:value="2758" calcext:value-type="float">
            <text:p>2758</text:p>
          </table:table-cell>
          <table:table-cell table:style-name="ce2" table:formula="of:=[.D613]+[.E613]" office:value-type="float" office:value="6513" calcext:value-type="float">
            <text:p>6513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79.26" calcext:value-type="float">
            <text:p>79.26</text:p>
          </table:table-cell>
          <table:table-cell table:style-name="ce2" office:value-type="float" office:value="82.42" calcext:value-type="float">
            <text:p>82.4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2.42" calcext:value-type="float">
            <text:p>82.42</text:p>
          </table:table-cell>
          <table:table-cell table:number-columns-repeated="1011"/>
        </table:table-row>
        <table:table-row table:style-name="ro1">
          <table:table-cell table:style-name="ce2" office:value-type="float" office:value="28226" calcext:value-type="float">
            <text:p>28226</text:p>
          </table:table-cell>
          <table:table-cell table:style-name="ce2" office:value-type="string" calcext:value-type="string">
            <text:p>98697780eda88f5dce0e32bc3376c4d37587124b58598b99b37b363543ee386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042" calcext:value-type="float">
            <text:p>4042</text:p>
          </table:table-cell>
          <table:table-cell table:style-name="ce2" office:value-type="float" office:value="3445" calcext:value-type="float">
            <text:p>3445</text:p>
          </table:table-cell>
          <table:table-cell table:style-name="ce2" table:formula="of:=[.D614]+[.E614]" office:value-type="float" office:value="7487" calcext:value-type="float">
            <text:p>7487</text:p>
          </table:table-cell>
          <table:table-cell table:style-name="ce2" office:value-type="float" office:value="8.62" calcext:value-type="float">
            <text:p>8.62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49.08" calcext:value-type="float">
            <text:p>49.08</text:p>
          </table:table-cell>
          <table:table-cell table:style-name="ce2" office:value-type="float" office:value="81.75" calcext:value-type="float">
            <text:p>81.7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1.75" calcext:value-type="float">
            <text:p>81.75</text:p>
          </table:table-cell>
          <table:table-cell table:number-columns-repeated="1011"/>
        </table:table-row>
        <table:table-row table:style-name="ro1">
          <table:table-cell table:style-name="ce2" office:value-type="float" office:value="28227" calcext:value-type="float">
            <text:p>28227</text:p>
          </table:table-cell>
          <table:table-cell table:style-name="ce2" office:value-type="string" calcext:value-type="string">
            <text:p>cc1fdf341040ef162234a8c99c6c224c485be1b8ea4c2e840bae95b37c15bf38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329925" calcext:value-type="float">
            <text:p>3299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15]+[.E615]" office:value-type="float" office:value="329925" calcext:value-type="float">
            <text:p>329925</text:p>
          </table:table-cell>
          <table:table-cell table:style-name="ce2" office:value-type="float" office:value="5.93" calcext:value-type="float">
            <text:p>5.93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79.75" calcext:value-type="float">
            <text:p>79.75</text:p>
          </table:table-cell>
          <table:table-cell table:style-name="ce2" office:value-type="float" office:value="96.8" calcext:value-type="float">
            <text:p>96.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8" calcext:value-type="float">
            <text:p>96.8</text:p>
          </table:table-cell>
          <table:table-cell table:number-columns-repeated="1011"/>
        </table:table-row>
        <table:table-row table:style-name="ro1">
          <table:table-cell table:style-name="ce2" office:value-type="float" office:value="28228" calcext:value-type="float">
            <text:p>28228</text:p>
          </table:table-cell>
          <table:table-cell table:style-name="ce2" office:value-type="string" calcext:value-type="string">
            <text:p>001a94c38b73715d10175b0825ee18d72209eb89705750f2bb00e539673d7609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8195" calcext:value-type="float">
            <text:p>819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16]+[.E616]" office:value-type="float" office:value="8195" calcext:value-type="float">
            <text:p>8195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24.28" calcext:value-type="float">
            <text:p>24.28</text:p>
          </table:table-cell>
          <table:table-cell table:style-name="ce2" office:value-type="float" office:value="99.41" calcext:value-type="float">
            <text:p>99.4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41" calcext:value-type="float">
            <text:p>99.41</text:p>
          </table:table-cell>
          <table:table-cell table:number-columns-repeated="1011"/>
        </table:table-row>
        <table:table-row table:style-name="ro1">
          <table:table-cell table:style-name="ce2" office:value-type="float" office:value="28229" calcext:value-type="float">
            <text:p>28229</text:p>
          </table:table-cell>
          <table:table-cell table:style-name="ce2" office:value-type="string" calcext:value-type="string">
            <text:p>3be826c684494bdd550ae96b5acd1f616fab4e789143cfeb62476826e287128e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30429" calcext:value-type="float">
            <text:p>130429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table:formula="of:=[.D617]+[.E617]" office:value-type="float" office:value="132332" calcext:value-type="float">
            <text:p>132332</text:p>
          </table:table-cell>
          <table:table-cell table:style-name="ce2" office:value-type="float" office:value="7.43" calcext:value-type="float">
            <text:p>7.43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96.54" calcext:value-type="float">
            <text:p>96.54</text:p>
          </table:table-cell>
          <table:table-cell table:style-name="ce2" office:value-type="float" office:value="93.35" calcext:value-type="float">
            <text:p>93.3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54" calcext:value-type="float">
            <text:p>96.54</text:p>
          </table:table-cell>
          <table:table-cell table:number-columns-repeated="1011"/>
        </table:table-row>
        <table:table-row table:style-name="ro1">
          <table:table-cell table:style-name="ce2" office:value-type="float" office:value="28230" calcext:value-type="float">
            <text:p>28230</text:p>
          </table:table-cell>
          <table:table-cell table:style-name="ce2" office:value-type="string" calcext:value-type="string">
            <text:p>cd9a707985b673ea96aa752427d1afb760bab4e0ffc820e5a87faf14591ef090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3695" calcext:value-type="float">
            <text:p>3695</text:p>
          </table:table-cell>
          <table:table-cell table:style-name="ce2" office:value-type="float" office:value="2967" calcext:value-type="float">
            <text:p>2967</text:p>
          </table:table-cell>
          <table:table-cell table:style-name="ce2" table:formula="of:=[.D618]+[.E618]" office:value-type="float" office:value="6662" calcext:value-type="float">
            <text:p>6662</text:p>
          </table:table-cell>
          <table:table-cell table:style-name="ce2" office:value-type="float" office:value="8.89" calcext:value-type="float">
            <text:p>8.8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73.55" calcext:value-type="float">
            <text:p>73.55</text:p>
          </table:table-cell>
          <table:table-cell table:style-name="ce2" office:value-type="float" office:value="87.66" calcext:value-type="float">
            <text:p>87.6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7.66" calcext:value-type="float">
            <text:p>87.66</text:p>
          </table:table-cell>
          <table:table-cell table:number-columns-repeated="1011"/>
        </table:table-row>
        <table:table-row table:style-name="ro1">
          <table:table-cell table:style-name="ce2" office:value-type="float" office:value="28231" calcext:value-type="float">
            <text:p>28231</text:p>
          </table:table-cell>
          <table:table-cell table:style-name="ce2" office:value-type="string" calcext:value-type="string">
            <text:p>46fd58fd0638d7083336eeee51122192f30a286f6aa23577551839e2dcacba44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777" calcext:value-type="float">
            <text:p>577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19]+[.E619]" office:value-type="float" office:value="5777" calcext:value-type="float">
            <text:p>5777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78.03" calcext:value-type="float">
            <text:p>78.03</text:p>
          </table:table-cell>
          <table:table-cell table:style-name="ce2" office:value-type="float" office:value="96.83" calcext:value-type="float">
            <text:p>96.8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83" calcext:value-type="float">
            <text:p>96.83</text:p>
          </table:table-cell>
          <table:table-cell table:number-columns-repeated="1011"/>
        </table:table-row>
        <table:table-row table:style-name="ro1">
          <table:table-cell table:style-name="ce2" office:value-type="float" office:value="28232" calcext:value-type="float">
            <text:p>28232</text:p>
          </table:table-cell>
          <table:table-cell table:style-name="ce2" office:value-type="string" calcext:value-type="string">
            <text:p>cf6797e93d4d5fe5f6d763021add08a477bf9f7b03eda60aa5482a76485db220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float" office:value="7023" calcext:value-type="float">
            <text:p>7023</text:p>
          </table:table-cell>
          <table:table-cell table:style-name="ce2" table:formula="of:=[.D620]+[.E620]" office:value-type="float" office:value="9364" calcext:value-type="float">
            <text:p>9364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95.56" calcext:value-type="float">
            <text:p>95.56</text:p>
          </table:table-cell>
          <table:table-cell table:style-name="ce2" office:value-type="float" office:value="56.08" calcext:value-type="float">
            <text:p>56.0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56" calcext:value-type="float">
            <text:p>95.56</text:p>
          </table:table-cell>
          <table:table-cell table:number-columns-repeated="1011"/>
        </table:table-row>
        <table:table-row table:style-name="ro1">
          <table:table-cell table:style-name="ce2" office:value-type="float" office:value="28233" calcext:value-type="float">
            <text:p>28233</text:p>
          </table:table-cell>
          <table:table-cell table:style-name="ce2" office:value-type="string" calcext:value-type="string">
            <text:p>d9dd1fc6a2be8ce4b159a4af067be2e71aaa9a626a3d7a130e642cf922ce74bf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418724" calcext:value-type="float">
            <text:p>141872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21]+[.E621]" office:value-type="float" office:value="1418724" calcext:value-type="float">
            <text:p>1418724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97.69" calcext:value-type="float">
            <text:p>97.69</text:p>
          </table:table-cell>
          <table:table-cell table:style-name="ce2" office:value-type="float" office:value="70.23" calcext:value-type="float">
            <text:p>70.2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69" calcext:value-type="float">
            <text:p>97.69</text:p>
          </table:table-cell>
          <table:table-cell table:number-columns-repeated="1011"/>
        </table:table-row>
        <table:table-row table:style-name="ro1">
          <table:table-cell table:style-name="ce2" office:value-type="float" office:value="28234" calcext:value-type="float">
            <text:p>28234</text:p>
          </table:table-cell>
          <table:table-cell table:style-name="ce2" office:value-type="string" calcext:value-type="string">
            <text:p>40dde7a8d9bd065db507c759c70d8408ce4079a16df887b65f781cbb77d2b4cc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438" calcext:value-type="float">
            <text:p>643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22]+[.E622]" office:value-type="float" office:value="6438" calcext:value-type="float">
            <text:p>6438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85.32" calcext:value-type="float">
            <text:p>85.32</text:p>
          </table:table-cell>
          <table:table-cell table:style-name="ce2" office:value-type="float" office:value="59.91" calcext:value-type="float">
            <text:p>59.9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5.32" calcext:value-type="float">
            <text:p>85.32</text:p>
          </table:table-cell>
          <table:table-cell table:number-columns-repeated="1011"/>
        </table:table-row>
        <table:table-row table:style-name="ro1">
          <table:table-cell table:style-name="ce2" office:value-type="float" office:value="28235" calcext:value-type="float">
            <text:p>28235</text:p>
          </table:table-cell>
          <table:table-cell table:style-name="ce2" office:value-type="string" calcext:value-type="string">
            <text:p>3656a41b534f2a014b7625fdaeb2a55db428c21130f436c36216767de9424421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26376" calcext:value-type="float">
            <text:p>126376</text:p>
          </table:table-cell>
          <table:table-cell table:style-name="ce2" office:value-type="float" office:value="574578" calcext:value-type="float">
            <text:p>574578</text:p>
          </table:table-cell>
          <table:table-cell table:style-name="ce2" table:formula="of:=[.D623]+[.E623]" office:value-type="float" office:value="700954" calcext:value-type="float">
            <text:p>700954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9.45" calcext:value-type="float">
            <text:p>79.45</text:p>
          </table:table-cell>
          <table:table-cell table:style-name="ce2" office:value-type="float" office:value="44.19" calcext:value-type="float">
            <text:p>44.1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9.45" calcext:value-type="float">
            <text:p>79.45</text:p>
          </table:table-cell>
          <table:table-cell table:number-columns-repeated="1011"/>
        </table:table-row>
        <table:table-row table:style-name="ro1">
          <table:table-cell table:style-name="ce2" office:value-type="float" office:value="28236" calcext:value-type="float">
            <text:p>28236</text:p>
          </table:table-cell>
          <table:table-cell table:style-name="ce2" office:value-type="string" calcext:value-type="string">
            <text:p>aaa5960034f90d978ac1cc21d4831fb67a5bb2acccae66d9d891d1e5a03ee98e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2495" calcext:value-type="float">
            <text:p>249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24]+[.E624]" office:value-type="float" office:value="2495" calcext:value-type="float">
            <text:p>2495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98.25" calcext:value-type="float">
            <text:p>98.25</text:p>
          </table:table-cell>
          <table:table-cell table:style-name="ce2" office:value-type="float" office:value="54.01" calcext:value-type="float">
            <text:p>54.0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25" calcext:value-type="float">
            <text:p>98.25</text:p>
          </table:table-cell>
          <table:table-cell table:number-columns-repeated="1011"/>
        </table:table-row>
        <table:table-row table:style-name="ro1">
          <table:table-cell table:style-name="ce2" office:value-type="float" office:value="28237" calcext:value-type="float">
            <text:p>28237</text:p>
          </table:table-cell>
          <table:table-cell table:style-name="ce2" office:value-type="string" calcext:value-type="string">
            <text:p>c66954168d9c23a406998da9f7635f5d39b1e14ae20ee0a06deda4b566d982ad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487" calcext:value-type="float">
            <text:p>4487</text:p>
          </table:table-cell>
          <table:table-cell table:style-name="ce2" office:value-type="float" office:value="3381" calcext:value-type="float">
            <text:p>3381</text:p>
          </table:table-cell>
          <table:table-cell table:style-name="ce2" table:formula="of:=[.D625]+[.E625]" office:value-type="float" office:value="7868" calcext:value-type="float">
            <text:p>7868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95.51" calcext:value-type="float">
            <text:p>95.51</text:p>
          </table:table-cell>
          <table:table-cell table:style-name="ce2" office:value-type="float" office:value="34.87" calcext:value-type="float">
            <text:p>34.8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51" calcext:value-type="float">
            <text:p>95.51</text:p>
          </table:table-cell>
          <table:table-cell table:number-columns-repeated="1011"/>
        </table:table-row>
        <table:table-row table:style-name="ro1">
          <table:table-cell table:style-name="ce2" office:value-type="float" office:value="28238" calcext:value-type="float">
            <text:p>28238</text:p>
          </table:table-cell>
          <table:table-cell table:style-name="ce2" office:value-type="string" calcext:value-type="string">
            <text:p>276ec88e03627308a14a2f33a347be6f463e7e2fd68622e057be4db8e3c087ef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5915" calcext:value-type="float">
            <text:p>591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26]+[.E626]" office:value-type="float" office:value="5915" calcext:value-type="float">
            <text:p>5915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98.72" calcext:value-type="float">
            <text:p>98.72</text:p>
          </table:table-cell>
          <table:table-cell table:style-name="ce2" office:value-type="float" office:value="50.92" calcext:value-type="float">
            <text:p>50.9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72" calcext:value-type="float">
            <text:p>98.72</text:p>
          </table:table-cell>
          <table:table-cell table:number-columns-repeated="1011"/>
        </table:table-row>
        <table:table-row table:style-name="ro1">
          <table:table-cell table:style-name="ce2" office:value-type="float" office:value="28239" calcext:value-type="float">
            <text:p>28239</text:p>
          </table:table-cell>
          <table:table-cell table:style-name="ce2" office:value-type="string" calcext:value-type="string">
            <text:p>694090a92ff79b58514e580d366d87948ba7810f1345b7a13602cef5a8306d3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651" calcext:value-type="float">
            <text:p>665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27]+[.E627]" office:value-type="float" office:value="6651" calcext:value-type="float">
            <text:p>6651</text:p>
          </table:table-cell>
          <table:table-cell table:style-name="ce2" office:value-type="float" office:value="8.75" calcext:value-type="float">
            <text:p>8.75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40.61" calcext:value-type="float">
            <text:p>40.61</text:p>
          </table:table-cell>
          <table:table-cell table:style-name="ce2" office:value-type="float" office:value="92.31" calcext:value-type="float">
            <text:p>92.3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31" calcext:value-type="float">
            <text:p>92.31</text:p>
          </table:table-cell>
          <table:table-cell table:number-columns-repeated="1011"/>
        </table:table-row>
        <table:table-row table:style-name="ro1">
          <table:table-cell table:style-name="ce2" office:value-type="float" office:value="28240" calcext:value-type="float">
            <text:p>28240</text:p>
          </table:table-cell>
          <table:table-cell table:style-name="ce2" office:value-type="string" calcext:value-type="string">
            <text:p>341ae8708768f0363e133b69d070836031e5d3d1e6df348dc23c2d73f503162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59203" calcext:value-type="float">
            <text:p>15920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28]+[.E628]" office:value-type="float" office:value="159203" calcext:value-type="float">
            <text:p>159203</text:p>
          </table:table-cell>
          <table:table-cell table:style-name="ce2" office:value-type="float" office:value="7.82" calcext:value-type="float">
            <text:p>7.82</text:p>
          </table:table-cell>
          <table:table-cell table:style-name="ce2" office:value-type="float" office:value="6.63" calcext:value-type="float">
            <text:p>6.63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63.07" calcext:value-type="float">
            <text:p>63.07</text:p>
          </table:table-cell>
          <table:table-cell table:style-name="ce2" office:value-type="float" office:value="94.88" calcext:value-type="float">
            <text:p>94.8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88" calcext:value-type="float">
            <text:p>94.88</text:p>
          </table:table-cell>
          <table:table-cell table:number-columns-repeated="1011"/>
        </table:table-row>
        <table:table-row table:style-name="ro1">
          <table:table-cell table:style-name="ce2" office:value-type="float" office:value="28240" calcext:value-type="float">
            <text:p>28240</text:p>
          </table:table-cell>
          <table:table-cell table:style-name="ce2" office:value-type="string" calcext:value-type="string">
            <text:p>6376ffc35ccbcbcd9be638d451c5461f0dba38830166dc3bcb0f2b57c86edc0d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30051" calcext:value-type="float">
            <text:p>23005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29]+[.E629]" office:value-type="float" office:value="230051" calcext:value-type="float">
            <text:p>230051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99.55" calcext:value-type="float">
            <text:p>99.55</text:p>
          </table:table-cell>
          <table:table-cell table:style-name="ce2" office:value-type="float" office:value="91.12" calcext:value-type="float">
            <text:p>91.1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55" calcext:value-type="float">
            <text:p>99.55</text:p>
          </table:table-cell>
          <table:table-cell table:number-columns-repeated="1011"/>
        </table:table-row>
        <table:table-row table:style-name="ro1">
          <table:table-cell table:style-name="ce2" office:value-type="float" office:value="28241" calcext:value-type="float">
            <text:p>28241</text:p>
          </table:table-cell>
          <table:table-cell table:style-name="ce2" office:value-type="string" calcext:value-type="string">
            <text:p>be8dfb5d65a883ea7ae56a72100478522d31f1b4c7de7bd16affd7620ede077b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37062" calcext:value-type="float">
            <text:p>237062</text:p>
          </table:table-cell>
          <table:table-cell table:style-name="ce2" office:value-type="float" office:value="3619" calcext:value-type="float">
            <text:p>3619</text:p>
          </table:table-cell>
          <table:table-cell table:style-name="ce2" table:formula="of:=[.D630]+[.E630]" office:value-type="float" office:value="240681" calcext:value-type="float">
            <text:p>240681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96.36" calcext:value-type="float">
            <text:p>96.36</text:p>
          </table:table-cell>
          <table:table-cell table:style-name="ce2" office:value-type="float" office:value="79.47" calcext:value-type="float">
            <text:p>79.4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36" calcext:value-type="float">
            <text:p>96.36</text:p>
          </table:table-cell>
          <table:table-cell table:number-columns-repeated="1011"/>
        </table:table-row>
        <table:table-row table:style-name="ro1">
          <table:table-cell table:style-name="ce2" office:value-type="float" office:value="28241" calcext:value-type="float">
            <text:p>28241</text:p>
          </table:table-cell>
          <table:table-cell table:style-name="ce2" office:value-type="string" calcext:value-type="string">
            <text:p>5a036a4787ab8c8cf75bfb7dd913067c23fa9ca9c20f79945dd3adba3932d256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83268" calcext:value-type="float">
            <text:p>83268</text:p>
          </table:table-cell>
          <table:table-cell table:style-name="ce2" office:value-type="float" office:value="3619" calcext:value-type="float">
            <text:p>3619</text:p>
          </table:table-cell>
          <table:table-cell table:style-name="ce2" table:formula="of:=[.D631]+[.E631]" office:value-type="float" office:value="86887" calcext:value-type="float">
            <text:p>86887</text:p>
          </table:table-cell>
          <table:table-cell table:style-name="ce2" office:value-type="float" office:value="6.57" calcext:value-type="float">
            <text:p>6.57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97.24" calcext:value-type="float">
            <text:p>97.24</text:p>
          </table:table-cell>
          <table:table-cell table:style-name="ce2" office:value-type="float" office:value="94.85" calcext:value-type="float">
            <text:p>94.8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24" calcext:value-type="float">
            <text:p>97.24</text:p>
          </table:table-cell>
          <table:table-cell table:number-columns-repeated="1011"/>
        </table:table-row>
        <table:table-row table:style-name="ro1">
          <table:table-cell table:style-name="ce2" office:value-type="float" office:value="28242" calcext:value-type="float">
            <text:p>28242</text:p>
          </table:table-cell>
          <table:table-cell table:style-name="ce2" office:value-type="string" calcext:value-type="string">
            <text:p>43a6d3f2ba97dbed1ab2dbd53bcc4b11be9f159fdc8ee92c7eefe6de2dbe2dc1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55944" calcext:value-type="float">
            <text:p>15594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32]+[.E632]" office:value-type="float" office:value="155944" calcext:value-type="float">
            <text:p>155944</text:p>
          </table:table-cell>
          <table:table-cell table:style-name="ce2" office:value-type="float" office:value="3.45" calcext:value-type="float">
            <text:p>3.45</text:p>
          </table:table-cell>
          <table:table-cell table:style-name="ce2" office:value-type="float" office:value="6.92" calcext:value-type="float">
            <text:p>6.92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94.05" calcext:value-type="float">
            <text:p>94.05</text:p>
          </table:table-cell>
          <table:table-cell table:style-name="ce2" office:value-type="float" office:value="94.62" calcext:value-type="float">
            <text:p>94.6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62" calcext:value-type="float">
            <text:p>94.62</text:p>
          </table:table-cell>
          <table:table-cell table:number-columns-repeated="1011"/>
        </table:table-row>
        <table:table-row table:style-name="ro1">
          <table:table-cell table:style-name="ce2" office:value-type="float" office:value="28243" calcext:value-type="float">
            <text:p>28243</text:p>
          </table:table-cell>
          <table:table-cell table:style-name="ce2" office:value-type="string" calcext:value-type="string">
            <text:p>96e0b521728d3d2a874bad724f71bd53cc0b936963c0efc0a675bc5434f49db1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136" calcext:value-type="float">
            <text:p>7136</text:p>
          </table:table-cell>
          <table:table-cell table:style-name="ce2" office:value-type="float" office:value="272607" calcext:value-type="float">
            <text:p>272607</text:p>
          </table:table-cell>
          <table:table-cell table:style-name="ce2" table:formula="of:=[.D633]+[.E633]" office:value-type="float" office:value="279743" calcext:value-type="float">
            <text:p>279743</text:p>
          </table:table-cell>
          <table:table-cell table:style-name="ce2" office:value-type="float" office:value="7.95" calcext:value-type="float">
            <text:p>7.95</text:p>
          </table:table-cell>
          <table:table-cell table:style-name="ce2" office:value-type="float" office:value="8.39" calcext:value-type="float">
            <text:p>8.39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78.97" calcext:value-type="float">
            <text:p>78.97</text:p>
          </table:table-cell>
          <table:table-cell table:style-name="ce2" office:value-type="float" office:value="94.27" calcext:value-type="float">
            <text:p>94.2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27" calcext:value-type="float">
            <text:p>94.27</text:p>
          </table:table-cell>
          <table:table-cell table:number-columns-repeated="1011"/>
        </table:table-row>
        <table:table-row table:style-name="ro1">
          <table:table-cell table:style-name="ce2" office:value-type="float" office:value="28244" calcext:value-type="float">
            <text:p>28244</text:p>
          </table:table-cell>
          <table:table-cell table:style-name="ce2" office:value-type="string" calcext:value-type="string">
            <text:p>e4734715840320b47846859f6c95ef56003a1cfee0d8ac7c186366770a1bfe4c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44141" calcext:value-type="float">
            <text:p>64414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34]+[.E634]" office:value-type="float" office:value="644141" calcext:value-type="float">
            <text:p>644141</text:p>
          </table:table-cell>
          <table:table-cell table:style-name="ce2" office:value-type="float" office:value="6.25" calcext:value-type="float">
            <text:p>6.25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95.74" calcext:value-type="float">
            <text:p>95.74</text:p>
          </table:table-cell>
          <table:table-cell table:style-name="ce2" office:value-type="float" office:value="99.34" calcext:value-type="float">
            <text:p>99.3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34" calcext:value-type="float">
            <text:p>99.34</text:p>
          </table:table-cell>
          <table:table-cell table:number-columns-repeated="1011"/>
        </table:table-row>
        <table:table-row table:style-name="ro1">
          <table:table-cell table:style-name="ce2" office:value-type="float" office:value="28245" calcext:value-type="float">
            <text:p>28245</text:p>
          </table:table-cell>
          <table:table-cell table:style-name="ce2" office:value-type="string" calcext:value-type="string">
            <text:p>06c3b86551bd330f6abfdc3b9802d6ca123b140510c56aa8bbb4d115e9b38cfa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22220" calcext:value-type="float">
            <text:p>222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35]+[.E635]" office:value-type="float" office:value="22220" calcext:value-type="float">
            <text:p>22220</text:p>
          </table:table-cell>
          <table:table-cell table:style-name="ce2" office:value-type="float" office:value="7.58" calcext:value-type="float">
            <text:p>7.58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20.12" calcext:value-type="float">
            <text:p>20.12</text:p>
          </table:table-cell>
          <table:table-cell table:style-name="ce2" office:value-type="float" office:value="99.43" calcext:value-type="float">
            <text:p>99.4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43" calcext:value-type="float">
            <text:p>99.43</text:p>
          </table:table-cell>
          <table:table-cell table:number-columns-repeated="1011"/>
        </table:table-row>
        <table:table-row table:style-name="ro1">
          <table:table-cell table:style-name="ce2" office:value-type="float" office:value="28246" calcext:value-type="float">
            <text:p>28246</text:p>
          </table:table-cell>
          <table:table-cell table:style-name="ce2" office:value-type="string" calcext:value-type="string">
            <text:p>fbbc8d4143d745e9d816fd2ef0441afbd47474cc37a441349a0a21671e52ebfe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3233957" calcext:value-type="float">
            <text:p>13233957</text:p>
          </table:table-cell>
          <table:table-cell table:style-name="ce2" office:value-type="float" office:value="419801" calcext:value-type="float">
            <text:p>419801</text:p>
          </table:table-cell>
          <table:table-cell table:style-name="ce2" table:formula="of:=[.D636]+[.E636]" office:value-type="float" office:value="13653758" calcext:value-type="float">
            <text:p>13653758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57.33" calcext:value-type="float">
            <text:p>57.33</text:p>
          </table:table-cell>
          <table:table-cell table:style-name="ce2" office:value-type="float" office:value="98.42" calcext:value-type="float">
            <text:p>98.4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42" calcext:value-type="float">
            <text:p>98.42</text:p>
          </table:table-cell>
          <table:table-cell table:number-columns-repeated="1011"/>
        </table:table-row>
        <table:table-row table:style-name="ro1">
          <table:table-cell table:style-name="ce2" office:value-type="float" office:value="28247" calcext:value-type="float">
            <text:p>28247</text:p>
          </table:table-cell>
          <table:table-cell table:style-name="ce2" office:value-type="string" calcext:value-type="string">
            <text:p>3f58b9c75efc6cf1135d2d450b3a22d075daff2767e01e7dbdb02a39cda2dbd7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24453" calcext:value-type="float">
            <text:p>12445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37]+[.E637]" office:value-type="float" office:value="124453" calcext:value-type="float">
            <text:p>124453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45.37" calcext:value-type="float">
            <text:p>45.37</text:p>
          </table:table-cell>
          <table:table-cell table:style-name="ce2" office:value-type="float" office:value="94.97" calcext:value-type="float">
            <text:p>94.9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97" calcext:value-type="float">
            <text:p>94.97</text:p>
          </table:table-cell>
          <table:table-cell table:number-columns-repeated="1011"/>
        </table:table-row>
        <table:table-row table:style-name="ro1">
          <table:table-cell table:style-name="ce2" office:value-type="float" office:value="28248" calcext:value-type="float">
            <text:p>28248</text:p>
          </table:table-cell>
          <table:table-cell table:style-name="ce2" office:value-type="string" calcext:value-type="string">
            <text:p>66591b6499e7d2c3403a7095753d8b733a67c6f09c1d8398ca2a688d838d6fa9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252" calcext:value-type="float">
            <text:p>3252</text:p>
          </table:table-cell>
          <table:table-cell table:style-name="ce2" office:value-type="float" office:value="1288" calcext:value-type="float">
            <text:p>1288</text:p>
          </table:table-cell>
          <table:table-cell table:style-name="ce2" table:formula="of:=[.D638]+[.E638]" office:value-type="float" office:value="4540" calcext:value-type="float">
            <text:p>4540</text:p>
          </table:table-cell>
          <table:table-cell table:style-name="ce2" office:value-type="float" office:value="4.97" calcext:value-type="float">
            <text:p>4.97</text:p>
          </table:table-cell>
          <table:table-cell table:number-columns-repeated="2" table:style-name="ce2" office:value-type="float" office:value="1.24" calcext:value-type="float">
            <text:p>1.24</text:p>
          </table:table-cell>
          <table:table-cell table:style-name="ce2" office:value-type="float" office:value="96.79" calcext:value-type="float">
            <text:p>96.79</text:p>
          </table:table-cell>
          <table:table-cell table:style-name="ce2" office:value-type="float" office:value="61.69" calcext:value-type="float">
            <text:p>61.6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79" calcext:value-type="float">
            <text:p>96.79</text:p>
          </table:table-cell>
          <table:table-cell table:number-columns-repeated="1011"/>
        </table:table-row>
        <table:table-row table:style-name="ro1">
          <table:table-cell table:style-name="ce2" office:value-type="float" office:value="28249" calcext:value-type="float">
            <text:p>28249</text:p>
          </table:table-cell>
          <table:table-cell table:style-name="ce2" office:value-type="string" calcext:value-type="string">
            <text:p>0409cfd962b2e0c169ca6563a7da45e1cf930361d599e028c3729aebba9627c5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136" calcext:value-type="float">
            <text:p>513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39]+[.E639]" office:value-type="float" office:value="5136" calcext:value-type="float">
            <text:p>5136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56.26" calcext:value-type="float">
            <text:p>56.26</text:p>
          </table:table-cell>
          <table:table-cell table:style-name="ce2" office:value-type="float" office:value="99.7" calcext:value-type="float">
            <text:p>99.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7" calcext:value-type="float">
            <text:p>99.7</text:p>
          </table:table-cell>
          <table:table-cell table:number-columns-repeated="1011"/>
        </table:table-row>
        <table:table-row table:style-name="ro1">
          <table:table-cell table:style-name="ce2" office:value-type="float" office:value="28250" calcext:value-type="float">
            <text:p>28250</text:p>
          </table:table-cell>
          <table:table-cell table:style-name="ce2" office:value-type="string" calcext:value-type="string">
            <text:p>76e4d011127f61444f7a30de89241a4779871f019666b3446a3e38117670ad0f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248446" calcext:value-type="float">
            <text:p>124844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40]+[.E640]" office:value-type="float" office:value="1248446" calcext:value-type="float">
            <text:p>1248446</text:p>
          </table:table-cell>
          <table:table-cell table:style-name="ce2" office:value-type="float" office:value="6.38" calcext:value-type="float">
            <text:p>6.38</text:p>
          </table:table-cell>
          <table:table-cell table:number-columns-repeated="2" table:style-name="ce2" office:value-type="float" office:value="1.79" calcext:value-type="float">
            <text:p>1.79</text:p>
          </table:table-cell>
          <table:table-cell table:style-name="ce2" office:value-type="float" office:value="91.5" calcext:value-type="float">
            <text:p>91.5</text:p>
          </table:table-cell>
          <table:table-cell table:style-name="ce2" office:value-type="float" office:value="85.46" calcext:value-type="float">
            <text:p>85.4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1.5" calcext:value-type="float">
            <text:p>91.5</text:p>
          </table:table-cell>
          <table:table-cell table:number-columns-repeated="1011"/>
        </table:table-row>
        <table:table-row table:style-name="ro1">
          <table:table-cell table:style-name="ce2" office:value-type="float" office:value="28251" calcext:value-type="float">
            <text:p>28251</text:p>
          </table:table-cell>
          <table:table-cell table:style-name="ce2" office:value-type="string" calcext:value-type="string">
            <text:p>50dd105d4297d43390d4ee3c1f52de4633ae30242a766c23fae3844ecfcd3238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2998" calcext:value-type="float">
            <text:p>2998</text:p>
          </table:table-cell>
          <table:table-cell table:style-name="ce2" office:value-type="float" office:value="3249" calcext:value-type="float">
            <text:p>3249</text:p>
          </table:table-cell>
          <table:table-cell table:style-name="ce2" table:formula="of:=[.D641]+[.E641]" office:value-type="float" office:value="6247" calcext:value-type="float">
            <text:p>6247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88.35" calcext:value-type="float">
            <text:p>88.35</text:p>
          </table:table-cell>
          <table:table-cell table:style-name="ce2" office:value-type="float" office:value="37.16" calcext:value-type="float">
            <text:p>37.1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8.35" calcext:value-type="float">
            <text:p>88.35</text:p>
          </table:table-cell>
          <table:table-cell table:number-columns-repeated="1011"/>
        </table:table-row>
        <table:table-row table:style-name="ro1">
          <table:table-cell table:style-name="ce2" office:value-type="float" office:value="28252" calcext:value-type="float">
            <text:p>28252</text:p>
          </table:table-cell>
          <table:table-cell table:style-name="ce2" office:value-type="string" calcext:value-type="string">
            <text:p>ae352ecf115c2576f01cb1430bd686f546d2c87440a41dbd42e08d6467e9fc3e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29098" calcext:value-type="float">
            <text:p>1290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42]+[.E642]" office:value-type="float" office:value="129098" calcext:value-type="float">
            <text:p>129098</text:p>
          </table:table-cell>
          <table:table-cell table:style-name="ce2" office:value-type="float" office:value="8.06" calcext:value-type="float">
            <text:p>8.06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96.36" calcext:value-type="float">
            <text:p>96.36</text:p>
          </table:table-cell>
          <table:table-cell table:style-name="ce2" office:value-type="float" office:value="89.45" calcext:value-type="float">
            <text:p>89.4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36" calcext:value-type="float">
            <text:p>96.36</text:p>
          </table:table-cell>
          <table:table-cell table:number-columns-repeated="1011"/>
        </table:table-row>
        <table:table-row table:style-name="ro1">
          <table:table-cell table:style-name="ce2" office:value-type="float" office:value="28253" calcext:value-type="float">
            <text:p>28253</text:p>
          </table:table-cell>
          <table:table-cell table:style-name="ce2" office:value-type="string" calcext:value-type="string">
            <text:p>e21873f377385ec3897f7e9813f8d73a1f27037c0830d0d4d9c67f8a3ae86639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9666" calcext:value-type="float">
            <text:p>9666</text:p>
          </table:table-cell>
          <table:table-cell table:style-name="ce2" office:value-type="float" office:value="11910" calcext:value-type="float">
            <text:p>11910</text:p>
          </table:table-cell>
          <table:table-cell table:style-name="ce2" table:formula="of:=[.D643]+[.E643]" office:value-type="float" office:value="21576" calcext:value-type="float">
            <text:p>21576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58.05" calcext:value-type="float">
            <text:p>58.05</text:p>
          </table:table-cell>
          <table:table-cell table:style-name="ce2" office:value-type="float" office:value="89.42" calcext:value-type="float">
            <text:p>89.4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42" calcext:value-type="float">
            <text:p>89.42</text:p>
          </table:table-cell>
          <table:table-cell table:number-columns-repeated="1011"/>
        </table:table-row>
        <table:table-row table:style-name="ro1">
          <table:table-cell table:style-name="ce2" office:value-type="float" office:value="28254" calcext:value-type="float">
            <text:p>28254</text:p>
          </table:table-cell>
          <table:table-cell table:style-name="ce2" office:value-type="string" calcext:value-type="string">
            <text:p>a0b53390f667744c11ec5fd6c9a1691a9a2b3cb3f73e95e870e9ee7658166d43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847" calcext:value-type="float">
            <text:p>784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44]+[.E644]" office:value-type="float" office:value="7847" calcext:value-type="float">
            <text:p>7847</text:p>
          </table:table-cell>
          <table:table-cell table:style-name="ce2" office:value-type="float" office:value="6.29" calcext:value-type="float">
            <text:p>6.29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99.73" calcext:value-type="float">
            <text:p>99.73</text:p>
          </table:table-cell>
          <table:table-cell table:style-name="ce2" office:value-type="float" office:value="79.76" calcext:value-type="float">
            <text:p>79.7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73" calcext:value-type="float">
            <text:p>99.73</text:p>
          </table:table-cell>
          <table:table-cell table:number-columns-repeated="1011"/>
        </table:table-row>
        <table:table-row table:style-name="ro1">
          <table:table-cell table:style-name="ce2" office:value-type="float" office:value="28254" calcext:value-type="float">
            <text:p>28254</text:p>
          </table:table-cell>
          <table:table-cell table:style-name="ce2" office:value-type="string" calcext:value-type="string">
            <text:p>0bb64913877641cf49677b9977cb0fbc0f686938dd38cd1ca11ead484456b9e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8447" calcext:value-type="float">
            <text:p>844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45]+[.E645]" office:value-type="float" office:value="8447" calcext:value-type="float">
            <text:p>8447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95.29" calcext:value-type="float">
            <text:p>95.2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4" calcext:value-type="float">
            <text:p>98.4</text:p>
          </table:table-cell>
          <table:table-cell table:number-columns-repeated="1011"/>
        </table:table-row>
        <table:table-row table:style-name="ro1">
          <table:table-cell table:style-name="ce2" office:value-type="float" office:value="28255" calcext:value-type="float">
            <text:p>28255</text:p>
          </table:table-cell>
          <table:table-cell table:style-name="ce2" office:value-type="string" calcext:value-type="string">
            <text:p>8c84025075d3018ec0e5bf93904f93a1f29479ed7664fbec1476856245286943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587" calcext:value-type="float">
            <text:p>558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46]+[.E646]" office:value-type="float" office:value="5587" calcext:value-type="float">
            <text:p>5587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89.55" calcext:value-type="float">
            <text:p>89.55</text:p>
          </table:table-cell>
          <table:table-cell table:style-name="ce2" office:value-type="float" office:value="57.89" calcext:value-type="float">
            <text:p>57.8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9.55" calcext:value-type="float">
            <text:p>89.55</text:p>
          </table:table-cell>
          <table:table-cell table:number-columns-repeated="1011"/>
        </table:table-row>
        <table:table-row table:style-name="ro1">
          <table:table-cell table:style-name="ce2" office:value-type="float" office:value="28256" calcext:value-type="float">
            <text:p>28256</text:p>
          </table:table-cell>
          <table:table-cell table:style-name="ce2" office:value-type="string" calcext:value-type="string">
            <text:p>8965be4634667cea7a86a335c7f259398722929317bf2da72b28fa35124c5af2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778" calcext:value-type="float">
            <text:p>2778</text:p>
          </table:table-cell>
          <table:table-cell table:style-name="ce2" office:value-type="float" office:value="10964" calcext:value-type="float">
            <text:p>10964</text:p>
          </table:table-cell>
          <table:table-cell table:style-name="ce2" table:formula="of:=[.D647]+[.E647]" office:value-type="float" office:value="13742" calcext:value-type="float">
            <text:p>13742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87.43" calcext:value-type="float">
            <text:p>87.43</text:p>
          </table:table-cell>
          <table:table-cell table:style-name="ce2" office:value-type="float" office:value="47.05" calcext:value-type="float">
            <text:p>47.0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7.43" calcext:value-type="float">
            <text:p>87.43</text:p>
          </table:table-cell>
          <table:table-cell table:number-columns-repeated="1011"/>
        </table:table-row>
        <table:table-row table:style-name="ro1">
          <table:table-cell table:style-name="ce2" office:value-type="float" office:value="28257" calcext:value-type="float">
            <text:p>28257</text:p>
          </table:table-cell>
          <table:table-cell table:style-name="ce2" office:value-type="string" calcext:value-type="string">
            <text:p>9bf6e4ce906516d5967bc95c723a74a4a7084e2c39031be0d22c86b3bd50e6a5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438" calcext:value-type="float">
            <text:p>543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48]+[.E648]" office:value-type="float" office:value="5438" calcext:value-type="float">
            <text:p>5438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96.99" calcext:value-type="float">
            <text:p>96.99</text:p>
          </table:table-cell>
          <table:table-cell table:style-name="ce2" office:value-type="float" office:value="65.44" calcext:value-type="float">
            <text:p>65.4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99" calcext:value-type="float">
            <text:p>96.99</text:p>
          </table:table-cell>
          <table:table-cell table:number-columns-repeated="1011"/>
        </table:table-row>
        <table:table-row table:style-name="ro1">
          <table:table-cell table:style-name="ce2" office:value-type="float" office:value="28258" calcext:value-type="float">
            <text:p>28258</text:p>
          </table:table-cell>
          <table:table-cell table:style-name="ce2" office:value-type="string" calcext:value-type="string">
            <text:p>207dd9fd8881d68e445477664917e0bf6d94528305ce4782e2897562c49ccb74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27355" calcext:value-type="float">
            <text:p>127355</text:p>
          </table:table-cell>
          <table:table-cell table:style-name="ce2" office:value-type="float" office:value="79307" calcext:value-type="float">
            <text:p>79307</text:p>
          </table:table-cell>
          <table:table-cell table:style-name="ce2" table:formula="of:=[.D649]+[.E649]" office:value-type="float" office:value="206662" calcext:value-type="float">
            <text:p>206662</text:p>
          </table:table-cell>
          <table:table-cell table:style-name="ce2" office:value-type="float" office:value="6.36" calcext:value-type="float">
            <text:p>6.3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63.19" calcext:value-type="float">
            <text:p>63.19</text:p>
          </table:table-cell>
          <table:table-cell table:style-name="ce2" office:value-type="float" office:value="67.37" calcext:value-type="float">
            <text:p>67.3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7.37" calcext:value-type="float">
            <text:p>67.37</text:p>
          </table:table-cell>
          <table:table-cell table:number-columns-repeated="1011"/>
        </table:table-row>
        <table:table-row table:style-name="ro1">
          <table:table-cell table:style-name="ce2" office:value-type="float" office:value="28259" calcext:value-type="float">
            <text:p>28259</text:p>
          </table:table-cell>
          <table:table-cell table:style-name="ce2" office:value-type="string" calcext:value-type="string">
            <text:p>44b51a87a2a2db2520bf0f9b90f8101d8677c8a988e924599ccc0d4a6c68edbf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50]+[.E650]" office:value-type="float" office:value="1879" calcext:value-type="float">
            <text:p>1879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81.5" calcext:value-type="float">
            <text:p>81.5</text:p>
          </table:table-cell>
          <table:table-cell table:style-name="ce2" office:value-type="float" office:value="47.22" calcext:value-type="float">
            <text:p>47.2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1.5" calcext:value-type="float">
            <text:p>81.5</text:p>
          </table:table-cell>
          <table:table-cell table:number-columns-repeated="1011"/>
        </table:table-row>
        <table:table-row table:style-name="ro1">
          <table:table-cell table:style-name="ce2" office:value-type="float" office:value="28260" calcext:value-type="float">
            <text:p>28260</text:p>
          </table:table-cell>
          <table:table-cell table:style-name="ce2" office:value-type="string" calcext:value-type="string">
            <text:p>932a03bbbf766e0f2ead980611f4959011cddc0d1607c5d2c8c1a52eeaef664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429" calcext:value-type="float">
            <text:p>6429</text:p>
          </table:table-cell>
          <table:table-cell table:style-name="ce2" office:value-type="float" office:value="4356" calcext:value-type="float">
            <text:p>4356</text:p>
          </table:table-cell>
          <table:table-cell table:style-name="ce2" table:formula="of:=[.D651]+[.E651]" office:value-type="float" office:value="10785" calcext:value-type="float">
            <text:p>10785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80.44" calcext:value-type="float">
            <text:p>80.44</text:p>
          </table:table-cell>
          <table:table-cell table:style-name="ce2" office:value-type="float" office:value="70.26" calcext:value-type="float">
            <text:p>70.2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0.44" calcext:value-type="float">
            <text:p>80.44</text:p>
          </table:table-cell>
          <table:table-cell table:number-columns-repeated="1011"/>
        </table:table-row>
        <table:table-row table:style-name="ro1">
          <table:table-cell table:style-name="ce2" office:value-type="float" office:value="28261" calcext:value-type="float">
            <text:p>28261</text:p>
          </table:table-cell>
          <table:table-cell table:style-name="ce2" office:value-type="string" calcext:value-type="string">
            <text:p>88aabc8fb30d26dca79c53d67b0a40e016f8ddb9d5316af7f036b82a2262feca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float" office:value="387371" calcext:value-type="float">
            <text:p>387371</text:p>
          </table:table-cell>
          <table:table-cell table:style-name="ce2" table:formula="of:=[.D652]+[.E652]" office:value-type="float" office:value="389761" calcext:value-type="float">
            <text:p>389761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80.53" calcext:value-type="float">
            <text:p>80.5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0.53" calcext:value-type="float">
            <text:p>80.53</text:p>
          </table:table-cell>
          <table:table-cell table:number-columns-repeated="1011"/>
        </table:table-row>
        <table:table-row table:style-name="ro1">
          <table:table-cell table:style-name="ce2" office:value-type="float" office:value="28262" calcext:value-type="float">
            <text:p>28262</text:p>
          </table:table-cell>
          <table:table-cell table:style-name="ce2" office:value-type="string" calcext:value-type="string">
            <text:p>2cdffea533d6cfb48e09bd5f67bbf11ac0be2e3be18d78bff6b8a0b6299b3e2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874" calcext:value-type="float">
            <text:p>687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53]+[.E653]" office:value-type="float" office:value="6874" calcext:value-type="float">
            <text:p>6874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98.85" calcext:value-type="float">
            <text:p>98.85</text:p>
          </table:table-cell>
          <table:table-cell table:style-name="ce2" office:value-type="float" office:value="58.03" calcext:value-type="float">
            <text:p>58.0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85" calcext:value-type="float">
            <text:p>98.85</text:p>
          </table:table-cell>
          <table:table-cell table:number-columns-repeated="1011"/>
        </table:table-row>
        <table:table-row table:style-name="ro1">
          <table:table-cell table:style-name="ce2" office:value-type="float" office:value="28263" calcext:value-type="float">
            <text:p>28263</text:p>
          </table:table-cell>
          <table:table-cell table:style-name="ce2" office:value-type="string" calcext:value-type="string">
            <text:p>d2d64552990a4150987256c0a33b9f6b06d17821b161b1eb2bc333a728f2f742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9468" calcext:value-type="float">
            <text:p>29468</text:p>
          </table:table-cell>
          <table:table-cell table:style-name="ce2" office:value-type="float" office:value="832" calcext:value-type="float">
            <text:p>832</text:p>
          </table:table-cell>
          <table:table-cell table:style-name="ce2" table:formula="of:=[.D654]+[.E654]" office:value-type="float" office:value="30300" calcext:value-type="float">
            <text:p>30300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6.08" calcext:value-type="float">
            <text:p>6.08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36.85" calcext:value-type="float">
            <text:p>36.85</text:p>
          </table:table-cell>
          <table:table-cell table:style-name="ce2" office:value-type="float" office:value="82.86" calcext:value-type="float">
            <text:p>82.8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2.86" calcext:value-type="float">
            <text:p>82.86</text:p>
          </table:table-cell>
          <table:table-cell table:number-columns-repeated="1011"/>
        </table:table-row>
        <table:table-row table:style-name="ro1">
          <table:table-cell table:style-name="ce2" office:value-type="float" office:value="28264" calcext:value-type="float">
            <text:p>28264</text:p>
          </table:table-cell>
          <table:table-cell table:style-name="ce2" office:value-type="string" calcext:value-type="string">
            <text:p>8f13ac1adcfaf9f2d4eddece34b753ae180dfd8b73bdb7fb92d500397a150a15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646" calcext:value-type="float">
            <text:p>364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55]+[.E655]" office:value-type="float" office:value="3646" calcext:value-type="float">
            <text:p>3646</text:p>
          </table:table-cell>
          <table:table-cell table:style-name="ce2" office:value-type="float" office:value="9.87" calcext:value-type="float">
            <text:p>9.87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45.6" calcext:value-type="float">
            <text:p>45.6</text:p>
          </table:table-cell>
          <table:table-cell table:style-name="ce2" office:value-type="float" office:value="93.69" calcext:value-type="float">
            <text:p>93.6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69" calcext:value-type="float">
            <text:p>93.69</text:p>
          </table:table-cell>
          <table:table-cell table:number-columns-repeated="1011"/>
        </table:table-row>
        <table:table-row table:style-name="ro1">
          <table:table-cell table:style-name="ce2" office:value-type="float" office:value="28264" calcext:value-type="float">
            <text:p>28264</text:p>
          </table:table-cell>
          <table:table-cell table:style-name="ce2" office:value-type="string" calcext:value-type="string">
            <text:p>8a2ce755dd25acda604aeba1404949268238bed783c377ab8500c56b0b06c4b1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336" calcext:value-type="float">
            <text:p>633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56]+[.E656]" office:value-type="float" office:value="6336" calcext:value-type="float">
            <text:p>6336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97.81" calcext:value-type="float">
            <text:p>97.81</text:p>
          </table:table-cell>
          <table:table-cell table:style-name="ce2" office:value-type="float" office:value="73.72" calcext:value-type="float">
            <text:p>73.7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81" calcext:value-type="float">
            <text:p>97.81</text:p>
          </table:table-cell>
          <table:table-cell table:number-columns-repeated="1011"/>
        </table:table-row>
        <table:table-row table:style-name="ro1">
          <table:table-cell table:style-name="ce2" office:value-type="float" office:value="28265" calcext:value-type="float">
            <text:p>28265</text:p>
          </table:table-cell>
          <table:table-cell table:style-name="ce2" office:value-type="string" calcext:value-type="string">
            <text:p>e4e30b99ab175bd8576d179ef1ca89169f4b14910276740f323f1fed528d3602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9701" calcext:value-type="float">
            <text:p>97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57]+[.E657]" office:value-type="float" office:value="9701" calcext:value-type="float">
            <text:p>9701</text:p>
          </table:table-cell>
          <table:table-cell table:style-name="ce2" office:value-type="float" office:value="8.01" calcext:value-type="float">
            <text:p>8.01</text:p>
          </table:table-cell>
          <table:table-cell table:style-name="ce2" office:value-type="float" office:value="7.68" calcext:value-type="float">
            <text:p>7.68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90.25" calcext:value-type="float">
            <text:p>90.25</text:p>
          </table:table-cell>
          <table:table-cell table:style-name="ce2" office:value-type="float" office:value="99.85" calcext:value-type="float">
            <text:p>99.8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85" calcext:value-type="float">
            <text:p>99.85</text:p>
          </table:table-cell>
          <table:table-cell table:number-columns-repeated="1011"/>
        </table:table-row>
        <table:table-row table:style-name="ro1">
          <table:table-cell table:style-name="ce2" office:value-type="float" office:value="28265" calcext:value-type="float">
            <text:p>28265</text:p>
          </table:table-cell>
          <table:table-cell table:style-name="ce2" office:value-type="string" calcext:value-type="string">
            <text:p>e1d62f396d11ce0e0b2634d8d60bf6f80b0e0432171171888ad7eff493491c0a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449" calcext:value-type="float">
            <text:p>744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58]+[.E658]" office:value-type="float" office:value="7449" calcext:value-type="float">
            <text:p>7449</text:p>
          </table:table-cell>
          <table:table-cell table:style-name="ce2" office:value-type="float" office:value="6.73" calcext:value-type="float">
            <text:p>6.73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99.19" calcext:value-type="float">
            <text:p>99.19</text:p>
          </table:table-cell>
          <table:table-cell table:style-name="ce2" office:value-type="float" office:value="87.34" calcext:value-type="float">
            <text:p>87.3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19" calcext:value-type="float">
            <text:p>99.19</text:p>
          </table:table-cell>
          <table:table-cell table:number-columns-repeated="1011"/>
        </table:table-row>
        <table:table-row table:style-name="ro1">
          <table:table-cell table:style-name="ce2" office:value-type="float" office:value="28266" calcext:value-type="float">
            <text:p>28266</text:p>
          </table:table-cell>
          <table:table-cell table:style-name="ce2" office:value-type="string" calcext:value-type="string">
            <text:p>4900d7fa0fb2bc44a5e1d2aaba02fd27cc51e930180271feced7dddc1141bd21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657787" calcext:value-type="float">
            <text:p>1657787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table:formula="of:=[.D659]+[.E659]" office:value-type="float" office:value="1660043" calcext:value-type="float">
            <text:p>1660043</text:p>
          </table:table-cell>
          <table:table-cell table:style-name="ce2" office:value-type="float" office:value="7.99" calcext:value-type="float">
            <text:p>7.99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51.34" calcext:value-type="float">
            <text:p>51.34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4.4" calcext:value-type="float">
            <text:p>84.4</text:p>
          </table:table-cell>
          <table:table-cell table:number-columns-repeated="1011"/>
        </table:table-row>
        <table:table-row table:style-name="ro1">
          <table:table-cell table:style-name="ce2" office:value-type="float" office:value="28267" calcext:value-type="float">
            <text:p>28267</text:p>
          </table:table-cell>
          <table:table-cell table:style-name="ce2" office:value-type="string" calcext:value-type="string">
            <text:p>6ed8801309dee6bc850a20e5f43d1e837998244c2283966ff46ea35f07ec2ca1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504198" calcext:value-type="float">
            <text:p>15041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60]+[.E660]" office:value-type="float" office:value="1504198" calcext:value-type="float">
            <text:p>1504198</text:p>
          </table:table-cell>
          <table:table-cell table:style-name="ce2" office:value-type="float" office:value="9.04" calcext:value-type="float">
            <text:p>9.04</text:p>
          </table:table-cell>
          <table:table-cell table:style-name="ce2" office:value-type="float" office:value="4.48" calcext:value-type="float">
            <text:p>4.48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56.27" calcext:value-type="float">
            <text:p>56.27</text:p>
          </table:table-cell>
          <table:table-cell table:style-name="ce2" office:value-type="float" office:value="97.46" calcext:value-type="float">
            <text:p>97.4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46" calcext:value-type="float">
            <text:p>97.46</text:p>
          </table:table-cell>
          <table:table-cell table:number-columns-repeated="1011"/>
        </table:table-row>
        <table:table-row table:style-name="ro1">
          <table:table-cell table:style-name="ce2" office:value-type="float" office:value="28268" calcext:value-type="float">
            <text:p>28268</text:p>
          </table:table-cell>
          <table:table-cell table:style-name="ce2" office:value-type="string" calcext:value-type="string">
            <text:p>32e1992e46a384a3e1ef4f99231375f257414eed8caadc864b0cf41c4e207350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1633080" calcext:value-type="float">
            <text:p>1163308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61]+[.E661]" office:value-type="float" office:value="11633080" calcext:value-type="float">
            <text:p>11633080</text:p>
          </table:table-cell>
          <table:table-cell table:style-name="ce2" office:value-type="float" office:value="7.51" calcext:value-type="float">
            <text:p>7.51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88.28" calcext:value-type="float">
            <text:p>88.28</text:p>
          </table:table-cell>
          <table:table-cell table:style-name="ce2" office:value-type="float" office:value="98.8" calcext:value-type="float">
            <text:p>98.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8" calcext:value-type="float">
            <text:p>98.8</text:p>
          </table:table-cell>
          <table:table-cell table:number-columns-repeated="1011"/>
        </table:table-row>
        <table:table-row table:style-name="ro1">
          <table:table-cell table:style-name="ce2" office:value-type="float" office:value="28269" calcext:value-type="float">
            <text:p>28269</text:p>
          </table:table-cell>
          <table:table-cell table:style-name="ce2" office:value-type="string" calcext:value-type="string">
            <text:p>08808488342021443de8dcbb85725a56d82b9a26ddf096298526d5efff20a55c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4109836" calcext:value-type="float">
            <text:p>410983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62]+[.E662]" office:value-type="float" office:value="4109836" calcext:value-type="float">
            <text:p>4109836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96.25" calcext:value-type="float">
            <text:p>96.25</text:p>
          </table:table-cell>
          <table:table-cell table:style-name="ce2" office:value-type="float" office:value="69.58" calcext:value-type="float">
            <text:p>69.5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25" calcext:value-type="float">
            <text:p>96.25</text:p>
          </table:table-cell>
          <table:table-cell table:number-columns-repeated="1011"/>
        </table:table-row>
        <table:table-row table:style-name="ro1">
          <table:table-cell table:style-name="ce2" office:value-type="float" office:value="28270" calcext:value-type="float">
            <text:p>28270</text:p>
          </table:table-cell>
          <table:table-cell table:style-name="ce2" office:value-type="string" calcext:value-type="string">
            <text:p>deb995ecaeca38349dc7cb34f239ee44521e4f54040a44f29442d2d9e31e1e0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9404" calcext:value-type="float">
            <text:p>94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63]+[.E663]" office:value-type="float" office:value="9404" calcext:value-type="float">
            <text:p>9404</text:p>
          </table:table-cell>
          <table:table-cell table:style-name="ce2" office:value-type="float" office:value="9.16" calcext:value-type="float">
            <text:p>9.16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75.3" calcext:value-type="float">
            <text:p>75.3</text:p>
          </table:table-cell>
          <table:table-cell table:style-name="ce2" office:value-type="float" office:value="99.74" calcext:value-type="float">
            <text:p>99.7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74" calcext:value-type="float">
            <text:p>99.74</text:p>
          </table:table-cell>
          <table:table-cell table:number-columns-repeated="1011"/>
        </table:table-row>
        <table:table-row table:style-name="ro1">
          <table:table-cell table:style-name="ce2" office:value-type="float" office:value="28270" calcext:value-type="float">
            <text:p>28270</text:p>
          </table:table-cell>
          <table:table-cell table:style-name="ce2" office:value-type="string" calcext:value-type="string">
            <text:p>7df937fc0c5eebd2ae91ea01b2d7dd4ce58422726560a7c392d541e8eebd8bb4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7568" calcext:value-type="float">
            <text:p>756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64]+[.E664]" office:value-type="float" office:value="7568" calcext:value-type="float">
            <text:p>7568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 office:value-type="float" office:value="40.17" calcext:value-type="float">
            <text:p>40.1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88" calcext:value-type="float">
            <text:p>99.88</text:p>
          </table:table-cell>
          <table:table-cell table:number-columns-repeated="1011"/>
        </table:table-row>
        <table:table-row table:style-name="ro1">
          <table:table-cell table:style-name="ce2" office:value-type="float" office:value="28271" calcext:value-type="float">
            <text:p>28271</text:p>
          </table:table-cell>
          <table:table-cell table:style-name="ce2" office:value-type="string" calcext:value-type="string">
            <text:p>78109c57f474ee2f448bae927e8d326c20716a7c96427a0f7753c6af2736941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038" calcext:value-type="float">
            <text:p>703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65]+[.E665]" office:value-type="float" office:value="7038" calcext:value-type="float">
            <text:p>7038</text:p>
          </table:table-cell>
          <table:table-cell table:style-name="ce2" office:value-type="float" office:value="8.73" calcext:value-type="float">
            <text:p>8.73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5.68" calcext:value-type="float">
            <text:p>55.68</text:p>
          </table:table-cell>
          <table:table-cell table:style-name="ce2" office:value-type="float" office:value="91.3" calcext:value-type="float">
            <text:p>91.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3" calcext:value-type="float">
            <text:p>91.3</text:p>
          </table:table-cell>
          <table:table-cell table:number-columns-repeated="1011"/>
        </table:table-row>
        <table:table-row table:style-name="ro1">
          <table:table-cell table:style-name="ce2" office:value-type="float" office:value="28272" calcext:value-type="float">
            <text:p>28272</text:p>
          </table:table-cell>
          <table:table-cell table:style-name="ce2" office:value-type="string" calcext:value-type="string">
            <text:p>122261087c7cdc46a96b9b345f078a22fc8b425f1cd078adc113538b002888b8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0935" calcext:value-type="float">
            <text:p>30935</text:p>
          </table:table-cell>
          <table:table-cell table:style-name="ce2" office:value-type="float" office:value="4397" calcext:value-type="float">
            <text:p>4397</text:p>
          </table:table-cell>
          <table:table-cell table:style-name="ce2" table:formula="of:=[.D666]+[.E666]" office:value-type="float" office:value="35332" calcext:value-type="float">
            <text:p>35332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8.25" calcext:value-type="float">
            <text:p>8.25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50.28" calcext:value-type="float">
            <text:p>50.28</text:p>
          </table:table-cell>
          <table:table-cell table:style-name="ce2" office:value-type="float" office:value="53.94" calcext:value-type="float">
            <text:p>53.9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3.94" calcext:value-type="float">
            <text:p>53.94</text:p>
          </table:table-cell>
          <table:table-cell table:number-columns-repeated="1011"/>
        </table:table-row>
        <table:table-row table:style-name="ro1">
          <table:table-cell table:style-name="ce2" office:value-type="float" office:value="28273" calcext:value-type="float">
            <text:p>28273</text:p>
          </table:table-cell>
          <table:table-cell table:style-name="ce2" office:value-type="string" calcext:value-type="string">
            <text:p>4ce53fbf982dd510737532ff0ece04819407b21f135c955a1ca9a76512405f70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24151" calcext:value-type="float">
            <text:p>2415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67]+[.E667]" office:value-type="float" office:value="24151" calcext:value-type="float">
            <text:p>24151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5.79" calcext:value-type="float">
            <text:p>5.79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78.97" calcext:value-type="float">
            <text:p>78.97</text:p>
          </table:table-cell>
          <table:table-cell table:style-name="ce2" office:value-type="float" office:value="64.35" calcext:value-type="float">
            <text:p>64.3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8.97" calcext:value-type="float">
            <text:p>78.97</text:p>
          </table:table-cell>
          <table:table-cell table:number-columns-repeated="1011"/>
        </table:table-row>
        <table:table-row table:style-name="ro1">
          <table:table-cell table:style-name="ce2" office:value-type="float" office:value="28273" calcext:value-type="float">
            <text:p>28273</text:p>
          </table:table-cell>
          <table:table-cell table:style-name="ce2" office:value-type="string" calcext:value-type="string">
            <text:p>863108c3fa474dffafbf157ea4315ca2b089ce15d35a5fc7b2ada97efd994710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11677" calcext:value-type="float">
            <text:p>21167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68]+[.E668]" office:value-type="float" office:value="211677" calcext:value-type="float">
            <text:p>211677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89.26" calcext:value-type="float">
            <text:p>89.26</text:p>
          </table:table-cell>
          <table:table-cell table:style-name="ce2" office:value-type="float" office:value="65.55" calcext:value-type="float">
            <text:p>65.5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9.26" calcext:value-type="float">
            <text:p>89.26</text:p>
          </table:table-cell>
          <table:table-cell table:number-columns-repeated="1011"/>
        </table:table-row>
        <table:table-row table:style-name="ro1">
          <table:table-cell table:style-name="ce2" office:value-type="float" office:value="28274" calcext:value-type="float">
            <text:p>28274</text:p>
          </table:table-cell>
          <table:table-cell table:style-name="ce2" office:value-type="string" calcext:value-type="string">
            <text:p>50d324e985aa1d098d05d3f737224b5977fb900613694b9ec045b267e69ee500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64710" calcext:value-type="float">
            <text:p>1647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69]+[.E669]" office:value-type="float" office:value="164710" calcext:value-type="float">
            <text:p>164710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97.03" calcext:value-type="float">
            <text:p>97.03</text:p>
          </table:table-cell>
          <table:table-cell table:style-name="ce2" office:value-type="float" office:value="69.89" calcext:value-type="float">
            <text:p>69.8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03" calcext:value-type="float">
            <text:p>97.03</text:p>
          </table:table-cell>
          <table:table-cell table:number-columns-repeated="1011"/>
        </table:table-row>
        <table:table-row table:style-name="ro1">
          <table:table-cell table:style-name="ce2" office:value-type="float" office:value="28275" calcext:value-type="float">
            <text:p>28275</text:p>
          </table:table-cell>
          <table:table-cell table:style-name="ce2" office:value-type="string" calcext:value-type="string">
            <text:p>581cf74436b2d24f90ec3c9b368b52958f1ba5d04124690305c1664513bd5b5e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020" calcext:value-type="float">
            <text:p>5020</text:p>
          </table:table-cell>
          <table:table-cell table:style-name="ce2" office:value-type="float" office:value="369721" calcext:value-type="float">
            <text:p>369721</text:p>
          </table:table-cell>
          <table:table-cell table:style-name="ce2" table:formula="of:=[.D670]+[.E670]" office:value-type="float" office:value="374741" calcext:value-type="float">
            <text:p>374741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96.06" calcext:value-type="float">
            <text:p>96.06</text:p>
          </table:table-cell>
          <table:table-cell table:style-name="ce2" office:value-type="float" office:value="44.58" calcext:value-type="float">
            <text:p>44.5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06" calcext:value-type="float">
            <text:p>96.06</text:p>
          </table:table-cell>
          <table:table-cell table:number-columns-repeated="1011"/>
        </table:table-row>
        <table:table-row table:style-name="ro1">
          <table:table-cell table:style-name="ce2" office:value-type="float" office:value="28275" calcext:value-type="float">
            <text:p>28275</text:p>
          </table:table-cell>
          <table:table-cell table:style-name="ce2" office:value-type="string" calcext:value-type="string">
            <text:p>78e7c5471d95b779448bceb133a7b47c705de289f2b8adb6adf9b2f5cf1c8ee5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5870" calcext:value-type="float">
            <text:p>5870</text:p>
          </table:table-cell>
          <table:table-cell table:style-name="ce2" office:value-type="float" office:value="370441" calcext:value-type="float">
            <text:p>370441</text:p>
          </table:table-cell>
          <table:table-cell table:style-name="ce2" table:formula="of:=[.D671]+[.E671]" office:value-type="float" office:value="376311" calcext:value-type="float">
            <text:p>376311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96.19" calcext:value-type="float">
            <text:p>96.19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19" calcext:value-type="float">
            <text:p>96.19</text:p>
          </table:table-cell>
          <table:table-cell table:number-columns-repeated="1011"/>
        </table:table-row>
        <table:table-row table:style-name="ro1">
          <table:table-cell table:style-name="ce2" office:value-type="float" office:value="28276" calcext:value-type="float">
            <text:p>28276</text:p>
          </table:table-cell>
          <table:table-cell table:style-name="ce2" office:value-type="string" calcext:value-type="string">
            <text:p>6d50d1304426e71377f8089a4ec5750531c964aec058f8769c564b1f59acaf2b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505" calcext:value-type="float">
            <text:p>650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72]+[.E672]" office:value-type="float" office:value="6505" calcext:value-type="float">
            <text:p>6505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95.99" calcext:value-type="float">
            <text:p>95.99</text:p>
          </table:table-cell>
          <table:table-cell table:style-name="ce2" office:value-type="float" office:value="29.57" calcext:value-type="float">
            <text:p>29.5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99" calcext:value-type="float">
            <text:p>95.99</text:p>
          </table:table-cell>
          <table:table-cell table:number-columns-repeated="1011"/>
        </table:table-row>
        <table:table-row table:style-name="ro1">
          <table:table-cell table:style-name="ce2" office:value-type="float" office:value="28277" calcext:value-type="float">
            <text:p>28277</text:p>
          </table:table-cell>
          <table:table-cell table:style-name="ce2" office:value-type="string" calcext:value-type="string">
            <text:p>c24eff5d5137c84234b6db6d5382a7654868a6fc3b696925a93f1ab40a8937e2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171" calcext:value-type="float">
            <text:p>4171</text:p>
          </table:table-cell>
          <table:table-cell table:style-name="ce2" office:value-type="float" office:value="80592" calcext:value-type="float">
            <text:p>80592</text:p>
          </table:table-cell>
          <table:table-cell table:style-name="ce2" table:formula="of:=[.D673]+[.E673]" office:value-type="float" office:value="84763" calcext:value-type="float">
            <text:p>84763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93.02" calcext:value-type="float">
            <text:p>93.02</text:p>
          </table:table-cell>
          <table:table-cell table:style-name="ce2" office:value-type="float" office:value="33.23" calcext:value-type="float">
            <text:p>33.2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3.02" calcext:value-type="float">
            <text:p>93.02</text:p>
          </table:table-cell>
          <table:table-cell table:number-columns-repeated="1011"/>
        </table:table-row>
        <table:table-row table:style-name="ro1">
          <table:table-cell table:style-name="ce2" office:value-type="float" office:value="28278" calcext:value-type="float">
            <text:p>28278</text:p>
          </table:table-cell>
          <table:table-cell table:style-name="ce2" office:value-type="string" calcext:value-type="string">
            <text:p>3179b09d5db0e79e652116b52653a41daaf4da15557d5754c15b85eb6a8ec53c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071" calcext:value-type="float">
            <text:p>4071</text:p>
          </table:table-cell>
          <table:table-cell table:style-name="ce2" office:value-type="float" office:value="210464" calcext:value-type="float">
            <text:p>210464</text:p>
          </table:table-cell>
          <table:table-cell table:style-name="ce2" table:formula="of:=[.D674]+[.E674]" office:value-type="float" office:value="214535" calcext:value-type="float">
            <text:p>2145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91.41" calcext:value-type="float">
            <text:p>91.41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1.41" calcext:value-type="float">
            <text:p>91.41</text:p>
          </table:table-cell>
          <table:table-cell table:number-columns-repeated="1011"/>
        </table:table-row>
        <table:table-row table:style-name="ro1">
          <table:table-cell table:style-name="ce2" office:value-type="float" office:value="28279" calcext:value-type="float">
            <text:p>28279</text:p>
          </table:table-cell>
          <table:table-cell table:style-name="ce2" office:value-type="string" calcext:value-type="string">
            <text:p>7648a094a3ffe7a6c29506f0dd2211af93a743e8237259503f20eb878e1f989c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23046" calcext:value-type="float">
            <text:p>423046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table:formula="of:=[.D675]+[.E675]" office:value-type="float" office:value="424131" calcext:value-type="float">
            <text:p>424131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90.99" calcext:value-type="float">
            <text:p>90.99</text:p>
          </table:table-cell>
          <table:table-cell table:style-name="ce2" office:value-type="float" office:value="45.42" calcext:value-type="float">
            <text:p>45.4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0.99" calcext:value-type="float">
            <text:p>90.99</text:p>
          </table:table-cell>
          <table:table-cell table:number-columns-repeated="1011"/>
        </table:table-row>
        <table:table-row table:style-name="ro1">
          <table:table-cell table:style-name="ce2" office:value-type="float" office:value="28280" calcext:value-type="float">
            <text:p>28280</text:p>
          </table:table-cell>
          <table:table-cell table:style-name="ce2" office:value-type="string" calcext:value-type="string">
            <text:p>21ce6adf6442db13dc8bc0012c8cedfa8fbabacf759ce34082266127d6fd1165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24297" calcext:value-type="float">
            <text:p>62429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76]+[.E676]" office:value-type="float" office:value="624297" calcext:value-type="float">
            <text:p>624297</text:p>
          </table:table-cell>
          <table:table-cell table:style-name="ce2" office:value-type="float" office:value="3.72" calcext:value-type="float">
            <text:p>3.72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96.41" calcext:value-type="float">
            <text:p>96.41</text:p>
          </table:table-cell>
          <table:table-cell table:style-name="ce2" office:value-type="float" office:value="55.18" calcext:value-type="float">
            <text:p>55.1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41" calcext:value-type="float">
            <text:p>96.41</text:p>
          </table:table-cell>
          <table:table-cell table:number-columns-repeated="1011"/>
        </table:table-row>
        <table:table-row table:style-name="ro1">
          <table:table-cell table:style-name="ce2" office:value-type="float" office:value="28281" calcext:value-type="float">
            <text:p>28281</text:p>
          </table:table-cell>
          <table:table-cell table:style-name="ce2" office:value-type="string" calcext:value-type="string">
            <text:p>d27f5148f00eb3855a4604162adc7994f19ebcd040d67ff327f1b8db009e1d79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245562" calcext:value-type="float">
            <text:p>1245562</text:p>
          </table:table-cell>
          <table:table-cell table:style-name="ce2" office:value-type="float" office:value="85996" calcext:value-type="float">
            <text:p>85996</text:p>
          </table:table-cell>
          <table:table-cell table:style-name="ce2" table:formula="of:=[.D677]+[.E677]" office:value-type="float" office:value="1331558" calcext:value-type="float">
            <text:p>1331558</text:p>
          </table:table-cell>
          <table:table-cell table:style-name="ce2" office:value-type="float" office:value="6.58" calcext:value-type="float">
            <text:p>6.58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71.79" calcext:value-type="float">
            <text:p>71.79</text:p>
          </table:table-cell>
          <table:table-cell table:style-name="ce2" office:value-type="float" office:value="78.43" calcext:value-type="float">
            <text:p>78.4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8.43" calcext:value-type="float">
            <text:p>78.43</text:p>
          </table:table-cell>
          <table:table-cell table:number-columns-repeated="1011"/>
        </table:table-row>
        <table:table-row table:style-name="ro1">
          <table:table-cell table:style-name="ce2" office:value-type="float" office:value="28282" calcext:value-type="float">
            <text:p>28282</text:p>
          </table:table-cell>
          <table:table-cell table:style-name="ce2" office:value-type="string" calcext:value-type="string">
            <text:p>1943624a296d823e5d04be802884762d7c0114b59f83a45a6cf65e2ba57c341a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192" calcext:value-type="float">
            <text:p>419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78]+[.E678]" office:value-type="float" office:value="4192" calcext:value-type="float">
            <text:p>4192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70.43" calcext:value-type="float">
            <text:p>70.43</text:p>
          </table:table-cell>
          <table:table-cell table:style-name="ce2" office:value-type="float" office:value="89.14" calcext:value-type="float">
            <text:p>89.1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14" calcext:value-type="float">
            <text:p>89.14</text:p>
          </table:table-cell>
          <table:table-cell table:number-columns-repeated="1011"/>
        </table:table-row>
        <table:table-row table:style-name="ro1">
          <table:table-cell table:style-name="ce2" office:value-type="float" office:value="28283" calcext:value-type="float">
            <text:p>28283</text:p>
          </table:table-cell>
          <table:table-cell table:style-name="ce2" office:value-type="string" calcext:value-type="string">
            <text:p>d77afdfc68298fb4cd24021c7f2735f6568977b3804e057418368a23a50058c4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533638" calcext:value-type="float">
            <text:p>533638</text:p>
          </table:table-cell>
          <table:table-cell table:style-name="ce2" office:value-type="float" office:value="5094" calcext:value-type="float">
            <text:p>5094</text:p>
          </table:table-cell>
          <table:table-cell table:style-name="ce2" table:formula="of:=[.D679]+[.E679]" office:value-type="float" office:value="538732" calcext:value-type="float">
            <text:p>538732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83.96" calcext:value-type="float">
            <text:p>83.96</text:p>
          </table:table-cell>
          <table:table-cell table:style-name="ce2" office:value-type="float" office:value="62.54" calcext:value-type="float">
            <text:p>62.5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3.96" calcext:value-type="float">
            <text:p>83.96</text:p>
          </table:table-cell>
          <table:table-cell table:number-columns-repeated="1011"/>
        </table:table-row>
        <table:table-row table:style-name="ro1">
          <table:table-cell table:style-name="ce2" office:value-type="float" office:value="28284" calcext:value-type="float">
            <text:p>28284</text:p>
          </table:table-cell>
          <table:table-cell table:style-name="ce2" office:value-type="string" calcext:value-type="string">
            <text:p>1e7e790cc64ace89c932789c314d2eb8c89079c266dbd50a33edfdd181c7219b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5645764" calcext:value-type="float">
            <text:p>1564576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80]+[.E680]" office:value-type="float" office:value="15645764" calcext:value-type="float">
            <text:p>15645764</text:p>
          </table:table-cell>
          <table:table-cell table:style-name="ce2" office:value-type="float" office:value="7.17" calcext:value-type="float">
            <text:p>7.17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float" office:value="98.55" calcext:value-type="float">
            <text:p>98.5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55" calcext:value-type="float">
            <text:p>98.55</text:p>
          </table:table-cell>
          <table:table-cell table:number-columns-repeated="1011"/>
        </table:table-row>
        <table:table-row table:style-name="ro1">
          <table:table-cell table:style-name="ce2" office:value-type="float" office:value="28284" calcext:value-type="float">
            <text:p>28284</text:p>
          </table:table-cell>
          <table:table-cell table:style-name="ce2" office:value-type="string" calcext:value-type="string">
            <text:p>3ae57f149eeb848ac916c1d137cc407434faf1a5fdee62b80430d9a66feaa530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343591" calcext:value-type="float">
            <text:p>234359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81]+[.E681]" office:value-type="float" office:value="2343591" calcext:value-type="float">
            <text:p>2343591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97.38" calcext:value-type="float">
            <text:p>97.38</text:p>
          </table:table-cell>
          <table:table-cell table:style-name="ce2" office:value-type="float" office:value="88.67" calcext:value-type="float">
            <text:p>88.6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38" calcext:value-type="float">
            <text:p>97.38</text:p>
          </table:table-cell>
          <table:table-cell table:number-columns-repeated="1011"/>
        </table:table-row>
        <table:table-row table:style-name="ro1">
          <table:table-cell table:style-name="ce2" office:value-type="float" office:value="28285" calcext:value-type="float">
            <text:p>28285</text:p>
          </table:table-cell>
          <table:table-cell table:style-name="ce2" office:value-type="string" calcext:value-type="string">
            <text:p>8833e7c083782e48013000bd39e8164b9fc7c31bcd62ae14e57735fa933fec9f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5548149" calcext:value-type="float">
            <text:p>1554814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82]+[.E682]" office:value-type="float" office:value="15548149" calcext:value-type="float">
            <text:p>15548149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99.72" calcext:value-type="float">
            <text:p>99.7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72" calcext:value-type="float">
            <text:p>99.72</text:p>
          </table:table-cell>
          <table:table-cell table:number-columns-repeated="1011"/>
        </table:table-row>
        <table:table-row table:style-name="ro1">
          <table:table-cell table:style-name="ce2" office:value-type="float" office:value="28285" calcext:value-type="float">
            <text:p>28285</text:p>
          </table:table-cell>
          <table:table-cell table:style-name="ce2" office:value-type="string" calcext:value-type="string">
            <text:p>0db4e946008873e5fb4965b65c6138cf6778b83d518ec68f7ce052cfe51d455a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349945" calcext:value-type="float">
            <text:p>34994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83]+[.E683]" office:value-type="float" office:value="349945" calcext:value-type="float">
            <text:p>349945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98.05" calcext:value-type="float">
            <text:p>98.05</text:p>
          </table:table-cell>
          <table:table-cell table:style-name="ce2" office:value-type="float" office:value="98.12" calcext:value-type="float">
            <text:p>98.1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12" calcext:value-type="float">
            <text:p>98.12</text:p>
          </table:table-cell>
          <table:table-cell table:number-columns-repeated="1011"/>
        </table:table-row>
        <table:table-row table:style-name="ro1">
          <table:table-cell table:style-name="ce2" office:value-type="float" office:value="28286" calcext:value-type="float">
            <text:p>28286</text:p>
          </table:table-cell>
          <table:table-cell table:style-name="ce2" office:value-type="string" calcext:value-type="string">
            <text:p>ab2eee7bcd7e25da49d4fd0f0c6c441bff81ec6e43c008316a38421f6f01af6a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8698" calcext:value-type="float">
            <text:p>86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84]+[.E684]" office:value-type="float" office:value="8698" calcext:value-type="float">
            <text:p>8698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2.32" calcext:value-type="float">
            <text:p>82.3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2" office:value-type="float" office:value="28287" calcext:value-type="float">
            <text:p>28287</text:p>
          </table:table-cell>
          <table:table-cell table:style-name="ce2" office:value-type="string" calcext:value-type="string">
            <text:p>6bfb42269012bca08cfbf12003ec87228549d1ad3e537720b377c9f4f18c6cdf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364400" calcext:value-type="float">
            <text:p>3644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85]+[.E685]" office:value-type="float" office:value="364400" calcext:value-type="float">
            <text:p>364400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5.78" calcext:value-type="float">
            <text:p>95.78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78" calcext:value-type="float">
            <text:p>95.78</text:p>
          </table:table-cell>
          <table:table-cell table:number-columns-repeated="1011"/>
        </table:table-row>
        <table:table-row table:style-name="ro1">
          <table:table-cell table:style-name="ce2" office:value-type="float" office:value="28288" calcext:value-type="float">
            <text:p>28288</text:p>
          </table:table-cell>
          <table:table-cell table:style-name="ce2" office:value-type="string" calcext:value-type="string">
            <text:p>3ac204c348eac3dca30e9e234c54cff4acde5bb59dac395ddd7c4d8bd1131d7b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7478" calcext:value-type="float">
            <text:p>1747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86]+[.E686]" office:value-type="float" office:value="17478" calcext:value-type="float">
            <text:p>17478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98.55" calcext:value-type="float">
            <text:p>98.55</text:p>
          </table:table-cell>
          <table:table-cell table:style-name="ce2" office:value-type="float" office:value="63.38" calcext:value-type="float">
            <text:p>63.3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55" calcext:value-type="float">
            <text:p>98.55</text:p>
          </table:table-cell>
          <table:table-cell table:number-columns-repeated="1011"/>
        </table:table-row>
        <table:table-row table:style-name="ro1">
          <table:table-cell table:style-name="ce2" office:value-type="float" office:value="28289" calcext:value-type="float">
            <text:p>28289</text:p>
          </table:table-cell>
          <table:table-cell table:style-name="ce2" office:value-type="string" calcext:value-type="string">
            <text:p>431936130a2f1245b7ca68da01b72a518e3639547457bf7dafd232b77c733ec6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639" calcext:value-type="float">
            <text:p>463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87]+[.E687]" office:value-type="float" office:value="4639" calcext:value-type="float">
            <text:p>4639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96.57" calcext:value-type="float">
            <text:p>96.57</text:p>
          </table:table-cell>
          <table:table-cell table:style-name="ce2" office:value-type="float" office:value="28.62" calcext:value-type="float">
            <text:p>28.6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57" calcext:value-type="float">
            <text:p>96.57</text:p>
          </table:table-cell>
          <table:table-cell table:number-columns-repeated="1011"/>
        </table:table-row>
        <table:table-row table:style-name="ro1">
          <table:table-cell table:style-name="ce2" office:value-type="float" office:value="28290" calcext:value-type="float">
            <text:p>28290</text:p>
          </table:table-cell>
          <table:table-cell table:style-name="ce2" office:value-type="string" calcext:value-type="string">
            <text:p>df1b4727111a516cb9ce54c6f42bd3ca7cfec5fc22e2b8479c9b7dc8f89eb640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404130" calcext:value-type="float">
            <text:p>404130</text:p>
          </table:table-cell>
          <table:table-cell table:style-name="ce2" table:formula="of:=[.D688]+[.E688]" office:value-type="float" office:value="406476" calcext:value-type="float">
            <text:p>406476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96.27" calcext:value-type="float">
            <text:p>96.27</text:p>
          </table:table-cell>
          <table:table-cell table:style-name="ce2" office:value-type="float" office:value="45.29" calcext:value-type="float">
            <text:p>45.2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27" calcext:value-type="float">
            <text:p>96.27</text:p>
          </table:table-cell>
          <table:table-cell table:number-columns-repeated="1011"/>
        </table:table-row>
        <table:table-row table:style-name="ro1">
          <table:table-cell table:style-name="ce2" office:value-type="float" office:value="28291" calcext:value-type="float">
            <text:p>28291</text:p>
          </table:table-cell>
          <table:table-cell table:style-name="ce2" office:value-type="string" calcext:value-type="string">
            <text:p>8a745f2fe00eec991bd9b48c4f16a266ae1dce832046b45679a0db2cfbaad3e5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97299" calcext:value-type="float">
            <text:p>97299</text:p>
          </table:table-cell>
          <table:table-cell table:style-name="ce2" office:value-type="float" office:value="75288" calcext:value-type="float">
            <text:p>75288</text:p>
          </table:table-cell>
          <table:table-cell table:style-name="ce2" table:formula="of:=[.D689]+[.E689]" office:value-type="float" office:value="172587" calcext:value-type="float">
            <text:p>172587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77.32" calcext:value-type="float">
            <text:p>77.32</text:p>
          </table:table-cell>
          <table:table-cell table:style-name="ce2" office:value-type="float" office:value="42.61" calcext:value-type="float">
            <text:p>42.6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7.32" calcext:value-type="float">
            <text:p>77.32</text:p>
          </table:table-cell>
          <table:table-cell table:number-columns-repeated="1011"/>
        </table:table-row>
        <table:table-row table:style-name="ro1">
          <table:table-cell table:style-name="ce2" office:value-type="float" office:value="28292" calcext:value-type="float">
            <text:p>28292</text:p>
          </table:table-cell>
          <table:table-cell table:style-name="ce2" office:value-type="string" calcext:value-type="string">
            <text:p>d7f8703f6a6ca726a1fa749ba1983dbe3eb1eb5aae54523ed552582862da9aca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497" calcext:value-type="float">
            <text:p>2497</text:p>
          </table:table-cell>
          <table:table-cell table:style-name="ce2" office:value-type="float" office:value="854" calcext:value-type="float">
            <text:p>854</text:p>
          </table:table-cell>
          <table:table-cell table:style-name="ce2" table:formula="of:=[.D690]+[.E690]" office:value-type="float" office:value="3351" calcext:value-type="float">
            <text:p>3351</text:p>
          </table:table-cell>
          <table:table-cell table:style-name="ce2" office:value-type="float" office:value="3.72" calcext:value-type="float">
            <text:p>3.72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6.41" calcext:value-type="float">
            <text:p>76.41</text:p>
          </table:table-cell>
          <table:table-cell table:style-name="ce2" office:value-type="float" office:value="45.27" calcext:value-type="float">
            <text:p>45.2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6.41" calcext:value-type="float">
            <text:p>76.41</text:p>
          </table:table-cell>
          <table:table-cell table:number-columns-repeated="1011"/>
        </table:table-row>
        <table:table-row table:style-name="ro1">
          <table:table-cell table:style-name="ce2" office:value-type="float" office:value="28293" calcext:value-type="float">
            <text:p>28293</text:p>
          </table:table-cell>
          <table:table-cell table:style-name="ce2" office:value-type="string" calcext:value-type="string">
            <text:p>11c56ceb64481e9199785cf75967747b8ecb5edcafa39fc8fd78d5dec9c55fb6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4959" calcext:value-type="float">
            <text:p>4959</text:p>
          </table:table-cell>
          <table:table-cell table:style-name="ce2" table:formula="of:=[.D691]+[.E691]" office:value-type="float" office:value="6729" calcext:value-type="float">
            <text:p>6729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63.24" calcext:value-type="float">
            <text:p>63.24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63.24" calcext:value-type="float">
            <text:p>63.24</text:p>
          </table:table-cell>
          <table:table-cell table:number-columns-repeated="1011"/>
        </table:table-row>
        <table:table-row table:style-name="ro1">
          <table:table-cell table:style-name="ce2" office:value-type="float" office:value="28294" calcext:value-type="float">
            <text:p>28294</text:p>
          </table:table-cell>
          <table:table-cell table:style-name="ce2" office:value-type="string" calcext:value-type="string">
            <text:p>1fe7de1380fb95a7cb7944e5207871150731b186cf3b1d3e84bc368c844bee1d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896" calcext:value-type="float">
            <text:p>5896</text:p>
          </table:table-cell>
          <table:table-cell table:style-name="ce2" office:value-type="float" office:value="84086" calcext:value-type="float">
            <text:p>84086</text:p>
          </table:table-cell>
          <table:table-cell table:style-name="ce2" table:formula="of:=[.D692]+[.E692]" office:value-type="float" office:value="89982" calcext:value-type="float">
            <text:p>89982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6.01" calcext:value-type="float">
            <text:p>46.01</text:p>
          </table:table-cell>
          <table:table-cell table:style-name="ce2" office:value-type="float" office:value="23.55" calcext:value-type="float">
            <text:p>23.5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46.01" calcext:value-type="float">
            <text:p>46.01</text:p>
          </table:table-cell>
          <table:table-cell table:number-columns-repeated="1011"/>
        </table:table-row>
        <table:table-row table:style-name="ro1">
          <table:table-cell table:style-name="ce2" office:value-type="float" office:value="28295" calcext:value-type="float">
            <text:p>28295</text:p>
          </table:table-cell>
          <table:table-cell table:style-name="ce2" office:value-type="string" calcext:value-type="string">
            <text:p>e0e67f87733a9bf28d8936739c7295101a680a4eb8f27d250c83a39a245c4f7d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3133" calcext:value-type="float">
            <text:p>631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93]+[.E693]" office:value-type="float" office:value="63133" calcext:value-type="float">
            <text:p>63133</text:p>
          </table:table-cell>
          <table:table-cell table:style-name="ce2" office:value-type="float" office:value="7.07" calcext:value-type="float">
            <text:p>7.07</text:p>
          </table:table-cell>
          <table:table-cell table:style-name="ce2" office:value-type="float" office:value="11.29" calcext:value-type="float">
            <text:p>11.29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91.7" calcext:value-type="float">
            <text:p>91.7</text:p>
          </table:table-cell>
          <table:table-cell table:style-name="ce2" office:value-type="float" office:value="98.45" calcext:value-type="float">
            <text:p>98.4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45" calcext:value-type="float">
            <text:p>98.45</text:p>
          </table:table-cell>
          <table:table-cell table:number-columns-repeated="1011"/>
        </table:table-row>
        <table:table-row table:style-name="ro1">
          <table:table-cell table:style-name="ce2" office:value-type="float" office:value="28296" calcext:value-type="float">
            <text:p>28296</text:p>
          </table:table-cell>
          <table:table-cell table:style-name="ce2" office:value-type="string" calcext:value-type="string">
            <text:p>d5419ae7b37e475ae7e6a5df5dd55e22237ebfadc907ce780b48e6dc2fe7c1c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71235" calcext:value-type="float">
            <text:p>17123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94]+[.E694]" office:value-type="float" office:value="171235" calcext:value-type="float">
            <text:p>171235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84.08" calcext:value-type="float">
            <text:p>84.08</text:p>
          </table:table-cell>
          <table:table-cell table:style-name="ce2" office:value-type="float" office:value="44.29" calcext:value-type="float">
            <text:p>44.2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4.08" calcext:value-type="float">
            <text:p>84.08</text:p>
          </table:table-cell>
          <table:table-cell table:number-columns-repeated="1011"/>
        </table:table-row>
        <table:table-row table:style-name="ro1">
          <table:table-cell table:style-name="ce2" office:value-type="float" office:value="28297" calcext:value-type="float">
            <text:p>28297</text:p>
          </table:table-cell>
          <table:table-cell table:style-name="ce2" office:value-type="string" calcext:value-type="string">
            <text:p>bad33af6f11b3736c5f34d13bbd6e1af90455ef7efb727ea8f96ec2e27e62644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90544" calcext:value-type="float">
            <text:p>39054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95]+[.E695]" office:value-type="float" office:value="390544" calcext:value-type="float">
            <text:p>390544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96.97" calcext:value-type="float">
            <text:p>96.97</text:p>
          </table:table-cell>
          <table:table-cell table:style-name="ce2" office:value-type="float" office:value="52.48" calcext:value-type="float">
            <text:p>52.4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97" calcext:value-type="float">
            <text:p>96.97</text:p>
          </table:table-cell>
          <table:table-cell table:number-columns-repeated="1011"/>
        </table:table-row>
        <table:table-row table:style-name="ro1">
          <table:table-cell table:style-name="ce2" office:value-type="float" office:value="28298" calcext:value-type="float">
            <text:p>28298</text:p>
          </table:table-cell>
          <table:table-cell table:style-name="ce2" office:value-type="string" calcext:value-type="string">
            <text:p>1798a7a49b6f3d0cf3e8eff23c9acb44ac452c2fed3ba91852351eb331129460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5392" calcext:value-type="float">
            <text:p>539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96]+[.E696]" office:value-type="float" office:value="5392" calcext:value-type="float">
            <text:p>5392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96.3" calcext:value-type="float">
            <text:p>96.3</text:p>
          </table:table-cell>
          <table:table-cell table:style-name="ce2" office:value-type="float" office:value="63.86" calcext:value-type="float">
            <text:p>63.8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3" calcext:value-type="float">
            <text:p>96.3</text:p>
          </table:table-cell>
          <table:table-cell table:number-columns-repeated="1011"/>
        </table:table-row>
        <table:table-row table:style-name="ro1">
          <table:table-cell table:style-name="ce2" office:value-type="float" office:value="28299" calcext:value-type="float">
            <text:p>28299</text:p>
          </table:table-cell>
          <table:table-cell table:style-name="ce2" office:value-type="string" calcext:value-type="string">
            <text:p>df9ac7d3f74e97491d3cec32e9a982c54a3a873ce6168e499cea78e3200cabbd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077612" calcext:value-type="float">
            <text:p>40776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97]+[.E697]" office:value-type="float" office:value="4077612" calcext:value-type="float">
            <text:p>4077612</text:p>
          </table:table-cell>
          <table:table-cell table:style-name="ce2" office:value-type="float" office:value="7.74" calcext:value-type="float">
            <text:p>7.74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96.49" calcext:value-type="float">
            <text:p>96.49</text:p>
          </table:table-cell>
          <table:table-cell table:style-name="ce2" office:value-type="float" office:value="86.83" calcext:value-type="float">
            <text:p>86.8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49" calcext:value-type="float">
            <text:p>96.49</text:p>
          </table:table-cell>
          <table:table-cell table:number-columns-repeated="1011"/>
        </table:table-row>
        <table:table-row table:style-name="ro1">
          <table:table-cell table:style-name="ce2" office:value-type="float" office:value="28300" calcext:value-type="float">
            <text:p>28300</text:p>
          </table:table-cell>
          <table:table-cell table:style-name="ce2" office:value-type="string" calcext:value-type="string">
            <text:p>5ca487fc61bf529dfd7bfbfbfe1cfb20f4d72132d8de8fec35ed89fd18b965fc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933" calcext:value-type="float">
            <text:p>59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98]+[.E698]" office:value-type="float" office:value="5933" calcext:value-type="float">
            <text:p>5933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96.45" calcext:value-type="float">
            <text:p>96.45</text:p>
          </table:table-cell>
          <table:table-cell table:style-name="ce2" office:value-type="float" office:value="73.77" calcext:value-type="float">
            <text:p>73.7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45" calcext:value-type="float">
            <text:p>96.45</text:p>
          </table:table-cell>
          <table:table-cell table:number-columns-repeated="1011"/>
        </table:table-row>
        <table:table-row table:style-name="ro1">
          <table:table-cell table:style-name="ce2" office:value-type="float" office:value="28301" calcext:value-type="float">
            <text:p>28301</text:p>
          </table:table-cell>
          <table:table-cell table:style-name="ce2" office:value-type="string" calcext:value-type="string">
            <text:p>7dbc8664240664e5c6b4450e47192d02eb7d0e2c202059bb1155ec31c387ece3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079125" calcext:value-type="float">
            <text:p>20791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99]+[.E699]" office:value-type="float" office:value="2079125" calcext:value-type="float">
            <text:p>2079125</text:p>
          </table:table-cell>
          <table:table-cell table:style-name="ce2" office:value-type="float" office:value="8.74" calcext:value-type="float">
            <text:p>8.74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86.59" calcext:value-type="float">
            <text:p>86.59</text:p>
          </table:table-cell>
          <table:table-cell table:style-name="ce2" office:value-type="float" office:value="98.84" calcext:value-type="float">
            <text:p>98.8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84" calcext:value-type="float">
            <text:p>98.84</text:p>
          </table:table-cell>
          <table:table-cell table:number-columns-repeated="1011"/>
        </table:table-row>
        <table:table-row table:style-name="ro1">
          <table:table-cell table:style-name="ce2" office:value-type="float" office:value="28302" calcext:value-type="float">
            <text:p>28302</text:p>
          </table:table-cell>
          <table:table-cell table:style-name="ce2" office:value-type="string" calcext:value-type="string">
            <text:p>650f05afcf232d5e08667fed6dc6c8d9cd85730f1670dfd84589f4cd217e146f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077192" calcext:value-type="float">
            <text:p>207719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00]+[.E700]" office:value-type="float" office:value="2077192" calcext:value-type="float">
            <text:p>2077192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77.51" calcext:value-type="float">
            <text:p>77.51</text:p>
          </table:table-cell>
          <table:table-cell table:style-name="ce2" office:value-type="float" office:value="93.47" calcext:value-type="float">
            <text:p>93.4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47" calcext:value-type="float">
            <text:p>93.47</text:p>
          </table:table-cell>
          <table:table-cell table:number-columns-repeated="1011"/>
        </table:table-row>
        <table:table-row table:style-name="ro1">
          <table:table-cell table:style-name="ce2" office:value-type="float" office:value="28303" calcext:value-type="float">
            <text:p>28303</text:p>
          </table:table-cell>
          <table:table-cell table:style-name="ce2" office:value-type="string" calcext:value-type="string">
            <text:p>717fc66b85849eb90f39b796da6bd7b01d0ed6a4add2e666f3a0a0ae91f6bff3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0018" calcext:value-type="float">
            <text:p>10018</text:p>
          </table:table-cell>
          <table:table-cell table:style-name="ce2" office:value-type="float" office:value="1774" calcext:value-type="float">
            <text:p>1774</text:p>
          </table:table-cell>
          <table:table-cell table:style-name="ce2" table:formula="of:=[.D701]+[.E701]" office:value-type="float" office:value="11792" calcext:value-type="float">
            <text:p>11792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21.07" calcext:value-type="float">
            <text:p>21.07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81.03" calcext:value-type="float">
            <text:p>81.03</text:p>
          </table:table-cell>
          <table:table-cell table:style-name="ce2" office:value-type="float" office:value="74.16" calcext:value-type="float">
            <text:p>74.1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1.03" calcext:value-type="float">
            <text:p>81.03</text:p>
          </table:table-cell>
          <table:table-cell table:number-columns-repeated="1011"/>
        </table:table-row>
        <table:table-row table:style-name="ro1">
          <table:table-cell table:style-name="ce2" office:value-type="float" office:value="28304" calcext:value-type="float">
            <text:p>28304</text:p>
          </table:table-cell>
          <table:table-cell table:style-name="ce2" office:value-type="string" calcext:value-type="string">
            <text:p>7710404ade74ee429e8f447277f65d23435ae714019f425555dbaa23ad86468f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4631" calcext:value-type="float">
            <text:p>1463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02]+[.E702]" office:value-type="float" office:value="14631" calcext:value-type="float">
            <text:p>1463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98.04" calcext:value-type="float">
            <text:p>98.0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04" calcext:value-type="float">
            <text:p>98.04</text:p>
          </table:table-cell>
          <table:table-cell table:number-columns-repeated="1011"/>
        </table:table-row>
        <table:table-row table:style-name="ro1">
          <table:table-cell table:style-name="ce2" office:value-type="float" office:value="28305" calcext:value-type="float">
            <text:p>28305</text:p>
          </table:table-cell>
          <table:table-cell table:style-name="ce2" office:value-type="string" calcext:value-type="string">
            <text:p>2cdfb77c928045cb496a85a59b4cb05c9db994299dd10eb9505eb98198d20a27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892979" calcext:value-type="float">
            <text:p>892979</text:p>
          </table:table-cell>
          <table:table-cell table:style-name="ce2" office:value-type="float" office:value="2438" calcext:value-type="float">
            <text:p>2438</text:p>
          </table:table-cell>
          <table:table-cell table:style-name="ce2" table:formula="of:=[.D703]+[.E703]" office:value-type="float" office:value="895417" calcext:value-type="float">
            <text:p>895417</text:p>
          </table:table-cell>
          <table:table-cell table:style-name="ce2" office:value-type="float" office:value="8.64" calcext:value-type="float">
            <text:p>8.6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84.92" calcext:value-type="float">
            <text:p>84.92</text:p>
          </table:table-cell>
          <table:table-cell table:style-name="ce2" office:value-type="float" office:value="95.43" calcext:value-type="float">
            <text:p>95.4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43" calcext:value-type="float">
            <text:p>95.43</text:p>
          </table:table-cell>
          <table:table-cell table:number-columns-repeated="1011"/>
        </table:table-row>
        <table:table-row table:style-name="ro1">
          <table:table-cell table:style-name="ce2" office:value-type="float" office:value="28306" calcext:value-type="float">
            <text:p>28306</text:p>
          </table:table-cell>
          <table:table-cell table:style-name="ce2" office:value-type="string" calcext:value-type="string">
            <text:p>ad33797c2defd182743913e8c6a3f146274e49f0e07512458c10f44251dade74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357597" calcext:value-type="float">
            <text:p>235759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04]+[.E704]" office:value-type="float" office:value="2357597" calcext:value-type="float">
            <text:p>2357597</text:p>
          </table:table-cell>
          <table:table-cell table:style-name="ce2" office:value-type="float" office:value="8.75" calcext:value-type="float">
            <text:p>8.75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93.79" calcext:value-type="float">
            <text:p>93.7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79" calcext:value-type="float">
            <text:p>93.79</text:p>
          </table:table-cell>
          <table:table-cell table:number-columns-repeated="1011"/>
        </table:table-row>
        <table:table-row table:style-name="ro1">
          <table:table-cell table:style-name="ce2" office:value-type="float" office:value="28307" calcext:value-type="float">
            <text:p>28307</text:p>
          </table:table-cell>
          <table:table-cell table:style-name="ce2" office:value-type="string" calcext:value-type="string">
            <text:p>b2648748ddf05a34d0dcbf774b749fa2a1b3fa520fab7dd21261080a7cb57ae4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146560" calcext:value-type="float">
            <text:p>31465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05]+[.E705]" office:value-type="float" office:value="3146560" calcext:value-type="float">
            <text:p>3146560</text:p>
          </table:table-cell>
          <table:table-cell table:style-name="ce2" office:value-type="float" office:value="7.96" calcext:value-type="float">
            <text:p>7.96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94.75" calcext:value-type="float">
            <text:p>94.75</text:p>
          </table:table-cell>
          <table:table-cell table:style-name="ce2" office:value-type="float" office:value="86.69" calcext:value-type="float">
            <text:p>86.6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4.75" calcext:value-type="float">
            <text:p>94.75</text:p>
          </table:table-cell>
          <table:table-cell table:number-columns-repeated="1011"/>
        </table:table-row>
        <table:table-row table:style-name="ro1">
          <table:table-cell table:style-name="ce2" office:value-type="float" office:value="28308" calcext:value-type="float">
            <text:p>28308</text:p>
          </table:table-cell>
          <table:table-cell table:style-name="ce2" office:value-type="string" calcext:value-type="string">
            <text:p>a5f4b0f81812dd45771378dc251345b54853034546818c535d243988d3e01d2f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9482" calcext:value-type="float">
            <text:p>7948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06]+[.E706]" office:value-type="float" office:value="79482" calcext:value-type="float">
            <text:p>79482</text:p>
          </table:table-cell>
          <table:table-cell table:style-name="ce2" office:value-type="float" office:value="8.42" calcext:value-type="float">
            <text:p>8.42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76.67" calcext:value-type="float">
            <text:p>76.67</text:p>
          </table:table-cell>
          <table:table-cell table:style-name="ce2" office:value-type="float" office:value="93.66" calcext:value-type="float">
            <text:p>93.6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66" calcext:value-type="float">
            <text:p>93.66</text:p>
          </table:table-cell>
          <table:table-cell table:number-columns-repeated="1011"/>
        </table:table-row>
        <table:table-row table:style-name="ro1">
          <table:table-cell table:style-name="ce2" office:value-type="float" office:value="28309" calcext:value-type="float">
            <text:p>28309</text:p>
          </table:table-cell>
          <table:table-cell table:style-name="ce2" office:value-type="string" calcext:value-type="string">
            <text:p>0bc2a73a7947d0f8415fdf27d8d35728e436b1f802417a2d25637b18c9035b9f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3790" calcext:value-type="float">
            <text:p>8379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07]+[.E707]" office:value-type="float" office:value="83790" calcext:value-type="float">
            <text:p>83790</text:p>
          </table:table-cell>
          <table:table-cell table:style-name="ce2" office:value-type="float" office:value="7.52" calcext:value-type="float">
            <text:p>7.52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97.39" calcext:value-type="float">
            <text:p>97.39</text:p>
          </table:table-cell>
          <table:table-cell table:style-name="ce2" office:value-type="float" office:value="95.41" calcext:value-type="float">
            <text:p>95.4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39" calcext:value-type="float">
            <text:p>97.39</text:p>
          </table:table-cell>
          <table:table-cell table:number-columns-repeated="1011"/>
        </table:table-row>
        <table:table-row table:style-name="ro1">
          <table:table-cell table:style-name="ce2" office:value-type="float" office:value="28309" calcext:value-type="float">
            <text:p>28309</text:p>
          </table:table-cell>
          <table:table-cell table:style-name="ce2" office:value-type="string" calcext:value-type="string">
            <text:p>e06ff1274d6a73bba286fcf4f79c139f3f9739537aae01693e1a93e84152132c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7399" calcext:value-type="float">
            <text:p>7399</text:p>
          </table:table-cell>
          <table:table-cell table:style-name="ce2" office:value-type="float" office:value="75471" calcext:value-type="float">
            <text:p>75471</text:p>
          </table:table-cell>
          <table:table-cell table:style-name="ce2" table:formula="of:=[.D708]+[.E708]" office:value-type="float" office:value="82870" calcext:value-type="float">
            <text:p>82870</text:p>
          </table:table-cell>
          <table:table-cell table:style-name="ce2" office:value-type="float" office:value="7.61" calcext:value-type="float">
            <text:p>7.61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84.22" calcext:value-type="float">
            <text:p>84.22</text:p>
          </table:table-cell>
          <table:table-cell table:style-name="ce2" office:value-type="float" office:value="93.02" calcext:value-type="float">
            <text:p>93.0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02" calcext:value-type="float">
            <text:p>93.02</text:p>
          </table:table-cell>
          <table:table-cell table:number-columns-repeated="1011"/>
        </table:table-row>
        <table:table-row table:style-name="ro1">
          <table:table-cell table:style-name="ce2" office:value-type="float" office:value="28310" calcext:value-type="float">
            <text:p>28310</text:p>
          </table:table-cell>
          <table:table-cell table:style-name="ce2" office:value-type="string" calcext:value-type="string">
            <text:p>bb5852d9763111633aa97f3a26e323b58767a5c8c872e395042185a888982d4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932" calcext:value-type="float">
            <text:p>4932</text:p>
          </table:table-cell>
          <table:table-cell table:style-name="ce2" office:value-type="float" office:value="2382" calcext:value-type="float">
            <text:p>2382</text:p>
          </table:table-cell>
          <table:table-cell table:style-name="ce2" table:formula="of:=[.D709]+[.E709]" office:value-type="float" office:value="7314" calcext:value-type="float">
            <text:p>7314</text:p>
          </table:table-cell>
          <table:table-cell table:style-name="ce2" office:value-type="float" office:value="6.38" calcext:value-type="float">
            <text:p>6.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97.73" calcext:value-type="float">
            <text:p>97.73</text:p>
          </table:table-cell>
          <table:table-cell table:style-name="ce2" office:value-type="float" office:value="79.58" calcext:value-type="float">
            <text:p>79.5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73" calcext:value-type="float">
            <text:p>97.73</text:p>
          </table:table-cell>
          <table:table-cell table:number-columns-repeated="1011"/>
        </table:table-row>
        <table:table-row table:style-name="ro1">
          <table:table-cell table:style-name="ce2" office:value-type="float" office:value="28311" calcext:value-type="float">
            <text:p>28311</text:p>
          </table:table-cell>
          <table:table-cell table:style-name="ce2" office:value-type="string" calcext:value-type="string">
            <text:p>fabb34a79917894c8b6ec2f286fc4539f59e41132a821385dcb04d51406df45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229" calcext:value-type="float">
            <text:p>8229</text:p>
          </table:table-cell>
          <table:table-cell table:style-name="ce2" office:value-type="float" office:value="147541" calcext:value-type="float">
            <text:p>147541</text:p>
          </table:table-cell>
          <table:table-cell table:style-name="ce2" table:formula="of:=[.D710]+[.E710]" office:value-type="float" office:value="155770" calcext:value-type="float">
            <text:p>155770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3.26" calcext:value-type="float">
            <text:p>3.26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97.66" calcext:value-type="float">
            <text:p>97.66</text:p>
          </table:table-cell>
          <table:table-cell table:style-name="ce2" office:value-type="float" office:value="77.31" calcext:value-type="float">
            <text:p>77.3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66" calcext:value-type="float">
            <text:p>97.66</text:p>
          </table:table-cell>
          <table:table-cell table:number-columns-repeated="1011"/>
        </table:table-row>
        <table:table-row table:style-name="ro1">
          <table:table-cell table:style-name="ce2" office:value-type="float" office:value="28312" calcext:value-type="float">
            <text:p>28312</text:p>
          </table:table-cell>
          <table:table-cell table:style-name="ce2" office:value-type="string" calcext:value-type="string">
            <text:p>79e63404e8001cd094b2a5094b6789f00ba11c2dc007947c3d26e279ccdb783a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20684" calcext:value-type="float">
            <text:p>2068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11]+[.E711]" office:value-type="float" office:value="20684" calcext:value-type="float">
            <text:p>20684</text:p>
          </table:table-cell>
          <table:table-cell table:style-name="ce2" office:value-type="float" office:value="8.46" calcext:value-type="float">
            <text:p>8.46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94.32" calcext:value-type="float">
            <text:p>94.32</text:p>
          </table:table-cell>
          <table:table-cell table:style-name="ce2" office:value-type="float" office:value="97.81" calcext:value-type="float">
            <text:p>97.8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81" calcext:value-type="float">
            <text:p>97.81</text:p>
          </table:table-cell>
          <table:table-cell table:number-columns-repeated="1011"/>
        </table:table-row>
        <table:table-row table:style-name="ro1">
          <table:table-cell table:style-name="ce2" office:value-type="float" office:value="28313" calcext:value-type="float">
            <text:p>28313</text:p>
          </table:table-cell>
          <table:table-cell table:style-name="ce2" office:value-type="string" calcext:value-type="string">
            <text:p>e3bfef4d0733b045c9f33b390bd65a7f828844d28b23484bcf365f53c0d189a2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467516" calcext:value-type="float">
            <text:p>2467516</text:p>
          </table:table-cell>
          <table:table-cell table:style-name="ce2" office:value-type="float" office:value="1238340" calcext:value-type="float">
            <text:p>1238340</text:p>
          </table:table-cell>
          <table:table-cell table:style-name="ce2" table:formula="of:=[.D712]+[.E712]" office:value-type="float" office:value="3705856" calcext:value-type="float">
            <text:p>3705856</text:p>
          </table:table-cell>
          <table:table-cell table:style-name="ce2" office:value-type="float" office:value="7.62" calcext:value-type="float">
            <text:p>7.62</text:p>
          </table:table-cell>
          <table:table-cell table:style-name="ce2" office:value-type="float" office:value="3.83" calcext:value-type="float">
            <text:p>3.83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83.59" calcext:value-type="float">
            <text:p>83.59</text:p>
          </table:table-cell>
          <table:table-cell table:style-name="ce2" office:value-type="float" office:value="97.14" calcext:value-type="float">
            <text:p>97.1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14" calcext:value-type="float">
            <text:p>97.14</text:p>
          </table:table-cell>
          <table:table-cell table:number-columns-repeated="1011"/>
        </table:table-row>
        <table:table-row table:style-name="ro1">
          <table:table-cell table:style-name="ce2" office:value-type="float" office:value="28314" calcext:value-type="float">
            <text:p>28314</text:p>
          </table:table-cell>
          <table:table-cell table:style-name="ce2" office:value-type="string" calcext:value-type="string">
            <text:p>4e10dd60d8febbeacd8be3d2f0112d86a7b38baacf3cb0d5b53585210f10889f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97079" calcext:value-type="float">
            <text:p>19707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13]+[.E713]" office:value-type="float" office:value="197079" calcext:value-type="float">
            <text:p>197079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50.36" calcext:value-type="float">
            <text:p>50.36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61" calcext:value-type="float">
            <text:p>98.61</text:p>
          </table:table-cell>
          <table:table-cell table:number-columns-repeated="1011"/>
        </table:table-row>
        <table:table-row table:style-name="ro1">
          <table:table-cell table:style-name="ce2" office:value-type="float" office:value="28315" calcext:value-type="float">
            <text:p>28315</text:p>
          </table:table-cell>
          <table:table-cell table:style-name="ce2" office:value-type="string" calcext:value-type="string">
            <text:p>1b2a9350f1bb043a56e16118cb5b7624b35b8b4e9dac92550dbf6757fbe633c6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220866" calcext:value-type="float">
            <text:p>122086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14]+[.E714]" office:value-type="float" office:value="1220866" calcext:value-type="float">
            <text:p>1220866</text:p>
          </table:table-cell>
          <table:table-cell table:style-name="ce2" office:value-type="float" office:value="4.98" calcext:value-type="float">
            <text:p>4.98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92.49" calcext:value-type="float">
            <text:p>92.49</text:p>
          </table:table-cell>
          <table:table-cell table:style-name="ce2" office:value-type="float" office:value="58.03" calcext:value-type="float">
            <text:p>58.0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2.49" calcext:value-type="float">
            <text:p>92.49</text:p>
          </table:table-cell>
          <table:table-cell table:number-columns-repeated="1011"/>
        </table:table-row>
        <table:table-row table:style-name="ro1">
          <table:table-cell table:style-name="ce2" office:value-type="float" office:value="28316" calcext:value-type="float">
            <text:p>28316</text:p>
          </table:table-cell>
          <table:table-cell table:style-name="ce2" office:value-type="string" calcext:value-type="string">
            <text:p>dff73b81d7d2ca2b07148acf76ded1fba766300bf660e3aee13fd7a108080ec5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507" calcext:value-type="float">
            <text:p>1507</text:p>
          </table:table-cell>
          <table:table-cell table:style-name="ce2" office:value-type="float" office:value="224024" calcext:value-type="float">
            <text:p>224024</text:p>
          </table:table-cell>
          <table:table-cell table:style-name="ce2" table:formula="of:=[.D715]+[.E715]" office:value-type="float" office:value="225531" calcext:value-type="float">
            <text:p>225531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89.75" calcext:value-type="float">
            <text:p>89.75</text:p>
          </table:table-cell>
          <table:table-cell table:style-name="ce2" office:value-type="float" office:value="51.19" calcext:value-type="float">
            <text:p>51.1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9.75" calcext:value-type="float">
            <text:p>89.75</text:p>
          </table:table-cell>
          <table:table-cell table:number-columns-repeated="1011"/>
        </table:table-row>
        <table:table-row table:style-name="ro1">
          <table:table-cell table:style-name="ce2" office:value-type="float" office:value="28317" calcext:value-type="float">
            <text:p>28317</text:p>
          </table:table-cell>
          <table:table-cell table:style-name="ce2" office:value-type="string" calcext:value-type="string">
            <text:p>841b8c2b2cc492da3ec69b72bb5f5f5a1ef99d9bd6ff31d503e149f0f4500628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18501" calcext:value-type="float">
            <text:p>2185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16]+[.E716]" office:value-type="float" office:value="218501" calcext:value-type="float">
            <text:p>218501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83.63" calcext:value-type="float">
            <text:p>83.63</text:p>
          </table:table-cell>
          <table:table-cell table:style-name="ce2" office:value-type="float" office:value="52.68" calcext:value-type="float">
            <text:p>52.6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3.63" calcext:value-type="float">
            <text:p>83.63</text:p>
          </table:table-cell>
          <table:table-cell table:number-columns-repeated="1011"/>
        </table:table-row>
        <table:table-row table:style-name="ro1">
          <table:table-cell table:style-name="ce2" office:value-type="float" office:value="28318" calcext:value-type="float">
            <text:p>28318</text:p>
          </table:table-cell>
          <table:table-cell table:style-name="ce2" office:value-type="string" calcext:value-type="string">
            <text:p>cbe70a86005c5a3b1bfd11a5ef0602a003ce533e1e6d8ec9f43fe4e0646f192a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722" calcext:value-type="float">
            <text:p>4722</text:p>
          </table:table-cell>
          <table:table-cell table:style-name="ce2" office:value-type="float" office:value="17466" calcext:value-type="float">
            <text:p>17466</text:p>
          </table:table-cell>
          <table:table-cell table:style-name="ce2" table:formula="of:=[.D717]+[.E717]" office:value-type="float" office:value="22188" calcext:value-type="float">
            <text:p>22188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83.29" calcext:value-type="float">
            <text:p>83.29</text:p>
          </table:table-cell>
          <table:table-cell table:style-name="ce2" office:value-type="float" office:value="41.42" calcext:value-type="float">
            <text:p>41.4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3.29" calcext:value-type="float">
            <text:p>83.29</text:p>
          </table:table-cell>
          <table:table-cell table:number-columns-repeated="1011"/>
        </table:table-row>
        <table:table-row table:style-name="ro1">
          <table:table-cell table:style-name="ce2" office:value-type="float" office:value="28319" calcext:value-type="float">
            <text:p>28319</text:p>
          </table:table-cell>
          <table:table-cell table:style-name="ce2" office:value-type="string" calcext:value-type="string">
            <text:p>526d45aa9f75a2ad522a57689d7b5e2ffbf098e96ab359725c22510b5954710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92203" calcext:value-type="float">
            <text:p>9220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18]+[.E718]" office:value-type="float" office:value="92203" calcext:value-type="float">
            <text:p>92203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96.67" calcext:value-type="float">
            <text:p>96.67</text:p>
          </table:table-cell>
          <table:table-cell table:style-name="ce2" office:value-type="float" office:value="67.67" calcext:value-type="float">
            <text:p>67.6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67" calcext:value-type="float">
            <text:p>96.67</text:p>
          </table:table-cell>
          <table:table-cell table:number-columns-repeated="1011"/>
        </table:table-row>
        <table:table-row table:style-name="ro1">
          <table:table-cell table:style-name="ce2" office:value-type="float" office:value="28320" calcext:value-type="float">
            <text:p>28320</text:p>
          </table:table-cell>
          <table:table-cell table:style-name="ce2" office:value-type="string" calcext:value-type="string">
            <text:p>b93a6ddb18e2004c852d41833e51f21d48dd1dedc4c7020e97af9b3ff0281df0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390281" calcext:value-type="float">
            <text:p>390281</text:p>
          </table:table-cell>
          <table:table-cell table:style-name="ce2" office:value-type="float" office:value="16411" calcext:value-type="float">
            <text:p>16411</text:p>
          </table:table-cell>
          <table:table-cell table:style-name="ce2" table:formula="of:=[.D719]+[.E719]" office:value-type="float" office:value="406692" calcext:value-type="float">
            <text:p>406692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42.81" calcext:value-type="float">
            <text:p>42.81</text:p>
          </table:table-cell>
          <table:table-cell table:style-name="ce2" office:value-type="float" office:value="73.55" calcext:value-type="float">
            <text:p>73.5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3.55" calcext:value-type="float">
            <text:p>73.55</text:p>
          </table:table-cell>
          <table:table-cell table:number-columns-repeated="1011"/>
        </table:table-row>
        <table:table-row table:style-name="ro1">
          <table:table-cell table:style-name="ce2" office:value-type="float" office:value="28321" calcext:value-type="float">
            <text:p>28321</text:p>
          </table:table-cell>
          <table:table-cell table:style-name="ce2" office:value-type="string" calcext:value-type="string">
            <text:p>b80d50ac78dba19ace4684711f816962430fad2672e25c7696b70095b8e86c73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053" calcext:value-type="float">
            <text:p>405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20]+[.E720]" office:value-type="float" office:value="4053" calcext:value-type="float">
            <text:p>4053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68.12" calcext:value-type="float">
            <text:p>68.12</text:p>
          </table:table-cell>
          <table:table-cell table:style-name="ce2" office:value-type="float" office:value="95.84" calcext:value-type="float">
            <text:p>95.8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84" calcext:value-type="float">
            <text:p>95.84</text:p>
          </table:table-cell>
          <table:table-cell table:number-columns-repeated="1011"/>
        </table:table-row>
        <table:table-row table:style-name="ro1">
          <table:table-cell table:style-name="ce2" office:value-type="float" office:value="28322" calcext:value-type="float">
            <text:p>28322</text:p>
          </table:table-cell>
          <table:table-cell table:style-name="ce2" office:value-type="string" calcext:value-type="string">
            <text:p>2de07584cc28042862c0302158fc1bcd9b36ae19efe8042660e09c86bf8b7224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2010" calcext:value-type="float">
            <text:p>12010</text:p>
          </table:table-cell>
          <table:table-cell table:style-name="ce2" office:value-type="float" office:value="1269250" calcext:value-type="float">
            <text:p>1269250</text:p>
          </table:table-cell>
          <table:table-cell table:style-name="ce2" table:formula="of:=[.D721]+[.E721]" office:value-type="float" office:value="1281260" calcext:value-type="float">
            <text:p>1281260</text:p>
          </table:table-cell>
          <table:table-cell table:style-name="ce2" office:value-type="float" office:value="7.13" calcext:value-type="float">
            <text:p>7.13</text:p>
          </table:table-cell>
          <table:table-cell table:style-name="ce2" office:value-type="float" office:value="7.43" calcext:value-type="float">
            <text:p>7.43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77.55" calcext:value-type="float">
            <text:p>77.55</text:p>
          </table:table-cell>
          <table:table-cell table:style-name="ce2" office:value-type="float" office:value="94.19" calcext:value-type="float">
            <text:p>94.1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19" calcext:value-type="float">
            <text:p>94.19</text:p>
          </table:table-cell>
          <table:table-cell table:number-columns-repeated="1011"/>
        </table:table-row>
        <table:table-row table:style-name="ro1">
          <table:table-cell table:style-name="ce2" office:value-type="float" office:value="28323" calcext:value-type="float">
            <text:p>28323</text:p>
          </table:table-cell>
          <table:table-cell table:style-name="ce2" office:value-type="string" calcext:value-type="string">
            <text:p>0c34b6b17cf5629b95f22eda02a3dd39f6ae55ff8cfeccb7904c20eafb7a7b2c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240559" calcext:value-type="float">
            <text:p>24055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22]+[.E722]" office:value-type="float" office:value="240559" calcext:value-type="float">
            <text:p>240559</text:p>
          </table:table-cell>
          <table:table-cell table:style-name="ce2" office:value-type="float" office:value="8.74" calcext:value-type="float">
            <text:p>8.74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82.92" calcext:value-type="float">
            <text:p>82.92</text:p>
          </table:table-cell>
          <table:table-cell table:style-name="ce2" office:value-type="float" office:value="85.36" calcext:value-type="float">
            <text:p>85.3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5.36" calcext:value-type="float">
            <text:p>85.36</text:p>
          </table:table-cell>
          <table:table-cell table:number-columns-repeated="1011"/>
        </table:table-row>
        <table:table-row table:style-name="ro1">
          <table:table-cell table:style-name="ce2" office:value-type="float" office:value="28324" calcext:value-type="float">
            <text:p>28324</text:p>
          </table:table-cell>
          <table:table-cell table:style-name="ce2" office:value-type="string" calcext:value-type="string">
            <text:p>19be9eb4ea69426de589e2287bbd0322360cd19120a3cbe014663bf59666e269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9593" calcext:value-type="float">
            <text:p>7959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23]+[.E723]" office:value-type="float" office:value="79593" calcext:value-type="float">
            <text:p>79593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99.43" calcext:value-type="float">
            <text:p>99.43</text:p>
          </table:table-cell>
          <table:table-cell table:style-name="ce2" office:value-type="float" office:value="72.12" calcext:value-type="float">
            <text:p>72.1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43" calcext:value-type="float">
            <text:p>99.43</text:p>
          </table:table-cell>
          <table:table-cell table:number-columns-repeated="1011"/>
        </table:table-row>
        <table:table-row table:style-name="ro1">
          <table:table-cell table:style-name="ce2" office:value-type="float" office:value="28325" calcext:value-type="float">
            <text:p>28325</text:p>
          </table:table-cell>
          <table:table-cell table:style-name="ce2" office:value-type="string" calcext:value-type="string">
            <text:p>b3ffead9b3a530561083a0f853294c0049351cf4500b61e9f4689c0140864708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579489" calcext:value-type="float">
            <text:p>57948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24]+[.E724]" office:value-type="float" office:value="579489" calcext:value-type="float">
            <text:p>579489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97.55" calcext:value-type="float">
            <text:p>97.5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55" calcext:value-type="float">
            <text:p>97.55</text:p>
          </table:table-cell>
          <table:table-cell table:number-columns-repeated="1011"/>
        </table:table-row>
        <table:table-row table:style-name="ro1">
          <table:table-cell table:style-name="ce2" office:value-type="float" office:value="28326" calcext:value-type="float">
            <text:p>28326</text:p>
          </table:table-cell>
          <table:table-cell table:style-name="ce2" office:value-type="string" calcext:value-type="string">
            <text:p>93cfbe079561a23c2747ae8f75a6d98cd609c588f45c238dd9790e68ee00896d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8820" calcext:value-type="float">
            <text:p>88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25]+[.E725]" office:value-type="float" office:value="8820" calcext:value-type="float">
            <text:p>88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37.66" calcext:value-type="float">
            <text:p>37.66</text:p>
          </table:table-cell>
          <table:table-cell table:style-name="ce2" office:value-type="float" office:value="88.16" calcext:value-type="float">
            <text:p>88.1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8.16" calcext:value-type="float">
            <text:p>88.16</text:p>
          </table:table-cell>
          <table:table-cell table:number-columns-repeated="1011"/>
        </table:table-row>
        <table:table-row table:style-name="ro1">
          <table:table-cell table:style-name="ce2" office:value-type="float" office:value="28327" calcext:value-type="float">
            <text:p>28327</text:p>
          </table:table-cell>
          <table:table-cell table:style-name="ce2" office:value-type="string" calcext:value-type="string">
            <text:p>de2c4f02c0d6e81c6efd1913e3d8472c304c7be3731a10720d54211d12fc822b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7090" calcext:value-type="float">
            <text:p>17090</text:p>
          </table:table-cell>
          <table:table-cell table:style-name="ce2" office:value-type="float" office:value="18679" calcext:value-type="float">
            <text:p>18679</text:p>
          </table:table-cell>
          <table:table-cell table:style-name="ce2" table:formula="of:=[.D726]+[.E726]" office:value-type="float" office:value="35769" calcext:value-type="float">
            <text:p>35769</text:p>
          </table:table-cell>
          <table:table-cell table:style-name="ce2" office:value-type="float" office:value="6.87" calcext:value-type="float">
            <text:p>6.87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53.61" calcext:value-type="float">
            <text:p>53.61</text:p>
          </table:table-cell>
          <table:table-cell table:style-name="ce2" office:value-type="float" office:value="78.92" calcext:value-type="float">
            <text:p>78.9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8.92" calcext:value-type="float">
            <text:p>78.92</text:p>
          </table:table-cell>
          <table:table-cell table:number-columns-repeated="1011"/>
        </table:table-row>
        <table:table-row table:style-name="ro1">
          <table:table-cell table:style-name="ce2" office:value-type="float" office:value="28328" calcext:value-type="float">
            <text:p>28328</text:p>
          </table:table-cell>
          <table:table-cell table:style-name="ce2" office:value-type="string" calcext:value-type="string">
            <text:p>25032b768073b02f5041b12fddeb73fbea6184ef1cdcd282f8614709a8f2f64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2839" calcext:value-type="float">
            <text:p>2839</text:p>
          </table:table-cell>
          <table:table-cell table:style-name="ce2" office:value-type="float" office:value="18946" calcext:value-type="float">
            <text:p>18946</text:p>
          </table:table-cell>
          <table:table-cell table:style-name="ce2" table:formula="of:=[.D727]+[.E727]" office:value-type="float" office:value="21785" calcext:value-type="float">
            <text:p>21785</text:p>
          </table:table-cell>
          <table:table-cell table:style-name="ce2" office:value-type="float" office:value="7.39" calcext:value-type="float">
            <text:p>7.39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55.72" calcext:value-type="float">
            <text:p>55.72</text:p>
          </table:table-cell>
          <table:table-cell table:style-name="ce2" office:value-type="float" office:value="71.07" calcext:value-type="float">
            <text:p>71.0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1.07" calcext:value-type="float">
            <text:p>71.07</text:p>
          </table:table-cell>
          <table:table-cell table:number-columns-repeated="1011"/>
        </table:table-row>
        <table:table-row table:style-name="ro1">
          <table:table-cell table:style-name="ce2" office:value-type="float" office:value="28329" calcext:value-type="float">
            <text:p>28329</text:p>
          </table:table-cell>
          <table:table-cell table:style-name="ce2" office:value-type="string" calcext:value-type="string">
            <text:p>4647daa821b4bf516fbe546a15deb0edd892bd6ddd5e0680e2e68aff0a43e563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88791" calcext:value-type="float">
            <text:p>288791</text:p>
          </table:table-cell>
          <table:table-cell table:style-name="ce2" office:value-type="float" office:value="12028" calcext:value-type="float">
            <text:p>12028</text:p>
          </table:table-cell>
          <table:table-cell table:style-name="ce2" table:formula="of:=[.D728]+[.E728]" office:value-type="float" office:value="300819" calcext:value-type="float">
            <text:p>300819</text:p>
          </table:table-cell>
          <table:table-cell table:style-name="ce2" office:value-type="float" office:value="6.78" calcext:value-type="float">
            <text:p>6.78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1.17" calcext:value-type="float">
            <text:p>31.17</text:p>
          </table:table-cell>
          <table:table-cell table:style-name="ce2" office:value-type="float" office:value="70.53" calcext:value-type="float">
            <text:p>70.5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0.53" calcext:value-type="float">
            <text:p>70.53</text:p>
          </table:table-cell>
          <table:table-cell table:number-columns-repeated="1011"/>
        </table:table-row>
        <table:table-row table:style-name="ro1">
          <table:table-cell table:style-name="ce2" office:value-type="float" office:value="28330" calcext:value-type="float">
            <text:p>28330</text:p>
          </table:table-cell>
          <table:table-cell table:style-name="ce2" office:value-type="string" calcext:value-type="string">
            <text:p>70aa5d8ace5735e2ffc958f13083b47cc77014d9cbe15e27d12b0ca311dc0800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417" calcext:value-type="float">
            <text:p>741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29]+[.E729]" office:value-type="float" office:value="7417" calcext:value-type="float">
            <text:p>7417</text:p>
          </table:table-cell>
          <table:table-cell table:style-name="ce2" office:value-type="float" office:value="8.21" calcext:value-type="float">
            <text:p>8.21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88.61" calcext:value-type="float">
            <text:p>88.61</text:p>
          </table:table-cell>
          <table:table-cell table:style-name="ce2" office:value-type="float" office:value="91.21" calcext:value-type="float">
            <text:p>91.2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21" calcext:value-type="float">
            <text:p>91.21</text:p>
          </table:table-cell>
          <table:table-cell table:number-columns-repeated="1011"/>
        </table:table-row>
        <table:table-row table:style-name="ro1">
          <table:table-cell table:style-name="ce2" office:value-type="float" office:value="28331" calcext:value-type="float">
            <text:p>28331</text:p>
          </table:table-cell>
          <table:table-cell table:style-name="ce2" office:value-type="string" calcext:value-type="string">
            <text:p>56540731144410340578b81fa58b50713bd5a22cd0b6a5fbd310cdd53330b953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22023" calcext:value-type="float">
            <text:p>12202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30]+[.E730]" office:value-type="float" office:value="122023" calcext:value-type="float">
            <text:p>122023</text:p>
          </table:table-cell>
          <table:table-cell table:style-name="ce2" office:value-type="float" office:value="9.98" calcext:value-type="float">
            <text:p>9.98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31.38" calcext:value-type="float">
            <text:p>31.38</text:p>
          </table:table-cell>
          <table:table-cell table:style-name="ce2" office:value-type="float" office:value="92.07" calcext:value-type="float">
            <text:p>92.0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07" calcext:value-type="float">
            <text:p>92.07</text:p>
          </table:table-cell>
          <table:table-cell table:number-columns-repeated="1011"/>
        </table:table-row>
        <table:table-row table:style-name="ro1">
          <table:table-cell table:style-name="ce2" office:value-type="float" office:value="28332" calcext:value-type="float">
            <text:p>28332</text:p>
          </table:table-cell>
          <table:table-cell table:style-name="ce2" office:value-type="string" calcext:value-type="string">
            <text:p>c5423fea35064be758d47eb5e0f8fff8b0c8e00172418a53addaad9d8bccebfe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6308677" calcext:value-type="float">
            <text:p>1630867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31]+[.E731]" office:value-type="float" office:value="16308677" calcext:value-type="float">
            <text:p>16308677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86.05" calcext:value-type="float">
            <text:p>86.05</text:p>
          </table:table-cell>
          <table:table-cell table:style-name="ce2" office:value-type="float" office:value="71.96" calcext:value-type="float">
            <text:p>71.9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6.05" calcext:value-type="float">
            <text:p>86.05</text:p>
          </table:table-cell>
          <table:table-cell table:number-columns-repeated="1011"/>
        </table:table-row>
        <table:table-row table:style-name="ro1">
          <table:table-cell table:style-name="ce2" office:value-type="float" office:value="28333" calcext:value-type="float">
            <text:p>28333</text:p>
          </table:table-cell>
          <table:table-cell table:style-name="ce2" office:value-type="string" calcext:value-type="string">
            <text:p>63df9adba322fb8e5cc8e8deb087d669acb82fec06f61ed3e0a077a5029edadb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90357" calcext:value-type="float">
            <text:p>9035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32]+[.E732]" office:value-type="float" office:value="90357" calcext:value-type="float">
            <text:p>90357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99.77" calcext:value-type="float">
            <text:p>99.77</text:p>
          </table:table-cell>
          <table:table-cell table:style-name="ce2" office:value-type="float" office:value="89.91" calcext:value-type="float">
            <text:p>89.9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77" calcext:value-type="float">
            <text:p>99.77</text:p>
          </table:table-cell>
          <table:table-cell table:number-columns-repeated="1011"/>
        </table:table-row>
        <table:table-row table:style-name="ro1">
          <table:table-cell table:style-name="ce2" office:value-type="float" office:value="28334" calcext:value-type="float">
            <text:p>28334</text:p>
          </table:table-cell>
          <table:table-cell table:style-name="ce2" office:value-type="string" calcext:value-type="string">
            <text:p>253a932cf143fa2c10e56d948ff93382c993bb11c9cd912053876a8bde050c55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6888" calcext:value-type="float">
            <text:p>6888</text:p>
          </table:table-cell>
          <table:table-cell table:style-name="ce2" office:value-type="float" office:value="5193" calcext:value-type="float">
            <text:p>5193</text:p>
          </table:table-cell>
          <table:table-cell table:style-name="ce2" table:formula="of:=[.D733]+[.E733]" office:value-type="float" office:value="12081" calcext:value-type="float">
            <text:p>12081</text:p>
          </table:table-cell>
          <table:table-cell table:style-name="ce2" office:value-type="float" office:value="3.74" calcext:value-type="float">
            <text:p>3.74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91.33" calcext:value-type="float">
            <text:p>91.33</text:p>
          </table:table-cell>
          <table:table-cell table:style-name="ce2" office:value-type="float" office:value="69.16" calcext:value-type="float">
            <text:p>69.1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1.33" calcext:value-type="float">
            <text:p>91.33</text:p>
          </table:table-cell>
          <table:table-cell table:number-columns-repeated="1011"/>
        </table:table-row>
        <table:table-row table:style-name="ro1">
          <table:table-cell table:style-name="ce2" office:value-type="float" office:value="28335" calcext:value-type="float">
            <text:p>28335</text:p>
          </table:table-cell>
          <table:table-cell table:style-name="ce2" office:value-type="string" calcext:value-type="string">
            <text:p>4709a82b1a0f9e0f417106167f21746c23885e14439b2bbafabe112d64f6eafa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060" calcext:value-type="float">
            <text:p>5060</text:p>
          </table:table-cell>
          <table:table-cell table:style-name="ce2" office:value-type="float" office:value="4090" calcext:value-type="float">
            <text:p>4090</text:p>
          </table:table-cell>
          <table:table-cell table:style-name="ce2" table:formula="of:=[.D734]+[.E734]" office:value-type="float" office:value="9150" calcext:value-type="float">
            <text:p>9150</text:p>
          </table:table-cell>
          <table:table-cell table:style-name="ce2" office:value-type="float" office:value="7.91" calcext:value-type="float">
            <text:p>7.91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69.56" calcext:value-type="float">
            <text:p>69.56</text:p>
          </table:table-cell>
          <table:table-cell table:style-name="ce2" office:value-type="float" office:value="83.35" calcext:value-type="float">
            <text:p>83.3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3.35" calcext:value-type="float">
            <text:p>83.35</text:p>
          </table:table-cell>
          <table:table-cell table:number-columns-repeated="1011"/>
        </table:table-row>
        <table:table-row table:style-name="ro1">
          <table:table-cell table:style-name="ce2" office:value-type="float" office:value="28336" calcext:value-type="float">
            <text:p>28336</text:p>
          </table:table-cell>
          <table:table-cell table:style-name="ce2" office:value-type="string" calcext:value-type="string">
            <text:p>8e158ee062b92f40fccd795077423e927d1298fa66407ad7c2aa8656d3f199f9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8592" calcext:value-type="float">
            <text:p>859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35]+[.E735]" office:value-type="float" office:value="8592" calcext:value-type="float">
            <text:p>8592</text:p>
          </table:table-cell>
          <table:table-cell table:style-name="ce2" office:value-type="float" office:value="6.99" calcext:value-type="float">
            <text:p>6.99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53.68" calcext:value-type="float">
            <text:p>53.68</text:p>
          </table:table-cell>
          <table:table-cell table:style-name="ce2" office:value-type="float" office:value="90.27" calcext:value-type="float">
            <text:p>90.2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27" calcext:value-type="float">
            <text:p>90.27</text:p>
          </table:table-cell>
          <table:table-cell table:number-columns-repeated="1011"/>
        </table:table-row>
        <table:table-row table:style-name="ro1">
          <table:table-cell table:style-name="ce2" office:value-type="float" office:value="28337" calcext:value-type="float">
            <text:p>28337</text:p>
          </table:table-cell>
          <table:table-cell table:style-name="ce2" office:value-type="string" calcext:value-type="string">
            <text:p>153d29a6108f0accc1a5587f85bfe5abc678cca41c18f6ef4912afad46314a77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595733" calcext:value-type="float">
            <text:p>1595733</text:p>
          </table:table-cell>
          <table:table-cell table:style-name="ce2" office:value-type="float" office:value="2406" calcext:value-type="float">
            <text:p>2406</text:p>
          </table:table-cell>
          <table:table-cell table:style-name="ce2" table:formula="of:=[.D736]+[.E736]" office:value-type="float" office:value="1598139" calcext:value-type="float">
            <text:p>1598139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82.05" calcext:value-type="float">
            <text:p>82.05</text:p>
          </table:table-cell>
          <table:table-cell table:style-name="ce2" office:value-type="float" office:value="66.25" calcext:value-type="float">
            <text:p>66.2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2.05" calcext:value-type="float">
            <text:p>82.05</text:p>
          </table:table-cell>
          <table:table-cell table:number-columns-repeated="1011"/>
        </table:table-row>
        <table:table-row table:style-name="ro1">
          <table:table-cell table:style-name="ce2" office:value-type="float" office:value="28338" calcext:value-type="float">
            <text:p>28338</text:p>
          </table:table-cell>
          <table:table-cell table:style-name="ce2" office:value-type="string" calcext:value-type="string">
            <text:p>d42f2b14b681dc7fdaf4171b94e7fe9eea9ae11a5000da48d2a7487e7914a85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35754" calcext:value-type="float">
            <text:p>13575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37]+[.E737]" office:value-type="float" office:value="135754" calcext:value-type="float">
            <text:p>135754</text:p>
          </table:table-cell>
          <table:table-cell table:style-name="ce2" office:value-type="float" office:value="8.47" calcext:value-type="float">
            <text:p>8.47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88.72" calcext:value-type="float">
            <text:p>88.72</text:p>
          </table:table-cell>
          <table:table-cell table:style-name="ce2" office:value-type="float" office:value="97.17" calcext:value-type="float">
            <text:p>97.1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17" calcext:value-type="float">
            <text:p>97.17</text:p>
          </table:table-cell>
          <table:table-cell table:number-columns-repeated="1011"/>
        </table:table-row>
        <table:table-row table:style-name="ro1">
          <table:table-cell table:style-name="ce2" office:value-type="float" office:value="28339" calcext:value-type="float">
            <text:p>28339</text:p>
          </table:table-cell>
          <table:table-cell table:style-name="ce2" office:value-type="string" calcext:value-type="string">
            <text:p>a84f996ad2162ab085f52fe80afa7e1d540d8b4de189b378a830f3463760b99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25643" calcext:value-type="float">
            <text:p>425643</text:p>
          </table:table-cell>
          <table:table-cell table:style-name="ce2" office:value-type="float" office:value="2355" calcext:value-type="float">
            <text:p>2355</text:p>
          </table:table-cell>
          <table:table-cell table:style-name="ce2" table:formula="of:=[.D738]+[.E738]" office:value-type="float" office:value="427998" calcext:value-type="float">
            <text:p>427998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2.99" calcext:value-type="float">
            <text:p>2.99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80.97" calcext:value-type="float">
            <text:p>80.97</text:p>
          </table:table-cell>
          <table:table-cell table:style-name="ce2" office:value-type="float" office:value="44.09" calcext:value-type="float">
            <text:p>44.0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0.97" calcext:value-type="float">
            <text:p>80.97</text:p>
          </table:table-cell>
          <table:table-cell table:number-columns-repeated="1011"/>
        </table:table-row>
        <table:table-row table:style-name="ro1">
          <table:table-cell table:style-name="ce2" office:value-type="float" office:value="28340" calcext:value-type="float">
            <text:p>28340</text:p>
          </table:table-cell>
          <table:table-cell table:style-name="ce2" office:value-type="string" calcext:value-type="string">
            <text:p>2788479aab230e0a340a3019e72ef6c7200f67955a345a85ebe562a53872c589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99802" calcext:value-type="float">
            <text:p>5998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39]+[.E739]" office:value-type="float" office:value="599802" calcext:value-type="float">
            <text:p>599802</text:p>
          </table:table-cell>
          <table:table-cell table:style-name="ce2" office:value-type="float" office:value="7.55" calcext:value-type="float">
            <text:p>7.55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60.27" calcext:value-type="float">
            <text:p>60.27</text:p>
          </table:table-cell>
          <table:table-cell table:style-name="ce2" office:value-type="float" office:value="93.41" calcext:value-type="float">
            <text:p>93.4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41" calcext:value-type="float">
            <text:p>93.41</text:p>
          </table:table-cell>
          <table:table-cell table:number-columns-repeated="1011"/>
        </table:table-row>
        <table:table-row table:style-name="ro1">
          <table:table-cell table:style-name="ce2" office:value-type="float" office:value="28341" calcext:value-type="float">
            <text:p>28341</text:p>
          </table:table-cell>
          <table:table-cell table:style-name="ce2" office:value-type="string" calcext:value-type="string">
            <text:p>b906d39cc47b00fd97588e488c251691653ea4885d56ba5aef6f71d2a2a39c9c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706734" calcext:value-type="float">
            <text:p>706734</text:p>
          </table:table-cell>
          <table:table-cell table:style-name="ce2" office:value-type="float" office:value="3275365" calcext:value-type="float">
            <text:p>3275365</text:p>
          </table:table-cell>
          <table:table-cell table:style-name="ce2" table:formula="of:=[.D740]+[.E740]" office:value-type="float" office:value="3982099" calcext:value-type="float">
            <text:p>3982099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5.69" calcext:value-type="float">
            <text:p>5.69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89.66" calcext:value-type="float">
            <text:p>89.66</text:p>
          </table:table-cell>
          <table:table-cell table:style-name="ce2" office:value-type="float" office:value="54.23" calcext:value-type="float">
            <text:p>54.2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9.66" calcext:value-type="float">
            <text:p>89.66</text:p>
          </table:table-cell>
          <table:table-cell table:number-columns-repeated="1011"/>
        </table:table-row>
        <table:table-row table:style-name="ro1">
          <table:table-cell table:style-name="ce2" office:value-type="float" office:value="28342" calcext:value-type="float">
            <text:p>28342</text:p>
          </table:table-cell>
          <table:table-cell table:style-name="ce2" office:value-type="string" calcext:value-type="string">
            <text:p>7183641d4835d857c13fc3366d0b5195190de793f6479ca9503b376ed8ed41c3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594" calcext:value-type="float">
            <text:p>159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41]+[.E741]" office:value-type="float" office:value="1594" calcext:value-type="float">
            <text:p>1594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97.56" calcext:value-type="float">
            <text:p>97.56</text:p>
          </table:table-cell>
          <table:table-cell table:style-name="ce2" office:value-type="float" office:value="51.25" calcext:value-type="float">
            <text:p>51.2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56" calcext:value-type="float">
            <text:p>97.56</text:p>
          </table:table-cell>
          <table:table-cell table:number-columns-repeated="1011"/>
        </table:table-row>
        <table:table-row table:style-name="ro1">
          <table:table-cell table:style-name="ce2" office:value-type="float" office:value="28343" calcext:value-type="float">
            <text:p>28343</text:p>
          </table:table-cell>
          <table:table-cell table:style-name="ce2" office:value-type="string" calcext:value-type="string">
            <text:p>d6baa0b6ad8a1b4a47d50e10123c64db60b682f07b856c5f2a713426c32519e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47679" calcext:value-type="float">
            <text:p>247679</text:p>
          </table:table-cell>
          <table:table-cell table:style-name="ce2" office:value-type="float" office:value="2295851" calcext:value-type="float">
            <text:p>2295851</text:p>
          </table:table-cell>
          <table:table-cell table:style-name="ce2" table:formula="of:=[.D742]+[.E742]" office:value-type="float" office:value="2543530" calcext:value-type="float">
            <text:p>2543530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79.59" calcext:value-type="float">
            <text:p>79.59</text:p>
          </table:table-cell>
          <table:table-cell table:style-name="ce2" office:value-type="float" office:value="53.64" calcext:value-type="float">
            <text:p>53.6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9.59" calcext:value-type="float">
            <text:p>79.59</text:p>
          </table:table-cell>
          <table:table-cell table:number-columns-repeated="1011"/>
        </table:table-row>
        <table:table-row table:style-name="ro1">
          <table:table-cell table:style-name="ce2" office:value-type="float" office:value="28343" calcext:value-type="float">
            <text:p>28343</text:p>
          </table:table-cell>
          <table:table-cell table:style-name="ce2" office:value-type="string" calcext:value-type="string">
            <text:p>452e2af8601519799d553c3c072e55fb415580e424eb68c0d8cf487ca4bbbfe7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47909" calcext:value-type="float">
            <text:p>247909</text:p>
          </table:table-cell>
          <table:table-cell table:style-name="ce2" office:value-type="float" office:value="2295851" calcext:value-type="float">
            <text:p>2295851</text:p>
          </table:table-cell>
          <table:table-cell table:style-name="ce2" table:formula="of:=[.D743]+[.E743]" office:value-type="float" office:value="2543760" calcext:value-type="float">
            <text:p>2543760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79.81" calcext:value-type="float">
            <text:p>79.81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9.81" calcext:value-type="float">
            <text:p>79.81</text:p>
          </table:table-cell>
          <table:table-cell table:number-columns-repeated="1011"/>
        </table:table-row>
        <table:table-row table:style-name="ro1">
          <table:table-cell table:style-name="ce2" office:value-type="float" office:value="28344" calcext:value-type="float">
            <text:p>28344</text:p>
          </table:table-cell>
          <table:table-cell table:style-name="ce2" office:value-type="string" calcext:value-type="string">
            <text:p>c4057033af993a71845a58f43b399a299c82f1a887547e11047b43c6388b799e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72212" calcext:value-type="float">
            <text:p>572212</text:p>
          </table:table-cell>
          <table:table-cell table:style-name="ce2" office:value-type="float" office:value="74746" calcext:value-type="float">
            <text:p>74746</text:p>
          </table:table-cell>
          <table:table-cell table:style-name="ce2" table:formula="of:=[.D744]+[.E744]" office:value-type="float" office:value="646958" calcext:value-type="float">
            <text:p>646958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9.25" calcext:value-type="float">
            <text:p>79.25</text:p>
          </table:table-cell>
          <table:table-cell table:style-name="ce2" office:value-type="float" office:value="44.49" calcext:value-type="float">
            <text:p>44.4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9.25" calcext:value-type="float">
            <text:p>79.25</text:p>
          </table:table-cell>
          <table:table-cell table:number-columns-repeated="1011"/>
        </table:table-row>
        <table:table-row table:style-name="ro1">
          <table:table-cell table:style-name="ce2" office:value-type="float" office:value="28345" calcext:value-type="float">
            <text:p>28345</text:p>
          </table:table-cell>
          <table:table-cell table:style-name="ce2" office:value-type="string" calcext:value-type="string">
            <text:p>563c559831449f6cd6b31cfcb8cd4e75560aa5315be23dfb290887e3a34d102e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296" calcext:value-type="float">
            <text:p>429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45]+[.E745]" office:value-type="float" office:value="4296" calcext:value-type="float">
            <text:p>4296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82.71" calcext:value-type="float">
            <text:p>82.71</text:p>
          </table:table-cell>
          <table:table-cell table:style-name="ce2" office:value-type="float" office:value="48.13" calcext:value-type="float">
            <text:p>48.1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2.71" calcext:value-type="float">
            <text:p>82.71</text:p>
          </table:table-cell>
          <table:table-cell table:number-columns-repeated="1011"/>
        </table:table-row>
        <table:table-row table:style-name="ro1">
          <table:table-cell table:style-name="ce2" office:value-type="float" office:value="28345" calcext:value-type="float">
            <text:p>28345</text:p>
          </table:table-cell>
          <table:table-cell table:style-name="ce2" office:value-type="string" calcext:value-type="string">
            <text:p>501310970d13a9624c67e16fcf5189d3cbf78f0cedc8b94f65bcf04f45a6c382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005402" calcext:value-type="float">
            <text:p>20054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46]+[.E746]" office:value-type="float" office:value="2005402" calcext:value-type="float">
            <text:p>2005402</text:p>
          </table:table-cell>
          <table:table-cell table:style-name="ce2" office:value-type="float" office:value="3.78" calcext:value-type="float">
            <text:p>3.78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85.43" calcext:value-type="float">
            <text:p>85.43</text:p>
          </table:table-cell>
          <table:table-cell table:style-name="ce2" office:value-type="float" office:value="53.16" calcext:value-type="float">
            <text:p>53.1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5.43" calcext:value-type="float">
            <text:p>85.43</text:p>
          </table:table-cell>
          <table:table-cell table:number-columns-repeated="1011"/>
        </table:table-row>
        <table:table-row table:style-name="ro1">
          <table:table-cell table:style-name="ce2" office:value-type="float" office:value="28346" calcext:value-type="float">
            <text:p>28346</text:p>
          </table:table-cell>
          <table:table-cell table:style-name="ce2" office:value-type="string" calcext:value-type="string">
            <text:p>17c5809ff383d995440ef49c5dbfa87c1aba1b8d23c6752640ebfcf45adf350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76542" calcext:value-type="float">
            <text:p>576542</text:p>
          </table:table-cell>
          <table:table-cell table:style-name="ce2" office:value-type="float" office:value="3187510" calcext:value-type="float">
            <text:p>3187510</text:p>
          </table:table-cell>
          <table:table-cell table:style-name="ce2" table:formula="of:=[.D747]+[.E747]" office:value-type="float" office:value="3764052" calcext:value-type="float">
            <text:p>3764052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71.57" calcext:value-type="float">
            <text:p>71.57</text:p>
          </table:table-cell>
          <table:table-cell table:style-name="ce2" office:value-type="float" office:value="42.05" calcext:value-type="float">
            <text:p>42.0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1.57" calcext:value-type="float">
            <text:p>71.57</text:p>
          </table:table-cell>
          <table:table-cell table:number-columns-repeated="1011"/>
        </table:table-row>
        <table:table-row table:style-name="ro1">
          <table:table-cell table:style-name="ce2" office:value-type="float" office:value="28347" calcext:value-type="float">
            <text:p>28347</text:p>
          </table:table-cell>
          <table:table-cell table:style-name="ce2" office:value-type="string" calcext:value-type="string">
            <text:p>c3d88e9a519f657e277ae594e714106d34573074f3904538903e9024ba873728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085" calcext:value-type="float">
            <text:p>308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48]+[.E748]" office:value-type="float" office:value="3085" calcext:value-type="float">
            <text:p>3085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82.45" calcext:value-type="float">
            <text:p>82.45</text:p>
          </table:table-cell>
          <table:table-cell table:style-name="ce2" office:value-type="float" office:value="37.43" calcext:value-type="float">
            <text:p>37.4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2.45" calcext:value-type="float">
            <text:p>82.45</text:p>
          </table:table-cell>
          <table:table-cell table:number-columns-repeated="1011"/>
        </table:table-row>
        <table:table-row table:style-name="ro1">
          <table:table-cell table:style-name="ce2" office:value-type="float" office:value="28348" calcext:value-type="float">
            <text:p>28348</text:p>
          </table:table-cell>
          <table:table-cell table:style-name="ce2" office:value-type="string" calcext:value-type="string">
            <text:p>4b82bbbc4df05ba6a047dd1d1fc36fce1f0212bfc8b1e1454572f2651334c4ec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5048" calcext:value-type="float">
            <text:p>504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49]+[.E749]" office:value-type="float" office:value="5048" calcext:value-type="float">
            <text:p>5048</text:p>
          </table:table-cell>
          <table:table-cell table:style-name="ce2" office:value-type="float" office:value="8.74" calcext:value-type="float">
            <text:p>8.74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83.75" calcext:value-type="float">
            <text:p>83.75</text:p>
          </table:table-cell>
          <table:table-cell table:style-name="ce2" office:value-type="float" office:value="86.67" calcext:value-type="float">
            <text:p>86.6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67" calcext:value-type="float">
            <text:p>86.67</text:p>
          </table:table-cell>
          <table:table-cell table:number-columns-repeated="1011"/>
        </table:table-row>
        <table:table-row table:style-name="ro1">
          <table:table-cell table:style-name="ce2" office:value-type="float" office:value="28349" calcext:value-type="float">
            <text:p>28349</text:p>
          </table:table-cell>
          <table:table-cell table:style-name="ce2" office:value-type="string" calcext:value-type="string">
            <text:p>7e86b7dc32bf5d80bcb058c158adcf7e811cf51c53022c8292feeef15675b505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71522" calcext:value-type="float">
            <text:p>371522</text:p>
          </table:table-cell>
          <table:table-cell table:style-name="ce2" office:value-type="float" office:value="166642" calcext:value-type="float">
            <text:p>166642</text:p>
          </table:table-cell>
          <table:table-cell table:style-name="ce2" table:formula="of:=[.D750]+[.E750]" office:value-type="float" office:value="538164" calcext:value-type="float">
            <text:p>538164</text:p>
          </table:table-cell>
          <table:table-cell table:style-name="ce2" office:value-type="float" office:value="5.15" calcext:value-type="float">
            <text:p>5.1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82.98" calcext:value-type="float">
            <text:p>82.98</text:p>
          </table:table-cell>
          <table:table-cell table:style-name="ce2" office:value-type="float" office:value="59.84" calcext:value-type="float">
            <text:p>59.8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2.98" calcext:value-type="float">
            <text:p>82.98</text:p>
          </table:table-cell>
          <table:table-cell table:number-columns-repeated="1011"/>
        </table:table-row>
        <table:table-row table:style-name="ro1">
          <table:table-cell table:style-name="ce2" office:value-type="float" office:value="28350" calcext:value-type="float">
            <text:p>28350</text:p>
          </table:table-cell>
          <table:table-cell table:style-name="ce2" office:value-type="string" calcext:value-type="string">
            <text:p>cbbe0c3231248dd3cfb6c69230d1dbd48e3734d300e678a10a8f1ac882c1ec06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187899" calcext:value-type="float">
            <text:p>118789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51]+[.E751]" office:value-type="float" office:value="1187899" calcext:value-type="float">
            <text:p>1187899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95.95" calcext:value-type="float">
            <text:p>95.95</text:p>
          </table:table-cell>
          <table:table-cell table:style-name="ce2" office:value-type="float" office:value="70.95" calcext:value-type="float">
            <text:p>70.9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95" calcext:value-type="float">
            <text:p>95.95</text:p>
          </table:table-cell>
          <table:table-cell table:number-columns-repeated="1011"/>
        </table:table-row>
        <table:table-row table:style-name="ro1">
          <table:table-cell table:style-name="ce2" office:value-type="float" office:value="28351" calcext:value-type="float">
            <text:p>28351</text:p>
          </table:table-cell>
          <table:table-cell table:style-name="ce2" office:value-type="string" calcext:value-type="string">
            <text:p>90e9aa4c7933de3df8deaeb1346f0f321fc10d4473fbc8132c89c448e622bef2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80735" calcext:value-type="float">
            <text:p>8073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52]+[.E752]" office:value-type="float" office:value="80735" calcext:value-type="float">
            <text:p>80735</text:p>
          </table:table-cell>
          <table:table-cell table:style-name="ce2" office:value-type="float" office:value="8.01" calcext:value-type="float">
            <text:p>8.01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84.83" calcext:value-type="float">
            <text:p>84.83</text:p>
          </table:table-cell>
          <table:table-cell table:style-name="ce2" office:value-type="float" office:value="93.45" calcext:value-type="float">
            <text:p>93.4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45" calcext:value-type="float">
            <text:p>93.45</text:p>
          </table:table-cell>
          <table:table-cell table:number-columns-repeated="1011"/>
        </table:table-row>
        <table:table-row table:style-name="ro1">
          <table:table-cell table:style-name="ce2" office:value-type="float" office:value="28352" calcext:value-type="float">
            <text:p>28352</text:p>
          </table:table-cell>
          <table:table-cell table:style-name="ce2" office:value-type="string" calcext:value-type="string">
            <text:p>9eece6700952ce50f4b4b389840aeab3f17bbf29c1bd86724ad017885673402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96108" calcext:value-type="float">
            <text:p>96108</text:p>
          </table:table-cell>
          <table:table-cell table:style-name="ce2" office:value-type="float" office:value="73521" calcext:value-type="float">
            <text:p>73521</text:p>
          </table:table-cell>
          <table:table-cell table:style-name="ce2" table:formula="of:=[.D753]+[.E753]" office:value-type="float" office:value="169629" calcext:value-type="float">
            <text:p>169629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52.15" calcext:value-type="float">
            <text:p>52.1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4.67" calcext:value-type="float">
            <text:p>84.67</text:p>
          </table:table-cell>
          <table:table-cell table:number-columns-repeated="1011"/>
        </table:table-row>
        <table:table-row table:style-name="ro1">
          <table:table-cell table:style-name="ce2" office:value-type="float" office:value="28353" calcext:value-type="float">
            <text:p>28353</text:p>
          </table:table-cell>
          <table:table-cell table:style-name="ce2" office:value-type="string" calcext:value-type="string">
            <text:p>a8d87e51850f88d15de899ba9281e3f4905f605a8d565eb2037e80b8a5f5c56e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439245" calcext:value-type="float">
            <text:p>143924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54]+[.E754]" office:value-type="float" office:value="1439245" calcext:value-type="float">
            <text:p>1439245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69.39" calcext:value-type="float">
            <text:p>69.39</text:p>
          </table:table-cell>
          <table:table-cell table:style-name="ce2" office:value-type="float" office:value="95.52" calcext:value-type="float">
            <text:p>95.5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52" calcext:value-type="float">
            <text:p>95.52</text:p>
          </table:table-cell>
          <table:table-cell table:number-columns-repeated="1011"/>
        </table:table-row>
        <table:table-row table:style-name="ro1">
          <table:table-cell table:style-name="ce2" office:value-type="float" office:value="28354" calcext:value-type="float">
            <text:p>28354</text:p>
          </table:table-cell>
          <table:table-cell table:style-name="ce2" office:value-type="string" calcext:value-type="string">
            <text:p>f90c96c7cb03f24778074d9a6aa7c16749b9eb0f07b420be081278ae29b7f53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015807" calcext:value-type="float">
            <text:p>2015807</text:p>
          </table:table-cell>
          <table:table-cell table:style-name="ce2" office:value-type="float" office:value="75515" calcext:value-type="float">
            <text:p>75515</text:p>
          </table:table-cell>
          <table:table-cell table:style-name="ce2" table:formula="of:=[.D755]+[.E755]" office:value-type="float" office:value="2091322" calcext:value-type="float">
            <text:p>2091322</text:p>
          </table:table-cell>
          <table:table-cell table:style-name="ce2" office:value-type="float" office:value="5.24" calcext:value-type="float">
            <text:p>5.24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89.56" calcext:value-type="float">
            <text:p>89.56</text:p>
          </table:table-cell>
          <table:table-cell table:style-name="ce2" office:value-type="float" office:value="86.97" calcext:value-type="float">
            <text:p>86.9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9.56" calcext:value-type="float">
            <text:p>89.56</text:p>
          </table:table-cell>
          <table:table-cell table:number-columns-repeated="1011"/>
        </table:table-row>
        <table:table-row table:style-name="ro1">
          <table:table-cell table:style-name="ce2" office:value-type="float" office:value="28355" calcext:value-type="float">
            <text:p>28355</text:p>
          </table:table-cell>
          <table:table-cell table:style-name="ce2" office:value-type="string" calcext:value-type="string">
            <text:p>53251a7b2045cb885203687577c07adb254c15b260c5ce0f25d7ac83bfab3086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6341" calcext:value-type="float">
            <text:p>6341</text:p>
          </table:table-cell>
          <table:table-cell table:style-name="ce2" office:value-type="float" office:value="12243" calcext:value-type="float">
            <text:p>12243</text:p>
          </table:table-cell>
          <table:table-cell table:style-name="ce2" table:formula="of:=[.D756]+[.E756]" office:value-type="float" office:value="18584" calcext:value-type="float">
            <text:p>18584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73.61" calcext:value-type="float">
            <text:p>73.61</text:p>
          </table:table-cell>
          <table:table-cell table:style-name="ce2" office:value-type="float" office:value="59.46" calcext:value-type="float">
            <text:p>59.4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3.61" calcext:value-type="float">
            <text:p>73.61</text:p>
          </table:table-cell>
          <table:table-cell table:number-columns-repeated="1011"/>
        </table:table-row>
        <table:table-row table:style-name="ro1">
          <table:table-cell table:style-name="ce2" office:value-type="float" office:value="28356" calcext:value-type="float">
            <text:p>28356</text:p>
          </table:table-cell>
          <table:table-cell table:style-name="ce2" office:value-type="string" calcext:value-type="string">
            <text:p>1a6fae83401c62d7c98b4282318c4e9bde032b9b2c86f751d6dbfed3e9b9c633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965" calcext:value-type="float">
            <text:p>496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57]+[.E757]" office:value-type="float" office:value="4965" calcext:value-type="float">
            <text:p>4965</text:p>
          </table:table-cell>
          <table:table-cell table:style-name="ce2" office:value-type="float" office:value="6.28" calcext:value-type="float">
            <text:p>6.28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96.61" calcext:value-type="float">
            <text:p>96.61</text:p>
          </table:table-cell>
          <table:table-cell table:style-name="ce2" office:value-type="float" office:value="73.56" calcext:value-type="float">
            <text:p>73.5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61" calcext:value-type="float">
            <text:p>96.61</text:p>
          </table:table-cell>
          <table:table-cell table:number-columns-repeated="1011"/>
        </table:table-row>
        <table:table-row table:style-name="ro1">
          <table:table-cell table:style-name="ce2" office:value-type="float" office:value="28357" calcext:value-type="float">
            <text:p>28357</text:p>
          </table:table-cell>
          <table:table-cell table:style-name="ce2" office:value-type="string" calcext:value-type="string">
            <text:p>705a1c566e392690b0f77adad83c1027aa46af48ea049570b2700587407036f4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8005" calcext:value-type="float">
            <text:p>8005</text:p>
          </table:table-cell>
          <table:table-cell table:style-name="ce2" office:value-type="float" office:value="586314" calcext:value-type="float">
            <text:p>586314</text:p>
          </table:table-cell>
          <table:table-cell table:style-name="ce2" table:formula="of:=[.D758]+[.E758]" office:value-type="float" office:value="594319" calcext:value-type="float">
            <text:p>594319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82.59" calcext:value-type="float">
            <text:p>82.59</text:p>
          </table:table-cell>
          <table:table-cell table:style-name="ce2" office:value-type="float" office:value="69.85" calcext:value-type="float">
            <text:p>69.8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2.59" calcext:value-type="float">
            <text:p>82.59</text:p>
          </table:table-cell>
          <table:table-cell table:number-columns-repeated="1011"/>
        </table:table-row>
        <table:table-row table:style-name="ro1">
          <table:table-cell table:style-name="ce2" office:value-type="float" office:value="28357" calcext:value-type="float">
            <text:p>28357</text:p>
          </table:table-cell>
          <table:table-cell table:style-name="ce2" office:value-type="string" calcext:value-type="string">
            <text:p>09b6860ea365155913c049a08d8115f6790b099acd5c438c6735de2b3102ba0e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86649" calcext:value-type="float">
            <text:p>86649</text:p>
          </table:table-cell>
          <table:table-cell table:style-name="ce2" office:value-type="float" office:value="442134" calcext:value-type="float">
            <text:p>442134</text:p>
          </table:table-cell>
          <table:table-cell table:style-name="ce2" table:formula="of:=[.D759]+[.E759]" office:value-type="float" office:value="528783" calcext:value-type="float">
            <text:p>528783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96.61" calcext:value-type="float">
            <text:p>96.61</text:p>
          </table:table-cell>
          <table:table-cell table:style-name="ce2" office:value-type="float" office:value="72.95" calcext:value-type="float">
            <text:p>72.9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61" calcext:value-type="float">
            <text:p>96.61</text:p>
          </table:table-cell>
          <table:table-cell table:number-columns-repeated="1011"/>
        </table:table-row>
        <table:table-row table:style-name="ro1">
          <table:table-cell table:style-name="ce2" office:value-type="float" office:value="28358" calcext:value-type="float">
            <text:p>28358</text:p>
          </table:table-cell>
          <table:table-cell table:style-name="ce2" office:value-type="string" calcext:value-type="string">
            <text:p>2bf24dbf2cd3cbdbd48082a4702dc4cee5220507a4652865375d8b9ccd011750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80835" calcext:value-type="float">
            <text:p>8083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60]+[.E760]" office:value-type="float" office:value="80835" calcext:value-type="float">
            <text:p>80835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99.06" calcext:value-type="float">
            <text:p>99.06</text:p>
          </table:table-cell>
          <table:table-cell table:style-name="ce2" office:value-type="float" office:value="89.22" calcext:value-type="float">
            <text:p>89.2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06" calcext:value-type="float">
            <text:p>99.06</text:p>
          </table:table-cell>
          <table:table-cell table:number-columns-repeated="1011"/>
        </table:table-row>
        <table:table-row table:style-name="ro1">
          <table:table-cell table:style-name="ce2" office:value-type="float" office:value="28358" calcext:value-type="float">
            <text:p>28358</text:p>
          </table:table-cell>
          <table:table-cell table:style-name="ce2" office:value-type="string" calcext:value-type="string">
            <text:p>965ae74ffe0aef7e7bd21d832aea7de56f8bc8f2042feefe1e9942ee72cb6329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52799" calcext:value-type="float">
            <text:p>15279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61]+[.E761]" office:value-type="float" office:value="152799" calcext:value-type="float">
            <text:p>152799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98.1" calcext:value-type="float">
            <text:p>98.1</text:p>
          </table:table-cell>
          <table:table-cell table:style-name="ce2" office:value-type="float" office:value="80.11" calcext:value-type="float">
            <text:p>80.1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1" calcext:value-type="float">
            <text:p>98.1</text:p>
          </table:table-cell>
          <table:table-cell table:number-columns-repeated="1011"/>
        </table:table-row>
        <table:table-row table:style-name="ro1">
          <table:table-cell table:style-name="ce2" office:value-type="float" office:value="28359" calcext:value-type="float">
            <text:p>28359</text:p>
          </table:table-cell>
          <table:table-cell table:style-name="ce2" office:value-type="string" calcext:value-type="string">
            <text:p>30d863ace8df99586e94a93608306d131cb3335dea15bfee2dfb83d8bb212ece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48636" calcext:value-type="float">
            <text:p>14863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62]+[.E762]" office:value-type="float" office:value="148636" calcext:value-type="float">
            <text:p>148636</text:p>
          </table:table-cell>
          <table:table-cell table:style-name="ce2" office:value-type="float" office:value="4.94" calcext:value-type="float">
            <text:p>4.94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94.58" calcext:value-type="float">
            <text:p>94.58</text:p>
          </table:table-cell>
          <table:table-cell table:style-name="ce2" office:value-type="float" office:value="59.73" calcext:value-type="float">
            <text:p>59.7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4.58" calcext:value-type="float">
            <text:p>94.58</text:p>
          </table:table-cell>
          <table:table-cell table:number-columns-repeated="1011"/>
        </table:table-row>
        <table:table-row table:style-name="ro1">
          <table:table-cell table:style-name="ce2" office:value-type="float" office:value="28360" calcext:value-type="float">
            <text:p>28360</text:p>
          </table:table-cell>
          <table:table-cell table:style-name="ce2" office:value-type="string" calcext:value-type="string">
            <text:p>341406f6f72fdfe89602acdb65a0f7ec977e7d59d1367dff34802148fb3c6761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42817" calcext:value-type="float">
            <text:p>642817</text:p>
          </table:table-cell>
          <table:table-cell table:style-name="ce2" table:formula="of:=[.D763]+[.E763]" office:value-type="float" office:value="644247" calcext:value-type="float">
            <text:p>644247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92.92" calcext:value-type="float">
            <text:p>92.92</text:p>
          </table:table-cell>
          <table:table-cell table:style-name="ce2" office:value-type="float" office:value="50.18" calcext:value-type="float">
            <text:p>50.1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2.92" calcext:value-type="float">
            <text:p>92.92</text:p>
          </table:table-cell>
          <table:table-cell table:number-columns-repeated="1011"/>
        </table:table-row>
        <table:table-row table:style-name="ro1">
          <table:table-cell table:style-name="ce2" office:value-type="float" office:value="28361" calcext:value-type="float">
            <text:p>28361</text:p>
          </table:table-cell>
          <table:table-cell table:style-name="ce2" office:value-type="string" calcext:value-type="string">
            <text:p>a4a918ef8a22b80215ec1b2b272786c0f3df431fce09c85aa147deede18325fb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2352" calcext:value-type="float">
            <text:p>2352</text:p>
          </table:table-cell>
          <table:table-cell table:style-name="ce2" office:value-type="float" office:value="146923" calcext:value-type="float">
            <text:p>146923</text:p>
          </table:table-cell>
          <table:table-cell table:style-name="ce2" table:formula="of:=[.D764]+[.E764]" office:value-type="float" office:value="149275" calcext:value-type="float">
            <text:p>149275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93.01" calcext:value-type="float">
            <text:p>93.01</text:p>
          </table:table-cell>
          <table:table-cell table:style-name="ce2" office:value-type="float" office:value="53.43" calcext:value-type="float">
            <text:p>53.4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3.01" calcext:value-type="float">
            <text:p>93.01</text:p>
          </table:table-cell>
          <table:table-cell table:number-columns-repeated="1011"/>
        </table:table-row>
        <table:table-row table:style-name="ro1">
          <table:table-cell table:style-name="ce2" office:value-type="float" office:value="28362" calcext:value-type="float">
            <text:p>28362</text:p>
          </table:table-cell>
          <table:table-cell table:style-name="ce2" office:value-type="string" calcext:value-type="string">
            <text:p>7a1cd9ca0ffd5a78fb557b857ffd596a82fc6aac338a5aceec6f9b156820c38a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970871" calcext:value-type="float">
            <text:p>197087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65]+[.E765]" office:value-type="float" office:value="1970871" calcext:value-type="float">
            <text:p>1970871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7.69" calcext:value-type="float">
            <text:p>7.69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96.25" calcext:value-type="float">
            <text:p>96.25</text:p>
          </table:table-cell>
          <table:table-cell table:style-name="ce2" office:value-type="float" office:value="52.87" calcext:value-type="float">
            <text:p>52.8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25" calcext:value-type="float">
            <text:p>96.25</text:p>
          </table:table-cell>
          <table:table-cell table:number-columns-repeated="1011"/>
        </table:table-row>
        <table:table-row table:style-name="ro1">
          <table:table-cell table:style-name="ce2" office:value-type="float" office:value="28362" calcext:value-type="float">
            <text:p>28362</text:p>
          </table:table-cell>
          <table:table-cell table:style-name="ce2" office:value-type="string" calcext:value-type="string">
            <text:p>93c9329532ae31413b20086a8dd8dbbd0cd0117346a23fb6bf251a4568f9af15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87744" calcext:value-type="float">
            <text:p>38774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66]+[.E766]" office:value-type="float" office:value="387744" calcext:value-type="float">
            <text:p>387744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97.01" calcext:value-type="float">
            <text:p>97.01</text:p>
          </table:table-cell>
          <table:table-cell table:style-name="ce2" office:value-type="float" office:value="46.22" calcext:value-type="float">
            <text:p>46.2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01" calcext:value-type="float">
            <text:p>97.01</text:p>
          </table:table-cell>
          <table:table-cell table:number-columns-repeated="1011"/>
        </table:table-row>
        <table:table-row table:style-name="ro1">
          <table:table-cell table:style-name="ce2" office:value-type="float" office:value="28363" calcext:value-type="float">
            <text:p>28363</text:p>
          </table:table-cell>
          <table:table-cell table:style-name="ce2" office:value-type="string" calcext:value-type="string">
            <text:p>a4818556051930719d8c807a90ffe47e9e9b549525a8d47644d97754f899a2c4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21390" calcext:value-type="float">
            <text:p>421390</text:p>
          </table:table-cell>
          <table:table-cell table:style-name="ce2" office:value-type="float" office:value="8037" calcext:value-type="float">
            <text:p>8037</text:p>
          </table:table-cell>
          <table:table-cell table:style-name="ce2" table:formula="of:=[.D767]+[.E767]" office:value-type="float" office:value="429427" calcext:value-type="float">
            <text:p>429427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32.54" calcext:value-type="float">
            <text:p>32.5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3.2" calcext:value-type="float">
            <text:p>83.2</text:p>
          </table:table-cell>
          <table:table-cell table:number-columns-repeated="1011"/>
        </table:table-row>
        <table:table-row table:style-name="ro1">
          <table:table-cell table:style-name="ce2" office:value-type="float" office:value="28363" calcext:value-type="float">
            <text:p>28363</text:p>
          </table:table-cell>
          <table:table-cell table:style-name="ce2" office:value-type="string" calcext:value-type="string">
            <text:p>814f2908b4ca00df956df71d112401def1d1122c0e800c239b72246ff3b36450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671058" calcext:value-type="float">
            <text:p>167105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68]+[.E768]" office:value-type="float" office:value="1671058" calcext:value-type="float">
            <text:p>1671058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7.32" calcext:value-type="float">
            <text:p>7.32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91.7" calcext:value-type="float">
            <text:p>91.7</text:p>
          </table:table-cell>
          <table:table-cell table:style-name="ce2" office:value-type="float" office:value="39.56" calcext:value-type="float">
            <text:p>39.5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1.7" calcext:value-type="float">
            <text:p>91.7</text:p>
          </table:table-cell>
          <table:table-cell table:number-columns-repeated="1011"/>
        </table:table-row>
        <table:table-row table:style-name="ro1">
          <table:table-cell table:style-name="ce2" office:value-type="float" office:value="28364" calcext:value-type="float">
            <text:p>28364</text:p>
          </table:table-cell>
          <table:table-cell table:style-name="ce2" office:value-type="string" calcext:value-type="string">
            <text:p>b6b0788a2a898f0f1f203a1e0b669f3a238ef6538b6e2a2cb165600eb8ec8116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72606" calcext:value-type="float">
            <text:p>1726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69]+[.E769]" office:value-type="float" office:value="172606" calcext:value-type="float">
            <text:p>172606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98.72" calcext:value-type="float">
            <text:p>98.72</text:p>
          </table:table-cell>
          <table:table-cell table:style-name="ce2" office:value-type="float" office:value="50.72" calcext:value-type="float">
            <text:p>50.7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72" calcext:value-type="float">
            <text:p>98.72</text:p>
          </table:table-cell>
          <table:table-cell table:number-columns-repeated="1011"/>
        </table:table-row>
        <table:table-row table:style-name="ro1">
          <table:table-cell table:style-name="ce2" office:value-type="float" office:value="28364" calcext:value-type="float">
            <text:p>28364</text:p>
          </table:table-cell>
          <table:table-cell table:style-name="ce2" office:value-type="string" calcext:value-type="string">
            <text:p>1fcc737739e3df7b6d5bc3208297c24296806de6b6483a3dff662b7ee67c81f0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683880" calcext:value-type="float">
            <text:p>468388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70]+[.E770]" office:value-type="float" office:value="4683880" calcext:value-type="float">
            <text:p>4683880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96.15" calcext:value-type="float">
            <text:p>96.1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15" calcext:value-type="float">
            <text:p>96.15</text:p>
          </table:table-cell>
          <table:table-cell table:number-columns-repeated="1011"/>
        </table:table-row>
        <table:table-row table:style-name="ro1">
          <table:table-cell table:style-name="ce2" office:value-type="float" office:value="28365" calcext:value-type="float">
            <text:p>28365</text:p>
          </table:table-cell>
          <table:table-cell table:style-name="ce2" office:value-type="string" calcext:value-type="string">
            <text:p>e1a4106f4f299b16d4dbe74f4a0dd18b71b7c07ca0548fdce8c5aeec8482560f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664" calcext:value-type="float">
            <text:p>2664</text:p>
          </table:table-cell>
          <table:table-cell table:style-name="ce2" office:value-type="float" office:value="177683" calcext:value-type="float">
            <text:p>177683</text:p>
          </table:table-cell>
          <table:table-cell table:style-name="ce2" table:formula="of:=[.D771]+[.E771]" office:value-type="float" office:value="180347" calcext:value-type="float">
            <text:p>180347</text:p>
          </table:table-cell>
          <table:table-cell table:style-name="ce2" office:value-type="float" office:value="3.78" calcext:value-type="float">
            <text:p>3.78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93.24" calcext:value-type="float">
            <text:p>93.2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3.24" calcext:value-type="float">
            <text:p>93.24</text:p>
          </table:table-cell>
          <table:table-cell table:number-columns-repeated="1011"/>
        </table:table-row>
        <table:table-row table:style-name="ro1">
          <table:table-cell table:style-name="ce2" office:value-type="float" office:value="28366" calcext:value-type="float">
            <text:p>28366</text:p>
          </table:table-cell>
          <table:table-cell table:style-name="ce2" office:value-type="string" calcext:value-type="string">
            <text:p>e7890bdffe9506281a160f92f3400eb1d8f99e1fa3d9b725029db711e65235b7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581133" calcext:value-type="float">
            <text:p>45811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72]+[.E772]" office:value-type="float" office:value="4581133" calcext:value-type="float">
            <text:p>4581133</text:p>
          </table:table-cell>
          <table:table-cell table:style-name="ce2" office:value-type="float" office:value="7.51" calcext:value-type="float">
            <text:p>7.51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93.06" calcext:value-type="float">
            <text:p>93.06</text:p>
          </table:table-cell>
          <table:table-cell table:style-name="ce2" office:value-type="float" office:value="86.97" calcext:value-type="float">
            <text:p>86.9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3.06" calcext:value-type="float">
            <text:p>93.06</text:p>
          </table:table-cell>
          <table:table-cell table:number-columns-repeated="1011"/>
        </table:table-row>
        <table:table-row table:style-name="ro1">
          <table:table-cell table:style-name="ce2" office:value-type="float" office:value="28367" calcext:value-type="float">
            <text:p>28367</text:p>
          </table:table-cell>
          <table:table-cell table:style-name="ce2" office:value-type="string" calcext:value-type="string">
            <text:p>d3b8d05eb8374c76ae86f67f28e0078064b8b10818b1afb855d035f8c3f3d55f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939639" calcext:value-type="float">
            <text:p>939639</text:p>
          </table:table-cell>
          <table:table-cell table:style-name="ce2" office:value-type="float" office:value="1734484" calcext:value-type="float">
            <text:p>1734484</text:p>
          </table:table-cell>
          <table:table-cell table:style-name="ce2" table:formula="of:=[.D773]+[.E773]" office:value-type="float" office:value="2674123" calcext:value-type="float">
            <text:p>2674123</text:p>
          </table:table-cell>
          <table:table-cell table:style-name="ce2" office:value-type="float" office:value="6.86" calcext:value-type="float">
            <text:p>6.86</text:p>
          </table:table-cell>
          <table:table-cell table:style-name="ce2" office:value-type="float" office:value="6.55" calcext:value-type="float">
            <text:p>6.55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69.45" calcext:value-type="float">
            <text:p>69.45</text:p>
          </table:table-cell>
          <table:table-cell table:style-name="ce2" office:value-type="float" office:value="87.93" calcext:value-type="float">
            <text:p>87.9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7.93" calcext:value-type="float">
            <text:p>87.93</text:p>
          </table:table-cell>
          <table:table-cell table:number-columns-repeated="1011"/>
        </table:table-row>
        <table:table-row table:style-name="ro1">
          <table:table-cell table:style-name="ce2" office:value-type="float" office:value="28368" calcext:value-type="float">
            <text:p>28368</text:p>
          </table:table-cell>
          <table:table-cell table:style-name="ce2" office:value-type="string" calcext:value-type="string">
            <text:p>ceed05be1b46e03652c3419306ebeec4e25426657e32c0a1448c5639ffaf8179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339708" calcext:value-type="float">
            <text:p>33970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74]+[.E774]" office:value-type="float" office:value="339708" calcext:value-type="float">
            <text:p>339708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86.95" calcext:value-type="float">
            <text:p>86.95</text:p>
          </table:table-cell>
          <table:table-cell table:style-name="ce2" office:value-type="float" office:value="67.52" calcext:value-type="float">
            <text:p>67.5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6.95" calcext:value-type="float">
            <text:p>86.95</text:p>
          </table:table-cell>
          <table:table-cell table:number-columns-repeated="1011"/>
        </table:table-row>
        <table:table-row table:style-name="ro1">
          <table:table-cell table:style-name="ce2" office:value-type="float" office:value="28369" calcext:value-type="float">
            <text:p>28369</text:p>
          </table:table-cell>
          <table:table-cell table:style-name="ce2" office:value-type="string" calcext:value-type="string">
            <text:p>af7b9ab308e1e519c254f56ea64085c7be69d39141b511eca1339a87922507bd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0182" calcext:value-type="float">
            <text:p>20182</text:p>
          </table:table-cell>
          <table:table-cell table:style-name="ce2" office:value-type="float" office:value="1376415" calcext:value-type="float">
            <text:p>1376415</text:p>
          </table:table-cell>
          <table:table-cell table:style-name="ce2" table:formula="of:=[.D775]+[.E775]" office:value-type="float" office:value="1396597" calcext:value-type="float">
            <text:p>1396597</text:p>
          </table:table-cell>
          <table:table-cell table:style-name="ce2" office:value-type="float" office:value="3.26" calcext:value-type="float">
            <text:p>3.26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66.44" calcext:value-type="float">
            <text:p>66.44</text:p>
          </table:table-cell>
          <table:table-cell table:style-name="ce2" office:value-type="float" office:value="58.51" calcext:value-type="float">
            <text:p>58.5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66.44" calcext:value-type="float">
            <text:p>66.44</text:p>
          </table:table-cell>
          <table:table-cell table:number-columns-repeated="1011"/>
        </table:table-row>
        <table:table-row table:style-name="ro1">
          <table:table-cell table:style-name="ce2" office:value-type="float" office:value="28370" calcext:value-type="float">
            <text:p>28370</text:p>
          </table:table-cell>
          <table:table-cell table:style-name="ce2" office:value-type="string" calcext:value-type="string">
            <text:p>89dc1e56a7656375792110fd115f370b4c1454e2574b7d2bd3e993bb3c005c49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76]+[.E776]" office:value-type="float" office:value="3155" calcext:value-type="float">
            <text:p>3155</text:p>
          </table:table-cell>
          <table:table-cell table:style-name="ce2" office:value-type="float" office:value="5.68" calcext:value-type="float">
            <text:p>5.68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97.72" calcext:value-type="float">
            <text:p>97.72</text:p>
          </table:table-cell>
          <table:table-cell table:style-name="ce2" office:value-type="float" office:value="61.34" calcext:value-type="float">
            <text:p>61.3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72" calcext:value-type="float">
            <text:p>97.72</text:p>
          </table:table-cell>
          <table:table-cell table:number-columns-repeated="1011"/>
        </table:table-row>
        <table:table-row table:style-name="ro1">
          <table:table-cell table:style-name="ce2" office:value-type="float" office:value="28371" calcext:value-type="float">
            <text:p>28371</text:p>
          </table:table-cell>
          <table:table-cell table:style-name="ce2" office:value-type="string" calcext:value-type="string">
            <text:p>9b25dca4a8d28a11e6612ce444eb6c9557dc556b908cda3a6db1075cecd6c7e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584520" calcext:value-type="float">
            <text:p>584520</text:p>
          </table:table-cell>
          <table:table-cell table:style-name="ce2" office:value-type="float" office:value="1279" calcext:value-type="float">
            <text:p>1279</text:p>
          </table:table-cell>
          <table:table-cell table:style-name="ce2" table:formula="of:=[.D777]+[.E777]" office:value-type="float" office:value="585799" calcext:value-type="float">
            <text:p>5857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31.05" calcext:value-type="float">
            <text:p>31.05</text:p>
          </table:table-cell>
          <table:table-cell table:style-name="ce2" office:value-type="float" office:value="65.32" calcext:value-type="float">
            <text:p>65.3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5.32" calcext:value-type="float">
            <text:p>65.32</text:p>
          </table:table-cell>
          <table:table-cell table:number-columns-repeated="1011"/>
        </table:table-row>
        <table:table-row table:style-name="ro1">
          <table:table-cell table:style-name="ce2" office:value-type="float" office:value="28372" calcext:value-type="float">
            <text:p>28372</text:p>
          </table:table-cell>
          <table:table-cell table:style-name="ce2" office:value-type="string" calcext:value-type="string">
            <text:p>990d28b37b5440fd2c2d64e4e35e30f605d7d454494510c0468b81b89f7ca6e9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6343" calcext:value-type="float">
            <text:p>634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78]+[.E778]" office:value-type="float" office:value="6343" calcext:value-type="float">
            <text:p>6343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8.09" calcext:value-type="float">
            <text:p>8.09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82.05" calcext:value-type="float">
            <text:p>82.05</text:p>
          </table:table-cell>
          <table:table-cell table:style-name="ce2" office:value-type="float" office:value="62.44" calcext:value-type="float">
            <text:p>62.4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2.05" calcext:value-type="float">
            <text:p>82.05</text:p>
          </table:table-cell>
          <table:table-cell table:number-columns-repeated="1011"/>
        </table:table-row>
        <table:table-row table:style-name="ro1">
          <table:table-cell table:style-name="ce2" office:value-type="float" office:value="28373" calcext:value-type="float">
            <text:p>28373</text:p>
          </table:table-cell>
          <table:table-cell table:style-name="ce2" office:value-type="string" calcext:value-type="string">
            <text:p>a0f45ae7fb805d247bbeb3698587d9eb7e6a24cc8030f69833e6b9c15974d2cf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381" calcext:value-type="float">
            <text:p>638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79]+[.E779]" office:value-type="float" office:value="6381" calcext:value-type="float">
            <text:p>6381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99.68" calcext:value-type="float">
            <text:p>99.68</text:p>
          </table:table-cell>
          <table:table-cell table:style-name="ce2" office:value-type="float" office:value="53.12" calcext:value-type="float">
            <text:p>53.1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68" calcext:value-type="float">
            <text:p>99.68</text:p>
          </table:table-cell>
          <table:table-cell table:number-columns-repeated="1011"/>
        </table:table-row>
        <table:table-row table:style-name="ro1">
          <table:table-cell table:style-name="ce2" office:value-type="float" office:value="28374" calcext:value-type="float">
            <text:p>28374</text:p>
          </table:table-cell>
          <table:table-cell table:style-name="ce2" office:value-type="string" calcext:value-type="string">
            <text:p>c7a5425bdad8b1f5d2645797939ade9d3a6d7e8593881a87f678606849e3c2d2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54384" calcext:value-type="float">
            <text:p>254384</text:p>
          </table:table-cell>
          <table:table-cell table:style-name="ce2" office:value-type="float" office:value="291092" calcext:value-type="float">
            <text:p>291092</text:p>
          </table:table-cell>
          <table:table-cell table:style-name="ce2" table:formula="of:=[.D780]+[.E780]" office:value-type="float" office:value="545476" calcext:value-type="float">
            <text:p>545476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97.32" calcext:value-type="float">
            <text:p>97.32</text:p>
          </table:table-cell>
          <table:table-cell table:style-name="ce2" office:value-type="float" office:value="40.56" calcext:value-type="float">
            <text:p>40.5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32" calcext:value-type="float">
            <text:p>97.32</text:p>
          </table:table-cell>
          <table:table-cell table:number-columns-repeated="1011"/>
        </table:table-row>
        <table:table-row table:style-name="ro1">
          <table:table-cell table:style-name="ce2" office:value-type="float" office:value="28375" calcext:value-type="float">
            <text:p>28375</text:p>
          </table:table-cell>
          <table:table-cell table:style-name="ce2" office:value-type="string" calcext:value-type="string">
            <text:p>22acc500642e83b604305512283ddc53f3cbce07f5bb9358934f12c980f99caf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859623" calcext:value-type="float">
            <text:p>185962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81]+[.E781]" office:value-type="float" office:value="1859623" calcext:value-type="float">
            <text:p>1859623</text:p>
          </table:table-cell>
          <table:table-cell table:style-name="ce2" office:value-type="float" office:value="6.61" calcext:value-type="float">
            <text:p>6.61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86.58" calcext:value-type="float">
            <text:p>86.58</text:p>
          </table:table-cell>
          <table:table-cell table:style-name="ce2" office:value-type="float" office:value="97.86" calcext:value-type="float">
            <text:p>97.8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86" calcext:value-type="float">
            <text:p>97.86</text:p>
          </table:table-cell>
          <table:table-cell table:number-columns-repeated="1011"/>
        </table:table-row>
        <table:table-row table:style-name="ro1">
          <table:table-cell table:style-name="ce2" office:value-type="float" office:value="28376" calcext:value-type="float">
            <text:p>28376</text:p>
          </table:table-cell>
          <table:table-cell table:style-name="ce2" office:value-type="string" calcext:value-type="string">
            <text:p>aa83be4c6be8a2400f78ab020a7fdec9d8cb4e1cf394f6ba217a32a6d9405ce8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367406" calcext:value-type="float">
            <text:p>3674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82]+[.E782]" office:value-type="float" office:value="367406" calcext:value-type="float">
            <text:p>367406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97.81" calcext:value-type="float">
            <text:p>97.81</text:p>
          </table:table-cell>
          <table:table-cell table:style-name="ce2" office:value-type="float" office:value="81.35" calcext:value-type="float">
            <text:p>81.3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81" calcext:value-type="float">
            <text:p>97.81</text:p>
          </table:table-cell>
          <table:table-cell table:number-columns-repeated="1011"/>
        </table:table-row>
        <table:table-row table:style-name="ro1">
          <table:table-cell table:style-name="ce2" office:value-type="float" office:value="28377" calcext:value-type="float">
            <text:p>28377</text:p>
          </table:table-cell>
          <table:table-cell table:style-name="ce2" office:value-type="string" calcext:value-type="string">
            <text:p>30e0d62df851d9056d3993eb12194cce249870bfb7e517d487662fca01b1dbd3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671" calcext:value-type="float">
            <text:p>4671</text:p>
          </table:table-cell>
          <table:table-cell table:style-name="ce2" office:value-type="float" office:value="85994" calcext:value-type="float">
            <text:p>85994</text:p>
          </table:table-cell>
          <table:table-cell table:style-name="ce2" table:formula="of:=[.D783]+[.E783]" office:value-type="float" office:value="90665" calcext:value-type="float">
            <text:p>9066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4.74" calcext:value-type="float">
            <text:p>74.74</text:p>
          </table:table-cell>
          <table:table-cell table:style-name="ce2" office:value-type="float" office:value="28.89" calcext:value-type="float">
            <text:p>28.8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4.74" calcext:value-type="float">
            <text:p>74.74</text:p>
          </table:table-cell>
          <table:table-cell table:number-columns-repeated="1011"/>
        </table:table-row>
        <table:table-row table:style-name="ro1">
          <table:table-cell table:style-name="ce2" office:value-type="float" office:value="28378" calcext:value-type="float">
            <text:p>28378</text:p>
          </table:table-cell>
          <table:table-cell table:style-name="ce2" office:value-type="string" calcext:value-type="string">
            <text:p>093865d62b4c7249efbaa9ee5b0f40217fd00229728c96b7871711946e06433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726679" calcext:value-type="float">
            <text:p>472667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84]+[.E784]" office:value-type="float" office:value="4726679" calcext:value-type="float">
            <text:p>4726679</text:p>
          </table:table-cell>
          <table:table-cell table:style-name="ce2" office:value-type="float" office:value="7.96" calcext:value-type="float">
            <text:p>7.9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91.17" calcext:value-type="float">
            <text:p>91.17</text:p>
          </table:table-cell>
          <table:table-cell table:style-name="ce2" office:value-type="float" office:value="98.51" calcext:value-type="float">
            <text:p>98.5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51" calcext:value-type="float">
            <text:p>98.51</text:p>
          </table:table-cell>
          <table:table-cell table:number-columns-repeated="1011"/>
        </table:table-row>
        <table:table-row table:style-name="ro1">
          <table:table-cell table:style-name="ce2" office:value-type="float" office:value="28379" calcext:value-type="float">
            <text:p>28379</text:p>
          </table:table-cell>
          <table:table-cell table:style-name="ce2" office:value-type="string" calcext:value-type="string">
            <text:p>3732ca5dbc1f92691b2b63acd57498c638e15061ba1845f0f15fb91b111a393a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3254430" calcext:value-type="float">
            <text:p>3254430</text:p>
          </table:table-cell>
          <table:table-cell table:style-name="ce2" office:value-type="float" office:value="220032" calcext:value-type="float">
            <text:p>220032</text:p>
          </table:table-cell>
          <table:table-cell table:style-name="ce2" table:formula="of:=[.D785]+[.E785]" office:value-type="float" office:value="3474462" calcext:value-type="float">
            <text:p>3474462</text:p>
          </table:table-cell>
          <table:table-cell table:style-name="ce2" office:value-type="float" office:value="3.85" calcext:value-type="float">
            <text:p>3.85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82.89" calcext:value-type="float">
            <text:p>82.89</text:p>
          </table:table-cell>
          <table:table-cell table:style-name="ce2" office:value-type="float" office:value="55.98" calcext:value-type="float">
            <text:p>55.9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2.89" calcext:value-type="float">
            <text:p>82.89</text:p>
          </table:table-cell>
          <table:table-cell table:number-columns-repeated="1011"/>
        </table:table-row>
        <table:table-row table:style-name="ro1">
          <table:table-cell table:style-name="ce2" office:value-type="float" office:value="28380" calcext:value-type="float">
            <text:p>28380</text:p>
          </table:table-cell>
          <table:table-cell table:style-name="ce2" office:value-type="string" calcext:value-type="string">
            <text:p>f8b9236619ec8bba8394bb4e052855e48f406435365da0cf2628a81ca70f6636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431864" calcext:value-type="float">
            <text:p>243186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86]+[.E786]" office:value-type="float" office:value="2431864" calcext:value-type="float">
            <text:p>2431864</text:p>
          </table:table-cell>
          <table:table-cell table:style-name="ce2" office:value-type="float" office:value="7.69" calcext:value-type="float">
            <text:p>7.69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76.67" calcext:value-type="float">
            <text:p>76.67</text:p>
          </table:table-cell>
          <table:table-cell table:style-name="ce2" office:value-type="float" office:value="99.1" calcext:value-type="float">
            <text:p>99.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1" calcext:value-type="float">
            <text:p>99.1</text:p>
          </table:table-cell>
          <table:table-cell table:number-columns-repeated="1011"/>
        </table:table-row>
        <table:table-row table:style-name="ro1">
          <table:table-cell table:style-name="ce2" office:value-type="float" office:value="28381" calcext:value-type="float">
            <text:p>28381</text:p>
          </table:table-cell>
          <table:table-cell table:style-name="ce2" office:value-type="string" calcext:value-type="string">
            <text:p>b97a8a1e4b06d4ccaf763f25f365bfa348dbc24c8df38086aacf6a8a83fe2df7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269642" calcext:value-type="float">
            <text:p>2269642</text:p>
          </table:table-cell>
          <table:table-cell table:style-name="ce2" office:value-type="float" office:value="304173" calcext:value-type="float">
            <text:p>304173</text:p>
          </table:table-cell>
          <table:table-cell table:style-name="ce2" table:formula="of:=[.D787]+[.E787]" office:value-type="float" office:value="2573815" calcext:value-type="float">
            <text:p>2573815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31.78" calcext:value-type="float">
            <text:p>31.78</text:p>
          </table:table-cell>
          <table:table-cell table:style-name="ce2" office:value-type="float" office:value="90.74" calcext:value-type="float">
            <text:p>90.7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74" calcext:value-type="float">
            <text:p>90.74</text:p>
          </table:table-cell>
          <table:table-cell table:number-columns-repeated="1011"/>
        </table:table-row>
        <table:table-row table:style-name="ro1">
          <table:table-cell table:style-name="ce2" office:value-type="float" office:value="28381" calcext:value-type="float">
            <text:p>28381</text:p>
          </table:table-cell>
          <table:table-cell table:style-name="ce2" office:value-type="string" calcext:value-type="string">
            <text:p>d0ea31d1fe6dceceac1db4841ae008aa0a2a02ce87a0a22662f990137b60a46e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827633" calcext:value-type="float">
            <text:p>1827633</text:p>
          </table:table-cell>
          <table:table-cell table:style-name="ce2" office:value-type="float" office:value="451074" calcext:value-type="float">
            <text:p>451074</text:p>
          </table:table-cell>
          <table:table-cell table:style-name="ce2" table:formula="of:=[.D788]+[.E788]" office:value-type="float" office:value="2278707" calcext:value-type="float">
            <text:p>2278707</text:p>
          </table:table-cell>
          <table:table-cell table:style-name="ce2" office:value-type="float" office:value="8.35" calcext:value-type="float">
            <text:p>8.35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58.12" calcext:value-type="float">
            <text:p>58.12</text:p>
          </table:table-cell>
          <table:table-cell table:style-name="ce2" office:value-type="float" office:value="98.18" calcext:value-type="float">
            <text:p>98.1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18" calcext:value-type="float">
            <text:p>98.18</text:p>
          </table:table-cell>
          <table:table-cell table:number-columns-repeated="1011"/>
        </table:table-row>
        <table:table-row table:style-name="ro1">
          <table:table-cell table:style-name="ce2" office:value-type="float" office:value="28382" calcext:value-type="float">
            <text:p>28382</text:p>
          </table:table-cell>
          <table:table-cell table:style-name="ce2" office:value-type="string" calcext:value-type="string">
            <text:p>bb4f8445786c8ef861636cd8a02e93fd2890ab358c27399ddde2539bbe2f6565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969044" calcext:value-type="float">
            <text:p>496904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89]+[.E789]" office:value-type="float" office:value="4969044" calcext:value-type="float">
            <text:p>4969044</text:p>
          </table:table-cell>
          <table:table-cell table:style-name="ce2" office:value-type="float" office:value="7.24" calcext:value-type="float">
            <text:p>7.24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80.5" calcext:value-type="float">
            <text:p>80.5</text:p>
          </table:table-cell>
          <table:table-cell table:style-name="ce2" office:value-type="float" office:value="98.36" calcext:value-type="float">
            <text:p>98.3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36" calcext:value-type="float">
            <text:p>98.36</text:p>
          </table:table-cell>
          <table:table-cell table:number-columns-repeated="1011"/>
        </table:table-row>
        <table:table-row table:style-name="ro1">
          <table:table-cell table:style-name="ce2" office:value-type="float" office:value="28383" calcext:value-type="float">
            <text:p>28383</text:p>
          </table:table-cell>
          <table:table-cell table:style-name="ce2" office:value-type="string" calcext:value-type="string">
            <text:p>c1dbcdd76e412ff2ab48f2828d4b00e1224ea37adb8aceeb4319909f9898e039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26349" calcext:value-type="float">
            <text:p>26349</text:p>
          </table:table-cell>
          <table:table-cell table:style-name="ce2" office:value-type="float" office:value="6323" calcext:value-type="float">
            <text:p>6323</text:p>
          </table:table-cell>
          <table:table-cell table:style-name="ce2" table:formula="of:=[.D790]+[.E790]" office:value-type="float" office:value="32672" calcext:value-type="float">
            <text:p>32672</text:p>
          </table:table-cell>
          <table:table-cell table:style-name="ce2" office:value-type="float" office:value="6.58" calcext:value-type="float">
            <text:p>6.58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95.32" calcext:value-type="float">
            <text:p>95.32</text:p>
          </table:table-cell>
          <table:table-cell table:style-name="ce2" office:value-type="float" office:value="87.38" calcext:value-type="float">
            <text:p>87.3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32" calcext:value-type="float">
            <text:p>95.32</text:p>
          </table:table-cell>
          <table:table-cell table:number-columns-repeated="1011"/>
        </table:table-row>
        <table:table-row table:style-name="ro1">
          <table:table-cell table:style-name="ce2" office:value-type="float" office:value="28384" calcext:value-type="float">
            <text:p>28384</text:p>
          </table:table-cell>
          <table:table-cell table:style-name="ce2" office:value-type="string" calcext:value-type="string">
            <text:p>7328ab44d3527053404ea252dab30f2ed80c958b7738a7b130410b74771fbf9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080440" calcext:value-type="float">
            <text:p>20804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91]+[.E791]" office:value-type="float" office:value="2080440" calcext:value-type="float">
            <text:p>2080440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float" office:value="8.83" calcext:value-type="float">
            <text:p>8.83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97.64" calcext:value-type="float">
            <text:p>97.64</text:p>
          </table:table-cell>
          <table:table-cell table:style-name="ce2" office:value-type="float" office:value="98.34" calcext:value-type="float">
            <text:p>98.3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34" calcext:value-type="float">
            <text:p>98.34</text:p>
          </table:table-cell>
          <table:table-cell table:number-columns-repeated="1011"/>
        </table:table-row>
        <table:table-row table:style-name="ro1">
          <table:table-cell table:style-name="ce2" office:value-type="float" office:value="28385" calcext:value-type="float">
            <text:p>28385</text:p>
          </table:table-cell>
          <table:table-cell table:style-name="ce2" office:value-type="string" calcext:value-type="string">
            <text:p>c53e02c9a03a77801bce01152e357c7c6680bf170a6244c26af3aa8044139a2d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3163603" calcext:value-type="float">
            <text:p>3163603</text:p>
          </table:table-cell>
          <table:table-cell table:style-name="ce2" office:value-type="float" office:value="79214" calcext:value-type="float">
            <text:p>79214</text:p>
          </table:table-cell>
          <table:table-cell table:style-name="ce2" table:formula="of:=[.D792]+[.E792]" office:value-type="float" office:value="3242817" calcext:value-type="float">
            <text:p>3242817</text:p>
          </table:table-cell>
          <table:table-cell table:style-name="ce2" office:value-type="float" office:value="6.36" calcext:value-type="float">
            <text:p>6.36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75.06" calcext:value-type="float">
            <text:p>75.06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4" calcext:value-type="float">
            <text:p>96.4</text:p>
          </table:table-cell>
          <table:table-cell table:number-columns-repeated="1011"/>
        </table:table-row>
        <table:table-row table:style-name="ro1">
          <table:table-cell table:style-name="ce2" office:value-type="float" office:value="28386" calcext:value-type="float">
            <text:p>28386</text:p>
          </table:table-cell>
          <table:table-cell table:style-name="ce2" office:value-type="string" calcext:value-type="string">
            <text:p>d36575b1c6f5126251a1cf4f42282c9a231f891f10fdfc1eb9b5b410ec684e22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7300308" calcext:value-type="float">
            <text:p>1730030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93]+[.E793]" office:value-type="float" office:value="17300308" calcext:value-type="float">
            <text:p>17300308</text:p>
          </table:table-cell>
          <table:table-cell table:style-name="ce2" office:value-type="float" office:value="7.97" calcext:value-type="float">
            <text:p>7.97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52.89" calcext:value-type="float">
            <text:p>52.89</text:p>
          </table:table-cell>
          <table:table-cell table:style-name="ce2" office:value-type="float" office:value="97.75" calcext:value-type="float">
            <text:p>97.7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75" calcext:value-type="float">
            <text:p>97.75</text:p>
          </table:table-cell>
          <table:table-cell table:number-columns-repeated="1011"/>
        </table:table-row>
        <table:table-row table:style-name="ro1">
          <table:table-cell table:style-name="ce2" office:value-type="float" office:value="28387" calcext:value-type="float">
            <text:p>28387</text:p>
          </table:table-cell>
          <table:table-cell table:style-name="ce2" office:value-type="string" calcext:value-type="string">
            <text:p>e99f4f0152b82253e1f1e40a98e574b686d9e2ad4451228fbb9eb12c8cc80b98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32099" calcext:value-type="float">
            <text:p>33209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94]+[.E794]" office:value-type="float" office:value="332099" calcext:value-type="float">
            <text:p>332099</text:p>
          </table:table-cell>
          <table:table-cell table:style-name="ce2" office:value-type="float" office:value="7.58" calcext:value-type="float">
            <text:p>7.58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54.95" calcext:value-type="float">
            <text:p>54.95</text:p>
          </table:table-cell>
          <table:table-cell table:style-name="ce2" office:value-type="float" office:value="92.85" calcext:value-type="float">
            <text:p>92.8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85" calcext:value-type="float">
            <text:p>92.85</text:p>
          </table:table-cell>
          <table:table-cell table:number-columns-repeated="1011"/>
        </table:table-row>
        <table:table-row table:style-name="ro1">
          <table:table-cell table:style-name="ce2" office:value-type="float" office:value="28388" calcext:value-type="float">
            <text:p>28388</text:p>
          </table:table-cell>
          <table:table-cell table:style-name="ce2" office:value-type="string" calcext:value-type="string">
            <text:p>32ca442a5389587a8c9b92fb2af2ef354c28d4f336d1eb5fe3b5b78f24c9cdff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679" calcext:value-type="float">
            <text:p>8679</text:p>
          </table:table-cell>
          <table:table-cell table:style-name="ce2" office:value-type="float" office:value="1244496" calcext:value-type="float">
            <text:p>1244496</text:p>
          </table:table-cell>
          <table:table-cell table:style-name="ce2" table:formula="of:=[.D795]+[.E795]" office:value-type="float" office:value="1253175" calcext:value-type="float">
            <text:p>1253175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71.94" calcext:value-type="float">
            <text:p>71.94</text:p>
          </table:table-cell>
          <table:table-cell table:style-name="ce2" office:value-type="float" office:value="90.81" calcext:value-type="float">
            <text:p>90.8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81" calcext:value-type="float">
            <text:p>90.81</text:p>
          </table:table-cell>
          <table:table-cell table:number-columns-repeated="1011"/>
        </table:table-row>
        <table:table-row table:style-name="ro1">
          <table:table-cell table:style-name="ce2" office:value-type="float" office:value="28388" calcext:value-type="float">
            <text:p>28388</text:p>
          </table:table-cell>
          <table:table-cell table:style-name="ce2" office:value-type="string" calcext:value-type="string">
            <text:p>87d8760439d1cfed6984a65e1f8e46aafa0f129801cf585d5c2c4f73ebc0b0c5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814207" calcext:value-type="float">
            <text:p>814207</text:p>
          </table:table-cell>
          <table:table-cell table:style-name="ce2" office:value-type="float" office:value="1244136" calcext:value-type="float">
            <text:p>1244136</text:p>
          </table:table-cell>
          <table:table-cell table:style-name="ce2" table:formula="of:=[.D796]+[.E796]" office:value-type="float" office:value="2058343" calcext:value-type="float">
            <text:p>2058343</text:p>
          </table:table-cell>
          <table:table-cell table:style-name="ce2" office:value-type="float" office:value="8.54" calcext:value-type="float">
            <text:p>8.5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56.45" calcext:value-type="float">
            <text:p>56.45</text:p>
          </table:table-cell>
          <table:table-cell table:style-name="ce2" office:value-type="float" office:value="91.46" calcext:value-type="float">
            <text:p>91.4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46" calcext:value-type="float">
            <text:p>91.46</text:p>
          </table:table-cell>
          <table:table-cell table:number-columns-repeated="1011"/>
        </table:table-row>
        <table:table-row table:style-name="ro1">
          <table:table-cell table:style-name="ce2" office:value-type="float" office:value="28389" calcext:value-type="float">
            <text:p>28389</text:p>
          </table:table-cell>
          <table:table-cell table:style-name="ce2" office:value-type="string" calcext:value-type="string">
            <text:p>cbaf8ab5f99e53a955e7db2fc3faac88f25e3e45b2c0aa8012dca8317b8a2dcd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791889" calcext:value-type="float">
            <text:p>79188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97]+[.E797]" office:value-type="float" office:value="791889" calcext:value-type="float">
            <text:p>791889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98.92" calcext:value-type="float">
            <text:p>98.92</text:p>
          </table:table-cell>
          <table:table-cell table:style-name="ce2" office:value-type="float" office:value="98.59" calcext:value-type="float">
            <text:p>98.5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92" calcext:value-type="float">
            <text:p>98.92</text:p>
          </table:table-cell>
          <table:table-cell table:number-columns-repeated="1011"/>
        </table:table-row>
        <table:table-row table:style-name="ro1">
          <table:table-cell table:style-name="ce2" office:value-type="float" office:value="28390" calcext:value-type="float">
            <text:p>28390</text:p>
          </table:table-cell>
          <table:table-cell table:style-name="ce2" office:value-type="string" calcext:value-type="string">
            <text:p>c8d8a7264a47c8b800236550b99f0ffc95018209a952d3caceaf44c54c31e62d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8972" calcext:value-type="float">
            <text:p>897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98]+[.E798]" office:value-type="float" office:value="8972" calcext:value-type="float">
            <text:p>8972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91.46" calcext:value-type="float">
            <text:p>91.46</text:p>
          </table:table-cell>
          <table:table-cell table:style-name="ce2" office:value-type="float" office:value="98.85" calcext:value-type="float">
            <text:p>98.8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85" calcext:value-type="float">
            <text:p>98.85</text:p>
          </table:table-cell>
          <table:table-cell table:number-columns-repeated="1011"/>
        </table:table-row>
        <table:table-row table:style-name="ro1">
          <table:table-cell table:style-name="ce2" office:value-type="float" office:value="28391" calcext:value-type="float">
            <text:p>28391</text:p>
          </table:table-cell>
          <table:table-cell table:style-name="ce2" office:value-type="string" calcext:value-type="string">
            <text:p>14f189e4adad71feab8b208e5d5ca05e44565b52067cc73356bab6df2a6395b8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156465" calcext:value-type="float">
            <text:p>3156465</text:p>
          </table:table-cell>
          <table:table-cell table:style-name="ce2" office:value-type="float" office:value="89345" calcext:value-type="float">
            <text:p>89345</text:p>
          </table:table-cell>
          <table:table-cell table:style-name="ce2" table:formula="of:=[.D799]+[.E799]" office:value-type="float" office:value="3245810" calcext:value-type="float">
            <text:p>3245810</text:p>
          </table:table-cell>
          <table:table-cell table:style-name="ce2" office:value-type="float" office:value="9.08" calcext:value-type="float">
            <text:p>9.08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4.94" calcext:value-type="float">
            <text:p>44.94</text:p>
          </table:table-cell>
          <table:table-cell table:style-name="ce2" office:value-type="float" office:value="97.07" calcext:value-type="float">
            <text:p>97.0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07" calcext:value-type="float">
            <text:p>97.07</text:p>
          </table:table-cell>
          <table:table-cell table:number-columns-repeated="1011"/>
        </table:table-row>
        <table:table-row table:style-name="ro1">
          <table:table-cell table:style-name="ce2" office:value-type="float" office:value="28392" calcext:value-type="float">
            <text:p>28392</text:p>
          </table:table-cell>
          <table:table-cell table:style-name="ce2" office:value-type="string" calcext:value-type="string">
            <text:p>cf7d0376890d0dad4b95bf9a5d53d38bd0a26693bad183ce375bc8ef88a3af92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374295" calcext:value-type="float">
            <text:p>137429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00]+[.E800]" office:value-type="float" office:value="1374295" calcext:value-type="float">
            <text:p>1374295</text:p>
          </table:table-cell>
          <table:table-cell table:style-name="ce2" office:value-type="float" office:value="9.18" calcext:value-type="float">
            <text:p>9.18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95.79" calcext:value-type="float">
            <text:p>95.79</text:p>
          </table:table-cell>
          <table:table-cell table:style-name="ce2" office:value-type="float" office:value="96.62" calcext:value-type="float">
            <text:p>96.6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62" calcext:value-type="float">
            <text:p>96.62</text:p>
          </table:table-cell>
          <table:table-cell table:number-columns-repeated="1011"/>
        </table:table-row>
        <table:table-row table:style-name="ro1">
          <table:table-cell table:style-name="ce2" office:value-type="float" office:value="28393" calcext:value-type="float">
            <text:p>28393</text:p>
          </table:table-cell>
          <table:table-cell table:style-name="ce2" office:value-type="string" calcext:value-type="string">
            <text:p>d6564b384f08aa9c7ee66b186100187f6488abeef65d5c06798dc043969c5aa1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5023177" calcext:value-type="float">
            <text:p>5023177</text:p>
          </table:table-cell>
          <table:table-cell table:style-name="ce2" office:value-type="float" office:value="6324" calcext:value-type="float">
            <text:p>6324</text:p>
          </table:table-cell>
          <table:table-cell table:style-name="ce2" table:formula="of:=[.D801]+[.E801]" office:value-type="float" office:value="5029501" calcext:value-type="float">
            <text:p>5029501</text:p>
          </table:table-cell>
          <table:table-cell table:style-name="ce2" office:value-type="float" office:value="5.08" calcext:value-type="float">
            <text:p>5.08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91.51" calcext:value-type="float">
            <text:p>91.51</text:p>
          </table:table-cell>
          <table:table-cell table:style-name="ce2" office:value-type="float" office:value="55.67" calcext:value-type="float">
            <text:p>55.6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1.51" calcext:value-type="float">
            <text:p>91.51</text:p>
          </table:table-cell>
          <table:table-cell table:number-columns-repeated="1011"/>
        </table:table-row>
        <table:table-row table:style-name="ro1">
          <table:table-cell table:style-name="ce2" office:value-type="float" office:value="28394" calcext:value-type="float">
            <text:p>28394</text:p>
          </table:table-cell>
          <table:table-cell table:style-name="ce2" office:value-type="string" calcext:value-type="string">
            <text:p>f87f4be4ecec7e926e297285fad85857d4599a1cee904dd6fa0b7b87c147433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30978" calcext:value-type="float">
            <text:p>130978</text:p>
          </table:table-cell>
          <table:table-cell table:style-name="ce2" office:value-type="float" office:value="5168146" calcext:value-type="float">
            <text:p>5168146</text:p>
          </table:table-cell>
          <table:table-cell table:style-name="ce2" table:formula="of:=[.D802]+[.E802]" office:value-type="float" office:value="5299124" calcext:value-type="float">
            <text:p>5299124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70.13" calcext:value-type="float">
            <text:p>70.13</text:p>
          </table:table-cell>
          <table:table-cell table:style-name="ce2" office:value-type="float" office:value="49.12" calcext:value-type="float">
            <text:p>49.1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0.13" calcext:value-type="float">
            <text:p>70.13</text:p>
          </table:table-cell>
          <table:table-cell table:number-columns-repeated="1011"/>
        </table:table-row>
        <table:table-row table:style-name="ro1">
          <table:table-cell table:style-name="ce2" office:value-type="float" office:value="28395" calcext:value-type="float">
            <text:p>28395</text:p>
          </table:table-cell>
          <table:table-cell table:style-name="ce2" office:value-type="string" calcext:value-type="string">
            <text:p>e4d9ebbd82737266b7f24a1d23e09043354993ad6a7f8884df8cd1137f287d7b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830245" calcext:value-type="float">
            <text:p>283024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03]+[.E803]" office:value-type="float" office:value="2830245" calcext:value-type="float">
            <text:p>2830245</text:p>
          </table:table-cell>
          <table:table-cell table:style-name="ce2" office:value-type="float" office:value="8.75" calcext:value-type="float">
            <text:p>8.75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92.18" calcext:value-type="float">
            <text:p>92.18</text:p>
          </table:table-cell>
          <table:table-cell table:style-name="ce2" office:value-type="float" office:value="90.57" calcext:value-type="float">
            <text:p>90.5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2.18" calcext:value-type="float">
            <text:p>92.18</text:p>
          </table:table-cell>
          <table:table-cell table:number-columns-repeated="1011"/>
        </table:table-row>
        <table:table-row table:style-name="ro1">
          <table:table-cell table:style-name="ce2" office:value-type="float" office:value="28396" calcext:value-type="float">
            <text:p>28396</text:p>
          </table:table-cell>
          <table:table-cell table:style-name="ce2" office:value-type="string" calcext:value-type="string">
            <text:p>c9da7fccd1bcdfcde498000cd9fba1ddb1c4fccd314bb77b7beb03968d543769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2360" calcext:value-type="float">
            <text:p>12360</text:p>
          </table:table-cell>
          <table:table-cell table:style-name="ce2" office:value-type="float" office:value="3093942" calcext:value-type="float">
            <text:p>3093942</text:p>
          </table:table-cell>
          <table:table-cell table:style-name="ce2" table:formula="of:=[.D804]+[.E804]" office:value-type="float" office:value="3106302" calcext:value-type="float">
            <text:p>3106302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92.22" calcext:value-type="float">
            <text:p>92.22</text:p>
          </table:table-cell>
          <table:table-cell table:style-name="ce2" office:value-type="float" office:value="54.31" calcext:value-type="float">
            <text:p>54.3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2.22" calcext:value-type="float">
            <text:p>92.22</text:p>
          </table:table-cell>
          <table:table-cell table:number-columns-repeated="1011"/>
        </table:table-row>
        <table:table-row table:style-name="ro1">
          <table:table-cell table:style-name="ce2" office:value-type="float" office:value="28397" calcext:value-type="float">
            <text:p>28397</text:p>
          </table:table-cell>
          <table:table-cell table:style-name="ce2" office:value-type="string" calcext:value-type="string">
            <text:p>9ac0cc2674d9a56319d05a4b1c8fbbe0d77ce8b302be84e6ec6ce1bf4bf7d808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504099" calcext:value-type="float">
            <text:p>650409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05]+[.E805]" office:value-type="float" office:value="6504099" calcext:value-type="float">
            <text:p>650409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51.26" calcext:value-type="float">
            <text:p>51.26</text:p>
          </table:table-cell>
          <table:table-cell table:style-name="ce2" office:value-type="float" office:value="69.98" calcext:value-type="float">
            <text:p>69.9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9.98" calcext:value-type="float">
            <text:p>69.98</text:p>
          </table:table-cell>
          <table:table-cell table:number-columns-repeated="1011"/>
        </table:table-row>
        <table:table-row table:style-name="ro1">
          <table:table-cell table:style-name="ce2" office:value-type="float" office:value="28398" calcext:value-type="float">
            <text:p>28398</text:p>
          </table:table-cell>
          <table:table-cell table:style-name="ce2" office:value-type="string" calcext:value-type="string">
            <text:p>0e890fd0d20dd0b510f8eef0a45cc677f43b9f8b877678a9aee9dcd75030fd6f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39619" calcext:value-type="float">
            <text:p>13961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06]+[.E806]" office:value-type="float" office:value="139619" calcext:value-type="float">
            <text:p>139619</text:p>
          </table:table-cell>
          <table:table-cell table:style-name="ce2" office:value-type="float" office:value="9.38" calcext:value-type="float">
            <text:p>9.38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63.86" calcext:value-type="float">
            <text:p>63.86</text:p>
          </table:table-cell>
          <table:table-cell table:style-name="ce2" office:value-type="float" office:value="90.85" calcext:value-type="float">
            <text:p>90.8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85" calcext:value-type="float">
            <text:p>90.85</text:p>
          </table:table-cell>
          <table:table-cell table:number-columns-repeated="1011"/>
        </table:table-row>
        <table:table-row table:style-name="ro1">
          <table:table-cell table:style-name="ce2" office:value-type="float" office:value="28399" calcext:value-type="float">
            <text:p>28399</text:p>
          </table:table-cell>
          <table:table-cell table:style-name="ce2" office:value-type="string" calcext:value-type="string">
            <text:p>7044bf99afbd30639b427f316b7d972f08ac2383906b3169ba2e9845b64e12e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582" calcext:value-type="float">
            <text:p>2582</text:p>
          </table:table-cell>
          <table:table-cell table:style-name="ce2" office:value-type="float" office:value="144728" calcext:value-type="float">
            <text:p>144728</text:p>
          </table:table-cell>
          <table:table-cell table:style-name="ce2" table:formula="of:=[.D807]+[.E807]" office:value-type="float" office:value="147310" calcext:value-type="float">
            <text:p>147310</text:p>
          </table:table-cell>
          <table:table-cell table:style-name="ce2" office:value-type="float" office:value="6.21" calcext:value-type="float">
            <text:p>6.21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65.94" calcext:value-type="float">
            <text:p>65.9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5.94" calcext:value-type="float">
            <text:p>65.94</text:p>
          </table:table-cell>
          <table:table-cell table:number-columns-repeated="1011"/>
        </table:table-row>
        <table:table-row table:style-name="ro1">
          <table:table-cell table:style-name="ce2" office:value-type="float" office:value="28400" calcext:value-type="float">
            <text:p>28400</text:p>
          </table:table-cell>
          <table:table-cell table:style-name="ce2" office:value-type="string" calcext:value-type="string">
            <text:p>a68572950eaf556aa2721144b2caeca2bc520cb7f7c72ee7a2102d28787620c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095993" calcext:value-type="float">
            <text:p>209599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08]+[.E808]" office:value-type="float" office:value="2095993" calcext:value-type="float">
            <text:p>2095993</text:p>
          </table:table-cell>
          <table:table-cell table:style-name="ce2" office:value-type="float" office:value="8.97" calcext:value-type="float">
            <text:p>8.97</text:p>
          </table:table-cell>
          <table:table-cell table:style-name="ce2" office:value-type="float" office:value="7.11" calcext:value-type="float">
            <text:p>7.11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38.57" calcext:value-type="float">
            <text:p>38.57</text:p>
          </table:table-cell>
          <table:table-cell table:style-name="ce2" office:value-type="float" office:value="96.91" calcext:value-type="float">
            <text:p>96.9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91" calcext:value-type="float">
            <text:p>96.91</text:p>
          </table:table-cell>
          <table:table-cell table:number-columns-repeated="1011"/>
        </table:table-row>
        <table:table-row table:style-name="ro1">
          <table:table-cell table:style-name="ce2" office:value-type="float" office:value="28401" calcext:value-type="float">
            <text:p>28401</text:p>
          </table:table-cell>
          <table:table-cell table:style-name="ce2" office:value-type="string" calcext:value-type="string">
            <text:p>a2ba7d255781530edc08d98e563c2b62def4925cf6aee5d21f19b8dcbff54eb0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537278" calcext:value-type="float">
            <text:p>153727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09]+[.E809]" office:value-type="float" office:value="1537278" calcext:value-type="float">
            <text:p>1537278</text:p>
          </table:table-cell>
          <table:table-cell table:style-name="ce2" office:value-type="float" office:value="6.86" calcext:value-type="float">
            <text:p>6.86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54.66" calcext:value-type="float">
            <text:p>54.66</text:p>
          </table:table-cell>
          <table:table-cell table:style-name="ce2" office:value-type="float" office:value="87.76" calcext:value-type="float">
            <text:p>87.7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7.76" calcext:value-type="float">
            <text:p>87.76</text:p>
          </table:table-cell>
          <table:table-cell table:number-columns-repeated="1011"/>
        </table:table-row>
        <table:table-row table:style-name="ro1">
          <table:table-cell table:style-name="ce2" office:value-type="float" office:value="28402" calcext:value-type="float">
            <text:p>28402</text:p>
          </table:table-cell>
          <table:table-cell table:style-name="ce2" office:value-type="string" calcext:value-type="string">
            <text:p>296ffc322fe9e475c1774d70b6046dc8c055097c4a7e7375a6f67e9460ab33cb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105723" calcext:value-type="float">
            <text:p>110572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10]+[.E810]" office:value-type="float" office:value="1105723" calcext:value-type="float">
            <text:p>1105723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93.63" calcext:value-type="float">
            <text:p>93.63</text:p>
          </table:table-cell>
          <table:table-cell table:style-name="ce2" office:value-type="float" office:value="55.35" calcext:value-type="float">
            <text:p>55.3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3.63" calcext:value-type="float">
            <text:p>93.63</text:p>
          </table:table-cell>
          <table:table-cell table:number-columns-repeated="1011"/>
        </table:table-row>
        <table:table-row table:style-name="ro1">
          <table:table-cell table:style-name="ce2" office:value-type="float" office:value="28402" calcext:value-type="float">
            <text:p>28402</text:p>
          </table:table-cell>
          <table:table-cell table:style-name="ce2" office:value-type="string" calcext:value-type="string">
            <text:p>6dff4bfc0fd5dd3bbb1b23e39825db6635d7a70a638a93b4ebaab6f847f6120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0433998" calcext:value-type="float">
            <text:p>104339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11]+[.E811]" office:value-type="float" office:value="10433998" calcext:value-type="float">
            <text:p>1043399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99.82" calcext:value-type="float">
            <text:p>99.82</text:p>
          </table:table-cell>
          <table:table-cell table:style-name="ce2" office:value-type="float" office:value="67.86" calcext:value-type="float">
            <text:p>67.8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82" calcext:value-type="float">
            <text:p>99.82</text:p>
          </table:table-cell>
          <table:table-cell table:number-columns-repeated="1011"/>
        </table:table-row>
        <table:table-row table:style-name="ro1">
          <table:table-cell table:style-name="ce2" office:value-type="float" office:value="28403" calcext:value-type="float">
            <text:p>28403</text:p>
          </table:table-cell>
          <table:table-cell table:style-name="ce2" office:value-type="string" calcext:value-type="string">
            <text:p>7d8c76c45460eb6bb343d5d10395addd9ebad8c7cfda75f3d0949a29bf481e72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593" calcext:value-type="float">
            <text:p>1593</text:p>
          </table:table-cell>
          <table:table-cell table:style-name="ce2" office:value-type="float" office:value="2576022" calcext:value-type="float">
            <text:p>2576022</text:p>
          </table:table-cell>
          <table:table-cell table:style-name="ce2" table:formula="of:=[.D812]+[.E812]" office:value-type="float" office:value="2577615" calcext:value-type="float">
            <text:p>2577615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77.37" calcext:value-type="float">
            <text:p>77.37</text:p>
          </table:table-cell>
          <table:table-cell table:style-name="ce2" office:value-type="float" office:value="49.34" calcext:value-type="float">
            <text:p>49.3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7.37" calcext:value-type="float">
            <text:p>77.37</text:p>
          </table:table-cell>
          <table:table-cell table:number-columns-repeated="1011"/>
        </table:table-row>
        <table:table-row table:style-name="ro1">
          <table:table-cell table:style-name="ce2" office:value-type="float" office:value="28403" calcext:value-type="float">
            <text:p>28403</text:p>
          </table:table-cell>
          <table:table-cell table:style-name="ce2" office:value-type="string" calcext:value-type="string">
            <text:p>4bc85b6af0b4bf4f0e3d321d3ade67cc6655c5f6366e17c4dba44cc5de0c8c38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884149" calcext:value-type="float">
            <text:p>6884149</text:p>
          </table:table-cell>
          <table:table-cell table:style-name="ce2" office:value-type="float" office:value="2576022" calcext:value-type="float">
            <text:p>2576022</text:p>
          </table:table-cell>
          <table:table-cell table:style-name="ce2" table:formula="of:=[.D813]+[.E813]" office:value-type="float" office:value="9460171" calcext:value-type="float">
            <text:p>9460171</text:p>
          </table:table-cell>
          <table:table-cell table:style-name="ce2" office:value-type="float" office:value="5.04" calcext:value-type="float">
            <text:p>5.04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35.23" calcext:value-type="float">
            <text:p>35.23</text:p>
          </table:table-cell>
          <table:table-cell table:style-name="ce2" office:value-type="float" office:value="52.47" calcext:value-type="float">
            <text:p>52.4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2.47" calcext:value-type="float">
            <text:p>52.47</text:p>
          </table:table-cell>
          <table:table-cell table:number-columns-repeated="1011"/>
        </table:table-row>
        <table:table-row table:style-name="ro1">
          <table:table-cell table:style-name="ce2" office:value-type="float" office:value="28404" calcext:value-type="float">
            <text:p>28404</text:p>
          </table:table-cell>
          <table:table-cell table:style-name="ce2" office:value-type="string" calcext:value-type="string">
            <text:p>d00579dde09857de764dff7e113f706dec0b2136fc45cac4e33d11befa5e5eb0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993088" calcext:value-type="float">
            <text:p>6993088</text:p>
          </table:table-cell>
          <table:table-cell table:style-name="ce2" office:value-type="float" office:value="130879" calcext:value-type="float">
            <text:p>130879</text:p>
          </table:table-cell>
          <table:table-cell table:style-name="ce2" table:formula="of:=[.D814]+[.E814]" office:value-type="float" office:value="7123967" calcext:value-type="float">
            <text:p>7123967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.43" calcext:value-type="float">
            <text:p>57.43</text:p>
          </table:table-cell>
          <table:table-cell table:style-name="ce2" office:value-type="float" office:value="48.05" calcext:value-type="float">
            <text:p>48.0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57.43" calcext:value-type="float">
            <text:p>57.43</text:p>
          </table:table-cell>
          <table:table-cell table:number-columns-repeated="1011"/>
        </table:table-row>
        <table:table-row table:style-name="ro1">
          <table:table-cell table:style-name="ce2" office:value-type="float" office:value="28405" calcext:value-type="float">
            <text:p>28405</text:p>
          </table:table-cell>
          <table:table-cell table:style-name="ce2" office:value-type="string" calcext:value-type="string">
            <text:p>ecd089580066cc40e95564700c32d6f5cc61a9dc9cfa2e14579e7c610a93c827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2582231" calcext:value-type="float">
            <text:p>258223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15]+[.E815]" office:value-type="float" office:value="2582231" calcext:value-type="float">
            <text:p>2582231</text:p>
          </table:table-cell>
          <table:table-cell table:style-name="ce2" office:value-type="float" office:value="8.58" calcext:value-type="float">
            <text:p>8.5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96.46" calcext:value-type="float">
            <text:p>96.46</text:p>
          </table:table-cell>
          <table:table-cell table:style-name="ce2" office:value-type="float" office:value="93.83" calcext:value-type="float">
            <text:p>93.8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46" calcext:value-type="float">
            <text:p>96.46</text:p>
          </table:table-cell>
          <table:table-cell table:number-columns-repeated="1011"/>
        </table:table-row>
        <table:table-row table:style-name="ro1">
          <table:table-cell table:style-name="ce2" office:value-type="float" office:value="28406" calcext:value-type="float">
            <text:p>28406</text:p>
          </table:table-cell>
          <table:table-cell table:style-name="ce2" office:value-type="string" calcext:value-type="string">
            <text:p>25a03d52da451df6d05fe613491c91bf8d17b23fef72dce457473f4b0df75cb9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033443" calcext:value-type="float">
            <text:p>4033443</text:p>
          </table:table-cell>
          <table:table-cell table:style-name="ce2" office:value-type="float" office:value="1574988" calcext:value-type="float">
            <text:p>1574988</text:p>
          </table:table-cell>
          <table:table-cell table:style-name="ce2" table:formula="of:=[.D816]+[.E816]" office:value-type="float" office:value="5608431" calcext:value-type="float">
            <text:p>5608431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21.54" calcext:value-type="float">
            <text:p>21.54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79.23" calcext:value-type="float">
            <text:p>79.23</text:p>
          </table:table-cell>
          <table:table-cell table:style-name="ce2" office:value-type="float" office:value="91.95" calcext:value-type="float">
            <text:p>91.9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95" calcext:value-type="float">
            <text:p>91.95</text:p>
          </table:table-cell>
          <table:table-cell table:number-columns-repeated="1011"/>
        </table:table-row>
        <table:table-row table:style-name="ro1">
          <table:table-cell table:style-name="ce2" office:value-type="float" office:value="28407" calcext:value-type="float">
            <text:p>28407</text:p>
          </table:table-cell>
          <table:table-cell table:style-name="ce2" office:value-type="string" calcext:value-type="string">
            <text:p>0268ce1a517a1ff1ae90077a7a0247b3d4070c0d52580cc1db2376283912d04a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330" calcext:value-type="float">
            <text:p>6330</text:p>
          </table:table-cell>
          <table:table-cell table:style-name="ce2" office:value-type="float" office:value="2623" calcext:value-type="float">
            <text:p>2623</text:p>
          </table:table-cell>
          <table:table-cell table:style-name="ce2" table:formula="of:=[.D817]+[.E817]" office:value-type="float" office:value="8953" calcext:value-type="float">
            <text:p>8953</text:p>
          </table:table-cell>
          <table:table-cell table:style-name="ce2" office:value-type="float" office:value="5.37" calcext:value-type="float">
            <text:p>5.37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9.65" calcext:value-type="float">
            <text:p>9.65</text:p>
          </table:table-cell>
          <table:table-cell table:style-name="ce2" office:value-type="float" office:value="89.67" calcext:value-type="float">
            <text:p>89.6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67" calcext:value-type="float">
            <text:p>89.67</text:p>
          </table:table-cell>
          <table:table-cell table:number-columns-repeated="1011"/>
        </table:table-row>
        <table:table-row table:style-name="ro1">
          <table:table-cell table:style-name="ce2" office:value-type="float" office:value="28408" calcext:value-type="float">
            <text:p>28408</text:p>
          </table:table-cell>
          <table:table-cell table:style-name="ce2" office:value-type="string" calcext:value-type="string">
            <text:p>1539b38b43015e157068397c9b5fc3ac4f7c32a607e0af10433963a35c5f94a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995" calcext:value-type="float">
            <text:p>6995</text:p>
          </table:table-cell>
          <table:table-cell table:style-name="ce2" office:value-type="float" office:value="4064" calcext:value-type="float">
            <text:p>4064</text:p>
          </table:table-cell>
          <table:table-cell table:style-name="ce2" table:formula="of:=[.D818]+[.E818]" office:value-type="float" office:value="11059" calcext:value-type="float">
            <text:p>11059</text:p>
          </table:table-cell>
          <table:table-cell table:style-name="ce2" office:value-type="float" office:value="4.94" calcext:value-type="float">
            <text:p>4.9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37.39" calcext:value-type="float">
            <text:p>37.39</text:p>
          </table:table-cell>
          <table:table-cell table:style-name="ce2" office:value-type="float" office:value="89.16" calcext:value-type="float">
            <text:p>89.1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16" calcext:value-type="float">
            <text:p>89.16</text:p>
          </table:table-cell>
          <table:table-cell table:number-columns-repeated="1011"/>
        </table:table-row>
        <table:table-row table:style-name="ro1">
          <table:table-cell table:style-name="ce2" office:value-type="float" office:value="28409" calcext:value-type="float">
            <text:p>28409</text:p>
          </table:table-cell>
          <table:table-cell table:style-name="ce2" office:value-type="string" calcext:value-type="string">
            <text:p>bd90c40ceefdd0314dedd9963e773e11a6a7c98fe0e1277177f8ea23fd76eb24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75795" calcext:value-type="float">
            <text:p>175795</text:p>
          </table:table-cell>
          <table:table-cell table:style-name="ce2" office:value-type="float" office:value="2853" calcext:value-type="float">
            <text:p>2853</text:p>
          </table:table-cell>
          <table:table-cell table:style-name="ce2" table:formula="of:=[.D819]+[.E819]" office:value-type="float" office:value="178648" calcext:value-type="float">
            <text:p>178648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10.01" calcext:value-type="float">
            <text:p>10.01</text:p>
          </table:table-cell>
          <table:table-cell table:style-name="ce2" office:value-type="float" office:value="88.65" calcext:value-type="float">
            <text:p>88.6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8.65" calcext:value-type="float">
            <text:p>88.65</text:p>
          </table:table-cell>
          <table:table-cell table:number-columns-repeated="1011"/>
        </table:table-row>
        <table:table-row table:style-name="ro1">
          <table:table-cell table:style-name="ce2" office:value-type="float" office:value="28410" calcext:value-type="float">
            <text:p>28410</text:p>
          </table:table-cell>
          <table:table-cell table:style-name="ce2" office:value-type="string" calcext:value-type="string">
            <text:p>710b41c397bcbc165ccae7f5e5b94ed12ae192d062ad7767f1a61385987f19e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5714" calcext:value-type="float">
            <text:p>5714</text:p>
          </table:table-cell>
          <table:table-cell table:style-name="ce2" office:value-type="float" office:value="633" calcext:value-type="float">
            <text:p>633</text:p>
          </table:table-cell>
          <table:table-cell table:style-name="ce2" table:formula="of:=[.D820]+[.E820]" office:value-type="float" office:value="6347" calcext:value-type="float">
            <text:p>6347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16.06" calcext:value-type="float">
            <text:p>16.06</text:p>
          </table:table-cell>
          <table:table-cell table:style-name="ce2" office:value-type="float" office:value="86.62" calcext:value-type="float">
            <text:p>86.6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62" calcext:value-type="float">
            <text:p>86.62</text:p>
          </table:table-cell>
          <table:table-cell table:number-columns-repeated="1011"/>
        </table:table-row>
        <table:table-row table:style-name="ro1">
          <table:table-cell table:style-name="ce2" office:value-type="float" office:value="28411" calcext:value-type="float">
            <text:p>28411</text:p>
          </table:table-cell>
          <table:table-cell table:style-name="ce2" office:value-type="string" calcext:value-type="string">
            <text:p>5ce9a050f5e7d402c603f84efa9c0b275beaa03f13bb1a3124d3b1186aaa7ea0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10115" calcext:value-type="float">
            <text:p>10115</text:p>
          </table:table-cell>
          <table:table-cell table:style-name="ce2" table:formula="of:=[.D821]+[.E821]" office:value-type="float" office:value="15565" calcext:value-type="float">
            <text:p>15565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9.32" calcext:value-type="float">
            <text:p>9.32</text:p>
          </table:table-cell>
          <table:table-cell table:style-name="ce2" office:value-type="float" office:value="86.93" calcext:value-type="float">
            <text:p>86.9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93" calcext:value-type="float">
            <text:p>86.93</text:p>
          </table:table-cell>
          <table:table-cell table:number-columns-repeated="1011"/>
        </table:table-row>
        <table:table-row table:style-name="ro1">
          <table:table-cell table:style-name="ce2" office:value-type="float" office:value="28412" calcext:value-type="float">
            <text:p>28412</text:p>
          </table:table-cell>
          <table:table-cell table:style-name="ce2" office:value-type="string" calcext:value-type="string">
            <text:p>735b73685e9df1da09285ce5c6f8abd2ab220bff5454f20652215b5b8e869cb1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812" calcext:value-type="float">
            <text:p>68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22]+[.E822]" office:value-type="float" office:value="6812" calcext:value-type="float">
            <text:p>6812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99.29" calcext:value-type="float">
            <text:p>99.2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29" calcext:value-type="float">
            <text:p>99.29</text:p>
          </table:table-cell>
          <table:table-cell table:number-columns-repeated="1011"/>
        </table:table-row>
        <table:table-row table:style-name="ro1">
          <table:table-cell table:style-name="ce2" office:value-type="float" office:value="28413" calcext:value-type="float">
            <text:p>28413</text:p>
          </table:table-cell>
          <table:table-cell table:style-name="ce2" office:value-type="string" calcext:value-type="string">
            <text:p>02709981a9113aeea0d0d2a585e2bab51f7354f6d8bcc79145161a1deb755763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222394" calcext:value-type="float">
            <text:p>1222394</text:p>
          </table:table-cell>
          <table:table-cell table:style-name="ce2" office:value-type="float" office:value="96178" calcext:value-type="float">
            <text:p>96178</text:p>
          </table:table-cell>
          <table:table-cell table:style-name="ce2" table:formula="of:=[.D823]+[.E823]" office:value-type="float" office:value="1318572" calcext:value-type="float">
            <text:p>1318572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55.41" calcext:value-type="float">
            <text:p>55.41</text:p>
          </table:table-cell>
          <table:table-cell table:style-name="ce2" office:value-type="float" office:value="99.22" calcext:value-type="float">
            <text:p>99.2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22" calcext:value-type="float">
            <text:p>99.22</text:p>
          </table:table-cell>
          <table:table-cell table:number-columns-repeated="1011"/>
        </table:table-row>
        <table:table-row table:style-name="ro1">
          <table:table-cell table:style-name="ce2" office:value-type="float" office:value="28413" calcext:value-type="float">
            <text:p>28413</text:p>
          </table:table-cell>
          <table:table-cell table:style-name="ce2" office:value-type="string" calcext:value-type="string">
            <text:p>fe3624cbbd06e640fa61c55a48f1af73e737e7e85502581086f764ca3c36616b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7348" calcext:value-type="float">
            <text:p>7348</text:p>
          </table:table-cell>
          <table:table-cell table:style-name="ce2" office:value-type="float" office:value="96178" calcext:value-type="float">
            <text:p>96178</text:p>
          </table:table-cell>
          <table:table-cell table:style-name="ce2" table:formula="of:=[.D824]+[.E824]" office:value-type="float" office:value="103526" calcext:value-type="float">
            <text:p>103526</text:p>
          </table:table-cell>
          <table:table-cell table:style-name="ce2" office:value-type="float" office:value="6.63" calcext:value-type="float">
            <text:p>6.63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10.12" calcext:value-type="float">
            <text:p>10.12</text:p>
          </table:table-cell>
          <table:table-cell table:style-name="ce2" office:value-type="float" office:value="98.84" calcext:value-type="float">
            <text:p>98.8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84" calcext:value-type="float">
            <text:p>98.84</text:p>
          </table:table-cell>
          <table:table-cell table:number-columns-repeated="1011"/>
        </table:table-row>
        <table:table-row table:style-name="ro1">
          <table:table-cell table:style-name="ce2" office:value-type="float" office:value="28414" calcext:value-type="float">
            <text:p>28414</text:p>
          </table:table-cell>
          <table:table-cell table:style-name="ce2" office:value-type="string" calcext:value-type="string">
            <text:p>be21b02a961b0976d34fe617f58f30e8507a004fc61ce2c234d54d1278b0af81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78467" calcext:value-type="float">
            <text:p>784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25]+[.E825]" office:value-type="float" office:value="78467" calcext:value-type="float">
            <text:p>78467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32.9" calcext:value-type="float">
            <text:p>32.9</text:p>
          </table:table-cell>
          <table:table-cell table:style-name="ce2" office:value-type="float" office:value="99.55" calcext:value-type="float">
            <text:p>99.5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55" calcext:value-type="float">
            <text:p>99.55</text:p>
          </table:table-cell>
          <table:table-cell table:number-columns-repeated="1011"/>
        </table:table-row>
        <table:table-row table:style-name="ro1">
          <table:table-cell table:style-name="ce2" office:value-type="float" office:value="28415" calcext:value-type="float">
            <text:p>28415</text:p>
          </table:table-cell>
          <table:table-cell table:style-name="ce2" office:value-type="string" calcext:value-type="string">
            <text:p>58a5b329618d51204542bc39326f3b28b7eacdba5290d720124aa876bf6eb1a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90504" calcext:value-type="float">
            <text:p>905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26]+[.E826]" office:value-type="float" office:value="90504" calcext:value-type="float">
            <text:p>90504</text:p>
          </table:table-cell>
          <table:table-cell table:style-name="ce2" office:value-type="float" office:value="7.52" calcext:value-type="float">
            <text:p>7.52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10.83" calcext:value-type="float">
            <text:p>10.83</text:p>
          </table:table-cell>
          <table:table-cell table:style-name="ce2" office:value-type="float" office:value="96.41" calcext:value-type="float">
            <text:p>96.4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41" calcext:value-type="float">
            <text:p>96.41</text:p>
          </table:table-cell>
          <table:table-cell table:number-columns-repeated="1011"/>
        </table:table-row>
        <table:table-row table:style-name="ro1">
          <table:table-cell table:style-name="ce2" office:value-type="float" office:value="28416" calcext:value-type="float">
            <text:p>28416</text:p>
          </table:table-cell>
          <table:table-cell table:style-name="ce2" office:value-type="string" calcext:value-type="string">
            <text:p>cd667f12ea87d329c4c2e0fa20305dd5efa63f523485151190a7a852a81697e9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73967" calcext:value-type="float">
            <text:p>173967</text:p>
          </table:table-cell>
          <table:table-cell table:style-name="ce2" office:value-type="float" office:value="14378" calcext:value-type="float">
            <text:p>14378</text:p>
          </table:table-cell>
          <table:table-cell table:style-name="ce2" table:formula="of:=[.D827]+[.E827]" office:value-type="float" office:value="188345" calcext:value-type="float">
            <text:p>188345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3.37" calcext:value-type="float">
            <text:p>3.37</text:p>
          </table:table-cell>
          <table:table-cell table:style-name="ce2" office:value-type="float" office:value="10.13" calcext:value-type="float">
            <text:p>10.13</text:p>
          </table:table-cell>
          <table:table-cell table:style-name="ce2" office:value-type="float" office:value="96.38" calcext:value-type="float">
            <text:p>96.3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38" calcext:value-type="float">
            <text:p>96.38</text:p>
          </table:table-cell>
          <table:table-cell table:number-columns-repeated="1011"/>
        </table:table-row>
        <table:table-row table:style-name="ro1">
          <table:table-cell table:style-name="ce2" office:value-type="float" office:value="28417" calcext:value-type="float">
            <text:p>28417</text:p>
          </table:table-cell>
          <table:table-cell table:style-name="ce2" office:value-type="string" calcext:value-type="string">
            <text:p>8953e52490905bcdd4f9fad783595d54d8253b6e2b43f46ed5a56132e2108635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433478" calcext:value-type="float">
            <text:p>433478</text:p>
          </table:table-cell>
          <table:table-cell table:style-name="ce2" office:value-type="float" office:value="397307" calcext:value-type="float">
            <text:p>397307</text:p>
          </table:table-cell>
          <table:table-cell table:style-name="ce2" table:formula="of:=[.D828]+[.E828]" office:value-type="float" office:value="830785" calcext:value-type="float">
            <text:p>830785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3.85" calcext:value-type="float">
            <text:p>3.85</text:p>
          </table:table-cell>
          <table:table-cell table:style-name="ce2" office:value-type="float" office:value="12.88" calcext:value-type="float">
            <text:p>12.88</text:p>
          </table:table-cell>
          <table:table-cell table:style-name="ce2" office:value-type="float" office:value="95.59" calcext:value-type="float">
            <text:p>95.5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59" calcext:value-type="float">
            <text:p>95.59</text:p>
          </table:table-cell>
          <table:table-cell table:number-columns-repeated="1011"/>
        </table:table-row>
        <table:table-row table:style-name="ro1">
          <table:table-cell table:style-name="ce2" office:value-type="float" office:value="28418" calcext:value-type="float">
            <text:p>28418</text:p>
          </table:table-cell>
          <table:table-cell table:style-name="ce2" office:value-type="string" calcext:value-type="string">
            <text:p>ab38cc78dcd7689d5a77ac8ef37c73b7a43f826c059a3cf2445c18b7278dd354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36258" calcext:value-type="float">
            <text:p>13625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29]+[.E829]" office:value-type="float" office:value="136258" calcext:value-type="float">
            <text:p>136258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13.26" calcext:value-type="float">
            <text:p>13.26</text:p>
          </table:table-cell>
          <table:table-cell table:style-name="ce2" office:value-type="float" office:value="99.73" calcext:value-type="float">
            <text:p>99.7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73" calcext:value-type="float">
            <text:p>99.73</text:p>
          </table:table-cell>
          <table:table-cell table:number-columns-repeated="1011"/>
        </table:table-row>
        <table:table-row table:style-name="ro1">
          <table:table-cell table:style-name="ce2" office:value-type="float" office:value="28419" calcext:value-type="float">
            <text:p>28419</text:p>
          </table:table-cell>
          <table:table-cell table:style-name="ce2" office:value-type="string" calcext:value-type="string">
            <text:p>b9c670c0a69b8f6db3906c93f772d768d9b24263d2cc78431aa75e74b48eb484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225564" calcext:value-type="float">
            <text:p>1225564</text:p>
          </table:table-cell>
          <table:table-cell table:style-name="ce2" office:value-type="float" office:value="14273" calcext:value-type="float">
            <text:p>14273</text:p>
          </table:table-cell>
          <table:table-cell table:style-name="ce2" table:formula="of:=[.D830]+[.E830]" office:value-type="float" office:value="1239837" calcext:value-type="float">
            <text:p>1239837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99.78" calcext:value-type="float">
            <text:p>99.7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78" calcext:value-type="float">
            <text:p>99.78</text:p>
          </table:table-cell>
          <table:table-cell table:number-columns-repeated="1011"/>
        </table:table-row>
        <table:table-row table:style-name="ro1">
          <table:table-cell table:style-name="ce2" office:value-type="float" office:value="28420" calcext:value-type="float">
            <text:p>28420</text:p>
          </table:table-cell>
          <table:table-cell table:style-name="ce2" office:value-type="string" calcext:value-type="string">
            <text:p>90d7c1ef493d83c5365755efc9aad33b59fcbc5a4cbe74063d2cd2832c5d84f3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71102" calcext:value-type="float">
            <text:p>271102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table:formula="of:=[.D831]+[.E831]" office:value-type="float" office:value="273293" calcext:value-type="float">
            <text:p>273293</text:p>
          </table:table-cell>
          <table:table-cell table:style-name="ce2" office:value-type="float" office:value="3.76" calcext:value-type="float">
            <text:p>3.7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13.43" calcext:value-type="float">
            <text:p>13.43</text:p>
          </table:table-cell>
          <table:table-cell table:style-name="ce2" office:value-type="float" office:value="99.52" calcext:value-type="float">
            <text:p>99.5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52" calcext:value-type="float">
            <text:p>99.52</text:p>
          </table:table-cell>
          <table:table-cell table:number-columns-repeated="1011"/>
        </table:table-row>
        <table:table-row table:style-name="ro1">
          <table:table-cell table:style-name="ce2" office:value-type="float" office:value="28420" calcext:value-type="float">
            <text:p>28420</text:p>
          </table:table-cell>
          <table:table-cell table:style-name="ce2" office:value-type="string" calcext:value-type="string">
            <text:p>f1de053fd7e9310471cc44cec7319e5a057864bd30426469eebf541a35f90987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78850" calcext:value-type="float">
            <text:p>778850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table:formula="of:=[.D832]+[.E832]" office:value-type="float" office:value="781041" calcext:value-type="float">
            <text:p>781041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95" calcext:value-type="float">
            <text:p>3.95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99.03" calcext:value-type="float">
            <text:p>99.0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03" calcext:value-type="float">
            <text:p>99.03</text:p>
          </table:table-cell>
          <table:table-cell table:number-columns-repeated="1011"/>
        </table:table-row>
        <table:table-row table:style-name="ro1">
          <table:table-cell table:style-name="ce2" office:value-type="float" office:value="28421" calcext:value-type="float">
            <text:p>28421</text:p>
          </table:table-cell>
          <table:table-cell table:style-name="ce2" office:value-type="string" calcext:value-type="string">
            <text:p>b445d8a5702c70b857cccc217d1d701bf459851b5f9b36dd63fde89dfe7ae0da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03272" calcext:value-type="float">
            <text:p>603272</text:p>
          </table:table-cell>
          <table:table-cell table:style-name="ce2" office:value-type="float" office:value="310" calcext:value-type="float">
            <text:p>310</text:p>
          </table:table-cell>
          <table:table-cell table:style-name="ce2" table:formula="of:=[.D833]+[.E833]" office:value-type="float" office:value="603582" calcext:value-type="float">
            <text:p>603582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22" calcext:value-type="float">
            <text:p>3.22</text:p>
          </table:table-cell>
          <table:table-cell table:style-name="ce2" office:value-type="float" office:value="66.89" calcext:value-type="float">
            <text:p>66.89</text:p>
          </table:table-cell>
          <table:table-cell table:style-name="ce2" office:value-type="float" office:value="98.74" calcext:value-type="float">
            <text:p>98.7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74" calcext:value-type="float">
            <text:p>98.74</text:p>
          </table:table-cell>
          <table:table-cell table:number-columns-repeated="1011"/>
        </table:table-row>
        <table:table-row table:style-name="ro1">
          <table:table-cell table:style-name="ce2" office:value-type="float" office:value="28422" calcext:value-type="float">
            <text:p>28422</text:p>
          </table:table-cell>
          <table:table-cell table:style-name="ce2" office:value-type="string" calcext:value-type="string">
            <text:p>08d80dd8fc5b7f744e2e62c61f12a159a109a1769e61b1ebc1129c8d5c5b27e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7212839" calcext:value-type="float">
            <text:p>7212839</text:p>
          </table:table-cell>
          <table:table-cell table:style-name="ce2" office:value-type="float" office:value="12173" calcext:value-type="float">
            <text:p>12173</text:p>
          </table:table-cell>
          <table:table-cell table:style-name="ce2" table:formula="of:=[.D834]+[.E834]" office:value-type="float" office:value="7225012" calcext:value-type="float">
            <text:p>7225012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5.05" calcext:value-type="float">
            <text:p>5.05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70.27" calcext:value-type="float">
            <text:p>70.27</text:p>
          </table:table-cell>
          <table:table-cell table:style-name="ce2" office:value-type="float" office:value="98.82" calcext:value-type="float">
            <text:p>98.8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82" calcext:value-type="float">
            <text:p>98.82</text:p>
          </table:table-cell>
          <table:table-cell table:number-columns-repeated="1011"/>
        </table:table-row>
        <table:table-row table:style-name="ro1">
          <table:table-cell table:style-name="ce2" office:value-type="float" office:value="28423" calcext:value-type="float">
            <text:p>28423</text:p>
          </table:table-cell>
          <table:table-cell table:style-name="ce2" office:value-type="string" calcext:value-type="string">
            <text:p>eaba78e80c096f6c0834940ed8ee5181960e1bbd1136887b59d34ebb5f05aa21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295943" calcext:value-type="float">
            <text:p>129594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35]+[.E835]" office:value-type="float" office:value="1295943" calcext:value-type="float">
            <text:p>1295943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3.78" calcext:value-type="float">
            <text:p>3.78</text:p>
          </table:table-cell>
          <table:table-cell table:style-name="ce2" office:value-type="float" office:value="40.31" calcext:value-type="float">
            <text:p>40.31</text:p>
          </table:table-cell>
          <table:table-cell table:style-name="ce2" office:value-type="float" office:value="99.84" calcext:value-type="float">
            <text:p>99.8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84" calcext:value-type="float">
            <text:p>99.84</text:p>
          </table:table-cell>
          <table:table-cell table:number-columns-repeated="1011"/>
        </table:table-row>
        <table:table-row table:style-name="ro1">
          <table:table-cell table:style-name="ce2" office:value-type="float" office:value="28424" calcext:value-type="float">
            <text:p>28424</text:p>
          </table:table-cell>
          <table:table-cell table:style-name="ce2" office:value-type="string" calcext:value-type="string">
            <text:p>1d099d685305411655e5eabca201b6184edcff9a64c4ddef154cdbd9b5c2c0d3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94067" calcext:value-type="float">
            <text:p>6940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36]+[.E836]" office:value-type="float" office:value="694067" calcext:value-type="float">
            <text:p>694067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77" calcext:value-type="float">
            <text:p>3.77</text:p>
          </table:table-cell>
          <table:table-cell table:style-name="ce2" office:value-type="float" office:value="15.05" calcext:value-type="float">
            <text:p>15.05</text:p>
          </table:table-cell>
          <table:table-cell table:style-name="ce2" office:value-type="float" office:value="98.65" calcext:value-type="float">
            <text:p>98.6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65" calcext:value-type="float">
            <text:p>98.65</text:p>
          </table:table-cell>
          <table:table-cell table:number-columns-repeated="1011"/>
        </table:table-row>
        <table:table-row table:style-name="ro1">
          <table:table-cell table:style-name="ce2" office:value-type="float" office:value="28425" calcext:value-type="float">
            <text:p>28425</text:p>
          </table:table-cell>
          <table:table-cell table:style-name="ce2" office:value-type="string" calcext:value-type="string">
            <text:p>8df5ffc22786eaacaa91909f36ece2e155b1996032cca84873e0d8041e94c8ed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625828" calcext:value-type="float">
            <text:p>1625828</text:p>
          </table:table-cell>
          <table:table-cell table:style-name="ce2" office:value-type="float" office:value="7078" calcext:value-type="float">
            <text:p>7078</text:p>
          </table:table-cell>
          <table:table-cell table:style-name="ce2" table:formula="of:=[.D837]+[.E837]" office:value-type="float" office:value="1632906" calcext:value-type="float">
            <text:p>1632906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4.02" calcext:value-type="float">
            <text:p>4.02</text:p>
          </table:table-cell>
          <table:table-cell table:style-name="ce2" office:value-type="float" office:value="12.49" calcext:value-type="float">
            <text:p>12.49</text:p>
          </table:table-cell>
          <table:table-cell table:style-name="ce2" office:value-type="float" office:value="94.86" calcext:value-type="float">
            <text:p>94.8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86" calcext:value-type="float">
            <text:p>94.86</text:p>
          </table:table-cell>
          <table:table-cell table:number-columns-repeated="1011"/>
        </table:table-row>
        <table:table-row table:style-name="ro1">
          <table:table-cell table:style-name="ce2" office:value-type="float" office:value="28426" calcext:value-type="float">
            <text:p>28426</text:p>
          </table:table-cell>
          <table:table-cell table:style-name="ce2" office:value-type="string" calcext:value-type="string">
            <text:p>19b3cd20684af57712a063a6699679c27470a8e290c6bf0f6863133ba3c0c5c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98660" calcext:value-type="float">
            <text:p>98660</text:p>
          </table:table-cell>
          <table:table-cell table:style-name="ce2" office:value-type="float" office:value="1365" calcext:value-type="float">
            <text:p>1365</text:p>
          </table:table-cell>
          <table:table-cell table:style-name="ce2" table:formula="of:=[.D838]+[.E838]" office:value-type="float" office:value="100025" calcext:value-type="float">
            <text:p>100025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32.12" calcext:value-type="float">
            <text:p>32.12</text:p>
          </table:table-cell>
          <table:table-cell table:style-name="ce2" office:value-type="float" office:value="89.4" calcext:value-type="float">
            <text:p>89.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4" calcext:value-type="float">
            <text:p>89.4</text:p>
          </table:table-cell>
          <table:table-cell table:number-columns-repeated="1011"/>
        </table:table-row>
        <table:table-row table:style-name="ro1">
          <table:table-cell table:style-name="ce2" office:value-type="float" office:value="28427" calcext:value-type="float">
            <text:p>28427</text:p>
          </table:table-cell>
          <table:table-cell table:style-name="ce2" office:value-type="string" calcext:value-type="string">
            <text:p>b58b5d8f5da8cc2d8f8e129736023dfb7fe4bbd036a00db9151e0d9379dbdf8e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611520" calcext:value-type="float">
            <text:p>1611520</text:p>
          </table:table-cell>
          <table:table-cell table:style-name="ce2" office:value-type="float" office:value="592848" calcext:value-type="float">
            <text:p>592848</text:p>
          </table:table-cell>
          <table:table-cell table:style-name="ce2" table:formula="of:=[.D839]+[.E839]" office:value-type="float" office:value="2204368" calcext:value-type="float">
            <text:p>2204368</text:p>
          </table:table-cell>
          <table:table-cell table:style-name="ce2" office:value-type="float" office:value="3.85" calcext:value-type="float">
            <text:p>3.85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60.06" calcext:value-type="float">
            <text:p>60.06</text:p>
          </table:table-cell>
          <table:table-cell table:style-name="ce2" office:value-type="float" office:value="88.54" calcext:value-type="float">
            <text:p>88.5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8.54" calcext:value-type="float">
            <text:p>88.54</text:p>
          </table:table-cell>
          <table:table-cell table:number-columns-repeated="1011"/>
        </table:table-row>
        <table:table-row table:style-name="ro1">
          <table:table-cell table:style-name="ce2" office:value-type="float" office:value="28428" calcext:value-type="float">
            <text:p>28428</text:p>
          </table:table-cell>
          <table:table-cell table:style-name="ce2" office:value-type="string" calcext:value-type="string">
            <text:p>33ac8268a1a26594d61365c92d0c06ffa7a74a759b473883fa410cf65b8e93c7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336362" calcext:value-type="float">
            <text:p>133636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40]+[.E840]" office:value-type="float" office:value="1336362" calcext:value-type="float">
            <text:p>1336362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33.81" calcext:value-type="float">
            <text:p>33.81</text:p>
          </table:table-cell>
          <table:table-cell table:style-name="ce2" office:value-type="float" office:value="99.48" calcext:value-type="float">
            <text:p>99.4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48" calcext:value-type="float">
            <text:p>99.48</text:p>
          </table:table-cell>
          <table:table-cell table:number-columns-repeated="1011"/>
        </table:table-row>
        <table:table-row table:style-name="ro1">
          <table:table-cell table:style-name="ce2" office:value-type="float" office:value="28429" calcext:value-type="float">
            <text:p>28429</text:p>
          </table:table-cell>
          <table:table-cell table:style-name="ce2" office:value-type="string" calcext:value-type="string">
            <text:p>8bd8a8de4e834e0059b5e4241997e3c432e738ed678d6902cf2084241ca98faa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4032193" calcext:value-type="float">
            <text:p>4032193</text:p>
          </table:table-cell>
          <table:table-cell table:style-name="ce2" office:value-type="float" office:value="1827" calcext:value-type="float">
            <text:p>1827</text:p>
          </table:table-cell>
          <table:table-cell table:style-name="ce2" table:formula="of:=[.D841]+[.E841]" office:value-type="float" office:value="4034020" calcext:value-type="float">
            <text:p>4034020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42.13" calcext:value-type="float">
            <text:p>42.13</text:p>
          </table:table-cell>
          <table:table-cell table:style-name="ce2" office:value-type="float" office:value="95.74" calcext:value-type="float">
            <text:p>95.7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74" calcext:value-type="float">
            <text:p>95.74</text:p>
          </table:table-cell>
          <table:table-cell table:number-columns-repeated="1011"/>
        </table:table-row>
        <table:table-row table:style-name="ro1">
          <table:table-cell table:style-name="ce2" office:value-type="float" office:value="28430" calcext:value-type="float">
            <text:p>28430</text:p>
          </table:table-cell>
          <table:table-cell table:style-name="ce2" office:value-type="string" calcext:value-type="string">
            <text:p>9ba50f5a25ba9b3b10924f48032decdbadd3c58b0070f0c87c3856337e1075c6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693529" calcext:value-type="float">
            <text:p>169352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42]+[.E842]" office:value-type="float" office:value="1693529" calcext:value-type="float">
            <text:p>1693529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99.83" calcext:value-type="float">
            <text:p>99.8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83" calcext:value-type="float">
            <text:p>99.83</text:p>
          </table:table-cell>
          <table:table-cell table:number-columns-repeated="1011"/>
        </table:table-row>
        <table:table-row table:style-name="ro1">
          <table:table-cell table:style-name="ce2" office:value-type="float" office:value="28431" calcext:value-type="float">
            <text:p>28431</text:p>
          </table:table-cell>
          <table:table-cell table:style-name="ce2" office:value-type="string" calcext:value-type="string">
            <text:p>ace254322a766d6f2d65c9bc567a45429c24be4ff5bf08007768cd12438fce2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67778" calcext:value-type="float">
            <text:p>26777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43]+[.E843]" office:value-type="float" office:value="267778" calcext:value-type="float">
            <text:p>267778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11.66" calcext:value-type="float">
            <text:p>11.66</text:p>
          </table:table-cell>
          <table:table-cell table:style-name="ce2" office:value-type="float" office:value="99.13" calcext:value-type="float">
            <text:p>99.1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13" calcext:value-type="float">
            <text:p>99.13</text:p>
          </table:table-cell>
          <table:table-cell table:number-columns-repeated="1011"/>
        </table:table-row>
        <table:table-row table:style-name="ro1">
          <table:table-cell table:style-name="ce2" office:value-type="float" office:value="28432" calcext:value-type="float">
            <text:p>28432</text:p>
          </table:table-cell>
          <table:table-cell table:style-name="ce2" office:value-type="string" calcext:value-type="string">
            <text:p>31693aa4b6399c6a9b66e636e864ebdc16df4f44c13d293869ec5433c0aad411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33467" calcext:value-type="float">
            <text:p>133467</text:p>
          </table:table-cell>
          <table:table-cell table:style-name="ce2" office:value-type="float" office:value="363840" calcext:value-type="float">
            <text:p>363840</text:p>
          </table:table-cell>
          <table:table-cell table:style-name="ce2" table:formula="of:=[.D844]+[.E844]" office:value-type="float" office:value="497307" calcext:value-type="float">
            <text:p>497307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73.45" calcext:value-type="float">
            <text:p>73.45</text:p>
          </table:table-cell>
          <table:table-cell table:style-name="ce2" office:value-type="float" office:value="47.13" calcext:value-type="float">
            <text:p>47.1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3.45" calcext:value-type="float">
            <text:p>73.45</text:p>
          </table:table-cell>
          <table:table-cell table:number-columns-repeated="1011"/>
        </table:table-row>
        <table:table-row table:style-name="ro1">
          <table:table-cell table:style-name="ce2" office:value-type="float" office:value="28433" calcext:value-type="float">
            <text:p>28433</text:p>
          </table:table-cell>
          <table:table-cell table:style-name="ce2" office:value-type="string" calcext:value-type="string">
            <text:p>87ddb295df05f5c48940bcaee30943735f584eb6fde2c31eaf52e733de4c06e6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006454" calcext:value-type="float">
            <text:p>100645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45]+[.E845]" office:value-type="float" office:value="1006454" calcext:value-type="float">
            <text:p>100645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office:value-type="float" office:value="61.16" calcext:value-type="float">
            <text:p>61.16</text:p>
          </table:table-cell>
          <table:table-cell table:style-name="ce2" office:value-type="float" office:value="88.56" calcext:value-type="float">
            <text:p>88.5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8.56" calcext:value-type="float">
            <text:p>88.56</text:p>
          </table:table-cell>
          <table:table-cell table:number-columns-repeated="1011"/>
        </table:table-row>
        <table:table-row table:style-name="ro1">
          <table:table-cell table:style-name="ce2" office:value-type="float" office:value="28433" calcext:value-type="float">
            <text:p>28433</text:p>
          </table:table-cell>
          <table:table-cell table:style-name="ce2" office:value-type="string" calcext:value-type="string">
            <text:p>f595282b91ee787d77be7d6b7006131a5793574d77a8f398f52f08547536619b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006845" calcext:value-type="float">
            <text:p>100684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46]+[.E846]" office:value-type="float" office:value="1006845" calcext:value-type="float">
            <text:p>1006845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93.63" calcext:value-type="float">
            <text:p>93.63</text:p>
          </table:table-cell>
          <table:table-cell table:style-name="ce2" office:value-type="float" office:value="99.6" calcext:value-type="float">
            <text:p>99.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6" calcext:value-type="float">
            <text:p>99.6</text:p>
          </table:table-cell>
          <table:table-cell table:number-columns-repeated="1011"/>
        </table:table-row>
        <table:table-row table:style-name="ro1">
          <table:table-cell table:style-name="ce2" office:value-type="float" office:value="28434" calcext:value-type="float">
            <text:p>28434</text:p>
          </table:table-cell>
          <table:table-cell table:style-name="ce2" office:value-type="string" calcext:value-type="string">
            <text:p>cf34e70af27cf8652a104f18769dbf56c99bc8aa8d34fb99fd68c38b2846a11b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057" calcext:value-type="float">
            <text:p>3057</text:p>
          </table:table-cell>
          <table:table-cell table:style-name="ce2" office:value-type="float" office:value="126853" calcext:value-type="float">
            <text:p>126853</text:p>
          </table:table-cell>
          <table:table-cell table:style-name="ce2" table:formula="of:=[.D847]+[.E847]" office:value-type="float" office:value="129910" calcext:value-type="float">
            <text:p>129910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.86" calcext:value-type="float">
            <text:p>78.86</text:p>
          </table:table-cell>
          <table:table-cell table:style-name="ce2" office:value-type="float" office:value="37.84" calcext:value-type="float">
            <text:p>37.8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8.86" calcext:value-type="float">
            <text:p>78.86</text:p>
          </table:table-cell>
          <table:table-cell table:number-columns-repeated="1011"/>
        </table:table-row>
        <table:table-row table:style-name="ro1">
          <table:table-cell table:style-name="ce2" office:value-type="float" office:value="28435" calcext:value-type="float">
            <text:p>28435</text:p>
          </table:table-cell>
          <table:table-cell table:style-name="ce2" office:value-type="string" calcext:value-type="string">
            <text:p>933398fe6043308f75f59684271549e2f210fc7bdfea8d0adc17a79a49267b6a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295" calcext:value-type="float">
            <text:p>329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48]+[.E848]" office:value-type="float" office:value="3295" calcext:value-type="float">
            <text:p>3295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7.28" calcext:value-type="float">
            <text:p>7.2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99.94" calcext:value-type="float">
            <text:p>99.9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94" calcext:value-type="float">
            <text:p>99.94</text:p>
          </table:table-cell>
          <table:table-cell table:number-columns-repeated="1011"/>
        </table:table-row>
        <table:table-row table:style-name="ro1">
          <table:table-cell table:style-name="ce2" office:value-type="float" office:value="28436" calcext:value-type="float">
            <text:p>28436</text:p>
          </table:table-cell>
          <table:table-cell table:style-name="ce2" office:value-type="string" calcext:value-type="string">
            <text:p>4f728a152dec4181345bf77ec9f798ee8284de45f433ab86698c90b1a3455e0c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243003" calcext:value-type="float">
            <text:p>1243003</text:p>
          </table:table-cell>
          <table:table-cell table:style-name="ce2" office:value-type="float" office:value="296815" calcext:value-type="float">
            <text:p>296815</text:p>
          </table:table-cell>
          <table:table-cell table:style-name="ce2" table:formula="of:=[.D849]+[.E849]" office:value-type="float" office:value="1539818" calcext:value-type="float">
            <text:p>1539818</text:p>
          </table:table-cell>
          <table:table-cell table:style-name="ce2" office:value-type="float" office:value="3.72" calcext:value-type="float">
            <text:p>3.7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76.43" calcext:value-type="float">
            <text:p>76.43</text:p>
          </table:table-cell>
          <table:table-cell table:style-name="ce2" office:value-type="float" office:value="46.62" calcext:value-type="float">
            <text:p>46.6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6.43" calcext:value-type="float">
            <text:p>76.43</text:p>
          </table:table-cell>
          <table:table-cell table:number-columns-repeated="1011"/>
        </table:table-row>
        <table:table-row table:style-name="ro1">
          <table:table-cell table:style-name="ce2" office:value-type="float" office:value="28437" calcext:value-type="float">
            <text:p>28437</text:p>
          </table:table-cell>
          <table:table-cell table:style-name="ce2" office:value-type="string" calcext:value-type="string">
            <text:p>eb7374c87b75eb35b7c8a892e0c7910531e5a245bbf44b8e8315392a7ce1db23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330238" calcext:value-type="float">
            <text:p>133023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50]+[.E850]" office:value-type="float" office:value="1330238" calcext:value-type="float">
            <text:p>1330238</text:p>
          </table:table-cell>
          <table:table-cell table:style-name="ce2" office:value-type="float" office:value="7.47" calcext:value-type="float">
            <text:p>7.47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78.93" calcext:value-type="float">
            <text:p>78.93</text:p>
          </table:table-cell>
          <table:table-cell table:style-name="ce2" office:value-type="float" office:value="78.99" calcext:value-type="float">
            <text:p>78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8.99" calcext:value-type="float">
            <text:p>78.99</text:p>
          </table:table-cell>
          <table:table-cell table:number-columns-repeated="1011"/>
        </table:table-row>
        <table:table-row table:style-name="ro1">
          <table:table-cell table:style-name="ce2" office:value-type="float" office:value="28438" calcext:value-type="float">
            <text:p>28438</text:p>
          </table:table-cell>
          <table:table-cell table:style-name="ce2" office:value-type="string" calcext:value-type="string">
            <text:p>99b7d5c3b48f7d7753c841eb869753ea691e2dd53e30d0aafbf817ab32a6948d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00394" calcext:value-type="float">
            <text:p>30039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51]+[.E851]" office:value-type="float" office:value="300394" calcext:value-type="float">
            <text:p>300394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7.42" calcext:value-type="float">
            <text:p>7.42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75.57" calcext:value-type="float">
            <text:p>75.57</text:p>
          </table:table-cell>
          <table:table-cell table:style-name="ce2" office:value-type="float" office:value="66.94" calcext:value-type="float">
            <text:p>66.9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5.57" calcext:value-type="float">
            <text:p>75.57</text:p>
          </table:table-cell>
          <table:table-cell table:number-columns-repeated="1011"/>
        </table:table-row>
        <table:table-row table:style-name="ro1">
          <table:table-cell table:style-name="ce2" office:value-type="float" office:value="28439" calcext:value-type="float">
            <text:p>28439</text:p>
          </table:table-cell>
          <table:table-cell table:style-name="ce2" office:value-type="string" calcext:value-type="string">
            <text:p>d663b8b0b19833bdf280ec770976ced3c6d8aac2e3fd50677c9aa703313b7ce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646356" calcext:value-type="float">
            <text:p>264635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52]+[.E852]" office:value-type="float" office:value="2646356" calcext:value-type="float">
            <text:p>2646356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95.37" calcext:value-type="float">
            <text:p>95.37</text:p>
          </table:table-cell>
          <table:table-cell table:style-name="ce2" office:value-type="float" office:value="84.1" calcext:value-type="float">
            <text:p>84.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37" calcext:value-type="float">
            <text:p>95.37</text:p>
          </table:table-cell>
          <table:table-cell table:number-columns-repeated="1011"/>
        </table:table-row>
        <table:table-row table:style-name="ro1">
          <table:table-cell table:style-name="ce2" office:value-type="float" office:value="28440" calcext:value-type="float">
            <text:p>28440</text:p>
          </table:table-cell>
          <table:table-cell table:style-name="ce2" office:value-type="string" calcext:value-type="string">
            <text:p>87fe244b120ce31865b07a56ad7d89bfe86e0e16b47b5959d9cebf5d1f69215b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84556" calcext:value-type="float">
            <text:p>18455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53]+[.E853]" office:value-type="float" office:value="184556" calcext:value-type="float">
            <text:p>184556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10.98" calcext:value-type="float">
            <text:p>10.98</text:p>
          </table:table-cell>
          <table:table-cell table:style-name="ce2" office:value-type="float" office:value="90.52" calcext:value-type="float">
            <text:p>90.5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0.52" calcext:value-type="float">
            <text:p>90.52</text:p>
          </table:table-cell>
          <table:table-cell table:number-columns-repeated="1011"/>
        </table:table-row>
        <table:table-row table:style-name="ro1">
          <table:table-cell table:style-name="ce2" office:value-type="float" office:value="28441" calcext:value-type="float">
            <text:p>28441</text:p>
          </table:table-cell>
          <table:table-cell table:style-name="ce2" office:value-type="string" calcext:value-type="string">
            <text:p>9203cef91ec9d1b8c73d9055f975c0bd97e6f9c5bad9d9970f3b4ac9a39365b0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364834" calcext:value-type="float">
            <text:p>1364834</text:p>
          </table:table-cell>
          <table:table-cell table:style-name="ce2" office:value-type="float" office:value="236802" calcext:value-type="float">
            <text:p>236802</text:p>
          </table:table-cell>
          <table:table-cell table:style-name="ce2" table:formula="of:=[.D854]+[.E854]" office:value-type="float" office:value="1601636" calcext:value-type="float">
            <text:p>1601636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68.35" calcext:value-type="float">
            <text:p>68.35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68.35" calcext:value-type="float">
            <text:p>68.35</text:p>
          </table:table-cell>
          <table:table-cell table:number-columns-repeated="1011"/>
        </table:table-row>
        <table:table-row table:style-name="ro1">
          <table:table-cell table:style-name="ce2" office:value-type="float" office:value="28441" calcext:value-type="float">
            <text:p>28441</text:p>
          </table:table-cell>
          <table:table-cell table:style-name="ce2" office:value-type="string" calcext:value-type="string">
            <text:p>889653555e1527be340d18a87468778d953b1b761d929ad6c4d880769d57f61d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884329" calcext:value-type="float">
            <text:p>884329</text:p>
          </table:table-cell>
          <table:table-cell table:style-name="ce2" office:value-type="float" office:value="236802" calcext:value-type="float">
            <text:p>236802</text:p>
          </table:table-cell>
          <table:table-cell table:style-name="ce2" table:formula="of:=[.D855]+[.E855]" office:value-type="float" office:value="1121131" calcext:value-type="float">
            <text:p>1121131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65.32" calcext:value-type="float">
            <text:p>65.32</text:p>
          </table:table-cell>
          <table:table-cell table:style-name="ce2" office:value-type="float" office:value="55.21" calcext:value-type="float">
            <text:p>55.2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65.32" calcext:value-type="float">
            <text:p>65.32</text:p>
          </table:table-cell>
          <table:table-cell table:number-columns-repeated="1011"/>
        </table:table-row>
        <table:table-row table:style-name="ro1">
          <table:table-cell table:style-name="ce2" office:value-type="float" office:value="28442" calcext:value-type="float">
            <text:p>28442</text:p>
          </table:table-cell>
          <table:table-cell table:style-name="ce2" office:value-type="string" calcext:value-type="string">
            <text:p>638272580a8b846c8592301172752203d5014e01f8fc293620241cbfabdffbbe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260010" calcext:value-type="float">
            <text:p>260010</text:p>
          </table:table-cell>
          <table:table-cell table:style-name="ce2" table:formula="of:=[.D856]+[.E856]" office:value-type="float" office:value="260615" calcext:value-type="float">
            <text:p>26061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.33" calcext:value-type="float">
            <text:p>1.33</text:p>
          </table:table-cell>
          <table:table-cell table:number-columns-repeated="1011"/>
        </table:table-row>
        <table:table-row table:style-name="ro1">
          <table:table-cell table:style-name="ce2" office:value-type="float" office:value="28442" calcext:value-type="float">
            <text:p>28442</text:p>
          </table:table-cell>
          <table:table-cell table:style-name="ce2" office:value-type="string" calcext:value-type="string">
            <text:p>edf349d1027b3f2c40dc72aeb7d96393d8783a5c7a84e146052821c0e19d184b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31257" calcext:value-type="float">
            <text:p>13125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57]+[.E857]" office:value-type="float" office:value="131257" calcext:value-type="float">
            <text:p>131257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87.1" calcext:value-type="float">
            <text:p>87.1</text:p>
          </table:table-cell>
          <table:table-cell table:style-name="ce2" office:value-type="float" office:value="55.02" calcext:value-type="float">
            <text:p>55.0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7.1" calcext:value-type="float">
            <text:p>87.1</text:p>
          </table:table-cell>
          <table:table-cell table:number-columns-repeated="1011"/>
        </table:table-row>
        <table:table-row table:style-name="ro1">
          <table:table-cell table:style-name="ce2" office:value-type="float" office:value="28443" calcext:value-type="float">
            <text:p>28443</text:p>
          </table:table-cell>
          <table:table-cell table:style-name="ce2" office:value-type="string" calcext:value-type="string">
            <text:p>a20dd8dada8b055b2518bd346b30541a406675502030670a073b2e96a521da62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89" calcext:value-type="float">
            <text:p>4989</text:p>
          </table:table-cell>
          <table:table-cell table:style-name="ce2" table:formula="of:=[.D858]+[.E858]" office:value-type="float" office:value="4989" calcext:value-type="float">
            <text:p>498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mpty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float" office:value="28444" calcext:value-type="float">
            <text:p>28444</text:p>
          </table:table-cell>
          <table:table-cell table:style-name="ce2" office:value-type="string" calcext:value-type="string">
            <text:p>f2d0131a8a5f9ae23f2b782df2c1b8629b3d2463185a398cb59bcc9ff6636731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60982" calcext:value-type="float">
            <text:p>1360982</text:p>
          </table:table-cell>
          <table:table-cell table:style-name="ce2" table:formula="of:=[.D859]+[.E859]" office:value-type="float" office:value="1360982" calcext:value-type="float">
            <text:p>136098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mpty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float" office:value="28444" calcext:value-type="float">
            <text:p>28444</text:p>
          </table:table-cell>
          <table:table-cell table:style-name="ce2" office:value-type="string" calcext:value-type="string">
            <text:p>44d55553b57c5c55342c5bca2d1b4a1c61765a0c0eed804f97f4bb3900eb5483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60982" calcext:value-type="float">
            <text:p>1360982</text:p>
          </table:table-cell>
          <table:table-cell table:style-name="ce2" table:formula="of:=[.D860]+[.E860]" office:value-type="float" office:value="1360982" calcext:value-type="float">
            <text:p>136098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mpty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float" office:value="28445" calcext:value-type="float">
            <text:p>28445</text:p>
          </table:table-cell>
          <table:table-cell table:style-name="ce2" office:value-type="string" calcext:value-type="string">
            <text:p>78b320b53f9258ffacddcdbb41bdd2ad81295cf2a40e70c5bb07aa98eed6480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188067" calcext:value-type="float">
            <text:p>11880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61]+[.E861]" office:value-type="float" office:value="1188067" calcext:value-type="float">
            <text:p>1188067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41.32" calcext:value-type="float">
            <text:p>41.32</text:p>
          </table:table-cell>
          <table:table-cell table:style-name="ce2" office:value-type="float" office:value="99.75" calcext:value-type="float">
            <text:p>99.7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75" calcext:value-type="float">
            <text:p>99.75</text:p>
          </table:table-cell>
          <table:table-cell table:number-columns-repeated="1011"/>
        </table:table-row>
        <table:table-row table:style-name="ro1">
          <table:table-cell table:style-name="ce2" office:value-type="float" office:value="28445" calcext:value-type="float">
            <text:p>28445</text:p>
          </table:table-cell>
          <table:table-cell table:style-name="ce2" office:value-type="string" calcext:value-type="string">
            <text:p>e8b89963948f567ae97d8e5591a42baabe00bb32aee02cccd20306af229c980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188033" calcext:value-type="float">
            <text:p>11880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62]+[.E862]" office:value-type="float" office:value="1188033" calcext:value-type="float">
            <text:p>1188033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45.15" calcext:value-type="float">
            <text:p>45.15</text:p>
          </table:table-cell>
          <table:table-cell table:style-name="ce2" office:value-type="float" office:value="99.82" calcext:value-type="float">
            <text:p>99.8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82" calcext:value-type="float">
            <text:p>99.82</text:p>
          </table:table-cell>
          <table:table-cell table:number-columns-repeated="1011"/>
        </table:table-row>
        <table:table-row table:style-name="ro1">
          <table:table-cell table:style-name="ce2" office:value-type="float" office:value="28446" calcext:value-type="float">
            <text:p>28446</text:p>
          </table:table-cell>
          <table:table-cell table:style-name="ce2" office:value-type="string" calcext:value-type="string">
            <text:p>6853baf6d8f81ec7cd0dc0568dad7781455492227cf3c2a1da3a376de1441e54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2691295" calcext:value-type="float">
            <text:p>2691295</text:p>
          </table:table-cell>
          <table:table-cell table:style-name="ce2" office:value-type="float" office:value="200871" calcext:value-type="float">
            <text:p>200871</text:p>
          </table:table-cell>
          <table:table-cell table:style-name="ce2" table:formula="of:=[.D863]+[.E863]" office:value-type="float" office:value="2892166" calcext:value-type="float">
            <text:p>2892166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71.91" calcext:value-type="float">
            <text:p>71.91</text:p>
          </table:table-cell>
          <table:table-cell table:style-name="ce2" office:value-type="float" office:value="97.73" calcext:value-type="float">
            <text:p>97.7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73" calcext:value-type="float">
            <text:p>97.73</text:p>
          </table:table-cell>
          <table:table-cell table:number-columns-repeated="1011"/>
        </table:table-row>
        <table:table-row table:style-name="ro1">
          <table:table-cell table:style-name="ce2" office:value-type="float" office:value="28446" calcext:value-type="float">
            <text:p>28446</text:p>
          </table:table-cell>
          <table:table-cell table:style-name="ce2" office:value-type="string" calcext:value-type="string">
            <text:p>387f9078b596197fc97f27844b8901a46f9de657fd76dffa263ae934934fc13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254935" calcext:value-type="float">
            <text:p>4254935</text:p>
          </table:table-cell>
          <table:table-cell table:style-name="ce2" office:value-type="float" office:value="200871" calcext:value-type="float">
            <text:p>200871</text:p>
          </table:table-cell>
          <table:table-cell table:style-name="ce2" table:formula="of:=[.D864]+[.E864]" office:value-type="float" office:value="4455806" calcext:value-type="float">
            <text:p>4455806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90.7" calcext:value-type="float">
            <text:p>90.7</text:p>
          </table:table-cell>
          <table:table-cell table:style-name="ce2" office:value-type="float" office:value="81.62" calcext:value-type="float">
            <text:p>81.6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0.7" calcext:value-type="float">
            <text:p>90.7</text:p>
          </table:table-cell>
          <table:table-cell table:number-columns-repeated="1011"/>
        </table:table-row>
        <table:table-row table:style-name="ro1">
          <table:table-cell table:style-name="ce2" office:value-type="float" office:value="28447" calcext:value-type="float">
            <text:p>28447</text:p>
          </table:table-cell>
          <table:table-cell table:style-name="ce2" office:value-type="string" calcext:value-type="string">
            <text:p>5af7eeb28f0c67a078c9b00d5261f1bbba9b837c12ad813687b40da54d9a2d61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002668" calcext:value-type="float">
            <text:p>200266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65]+[.E865]" office:value-type="float" office:value="2002668" calcext:value-type="float">
            <text:p>200266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85" calcext:value-type="float">
            <text:p>3.85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99.58" calcext:value-type="float">
            <text:p>99.5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58" calcext:value-type="float">
            <text:p>99.58</text:p>
          </table:table-cell>
          <table:table-cell table:number-columns-repeated="1011"/>
        </table:table-row>
        <table:table-row table:style-name="ro1">
          <table:table-cell table:style-name="ce2" office:value-type="float" office:value="28448" calcext:value-type="float">
            <text:p>28448</text:p>
          </table:table-cell>
          <table:table-cell table:style-name="ce2" office:value-type="string" calcext:value-type="string">
            <text:p>41ecdd9ec12d5f87921dc1d788655e1243f5532b5e332f4101b4e757fac39c61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070108" calcext:value-type="float">
            <text:p>207010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66]+[.E866]" office:value-type="float" office:value="2070108" calcext:value-type="float">
            <text:p>2070108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99.48" calcext:value-type="float">
            <text:p>99.4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48" calcext:value-type="float">
            <text:p>99.48</text:p>
          </table:table-cell>
          <table:table-cell table:number-columns-repeated="1011"/>
        </table:table-row>
        <table:table-row table:style-name="ro1">
          <table:table-cell table:style-name="ce2" office:value-type="float" office:value="28449" calcext:value-type="float">
            <text:p>28449</text:p>
          </table:table-cell>
          <table:table-cell table:style-name="ce2" office:value-type="string" calcext:value-type="string">
            <text:p>82b4bb104a91ed7a67d6fc01047da908ce311dba6bcf8ffa343de472678bd061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544148" calcext:value-type="float">
            <text:p>254414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67]+[.E867]" office:value-type="float" office:value="2544148" calcext:value-type="float">
            <text:p>2544148</text:p>
          </table:table-cell>
          <table:table-cell table:style-name="ce2" office:value-type="float" office:value="5.04" calcext:value-type="float">
            <text:p>5.04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13.95" calcext:value-type="float">
            <text:p>13.95</text:p>
          </table:table-cell>
          <table:table-cell table:style-name="ce2" office:value-type="float" office:value="94.75" calcext:value-type="float">
            <text:p>94.7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75" calcext:value-type="float">
            <text:p>94.75</text:p>
          </table:table-cell>
          <table:table-cell table:number-columns-repeated="1011"/>
        </table:table-row>
        <table:table-row table:style-name="ro1">
          <table:table-cell table:style-name="ce2" office:value-type="float" office:value="28450" calcext:value-type="float">
            <text:p>28450</text:p>
          </table:table-cell>
          <table:table-cell table:style-name="ce2" office:value-type="string" calcext:value-type="string">
            <text:p>3d301d9209307037b954417148d7ab2c2bb515eb9567001f476ea1e6eda61fad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819940" calcext:value-type="float">
            <text:p>1819940</text:p>
          </table:table-cell>
          <table:table-cell table:style-name="ce2" office:value-type="float" office:value="2679" calcext:value-type="float">
            <text:p>2679</text:p>
          </table:table-cell>
          <table:table-cell table:style-name="ce2" table:formula="of:=[.D868]+[.E868]" office:value-type="float" office:value="1822619" calcext:value-type="float">
            <text:p>1822619</text:p>
          </table:table-cell>
          <table:table-cell table:style-name="ce2" office:value-type="float" office:value="6.26" calcext:value-type="float">
            <text:p>6.26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85.2" calcext:value-type="float">
            <text:p>85.2</text:p>
          </table:table-cell>
          <table:table-cell table:style-name="ce2" office:value-type="float" office:value="93.98" calcext:value-type="float">
            <text:p>93.9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98" calcext:value-type="float">
            <text:p>93.98</text:p>
          </table:table-cell>
          <table:table-cell table:number-columns-repeated="1011"/>
        </table:table-row>
        <table:table-row table:style-name="ro1">
          <table:table-cell table:style-name="ce2" office:value-type="float" office:value="28451" calcext:value-type="float">
            <text:p>28451</text:p>
          </table:table-cell>
          <table:table-cell table:style-name="ce2" office:value-type="string" calcext:value-type="string">
            <text:p>290301e69ddde9cc2968c1cacd713b4225dc9b57593eb570a7c06616c4445a21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776613" calcext:value-type="float">
            <text:p>77661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69]+[.E869]" office:value-type="float" office:value="776613" calcext:value-type="float">
            <text:p>776613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83.6" calcext:value-type="float">
            <text:p>83.6</text:p>
          </table:table-cell>
          <table:table-cell table:style-name="ce2" office:value-type="float" office:value="75.86" calcext:value-type="float">
            <text:p>75.8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3.6" calcext:value-type="float">
            <text:p>83.6</text:p>
          </table:table-cell>
          <table:table-cell table:number-columns-repeated="1011"/>
        </table:table-row>
        <table:table-row table:style-name="ro1">
          <table:table-cell table:style-name="ce2" office:value-type="float" office:value="28452" calcext:value-type="float">
            <text:p>28452</text:p>
          </table:table-cell>
          <table:table-cell table:style-name="ce2" office:value-type="string" calcext:value-type="string">
            <text:p>38bf98e8d55bb7ba684262a80bf8a4013cf57dec5bd292d55c3207894c84b15a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835980" calcext:value-type="float">
            <text:p>283598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70]+[.E870]" office:value-type="float" office:value="2835980" calcext:value-type="float">
            <text:p>2835980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1.75" calcext:value-type="float">
            <text:p>11.75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41.45" calcext:value-type="float">
            <text:p>41.45</text:p>
          </table:table-cell>
          <table:table-cell table:style-name="ce2" office:value-type="float" office:value="99.46" calcext:value-type="float">
            <text:p>99.4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46" calcext:value-type="float">
            <text:p>99.46</text:p>
          </table:table-cell>
          <table:table-cell table:number-columns-repeated="1011"/>
        </table:table-row>
        <table:table-row table:style-name="ro1">
          <table:table-cell table:style-name="ce2" office:value-type="float" office:value="28453" calcext:value-type="float">
            <text:p>28453</text:p>
          </table:table-cell>
          <table:table-cell table:style-name="ce2" office:value-type="string" calcext:value-type="string">
            <text:p>dd135cea8a5dadfc32fe9b89124fe935c381bfe60901bda809b9655012e36417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82419" calcext:value-type="float">
            <text:p>282419</text:p>
          </table:table-cell>
          <table:table-cell table:style-name="ce2" office:value-type="float" office:value="606430" calcext:value-type="float">
            <text:p>606430</text:p>
          </table:table-cell>
          <table:table-cell table:style-name="ce2" table:formula="of:=[.D871]+[.E871]" office:value-type="float" office:value="888849" calcext:value-type="float">
            <text:p>888849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78.53" calcext:value-type="float">
            <text:p>78.53</text:p>
          </table:table-cell>
          <table:table-cell table:style-name="ce2" office:value-type="float" office:value="58.2" calcext:value-type="float">
            <text:p>58.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8.53" calcext:value-type="float">
            <text:p>78.53</text:p>
          </table:table-cell>
          <table:table-cell table:number-columns-repeated="1011"/>
        </table:table-row>
        <table:table-row table:style-name="ro1">
          <table:table-cell table:style-name="ce2" office:value-type="float" office:value="28454" calcext:value-type="float">
            <text:p>28454</text:p>
          </table:table-cell>
          <table:table-cell table:style-name="ce2" office:value-type="string" calcext:value-type="string">
            <text:p>59a619b3a8e63ee4d32980ed41bb32ecac72c577ba567ca67d353620ba18b161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9533" calcext:value-type="float">
            <text:p>895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72]+[.E872]" office:value-type="float" office:value="89533" calcext:value-type="float">
            <text:p>89533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5.24" calcext:value-type="float">
            <text:p>5.24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99.28" calcext:value-type="float">
            <text:p>99.28</text:p>
          </table:table-cell>
          <table:table-cell table:style-name="ce2" office:value-type="float" office:value="57.77" calcext:value-type="float">
            <text:p>57.7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28" calcext:value-type="float">
            <text:p>99.28</text:p>
          </table:table-cell>
          <table:table-cell table:number-columns-repeated="1011"/>
        </table:table-row>
        <table:table-row table:style-name="ro1">
          <table:table-cell table:style-name="ce2" office:value-type="float" office:value="28455" calcext:value-type="float">
            <text:p>28455</text:p>
          </table:table-cell>
          <table:table-cell table:style-name="ce2" office:value-type="string" calcext:value-type="string">
            <text:p>46a0c6def41f0bad94224ddc1994a77482949bc1591b07115d67c03229c20443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95685" calcext:value-type="float">
            <text:p>95685</text:p>
          </table:table-cell>
          <table:table-cell table:style-name="ce2" office:value-type="float" office:value="681746" calcext:value-type="float">
            <text:p>681746</text:p>
          </table:table-cell>
          <table:table-cell table:style-name="ce2" table:formula="of:=[.D873]+[.E873]" office:value-type="float" office:value="777431" calcext:value-type="float">
            <text:p>777431</text:p>
          </table:table-cell>
          <table:table-cell table:style-name="ce2" office:value-type="float" office:value="3.85" calcext:value-type="float">
            <text:p>3.85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81.07" calcext:value-type="float">
            <text:p>81.07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1.07" calcext:value-type="float">
            <text:p>81.07</text:p>
          </table:table-cell>
          <table:table-cell table:number-columns-repeated="1011"/>
        </table:table-row>
        <table:table-row table:style-name="ro1">
          <table:table-cell table:style-name="ce2" office:value-type="float" office:value="28456" calcext:value-type="float">
            <text:p>28456</text:p>
          </table:table-cell>
          <table:table-cell table:style-name="ce2" office:value-type="string" calcext:value-type="string">
            <text:p>c426b9d07f6df0d94ed04ffcfacfc1e2ae5c8b2f8cf152a6f2f782e6ff932c7e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1322" calcext:value-type="float">
            <text:p>11322</text:p>
          </table:table-cell>
          <table:table-cell table:style-name="ce2" office:value-type="float" office:value="6604333" calcext:value-type="float">
            <text:p>6604333</text:p>
          </table:table-cell>
          <table:table-cell table:style-name="ce2" table:formula="of:=[.D874]+[.E874]" office:value-type="float" office:value="6615655" calcext:value-type="float">
            <text:p>6615655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9.17" calcext:value-type="float">
            <text:p>79.17</text:p>
          </table:table-cell>
          <table:table-cell table:style-name="ce2" office:value-type="float" office:value="41.14" calcext:value-type="float">
            <text:p>41.1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9.17" calcext:value-type="float">
            <text:p>79.17</text:p>
          </table:table-cell>
          <table:table-cell table:number-columns-repeated="1011"/>
        </table:table-row>
        <table:table-row table:style-name="ro1">
          <table:table-cell table:style-name="ce2" office:value-type="float" office:value="28457" calcext:value-type="float">
            <text:p>28457</text:p>
          </table:table-cell>
          <table:table-cell table:style-name="ce2" office:value-type="string" calcext:value-type="string">
            <text:p>c502550240cca60697d69d346e4cd7459764440f9d3646e72d5d5a215c48dc67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26041" calcext:value-type="float">
            <text:p>12604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75]+[.E875]" office:value-type="float" office:value="126041" calcext:value-type="float">
            <text:p>126041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79.21" calcext:value-type="float">
            <text:p>79.21</text:p>
          </table:table-cell>
          <table:table-cell table:style-name="ce2" office:value-type="float" office:value="44.59" calcext:value-type="float">
            <text:p>44.5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9.21" calcext:value-type="float">
            <text:p>79.21</text:p>
          </table:table-cell>
          <table:table-cell table:number-columns-repeated="1011"/>
        </table:table-row>
        <table:table-row table:style-name="ro1">
          <table:table-cell table:style-name="ce2" office:value-type="float" office:value="28458" calcext:value-type="float">
            <text:p>28458</text:p>
          </table:table-cell>
          <table:table-cell table:style-name="ce2" office:value-type="string" calcext:value-type="string">
            <text:p>7faaa1b6335610ba2e29d96c47a3fbb4b2b44d2ae83c5aacd3ed80898a174cf2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126764" calcext:value-type="float">
            <text:p>112676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76]+[.E876]" office:value-type="float" office:value="1126764" calcext:value-type="float">
            <text:p>112676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86.34" calcext:value-type="float">
            <text:p>86.34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6.34" calcext:value-type="float">
            <text:p>86.34</text:p>
          </table:table-cell>
          <table:table-cell table:number-columns-repeated="1011"/>
        </table:table-row>
        <table:table-row table:style-name="ro1">
          <table:table-cell table:style-name="ce2" office:value-type="float" office:value="28459" calcext:value-type="float">
            <text:p>28459</text:p>
          </table:table-cell>
          <table:table-cell table:style-name="ce2" office:value-type="string" calcext:value-type="string">
            <text:p>3865af4f60f850489e4ef18bbe8d173650deae032d931de32acb8b4d807dea78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77]+[.E877]" office:value-type="float" office:value="1902" calcext:value-type="float">
            <text:p>1902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59" calcext:value-type="float">
            <text:p>98.59</text:p>
          </table:table-cell>
          <table:table-cell table:style-name="ce2" office:value-type="float" office:value="50.72" calcext:value-type="float">
            <text:p>50.7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59" calcext:value-type="float">
            <text:p>98.59</text:p>
          </table:table-cell>
          <table:table-cell table:number-columns-repeated="1011"/>
        </table:table-row>
        <table:table-row table:style-name="ro1">
          <table:table-cell table:style-name="ce2" office:value-type="float" office:value="28460" calcext:value-type="float">
            <text:p>28460</text:p>
          </table:table-cell>
          <table:table-cell table:style-name="ce2" office:value-type="string" calcext:value-type="string">
            <text:p>2154d5b9a5aab1d5494a31967bc83811a7787e25c1b187310e8b54e8f24a51e8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49106" calcext:value-type="float">
            <text:p>249106</text:p>
          </table:table-cell>
          <table:table-cell table:style-name="ce2" office:value-type="float" office:value="74385" calcext:value-type="float">
            <text:p>74385</text:p>
          </table:table-cell>
          <table:table-cell table:style-name="ce2" table:formula="of:=[.D878]+[.E878]" office:value-type="float" office:value="323491" calcext:value-type="float">
            <text:p>323491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60.19" calcext:value-type="float">
            <text:p>60.1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4" calcext:value-type="float">
            <text:p>98.4</text:p>
          </table:table-cell>
          <table:table-cell table:number-columns-repeated="1011"/>
        </table:table-row>
        <table:table-row table:style-name="ro1">
          <table:table-cell table:style-name="ce2" office:value-type="float" office:value="28461" calcext:value-type="float">
            <text:p>28461</text:p>
          </table:table-cell>
          <table:table-cell table:style-name="ce2" office:value-type="string" calcext:value-type="string">
            <text:p>77df394a3e5da97d2ae116c195e11570dc3bf6c8dc7782e2913936f769d8dbda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911121" calcext:value-type="float">
            <text:p>4911121</text:p>
          </table:table-cell>
          <table:table-cell table:style-name="ce2" office:value-type="float" office:value="1001764" calcext:value-type="float">
            <text:p>1001764</text:p>
          </table:table-cell>
          <table:table-cell table:style-name="ce2" table:formula="of:=[.D879]+[.E879]" office:value-type="float" office:value="5912885" calcext:value-type="float">
            <text:p>5912885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81.24" calcext:value-type="float">
            <text:p>81.24</text:p>
          </table:table-cell>
          <table:table-cell table:style-name="ce2" office:value-type="float" office:value="73.58" calcext:value-type="float">
            <text:p>73.5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1.24" calcext:value-type="float">
            <text:p>81.24</text:p>
          </table:table-cell>
          <table:table-cell table:number-columns-repeated="1011"/>
        </table:table-row>
        <table:table-row table:style-name="ro1">
          <table:table-cell table:style-name="ce2" office:value-type="float" office:value="28462" calcext:value-type="float">
            <text:p>28462</text:p>
          </table:table-cell>
          <table:table-cell table:style-name="ce2" office:value-type="string" calcext:value-type="string">
            <text:p>069e1161b1519daf9c72e513c0d3b20f125752ca68f747b97abf738289f385ca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30667842" calcext:value-type="float">
            <text:p>3066784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80]+[.E880]" office:value-type="float" office:value="30667842" calcext:value-type="float">
            <text:p>30667842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9.14" calcext:value-type="float">
            <text:p>9.14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44.35" calcext:value-type="float">
            <text:p>44.35</text:p>
          </table:table-cell>
          <table:table-cell table:style-name="ce2" office:value-type="float" office:value="92.56" calcext:value-type="float">
            <text:p>92.5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56" calcext:value-type="float">
            <text:p>92.56</text:p>
          </table:table-cell>
          <table:table-cell table:number-columns-repeated="1011"/>
        </table:table-row>
        <table:table-row table:style-name="ro1">
          <table:table-cell table:style-name="ce2" office:value-type="float" office:value="28462" calcext:value-type="float">
            <text:p>28462</text:p>
          </table:table-cell>
          <table:table-cell table:style-name="ce2" office:value-type="string" calcext:value-type="string">
            <text:p>0ce3058a3e5ab2a7e4dac5beb955f07679b455bc7d7431d2124a2708ab4cf744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899051" calcext:value-type="float">
            <text:p>389905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81]+[.E881]" office:value-type="float" office:value="3899051" calcext:value-type="float">
            <text:p>3899051</text:p>
          </table:table-cell>
          <table:table-cell table:style-name="ce2" office:value-type="float" office:value="7.43" calcext:value-type="float">
            <text:p>7.43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86.93" calcext:value-type="float">
            <text:p>86.93</text:p>
          </table:table-cell>
          <table:table-cell table:style-name="ce2" office:value-type="float" office:value="96.72" calcext:value-type="float">
            <text:p>96.7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72" calcext:value-type="float">
            <text:p>96.72</text:p>
          </table:table-cell>
          <table:table-cell table:number-columns-repeated="1011"/>
        </table:table-row>
        <table:table-row table:style-name="ro1">
          <table:table-cell table:style-name="ce2" office:value-type="float" office:value="28463" calcext:value-type="float">
            <text:p>28463</text:p>
          </table:table-cell>
          <table:table-cell table:style-name="ce2" office:value-type="string" calcext:value-type="string">
            <text:p>92e89ffc5e504e3ae5347e334293baf0f2fca11083a37a93a10be74bbb9921c2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2209952" calcext:value-type="float">
            <text:p>2209952</text:p>
          </table:table-cell>
          <table:table-cell table:style-name="ce2" office:value-type="float" office:value="10506870" calcext:value-type="float">
            <text:p>10506870</text:p>
          </table:table-cell>
          <table:table-cell table:style-name="ce2" table:formula="of:=[.D882]+[.E882]" office:value-type="float" office:value="12716822" calcext:value-type="float">
            <text:p>12716822</text:p>
          </table:table-cell>
          <table:table-cell table:style-name="ce2" office:value-type="float" office:value="7.53" calcext:value-type="float">
            <text:p>7.53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82.53" calcext:value-type="float">
            <text:p>82.53</text:p>
          </table:table-cell>
          <table:table-cell table:style-name="ce2" office:value-type="float" office:value="91.67" calcext:value-type="float">
            <text:p>91.6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67" calcext:value-type="float">
            <text:p>91.67</text:p>
          </table:table-cell>
          <table:table-cell table:number-columns-repeated="1011"/>
        </table:table-row>
        <table:table-row table:style-name="ro1">
          <table:table-cell table:style-name="ce2" office:value-type="float" office:value="28464" calcext:value-type="float">
            <text:p>28464</text:p>
          </table:table-cell>
          <table:table-cell table:style-name="ce2" office:value-type="string" calcext:value-type="string">
            <text:p>ef7d4bc1fbd7bbf30e72e8d403b71a8f3d5342980513ae0162f6abe4ca39dc92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640796" calcext:value-type="float">
            <text:p>640796</text:p>
          </table:table-cell>
          <table:table-cell table:style-name="ce2" office:value-type="float" office:value="847190" calcext:value-type="float">
            <text:p>847190</text:p>
          </table:table-cell>
          <table:table-cell table:style-name="ce2" table:formula="of:=[.D883]+[.E883]" office:value-type="float" office:value="1487986" calcext:value-type="float">
            <text:p>1487986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77.21" calcext:value-type="float">
            <text:p>77.21</text:p>
          </table:table-cell>
          <table:table-cell table:style-name="ce2" office:value-type="float" office:value="39.81" calcext:value-type="float">
            <text:p>39.8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7.21" calcext:value-type="float">
            <text:p>77.21</text:p>
          </table:table-cell>
          <table:table-cell table:number-columns-repeated="1011"/>
        </table:table-row>
        <table:table-row table:style-name="ro1">
          <table:table-cell table:style-name="ce2" office:value-type="float" office:value="28465" calcext:value-type="float">
            <text:p>28465</text:p>
          </table:table-cell>
          <table:table-cell table:style-name="ce2" office:value-type="string" calcext:value-type="string">
            <text:p>cac8a3a64bfae9a4a545509e4bc86ea7dbfb17092cbb57e3bcf9ed043f8956ae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575604" calcext:value-type="float">
            <text:p>25756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84]+[.E884]" office:value-type="float" office:value="2575604" calcext:value-type="float">
            <text:p>2575604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81.63" calcext:value-type="float">
            <text:p>81.63</text:p>
          </table:table-cell>
          <table:table-cell table:style-name="ce2" office:value-type="float" office:value="99.34" calcext:value-type="float">
            <text:p>99.3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34" calcext:value-type="float">
            <text:p>99.34</text:p>
          </table:table-cell>
          <table:table-cell table:number-columns-repeated="1011"/>
        </table:table-row>
        <table:table-row table:style-name="ro1">
          <table:table-cell table:style-name="ce2" office:value-type="float" office:value="28466" calcext:value-type="float">
            <text:p>28466</text:p>
          </table:table-cell>
          <table:table-cell table:style-name="ce2" office:value-type="string" calcext:value-type="string">
            <text:p>63248039b2978e84dba6627633e30d91ab2888d5962d148dd3a5ee54ff7dd1ae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238787" calcext:value-type="float">
            <text:p>238787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table:formula="of:=[.D885]+[.E885]" office:value-type="float" office:value="241168" calcext:value-type="float">
            <text:p>241168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80.83" calcext:value-type="float">
            <text:p>80.83</text:p>
          </table:table-cell>
          <table:table-cell table:style-name="ce2" office:value-type="float" office:value="72.54" calcext:value-type="float">
            <text:p>72.5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0.83" calcext:value-type="float">
            <text:p>80.83</text:p>
          </table:table-cell>
          <table:table-cell table:number-columns-repeated="1011"/>
        </table:table-row>
        <table:table-row table:style-name="ro1">
          <table:table-cell table:style-name="ce2" office:value-type="float" office:value="28467" calcext:value-type="float">
            <text:p>28467</text:p>
          </table:table-cell>
          <table:table-cell table:style-name="ce2" office:value-type="string" calcext:value-type="string">
            <text:p>cff687b24ffed8350f2d5f674dafd38a48707d11042207dd6e8bc71994571ecc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959463" calcext:value-type="float">
            <text:p>95946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86]+[.E886]" office:value-type="float" office:value="959463" calcext:value-type="float">
            <text:p>959463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70.21" calcext:value-type="float">
            <text:p>70.21</text:p>
          </table:table-cell>
          <table:table-cell table:style-name="ce2" office:value-type="float" office:value="98.39" calcext:value-type="float">
            <text:p>98.3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39" calcext:value-type="float">
            <text:p>98.39</text:p>
          </table:table-cell>
          <table:table-cell table:number-columns-repeated="1011"/>
        </table:table-row>
        <table:table-row table:style-name="ro1">
          <table:table-cell table:style-name="ce2" office:value-type="float" office:value="28468" calcext:value-type="float">
            <text:p>28468</text:p>
          </table:table-cell>
          <table:table-cell table:style-name="ce2" office:value-type="string" calcext:value-type="string">
            <text:p>97168bdd51d40e5449b78b22bf552687601efe507ef352dd97b05bac042394a4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229990" calcext:value-type="float">
            <text:p>122999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87]+[.E887]" office:value-type="float" office:value="1229990" calcext:value-type="float">
            <text:p>1229990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53.12" calcext:value-type="float">
            <text:p>53.12</text:p>
          </table:table-cell>
          <table:table-cell table:style-name="ce2" office:value-type="float" office:value="99.36" calcext:value-type="float">
            <text:p>99.3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36" calcext:value-type="float">
            <text:p>99.36</text:p>
          </table:table-cell>
          <table:table-cell table:number-columns-repeated="1011"/>
        </table:table-row>
        <table:table-row table:style-name="ro1">
          <table:table-cell table:style-name="ce2" office:value-type="float" office:value="28469" calcext:value-type="float">
            <text:p>28469</text:p>
          </table:table-cell>
          <table:table-cell table:style-name="ce2" office:value-type="string" calcext:value-type="string">
            <text:p>9138ca2df4411e2b99855c1fda48541b6ac3cfa3f518b4fcbdd8b6af07a6570d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312806" calcext:value-type="float">
            <text:p>1312806</text:p>
          </table:table-cell>
          <table:table-cell table:style-name="ce2" office:value-type="float" office:value="1355560" calcext:value-type="float">
            <text:p>1355560</text:p>
          </table:table-cell>
          <table:table-cell table:style-name="ce2" table:formula="of:=[.D888]+[.E888]" office:value-type="float" office:value="2668366" calcext:value-type="float">
            <text:p>2668366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98.75" calcext:value-type="float">
            <text:p>98.75</text:p>
          </table:table-cell>
          <table:table-cell table:style-name="ce2" office:value-type="float" office:value="71.45" calcext:value-type="float">
            <text:p>71.4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75" calcext:value-type="float">
            <text:p>98.75</text:p>
          </table:table-cell>
          <table:table-cell table:number-columns-repeated="1011"/>
        </table:table-row>
        <table:table-row table:style-name="ro1">
          <table:table-cell table:style-name="ce2" office:value-type="float" office:value="28470" calcext:value-type="float">
            <text:p>28470</text:p>
          </table:table-cell>
          <table:table-cell table:style-name="ce2" office:value-type="string" calcext:value-type="string">
            <text:p>b75b9a8652dbb7e9e6e3009996cecb4fdd15dd6d89697521162c5581ceb30a35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4099902" calcext:value-type="float">
            <text:p>40999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89]+[.E889]" office:value-type="float" office:value="4099902" calcext:value-type="float">
            <text:p>4099902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3.53" calcext:value-type="float">
            <text:p>3.53</text:p>
          </table:table-cell>
          <table:table-cell table:style-name="ce2" office:value-type="float" office:value="78.32" calcext:value-type="float">
            <text:p>78.32</text:p>
          </table:table-cell>
          <table:table-cell table:style-name="ce2" office:value-type="float" office:value="93.37" calcext:value-type="float">
            <text:p>93.3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37" calcext:value-type="float">
            <text:p>93.37</text:p>
          </table:table-cell>
          <table:table-cell table:number-columns-repeated="1011"/>
        </table:table-row>
        <table:table-row table:style-name="ro1">
          <table:table-cell table:style-name="ce2" office:value-type="float" office:value="28471" calcext:value-type="float">
            <text:p>28471</text:p>
          </table:table-cell>
          <table:table-cell table:style-name="ce2" office:value-type="string" calcext:value-type="string">
            <text:p>947112b51219ce719081fdbd3f82c1b5fe9f79936991098cbd510f7ae829dcbe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8682" calcext:value-type="float">
            <text:p>88682</text:p>
          </table:table-cell>
          <table:table-cell table:style-name="ce2" office:value-type="float" office:value="10681" calcext:value-type="float">
            <text:p>10681</text:p>
          </table:table-cell>
          <table:table-cell table:style-name="ce2" table:formula="of:=[.D890]+[.E890]" office:value-type="float" office:value="99363" calcext:value-type="float">
            <text:p>9936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67.43" calcext:value-type="float">
            <text:p>67.43</text:p>
          </table:table-cell>
          <table:table-cell table:style-name="ce2" office:value-type="float" office:value="87.6" calcext:value-type="float">
            <text:p>87.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7.6" calcext:value-type="float">
            <text:p>87.6</text:p>
          </table:table-cell>
          <table:table-cell table:number-columns-repeated="1011"/>
        </table:table-row>
        <table:table-row table:style-name="ro1">
          <table:table-cell table:style-name="ce2" office:value-type="float" office:value="28472" calcext:value-type="float">
            <text:p>28472</text:p>
          </table:table-cell>
          <table:table-cell table:style-name="ce2" office:value-type="string" calcext:value-type="string">
            <text:p>036e8a24434e6efb9edfae04750bcbe8e71bd00bbdf134d0dea2aff940127620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3007798" calcext:value-type="float">
            <text:p>30077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91]+[.E891]" office:value-type="float" office:value="3007798" calcext:value-type="float">
            <text:p>3007798</text:p>
          </table:table-cell>
          <table:table-cell table:style-name="ce2" office:value-type="float" office:value="5.04" calcext:value-type="float">
            <text:p>5.04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79.79" calcext:value-type="float">
            <text:p>79.79</text:p>
          </table:table-cell>
          <table:table-cell table:style-name="ce2" office:value-type="float" office:value="61.68" calcext:value-type="float">
            <text:p>61.6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9.79" calcext:value-type="float">
            <text:p>79.79</text:p>
          </table:table-cell>
          <table:table-cell table:number-columns-repeated="1011"/>
        </table:table-row>
        <table:table-row table:style-name="ro1">
          <table:table-cell table:style-name="ce2" office:value-type="float" office:value="28473" calcext:value-type="float">
            <text:p>28473</text:p>
          </table:table-cell>
          <table:table-cell table:style-name="ce2" office:value-type="string" calcext:value-type="string">
            <text:p>2097340d99fccc9707797d6809ea1d93fc832418d6dd391edc9dec2af968a9c9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5060587" calcext:value-type="float">
            <text:p>1506058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92]+[.E892]" office:value-type="float" office:value="15060587" calcext:value-type="float">
            <text:p>15060587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89.14" calcext:value-type="float">
            <text:p>89.14</text:p>
          </table:table-cell>
          <table:table-cell table:style-name="ce2" office:value-type="float" office:value="85.18" calcext:value-type="float">
            <text:p>85.1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9.14" calcext:value-type="float">
            <text:p>89.14</text:p>
          </table:table-cell>
          <table:table-cell table:number-columns-repeated="1011"/>
        </table:table-row>
        <table:table-row table:style-name="ro1">
          <table:table-cell table:style-name="ce2" office:value-type="float" office:value="28474" calcext:value-type="float">
            <text:p>28474</text:p>
          </table:table-cell>
          <table:table-cell table:style-name="ce2" office:value-type="string" calcext:value-type="string">
            <text:p>639a31a569ac180c1a54984294de19c9a6c3c70851a8f7fd4bba5dd951748de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742279" calcext:value-type="float">
            <text:p>174227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93]+[.E893]" office:value-type="float" office:value="1742279" calcext:value-type="float">
            <text:p>1742279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53.56" calcext:value-type="float">
            <text:p>53.56</text:p>
          </table:table-cell>
          <table:table-cell table:style-name="ce2" office:value-type="float" office:value="97.67" calcext:value-type="float">
            <text:p>97.6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67" calcext:value-type="float">
            <text:p>97.67</text:p>
          </table:table-cell>
          <table:table-cell table:number-columns-repeated="1011"/>
        </table:table-row>
        <table:table-row table:style-name="ro1">
          <table:table-cell table:style-name="ce2" office:value-type="float" office:value="28475" calcext:value-type="float">
            <text:p>28475</text:p>
          </table:table-cell>
          <table:table-cell table:style-name="ce2" office:value-type="string" calcext:value-type="string">
            <text:p>b9592d5b581e15e2dd822b713850c03cc6167516822eb97e8c2619c39e5e3063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2035338" calcext:value-type="float">
            <text:p>12035338</text:p>
          </table:table-cell>
          <table:table-cell table:style-name="ce2" office:value-type="float" office:value="4601" calcext:value-type="float">
            <text:p>4601</text:p>
          </table:table-cell>
          <table:table-cell table:style-name="ce2" table:formula="of:=[.D894]+[.E894]" office:value-type="float" office:value="12039939" calcext:value-type="float">
            <text:p>12039939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37.38" calcext:value-type="float">
            <text:p>37.38</text:p>
          </table:table-cell>
          <table:table-cell table:style-name="ce2" office:value-type="float" office:value="97.54" calcext:value-type="float">
            <text:p>97.5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7.54" calcext:value-type="float">
            <text:p>97.54</text:p>
          </table:table-cell>
          <table:table-cell table:number-columns-repeated="1011"/>
        </table:table-row>
        <table:table-row table:style-name="ro1">
          <table:table-cell table:style-name="ce2" office:value-type="float" office:value="28476" calcext:value-type="float">
            <text:p>28476</text:p>
          </table:table-cell>
          <table:table-cell table:style-name="ce2" office:value-type="string" calcext:value-type="string">
            <text:p>aab2e0270659913447488ac491533158e72fd237fd75dcda97c4de464b752ff0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255637" calcext:value-type="float">
            <text:p>125563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95]+[.E895]" office:value-type="float" office:value="1255637" calcext:value-type="float">
            <text:p>1255637</text:p>
          </table:table-cell>
          <table:table-cell table:style-name="ce2" office:value-type="float" office:value="5.15" calcext:value-type="float">
            <text:p>5.15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86.32" calcext:value-type="float">
            <text:p>86.32</text:p>
          </table:table-cell>
          <table:table-cell table:style-name="ce2" office:value-type="float" office:value="99.4" calcext:value-type="float">
            <text:p>99.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4" calcext:value-type="float">
            <text:p>99.4</text:p>
          </table:table-cell>
          <table:table-cell table:number-columns-repeated="1011"/>
        </table:table-row>
        <table:table-row table:style-name="ro1">
          <table:table-cell table:style-name="ce2" office:value-type="float" office:value="28477" calcext:value-type="float">
            <text:p>28477</text:p>
          </table:table-cell>
          <table:table-cell table:style-name="ce2" office:value-type="string" calcext:value-type="string">
            <text:p>80f84a028d107539d0779bb0ed8de814c3d7ee31dd0a266ca0f463a3f7863fdc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731850" calcext:value-type="float">
            <text:p>3731850</text:p>
          </table:table-cell>
          <table:table-cell table:style-name="ce2" office:value-type="float" office:value="1233851" calcext:value-type="float">
            <text:p>1233851</text:p>
          </table:table-cell>
          <table:table-cell table:style-name="ce2" table:formula="of:=[.D896]+[.E896]" office:value-type="float" office:value="4965701" calcext:value-type="float">
            <text:p>4965701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97.08" calcext:value-type="float">
            <text:p>97.08</text:p>
          </table:table-cell>
          <table:table-cell table:style-name="ce2" office:value-type="float" office:value="34.14" calcext:value-type="float">
            <text:p>34.1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08" calcext:value-type="float">
            <text:p>97.08</text:p>
          </table:table-cell>
          <table:table-cell table:number-columns-repeated="1011"/>
        </table:table-row>
        <table:table-row table:style-name="ro1">
          <table:table-cell table:style-name="ce2" office:value-type="float" office:value="28478" calcext:value-type="float">
            <text:p>28478</text:p>
          </table:table-cell>
          <table:table-cell table:style-name="ce2" office:value-type="string" calcext:value-type="string">
            <text:p>1ac6cf240bc21eebc827103c6e5f660afc8fc9a30f00a07bdd846025ffe6ea8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26669" calcext:value-type="float">
            <text:p>42666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97]+[.E897]" office:value-type="float" office:value="426669" calcext:value-type="float">
            <text:p>426669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96.9" calcext:value-type="float">
            <text:p>96.9</text:p>
          </table:table-cell>
          <table:table-cell table:style-name="ce2" office:value-type="float" office:value="98.83" calcext:value-type="float">
            <text:p>98.8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83" calcext:value-type="float">
            <text:p>98.83</text:p>
          </table:table-cell>
          <table:table-cell table:number-columns-repeated="1011"/>
        </table:table-row>
        <table:table-row table:style-name="ro1">
          <table:table-cell table:style-name="ce2" office:value-type="float" office:value="28479" calcext:value-type="float">
            <text:p>28479</text:p>
          </table:table-cell>
          <table:table-cell table:style-name="ce2" office:value-type="string" calcext:value-type="string">
            <text:p>f7a02715072e0f9a88d138628b773dfe7ad2d1e8cb0f8c03bbb694062afc1c04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3733496" calcext:value-type="float">
            <text:p>3733496</text:p>
          </table:table-cell>
          <table:table-cell table:style-name="ce2" office:value-type="float" office:value="127342" calcext:value-type="float">
            <text:p>127342</text:p>
          </table:table-cell>
          <table:table-cell table:style-name="ce2" table:formula="of:=[.D898]+[.E898]" office:value-type="float" office:value="3860838" calcext:value-type="float">
            <text:p>3860838</text:p>
          </table:table-cell>
          <table:table-cell table:style-name="ce2" office:value-type="float" office:value="6.38" calcext:value-type="float">
            <text:p>6.3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95.86" calcext:value-type="float">
            <text:p>95.86</text:p>
          </table:table-cell>
          <table:table-cell table:style-name="ce2" office:value-type="float" office:value="83.66" calcext:value-type="float">
            <text:p>83.6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5.86" calcext:value-type="float">
            <text:p>95.86</text:p>
          </table:table-cell>
          <table:table-cell table:number-columns-repeated="1011"/>
        </table:table-row>
        <table:table-row table:style-name="ro1">
          <table:table-cell table:style-name="ce2" office:value-type="float" office:value="28480" calcext:value-type="float">
            <text:p>28480</text:p>
          </table:table-cell>
          <table:table-cell table:style-name="ce2" office:value-type="string" calcext:value-type="string">
            <text:p>70a93568c3f1f5ca1132533b44bdc234f05c8937919f7b2b47d2c983c6daebed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141404" calcext:value-type="float">
            <text:p>21414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99]+[.E899]" office:value-type="float" office:value="2141404" calcext:value-type="float">
            <text:p>2141404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68.59" calcext:value-type="float">
            <text:p>68.59</text:p>
          </table:table-cell>
          <table:table-cell table:style-name="ce2" office:value-type="float" office:value="98.67" calcext:value-type="float">
            <text:p>98.6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67" calcext:value-type="float">
            <text:p>98.67</text:p>
          </table:table-cell>
          <table:table-cell table:number-columns-repeated="1011"/>
        </table:table-row>
        <table:table-row table:style-name="ro1">
          <table:table-cell table:style-name="ce2" office:value-type="float" office:value="28480" calcext:value-type="float">
            <text:p>28480</text:p>
          </table:table-cell>
          <table:table-cell table:style-name="ce2" office:value-type="string" calcext:value-type="string">
            <text:p>c52706def3471a35a0a4ff1d0adeabce76ed1b327d0cdf9c32b657ba03505e68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6559821" calcext:value-type="float">
            <text:p>16559821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table:formula="of:=[.D900]+[.E900]" office:value-type="float" office:value="16561405" calcext:value-type="float">
            <text:p>16561405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13.24" calcext:value-type="float">
            <text:p>13.24</text:p>
          </table:table-cell>
          <table:table-cell table:style-name="ce2" office:value-type="float" office:value="77.01" calcext:value-type="float">
            <text:p>77.0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7.01" calcext:value-type="float">
            <text:p>77.01</text:p>
          </table:table-cell>
          <table:table-cell table:number-columns-repeated="1011"/>
        </table:table-row>
        <table:table-row table:style-name="ro1">
          <table:table-cell table:style-name="ce2" office:value-type="float" office:value="28481" calcext:value-type="float">
            <text:p>28481</text:p>
          </table:table-cell>
          <table:table-cell table:style-name="ce2" office:value-type="string" calcext:value-type="string">
            <text:p>d9c7e7098cde84f5abdd183b9d996eecd1d7ba12d40b0345beaaceda799932d1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5451795" calcext:value-type="float">
            <text:p>15451795</text:p>
          </table:table-cell>
          <table:table-cell table:style-name="ce2" office:value-type="float" office:value="177" calcext:value-type="float">
            <text:p>177</text:p>
          </table:table-cell>
          <table:table-cell table:style-name="ce2" table:formula="of:=[.D901]+[.E901]" office:value-type="float" office:value="15451972" calcext:value-type="float">
            <text:p>15451972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52.45" calcext:value-type="float">
            <text:p>52.4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2.45" calcext:value-type="float">
            <text:p>52.45</text:p>
          </table:table-cell>
          <table:table-cell table:number-columns-repeated="1011"/>
        </table:table-row>
        <table:table-row table:style-name="ro1">
          <table:table-cell table:style-name="ce2" office:value-type="float" office:value="28482" calcext:value-type="float">
            <text:p>28482</text:p>
          </table:table-cell>
          <table:table-cell table:style-name="ce2" office:value-type="string" calcext:value-type="string">
            <text:p>db0ea5473f7196efebc96ff0d4734bfe48bd2ed60d66c6e0c323f816f380a8db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9042869" calcext:value-type="float">
            <text:p>9042869</text:p>
          </table:table-cell>
          <table:table-cell table:style-name="ce2" office:value-type="float" office:value="13527251" calcext:value-type="float">
            <text:p>13527251</text:p>
          </table:table-cell>
          <table:table-cell table:style-name="ce2" table:formula="of:=[.D902]+[.E902]" office:value-type="float" office:value="22570120" calcext:value-type="float">
            <text:p>22570120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4.49" calcext:value-type="float">
            <text:p>34.49</text:p>
          </table:table-cell>
          <table:table-cell table:style-name="ce2" office:value-type="float" office:value="52.36" calcext:value-type="float">
            <text:p>52.3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2.36" calcext:value-type="float">
            <text:p>52.36</text:p>
          </table:table-cell>
          <table:table-cell table:number-columns-repeated="1011"/>
        </table:table-row>
        <table:table-row table:style-name="ro1">
          <table:table-cell table:style-name="ce2" office:value-type="float" office:value="28483" calcext:value-type="float">
            <text:p>28483</text:p>
          </table:table-cell>
          <table:table-cell table:style-name="ce2" office:value-type="string" calcext:value-type="string">
            <text:p>5c0e9406e3046108e8f45251d27b17ec4f4a120aba7fcb09f3c74e71a8ac68fb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7818590" calcext:value-type="float">
            <text:p>781859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03]+[.E903]" office:value-type="float" office:value="7818590" calcext:value-type="float">
            <text:p>7818590</text:p>
          </table:table-cell>
          <table:table-cell table:style-name="ce2" office:value-type="float" office:value="6.72" calcext:value-type="float">
            <text:p>6.72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86.08" calcext:value-type="float">
            <text:p>86.08</text:p>
          </table:table-cell>
          <table:table-cell table:style-name="ce2" office:value-type="float" office:value="99.56" calcext:value-type="float">
            <text:p>99.5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56" calcext:value-type="float">
            <text:p>99.56</text:p>
          </table:table-cell>
          <table:table-cell table:number-columns-repeated="1011"/>
        </table:table-row>
        <table:table-row table:style-name="ro1">
          <table:table-cell table:style-name="ce2" office:value-type="float" office:value="28484" calcext:value-type="float">
            <text:p>28484</text:p>
          </table:table-cell>
          <table:table-cell table:style-name="ce2" office:value-type="string" calcext:value-type="string">
            <text:p>1a051c4c850673ad0f316e0fbc15c0f93394c00eb65dd6fc8b43dc55f641b1ce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1673110" calcext:value-type="float">
            <text:p>116731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04]+[.E904]" office:value-type="float" office:value="11673110" calcext:value-type="float">
            <text:p>11673110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7.85" calcext:value-type="float">
            <text:p>7.85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80.39" calcext:value-type="float">
            <text:p>80.39</text:p>
          </table:table-cell>
          <table:table-cell table:style-name="ce2" office:value-type="float" office:value="81.21" calcext:value-type="float">
            <text:p>81.2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1.21" calcext:value-type="float">
            <text:p>81.21</text:p>
          </table:table-cell>
          <table:table-cell table:number-columns-repeated="1011"/>
        </table:table-row>
        <table:table-row table:style-name="ro1">
          <table:table-cell table:style-name="ce2" office:value-type="float" office:value="28485" calcext:value-type="float">
            <text:p>28485</text:p>
          </table:table-cell>
          <table:table-cell table:style-name="ce2" office:value-type="string" calcext:value-type="string">
            <text:p>cb02937d37b93ccab5df3cd04e9a6075241fdc33986df055d7a0485965c91467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33800" calcext:value-type="float">
            <text:p>133800</text:p>
          </table:table-cell>
          <table:table-cell table:style-name="ce2" office:value-type="float" office:value="4627487" calcext:value-type="float">
            <text:p>4627487</text:p>
          </table:table-cell>
          <table:table-cell table:style-name="ce2" table:formula="of:=[.D905]+[.E905]" office:value-type="float" office:value="4761287" calcext:value-type="float">
            <text:p>4761287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35.97" calcext:value-type="float">
            <text:p>35.97</text:p>
          </table:table-cell>
          <table:table-cell table:style-name="ce2" office:value-type="float" office:value="79.87" calcext:value-type="float">
            <text:p>79.8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9.87" calcext:value-type="float">
            <text:p>79.87</text:p>
          </table:table-cell>
          <table:table-cell table:number-columns-repeated="1011"/>
        </table:table-row>
        <table:table-row table:style-name="ro1">
          <table:table-cell table:style-name="ce2" office:value-type="float" office:value="28486" calcext:value-type="float">
            <text:p>28486</text:p>
          </table:table-cell>
          <table:table-cell table:style-name="ce2" office:value-type="string" calcext:value-type="string">
            <text:p>2be70fe32d9facc55ea734be4ceb302868f5bd57e185a477fa15c617bf6e8e65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06]+[.E906]" office:value-type="float" office:value="14000" calcext:value-type="float">
            <text:p>14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11"/>
        </table:table-row>
        <table:table-row table:style-name="ro1">
          <table:table-cell table:style-name="ce2" office:value-type="float" office:value="28487" calcext:value-type="float">
            <text:p>28487</text:p>
          </table:table-cell>
          <table:table-cell table:style-name="ce2" office:value-type="string" calcext:value-type="string">
            <text:p>2f293c2c257dcac68f6da1a725214d52c2ec5c820ee8c081c766a1a761c53a6d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50451" calcext:value-type="float">
            <text:p>5045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07]+[.E907]" office:value-type="float" office:value="50451" calcext:value-type="float">
            <text:p>504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11"/>
        </table:table-row>
        <table:table-row table:style-name="ro1">
          <table:table-cell table:style-name="ce2" office:value-type="float" office:value="28487" calcext:value-type="float">
            <text:p>28487</text:p>
          </table:table-cell>
          <table:table-cell table:style-name="ce2" office:value-type="string" calcext:value-type="string">
            <text:p>81a3be2e1977491bd0fa8bb6c80eb590a6c8abd8b55d723c83eea8eab34c8959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9433442" calcext:value-type="float">
            <text:p>943344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08]+[.E908]" office:value-type="float" office:value="9433442" calcext:value-type="float">
            <text:p>9433442</text:p>
          </table:table-cell>
          <table:table-cell table:style-name="ce2" office:value-type="float" office:value="9.05" calcext:value-type="float">
            <text:p>9.05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6.85" calcext:value-type="float">
            <text:p>46.85</text:p>
          </table:table-cell>
          <table:table-cell table:style-name="ce2" office:value-type="float" office:value="95.51" calcext:value-type="float">
            <text:p>95.5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51" calcext:value-type="float">
            <text:p>95.51</text:p>
          </table:table-cell>
          <table:table-cell table:number-columns-repeated="1011"/>
        </table:table-row>
        <table:table-row table:style-name="ro1">
          <table:table-cell table:style-name="ce2" office:value-type="float" office:value="28488" calcext:value-type="float">
            <text:p>28488</text:p>
          </table:table-cell>
          <table:table-cell table:style-name="ce2" office:value-type="string" calcext:value-type="string">
            <text:p>9367c7164df51d6b392b82b0f8469eb7757fd0e265afffe7cee7a6a9c38b38be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816272" calcext:value-type="float">
            <text:p>781627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09]+[.E909]" office:value-type="float" office:value="7816272" calcext:value-type="float">
            <text:p>781627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29.17" calcext:value-type="float">
            <text:p>29.1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29.17" calcext:value-type="float">
            <text:p>29.17</text:p>
          </table:table-cell>
          <table:table-cell table:number-columns-repeated="1011"/>
        </table:table-row>
        <table:table-row table:style-name="ro1">
          <table:table-cell table:style-name="ce2" office:value-type="float" office:value="28489" calcext:value-type="float">
            <text:p>28489</text:p>
          </table:table-cell>
          <table:table-cell table:style-name="ce2" office:value-type="string" calcext:value-type="string">
            <text:p>1fe2b1368adcf4842b522bc5d5756af7e395ec36a51f75264d3604c297bb1f9a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712" calcext:value-type="float">
            <text:p>1712</text:p>
          </table:table-cell>
          <table:table-cell table:style-name="ce2" office:value-type="float" office:value="6207545" calcext:value-type="float">
            <text:p>6207545</text:p>
          </table:table-cell>
          <table:table-cell table:style-name="ce2" table:formula="of:=[.D910]+[.E910]" office:value-type="float" office:value="6209257" calcext:value-type="float">
            <text:p>6209257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37.97" calcext:value-type="float">
            <text:p>37.97</text:p>
          </table:table-cell>
          <table:table-cell table:style-name="ce2" office:value-type="float" office:value="28.69" calcext:value-type="float">
            <text:p>28.6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37.97" calcext:value-type="float">
            <text:p>37.97</text:p>
          </table:table-cell>
          <table:table-cell table:number-columns-repeated="1011"/>
        </table:table-row>
        <table:table-row table:style-name="ro1">
          <table:table-cell table:style-name="ce2" office:value-type="float" office:value="28490" calcext:value-type="float">
            <text:p>28490</text:p>
          </table:table-cell>
          <table:table-cell table:style-name="ce2" office:value-type="string" calcext:value-type="string">
            <text:p>0bc9768397a737dc9aaf328506a44e16438fea98fef93396a0648b3a4e754144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255782" calcext:value-type="float">
            <text:p>125578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11]+[.E911]" office:value-type="float" office:value="1255782" calcext:value-type="float">
            <text:p>1255782</text:p>
          </table:table-cell>
          <table:table-cell table:style-name="ce2" office:value-type="float" office:value="9.89" calcext:value-type="float">
            <text:p>9.8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99.31" calcext:value-type="float">
            <text:p>99.3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31" calcext:value-type="float">
            <text:p>99.31</text:p>
          </table:table-cell>
          <table:table-cell table:number-columns-repeated="1011"/>
        </table:table-row>
        <table:table-row table:style-name="ro1">
          <table:table-cell table:style-name="ce2" office:value-type="float" office:value="28491" calcext:value-type="float">
            <text:p>28491</text:p>
          </table:table-cell>
          <table:table-cell table:style-name="ce2" office:value-type="string" calcext:value-type="string">
            <text:p>9ced916917433e0659fc4e71e2548e8b642f1f09b9f9c500405aaeb424963e29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101269" calcext:value-type="float">
            <text:p>110126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12]+[.E912]" office:value-type="float" office:value="1101269" calcext:value-type="float">
            <text:p>1101269</text:p>
          </table:table-cell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86.68" calcext:value-type="float">
            <text:p>86.68</text:p>
          </table:table-cell>
          <table:table-cell table:style-name="ce2" office:value-type="float" office:value="60.54" calcext:value-type="float">
            <text:p>60.5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6.68" calcext:value-type="float">
            <text:p>86.68</text:p>
          </table:table-cell>
          <table:table-cell table:number-columns-repeated="1011"/>
        </table:table-row>
        <table:table-row table:style-name="ro1">
          <table:table-cell table:style-name="ce2" office:value-type="float" office:value="28492" calcext:value-type="float">
            <text:p>28492</text:p>
          </table:table-cell>
          <table:table-cell table:style-name="ce2" office:value-type="string" calcext:value-type="string">
            <text:p>577df150a117d734cbf8389ae03b9878326230a01ae285fed804ca0cbb2c9151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2922" calcext:value-type="float">
            <text:p>292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13]+[.E913]" office:value-type="float" office:value="2922" calcext:value-type="float">
            <text:p>2922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84.22" calcext:value-type="float">
            <text:p>84.22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4.22" calcext:value-type="float">
            <text:p>84.22</text:p>
          </table:table-cell>
          <table:table-cell table:number-columns-repeated="1011"/>
        </table:table-row>
        <table:table-row table:style-name="ro1">
          <table:table-cell table:style-name="ce2" office:value-type="float" office:value="28493" calcext:value-type="float">
            <text:p>28493</text:p>
          </table:table-cell>
          <table:table-cell table:style-name="ce2" office:value-type="string" calcext:value-type="string">
            <text:p>7b9fed33597144c0303bc05e056270c17c7ab74ca188881218d2dd7c16fd7137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3753003" calcext:value-type="float">
            <text:p>3753003</text:p>
          </table:table-cell>
          <table:table-cell table:style-name="ce2" office:value-type="float" office:value="3602649" calcext:value-type="float">
            <text:p>3602649</text:p>
          </table:table-cell>
          <table:table-cell table:style-name="ce2" table:formula="of:=[.D914]+[.E914]" office:value-type="float" office:value="7355652" calcext:value-type="float">
            <text:p>7355652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7.59" calcext:value-type="float">
            <text:p>17.59</text:p>
          </table:table-cell>
          <table:table-cell table:style-name="ce2" office:value-type="float" office:value="58.43" calcext:value-type="float">
            <text:p>58.4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8.43" calcext:value-type="float">
            <text:p>58.43</text:p>
          </table:table-cell>
          <table:table-cell table:number-columns-repeated="1011"/>
        </table:table-row>
        <table:table-row table:style-name="ro1">
          <table:table-cell table:style-name="ce2" office:value-type="float" office:value="28494" calcext:value-type="float">
            <text:p>28494</text:p>
          </table:table-cell>
          <table:table-cell table:style-name="ce2" office:value-type="string" calcext:value-type="string">
            <text:p>ceea32977e14ae7fc132762e25e1facfdda5eeed5629ff4b65b59d33563dc8c0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816633" calcext:value-type="float">
            <text:p>58166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15]+[.E915]" office:value-type="float" office:value="5816633" calcext:value-type="float">
            <text:p>5816633</text:p>
          </table:table-cell>
          <table:table-cell table:style-name="ce2" office:value-type="float" office:value="7.61" calcext:value-type="float">
            <text:p>7.61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99.92" calcext:value-type="float">
            <text:p>99.92</text:p>
          </table:table-cell>
          <table:table-cell table:style-name="ce2" office:value-type="float" office:value="94.38" calcext:value-type="float">
            <text:p>94.3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92" calcext:value-type="float">
            <text:p>99.92</text:p>
          </table:table-cell>
          <table:table-cell table:number-columns-repeated="1011"/>
        </table:table-row>
        <table:table-row table:style-name="ro1">
          <table:table-cell table:style-name="ce2" office:value-type="float" office:value="28495" calcext:value-type="float">
            <text:p>28495</text:p>
          </table:table-cell>
          <table:table-cell table:style-name="ce2" office:value-type="string" calcext:value-type="string">
            <text:p>30ef9d2b08d5cf85169b63f246e8bcbbae125fad67f2b727570733e810702ffa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3503017" calcext:value-type="float">
            <text:p>3503017</text:p>
          </table:table-cell>
          <table:table-cell table:style-name="ce2" office:value-type="float" office:value="11080" calcext:value-type="float">
            <text:p>11080</text:p>
          </table:table-cell>
          <table:table-cell table:style-name="ce2" table:formula="of:=[.D916]+[.E916]" office:value-type="float" office:value="3514097" calcext:value-type="float">
            <text:p>3514097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84.65" calcext:value-type="float">
            <text:p>84.65</text:p>
          </table:table-cell>
          <table:table-cell table:style-name="ce2" office:value-type="float" office:value="44.06" calcext:value-type="float">
            <text:p>44.0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4.65" calcext:value-type="float">
            <text:p>84.65</text:p>
          </table:table-cell>
          <table:table-cell table:number-columns-repeated="1011"/>
        </table:table-row>
        <table:table-row table:style-name="ro1">
          <table:table-cell table:style-name="ce2" office:value-type="float" office:value="28496" calcext:value-type="float">
            <text:p>28496</text:p>
          </table:table-cell>
          <table:table-cell table:style-name="ce2" office:value-type="string" calcext:value-type="string">
            <text:p>4234a4ac8d15239cfb2148d1f00ed72d2b6fa8b85edeaea3275b3cd7bb1e30b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24819" calcext:value-type="float">
            <text:p>62481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17]+[.E917]" office:value-type="float" office:value="624819" calcext:value-type="float">
            <text:p>624819</text:p>
          </table:table-cell>
          <table:table-cell table:style-name="ce2" office:value-type="float" office:value="7.93" calcext:value-type="float">
            <text:p>7.93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99.79" calcext:value-type="float">
            <text:p>99.79</text:p>
          </table:table-cell>
          <table:table-cell table:style-name="ce2" office:value-type="float" office:value="83.26" calcext:value-type="float">
            <text:p>83.2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79" calcext:value-type="float">
            <text:p>99.79</text:p>
          </table:table-cell>
          <table:table-cell table:number-columns-repeated="1011"/>
        </table:table-row>
        <table:table-row table:style-name="ro1">
          <table:table-cell table:style-name="ce2" office:value-type="float" office:value="28497" calcext:value-type="float">
            <text:p>28497</text:p>
          </table:table-cell>
          <table:table-cell table:style-name="ce2" office:value-type="string" calcext:value-type="string">
            <text:p>fbfc0dc4ee278fb751386344e33564e1657118f976d63dfe18b164d3973bd7cb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503493" calcext:value-type="float">
            <text:p>350349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18]+[.E918]" office:value-type="float" office:value="3503493" calcext:value-type="float">
            <text:p>350349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41.33" calcext:value-type="float">
            <text:p>41.33</text:p>
          </table:table-cell>
          <table:table-cell table:style-name="ce2" office:value-type="float" office:value="94.38" calcext:value-type="float">
            <text:p>94.3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4.38" calcext:value-type="float">
            <text:p>94.38</text:p>
          </table:table-cell>
          <table:table-cell table:number-columns-repeated="1011"/>
        </table:table-row>
        <table:table-row table:style-name="ro1">
          <table:table-cell table:style-name="ce2" office:value-type="float" office:value="28498" calcext:value-type="float">
            <text:p>28498</text:p>
          </table:table-cell>
          <table:table-cell table:style-name="ce2" office:value-type="string" calcext:value-type="string">
            <text:p>b5fbfdd5acc5b8b8cf705964771d4ddb33f55b85f1518a613802c434ae4b33db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655046" calcext:value-type="float">
            <text:p>65504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19]+[.E919]" office:value-type="float" office:value="655046" calcext:value-type="float">
            <text:p>655046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76.54" calcext:value-type="float">
            <text:p>76.54</text:p>
          </table:table-cell>
          <table:table-cell table:style-name="ce2" office:value-type="float" office:value="40.4" calcext:value-type="float">
            <text:p>40.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6.54" calcext:value-type="float">
            <text:p>76.54</text:p>
          </table:table-cell>
          <table:table-cell table:number-columns-repeated="1011"/>
        </table:table-row>
        <table:table-row table:style-name="ro1">
          <table:table-cell table:style-name="ce2" office:value-type="float" office:value="28499" calcext:value-type="float">
            <text:p>28499</text:p>
          </table:table-cell>
          <table:table-cell table:style-name="ce2" office:value-type="string" calcext:value-type="string">
            <text:p>3a36a3fe1dba9559991013b43d6e2f0facee918a324480cb8d990f24e350a1fb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5759297" calcext:value-type="float">
            <text:p>575929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20]+[.E920]" office:value-type="float" office:value="5759297" calcext:value-type="float">
            <text:p>5759297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56.01" calcext:value-type="float">
            <text:p>56.01</text:p>
          </table:table-cell>
          <table:table-cell table:style-name="ce2" office:value-type="float" office:value="99.32" calcext:value-type="float">
            <text:p>99.3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32" calcext:value-type="float">
            <text:p>99.32</text:p>
          </table:table-cell>
          <table:table-cell table:number-columns-repeated="1011"/>
        </table:table-row>
        <table:table-row table:style-name="ro1">
          <table:table-cell table:style-name="ce2" office:value-type="float" office:value="28500" calcext:value-type="float">
            <text:p>28500</text:p>
          </table:table-cell>
          <table:table-cell table:style-name="ce2" office:value-type="string" calcext:value-type="string">
            <text:p>7ed2548ddf4508fafe7c401f7087a83e7f17f09f64a676c58a8280a77813c637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4494567" calcext:value-type="float">
            <text:p>4494567</text:p>
          </table:table-cell>
          <table:table-cell table:style-name="ce2" office:value-type="float" office:value="2716" calcext:value-type="float">
            <text:p>2716</text:p>
          </table:table-cell>
          <table:table-cell table:style-name="ce2" table:formula="of:=[.D921]+[.E921]" office:value-type="float" office:value="4497283" calcext:value-type="float">
            <text:p>4497283</text:p>
          </table:table-cell>
          <table:table-cell table:style-name="ce2" office:value-type="float" office:value="9.18" calcext:value-type="float">
            <text:p>9.1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79.75" calcext:value-type="float">
            <text:p>79.75</text:p>
          </table:table-cell>
          <table:table-cell table:style-name="ce2" office:value-type="float" office:value="93.74" calcext:value-type="float">
            <text:p>93.7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74" calcext:value-type="float">
            <text:p>93.74</text:p>
          </table:table-cell>
          <table:table-cell table:number-columns-repeated="1011"/>
        </table:table-row>
        <table:table-row table:style-name="ro1">
          <table:table-cell table:style-name="ce2" office:value-type="float" office:value="28501" calcext:value-type="float">
            <text:p>28501</text:p>
          </table:table-cell>
          <table:table-cell table:style-name="ce2" office:value-type="string" calcext:value-type="string">
            <text:p>62fe977d98c1a5fb6954fa375ab8893fb1acd4f36f2d64f5b87def89972caaae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7264325" calcext:value-type="float">
            <text:p>72643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22]+[.E922]" office:value-type="float" office:value="7264325" calcext:value-type="float">
            <text:p>7264325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59.08" calcext:value-type="float">
            <text:p>59.08</text:p>
          </table:table-cell>
          <table:table-cell table:style-name="ce2" office:value-type="float" office:value="93.99" calcext:value-type="float">
            <text:p>93.9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99" calcext:value-type="float">
            <text:p>93.99</text:p>
          </table:table-cell>
          <table:table-cell table:number-columns-repeated="1011"/>
        </table:table-row>
        <table:table-row table:style-name="ro1">
          <table:table-cell table:style-name="ce2" office:value-type="float" office:value="28502" calcext:value-type="float">
            <text:p>28502</text:p>
          </table:table-cell>
          <table:table-cell table:style-name="ce2" office:value-type="string" calcext:value-type="string">
            <text:p>6c834e81f4dd23f4201046603d19adfabf37649703c66254bb3b8f02eb157646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55649" calcext:value-type="float">
            <text:p>15564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23]+[.E923]" office:value-type="float" office:value="155649" calcext:value-type="float">
            <text:p>155649</text:p>
          </table:table-cell>
          <table:table-cell table:style-name="ce2" office:value-type="float" office:value="10.29" calcext:value-type="float">
            <text:p>10.29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30.25" calcext:value-type="float">
            <text:p>30.25</text:p>
          </table:table-cell>
          <table:table-cell table:style-name="ce2" office:value-type="float" office:value="91.98" calcext:value-type="float">
            <text:p>91.9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98" calcext:value-type="float">
            <text:p>91.98</text:p>
          </table:table-cell>
          <table:table-cell table:number-columns-repeated="1011"/>
        </table:table-row>
        <table:table-row table:style-name="ro1">
          <table:table-cell table:style-name="ce2" office:value-type="float" office:value="28503" calcext:value-type="float">
            <text:p>28503</text:p>
          </table:table-cell>
          <table:table-cell table:style-name="ce2" office:value-type="string" calcext:value-type="string">
            <text:p>b94f3fd9756e902105bc250b0b0e98fb49cbb798f6a9c3cb429f36bcfb8e81ab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078274" calcext:value-type="float">
            <text:p>107827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24]+[.E924]" office:value-type="float" office:value="1078274" calcext:value-type="float">
            <text:p>1078274</text:p>
          </table:table-cell>
          <table:table-cell table:style-name="ce2" office:value-type="float" office:value="6.29" calcext:value-type="float">
            <text:p>6.29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90.34" calcext:value-type="float">
            <text:p>90.34</text:p>
          </table:table-cell>
          <table:table-cell table:style-name="ce2" office:value-type="float" office:value="71.82" calcext:value-type="float">
            <text:p>71.8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0.34" calcext:value-type="float">
            <text:p>90.34</text:p>
          </table:table-cell>
          <table:table-cell table:number-columns-repeated="1011"/>
        </table:table-row>
        <table:table-row table:style-name="ro1">
          <table:table-cell table:style-name="ce2" office:value-type="float" office:value="28504" calcext:value-type="float">
            <text:p>28504</text:p>
          </table:table-cell>
          <table:table-cell table:style-name="ce2" office:value-type="string" calcext:value-type="string">
            <text:p>06461e5599eab1429bbd4014b40d9ea94ca467de959a8cc6dfbec292c27aa434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4140" calcext:value-type="float">
            <text:p>41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25]+[.E925]" office:value-type="float" office:value="4140" calcext:value-type="float">
            <text:p>4140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78.81" calcext:value-type="float">
            <text:p>78.81</text:p>
          </table:table-cell>
          <table:table-cell table:style-name="ce2" office:value-type="float" office:value="63.26" calcext:value-type="float">
            <text:p>63.2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8.81" calcext:value-type="float">
            <text:p>78.81</text:p>
          </table:table-cell>
          <table:table-cell table:number-columns-repeated="1011"/>
        </table:table-row>
        <table:table-row table:style-name="ro1">
          <table:table-cell table:style-name="ce2" office:value-type="float" office:value="28505" calcext:value-type="float">
            <text:p>28505</text:p>
          </table:table-cell>
          <table:table-cell table:style-name="ce2" office:value-type="string" calcext:value-type="string">
            <text:p>51622446b56fd7c483cc7994852e815edc64e190ebeb4b9ac36ee96c19e03915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4001742" calcext:value-type="float">
            <text:p>4001742</text:p>
          </table:table-cell>
          <table:table-cell table:style-name="ce2" office:value-type="float" office:value="276441" calcext:value-type="float">
            <text:p>276441</text:p>
          </table:table-cell>
          <table:table-cell table:style-name="ce2" table:formula="of:=[.D926]+[.E926]" office:value-type="float" office:value="4278183" calcext:value-type="float">
            <text:p>4278183</text:p>
          </table:table-cell>
          <table:table-cell table:style-name="ce2" office:value-type="float" office:value="6.19" calcext:value-type="float">
            <text:p>6.19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62.72" calcext:value-type="float">
            <text:p>62.72</text:p>
          </table:table-cell>
          <table:table-cell table:style-name="ce2" office:value-type="float" office:value="63.56" calcext:value-type="float">
            <text:p>63.5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63.56" calcext:value-type="float">
            <text:p>63.56</text:p>
          </table:table-cell>
          <table:table-cell table:number-columns-repeated="1011"/>
        </table:table-row>
        <table:table-row table:style-name="ro1">
          <table:table-cell table:style-name="ce2" office:value-type="float" office:value="28506" calcext:value-type="float">
            <text:p>28506</text:p>
          </table:table-cell>
          <table:table-cell table:style-name="ce2" office:value-type="string" calcext:value-type="string">
            <text:p>f11374e55f65cf1b3e00e2119e6e19b6480231fac1720372c2378f1c94c02e8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825632" calcext:value-type="float">
            <text:p>68256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27]+[.E927]" office:value-type="float" office:value="6825632" calcext:value-type="float">
            <text:p>6825632</text:p>
          </table:table-cell>
          <table:table-cell table:style-name="ce2" office:value-type="float" office:value="4.94" calcext:value-type="float">
            <text:p>4.94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82.94" calcext:value-type="float">
            <text:p>82.94</text:p>
          </table:table-cell>
          <table:table-cell table:style-name="ce2" office:value-type="float" office:value="55.94" calcext:value-type="float">
            <text:p>55.9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2.94" calcext:value-type="float">
            <text:p>82.94</text:p>
          </table:table-cell>
          <table:table-cell table:number-columns-repeated="1011"/>
        </table:table-row>
        <table:table-row table:style-name="ro1">
          <table:table-cell table:style-name="ce2" office:value-type="float" office:value="28507" calcext:value-type="float">
            <text:p>28507</text:p>
          </table:table-cell>
          <table:table-cell table:style-name="ce2" office:value-type="string" calcext:value-type="string">
            <text:p>fde1329c88da575a1dbc2c67e08a37b546944d4df2e1d74ccdf555a6d8944ef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2751762" calcext:value-type="float">
            <text:p>1275176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28]+[.E928]" office:value-type="float" office:value="12751762" calcext:value-type="float">
            <text:p>12751762</text:p>
          </table:table-cell>
          <table:table-cell table:style-name="ce2" office:value-type="float" office:value="7.54" calcext:value-type="float">
            <text:p>7.54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96.97" calcext:value-type="float">
            <text:p>96.97</text:p>
          </table:table-cell>
          <table:table-cell table:style-name="ce2" office:value-type="float" office:value="94.65" calcext:value-type="float">
            <text:p>94.6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97" calcext:value-type="float">
            <text:p>96.97</text:p>
          </table:table-cell>
          <table:table-cell table:number-columns-repeated="1011"/>
        </table:table-row>
        <table:table-row table:style-name="ro1">
          <table:table-cell table:style-name="ce2" office:value-type="float" office:value="28508" calcext:value-type="float">
            <text:p>28508</text:p>
          </table:table-cell>
          <table:table-cell table:style-name="ce2" office:value-type="string" calcext:value-type="string">
            <text:p>fd66242d1c1a1243e31f4c7b0422ece826203dae7d9fc6bc47fbf6492edef53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678571" calcext:value-type="float">
            <text:p>467857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29]+[.E929]" office:value-type="float" office:value="4678571" calcext:value-type="float">
            <text:p>4678571</text:p>
          </table:table-cell>
          <table:table-cell table:style-name="ce2" office:value-type="float" office:value="7.68" calcext:value-type="float">
            <text:p>7.68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95.23" calcext:value-type="float">
            <text:p>95.23</text:p>
          </table:table-cell>
          <table:table-cell table:style-name="ce2" office:value-type="float" office:value="99.25" calcext:value-type="float">
            <text:p>99.2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25" calcext:value-type="float">
            <text:p>99.25</text:p>
          </table:table-cell>
          <table:table-cell table:number-columns-repeated="1011"/>
        </table:table-row>
        <table:table-row table:style-name="ro1">
          <table:table-cell table:style-name="ce2" office:value-type="float" office:value="28509" calcext:value-type="float">
            <text:p>28509</text:p>
          </table:table-cell>
          <table:table-cell table:style-name="ce2" office:value-type="string" calcext:value-type="string">
            <text:p>20df3f85654ecdb0f34f89d96a29de430261009bddb40327984404f38ebbb4a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934893" calcext:value-type="float">
            <text:p>934893</text:p>
          </table:table-cell>
          <table:table-cell table:style-name="ce2" office:value-type="float" office:value="5001494" calcext:value-type="float">
            <text:p>5001494</text:p>
          </table:table-cell>
          <table:table-cell table:style-name="ce2" table:formula="of:=[.D930]+[.E930]" office:value-type="float" office:value="5936387" calcext:value-type="float">
            <text:p>5936387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81.94" calcext:value-type="float">
            <text:p>81.94</text:p>
          </table:table-cell>
          <table:table-cell table:style-name="ce2" office:value-type="float" office:value="82.9" calcext:value-type="float">
            <text:p>82.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2.9" calcext:value-type="float">
            <text:p>82.9</text:p>
          </table:table-cell>
          <table:table-cell table:number-columns-repeated="1011"/>
        </table:table-row>
        <table:table-row table:style-name="ro1">
          <table:table-cell table:style-name="ce2" office:value-type="float" office:value="28510" calcext:value-type="float">
            <text:p>28510</text:p>
          </table:table-cell>
          <table:table-cell table:style-name="ce2" office:value-type="string" calcext:value-type="string">
            <text:p>063a8697dfc0a8f3109238c91273913f8e1ebe709187650b451847ba9f471f44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94490" calcext:value-type="float">
            <text:p>94490</text:p>
          </table:table-cell>
          <table:table-cell table:style-name="ce2" office:value-type="float" office:value="175407" calcext:value-type="float">
            <text:p>175407</text:p>
          </table:table-cell>
          <table:table-cell table:style-name="ce2" table:formula="of:=[.D931]+[.E931]" office:value-type="float" office:value="269897" calcext:value-type="float">
            <text:p>269897</text:p>
          </table:table-cell>
          <table:table-cell table:style-name="ce2" office:value-type="float" office:value="6.38" calcext:value-type="float">
            <text:p>6.3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87.14" calcext:value-type="float">
            <text:p>87.14</text:p>
          </table:table-cell>
          <table:table-cell table:style-name="ce2" office:value-type="float" office:value="66.14" calcext:value-type="float">
            <text:p>66.1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7.14" calcext:value-type="float">
            <text:p>87.14</text:p>
          </table:table-cell>
          <table:table-cell table:number-columns-repeated="1011"/>
        </table:table-row>
        <table:table-row table:style-name="ro1">
          <table:table-cell table:style-name="ce2" office:value-type="float" office:value="28511" calcext:value-type="float">
            <text:p>28511</text:p>
          </table:table-cell>
          <table:table-cell table:style-name="ce2" office:value-type="string" calcext:value-type="string">
            <text:p>3e7c8a408535e928a3baeb8c42f9d772d8a4dce5ca7b5a725b0830f6cdf129d5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527311" calcext:value-type="float">
            <text:p>5273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32]+[.E932]" office:value-type="float" office:value="527311" calcext:value-type="float">
            <text:p>527311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79.75" calcext:value-type="float">
            <text:p>79.75</text:p>
          </table:table-cell>
          <table:table-cell table:style-name="ce2" office:value-type="float" office:value="55.52" calcext:value-type="float">
            <text:p>55.5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9.75" calcext:value-type="float">
            <text:p>79.75</text:p>
          </table:table-cell>
          <table:table-cell table:number-columns-repeated="1011"/>
        </table:table-row>
        <table:table-row table:style-name="ro1">
          <table:table-cell table:style-name="ce2" office:value-type="float" office:value="28512" calcext:value-type="float">
            <text:p>28512</text:p>
          </table:table-cell>
          <table:table-cell table:style-name="ce2" office:value-type="string" calcext:value-type="string">
            <text:p>581a3333f2e4f7facb95caa1f648877a549d730e7acbb50f38760ae4a1552d36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3527887" calcext:value-type="float">
            <text:p>3527887</text:p>
          </table:table-cell>
          <table:table-cell table:style-name="ce2" office:value-type="float" office:value="2874627" calcext:value-type="float">
            <text:p>2874627</text:p>
          </table:table-cell>
          <table:table-cell table:style-name="ce2" table:formula="of:=[.D933]+[.E933]" office:value-type="float" office:value="6402514" calcext:value-type="float">
            <text:p>640251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48.19" calcext:value-type="float">
            <text:p>48.1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11"/>
        </table:table-row>
        <table:table-row table:style-name="ro1">
          <table:table-cell table:style-name="ce2" office:value-type="float" office:value="28513" calcext:value-type="float">
            <text:p>28513</text:p>
          </table:table-cell>
          <table:table-cell table:style-name="ce2" office:value-type="string" calcext:value-type="string">
            <text:p>2bf7d9e84c6212b48aaab25257a8a27aa024a4d11b484cb2ec525fc99346276b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96359" calcext:value-type="float">
            <text:p>196359</text:p>
          </table:table-cell>
          <table:table-cell table:style-name="ce2" office:value-type="float" office:value="5188564" calcext:value-type="float">
            <text:p>5188564</text:p>
          </table:table-cell>
          <table:table-cell table:style-name="ce2" table:formula="of:=[.D934]+[.E934]" office:value-type="float" office:value="5384923" calcext:value-type="float">
            <text:p>5384923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78.13" calcext:value-type="float">
            <text:p>78.13</text:p>
          </table:table-cell>
          <table:table-cell table:style-name="ce2" office:value-type="float" office:value="48.22" calcext:value-type="float">
            <text:p>48.2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8.13" calcext:value-type="float">
            <text:p>78.13</text:p>
          </table:table-cell>
          <table:table-cell table:number-columns-repeated="1011"/>
        </table:table-row>
        <table:table-row table:style-name="ro1">
          <table:table-cell table:style-name="ce2" office:value-type="float" office:value="28514" calcext:value-type="float">
            <text:p>28514</text:p>
          </table:table-cell>
          <table:table-cell table:style-name="ce2" office:value-type="string" calcext:value-type="string">
            <text:p>672525aa80df102b718c9e726a4a60b47cf6cf169564f9d93a807f800d16c2cb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521" calcext:value-type="float">
            <text:p>852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35]+[.E935]" office:value-type="float" office:value="8521" calcext:value-type="float">
            <text:p>8521</text:p>
          </table:table-cell>
          <table:table-cell table:style-name="ce2" office:value-type="float" office:value="6.38" calcext:value-type="float">
            <text:p>6.38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51.7" calcext:value-type="float">
            <text:p>51.7</text:p>
          </table:table-cell>
          <table:table-cell table:style-name="ce2" office:value-type="float" office:value="86.94" calcext:value-type="float">
            <text:p>86.9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6.94" calcext:value-type="float">
            <text:p>86.94</text:p>
          </table:table-cell>
          <table:table-cell table:number-columns-repeated="1011"/>
        </table:table-row>
        <table:table-row table:style-name="ro1">
          <table:table-cell table:style-name="ce2" office:value-type="float" office:value="28515" calcext:value-type="float">
            <text:p>28515</text:p>
          </table:table-cell>
          <table:table-cell table:style-name="ce2" office:value-type="string" calcext:value-type="string">
            <text:p>6dfc4775864ec9a4ffc838ba23c306cac173367a9fd95ca6a92b655079f18530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33642" calcext:value-type="float">
            <text:p>733642</text:p>
          </table:table-cell>
          <table:table-cell table:style-name="ce2" office:value-type="float" office:value="5003336" calcext:value-type="float">
            <text:p>5003336</text:p>
          </table:table-cell>
          <table:table-cell table:style-name="ce2" table:formula="of:=[.D936]+[.E936]" office:value-type="float" office:value="5736978" calcext:value-type="float">
            <text:p>5736978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60.85" calcext:value-type="float">
            <text:p>60.85</text:p>
          </table:table-cell>
          <table:table-cell table:style-name="ce2" office:value-type="float" office:value="37.08" calcext:value-type="float">
            <text:p>37.0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60.85" calcext:value-type="float">
            <text:p>60.85</text:p>
          </table:table-cell>
          <table:table-cell table:number-columns-repeated="1011"/>
        </table:table-row>
        <table:table-row table:style-name="ro1">
          <table:table-cell table:style-name="ce2" office:value-type="float" office:value="28516" calcext:value-type="float">
            <text:p>28516</text:p>
          </table:table-cell>
          <table:table-cell table:style-name="ce2" office:value-type="string" calcext:value-type="string">
            <text:p>235103ce260623ca5e1360120e19611c235a6abb7f6248c64ca0ce19dadc240e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2212080" calcext:value-type="float">
            <text:p>2212080</text:p>
          </table:table-cell>
          <table:table-cell table:style-name="ce2" table:formula="of:=[.D937]+[.E937]" office:value-type="float" office:value="2212757" calcext:value-type="float">
            <text:p>2212757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55.03" calcext:value-type="float">
            <text:p>55.03</text:p>
          </table:table-cell>
          <table:table-cell table:style-name="ce2" office:value-type="float" office:value="26.32" calcext:value-type="float">
            <text:p>26.3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55.03" calcext:value-type="float">
            <text:p>55.03</text:p>
          </table:table-cell>
          <table:table-cell table:number-columns-repeated="1011"/>
        </table:table-row>
        <table:table-row table:style-name="ro1">
          <table:table-cell table:style-name="ce2" office:value-type="float" office:value="28517" calcext:value-type="float">
            <text:p>28517</text:p>
          </table:table-cell>
          <table:table-cell table:style-name="ce2" office:value-type="string" calcext:value-type="string">
            <text:p>5a3f2fa77c5878697b37d484b5892be9fd8146355a6b7929ea8274caa8b5c300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303465" calcext:value-type="float">
            <text:p>1303465</text:p>
          </table:table-cell>
          <table:table-cell table:style-name="ce2" office:value-type="float" office:value="4896" calcext:value-type="float">
            <text:p>4896</text:p>
          </table:table-cell>
          <table:table-cell table:style-name="ce2" table:formula="of:=[.D938]+[.E938]" office:value-type="float" office:value="1308361" calcext:value-type="float">
            <text:p>1308361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52.76" calcext:value-type="float">
            <text:p>52.7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2.76" calcext:value-type="float">
            <text:p>52.76</text:p>
          </table:table-cell>
          <table:table-cell table:number-columns-repeated="1011"/>
        </table:table-row>
        <table:table-row table:style-name="ro1">
          <table:table-cell table:style-name="ce2" office:value-type="float" office:value="28518" calcext:value-type="float">
            <text:p>28518</text:p>
          </table:table-cell>
          <table:table-cell table:style-name="ce2" office:value-type="string" calcext:value-type="string">
            <text:p>e66cb09268b00818e5090cac5d9ea2c7255e2ef03e8b28f95a6857d0f6bcc8cc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502962" calcext:value-type="float">
            <text:p>150296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39]+[.E939]" office:value-type="float" office:value="1502962" calcext:value-type="float">
            <text:p>1502962</text:p>
          </table:table-cell>
          <table:table-cell table:style-name="ce2" office:value-type="float" office:value="8.74" calcext:value-type="float">
            <text:p>8.74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92.13" calcext:value-type="float">
            <text:p>92.13</text:p>
          </table:table-cell>
          <table:table-cell table:style-name="ce2" office:value-type="float" office:value="92.83" calcext:value-type="float">
            <text:p>92.8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83" calcext:value-type="float">
            <text:p>92.83</text:p>
          </table:table-cell>
          <table:table-cell table:number-columns-repeated="1011"/>
        </table:table-row>
        <table:table-row table:style-name="ro1">
          <table:table-cell table:style-name="ce2" office:value-type="float" office:value="28519" calcext:value-type="float">
            <text:p>28519</text:p>
          </table:table-cell>
          <table:table-cell table:style-name="ce2" office:value-type="string" calcext:value-type="string">
            <text:p>7a8009722bf75ee83b3c1ba8ab650507d277528300b2d7759b0a874a771bac72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58204" calcext:value-type="float">
            <text:p>2582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40]+[.E940]" office:value-type="float" office:value="258204" calcext:value-type="float">
            <text:p>258204</text:p>
          </table:table-cell>
          <table:table-cell table:style-name="ce2" office:value-type="float" office:value="9.85" calcext:value-type="float">
            <text:p>9.85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56.58" calcext:value-type="float">
            <text:p>56.58</text:p>
          </table:table-cell>
          <table:table-cell table:style-name="ce2" office:value-type="float" office:value="92.61" calcext:value-type="float">
            <text:p>92.6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61" calcext:value-type="float">
            <text:p>92.61</text:p>
          </table:table-cell>
          <table:table-cell table:number-columns-repeated="1011"/>
        </table:table-row>
        <table:table-row table:style-name="ro1">
          <table:table-cell table:style-name="ce2" office:value-type="float" office:value="28520" calcext:value-type="float">
            <text:p>28520</text:p>
          </table:table-cell>
          <table:table-cell table:style-name="ce2" office:value-type="string" calcext:value-type="string">
            <text:p>bf05ba783145bb39666f587e63f7ca158f46387eddcfdd9816e8dc569beaf6bf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13470" calcext:value-type="float">
            <text:p>81347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41]+[.E941]" office:value-type="float" office:value="813470" calcext:value-type="float">
            <text:p>813470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98.39" calcext:value-type="float">
            <text:p>98.39</text:p>
          </table:table-cell>
          <table:table-cell table:style-name="ce2" office:value-type="float" office:value="85.76" calcext:value-type="float">
            <text:p>85.7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.39" calcext:value-type="float">
            <text:p>98.39</text:p>
          </table:table-cell>
          <table:table-cell table:number-columns-repeated="1011"/>
        </table:table-row>
        <table:table-row table:style-name="ro1">
          <table:table-cell table:style-name="ce2" office:value-type="float" office:value="28521" calcext:value-type="float">
            <text:p>28521</text:p>
          </table:table-cell>
          <table:table-cell table:style-name="ce2" office:value-type="string" calcext:value-type="string">
            <text:p>088e4dcfaaf009c2c0588e74fb7b95676fdb427c82a1cef412c25d358e3f1153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52357" calcext:value-type="float">
            <text:p>852357</text:p>
          </table:table-cell>
          <table:table-cell table:style-name="ce2" office:value-type="float" office:value="128446" calcext:value-type="float">
            <text:p>128446</text:p>
          </table:table-cell>
          <table:table-cell table:style-name="ce2" table:formula="of:=[.D942]+[.E942]" office:value-type="float" office:value="980803" calcext:value-type="float">
            <text:p>980803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8.28" calcext:value-type="float">
            <text:p>88.28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8.28" calcext:value-type="float">
            <text:p>88.28</text:p>
          </table:table-cell>
          <table:table-cell table:number-columns-repeated="1011"/>
        </table:table-row>
        <table:table-row table:style-name="ro1">
          <table:table-cell table:style-name="ce2" office:value-type="float" office:value="28522" calcext:value-type="float">
            <text:p>28522</text:p>
          </table:table-cell>
          <table:table-cell table:style-name="ce2" office:value-type="string" calcext:value-type="string">
            <text:p>2625587497f567ec3d8c16513673676ce8c037dcd6f43d174947438ee8a67f96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253907" calcext:value-type="float">
            <text:p>1253907</text:p>
          </table:table-cell>
          <table:table-cell table:style-name="ce2" office:value-type="float" office:value="16354" calcext:value-type="float">
            <text:p>16354</text:p>
          </table:table-cell>
          <table:table-cell table:style-name="ce2" table:formula="of:=[.D943]+[.E943]" office:value-type="float" office:value="1270261" calcext:value-type="float">
            <text:p>1270261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4.48" calcext:value-type="float">
            <text:p>4.48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3.33" calcext:value-type="float">
            <text:p>73.33</text:p>
          </table:table-cell>
          <table:table-cell table:style-name="ce2" office:value-type="float" office:value="37.52" calcext:value-type="float">
            <text:p>37.5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3.33" calcext:value-type="float">
            <text:p>73.33</text:p>
          </table:table-cell>
          <table:table-cell table:number-columns-repeated="1011"/>
        </table:table-row>
        <table:table-row table:style-name="ro1">
          <table:table-cell table:style-name="ce2" office:value-type="float" office:value="28523" calcext:value-type="float">
            <text:p>28523</text:p>
          </table:table-cell>
          <table:table-cell table:style-name="ce2" office:value-type="string" calcext:value-type="string">
            <text:p>b78d73fb76f18faf6cd63c4071e4137f9f5b537ba28a891212de9679d43d5d61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8801463" calcext:value-type="float">
            <text:p>8801463</text:p>
          </table:table-cell>
          <table:table-cell table:style-name="ce2" office:value-type="float" office:value="6901250" calcext:value-type="float">
            <text:p>6901250</text:p>
          </table:table-cell>
          <table:table-cell table:style-name="ce2" table:formula="of:=[.D944]+[.E944]" office:value-type="float" office:value="15702713" calcext:value-type="float">
            <text:p>15702713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53.82" calcext:value-type="float">
            <text:p>53.82</text:p>
          </table:table-cell>
          <table:table-cell table:style-name="ce2" office:value-type="float" office:value="35.39" calcext:value-type="float">
            <text:p>35.3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53.82" calcext:value-type="float">
            <text:p>53.82</text:p>
          </table:table-cell>
          <table:table-cell table:number-columns-repeated="1011"/>
        </table:table-row>
        <table:table-row table:style-name="ro1">
          <table:table-cell table:style-name="ce2" office:value-type="float" office:value="28524" calcext:value-type="float">
            <text:p>28524</text:p>
          </table:table-cell>
          <table:table-cell table:style-name="ce2" office:value-type="string" calcext:value-type="string">
            <text:p>e932acaabbabf50e197bc4bc34213a11bf02c2b1d9b8d90e84d80cf2ed8f5797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4409029" calcext:value-type="float">
            <text:p>440902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45]+[.E945]" office:value-type="float" office:value="4409029" calcext:value-type="float">
            <text:p>4409029</text:p>
          </table:table-cell>
          <table:table-cell table:style-name="ce2" office:value-type="float" office:value="6.72" calcext:value-type="float">
            <text:p>6.72</text:p>
          </table:table-cell>
          <table:table-cell table:style-name="ce2" office:value-type="float" office:value="8.58" calcext:value-type="float">
            <text:p>8.58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80.61" calcext:value-type="float">
            <text:p>80.61</text:p>
          </table:table-cell>
          <table:table-cell table:style-name="ce2" office:value-type="float" office:value="84.78" calcext:value-type="float">
            <text:p>84.7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4.78" calcext:value-type="float">
            <text:p>84.78</text:p>
          </table:table-cell>
          <table:table-cell table:number-columns-repeated="1011"/>
        </table:table-row>
        <table:table-row table:style-name="ro1">
          <table:table-cell table:style-name="ce2" office:value-type="float" office:value="28525" calcext:value-type="float">
            <text:p>28525</text:p>
          </table:table-cell>
          <table:table-cell table:style-name="ce2" office:value-type="string" calcext:value-type="string">
            <text:p>6f14f7c3dde5ffa2a399f742357c3b2c122210996d3643c147ad64f1900024c9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727452" calcext:value-type="float">
            <text:p>1727452</text:p>
          </table:table-cell>
          <table:table-cell table:style-name="ce2" office:value-type="float" office:value="2370553" calcext:value-type="float">
            <text:p>2370553</text:p>
          </table:table-cell>
          <table:table-cell table:style-name="ce2" table:formula="of:=[.D946]+[.E946]" office:value-type="float" office:value="4098005" calcext:value-type="float">
            <text:p>4098005</text:p>
          </table:table-cell>
          <table:table-cell table:style-name="ce2" office:value-type="float" office:value="7.39" calcext:value-type="float">
            <text:p>7.39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80.61" calcext:value-type="float">
            <text:p>80.61</text:p>
          </table:table-cell>
          <table:table-cell table:style-name="ce2" office:value-type="float" office:value="76.36" calcext:value-type="float">
            <text:p>76.3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0.61" calcext:value-type="float">
            <text:p>80.61</text:p>
          </table:table-cell>
          <table:table-cell table:number-columns-repeated="1011"/>
        </table:table-row>
        <table:table-row table:style-name="ro1">
          <table:table-cell table:style-name="ce2" office:value-type="float" office:value="28526" calcext:value-type="float">
            <text:p>28526</text:p>
          </table:table-cell>
          <table:table-cell table:style-name="ce2" office:value-type="string" calcext:value-type="string">
            <text:p>0639f474c9d5754d6a1ebe752d9bd9f880d3b8179a9b7d4350d73d53a41e0833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5004136" calcext:value-type="float">
            <text:p>500413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47]+[.E947]" office:value-type="float" office:value="5004136" calcext:value-type="float">
            <text:p>5004136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39.64" calcext:value-type="float">
            <text:p>39.64</text:p>
          </table:table-cell>
          <table:table-cell table:style-name="ce2" office:value-type="float" office:value="93.4" calcext:value-type="float">
            <text:p>93.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4" calcext:value-type="float">
            <text:p>93.4</text:p>
          </table:table-cell>
          <table:table-cell table:number-columns-repeated="1011"/>
        </table:table-row>
        <table:table-row table:style-name="ro1">
          <table:table-cell table:style-name="ce2" office:value-type="float" office:value="28527" calcext:value-type="float">
            <text:p>28527</text:p>
          </table:table-cell>
          <table:table-cell table:style-name="ce2" office:value-type="string" calcext:value-type="string">
            <text:p>0d0d22c6eb1febc88a1b373a1742f590ec9dfa7505bcb9743b80d99869ee6e23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33991" calcext:value-type="float">
            <text:p>13399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48]+[.E948]" office:value-type="float" office:value="133991" calcext:value-type="float">
            <text:p>133991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78.48" calcext:value-type="float">
            <text:p>78.48</text:p>
          </table:table-cell>
          <table:table-cell table:style-name="ce2" office:value-type="float" office:value="41.64" calcext:value-type="float">
            <text:p>41.6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8.48" calcext:value-type="float">
            <text:p>78.48</text:p>
          </table:table-cell>
          <table:table-cell table:number-columns-repeated="1011"/>
        </table:table-row>
        <table:table-row table:style-name="ro1">
          <table:table-cell table:style-name="ce2" office:value-type="float" office:value="28528" calcext:value-type="float">
            <text:p>28528</text:p>
          </table:table-cell>
          <table:table-cell table:style-name="ce2" office:value-type="string" calcext:value-type="string">
            <text:p>3d9b5036d56582bee73cf188373ad5fb8541a318257fa9b5a6310406358ff8a7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804" calcext:value-type="float">
            <text:p>1804</text:p>
          </table:table-cell>
          <table:table-cell table:style-name="ce2" office:value-type="float" office:value="2202583" calcext:value-type="float">
            <text:p>2202583</text:p>
          </table:table-cell>
          <table:table-cell table:style-name="ce2" table:formula="of:=[.D949]+[.E949]" office:value-type="float" office:value="2204387" calcext:value-type="float">
            <text:p>2204387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35.75" calcext:value-type="float">
            <text:p>35.75</text:p>
          </table:table-cell>
          <table:table-cell table:style-name="ce2" office:value-type="float" office:value="32.9" calcext:value-type="float">
            <text:p>32.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35.75" calcext:value-type="float">
            <text:p>35.75</text:p>
          </table:table-cell>
          <table:table-cell table:number-columns-repeated="1011"/>
        </table:table-row>
        <table:table-row table:style-name="ro1">
          <table:table-cell table:style-name="ce2" office:value-type="float" office:value="28529" calcext:value-type="float">
            <text:p>28529</text:p>
          </table:table-cell>
          <table:table-cell table:style-name="ce2" office:value-type="string" calcext:value-type="string">
            <text:p>7911de912e69672c53c7ca078b701ac439d0c7b3e8f68d933d3099ff2f8f4ea4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2162662" calcext:value-type="float">
            <text:p>216266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50]+[.E950]" office:value-type="float" office:value="2162662" calcext:value-type="float">
            <text:p>2162662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80.52" calcext:value-type="float">
            <text:p>80.52</text:p>
          </table:table-cell>
          <table:table-cell table:style-name="ce2" office:value-type="float" office:value="66.02" calcext:value-type="float">
            <text:p>66.0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0.52" calcext:value-type="float">
            <text:p>80.52</text:p>
          </table:table-cell>
          <table:table-cell table:number-columns-repeated="1011"/>
        </table:table-row>
        <table:table-row table:style-name="ro1">
          <table:table-cell table:style-name="ce2" office:value-type="float" office:value="28530" calcext:value-type="float">
            <text:p>28530</text:p>
          </table:table-cell>
          <table:table-cell table:style-name="ce2" office:value-type="string" calcext:value-type="string">
            <text:p>7bc98e8df5efca8e09f9f290097b9bee91eff4bfd0eeff954336a322e0efec3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429" calcext:value-type="float">
            <text:p>2429</text:p>
          </table:table-cell>
          <table:table-cell table:style-name="ce2" office:value-type="float" office:value="3474128" calcext:value-type="float">
            <text:p>3474128</text:p>
          </table:table-cell>
          <table:table-cell table:style-name="ce2" table:formula="of:=[.D951]+[.E951]" office:value-type="float" office:value="3476557" calcext:value-type="float">
            <text:p>3476557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88.13" calcext:value-type="float">
            <text:p>88.13</text:p>
          </table:table-cell>
          <table:table-cell table:style-name="ce2" office:value-type="float" office:value="55.88" calcext:value-type="float">
            <text:p>55.8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8.13" calcext:value-type="float">
            <text:p>88.13</text:p>
          </table:table-cell>
          <table:table-cell table:number-columns-repeated="1011"/>
        </table:table-row>
        <table:table-row table:style-name="ro1">
          <table:table-cell table:style-name="ce2" office:value-type="float" office:value="28531" calcext:value-type="float">
            <text:p>28531</text:p>
          </table:table-cell>
          <table:table-cell table:style-name="ce2" office:value-type="string" calcext:value-type="string">
            <text:p>1a254345587d7b1530aa459e0b8b526c3803633f22c133f54d7490912a27c126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2173632" calcext:value-type="float">
            <text:p>21736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52]+[.E952]" office:value-type="float" office:value="2173632" calcext:value-type="float">
            <text:p>2173632</text:p>
          </table:table-cell>
          <table:table-cell table:style-name="ce2" office:value-type="float" office:value="10.07" calcext:value-type="float">
            <text:p>10.07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63.28" calcext:value-type="float">
            <text:p>63.28</text:p>
          </table:table-cell>
          <table:table-cell table:style-name="ce2" office:value-type="float" office:value="98.37" calcext:value-type="float">
            <text:p>98.3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37" calcext:value-type="float">
            <text:p>98.37</text:p>
          </table:table-cell>
          <table:table-cell table:number-columns-repeated="1011"/>
        </table:table-row>
        <table:table-row table:style-name="ro1">
          <table:table-cell table:style-name="ce2" office:value-type="float" office:value="28532" calcext:value-type="float">
            <text:p>28532</text:p>
          </table:table-cell>
          <table:table-cell table:style-name="ce2" office:value-type="string" calcext:value-type="string">
            <text:p>ab2c719d46dda5f8c78135f22a616f64f99d7e264dc07c0e96b7cbf54b19e1aa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2156746" calcext:value-type="float">
            <text:p>2156746</text:p>
          </table:table-cell>
          <table:table-cell table:style-name="ce2" office:value-type="float" office:value="2152" calcext:value-type="float">
            <text:p>2152</text:p>
          </table:table-cell>
          <table:table-cell table:style-name="ce2" table:formula="of:=[.D953]+[.E953]" office:value-type="float" office:value="2158898" calcext:value-type="float">
            <text:p>2158898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82.45" calcext:value-type="float">
            <text:p>82.45</text:p>
          </table:table-cell>
          <table:table-cell table:style-name="ce2" office:value-type="float" office:value="98.03" calcext:value-type="float">
            <text:p>98.0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03" calcext:value-type="float">
            <text:p>98.03</text:p>
          </table:table-cell>
          <table:table-cell table:number-columns-repeated="1011"/>
        </table:table-row>
        <table:table-row table:style-name="ro1">
          <table:table-cell table:style-name="ce2" office:value-type="float" office:value="28533" calcext:value-type="float">
            <text:p>28533</text:p>
          </table:table-cell>
          <table:table-cell table:style-name="ce2" office:value-type="string" calcext:value-type="string">
            <text:p>5fcb20b6d993c9dcccd6ec4f055106403d28f8828ee94dfecf701d3044055d74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783948" calcext:value-type="float">
            <text:p>1783948</text:p>
          </table:table-cell>
          <table:table-cell table:style-name="ce2" office:value-type="float" office:value="72673" calcext:value-type="float">
            <text:p>72673</text:p>
          </table:table-cell>
          <table:table-cell table:style-name="ce2" table:formula="of:=[.D954]+[.E954]" office:value-type="float" office:value="1856621" calcext:value-type="float">
            <text:p>1856621</text:p>
          </table:table-cell>
          <table:table-cell table:style-name="ce2" office:value-type="float" office:value="7.93" calcext:value-type="float">
            <text:p>7.93</text:p>
          </table:table-cell>
          <table:table-cell table:style-name="ce2" office:value-type="float" office:value="8.44" calcext:value-type="float">
            <text:p>8.44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56.63" calcext:value-type="float">
            <text:p>56.63</text:p>
          </table:table-cell>
          <table:table-cell table:style-name="ce2" office:value-type="float" office:value="96.79" calcext:value-type="float">
            <text:p>96.7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6.79" calcext:value-type="float">
            <text:p>96.79</text:p>
          </table:table-cell>
          <table:table-cell table:number-columns-repeated="1011"/>
        </table:table-row>
        <table:table-row table:style-name="ro1">
          <table:table-cell table:style-name="ce2" office:value-type="float" office:value="28534" calcext:value-type="float">
            <text:p>28534</text:p>
          </table:table-cell>
          <table:table-cell table:style-name="ce2" office:value-type="string" calcext:value-type="string">
            <text:p>fafc736e93a34ba4beab692d6db74b73e892f825b7f9db6b697771d75c67c4e2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666" calcext:value-type="float">
            <text:p>1666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table:formula="of:=[.D955]+[.E955]" office:value-type="float" office:value="3589" calcext:value-type="float">
            <text:p>3589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79.14" calcext:value-type="float">
            <text:p>79.14</text:p>
          </table:table-cell>
          <table:table-cell table:style-name="ce2" office:value-type="float" office:value="51.33" calcext:value-type="float">
            <text:p>51.3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9.14" calcext:value-type="float">
            <text:p>79.14</text:p>
          </table:table-cell>
          <table:table-cell table:number-columns-repeated="1011"/>
        </table:table-row>
        <table:table-row table:style-name="ro1">
          <table:table-cell table:style-name="ce2" office:value-type="float" office:value="28534" calcext:value-type="float">
            <text:p>28534</text:p>
          </table:table-cell>
          <table:table-cell table:style-name="ce2" office:value-type="string" calcext:value-type="string">
            <text:p>3fe556b9a55dc55f9258f776c6e4c09febe33fc362be8eb52f5ccd4a2967743a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2525" calcext:value-type="float">
            <text:p>2525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table:formula="of:=[.D956]+[.E956]" office:value-type="float" office:value="4899" calcext:value-type="float">
            <text:p>4899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87.52" calcext:value-type="float">
            <text:p>87.52</text:p>
          </table:table-cell>
          <table:table-cell table:style-name="ce2" office:value-type="float" office:value="64.37" calcext:value-type="float">
            <text:p>64.3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7.52" calcext:value-type="float">
            <text:p>87.52</text:p>
          </table:table-cell>
          <table:table-cell table:number-columns-repeated="1011"/>
        </table:table-row>
        <table:table-row table:style-name="ro1">
          <table:table-cell table:style-name="ce2" office:value-type="float" office:value="28535" calcext:value-type="float">
            <text:p>28535</text:p>
          </table:table-cell>
          <table:table-cell table:style-name="ce2" office:value-type="string" calcext:value-type="string">
            <text:p>4ee09590e232ec7ccc0d5a7876fb2188697e3a7a5edd0eb2619b8da7adf2fb8d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186003" calcext:value-type="float">
            <text:p>1186003</text:p>
          </table:table-cell>
          <table:table-cell table:style-name="ce2" office:value-type="float" office:value="850813" calcext:value-type="float">
            <text:p>850813</text:p>
          </table:table-cell>
          <table:table-cell table:style-name="ce2" table:formula="of:=[.D957]+[.E957]" office:value-type="float" office:value="2036816" calcext:value-type="float">
            <text:p>2036816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54.28" calcext:value-type="float">
            <text:p>54.28</text:p>
          </table:table-cell>
          <table:table-cell table:style-name="ce2" office:value-type="float" office:value="40.79" calcext:value-type="float">
            <text:p>40.7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54.28" calcext:value-type="float">
            <text:p>54.28</text:p>
          </table:table-cell>
          <table:table-cell table:number-columns-repeated="1011"/>
        </table:table-row>
        <table:table-row table:style-name="ro1">
          <table:table-cell table:style-name="ce2" office:value-type="float" office:value="28536" calcext:value-type="float">
            <text:p>28536</text:p>
          </table:table-cell>
          <table:table-cell table:style-name="ce2" office:value-type="string" calcext:value-type="string">
            <text:p>bd70bbd98b69dff921d47684e790d3001897ab8986cbc88e89534fcdf29dde30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2035890" calcext:value-type="float">
            <text:p>2035890</text:p>
          </table:table-cell>
          <table:table-cell table:style-name="ce2" table:formula="of:=[.D958]+[.E958]" office:value-type="float" office:value="2038365" calcext:value-type="float">
            <text:p>2038365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51.29" calcext:value-type="float">
            <text:p>51.29</text:p>
          </table:table-cell>
          <table:table-cell table:style-name="ce2" office:value-type="float" office:value="23.22" calcext:value-type="float">
            <text:p>23.2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51.29" calcext:value-type="float">
            <text:p>51.29</text:p>
          </table:table-cell>
          <table:table-cell table:number-columns-repeated="1011"/>
        </table:table-row>
        <table:table-row table:style-name="ro1">
          <table:table-cell table:style-name="ce2" office:value-type="float" office:value="28537" calcext:value-type="float">
            <text:p>28537</text:p>
          </table:table-cell>
          <table:table-cell table:style-name="ce2" office:value-type="string" calcext:value-type="string">
            <text:p>5f02227802d1bec62c6ab810da38915c42442258e5146ed50a4a273c78c1ef42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2068" calcext:value-type="float">
            <text:p>22068</text:p>
          </table:table-cell>
          <table:table-cell table:style-name="ce2" office:value-type="float" office:value="7172114" calcext:value-type="float">
            <text:p>7172114</text:p>
          </table:table-cell>
          <table:table-cell table:style-name="ce2" table:formula="of:=[.D959]+[.E959]" office:value-type="float" office:value="7194182" calcext:value-type="float">
            <text:p>7194182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3.37" calcext:value-type="float">
            <text:p>13.37</text:p>
          </table:table-cell>
          <table:table-cell table:style-name="ce2" office:value-type="float" office:value="22.21" calcext:value-type="float">
            <text:p>22.2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22.21" calcext:value-type="float">
            <text:p>22.21</text:p>
          </table:table-cell>
          <table:table-cell table:number-columns-repeated="1011"/>
        </table:table-row>
        <table:table-row table:style-name="ro1">
          <table:table-cell table:style-name="ce2" office:value-type="float" office:value="28538" calcext:value-type="float">
            <text:p>28538</text:p>
          </table:table-cell>
          <table:table-cell table:style-name="ce2" office:value-type="string" calcext:value-type="string">
            <text:p>5d4f45e0e783031068c3fd9949a9ed8c7bd333cf51f0185ba16970c8863a7e2a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86660" calcext:value-type="float">
            <text:p>2866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60]+[.E960]" office:value-type="float" office:value="286660" calcext:value-type="float">
            <text:p>286660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48.85" calcext:value-type="float">
            <text:p>48.85</text:p>
          </table:table-cell>
          <table:table-cell table:style-name="ce2" office:value-type="float" office:value="91.58" calcext:value-type="float">
            <text:p>91.5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58" calcext:value-type="float">
            <text:p>91.58</text:p>
          </table:table-cell>
          <table:table-cell table:number-columns-repeated="1011"/>
        </table:table-row>
        <table:table-row table:style-name="ro1">
          <table:table-cell table:style-name="ce2" office:value-type="float" office:value="28538" calcext:value-type="float">
            <text:p>28538</text:p>
          </table:table-cell>
          <table:table-cell table:style-name="ce2" office:value-type="string" calcext:value-type="string">
            <text:p>b575a2a6869a1685df22a2f365aa90617b2e5fbea285968e0a29c85493c03f89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4970" calcext:value-type="float">
            <text:p>7497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61]+[.E961]" office:value-type="float" office:value="74970" calcext:value-type="float">
            <text:p>74970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74.18" calcext:value-type="float">
            <text:p>74.18</text:p>
          </table:table-cell>
          <table:table-cell table:style-name="ce2" office:value-type="float" office:value="35.31" calcext:value-type="float">
            <text:p>35.3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4.18" calcext:value-type="float">
            <text:p>74.18</text:p>
          </table:table-cell>
          <table:table-cell table:number-columns-repeated="1011"/>
        </table:table-row>
        <table:table-row table:style-name="ro1">
          <table:table-cell table:style-name="ce2" office:value-type="float" office:value="28539" calcext:value-type="float">
            <text:p>28539</text:p>
          </table:table-cell>
          <table:table-cell table:style-name="ce2" office:value-type="string" calcext:value-type="string">
            <text:p>e9f18dbd2df23651c8db94468419e25489c0063307d4063678f110b3bc65f9a3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1979" calcext:value-type="float">
            <text:p>197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62]+[.E962]" office:value-type="float" office:value="1979" calcext:value-type="float">
            <text:p>1979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76.89" calcext:value-type="float">
            <text:p>76.89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6.89" calcext:value-type="float">
            <text:p>76.89</text:p>
          </table:table-cell>
          <table:table-cell table:number-columns-repeated="1011"/>
        </table:table-row>
        <table:table-row table:style-name="ro1">
          <table:table-cell table:style-name="ce2" office:value-type="float" office:value="28540" calcext:value-type="float">
            <text:p>28540</text:p>
          </table:table-cell>
          <table:table-cell table:style-name="ce2" office:value-type="string" calcext:value-type="string">
            <text:p>3da2d14776ebf4f9c375275d0ba5bd3d9b42d349fe717639cb3e3ad7719cff45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2026206" calcext:value-type="float">
            <text:p>20262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63]+[.E963]" office:value-type="float" office:value="2026206" calcext:value-type="float">
            <text:p>202620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6.03" calcext:value-type="float">
            <text:p>6.03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99.52" calcext:value-type="float">
            <text:p>99.52</text:p>
          </table:table-cell>
          <table:table-cell table:style-name="ce2" office:value-type="float" office:value="91.28" calcext:value-type="float">
            <text:p>91.2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52" calcext:value-type="float">
            <text:p>99.52</text:p>
          </table:table-cell>
          <table:table-cell table:number-columns-repeated="1011"/>
        </table:table-row>
        <table:table-row table:style-name="ro1">
          <table:table-cell table:style-name="ce2" office:value-type="float" office:value="28540" calcext:value-type="float">
            <text:p>28540</text:p>
          </table:table-cell>
          <table:table-cell table:style-name="ce2" office:value-type="string" calcext:value-type="string">
            <text:p>4c6ee07e23a739ad08a1e3ce79eb59b1011ef84ec723bf092e22cae968859169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1347" calcext:value-type="float">
            <text:p>134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64]+[.E964]" office:value-type="float" office:value="1347" calcext:value-type="float">
            <text:p>1347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83.19" calcext:value-type="float">
            <text:p>83.19</text:p>
          </table:table-cell>
          <table:table-cell table:style-name="ce2" office:value-type="float" office:value="38.65" calcext:value-type="float">
            <text:p>38.6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3.19" calcext:value-type="float">
            <text:p>83.19</text:p>
          </table:table-cell>
          <table:table-cell table:number-columns-repeated="1011"/>
        </table:table-row>
        <table:table-row table:style-name="ro1">
          <table:table-cell table:style-name="ce2" office:value-type="float" office:value="28541" calcext:value-type="float">
            <text:p>28541</text:p>
          </table:table-cell>
          <table:table-cell table:style-name="ce2" office:value-type="string" calcext:value-type="string">
            <text:p>fd989a2194fdd0bc8d9ea66ec8459bbec6f89b2d36e779c6c5d921c9ffaa3954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911930" calcext:value-type="float">
            <text:p>1911930</text:p>
          </table:table-cell>
          <table:table-cell table:style-name="ce2" office:value-type="float" office:value="2501160" calcext:value-type="float">
            <text:p>2501160</text:p>
          </table:table-cell>
          <table:table-cell table:style-name="ce2" table:formula="of:=[.D965]+[.E965]" office:value-type="float" office:value="4413090" calcext:value-type="float">
            <text:p>4413090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29.03" calcext:value-type="float">
            <text:p>29.03</text:p>
          </table:table-cell>
          <table:table-cell table:style-name="ce2" office:value-type="float" office:value="32.56" calcext:value-type="float">
            <text:p>32.5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32.56" calcext:value-type="float">
            <text:p>32.56</text:p>
          </table:table-cell>
          <table:table-cell table:number-columns-repeated="1011"/>
        </table:table-row>
        <table:table-row table:style-name="ro1">
          <table:table-cell table:style-name="ce2" office:value-type="float" office:value="28542" calcext:value-type="float">
            <text:p>28542</text:p>
          </table:table-cell>
          <table:table-cell table:style-name="ce2" office:value-type="string" calcext:value-type="string">
            <text:p>96d3b43f8b42e038d414eb63fa8a066dfb10457223b579bd757322a6c0e8b6e1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3950633" calcext:value-type="float">
            <text:p>3950633</text:p>
          </table:table-cell>
          <table:table-cell table:style-name="ce2" table:formula="of:=[.D966]+[.E966]" office:value-type="float" office:value="3951814" calcext:value-type="float">
            <text:p>3951814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0.18" calcext:value-type="float">
            <text:p>20.18</text:p>
          </table:table-cell>
          <table:table-cell table:style-name="ce2" office:value-type="float" office:value="14.67" calcext:value-type="float">
            <text:p>14.6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20.18" calcext:value-type="float">
            <text:p>20.18</text:p>
          </table:table-cell>
          <table:table-cell table:number-columns-repeated="1011"/>
        </table:table-row>
        <table:table-row table:style-name="ro1">
          <table:table-cell table:style-name="ce2" office:value-type="float" office:value="28543" calcext:value-type="float">
            <text:p>28543</text:p>
          </table:table-cell>
          <table:table-cell table:style-name="ce2" office:value-type="string" calcext:value-type="string">
            <text:p>934c36d66066fa0e159a3a10f38a06d793693f25f6951a938bb5c58ab3855c18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3358177" calcext:value-type="float">
            <text:p>335817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67]+[.E967]" office:value-type="float" office:value="3358177" calcext:value-type="float">
            <text:p>3358177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96.28" calcext:value-type="float">
            <text:p>96.28</text:p>
          </table:table-cell>
          <table:table-cell table:style-name="ce2" office:value-type="float" office:value="65.23" calcext:value-type="float">
            <text:p>65.2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6.28" calcext:value-type="float">
            <text:p>96.28</text:p>
          </table:table-cell>
          <table:table-cell table:number-columns-repeated="1011"/>
        </table:table-row>
        <table:table-row table:style-name="ro1">
          <table:table-cell table:style-name="ce2" office:value-type="float" office:value="28544" calcext:value-type="float">
            <text:p>28544</text:p>
          </table:table-cell>
          <table:table-cell table:style-name="ce2" office:value-type="string" calcext:value-type="string">
            <text:p>3e1325251648701f2f5ac16a49bf099fb72033e1f428eb62ff436835887ae3a4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4137162" calcext:value-type="float">
            <text:p>413716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68]+[.E968]" office:value-type="float" office:value="4137162" calcext:value-type="float">
            <text:p>4137162</text:p>
          </table:table-cell>
          <table:table-cell table:style-name="ce2" office:value-type="float" office:value="9.17" calcext:value-type="float">
            <text:p>9.17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83.74" calcext:value-type="float">
            <text:p>83.7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11"/>
        </table:table-row>
        <table:table-row table:style-name="ro1">
          <table:table-cell table:style-name="ce2" office:value-type="float" office:value="28545" calcext:value-type="float">
            <text:p>28545</text:p>
          </table:table-cell>
          <table:table-cell table:style-name="ce2" office:value-type="string" calcext:value-type="string">
            <text:p>ae543203404a9c591ff05a33cb46e1db0dbda84668fe3ec9348d18c0684b7b82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069796" calcext:value-type="float">
            <text:p>106979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69]+[.E969]" office:value-type="float" office:value="1069796" calcext:value-type="float">
            <text:p>1069796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18.55" calcext:value-type="float">
            <text:p>18.55</text:p>
          </table:table-cell>
          <table:table-cell table:style-name="ce2" office:value-type="float" office:value="18.92" calcext:value-type="float">
            <text:p>18.9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8.92" calcext:value-type="float">
            <text:p>18.92</text:p>
          </table:table-cell>
          <table:table-cell table:number-columns-repeated="1011"/>
        </table:table-row>
        <table:table-row table:style-name="ro1">
          <table:table-cell table:style-name="ce2" office:value-type="float" office:value="28546" calcext:value-type="float">
            <text:p>28546</text:p>
          </table:table-cell>
          <table:table-cell table:style-name="ce2" office:value-type="string" calcext:value-type="string">
            <text:p>79b4ecaa19fceaab4d99dd02b239c3d5118fccf8cb2169faa9bde0c8a3455110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3043464" calcext:value-type="float">
            <text:p>304346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70]+[.E970]" office:value-type="float" office:value="3043464" calcext:value-type="float">
            <text:p>3043464</text:p>
          </table:table-cell>
          <table:table-cell table:style-name="ce2" office:value-type="float" office:value="8.68" calcext:value-type="float">
            <text:p>8.6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58.54" calcext:value-type="float">
            <text:p>58.54</text:p>
          </table:table-cell>
          <table:table-cell table:style-name="ce2" office:value-type="float" office:value="92.95" calcext:value-type="float">
            <text:p>92.95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2.95" calcext:value-type="float">
            <text:p>92.95</text:p>
          </table:table-cell>
          <table:table-cell table:number-columns-repeated="1011"/>
        </table:table-row>
        <table:table-row table:style-name="ro1">
          <table:table-cell table:style-name="ce2" office:value-type="float" office:value="28547" calcext:value-type="float">
            <text:p>28547</text:p>
          </table:table-cell>
          <table:table-cell table:style-name="ce2" office:value-type="string" calcext:value-type="string">
            <text:p>6bbf0376c150b9034b835dcaa1ae5a7cae486d60028d1119a1f3391531d8db7b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020128" calcext:value-type="float">
            <text:p>302012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71]+[.E971]" office:value-type="float" office:value="3020128" calcext:value-type="float">
            <text:p>3020128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53.82" calcext:value-type="float">
            <text:p>53.82</text:p>
          </table:table-cell>
          <table:table-cell table:style-name="ce2" office:value-type="float" office:value="95.57" calcext:value-type="float">
            <text:p>95.5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5.57" calcext:value-type="float">
            <text:p>95.57</text:p>
          </table:table-cell>
          <table:table-cell table:number-columns-repeated="1011"/>
        </table:table-row>
        <table:table-row table:style-name="ro1">
          <table:table-cell table:style-name="ce2" office:value-type="float" office:value="28547" calcext:value-type="float">
            <text:p>28547</text:p>
          </table:table-cell>
          <table:table-cell table:style-name="ce2" office:value-type="string" calcext:value-type="string">
            <text:p>944368efb5709df52e7d9089b75b7950e8f3ac125ed93f8917eb6758b737b469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864800" calcext:value-type="float">
            <text:p>8648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72]+[.E972]" office:value-type="float" office:value="864800" calcext:value-type="float">
            <text:p>864800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5.72" calcext:value-type="float">
            <text:p>5.7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.72" calcext:value-type="float">
            <text:p>5.72</text:p>
          </table:table-cell>
          <table:table-cell table:number-columns-repeated="1011"/>
        </table:table-row>
        <table:table-row table:style-name="ro1">
          <table:table-cell table:style-name="ce2" office:value-type="float" office:value="28548" calcext:value-type="float">
            <text:p>28548</text:p>
          </table:table-cell>
          <table:table-cell table:style-name="ce2" office:value-type="string" calcext:value-type="string">
            <text:p>f83049f7253e7edb62ff8eba1116ef36aa157a511e08638d4a79708d9c823ee7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1174005" calcext:value-type="float">
            <text:p>117400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73]+[.E973]" office:value-type="float" office:value="1174005" calcext:value-type="float">
            <text:p>1174005</text:p>
          </table:table-cell>
          <table:table-cell table:style-name="ce2" office:value-type="float" office:value="6.51" calcext:value-type="float">
            <text:p>6.51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93.37" calcext:value-type="float">
            <text:p>93.37</text:p>
          </table:table-cell>
          <table:table-cell table:style-name="ce2" office:value-type="float" office:value="84.62" calcext:value-type="float">
            <text:p>84.6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3.37" calcext:value-type="float">
            <text:p>93.37</text:p>
          </table:table-cell>
          <table:table-cell table:number-columns-repeated="1011"/>
        </table:table-row>
        <table:table-row table:style-name="ro1">
          <table:table-cell table:style-name="ce2" office:value-type="float" office:value="28549" calcext:value-type="float">
            <text:p>28549</text:p>
          </table:table-cell>
          <table:table-cell table:style-name="ce2" office:value-type="string" calcext:value-type="string">
            <text:p>2189046faa84c38f6347257781b09712f263eff577bb9a3a0cb6c267cff1f2e0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74]+[.E974]" office:value-type="float" office:value="1966" calcext:value-type="float">
            <text:p>1966</text:p>
          </table:table-cell>
          <table:table-cell table:style-name="ce2" office:value-type="float" office:value="3.91" calcext:value-type="float">
            <text:p>3.91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87.9" calcext:value-type="float">
            <text:p>87.9</text:p>
          </table:table-cell>
          <table:table-cell table:style-name="ce2" office:value-type="float" office:value="43.08" calcext:value-type="float">
            <text:p>43.0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7.9" calcext:value-type="float">
            <text:p>87.9</text:p>
          </table:table-cell>
          <table:table-cell table:number-columns-repeated="1011"/>
        </table:table-row>
        <table:table-row table:style-name="ro1">
          <table:table-cell table:style-name="ce2" office:value-type="float" office:value="28550" calcext:value-type="float">
            <text:p>28550</text:p>
          </table:table-cell>
          <table:table-cell table:style-name="ce2" office:value-type="string" calcext:value-type="string">
            <text:p>8e8c54216dd10cc96a5164309c51b37e4959e62f1fea12adf3c16075b3520c7d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12455" calcext:value-type="float">
            <text:p>6124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75]+[.E975]" office:value-type="float" office:value="612455" calcext:value-type="float">
            <text:p>612455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75.73" calcext:value-type="float">
            <text:p>75.73</text:p>
          </table:table-cell>
          <table:table-cell table:style-name="ce2" office:value-type="float" office:value="52.68" calcext:value-type="float">
            <text:p>52.68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5.73" calcext:value-type="float">
            <text:p>75.73</text:p>
          </table:table-cell>
          <table:table-cell table:number-columns-repeated="1011"/>
        </table:table-row>
        <table:table-row table:style-name="ro1">
          <table:table-cell table:style-name="ce2" office:value-type="float" office:value="28551" calcext:value-type="float">
            <text:p>28551</text:p>
          </table:table-cell>
          <table:table-cell table:style-name="ce2" office:value-type="string" calcext:value-type="string">
            <text:p>54a293b2a01da24c65e3489a7ef823ca225dd9700e8d27be05e12379f8393b7a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816101" calcext:value-type="float">
            <text:p>28161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76]+[.E976]" office:value-type="float" office:value="2816101" calcext:value-type="float">
            <text:p>2816101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8.67" calcext:value-type="float">
            <text:p>8.67</text:p>
          </table:table-cell>
          <table:table-cell table:style-name="ce2" office:value-type="float" office:value="89.84" calcext:value-type="float">
            <text:p>89.8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84" calcext:value-type="float">
            <text:p>89.84</text:p>
          </table:table-cell>
          <table:table-cell table:number-columns-repeated="1011"/>
        </table:table-row>
        <table:table-row table:style-name="ro1">
          <table:table-cell table:style-name="ce2" office:value-type="float" office:value="28551" calcext:value-type="float">
            <text:p>28551</text:p>
          </table:table-cell>
          <table:table-cell table:style-name="ce2" office:value-type="string" calcext:value-type="string">
            <text:p>d8c7defc3df8bf2bbc1b8874c13d6af229c53a26e4a92c802d7f4404631c2f6a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000180" calcext:value-type="float">
            <text:p>100018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77]+[.E977]" office:value-type="float" office:value="1000180" calcext:value-type="float">
            <text:p>1000180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0.48" calcext:value-type="float">
            <text:p>30.48</text:p>
          </table:table-cell>
          <table:table-cell table:style-name="ce2" office:value-type="float" office:value="13.85" calcext:value-type="float">
            <text:p>13.8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30.48" calcext:value-type="float">
            <text:p>30.48</text:p>
          </table:table-cell>
          <table:table-cell table:number-columns-repeated="1011"/>
        </table:table-row>
        <table:table-row table:style-name="ro1">
          <table:table-cell table:style-name="ce2" office:value-type="float" office:value="28552" calcext:value-type="float">
            <text:p>28552</text:p>
          </table:table-cell>
          <table:table-cell table:style-name="ce2" office:value-type="string" calcext:value-type="string">
            <text:p>2dbb3a77caea1fccbc5d4f8de0ff2e50451e1105573f903ade916961b02ec745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5124330" calcext:value-type="float">
            <text:p>51243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78]+[.E978]" office:value-type="float" office:value="5124330" calcext:value-type="float">
            <text:p>5124330</text:p>
          </table:table-cell>
          <table:table-cell table:style-name="ce2" office:value-type="float" office:value="8.67" calcext:value-type="float">
            <text:p>8.67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59.78" calcext:value-type="float">
            <text:p>59.78</text:p>
          </table:table-cell>
          <table:table-cell table:style-name="ce2" office:value-type="float" office:value="99.7" calcext:value-type="float">
            <text:p>99.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9.7" calcext:value-type="float">
            <text:p>99.7</text:p>
          </table:table-cell>
          <table:table-cell table:number-columns-repeated="1011"/>
        </table:table-row>
        <table:table-row table:style-name="ro1">
          <table:table-cell table:style-name="ce2" office:value-type="float" office:value="28553" calcext:value-type="float">
            <text:p>28553</text:p>
          </table:table-cell>
          <table:table-cell table:style-name="ce2" office:value-type="string" calcext:value-type="string">
            <text:p>01a10d7d8e2060da1801b738e98f02076b66edc0493714b47392c535f1f8c495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436473" calcext:value-type="float">
            <text:p>43647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79]+[.E979]" office:value-type="float" office:value="436473" calcext:value-type="float">
            <text:p>436473</text:p>
          </table:table-cell>
          <table:table-cell table:style-name="ce2" office:value-type="float" office:value="7.51" calcext:value-type="float">
            <text:p>7.51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77.64" calcext:value-type="float">
            <text:p>77.64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table:style-name="ce2" office:value-type="float" office:value="28554" calcext:value-type="float">
            <text:p>28554</text:p>
          </table:table-cell>
          <table:table-cell table:style-name="ce2" office:value-type="string" calcext:value-type="string">
            <text:p>3a81361bb427fcd77f413a35a326b4d5b6f500a66426d41960a23ccc8c2dc255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1972564" calcext:value-type="float">
            <text:p>197256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80]+[.E980]" office:value-type="float" office:value="1972564" calcext:value-type="float">
            <text:p>1972564</text:p>
          </table:table-cell>
          <table:table-cell table:style-name="ce2" office:value-type="float" office:value="7.42" calcext:value-type="float">
            <text:p>7.42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99.64" calcext:value-type="float">
            <text:p>99.64</text:p>
          </table:table-cell>
          <table:table-cell table:style-name="ce2" office:value-type="float" office:value="82.83" calcext:value-type="float">
            <text:p>82.83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64" calcext:value-type="float">
            <text:p>99.64</text:p>
          </table:table-cell>
          <table:table-cell table:number-columns-repeated="1011"/>
        </table:table-row>
        <table:table-row table:style-name="ro1">
          <table:table-cell table:style-name="ce2" office:value-type="float" office:value="28555" calcext:value-type="float">
            <text:p>28555</text:p>
          </table:table-cell>
          <table:table-cell table:style-name="ce2" office:value-type="string" calcext:value-type="string">
            <text:p>24514936f4b4137fb238e512aec4c24958caff2df7d804afaf05870ddc88b329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870382" calcext:value-type="float">
            <text:p>870382</text:p>
          </table:table-cell>
          <table:table-cell table:style-name="ce2" office:value-type="float" office:value="88789" calcext:value-type="float">
            <text:p>88789</text:p>
          </table:table-cell>
          <table:table-cell table:style-name="ce2" table:formula="of:=[.D981]+[.E981]" office:value-type="float" office:value="959171" calcext:value-type="float">
            <text:p>959171</text:p>
          </table:table-cell>
          <table:table-cell table:style-name="ce2" office:value-type="float" office:value="9.48" calcext:value-type="float">
            <text:p>9.48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94.95" calcext:value-type="float">
            <text:p>94.95</text:p>
          </table:table-cell>
          <table:table-cell table:style-name="ce2" office:value-type="float" office:value="98.29" calcext:value-type="float">
            <text:p>98.29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8.29" calcext:value-type="float">
            <text:p>98.29</text:p>
          </table:table-cell>
          <table:table-cell table:number-columns-repeated="1011"/>
        </table:table-row>
        <table:table-row table:style-name="ro1">
          <table:table-cell table:style-name="ce2" office:value-type="float" office:value="28556" calcext:value-type="float">
            <text:p>28556</text:p>
          </table:table-cell>
          <table:table-cell table:style-name="ce2" office:value-type="string" calcext:value-type="string">
            <text:p>d81602559a52634a7cc22bf4604b705a3fd7f2a019adca0e70201561e83be0e3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1106606" calcext:value-type="float">
            <text:p>11066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82]+[.E982]" office:value-type="float" office:value="1106606" calcext:value-type="float">
            <text:p>1106606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75.43" calcext:value-type="float">
            <text:p>75.43</text:p>
          </table:table-cell>
          <table:table-cell table:style-name="ce2" office:value-type="float" office:value="76.63" calcext:value-type="float">
            <text:p>76.6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6.63" calcext:value-type="float">
            <text:p>76.63</text:p>
          </table:table-cell>
          <table:table-cell table:number-columns-repeated="1011"/>
        </table:table-row>
        <table:table-row table:style-name="ro1">
          <table:table-cell table:style-name="ce2" office:value-type="float" office:value="28557" calcext:value-type="float">
            <text:p>28557</text:p>
          </table:table-cell>
          <table:table-cell table:style-name="ce2" office:value-type="string" calcext:value-type="string">
            <text:p>23ee63f3f6b6a567185644c3ca16d7620a78de763c40a2a784cfa34632008d16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039110" calcext:value-type="float">
            <text:p>20391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83]+[.E983]" office:value-type="float" office:value="2039110" calcext:value-type="float">
            <text:p>2039110</text:p>
          </table:table-cell>
          <table:table-cell table:style-name="ce2" office:value-type="float" office:value="5.05" calcext:value-type="float">
            <text:p>5.05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83.83" calcext:value-type="float">
            <text:p>83.83</text:p>
          </table:table-cell>
          <table:table-cell table:style-name="ce2" office:value-type="float" office:value="61.79" calcext:value-type="float">
            <text:p>61.7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3.83" calcext:value-type="float">
            <text:p>83.83</text:p>
          </table:table-cell>
          <table:table-cell table:number-columns-repeated="1011"/>
        </table:table-row>
        <table:table-row table:style-name="ro1">
          <table:table-cell table:style-name="ce2" office:value-type="float" office:value="28558" calcext:value-type="float">
            <text:p>28558</text:p>
          </table:table-cell>
          <table:table-cell table:style-name="ce2" office:value-type="string" calcext:value-type="string">
            <text:p>9eafda22791e1a6c4b04b5b5f9b91feb86a0aa3f5f945527c889cc79b0457158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725692" calcext:value-type="float">
            <text:p>72569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84]+[.E984]" office:value-type="float" office:value="725692" calcext:value-type="float">
            <text:p>725692</text:p>
          </table:table-cell>
          <table:table-cell table:style-name="ce2" office:value-type="float" office:value="7.45" calcext:value-type="float">
            <text:p>7.45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89.53" calcext:value-type="float">
            <text:p>89.5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89.53" calcext:value-type="float">
            <text:p>89.53</text:p>
          </table:table-cell>
          <table:table-cell table:number-columns-repeated="1011"/>
        </table:table-row>
        <table:table-row table:style-name="ro1">
          <table:table-cell table:style-name="ce2" office:value-type="float" office:value="28559" calcext:value-type="float">
            <text:p>28559</text:p>
          </table:table-cell>
          <table:table-cell table:style-name="ce2" office:value-type="string" calcext:value-type="string">
            <text:p>8d3615f0da2778e115f1661b68e8c64bd3ca0fea21f76149cea213fb91101ce9</text:p>
          </table:table-cell>
          <table:table-cell table:style-name="ce2" office:value-type="string" calcext:value-type="string">
            <text:p>SPAXFFJ0X08FE0ND8M17K4D1FTVEPC7J0B9ZMZHA</text:p>
          </table:table-cell>
          <table:table-cell table:style-name="ce2" office:value-type="float" office:value="3291" calcext:value-type="float">
            <text:p>3291</text:p>
          </table:table-cell>
          <table:table-cell table:style-name="ce2" office:value-type="float" office:value="4197" calcext:value-type="float">
            <text:p>4197</text:p>
          </table:table-cell>
          <table:table-cell table:style-name="ce2" table:formula="of:=[.D985]+[.E985]" office:value-type="float" office:value="7488" calcext:value-type="float">
            <text:p>7488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67.56" calcext:value-type="float">
            <text:p>67.56</text:p>
          </table:table-cell>
          <table:table-cell table:style-name="ce2" office:value-type="float" office:value="37.75" calcext:value-type="float">
            <text:p>37.75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67.56" calcext:value-type="float">
            <text:p>67.56</text:p>
          </table:table-cell>
          <table:table-cell table:number-columns-repeated="1011"/>
        </table:table-row>
        <table:table-row table:style-name="ro1">
          <table:table-cell table:style-name="ce2" office:value-type="float" office:value="28560" calcext:value-type="float">
            <text:p>28560</text:p>
          </table:table-cell>
          <table:table-cell table:style-name="ce2" office:value-type="string" calcext:value-type="string">
            <text:p>cf5dc10f56bbba67be32553fe41486d79057e25e11894653cd87c8701a2be4cf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2098184" calcext:value-type="float">
            <text:p>2098184</text:p>
          </table:table-cell>
          <table:table-cell table:style-name="ce2" office:value-type="float" office:value="564975" calcext:value-type="float">
            <text:p>564975</text:p>
          </table:table-cell>
          <table:table-cell table:style-name="ce2" table:formula="of:=[.D986]+[.E986]" office:value-type="float" office:value="2663159" calcext:value-type="float">
            <text:p>2663159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45.25" calcext:value-type="float">
            <text:p>45.25</text:p>
          </table:table-cell>
          <table:table-cell table:style-name="ce2" office:value-type="float" office:value="33.69" calcext:value-type="float">
            <text:p>33.6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45.25" calcext:value-type="float">
            <text:p>45.25</text:p>
          </table:table-cell>
          <table:table-cell table:number-columns-repeated="1011"/>
        </table:table-row>
        <table:table-row table:style-name="ro1">
          <table:table-cell table:style-name="ce2" office:value-type="float" office:value="28560" calcext:value-type="float">
            <text:p>28560</text:p>
          </table:table-cell>
          <table:table-cell table:style-name="ce2" office:value-type="string" calcext:value-type="string">
            <text:p>bf7888221e9fb77f15614c126da64bf86fe8606b8fc477de1865cb456c9e65ed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4975" calcext:value-type="float">
            <text:p>564975</text:p>
          </table:table-cell>
          <table:table-cell table:style-name="ce2" table:formula="of:=[.D987]+[.E987]" office:value-type="float" office:value="564975" calcext:value-type="float">
            <text:p>5649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mpty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float" office:value="28561" calcext:value-type="float">
            <text:p>28561</text:p>
          </table:table-cell>
          <table:table-cell table:style-name="ce2" office:value-type="string" calcext:value-type="string">
            <text:p>12fba80f092aef8b28da49ce2b48d5dadfbf456b781f7742b23b5e5636f4785d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2472963" calcext:value-type="float">
            <text:p>247296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88]+[.E988]" office:value-type="float" office:value="2472963" calcext:value-type="float">
            <text:p>2472963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3.68" calcext:value-type="float">
            <text:p>13.68</text:p>
          </table:table-cell>
          <table:table-cell table:style-name="ce2" office:value-type="float" office:value="21.56" calcext:value-type="float">
            <text:p>21.56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21.56" calcext:value-type="float">
            <text:p>21.56</text:p>
          </table:table-cell>
          <table:table-cell table:number-columns-repeated="1011"/>
        </table:table-row>
        <table:table-row table:style-name="ro1">
          <table:table-cell table:style-name="ce2" office:value-type="float" office:value="28562" calcext:value-type="float">
            <text:p>28562</text:p>
          </table:table-cell>
          <table:table-cell table:style-name="ce2" office:value-type="string" calcext:value-type="string">
            <text:p>d190bd57a8030f1a0f6f6ae25b57392b2bf79d35ab5600080f9db5fb480bcd36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286266" calcext:value-type="float">
            <text:p>286266</text:p>
          </table:table-cell>
          <table:table-cell table:style-name="ce2" office:value-type="float" office:value="3316259" calcext:value-type="float">
            <text:p>3316259</text:p>
          </table:table-cell>
          <table:table-cell table:style-name="ce2" table:formula="of:=[.D989]+[.E989]" office:value-type="float" office:value="3602525" calcext:value-type="float">
            <text:p>3602525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17.97" calcext:value-type="float">
            <text:p>17.97</text:p>
          </table:table-cell>
          <table:table-cell table:style-name="ce2" office:value-type="float" office:value="18.77" calcext:value-type="float">
            <text:p>18.77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8.77" calcext:value-type="float">
            <text:p>18.77</text:p>
          </table:table-cell>
          <table:table-cell table:number-columns-repeated="1011"/>
        </table:table-row>
        <table:table-row table:style-name="ro1">
          <table:table-cell table:style-name="ce2" office:value-type="float" office:value="28563" calcext:value-type="float">
            <text:p>28563</text:p>
          </table:table-cell>
          <table:table-cell table:style-name="ce2" office:value-type="string" calcext:value-type="string">
            <text:p>f8540bdbd7c1e583355623f03b4e89e6444e724f6e68435fb84dd01aa2322dc0</text:p>
          </table:table-cell>
          <table:table-cell table:style-name="ce2" office:value-type="string" calcext:value-type="string">
            <text:p>SPG771RDGXHQ60N3SAZ3KF4PGBEXN0V30AWVAEJF</text:p>
          </table:table-cell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2317667" calcext:value-type="float">
            <text:p>2317667</text:p>
          </table:table-cell>
          <table:table-cell table:style-name="ce2" table:formula="of:=[.D990]+[.E990]" office:value-type="float" office:value="2318484" calcext:value-type="float">
            <text:p>23184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8.23" calcext:value-type="float">
            <text:p>8.23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8.23" calcext:value-type="float">
            <text:p>8.23</text:p>
          </table:table-cell>
          <table:table-cell table:number-columns-repeated="1011"/>
        </table:table-row>
        <table:table-row table:style-name="ro1">
          <table:table-cell table:style-name="ce2" office:value-type="float" office:value="28564" calcext:value-type="float">
            <text:p>28564</text:p>
          </table:table-cell>
          <table:table-cell table:style-name="ce2" office:value-type="string" calcext:value-type="string">
            <text:p>eb713920140f923f9e0d0246a9aeeecc7a36e41552ee779435cf3c47ba072a64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84654" calcext:value-type="float">
            <text:p>84654</text:p>
          </table:table-cell>
          <table:table-cell table:style-name="ce2" office:value-type="float" office:value="691033" calcext:value-type="float">
            <text:p>691033</text:p>
          </table:table-cell>
          <table:table-cell table:style-name="ce2" table:formula="of:=[.D991]+[.E991]" office:value-type="float" office:value="775687" calcext:value-type="float">
            <text:p>775687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5.22" calcext:value-type="float">
            <text:p>5.22</text:p>
          </table:table-cell>
          <table:table-cell table:number-columns-repeated="1011"/>
        </table:table-row>
        <table:table-row table:style-name="ro1">
          <table:table-cell table:style-name="ce2" office:value-type="float" office:value="28565" calcext:value-type="float">
            <text:p>28565</text:p>
          </table:table-cell>
          <table:table-cell table:style-name="ce2" office:value-type="string" calcext:value-type="string">
            <text:p>58670a8049cf775004bcd03d69c328ce020cac4243a01b018306b1123414661f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2541442" calcext:value-type="float">
            <text:p>254144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92]+[.E992]" office:value-type="float" office:value="2541442" calcext:value-type="float">
            <text:p>2541442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5.69" calcext:value-type="float">
            <text:p>5.69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6.88" calcext:value-type="float">
            <text:p>76.88</text:p>
          </table:table-cell>
          <table:table-cell table:style-name="ce2" office:value-type="float" office:value="51.19" calcext:value-type="float">
            <text:p>51.19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76.88" calcext:value-type="float">
            <text:p>76.88</text:p>
          </table:table-cell>
          <table:table-cell table:number-columns-repeated="1011"/>
        </table:table-row>
        <table:table-row table:style-name="ro1">
          <table:table-cell table:style-name="ce2" office:value-type="float" office:value="28566" calcext:value-type="float">
            <text:p>28566</text:p>
          </table:table-cell>
          <table:table-cell table:style-name="ce2" office:value-type="string" calcext:value-type="string">
            <text:p>862207d35eb7efe24e57955f3c46ec88351ec6275269549b104fcbb941603ccd</text:p>
          </table:table-cell>
          <table:table-cell table:style-name="ce2" office:value-type="string" calcext:value-type="string">
            <text:p>SP2R0VR6CFDF533VX3S1XDSFCQN9E1K8C5WS5Q9JC</text:p>
          </table:table-cell>
          <table:table-cell table:style-name="ce2" office:value-type="float" office:value="642296" calcext:value-type="float">
            <text:p>64229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93]+[.E993]" office:value-type="float" office:value="642296" calcext:value-type="float">
            <text:p>642296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20.03" calcext:value-type="float">
            <text:p>20.0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20.03" calcext:value-type="float">
            <text:p>20.03</text:p>
          </table:table-cell>
          <table:table-cell table:number-columns-repeated="1011"/>
        </table:table-row>
        <table:table-row table:style-name="ro1">
          <table:table-cell table:style-name="ce2" office:value-type="float" office:value="28567" calcext:value-type="float">
            <text:p>28567</text:p>
          </table:table-cell>
          <table:table-cell table:style-name="ce2" office:value-type="string" calcext:value-type="string">
            <text:p>029d324b13db5ca11afb14785616ebfe5f508ebabac5c32705ca5999b7a67aff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528215" calcext:value-type="float">
            <text:p>528215</text:p>
          </table:table-cell>
          <table:table-cell table:style-name="ce2" office:value-type="float" office:value="637850" calcext:value-type="float">
            <text:p>637850</text:p>
          </table:table-cell>
          <table:table-cell table:style-name="ce2" table:formula="of:=[.D994]+[.E994]" office:value-type="float" office:value="1166065" calcext:value-type="float">
            <text:p>1166065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13.46" calcext:value-type="float">
            <text:p>13.46</text:p>
          </table:table-cell>
          <table:table-cell table:style-name="ce2" office:value-type="float" office:value="14.14" calcext:value-type="float">
            <text:p>14.14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14.14" calcext:value-type="float">
            <text:p>14.14</text:p>
          </table:table-cell>
          <table:table-cell table:number-columns-repeated="1011"/>
        </table:table-row>
        <table:table-row table:style-name="ro1">
          <table:table-cell table:style-name="ce2" office:value-type="float" office:value="28568" calcext:value-type="float">
            <text:p>28568</text:p>
          </table:table-cell>
          <table:table-cell table:style-name="ce2" office:value-type="string" calcext:value-type="string">
            <text:p>bea4e820b453867c1b44e21f4ae570f8d0eee2618d297ba85e5e8356f0e8297e</text:p>
          </table:table-cell>
          <table:table-cell table:style-name="ce2" office:value-type="string" calcext:value-type="string">
            <text:p>SP1R7EKK639BRCMJ3R1KC1RM7M0CF0X4S5ACNYSRE</text:p>
          </table:table-cell>
          <table:table-cell table:style-name="ce2" office:value-type="float" office:value="2191529" calcext:value-type="float">
            <text:p>219152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95]+[.E995]" office:value-type="float" office:value="2191529" calcext:value-type="float">
            <text:p>2191529</text:p>
          </table:table-cell>
          <table:table-cell table:style-name="ce2" office:value-type="float" office:value="8.66" calcext:value-type="float">
            <text:p>8.66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8.1" calcext:value-type="float">
            <text:p>78.1</text:p>
          </table:table-cell>
          <table:table-cell table:style-name="ce2" office:value-type="float" office:value="93.33" calcext:value-type="float">
            <text:p>93.33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3.33" calcext:value-type="float">
            <text:p>93.33</text:p>
          </table:table-cell>
          <table:table-cell table:number-columns-repeated="1011"/>
        </table:table-row>
        <table:table-row table:style-name="ro1">
          <table:table-cell table:style-name="ce2" office:value-type="float" office:value="28568" calcext:value-type="float">
            <text:p>28568</text:p>
          </table:table-cell>
          <table:table-cell table:style-name="ce2" office:value-type="string" calcext:value-type="string">
            <text:p>61d7f74baa4ad25a6cffb2093d65b75e0be0416cc8ca9179962bd704d4a6158b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891430" calcext:value-type="float">
            <text:p>38914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96]+[.E996]" office:value-type="float" office:value="3891430" calcext:value-type="float">
            <text:p>389143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8.98" calcext:value-type="float">
            <text:p>8.98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97.72" calcext:value-type="float">
            <text:p>97.72</text:p>
          </table:table-cell>
          <table:table-cell table:style-name="ce2" office:value-type="float" office:value="78.06" calcext:value-type="float">
            <text:p>78.06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7.72" calcext:value-type="float">
            <text:p>97.72</text:p>
          </table:table-cell>
          <table:table-cell table:number-columns-repeated="1011"/>
        </table:table-row>
        <table:table-row table:style-name="ro1">
          <table:table-cell table:style-name="ce2" office:value-type="float" office:value="28569" calcext:value-type="float">
            <text:p>28569</text:p>
          </table:table-cell>
          <table:table-cell table:style-name="ce2" office:value-type="string" calcext:value-type="string">
            <text:p>38978a3363cc1d619355f07801d03b798912a49b4c4a3f226ab1d9ccd99908b6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881264" calcext:value-type="float">
            <text:p>388126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97]+[.E997]" office:value-type="float" office:value="3881264" calcext:value-type="float">
            <text:p>3881264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8.85" calcext:value-type="float">
            <text:p>8.85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92.25" calcext:value-type="float">
            <text:p>92.25</text:p>
          </table:table-cell>
          <table:table-cell table:style-name="ce2" office:value-type="float" office:value="66.81" calcext:value-type="float">
            <text:p>66.81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2.25" calcext:value-type="float">
            <text:p>92.25</text:p>
          </table:table-cell>
          <table:table-cell table:number-columns-repeated="1011"/>
        </table:table-row>
        <table:table-row table:style-name="ro1">
          <table:table-cell table:style-name="ce2" office:value-type="float" office:value="28570" calcext:value-type="float">
            <text:p>28570</text:p>
          </table:table-cell>
          <table:table-cell table:style-name="ce2" office:value-type="string" calcext:value-type="string">
            <text:p>5f35af316ca6b05c11b10fed52203388f943c22fcc7b5404f385750ca6462607</text:p>
          </table:table-cell>
          <table:table-cell table:style-name="ce2" office:value-type="string" calcext:value-type="string">
            <text:p>SP11SERAP17NV2F1PGHX6S9RGPE3CSZAE3B6Z9JW7</text:p>
          </table:table-cell>
          <table:table-cell table:style-name="ce2" office:value-type="float" office:value="7460789" calcext:value-type="float">
            <text:p>746078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98]+[.E998]" office:value-type="float" office:value="7460789" calcext:value-type="float">
            <text:p>746078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8.85" calcext:value-type="float">
            <text:p>8.85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57.37" calcext:value-type="float">
            <text:p>57.37</text:p>
          </table:table-cell>
          <table:table-cell table:style-name="ce2" office:value-type="float" office:value="91.68" calcext:value-type="float">
            <text:p>91.68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91.68" calcext:value-type="float">
            <text:p>91.68</text:p>
          </table:table-cell>
          <table:table-cell table:number-columns-repeated="1011"/>
        </table:table-row>
        <table:table-row table:style-name="ro1">
          <table:table-cell table:style-name="ce2" office:value-type="float" office:value="28571" calcext:value-type="float">
            <text:p>28571</text:p>
          </table:table-cell>
          <table:table-cell table:style-name="ce2" office:value-type="string" calcext:value-type="string">
            <text:p>277cd074252623ae80c875aacfa642f030dfa5865af0ffbc631d374730a8ea7a</text:p>
          </table:table-cell>
          <table:table-cell table:style-name="ce2" office:value-type="string" calcext:value-type="string">
            <text:p>SP3MKRB8AGZ1FTNCJAPWE13D7R4AD8CDDTRCVHS4V</text:p>
          </table:table-cell>
          <table:table-cell table:style-name="ce2" office:value-type="float" office:value="752775" calcext:value-type="float">
            <text:p>752775</text:p>
          </table:table-cell>
          <table:table-cell table:style-name="ce2" office:value-type="float" office:value="1238240" calcext:value-type="float">
            <text:p>1238240</text:p>
          </table:table-cell>
          <table:table-cell table:style-name="ce2" table:formula="of:=[.D999]+[.E999]" office:value-type="float" office:value="1991015" calcext:value-type="float">
            <text:p>1991015</text:p>
          </table:table-cell>
          <table:table-cell table:style-name="ce2" office:value-type="float" office:value="5.63" calcext:value-type="float">
            <text:p>5.63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73.47" calcext:value-type="float">
            <text:p>73.47</text:p>
          </table:table-cell>
          <table:table-cell table:style-name="ce2" office:value-type="float" office:value="75.41" calcext:value-type="float">
            <text:p>75.41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float" office:value="75.41" calcext:value-type="float">
            <text:p>75.41</text:p>
          </table:table-cell>
          <table:table-cell table:number-columns-repeated="1011"/>
        </table:table-row>
        <table:table-row table:style-name="ro1">
          <table:table-cell table:style-name="ce2" office:value-type="float" office:value="28572" calcext:value-type="float">
            <text:p>28572</text:p>
          </table:table-cell>
          <table:table-cell table:style-name="ce2" office:value-type="string" calcext:value-type="string">
            <text:p>615a8317d501021227b4efe9c31bebf7e5029494dd2dd1bd03509ade296c30ff</text:p>
          </table:table-cell>
          <table:table-cell table:style-name="ce2" office:value-type="string" calcext:value-type="string">
            <text:p>SP13840CPMD5GQDN7KB90K0WC0AG9M6QSTJZH3GAH</text:p>
          </table:table-cell>
          <table:table-cell table:style-name="ce2" office:value-type="float" office:value="3172" calcext:value-type="float">
            <text:p>3172</text:p>
          </table:table-cell>
          <table:table-cell table:style-name="ce2" office:value-type="float" office:value="925699" calcext:value-type="float">
            <text:p>925699</text:p>
          </table:table-cell>
          <table:table-cell table:style-name="ce2" table:formula="of:=[.D1000]+[.E1000]" office:value-type="float" office:value="928871" calcext:value-type="float">
            <text:p>928871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59.38" calcext:value-type="float">
            <text:p>59.38</text:p>
          </table:table-cell>
          <table:table-cell table:style-name="ce2" office:value-type="float" office:value="57.22" calcext:value-type="float">
            <text:p>57.22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59.38" calcext:value-type="float">
            <text:p>59.38</text:p>
          </table:table-cell>
          <table:table-cell table:number-columns-repeated="1011"/>
        </table:table-row>
        <table:table-row table:style-name="ro1">
          <table:table-cell table:style-name="ce2" office:value-type="float" office:value="28573" calcext:value-type="float">
            <text:p>28573</text:p>
          </table:table-cell>
          <table:table-cell table:style-name="ce2" office:value-type="string" calcext:value-type="string">
            <text:p>9322187deb334f97df884760d0c2303923c91eb2b6561c3c7b7100766c7f65fe</text:p>
          </table:table-cell>
          <table:table-cell table:style-name="ce2" office:value-type="string" calcext:value-type="string">
            <text:p>SP105ARDW7EQTFTFMYNGMKJTA9JYFHF0FFMW9K815</text:p>
          </table:table-cell>
          <table:table-cell table:style-name="ce2" office:value-type="float" office:value="1496474" calcext:value-type="float">
            <text:p>149647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001]+[.E1001]" office:value-type="float" office:value="1496474" calcext:value-type="float">
            <text:p>1496474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99.07" calcext:value-type="float">
            <text:p>99.07</text:p>
          </table:table-cell>
          <table:table-cell table:style-name="ce2" office:value-type="float" office:value="47.67" calcext:value-type="float">
            <text:p>47.67</text:p>
          </table:table-cell>
          <table:table-cell table:style-name="ce2" office:value-type="string" calcext:value-type="string">
            <text:p>read_count</text:p>
          </table:table-cell>
          <table:table-cell table:style-name="ce2" office:value-type="float" office:value="99.07" calcext:value-type="float">
            <text:p>99.07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"/>
          <table:table-cell table:style-name="ce2" office:value-type="string" calcext:value-type="string">
            <text:p>Max Dimension</text:p>
          </table:table-cell>
          <table:table-cell table:style-name="ce2"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 calcext:value-type="string">
            <text:p>runtime</text:p>
          </table:table-cell>
          <table:table-cell table:formula="of:=COUNTIF([.L1:.L1001];&quot;runtime&quot;)" office:value-type="float" office:value="675" calcext:value-type="float">
            <text:p>67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 calcext:value-type="string">
            <text:p>read_count</text:p>
          </table:table-cell>
          <table:table-cell table:formula="of:=COUNTIF([.L1:.L1001];&quot;read_count&quot;)" office:value-type="float" office:value="319" calcext:value-type="float">
            <text:p>319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 calcext:value-type="string">
            <text:p>read_length</text:p>
          </table:table-cell>
          <table:table-cell table:formula="of:=COUNTIF([.L1:.L1001];&quot;read_length&quot;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 calcext:value-type="string">
            <text:p>write_count</text:p>
          </table:table-cell>
          <table:table-cell table:formula="of:=COUNTIF([.L1:.L1001];&quot;write_count&quot;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 calcext:value-type="string">
            <text:p>write_length</text:p>
          </table:table-cell>
          <table:table-cell table:formula="of:=COUNTIF([.L1:.L1001];&quot;write_length&quot;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 calcext:value-type="string">
            <text:p>empty</text:p>
          </table:table-cell>
          <table:table-cell table:formula="of:=COUNTIF([.L1:.L1001];&quot;empty&quot;)"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27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-58.111cm" svg:y="0.127cm" style:legend-expansion="high" chart:style-name="ch2"/>
        <chart:plot-area chart:style-name="ch3" table:cell-range-address="report.A3:report.A1001 report.M3:report.M100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text">
            <chart:categories table:cell-range-address="report.A3:report.A1001"/>
          </chart:axis>
          <chart:axis chart:dimension="y" chart:name="primary-y" chart:style-name="ch5">
            <chart:title svg:x="0cm" svg:y="0cm" chart:style-name="ch6">
              <text:p>Max Dimension Fill %</text:p>
            </chart:title>
            <chart:grid chart:style-name="ch7" chart:class="major"/>
          </chart:axis>
          <chart:series chart:style-name="ch8" chart:values-cell-range-address="report.M4:report.M1003" chart:label-cell-address="report.M3:report.M3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9.44</text:p>
                <draw:g>
                  <svg:desc>report.M3:report.M3</svg:desc>
                </draw:g>
              </table:table-cell>
            </table:table-row>
          </table:table-header-rows>
          <table:table-rows>
            <table:table-row>
              <table:table-cell office:value-type="float" office:value="27673">
                <text:p>27673</text:p>
                <draw:g>
                  <svg:desc>report.A3:report.A1001</svg:desc>
                </draw:g>
              </table:table-cell>
              <table:table-cell office:value-type="float" office:value="78.81">
                <text:p>78.81</text:p>
                <draw:g>
                  <svg:desc>report.M4:report.M1003</svg:desc>
                </draw:g>
              </table:table-cell>
            </table:table-row>
            <table:table-row>
              <table:table-cell office:value-type="float" office:value="27674">
                <text:p>27674</text:p>
              </table:table-cell>
              <table:table-cell office:value-type="float" office:value="79.43">
                <text:p>79.43</text:p>
              </table:table-cell>
            </table:table-row>
            <table:table-row>
              <table:table-cell office:value-type="float" office:value="27675">
                <text:p>27675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float" office:value="27676">
                <text:p>27676</text:p>
              </table:table-cell>
              <table:table-cell office:value-type="float" office:value="82.03">
                <text:p>82.03</text:p>
              </table:table-cell>
            </table:table-row>
            <table:table-row>
              <table:table-cell office:value-type="float" office:value="27677">
                <text:p>27677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float" office:value="27678">
                <text:p>27678</text:p>
              </table:table-cell>
              <table:table-cell office:value-type="float" office:value="83.44">
                <text:p>83.44</text:p>
              </table:table-cell>
            </table:table-row>
            <table:table-row>
              <table:table-cell office:value-type="float" office:value="27679">
                <text:p>27679</text:p>
              </table:table-cell>
              <table:table-cell office:value-type="float" office:value="93.32">
                <text:p>93.32</text:p>
              </table:table-cell>
            </table:table-row>
            <table:table-row>
              <table:table-cell office:value-type="float" office:value="27680">
                <text:p>27680</text:p>
              </table:table-cell>
              <table:table-cell office:value-type="float" office:value="98.17">
                <text:p>98.17</text:p>
              </table:table-cell>
            </table:table-row>
            <table:table-row>
              <table:table-cell office:value-type="float" office:value="27681">
                <text:p>27681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float" office:value="27682">
                <text:p>27682</text:p>
              </table:table-cell>
              <table:table-cell office:value-type="float" office:value="78.91">
                <text:p>78.91</text:p>
              </table:table-cell>
            </table:table-row>
            <table:table-row>
              <table:table-cell office:value-type="float" office:value="27683">
                <text:p>276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7683">
                <text:p>27683</text:p>
              </table:table-cell>
              <table:table-cell office:value-type="float" office:value="78.73">
                <text:p>78.73</text:p>
              </table:table-cell>
            </table:table-row>
            <table:table-row>
              <table:table-cell office:value-type="float" office:value="27684">
                <text:p>27684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float" office:value="27685">
                <text:p>27685</text:p>
              </table:table-cell>
              <table:table-cell office:value-type="float" office:value="60.83">
                <text:p>60.83</text:p>
              </table:table-cell>
            </table:table-row>
            <table:table-row>
              <table:table-cell office:value-type="float" office:value="27686">
                <text:p>27686</text:p>
              </table:table-cell>
              <table:table-cell office:value-type="float" office:value="84.31">
                <text:p>84.31</text:p>
              </table:table-cell>
            </table:table-row>
            <table:table-row>
              <table:table-cell office:value-type="float" office:value="27687">
                <text:p>27687</text:p>
              </table:table-cell>
              <table:table-cell office:value-type="float" office:value="71.79">
                <text:p>71.79</text:p>
              </table:table-cell>
            </table:table-row>
            <table:table-row>
              <table:table-cell office:value-type="float" office:value="27688">
                <text:p>27688</text:p>
              </table:table-cell>
              <table:table-cell office:value-type="float" office:value="72.16">
                <text:p>72.16</text:p>
              </table:table-cell>
            </table:table-row>
            <table:table-row>
              <table:table-cell office:value-type="float" office:value="27689">
                <text:p>27689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float" office:value="27690">
                <text:p>27690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float" office:value="27690">
                <text:p>27690</text:p>
              </table:table-cell>
              <table:table-cell office:value-type="float" office:value="91.64">
                <text:p>91.64</text:p>
              </table:table-cell>
            </table:table-row>
            <table:table-row>
              <table:table-cell office:value-type="float" office:value="27691">
                <text:p>27691</text:p>
              </table:table-cell>
              <table:table-cell office:value-type="float" office:value="74.49">
                <text:p>74.49</text:p>
              </table:table-cell>
            </table:table-row>
            <table:table-row>
              <table:table-cell office:value-type="float" office:value="27692">
                <text:p>27692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27693">
                <text:p>27693</text:p>
              </table:table-cell>
              <table:table-cell office:value-type="float" office:value="96.01">
                <text:p>96.01</text:p>
              </table:table-cell>
            </table:table-row>
            <table:table-row>
              <table:table-cell office:value-type="float" office:value="27694">
                <text:p>27694</text:p>
              </table:table-cell>
              <table:table-cell office:value-type="float" office:value="89.38">
                <text:p>89.38</text:p>
              </table:table-cell>
            </table:table-row>
            <table:table-row>
              <table:table-cell office:value-type="float" office:value="27695">
                <text:p>27695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float" office:value="27696">
                <text:p>2769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float" office:value="27697">
                <text:p>27697</text:p>
              </table:table-cell>
              <table:table-cell office:value-type="float" office:value="84.12">
                <text:p>84.12</text:p>
              </table:table-cell>
            </table:table-row>
            <table:table-row>
              <table:table-cell office:value-type="float" office:value="27698">
                <text:p>27698</text:p>
              </table:table-cell>
              <table:table-cell office:value-type="float" office:value="78.34">
                <text:p>78.34</text:p>
              </table:table-cell>
            </table:table-row>
            <table:table-row>
              <table:table-cell office:value-type="float" office:value="27699">
                <text:p>27699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81.32">
                <text:p>81.32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27702">
                <text:p>27702</text:p>
              </table:table-cell>
              <table:table-cell office:value-type="float" office:value="96.89">
                <text:p>96.89</text:p>
              </table:table-cell>
            </table:table-row>
            <table:table-row>
              <table:table-cell office:value-type="float" office:value="27703">
                <text:p>27703</text:p>
              </table:table-cell>
              <table:table-cell office:value-type="float" office:value="91.54">
                <text:p>91.54</text:p>
              </table:table-cell>
            </table:table-row>
            <table:table-row>
              <table:table-cell office:value-type="float" office:value="27704">
                <text:p>27704</text:p>
              </table:table-cell>
              <table:table-cell office:value-type="float" office:value="96.57">
                <text:p>96.57</text:p>
              </table:table-cell>
            </table:table-row>
            <table:table-row>
              <table:table-cell office:value-type="float" office:value="27704">
                <text:p>27704</text:p>
              </table:table-cell>
              <table:table-cell office:value-type="float" office:value="98.92">
                <text:p>98.92</text:p>
              </table:table-cell>
            </table:table-row>
            <table:table-row>
              <table:table-cell office:value-type="float" office:value="27705">
                <text:p>27705</text:p>
              </table:table-cell>
              <table:table-cell office:value-type="float" office:value="99.11">
                <text:p>99.11</text:p>
              </table:table-cell>
            </table:table-row>
            <table:table-row>
              <table:table-cell office:value-type="float" office:value="27706">
                <text:p>27706</text:p>
              </table:table-cell>
              <table:table-cell office:value-type="float" office:value="49.55">
                <text:p>49.55</text:p>
              </table:table-cell>
            </table:table-row>
            <table:table-row>
              <table:table-cell office:value-type="float" office:value="27707">
                <text:p>27707</text:p>
              </table:table-cell>
              <table:table-cell office:value-type="float" office:value="99.47">
                <text:p>99.47</text:p>
              </table:table-cell>
            </table:table-row>
            <table:table-row>
              <table:table-cell office:value-type="float" office:value="27708">
                <text:p>27708</text:p>
              </table:table-cell>
              <table:table-cell office:value-type="float" office:value="93.39">
                <text:p>93.39</text:p>
              </table:table-cell>
            </table:table-row>
            <table:table-row>
              <table:table-cell office:value-type="float" office:value="27709">
                <text:p>27709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float" office:value="27710">
                <text:p>27710</text:p>
              </table:table-cell>
              <table:table-cell office:value-type="float" office:value="97.01">
                <text:p>97.01</text:p>
              </table:table-cell>
            </table:table-row>
            <table:table-row>
              <table:table-cell office:value-type="float" office:value="27711">
                <text:p>27711</text:p>
              </table:table-cell>
              <table:table-cell office:value-type="float" office:value="96.67">
                <text:p>96.67</text:p>
              </table:table-cell>
            </table:table-row>
            <table:table-row>
              <table:table-cell office:value-type="float" office:value="27712">
                <text:p>27712</text:p>
              </table:table-cell>
              <table:table-cell office:value-type="float" office:value="90.39">
                <text:p>90.39</text:p>
              </table:table-cell>
            </table:table-row>
            <table:table-row>
              <table:table-cell office:value-type="float" office:value="27712">
                <text:p>27712</text:p>
              </table:table-cell>
              <table:table-cell office:value-type="float" office:value="90.61">
                <text:p>90.61</text:p>
              </table:table-cell>
            </table:table-row>
            <table:table-row>
              <table:table-cell office:value-type="float" office:value="27713">
                <text:p>27713</text:p>
              </table:table-cell>
              <table:table-cell office:value-type="float" office:value="96.17">
                <text:p>96.17</text:p>
              </table:table-cell>
            </table:table-row>
            <table:table-row>
              <table:table-cell office:value-type="float" office:value="27714">
                <text:p>27714</text:p>
              </table:table-cell>
              <table:table-cell office:value-type="float" office:value="93.44">
                <text:p>93.44</text:p>
              </table:table-cell>
            </table:table-row>
            <table:table-row>
              <table:table-cell office:value-type="float" office:value="27715">
                <text:p>27715</text:p>
              </table:table-cell>
              <table:table-cell office:value-type="float" office:value="92.07">
                <text:p>92.07</text:p>
              </table:table-cell>
            </table:table-row>
            <table:table-row>
              <table:table-cell office:value-type="float" office:value="27716">
                <text:p>27716</text:p>
              </table:table-cell>
              <table:table-cell office:value-type="float" office:value="96.66">
                <text:p>96.66</text:p>
              </table:table-cell>
            </table:table-row>
            <table:table-row>
              <table:table-cell office:value-type="float" office:value="27717">
                <text:p>27717</text:p>
              </table:table-cell>
              <table:table-cell office:value-type="float" office:value="99.46">
                <text:p>99.46</text:p>
              </table:table-cell>
            </table:table-row>
            <table:table-row>
              <table:table-cell office:value-type="float" office:value="27718">
                <text:p>27718</text:p>
              </table:table-cell>
              <table:table-cell office:value-type="float" office:value="93.11">
                <text:p>93.11</text:p>
              </table:table-cell>
            </table:table-row>
            <table:table-row>
              <table:table-cell office:value-type="float" office:value="27719">
                <text:p>27719</text:p>
              </table:table-cell>
              <table:table-cell office:value-type="float" office:value="93.09">
                <text:p>93.09</text:p>
              </table:table-cell>
            </table:table-row>
            <table:table-row>
              <table:table-cell office:value-type="float" office:value="27720">
                <text:p>27720</text:p>
              </table:table-cell>
              <table:table-cell office:value-type="float" office:value="98.97">
                <text:p>98.97</text:p>
              </table:table-cell>
            </table:table-row>
            <table:table-row>
              <table:table-cell office:value-type="float" office:value="27721">
                <text:p>27721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float" office:value="27722">
                <text:p>27722</text:p>
              </table:table-cell>
              <table:table-cell office:value-type="float" office:value="91.34">
                <text:p>91.34</text:p>
              </table:table-cell>
            </table:table-row>
            <table:table-row>
              <table:table-cell office:value-type="float" office:value="27723">
                <text:p>27723</text:p>
              </table:table-cell>
              <table:table-cell office:value-type="float" office:value="95.92">
                <text:p>95.92</text:p>
              </table:table-cell>
            </table:table-row>
            <table:table-row>
              <table:table-cell office:value-type="float" office:value="27724">
                <text:p>27724</text:p>
              </table:table-cell>
              <table:table-cell office:value-type="float" office:value="86.04">
                <text:p>86.04</text:p>
              </table:table-cell>
            </table:table-row>
            <table:table-row>
              <table:table-cell office:value-type="float" office:value="27725">
                <text:p>27725</text:p>
              </table:table-cell>
              <table:table-cell office:value-type="float" office:value="88.61">
                <text:p>88.61</text:p>
              </table:table-cell>
            </table:table-row>
            <table:table-row>
              <table:table-cell office:value-type="float" office:value="27726">
                <text:p>27726</text:p>
              </table:table-cell>
              <table:table-cell office:value-type="float" office:value="97.54">
                <text:p>97.54</text:p>
              </table:table-cell>
            </table:table-row>
            <table:table-row>
              <table:table-cell office:value-type="float" office:value="27727">
                <text:p>27727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float" office:value="27728">
                <text:p>27728</text:p>
              </table:table-cell>
              <table:table-cell office:value-type="float" office:value="84.03">
                <text:p>84.03</text:p>
              </table:table-cell>
            </table:table-row>
            <table:table-row>
              <table:table-cell office:value-type="float" office:value="27729">
                <text:p>27729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float" office:value="27730">
                <text:p>27730</text:p>
              </table:table-cell>
              <table:table-cell office:value-type="float" office:value="97.06">
                <text:p>97.06</text:p>
              </table:table-cell>
            </table:table-row>
            <table:table-row>
              <table:table-cell office:value-type="float" office:value="27731">
                <text:p>27731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float" office:value="27732">
                <text:p>27732</text:p>
              </table:table-cell>
              <table:table-cell office:value-type="float" office:value="99.08">
                <text:p>99.08</text:p>
              </table:table-cell>
            </table:table-row>
            <table:table-row>
              <table:table-cell office:value-type="float" office:value="27733">
                <text:p>27733</text:p>
              </table:table-cell>
              <table:table-cell office:value-type="float" office:value="86.24">
                <text:p>86.24</text:p>
              </table:table-cell>
            </table:table-row>
            <table:table-row>
              <table:table-cell office:value-type="float" office:value="27734">
                <text:p>27734</text:p>
              </table:table-cell>
              <table:table-cell office:value-type="float" office:value="83.07">
                <text:p>83.07</text:p>
              </table:table-cell>
            </table:table-row>
            <table:table-row>
              <table:table-cell office:value-type="float" office:value="27735">
                <text:p>27735</text:p>
              </table:table-cell>
              <table:table-cell office:value-type="float" office:value="70.74">
                <text:p>70.74</text:p>
              </table:table-cell>
            </table:table-row>
            <table:table-row>
              <table:table-cell office:value-type="float" office:value="27736">
                <text:p>27736</text:p>
              </table:table-cell>
              <table:table-cell office:value-type="float" office:value="67.82">
                <text:p>67.82</text:p>
              </table:table-cell>
            </table:table-row>
            <table:table-row>
              <table:table-cell office:value-type="float" office:value="27737">
                <text:p>27737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float" office:value="27737">
                <text:p>27737</text:p>
              </table:table-cell>
              <table:table-cell office:value-type="float" office:value="67.06">
                <text:p>67.06</text:p>
              </table:table-cell>
            </table:table-row>
            <table:table-row>
              <table:table-cell office:value-type="float" office:value="27738">
                <text:p>27738</text:p>
              </table:table-cell>
              <table:table-cell office:value-type="float" office:value="99.22">
                <text:p>99.22</text:p>
              </table:table-cell>
            </table:table-row>
            <table:table-row>
              <table:table-cell office:value-type="float" office:value="27739">
                <text:p>27739</text:p>
              </table:table-cell>
              <table:table-cell office:value-type="float" office:value="85.16">
                <text:p>85.16</text:p>
              </table:table-cell>
            </table:table-row>
            <table:table-row>
              <table:table-cell office:value-type="float" office:value="27740">
                <text:p>27740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27741">
                <text:p>27741</text:p>
              </table:table-cell>
              <table:table-cell office:value-type="float" office:value="87.15">
                <text:p>87.15</text:p>
              </table:table-cell>
            </table:table-row>
            <table:table-row>
              <table:table-cell office:value-type="float" office:value="27741">
                <text:p>27741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float" office:value="27742">
                <text:p>27742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27743">
                <text:p>27743</text:p>
              </table:table-cell>
              <table:table-cell office:value-type="float" office:value="85.27">
                <text:p>85.27</text:p>
              </table:table-cell>
            </table:table-row>
            <table:table-row>
              <table:table-cell office:value-type="float" office:value="27744">
                <text:p>27744</text:p>
              </table:table-cell>
              <table:table-cell office:value-type="float" office:value="85.91">
                <text:p>85.91</text:p>
              </table:table-cell>
            </table:table-row>
            <table:table-row>
              <table:table-cell office:value-type="float" office:value="27745">
                <text:p>27745</text:p>
              </table:table-cell>
              <table:table-cell office:value-type="float" office:value="99.68">
                <text:p>99.68</text:p>
              </table:table-cell>
            </table:table-row>
            <table:table-row>
              <table:table-cell office:value-type="float" office:value="27746">
                <text:p>27746</text:p>
              </table:table-cell>
              <table:table-cell office:value-type="float" office:value="99.19">
                <text:p>99.19</text:p>
              </table:table-cell>
            </table:table-row>
            <table:table-row>
              <table:table-cell office:value-type="float" office:value="27747">
                <text:p>27747</text:p>
              </table:table-cell>
              <table:table-cell office:value-type="float" office:value="96.57">
                <text:p>96.57</text:p>
              </table:table-cell>
            </table:table-row>
            <table:table-row>
              <table:table-cell office:value-type="float" office:value="27748">
                <text:p>27748</text:p>
              </table:table-cell>
              <table:table-cell office:value-type="float" office:value="86.07">
                <text:p>86.07</text:p>
              </table:table-cell>
            </table:table-row>
            <table:table-row>
              <table:table-cell office:value-type="float" office:value="27749">
                <text:p>27749</text:p>
              </table:table-cell>
              <table:table-cell office:value-type="float" office:value="87.01">
                <text:p>87.01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89.26">
                <text:p>89.26</text:p>
              </table:table-cell>
            </table:table-row>
            <table:table-row>
              <table:table-cell office:value-type="float" office:value="27751">
                <text:p>27751</text:p>
              </table:table-cell>
              <table:table-cell office:value-type="float" office:value="98.05">
                <text:p>98.05</text:p>
              </table:table-cell>
            </table:table-row>
            <table:table-row>
              <table:table-cell office:value-type="float" office:value="27752">
                <text:p>27752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float" office:value="27753">
                <text:p>27753</text:p>
              </table:table-cell>
              <table:table-cell office:value-type="float" office:value="93.27">
                <text:p>93.27</text:p>
              </table:table-cell>
            </table:table-row>
            <table:table-row>
              <table:table-cell office:value-type="float" office:value="27754">
                <text:p>27754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float" office:value="27755">
                <text:p>2775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float" office:value="27755">
                <text:p>27755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float" office:value="27756">
                <text:p>27756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float" office:value="27757">
                <text:p>27757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float" office:value="27758">
                <text:p>27758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float" office:value="27759">
                <text:p>27759</text:p>
              </table:table-cell>
              <table:table-cell office:value-type="float" office:value="65.08">
                <text:p>65.08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68.37">
                <text:p>68.37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97.79">
                <text:p>97.79</text:p>
              </table:table-cell>
            </table:table-row>
            <table:table-row>
              <table:table-cell office:value-type="float" office:value="27761">
                <text:p>27761</text:p>
              </table:table-cell>
              <table:table-cell office:value-type="float" office:value="93.65">
                <text:p>93.65</text:p>
              </table:table-cell>
            </table:table-row>
            <table:table-row>
              <table:table-cell office:value-type="float" office:value="27762">
                <text:p>27762</text:p>
              </table:table-cell>
              <table:table-cell office:value-type="float" office:value="96.66">
                <text:p>96.66</text:p>
              </table:table-cell>
            </table:table-row>
            <table:table-row>
              <table:table-cell office:value-type="float" office:value="27763">
                <text:p>27763</text:p>
              </table:table-cell>
              <table:table-cell office:value-type="float" office:value="86.63">
                <text:p>86.63</text:p>
              </table:table-cell>
            </table:table-row>
            <table:table-row>
              <table:table-cell office:value-type="float" office:value="27764">
                <text:p>27764</text:p>
              </table:table-cell>
              <table:table-cell office:value-type="float" office:value="89.66">
                <text:p>89.66</text:p>
              </table:table-cell>
            </table:table-row>
            <table:table-row>
              <table:table-cell office:value-type="float" office:value="27765">
                <text:p>27765</text:p>
              </table:table-cell>
              <table:table-cell office:value-type="float" office:value="86.59">
                <text:p>86.59</text:p>
              </table:table-cell>
            </table:table-row>
            <table:table-row>
              <table:table-cell office:value-type="float" office:value="27766">
                <text:p>27766</text:p>
              </table:table-cell>
              <table:table-cell office:value-type="float" office:value="99.03">
                <text:p>99.03</text:p>
              </table:table-cell>
            </table:table-row>
            <table:table-row>
              <table:table-cell office:value-type="float" office:value="27766">
                <text:p>27766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float" office:value="27767">
                <text:p>27767</text:p>
              </table:table-cell>
              <table:table-cell office:value-type="float" office:value="84.58">
                <text:p>84.58</text:p>
              </table:table-cell>
            </table:table-row>
            <table:table-row>
              <table:table-cell office:value-type="float" office:value="27768">
                <text:p>27768</text:p>
              </table:table-cell>
              <table:table-cell office:value-type="float" office:value="84.16">
                <text:p>84.16</text:p>
              </table:table-cell>
            </table:table-row>
            <table:table-row>
              <table:table-cell office:value-type="float" office:value="27769">
                <text:p>27769</text:p>
              </table:table-cell>
              <table:table-cell office:value-type="float" office:value="90.45">
                <text:p>90.45</text:p>
              </table:table-cell>
            </table:table-row>
            <table:table-row>
              <table:table-cell office:value-type="float" office:value="27770">
                <text:p>27770</text:p>
              </table:table-cell>
              <table:table-cell office:value-type="float" office:value="79.52">
                <text:p>79.52</text:p>
              </table:table-cell>
            </table:table-row>
            <table:table-row>
              <table:table-cell office:value-type="float" office:value="27770">
                <text:p>27770</text:p>
              </table:table-cell>
              <table:table-cell office:value-type="float" office:value="97.73">
                <text:p>97.73</text:p>
              </table:table-cell>
            </table:table-row>
            <table:table-row>
              <table:table-cell office:value-type="float" office:value="27771">
                <text:p>27771</text:p>
              </table:table-cell>
              <table:table-cell office:value-type="float" office:value="86.23">
                <text:p>86.23</text:p>
              </table:table-cell>
            </table:table-row>
            <table:table-row>
              <table:table-cell office:value-type="float" office:value="27772">
                <text:p>27772</text:p>
              </table:table-cell>
              <table:table-cell office:value-type="float" office:value="88.83">
                <text:p>88.83</text:p>
              </table:table-cell>
            </table:table-row>
            <table:table-row>
              <table:table-cell office:value-type="float" office:value="27773">
                <text:p>27773</text:p>
              </table:table-cell>
              <table:table-cell office:value-type="float" office:value="86.85">
                <text:p>86.85</text:p>
              </table:table-cell>
            </table:table-row>
            <table:table-row>
              <table:table-cell office:value-type="float" office:value="27774">
                <text:p>27774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float" office:value="27775">
                <text:p>27775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float" office:value="27776">
                <text:p>27776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27777">
                <text:p>2777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float" office:value="27778">
                <text:p>27778</text:p>
              </table:table-cell>
              <table:table-cell office:value-type="float" office:value="86.11">
                <text:p>86.11</text:p>
              </table:table-cell>
            </table:table-row>
            <table:table-row>
              <table:table-cell office:value-type="float" office:value="27779">
                <text:p>27779</text:p>
              </table:table-cell>
              <table:table-cell office:value-type="float" office:value="96.06">
                <text:p>96.06</text:p>
              </table:table-cell>
            </table:table-row>
            <table:table-row>
              <table:table-cell office:value-type="float" office:value="27780">
                <text:p>27780</text:p>
              </table:table-cell>
              <table:table-cell office:value-type="float" office:value="99.53">
                <text:p>99.53</text:p>
              </table:table-cell>
            </table:table-row>
            <table:table-row>
              <table:table-cell office:value-type="float" office:value="27781">
                <text:p>27781</text:p>
              </table:table-cell>
              <table:table-cell office:value-type="float" office:value="78.53">
                <text:p>78.53</text:p>
              </table:table-cell>
            </table:table-row>
            <table:table-row>
              <table:table-cell office:value-type="float" office:value="27782">
                <text:p>27782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float" office:value="27783">
                <text:p>27783</text:p>
              </table:table-cell>
              <table:table-cell office:value-type="float" office:value="75.92">
                <text:p>75.92</text:p>
              </table:table-cell>
            </table:table-row>
            <table:table-row>
              <table:table-cell office:value-type="float" office:value="27784">
                <text:p>27784</text:p>
              </table:table-cell>
              <table:table-cell office:value-type="float" office:value="50.43">
                <text:p>50.43</text:p>
              </table:table-cell>
            </table:table-row>
            <table:table-row>
              <table:table-cell office:value-type="float" office:value="27784">
                <text:p>27784</text:p>
              </table:table-cell>
              <table:table-cell office:value-type="float" office:value="83.79">
                <text:p>83.79</text:p>
              </table:table-cell>
            </table:table-row>
            <table:table-row>
              <table:table-cell office:value-type="float" office:value="27785">
                <text:p>27785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float" office:value="27786">
                <text:p>27786</text:p>
              </table:table-cell>
              <table:table-cell office:value-type="float" office:value="97.11">
                <text:p>97.11</text:p>
              </table:table-cell>
            </table:table-row>
            <table:table-row>
              <table:table-cell office:value-type="float" office:value="27787">
                <text:p>27787</text:p>
              </table:table-cell>
              <table:table-cell office:value-type="float" office:value="99.06">
                <text:p>99.06</text:p>
              </table:table-cell>
            </table:table-row>
            <table:table-row>
              <table:table-cell office:value-type="float" office:value="27787">
                <text:p>27787</text:p>
              </table:table-cell>
              <table:table-cell office:value-type="float" office:value="86.06">
                <text:p>86.06</text:p>
              </table:table-cell>
            </table:table-row>
            <table:table-row>
              <table:table-cell office:value-type="float" office:value="27788">
                <text:p>27788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float" office:value="27789">
                <text:p>27789</text:p>
              </table:table-cell>
              <table:table-cell office:value-type="float" office:value="86.29">
                <text:p>86.29</text:p>
              </table:table-cell>
            </table:table-row>
            <table:table-row>
              <table:table-cell office:value-type="float" office:value="27790">
                <text:p>27790</text:p>
              </table:table-cell>
              <table:table-cell office:value-type="float" office:value="69.96">
                <text:p>69.96</text:p>
              </table:table-cell>
            </table:table-row>
            <table:table-row>
              <table:table-cell office:value-type="float" office:value="27791">
                <text:p>27791</text:p>
              </table:table-cell>
              <table:table-cell office:value-type="float" office:value="73.21">
                <text:p>73.21</text:p>
              </table:table-cell>
            </table:table-row>
            <table:table-row>
              <table:table-cell office:value-type="float" office:value="27791">
                <text:p>27791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float" office:value="27792">
                <text:p>27792</text:p>
              </table:table-cell>
              <table:table-cell office:value-type="float" office:value="78.06">
                <text:p>78.06</text:p>
              </table:table-cell>
            </table:table-row>
            <table:table-row>
              <table:table-cell office:value-type="float" office:value="27793">
                <text:p>27793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float" office:value="27794">
                <text:p>27794</text:p>
              </table:table-cell>
              <table:table-cell office:value-type="float" office:value="64.19">
                <text:p>64.19</text:p>
              </table:table-cell>
            </table:table-row>
            <table:table-row>
              <table:table-cell office:value-type="float" office:value="27795">
                <text:p>27795</text:p>
              </table:table-cell>
              <table:table-cell office:value-type="float" office:value="66.18">
                <text:p>66.18</text:p>
              </table:table-cell>
            </table:table-row>
            <table:table-row>
              <table:table-cell office:value-type="float" office:value="27796">
                <text:p>27796</text:p>
              </table:table-cell>
              <table:table-cell office:value-type="float" office:value="42.03">
                <text:p>42.03</text:p>
              </table:table-cell>
            </table:table-row>
            <table:table-row>
              <table:table-cell office:value-type="float" office:value="27796">
                <text:p>27796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float" office:value="27797">
                <text:p>27797</text:p>
              </table:table-cell>
              <table:table-cell office:value-type="float" office:value="91.99">
                <text:p>91.99</text:p>
              </table:table-cell>
            </table:table-row>
            <table:table-row>
              <table:table-cell office:value-type="float" office:value="27798">
                <text:p>27798</text:p>
              </table:table-cell>
              <table:table-cell office:value-type="float" office:value="95.69">
                <text:p>95.69</text:p>
              </table:table-cell>
            </table:table-row>
            <table:table-row>
              <table:table-cell office:value-type="float" office:value="27798">
                <text:p>27798</text:p>
              </table:table-cell>
              <table:table-cell office:value-type="float" office:value="96.63">
                <text:p>96.63</text:p>
              </table:table-cell>
            </table:table-row>
            <table:table-row>
              <table:table-cell office:value-type="float" office:value="27799">
                <text:p>27799</text:p>
              </table:table-cell>
              <table:table-cell office:value-type="float" office:value="98.39">
                <text:p>98.39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93.74">
                <text:p>93.74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94.86">
                <text:p>94.86</text:p>
              </table:table-cell>
            </table:table-row>
            <table:table-row>
              <table:table-cell office:value-type="float" office:value="27802">
                <text:p>27802</text:p>
              </table:table-cell>
              <table:table-cell office:value-type="float" office:value="97.59">
                <text:p>97.59</text:p>
              </table:table-cell>
            </table:table-row>
            <table:table-row>
              <table:table-cell office:value-type="float" office:value="27803">
                <text:p>27803</text:p>
              </table:table-cell>
              <table:table-cell office:value-type="float" office:value="96.69">
                <text:p>96.69</text:p>
              </table:table-cell>
            </table:table-row>
            <table:table-row>
              <table:table-cell office:value-type="float" office:value="27804">
                <text:p>27804</text:p>
              </table:table-cell>
              <table:table-cell office:value-type="float" office:value="99.09">
                <text:p>99.09</text:p>
              </table:table-cell>
            </table:table-row>
            <table:table-row>
              <table:table-cell office:value-type="float" office:value="27805">
                <text:p>27805</text:p>
              </table:table-cell>
              <table:table-cell office:value-type="float" office:value="92.33">
                <text:p>92.33</text:p>
              </table:table-cell>
            </table:table-row>
            <table:table-row>
              <table:table-cell office:value-type="float" office:value="27806">
                <text:p>278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7807">
                <text:p>27807</text:p>
              </table:table-cell>
              <table:table-cell office:value-type="float" office:value="93.18">
                <text:p>93.18</text:p>
              </table:table-cell>
            </table:table-row>
            <table:table-row>
              <table:table-cell office:value-type="float" office:value="27808">
                <text:p>27808</text:p>
              </table:table-cell>
              <table:table-cell office:value-type="float" office:value="95.99">
                <text:p>95.99</text:p>
              </table:table-cell>
            </table:table-row>
            <table:table-row>
              <table:table-cell office:value-type="float" office:value="27809">
                <text:p>27809</text:p>
              </table:table-cell>
              <table:table-cell office:value-type="float" office:value="93.46">
                <text:p>93.46</text:p>
              </table:table-cell>
            </table:table-row>
            <table:table-row>
              <table:table-cell office:value-type="float" office:value="27810">
                <text:p>27810</text:p>
              </table:table-cell>
              <table:table-cell office:value-type="float" office:value="98.96">
                <text:p>98.96</text:p>
              </table:table-cell>
            </table:table-row>
            <table:table-row>
              <table:table-cell office:value-type="float" office:value="27811">
                <text:p>27811</text:p>
              </table:table-cell>
              <table:table-cell office:value-type="float" office:value="92.18">
                <text:p>92.18</text:p>
              </table:table-cell>
            </table:table-row>
            <table:table-row>
              <table:table-cell office:value-type="float" office:value="27812">
                <text:p>27812</text:p>
              </table:table-cell>
              <table:table-cell office:value-type="float" office:value="98.29">
                <text:p>98.29</text:p>
              </table:table-cell>
            </table:table-row>
            <table:table-row>
              <table:table-cell office:value-type="float" office:value="27813">
                <text:p>27813</text:p>
              </table:table-cell>
              <table:table-cell office:value-type="float" office:value="99.24">
                <text:p>99.24</text:p>
              </table:table-cell>
            </table:table-row>
            <table:table-row>
              <table:table-cell office:value-type="float" office:value="27814">
                <text:p>27814</text:p>
              </table:table-cell>
              <table:table-cell office:value-type="float" office:value="93.15">
                <text:p>93.15</text:p>
              </table:table-cell>
            </table:table-row>
            <table:table-row>
              <table:table-cell office:value-type="float" office:value="27815">
                <text:p>27815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float" office:value="27816">
                <text:p>27816</text:p>
              </table:table-cell>
              <table:table-cell office:value-type="float" office:value="91.53">
                <text:p>91.53</text:p>
              </table:table-cell>
            </table:table-row>
            <table:table-row>
              <table:table-cell office:value-type="float" office:value="27816">
                <text:p>27816</text:p>
              </table:table-cell>
              <table:table-cell office:value-type="float" office:value="95.99">
                <text:p>95.99</text:p>
              </table:table-cell>
            </table:table-row>
            <table:table-row>
              <table:table-cell office:value-type="float" office:value="27817">
                <text:p>27817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float" office:value="27818">
                <text:p>27818</text:p>
              </table:table-cell>
              <table:table-cell office:value-type="float" office:value="92.69">
                <text:p>92.69</text:p>
              </table:table-cell>
            </table:table-row>
            <table:table-row>
              <table:table-cell office:value-type="float" office:value="27819">
                <text:p>27819</text:p>
              </table:table-cell>
              <table:table-cell office:value-type="float" office:value="85.69">
                <text:p>85.69</text:p>
              </table:table-cell>
            </table:table-row>
            <table:table-row>
              <table:table-cell office:value-type="float" office:value="27820">
                <text:p>27820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float" office:value="27821">
                <text:p>27821</text:p>
              </table:table-cell>
              <table:table-cell office:value-type="float" office:value="90.77">
                <text:p>90.77</text:p>
              </table:table-cell>
            </table:table-row>
            <table:table-row>
              <table:table-cell office:value-type="float" office:value="27822">
                <text:p>27822</text:p>
              </table:table-cell>
              <table:table-cell office:value-type="float" office:value="99.94">
                <text:p>99.94</text:p>
              </table:table-cell>
            </table:table-row>
            <table:table-row>
              <table:table-cell office:value-type="float" office:value="27823">
                <text:p>27823</text:p>
              </table:table-cell>
              <table:table-cell office:value-type="float" office:value="92.21">
                <text:p>92.21</text:p>
              </table:table-cell>
            </table:table-row>
            <table:table-row>
              <table:table-cell office:value-type="float" office:value="27824">
                <text:p>27824</text:p>
              </table:table-cell>
              <table:table-cell office:value-type="float" office:value="91.77">
                <text:p>91.77</text:p>
              </table:table-cell>
            </table:table-row>
            <table:table-row>
              <table:table-cell office:value-type="float" office:value="27825">
                <text:p>27825</text:p>
              </table:table-cell>
              <table:table-cell office:value-type="float" office:value="92.89">
                <text:p>92.89</text:p>
              </table:table-cell>
            </table:table-row>
            <table:table-row>
              <table:table-cell office:value-type="float" office:value="27826">
                <text:p>2782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27827">
                <text:p>27827</text:p>
              </table:table-cell>
              <table:table-cell office:value-type="float" office:value="95.87">
                <text:p>95.87</text:p>
              </table:table-cell>
            </table:table-row>
            <table:table-row>
              <table:table-cell office:value-type="float" office:value="27828">
                <text:p>27828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27829">
                <text:p>27829</text:p>
              </table:table-cell>
              <table:table-cell office:value-type="float" office:value="92.53">
                <text:p>92.53</text:p>
              </table:table-cell>
            </table:table-row>
            <table:table-row>
              <table:table-cell office:value-type="float" office:value="27830">
                <text:p>27830</text:p>
              </table:table-cell>
              <table:table-cell office:value-type="float" office:value="96.86">
                <text:p>96.86</text:p>
              </table:table-cell>
            </table:table-row>
            <table:table-row>
              <table:table-cell office:value-type="float" office:value="27831">
                <text:p>27831</text:p>
              </table:table-cell>
              <table:table-cell office:value-type="float" office:value="94.22">
                <text:p>94.22</text:p>
              </table:table-cell>
            </table:table-row>
            <table:table-row>
              <table:table-cell office:value-type="float" office:value="27832">
                <text:p>27832</text:p>
              </table:table-cell>
              <table:table-cell office:value-type="float" office:value="97.54">
                <text:p>97.54</text:p>
              </table:table-cell>
            </table:table-row>
            <table:table-row>
              <table:table-cell office:value-type="float" office:value="27833">
                <text:p>27833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float" office:value="27834">
                <text:p>27834</text:p>
              </table:table-cell>
              <table:table-cell office:value-type="float" office:value="96.28">
                <text:p>96.28</text:p>
              </table:table-cell>
            </table:table-row>
            <table:table-row>
              <table:table-cell office:value-type="float" office:value="27835">
                <text:p>27835</text:p>
              </table:table-cell>
              <table:table-cell office:value-type="float" office:value="94.05">
                <text:p>94.05</text:p>
              </table:table-cell>
            </table:table-row>
            <table:table-row>
              <table:table-cell office:value-type="float" office:value="27836">
                <text:p>27836</text:p>
              </table:table-cell>
              <table:table-cell office:value-type="float" office:value="94.79">
                <text:p>94.79</text:p>
              </table:table-cell>
            </table:table-row>
            <table:table-row>
              <table:table-cell office:value-type="float" office:value="27837">
                <text:p>27837</text:p>
              </table:table-cell>
              <table:table-cell office:value-type="float" office:value="95.13">
                <text:p>95.13</text:p>
              </table:table-cell>
            </table:table-row>
            <table:table-row>
              <table:table-cell office:value-type="float" office:value="27838">
                <text:p>27838</text:p>
              </table:table-cell>
              <table:table-cell office:value-type="float" office:value="94.14">
                <text:p>94.14</text:p>
              </table:table-cell>
            </table:table-row>
            <table:table-row>
              <table:table-cell office:value-type="float" office:value="27839">
                <text:p>27839</text:p>
              </table:table-cell>
              <table:table-cell office:value-type="float" office:value="93.66">
                <text:p>93.66</text:p>
              </table:table-cell>
            </table:table-row>
            <table:table-row>
              <table:table-cell office:value-type="float" office:value="27840">
                <text:p>27840</text:p>
              </table:table-cell>
              <table:table-cell office:value-type="float" office:value="97.71">
                <text:p>97.71</text:p>
              </table:table-cell>
            </table:table-row>
            <table:table-row>
              <table:table-cell office:value-type="float" office:value="27840">
                <text:p>27840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27841">
                <text:p>27841</text:p>
              </table:table-cell>
              <table:table-cell office:value-type="float" office:value="95.82">
                <text:p>95.82</text:p>
              </table:table-cell>
            </table:table-row>
            <table:table-row>
              <table:table-cell office:value-type="float" office:value="27842">
                <text:p>27842</text:p>
              </table:table-cell>
              <table:table-cell office:value-type="float" office:value="95.57">
                <text:p>95.57</text:p>
              </table:table-cell>
            </table:table-row>
            <table:table-row>
              <table:table-cell office:value-type="float" office:value="27843">
                <text:p>27843</text:p>
              </table:table-cell>
              <table:table-cell office:value-type="float" office:value="93.53">
                <text:p>93.53</text:p>
              </table:table-cell>
            </table:table-row>
            <table:table-row>
              <table:table-cell office:value-type="float" office:value="27844">
                <text:p>27844</text:p>
              </table:table-cell>
              <table:table-cell office:value-type="float" office:value="91.02">
                <text:p>91.02</text:p>
              </table:table-cell>
            </table:table-row>
            <table:table-row>
              <table:table-cell office:value-type="float" office:value="27845">
                <text:p>27845</text:p>
              </table:table-cell>
              <table:table-cell office:value-type="float" office:value="94.01">
                <text:p>94.01</text:p>
              </table:table-cell>
            </table:table-row>
            <table:table-row>
              <table:table-cell office:value-type="float" office:value="27846">
                <text:p>27846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float" office:value="27847">
                <text:p>27847</text:p>
              </table:table-cell>
              <table:table-cell office:value-type="float" office:value="94.71">
                <text:p>94.71</text:p>
              </table:table-cell>
            </table:table-row>
            <table:table-row>
              <table:table-cell office:value-type="float" office:value="27847">
                <text:p>27847</text:p>
              </table:table-cell>
              <table:table-cell office:value-type="float" office:value="94.71">
                <text:p>94.71</text:p>
              </table:table-cell>
            </table:table-row>
            <table:table-row>
              <table:table-cell office:value-type="float" office:value="27848">
                <text:p>27848</text:p>
              </table:table-cell>
              <table:table-cell office:value-type="float" office:value="93.89">
                <text:p>93.89</text:p>
              </table:table-cell>
            </table:table-row>
            <table:table-row>
              <table:table-cell office:value-type="float" office:value="27849">
                <text:p>27849</text:p>
              </table:table-cell>
              <table:table-cell office:value-type="float" office:value="99.86">
                <text:p>99.86</text:p>
              </table:table-cell>
            </table:table-row>
            <table:table-row>
              <table:table-cell office:value-type="float" office:value="27850">
                <text:p>27850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float" office:value="27851">
                <text:p>27851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float" office:value="27852">
                <text:p>27852</text:p>
              </table:table-cell>
              <table:table-cell office:value-type="float" office:value="99.06">
                <text:p>99.06</text:p>
              </table:table-cell>
            </table:table-row>
            <table:table-row>
              <table:table-cell office:value-type="float" office:value="27853">
                <text:p>27853</text:p>
              </table:table-cell>
              <table:table-cell office:value-type="float" office:value="98.98">
                <text:p>98.98</text:p>
              </table:table-cell>
            </table:table-row>
            <table:table-row>
              <table:table-cell office:value-type="float" office:value="27854">
                <text:p>27854</text:p>
              </table:table-cell>
              <table:table-cell office:value-type="float" office:value="95.55">
                <text:p>95.55</text:p>
              </table:table-cell>
            </table:table-row>
            <table:table-row>
              <table:table-cell office:value-type="float" office:value="27855">
                <text:p>27855</text:p>
              </table:table-cell>
              <table:table-cell office:value-type="float" office:value="97.02">
                <text:p>97.02</text:p>
              </table:table-cell>
            </table:table-row>
            <table:table-row>
              <table:table-cell office:value-type="float" office:value="27855">
                <text:p>27855</text:p>
              </table:table-cell>
              <table:table-cell office:value-type="float" office:value="97.97">
                <text:p>97.97</text:p>
              </table:table-cell>
            </table:table-row>
            <table:table-row>
              <table:table-cell office:value-type="float" office:value="27856">
                <text:p>27856</text:p>
              </table:table-cell>
              <table:table-cell office:value-type="float" office:value="98.16">
                <text:p>98.16</text:p>
              </table:table-cell>
            </table:table-row>
            <table:table-row>
              <table:table-cell office:value-type="float" office:value="27857">
                <text:p>27857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float" office:value="27858">
                <text:p>27858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float" office:value="27858">
                <text:p>27858</text:p>
              </table:table-cell>
              <table:table-cell office:value-type="float" office:value="95.38">
                <text:p>95.38</text:p>
              </table:table-cell>
            </table:table-row>
            <table:table-row>
              <table:table-cell office:value-type="float" office:value="27859">
                <text:p>27859</text:p>
              </table:table-cell>
              <table:table-cell office:value-type="float" office:value="99.14">
                <text:p>99.14</text:p>
              </table:table-cell>
            </table:table-row>
            <table:table-row>
              <table:table-cell office:value-type="float" office:value="27859">
                <text:p>27859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float" office:value="27860">
                <text:p>27860</text:p>
              </table:table-cell>
              <table:table-cell office:value-type="float" office:value="95.16">
                <text:p>95.16</text:p>
              </table:table-cell>
            </table:table-row>
            <table:table-row>
              <table:table-cell office:value-type="float" office:value="27861">
                <text:p>27861</text:p>
              </table:table-cell>
              <table:table-cell office:value-type="float" office:value="99.35">
                <text:p>99.35</text:p>
              </table:table-cell>
            </table:table-row>
            <table:table-row>
              <table:table-cell office:value-type="float" office:value="27862">
                <text:p>27862</text:p>
              </table:table-cell>
              <table:table-cell office:value-type="float" office:value="99.11">
                <text:p>99.11</text:p>
              </table:table-cell>
            </table:table-row>
            <table:table-row>
              <table:table-cell office:value-type="float" office:value="27863">
                <text:p>27863</text:p>
              </table:table-cell>
              <table:table-cell office:value-type="float" office:value="95.86">
                <text:p>95.86</text:p>
              </table:table-cell>
            </table:table-row>
            <table:table-row>
              <table:table-cell office:value-type="float" office:value="27864">
                <text:p>27864</text:p>
              </table:table-cell>
              <table:table-cell office:value-type="float" office:value="95.53">
                <text:p>95.53</text:p>
              </table:table-cell>
            </table:table-row>
            <table:table-row>
              <table:table-cell office:value-type="float" office:value="27865">
                <text:p>27865</text:p>
              </table:table-cell>
              <table:table-cell office:value-type="float" office:value="94.55">
                <text:p>94.55</text:p>
              </table:table-cell>
            </table:table-row>
            <table:table-row>
              <table:table-cell office:value-type="float" office:value="27866">
                <text:p>27866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float" office:value="27867">
                <text:p>27867</text:p>
              </table:table-cell>
              <table:table-cell office:value-type="float" office:value="97.56">
                <text:p>97.56</text:p>
              </table:table-cell>
            </table:table-row>
            <table:table-row>
              <table:table-cell office:value-type="float" office:value="27868">
                <text:p>27868</text:p>
              </table:table-cell>
              <table:table-cell office:value-type="float" office:value="99.02">
                <text:p>99.02</text:p>
              </table:table-cell>
            </table:table-row>
            <table:table-row>
              <table:table-cell office:value-type="float" office:value="27869">
                <text:p>27869</text:p>
              </table:table-cell>
              <table:table-cell office:value-type="float" office:value="95.97">
                <text:p>95.97</text:p>
              </table:table-cell>
            </table:table-row>
            <table:table-row>
              <table:table-cell office:value-type="float" office:value="27870">
                <text:p>27870</text:p>
              </table:table-cell>
              <table:table-cell office:value-type="float" office:value="94.79">
                <text:p>94.79</text:p>
              </table:table-cell>
            </table:table-row>
            <table:table-row>
              <table:table-cell office:value-type="float" office:value="27871">
                <text:p>27871</text:p>
              </table:table-cell>
              <table:table-cell office:value-type="float" office:value="97.07">
                <text:p>97.07</text:p>
              </table:table-cell>
            </table:table-row>
            <table:table-row>
              <table:table-cell office:value-type="float" office:value="27872">
                <text:p>27872</text:p>
              </table:table-cell>
              <table:table-cell office:value-type="float" office:value="97.71">
                <text:p>97.71</text:p>
              </table:table-cell>
            </table:table-row>
            <table:table-row>
              <table:table-cell office:value-type="float" office:value="27873">
                <text:p>27873</text:p>
              </table:table-cell>
              <table:table-cell office:value-type="float" office:value="94.06">
                <text:p>94.06</text:p>
              </table:table-cell>
            </table:table-row>
            <table:table-row>
              <table:table-cell office:value-type="float" office:value="27874">
                <text:p>27874</text:p>
              </table:table-cell>
              <table:table-cell office:value-type="float" office:value="93.03">
                <text:p>93.03</text:p>
              </table:table-cell>
            </table:table-row>
            <table:table-row>
              <table:table-cell office:value-type="float" office:value="27875">
                <text:p>27875</text:p>
              </table:table-cell>
              <table:table-cell office:value-type="float" office:value="97.45">
                <text:p>97.45</text:p>
              </table:table-cell>
            </table:table-row>
            <table:table-row>
              <table:table-cell office:value-type="float" office:value="27876">
                <text:p>27876</text:p>
              </table:table-cell>
              <table:table-cell office:value-type="float" office:value="85.51">
                <text:p>85.51</text:p>
              </table:table-cell>
            </table:table-row>
            <table:table-row>
              <table:table-cell office:value-type="float" office:value="27877">
                <text:p>27877</text:p>
              </table:table-cell>
              <table:table-cell office:value-type="float" office:value="91.84">
                <text:p>91.84</text:p>
              </table:table-cell>
            </table:table-row>
            <table:table-row>
              <table:table-cell office:value-type="float" office:value="27878">
                <text:p>27878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float" office:value="27879">
                <text:p>27879</text:p>
              </table:table-cell>
              <table:table-cell office:value-type="float" office:value="85.81">
                <text:p>85.81</text:p>
              </table:table-cell>
            </table:table-row>
            <table:table-row>
              <table:table-cell office:value-type="float" office:value="27879">
                <text:p>27879</text:p>
              </table:table-cell>
              <table:table-cell office:value-type="float" office:value="85.51">
                <text:p>85.51</text:p>
              </table:table-cell>
            </table:table-row>
            <table:table-row>
              <table:table-cell office:value-type="float" office:value="27880">
                <text:p>27880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float" office:value="27881">
                <text:p>27881</text:p>
              </table:table-cell>
              <table:table-cell office:value-type="float" office:value="98.92">
                <text:p>98.92</text:p>
              </table:table-cell>
            </table:table-row>
            <table:table-row>
              <table:table-cell office:value-type="float" office:value="27882">
                <text:p>27882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float" office:value="27883">
                <text:p>27883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27884">
                <text:p>27884</text:p>
              </table:table-cell>
              <table:table-cell office:value-type="float" office:value="97.04">
                <text:p>97.04</text:p>
              </table:table-cell>
            </table:table-row>
            <table:table-row>
              <table:table-cell office:value-type="float" office:value="27885">
                <text:p>27885</text:p>
              </table:table-cell>
              <table:table-cell office:value-type="float" office:value="90.99">
                <text:p>90.99</text:p>
              </table:table-cell>
            </table:table-row>
            <table:table-row>
              <table:table-cell office:value-type="float" office:value="27886">
                <text:p>27886</text:p>
              </table:table-cell>
              <table:table-cell office:value-type="float" office:value="99.04">
                <text:p>99.04</text:p>
              </table:table-cell>
            </table:table-row>
            <table:table-row>
              <table:table-cell office:value-type="float" office:value="27886">
                <text:p>27886</text:p>
              </table:table-cell>
              <table:table-cell office:value-type="float" office:value="93.68">
                <text:p>93.68</text:p>
              </table:table-cell>
            </table:table-row>
            <table:table-row>
              <table:table-cell office:value-type="float" office:value="27887">
                <text:p>27887</text:p>
              </table:table-cell>
              <table:table-cell office:value-type="float" office:value="88.93">
                <text:p>88.93</text:p>
              </table:table-cell>
            </table:table-row>
            <table:table-row>
              <table:table-cell office:value-type="float" office:value="27887">
                <text:p>27887</text:p>
              </table:table-cell>
              <table:table-cell office:value-type="float" office:value="91.92">
                <text:p>91.92</text:p>
              </table:table-cell>
            </table:table-row>
            <table:table-row>
              <table:table-cell office:value-type="float" office:value="27888">
                <text:p>27888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float" office:value="27888">
                <text:p>27888</text:p>
              </table:table-cell>
              <table:table-cell office:value-type="float" office:value="99.56">
                <text:p>99.56</text:p>
              </table:table-cell>
            </table:table-row>
            <table:table-row>
              <table:table-cell office:value-type="float" office:value="27889">
                <text:p>27889</text:p>
              </table:table-cell>
              <table:table-cell office:value-type="float" office:value="96.66">
                <text:p>96.66</text:p>
              </table:table-cell>
            </table:table-row>
            <table:table-row>
              <table:table-cell office:value-type="float" office:value="27890">
                <text:p>27890</text:p>
              </table:table-cell>
              <table:table-cell office:value-type="float" office:value="94.83">
                <text:p>94.83</text:p>
              </table:table-cell>
            </table:table-row>
            <table:table-row>
              <table:table-cell office:value-type="float" office:value="27890">
                <text:p>27890</text:p>
              </table:table-cell>
              <table:table-cell office:value-type="float" office:value="90.76">
                <text:p>90.76</text:p>
              </table:table-cell>
            </table:table-row>
            <table:table-row>
              <table:table-cell office:value-type="float" office:value="27891">
                <text:p>27891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float" office:value="27892">
                <text:p>27892</text:p>
              </table:table-cell>
              <table:table-cell office:value-type="float" office:value="95.92">
                <text:p>95.92</text:p>
              </table:table-cell>
            </table:table-row>
            <table:table-row>
              <table:table-cell office:value-type="float" office:value="27893">
                <text:p>27893</text:p>
              </table:table-cell>
              <table:table-cell office:value-type="float" office:value="89.74">
                <text:p>89.74</text:p>
              </table:table-cell>
            </table:table-row>
            <table:table-row>
              <table:table-cell office:value-type="float" office:value="27894">
                <text:p>27894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float" office:value="27895">
                <text:p>27895</text:p>
              </table:table-cell>
              <table:table-cell office:value-type="float" office:value="96.19">
                <text:p>96.19</text:p>
              </table:table-cell>
            </table:table-row>
            <table:table-row>
              <table:table-cell office:value-type="float" office:value="27896">
                <text:p>27896</text:p>
              </table:table-cell>
              <table:table-cell office:value-type="float" office:value="98.44">
                <text:p>98.44</text:p>
              </table:table-cell>
            </table:table-row>
            <table:table-row>
              <table:table-cell office:value-type="float" office:value="27897">
                <text:p>27897</text:p>
              </table:table-cell>
              <table:table-cell office:value-type="float" office:value="95.22">
                <text:p>95.22</text:p>
              </table:table-cell>
            </table:table-row>
            <table:table-row>
              <table:table-cell office:value-type="float" office:value="27898">
                <text:p>27898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float" office:value="27899">
                <text:p>27899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97.57">
                <text:p>97.57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96.93">
                <text:p>96.93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96.47">
                <text:p>96.47</text:p>
              </table:table-cell>
            </table:table-row>
            <table:table-row>
              <table:table-cell office:value-type="float" office:value="27902">
                <text:p>27902</text:p>
              </table:table-cell>
              <table:table-cell office:value-type="float" office:value="96.94">
                <text:p>96.94</text:p>
              </table:table-cell>
            </table:table-row>
            <table:table-row>
              <table:table-cell office:value-type="float" office:value="27903">
                <text:p>2790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27904">
                <text:p>27904</text:p>
              </table:table-cell>
              <table:table-cell office:value-type="float" office:value="96.68">
                <text:p>96.68</text:p>
              </table:table-cell>
            </table:table-row>
            <table:table-row>
              <table:table-cell office:value-type="float" office:value="27905">
                <text:p>27905</text:p>
              </table:table-cell>
              <table:table-cell office:value-type="float" office:value="95.54">
                <text:p>95.54</text:p>
              </table:table-cell>
            </table:table-row>
            <table:table-row>
              <table:table-cell office:value-type="float" office:value="27906">
                <text:p>27906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27907">
                <text:p>27907</text:p>
              </table:table-cell>
              <table:table-cell office:value-type="float" office:value="96.29">
                <text:p>96.29</text:p>
              </table:table-cell>
            </table:table-row>
            <table:table-row>
              <table:table-cell office:value-type="float" office:value="27908">
                <text:p>27908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float" office:value="27909">
                <text:p>27909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float" office:value="27910">
                <text:p>2791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27911">
                <text:p>27911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27912">
                <text:p>27912</text:p>
              </table:table-cell>
              <table:table-cell office:value-type="float" office:value="97.26">
                <text:p>97.26</text:p>
              </table:table-cell>
            </table:table-row>
            <table:table-row>
              <table:table-cell office:value-type="float" office:value="27913">
                <text:p>27913</text:p>
              </table:table-cell>
              <table:table-cell office:value-type="float" office:value="96.53">
                <text:p>96.53</text:p>
              </table:table-cell>
            </table:table-row>
            <table:table-row>
              <table:table-cell office:value-type="float" office:value="27914">
                <text:p>27914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27915">
                <text:p>27915</text:p>
              </table:table-cell>
              <table:table-cell office:value-type="float" office:value="64.72">
                <text:p>64.72</text:p>
              </table:table-cell>
            </table:table-row>
            <table:table-row>
              <table:table-cell office:value-type="float" office:value="27916">
                <text:p>27916</text:p>
              </table:table-cell>
              <table:table-cell office:value-type="float" office:value="99.05">
                <text:p>99.05</text:p>
              </table:table-cell>
            </table:table-row>
            <table:table-row>
              <table:table-cell office:value-type="float" office:value="27917">
                <text:p>2791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7918">
                <text:p>27918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27919">
                <text:p>279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7920">
                <text:p>27920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float" office:value="27921">
                <text:p>27921</text:p>
              </table:table-cell>
              <table:table-cell office:value-type="float" office:value="69.46">
                <text:p>69.46</text:p>
              </table:table-cell>
            </table:table-row>
            <table:table-row>
              <table:table-cell office:value-type="float" office:value="27922">
                <text:p>27922</text:p>
              </table:table-cell>
              <table:table-cell office:value-type="float" office:value="94.54">
                <text:p>94.54</text:p>
              </table:table-cell>
            </table:table-row>
            <table:table-row>
              <table:table-cell office:value-type="float" office:value="27923">
                <text:p>27923</text:p>
              </table:table-cell>
              <table:table-cell office:value-type="float" office:value="97.46">
                <text:p>97.46</text:p>
              </table:table-cell>
            </table:table-row>
            <table:table-row>
              <table:table-cell office:value-type="float" office:value="27924">
                <text:p>27924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float" office:value="27925">
                <text:p>27925</text:p>
              </table:table-cell>
              <table:table-cell office:value-type="float" office:value="91.44">
                <text:p>91.44</text:p>
              </table:table-cell>
            </table:table-row>
            <table:table-row>
              <table:table-cell office:value-type="float" office:value="27926">
                <text:p>27926</text:p>
              </table:table-cell>
              <table:table-cell office:value-type="float" office:value="93.42">
                <text:p>93.42</text:p>
              </table:table-cell>
            </table:table-row>
            <table:table-row>
              <table:table-cell office:value-type="float" office:value="27927">
                <text:p>27927</text:p>
              </table:table-cell>
              <table:table-cell office:value-type="float" office:value="91.73">
                <text:p>91.73</text:p>
              </table:table-cell>
            </table:table-row>
            <table:table-row>
              <table:table-cell office:value-type="float" office:value="27928">
                <text:p>27928</text:p>
              </table:table-cell>
              <table:table-cell office:value-type="float" office:value="95.04">
                <text:p>95.04</text:p>
              </table:table-cell>
            </table:table-row>
            <table:table-row>
              <table:table-cell office:value-type="float" office:value="27929">
                <text:p>27929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float" office:value="27930">
                <text:p>27930</text:p>
              </table:table-cell>
              <table:table-cell office:value-type="float" office:value="97.51">
                <text:p>97.51</text:p>
              </table:table-cell>
            </table:table-row>
            <table:table-row>
              <table:table-cell office:value-type="float" office:value="27931">
                <text:p>27931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27932">
                <text:p>27932</text:p>
              </table:table-cell>
              <table:table-cell office:value-type="float" office:value="95.61">
                <text:p>95.61</text:p>
              </table:table-cell>
            </table:table-row>
            <table:table-row>
              <table:table-cell office:value-type="float" office:value="27933">
                <text:p>27933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float" office:value="27934">
                <text:p>27934</text:p>
              </table:table-cell>
              <table:table-cell office:value-type="float" office:value="98.27">
                <text:p>98.27</text:p>
              </table:table-cell>
            </table:table-row>
            <table:table-row>
              <table:table-cell office:value-type="float" office:value="27935">
                <text:p>27935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float" office:value="27936">
                <text:p>27936</text:p>
              </table:table-cell>
              <table:table-cell office:value-type="float" office:value="99.59">
                <text:p>99.59</text:p>
              </table:table-cell>
            </table:table-row>
            <table:table-row>
              <table:table-cell office:value-type="float" office:value="27937">
                <text:p>27937</text:p>
              </table:table-cell>
              <table:table-cell office:value-type="float" office:value="97.28">
                <text:p>97.28</text:p>
              </table:table-cell>
            </table:table-row>
            <table:table-row>
              <table:table-cell office:value-type="float" office:value="27938">
                <text:p>27938</text:p>
              </table:table-cell>
              <table:table-cell office:value-type="float" office:value="99.17">
                <text:p>99.17</text:p>
              </table:table-cell>
            </table:table-row>
            <table:table-row>
              <table:table-cell office:value-type="float" office:value="27939">
                <text:p>27939</text:p>
              </table:table-cell>
              <table:table-cell office:value-type="float" office:value="99.06">
                <text:p>99.06</text:p>
              </table:table-cell>
            </table:table-row>
            <table:table-row>
              <table:table-cell office:value-type="float" office:value="27940">
                <text:p>27940</text:p>
              </table:table-cell>
              <table:table-cell office:value-type="float" office:value="93.97">
                <text:p>93.97</text:p>
              </table:table-cell>
            </table:table-row>
            <table:table-row>
              <table:table-cell office:value-type="float" office:value="27941">
                <text:p>27941</text:p>
              </table:table-cell>
              <table:table-cell office:value-type="float" office:value="93.28">
                <text:p>93.28</text:p>
              </table:table-cell>
            </table:table-row>
            <table:table-row>
              <table:table-cell office:value-type="float" office:value="27942">
                <text:p>27942</text:p>
              </table:table-cell>
              <table:table-cell office:value-type="float" office:value="98.95">
                <text:p>98.95</text:p>
              </table:table-cell>
            </table:table-row>
            <table:table-row>
              <table:table-cell office:value-type="float" office:value="27943">
                <text:p>27943</text:p>
              </table:table-cell>
              <table:table-cell office:value-type="float" office:value="97.64">
                <text:p>97.64</text:p>
              </table:table-cell>
            </table:table-row>
            <table:table-row>
              <table:table-cell office:value-type="float" office:value="27944">
                <text:p>27944</text:p>
              </table:table-cell>
              <table:table-cell office:value-type="float" office:value="97.13">
                <text:p>97.13</text:p>
              </table:table-cell>
            </table:table-row>
            <table:table-row>
              <table:table-cell office:value-type="float" office:value="27945">
                <text:p>27945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float" office:value="27946">
                <text:p>27946</text:p>
              </table:table-cell>
              <table:table-cell office:value-type="float" office:value="96.01">
                <text:p>96.01</text:p>
              </table:table-cell>
            </table:table-row>
            <table:table-row>
              <table:table-cell office:value-type="float" office:value="27947">
                <text:p>27947</text:p>
              </table:table-cell>
              <table:table-cell office:value-type="float" office:value="89.65">
                <text:p>89.65</text:p>
              </table:table-cell>
            </table:table-row>
            <table:table-row>
              <table:table-cell office:value-type="float" office:value="27948">
                <text:p>27948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float" office:value="27949">
                <text:p>27949</text:p>
              </table:table-cell>
              <table:table-cell office:value-type="float" office:value="98.94">
                <text:p>98.94</text:p>
              </table:table-cell>
            </table:table-row>
            <table:table-row>
              <table:table-cell office:value-type="float" office:value="27950">
                <text:p>27950</text:p>
              </table:table-cell>
              <table:table-cell office:value-type="float" office:value="91.51">
                <text:p>91.51</text:p>
              </table:table-cell>
            </table:table-row>
            <table:table-row>
              <table:table-cell office:value-type="float" office:value="27951">
                <text:p>27951</text:p>
              </table:table-cell>
              <table:table-cell office:value-type="float" office:value="98.06">
                <text:p>98.06</text:p>
              </table:table-cell>
            </table:table-row>
            <table:table-row>
              <table:table-cell office:value-type="float" office:value="27952">
                <text:p>27952</text:p>
              </table:table-cell>
              <table:table-cell office:value-type="float" office:value="89.59">
                <text:p>89.59</text:p>
              </table:table-cell>
            </table:table-row>
            <table:table-row>
              <table:table-cell office:value-type="float" office:value="27953">
                <text:p>27953</text:p>
              </table:table-cell>
              <table:table-cell office:value-type="float" office:value="95.88">
                <text:p>95.88</text:p>
              </table:table-cell>
            </table:table-row>
            <table:table-row>
              <table:table-cell office:value-type="float" office:value="27954">
                <text:p>27954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float" office:value="27955">
                <text:p>27955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float" office:value="27956">
                <text:p>27956</text:p>
              </table:table-cell>
              <table:table-cell office:value-type="float" office:value="99.15">
                <text:p>99.15</text:p>
              </table:table-cell>
            </table:table-row>
            <table:table-row>
              <table:table-cell office:value-type="float" office:value="27957">
                <text:p>27957</text:p>
              </table:table-cell>
              <table:table-cell office:value-type="float" office:value="92.26">
                <text:p>92.26</text:p>
              </table:table-cell>
            </table:table-row>
            <table:table-row>
              <table:table-cell office:value-type="float" office:value="27958">
                <text:p>27958</text:p>
              </table:table-cell>
              <table:table-cell office:value-type="float" office:value="95.46">
                <text:p>95.46</text:p>
              </table:table-cell>
            </table:table-row>
            <table:table-row>
              <table:table-cell office:value-type="float" office:value="27959">
                <text:p>27959</text:p>
              </table:table-cell>
              <table:table-cell office:value-type="float" office:value="96.19">
                <text:p>96.19</text:p>
              </table:table-cell>
            </table:table-row>
            <table:table-row>
              <table:table-cell office:value-type="float" office:value="27960">
                <text:p>27960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float" office:value="27961">
                <text:p>27961</text:p>
              </table:table-cell>
              <table:table-cell office:value-type="float" office:value="93.69">
                <text:p>93.69</text:p>
              </table:table-cell>
            </table:table-row>
            <table:table-row>
              <table:table-cell office:value-type="float" office:value="27962">
                <text:p>27962</text:p>
              </table:table-cell>
              <table:table-cell office:value-type="float" office:value="98.29">
                <text:p>98.29</text:p>
              </table:table-cell>
            </table:table-row>
            <table:table-row>
              <table:table-cell office:value-type="float" office:value="27963">
                <text:p>27963</text:p>
              </table:table-cell>
              <table:table-cell office:value-type="float" office:value="90.37">
                <text:p>90.37</text:p>
              </table:table-cell>
            </table:table-row>
            <table:table-row>
              <table:table-cell office:value-type="float" office:value="27964">
                <text:p>27964</text:p>
              </table:table-cell>
              <table:table-cell office:value-type="float" office:value="99.26">
                <text:p>99.26</text:p>
              </table:table-cell>
            </table:table-row>
            <table:table-row>
              <table:table-cell office:value-type="float" office:value="27965">
                <text:p>27965</text:p>
              </table:table-cell>
              <table:table-cell office:value-type="float" office:value="99.79">
                <text:p>99.79</text:p>
              </table:table-cell>
            </table:table-row>
            <table:table-row>
              <table:table-cell office:value-type="float" office:value="27966">
                <text:p>27966</text:p>
              </table:table-cell>
              <table:table-cell office:value-type="float" office:value="96.89">
                <text:p>96.89</text:p>
              </table:table-cell>
            </table:table-row>
            <table:table-row>
              <table:table-cell office:value-type="float" office:value="27967">
                <text:p>27967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float" office:value="27968">
                <text:p>27968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27969">
                <text:p>27969</text:p>
              </table:table-cell>
              <table:table-cell office:value-type="float" office:value="97.62">
                <text:p>97.62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96.75">
                <text:p>96.75</text:p>
              </table:table-cell>
            </table:table-row>
            <table:table-row>
              <table:table-cell office:value-type="float" office:value="27971">
                <text:p>27971</text:p>
              </table:table-cell>
              <table:table-cell office:value-type="float" office:value="97.03">
                <text:p>97.03</text:p>
              </table:table-cell>
            </table:table-row>
            <table:table-row>
              <table:table-cell office:value-type="float" office:value="27971">
                <text:p>27971</text:p>
              </table:table-cell>
              <table:table-cell office:value-type="float" office:value="90.85">
                <text:p>90.85</text:p>
              </table:table-cell>
            </table:table-row>
            <table:table-row>
              <table:table-cell office:value-type="float" office:value="27972">
                <text:p>27972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float" office:value="27973">
                <text:p>27973</text:p>
              </table:table-cell>
              <table:table-cell office:value-type="float" office:value="59.99">
                <text:p>59.99</text:p>
              </table:table-cell>
            </table:table-row>
            <table:table-row>
              <table:table-cell office:value-type="float" office:value="27974">
                <text:p>2797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7974">
                <text:p>27974</text:p>
              </table:table-cell>
              <table:table-cell office:value-type="float" office:value="56.95">
                <text:p>56.95</text:p>
              </table:table-cell>
            </table:table-row>
            <table:table-row>
              <table:table-cell office:value-type="float" office:value="27975">
                <text:p>27975</text:p>
              </table:table-cell>
              <table:table-cell office:value-type="float" office:value="56.55">
                <text:p>56.55</text:p>
              </table:table-cell>
            </table:table-row>
            <table:table-row>
              <table:table-cell office:value-type="float" office:value="27976">
                <text:p>27976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float" office:value="27976">
                <text:p>27976</text:p>
              </table:table-cell>
              <table:table-cell office:value-type="float" office:value="13.48">
                <text:p>13.48</text:p>
              </table:table-cell>
            </table:table-row>
            <table:table-row>
              <table:table-cell office:value-type="float" office:value="27977">
                <text:p>27977</text:p>
              </table:table-cell>
              <table:table-cell office:value-type="float" office:value="87.84">
                <text:p>87.84</text:p>
              </table:table-cell>
            </table:table-row>
            <table:table-row>
              <table:table-cell office:value-type="float" office:value="27978">
                <text:p>27978</text:p>
              </table:table-cell>
              <table:table-cell office:value-type="float" office:value="97.46">
                <text:p>97.46</text:p>
              </table:table-cell>
            </table:table-row>
            <table:table-row>
              <table:table-cell office:value-type="float" office:value="27979">
                <text:p>279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float" office:value="27980">
                <text:p>27980</text:p>
              </table:table-cell>
              <table:table-cell office:value-type="float" office:value="87.37">
                <text:p>87.37</text:p>
              </table:table-cell>
            </table:table-row>
            <table:table-row>
              <table:table-cell office:value-type="float" office:value="27981">
                <text:p>27981</text:p>
              </table:table-cell>
              <table:table-cell office:value-type="float" office:value="92.44">
                <text:p>92.44</text:p>
              </table:table-cell>
            </table:table-row>
            <table:table-row>
              <table:table-cell office:value-type="float" office:value="27982">
                <text:p>27982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float" office:value="27982">
                <text:p>27982</text:p>
              </table:table-cell>
              <table:table-cell office:value-type="float" office:value="96.22">
                <text:p>96.22</text:p>
              </table:table-cell>
            </table:table-row>
            <table:table-row>
              <table:table-cell office:value-type="float" office:value="27983">
                <text:p>27983</text:p>
              </table:table-cell>
              <table:table-cell office:value-type="float" office:value="72.39">
                <text:p>72.39</text:p>
              </table:table-cell>
            </table:table-row>
            <table:table-row>
              <table:table-cell office:value-type="float" office:value="27984">
                <text:p>27984</text:p>
              </table:table-cell>
              <table:table-cell office:value-type="float" office:value="99.68">
                <text:p>99.68</text:p>
              </table:table-cell>
            </table:table-row>
            <table:table-row>
              <table:table-cell office:value-type="float" office:value="27985">
                <text:p>27985</text:p>
              </table:table-cell>
              <table:table-cell office:value-type="float" office:value="98.54">
                <text:p>98.54</text:p>
              </table:table-cell>
            </table:table-row>
            <table:table-row>
              <table:table-cell office:value-type="float" office:value="27986">
                <text:p>27986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float" office:value="27986">
                <text:p>27986</text:p>
              </table:table-cell>
              <table:table-cell office:value-type="float" office:value="96.49">
                <text:p>96.49</text:p>
              </table:table-cell>
            </table:table-row>
            <table:table-row>
              <table:table-cell office:value-type="float" office:value="27987">
                <text:p>27987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float" office:value="27988">
                <text:p>27988</text:p>
              </table:table-cell>
              <table:table-cell office:value-type="float" office:value="99.31">
                <text:p>99.31</text:p>
              </table:table-cell>
            </table:table-row>
            <table:table-row>
              <table:table-cell office:value-type="float" office:value="27989">
                <text:p>27989</text:p>
              </table:table-cell>
              <table:table-cell office:value-type="float" office:value="98.99">
                <text:p>98.99</text:p>
              </table:table-cell>
            </table:table-row>
            <table:table-row>
              <table:table-cell office:value-type="float" office:value="27990">
                <text:p>27990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float" office:value="27991">
                <text:p>27991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float" office:value="27992">
                <text:p>27992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float" office:value="27993">
                <text:p>27993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float" office:value="27994">
                <text:p>27994</text:p>
              </table:table-cell>
              <table:table-cell office:value-type="float" office:value="94.49">
                <text:p>94.49</text:p>
              </table:table-cell>
            </table:table-row>
            <table:table-row>
              <table:table-cell office:value-type="float" office:value="27994">
                <text:p>27994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float" office:value="27995">
                <text:p>27995</text:p>
              </table:table-cell>
              <table:table-cell office:value-type="float" office:value="74.44">
                <text:p>74.44</text:p>
              </table:table-cell>
            </table:table-row>
            <table:table-row>
              <table:table-cell office:value-type="float" office:value="27996">
                <text:p>27996</text:p>
              </table:table-cell>
              <table:table-cell office:value-type="float" office:value="99.35">
                <text:p>99.35</text:p>
              </table:table-cell>
            </table:table-row>
            <table:table-row>
              <table:table-cell office:value-type="float" office:value="27997">
                <text:p>27997</text:p>
              </table:table-cell>
              <table:table-cell office:value-type="float" office:value="98.06">
                <text:p>98.06</text:p>
              </table:table-cell>
            </table:table-row>
            <table:table-row>
              <table:table-cell office:value-type="float" office:value="27998">
                <text:p>27998</text:p>
              </table:table-cell>
              <table:table-cell office:value-type="float" office:value="97.56">
                <text:p>97.56</text:p>
              </table:table-cell>
            </table:table-row>
            <table:table-row>
              <table:table-cell office:value-type="float" office:value="27999">
                <text:p>27999</text:p>
              </table:table-cell>
              <table:table-cell office:value-type="float" office:value="96.77">
                <text:p>96.7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93.57">
                <text:p>93.57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28002">
                <text:p>28002</text:p>
              </table:table-cell>
              <table:table-cell office:value-type="float" office:value="37.81">
                <text:p>37.81</text:p>
              </table:table-cell>
            </table:table-row>
            <table:table-row>
              <table:table-cell office:value-type="float" office:value="28003">
                <text:p>28003</text:p>
              </table:table-cell>
              <table:table-cell office:value-type="float" office:value="36.95">
                <text:p>36.95</text:p>
              </table:table-cell>
            </table:table-row>
            <table:table-row>
              <table:table-cell office:value-type="float" office:value="28004">
                <text:p>28004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28005">
                <text:p>28005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float" office:value="28006">
                <text:p>28006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float" office:value="28007">
                <text:p>28007</text:p>
              </table:table-cell>
              <table:table-cell office:value-type="float" office:value="98.11">
                <text:p>98.11</text:p>
              </table:table-cell>
            </table:table-row>
            <table:table-row>
              <table:table-cell office:value-type="float" office:value="28008">
                <text:p>28008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28009">
                <text:p>28009</text:p>
              </table:table-cell>
              <table:table-cell office:value-type="float" office:value="91.02">
                <text:p>91.02</text:p>
              </table:table-cell>
            </table:table-row>
            <table:table-row>
              <table:table-cell office:value-type="float" office:value="28010">
                <text:p>28010</text:p>
              </table:table-cell>
              <table:table-cell office:value-type="float" office:value="91.01">
                <text:p>91.01</text:p>
              </table:table-cell>
            </table:table-row>
            <table:table-row>
              <table:table-cell office:value-type="float" office:value="28011">
                <text:p>28011</text:p>
              </table:table-cell>
              <table:table-cell office:value-type="float" office:value="87.04">
                <text:p>87.04</text:p>
              </table:table-cell>
            </table:table-row>
            <table:table-row>
              <table:table-cell office:value-type="float" office:value="28012">
                <text:p>28012</text:p>
              </table:table-cell>
              <table:table-cell office:value-type="float" office:value="69.99">
                <text:p>69.99</text:p>
              </table:table-cell>
            </table:table-row>
            <table:table-row>
              <table:table-cell office:value-type="float" office:value="28013">
                <text:p>28013</text:p>
              </table:table-cell>
              <table:table-cell office:value-type="float" office:value="94.73">
                <text:p>94.73</text:p>
              </table:table-cell>
            </table:table-row>
            <table:table-row>
              <table:table-cell office:value-type="float" office:value="28014">
                <text:p>28014</text:p>
              </table:table-cell>
              <table:table-cell office:value-type="float" office:value="90.19">
                <text:p>90.19</text:p>
              </table:table-cell>
            </table:table-row>
            <table:table-row>
              <table:table-cell office:value-type="float" office:value="28015">
                <text:p>28015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float" office:value="28016">
                <text:p>280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28017">
                <text:p>28017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28018">
                <text:p>28018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float" office:value="28019">
                <text:p>28019</text:p>
              </table:table-cell>
              <table:table-cell office:value-type="float" office:value="99.64">
                <text:p>99.64</text:p>
              </table:table-cell>
            </table:table-row>
            <table:table-row>
              <table:table-cell office:value-type="float" office:value="28020">
                <text:p>280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8021">
                <text:p>2802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28021">
                <text:p>28021</text:p>
              </table:table-cell>
              <table:table-cell office:value-type="float" office:value="86.81">
                <text:p>86.81</text:p>
              </table:table-cell>
            </table:table-row>
            <table:table-row>
              <table:table-cell office:value-type="float" office:value="28022">
                <text:p>28022</text:p>
              </table:table-cell>
              <table:table-cell office:value-type="float" office:value="99.83">
                <text:p>99.83</text:p>
              </table:table-cell>
            </table:table-row>
            <table:table-row>
              <table:table-cell office:value-type="float" office:value="28023">
                <text:p>28023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float" office:value="28024">
                <text:p>28024</text:p>
              </table:table-cell>
              <table:table-cell office:value-type="float" office:value="86.45">
                <text:p>86.45</text:p>
              </table:table-cell>
            </table:table-row>
            <table:table-row>
              <table:table-cell office:value-type="float" office:value="28025">
                <text:p>28025</text:p>
              </table:table-cell>
              <table:table-cell office:value-type="float" office:value="94.09">
                <text:p>94.09</text:p>
              </table:table-cell>
            </table:table-row>
            <table:table-row>
              <table:table-cell office:value-type="float" office:value="28026">
                <text:p>28026</text:p>
              </table:table-cell>
              <table:table-cell office:value-type="float" office:value="92.32">
                <text:p>92.32</text:p>
              </table:table-cell>
            </table:table-row>
            <table:table-row>
              <table:table-cell office:value-type="float" office:value="28027">
                <text:p>28027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float" office:value="28027">
                <text:p>28027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float" office:value="28028">
                <text:p>28028</text:p>
              </table:table-cell>
              <table:table-cell office:value-type="float" office:value="99.64">
                <text:p>99.64</text:p>
              </table:table-cell>
            </table:table-row>
            <table:table-row>
              <table:table-cell office:value-type="float" office:value="28029">
                <text:p>28029</text:p>
              </table:table-cell>
              <table:table-cell office:value-type="float" office:value="97.82">
                <text:p>97.82</text:p>
              </table:table-cell>
            </table:table-row>
            <table:table-row>
              <table:table-cell office:value-type="float" office:value="28029">
                <text:p>28029</text:p>
              </table:table-cell>
              <table:table-cell office:value-type="float" office:value="99.61">
                <text:p>99.61</text:p>
              </table:table-cell>
            </table:table-row>
            <table:table-row>
              <table:table-cell office:value-type="float" office:value="28030">
                <text:p>28030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float" office:value="28030">
                <text:p>28030</text:p>
              </table:table-cell>
              <table:table-cell office:value-type="float" office:value="98.45">
                <text:p>98.45</text:p>
              </table:table-cell>
            </table:table-row>
            <table:table-row>
              <table:table-cell office:value-type="float" office:value="28031">
                <text:p>28031</text:p>
              </table:table-cell>
              <table:table-cell office:value-type="float" office:value="94.31">
                <text:p>94.31</text:p>
              </table:table-cell>
            </table:table-row>
            <table:table-row>
              <table:table-cell office:value-type="float" office:value="28032">
                <text:p>2803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28033">
                <text:p>28033</text:p>
              </table:table-cell>
              <table:table-cell office:value-type="float" office:value="90.45">
                <text:p>90.45</text:p>
              </table:table-cell>
            </table:table-row>
            <table:table-row>
              <table:table-cell office:value-type="float" office:value="28034">
                <text:p>28034</text:p>
              </table:table-cell>
              <table:table-cell office:value-type="float" office:value="99.17">
                <text:p>99.17</text:p>
              </table:table-cell>
            </table:table-row>
            <table:table-row>
              <table:table-cell office:value-type="float" office:value="28035">
                <text:p>28035</text:p>
              </table:table-cell>
              <table:table-cell office:value-type="float" office:value="98.11">
                <text:p>98.11</text:p>
              </table:table-cell>
            </table:table-row>
            <table:table-row>
              <table:table-cell office:value-type="float" office:value="28036">
                <text:p>28036</text:p>
              </table:table-cell>
              <table:table-cell office:value-type="float" office:value="95.99">
                <text:p>95.99</text:p>
              </table:table-cell>
            </table:table-row>
            <table:table-row>
              <table:table-cell office:value-type="float" office:value="28036">
                <text:p>28036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float" office:value="28037">
                <text:p>28037</text:p>
              </table:table-cell>
              <table:table-cell office:value-type="float" office:value="95.14">
                <text:p>95.14</text:p>
              </table:table-cell>
            </table:table-row>
            <table:table-row>
              <table:table-cell office:value-type="float" office:value="28038">
                <text:p>28038</text:p>
              </table:table-cell>
              <table:table-cell office:value-type="float" office:value="76.79">
                <text:p>76.79</text:p>
              </table:table-cell>
            </table:table-row>
            <table:table-row>
              <table:table-cell office:value-type="float" office:value="28039">
                <text:p>28039</text:p>
              </table:table-cell>
              <table:table-cell office:value-type="float" office:value="90.16">
                <text:p>90.16</text:p>
              </table:table-cell>
            </table:table-row>
            <table:table-row>
              <table:table-cell office:value-type="float" office:value="28040">
                <text:p>28040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28041">
                <text:p>28041</text:p>
              </table:table-cell>
              <table:table-cell office:value-type="float" office:value="90.94">
                <text:p>90.94</text:p>
              </table:table-cell>
            </table:table-row>
            <table:table-row>
              <table:table-cell office:value-type="float" office:value="28042">
                <text:p>28042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28043">
                <text:p>28043</text:p>
              </table:table-cell>
              <table:table-cell office:value-type="float" office:value="89.46">
                <text:p>89.46</text:p>
              </table:table-cell>
            </table:table-row>
            <table:table-row>
              <table:table-cell office:value-type="float" office:value="28044">
                <text:p>28044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28045">
                <text:p>28045</text:p>
              </table:table-cell>
              <table:table-cell office:value-type="float" office:value="99.24">
                <text:p>99.24</text:p>
              </table:table-cell>
            </table:table-row>
            <table:table-row>
              <table:table-cell office:value-type="float" office:value="28046">
                <text:p>28046</text:p>
              </table:table-cell>
              <table:table-cell office:value-type="float" office:value="97.85">
                <text:p>97.85</text:p>
              </table:table-cell>
            </table:table-row>
            <table:table-row>
              <table:table-cell office:value-type="float" office:value="28047">
                <text:p>280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float" office:value="28048">
                <text:p>28048</text:p>
              </table:table-cell>
              <table:table-cell office:value-type="float" office:value="98.41">
                <text:p>98.41</text:p>
              </table:table-cell>
            </table:table-row>
            <table:table-row>
              <table:table-cell office:value-type="float" office:value="28049">
                <text:p>28049</text:p>
              </table:table-cell>
              <table:table-cell office:value-type="float" office:value="94.44">
                <text:p>94.44</text:p>
              </table:table-cell>
            </table:table-row>
            <table:table-row>
              <table:table-cell office:value-type="float" office:value="28050">
                <text:p>28050</text:p>
              </table:table-cell>
              <table:table-cell office:value-type="float" office:value="93.59">
                <text:p>93.59</text:p>
              </table:table-cell>
            </table:table-row>
            <table:table-row>
              <table:table-cell office:value-type="float" office:value="28051">
                <text:p>28051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float" office:value="28052">
                <text:p>28052</text:p>
              </table:table-cell>
              <table:table-cell office:value-type="float" office:value="91.99">
                <text:p>91.99</text:p>
              </table:table-cell>
            </table:table-row>
            <table:table-row>
              <table:table-cell office:value-type="float" office:value="28052">
                <text:p>28052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float" office:value="28053">
                <text:p>2805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28054">
                <text:p>2805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28055">
                <text:p>28055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28056">
                <text:p>28056</text:p>
              </table:table-cell>
              <table:table-cell office:value-type="float" office:value="93.65">
                <text:p>93.65</text:p>
              </table:table-cell>
            </table:table-row>
            <table:table-row>
              <table:table-cell office:value-type="float" office:value="28057">
                <text:p>28057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float" office:value="28058">
                <text:p>28058</text:p>
              </table:table-cell>
              <table:table-cell office:value-type="float" office:value="99.64">
                <text:p>99.64</text:p>
              </table:table-cell>
            </table:table-row>
            <table:table-row>
              <table:table-cell office:value-type="float" office:value="28059">
                <text:p>28059</text:p>
              </table:table-cell>
              <table:table-cell office:value-type="float" office:value="98.17">
                <text:p>98.17</text:p>
              </table:table-cell>
            </table:table-row>
            <table:table-row>
              <table:table-cell office:value-type="float" office:value="28059">
                <text:p>28059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float" office:value="28060">
                <text:p>28060</text:p>
              </table:table-cell>
              <table:table-cell office:value-type="float" office:value="94.86">
                <text:p>94.86</text:p>
              </table:table-cell>
            </table:table-row>
            <table:table-row>
              <table:table-cell office:value-type="float" office:value="28061">
                <text:p>28061</text:p>
              </table:table-cell>
              <table:table-cell office:value-type="float" office:value="99.33">
                <text:p>99.33</text:p>
              </table:table-cell>
            </table:table-row>
            <table:table-row>
              <table:table-cell office:value-type="float" office:value="28061">
                <text:p>28061</text:p>
              </table:table-cell>
              <table:table-cell office:value-type="float" office:value="94.51">
                <text:p>94.51</text:p>
              </table:table-cell>
            </table:table-row>
            <table:table-row>
              <table:table-cell office:value-type="float" office:value="28062">
                <text:p>28062</text:p>
              </table:table-cell>
              <table:table-cell office:value-type="float" office:value="99.75">
                <text:p>99.75</text:p>
              </table:table-cell>
            </table:table-row>
            <table:table-row>
              <table:table-cell office:value-type="float" office:value="28063">
                <text:p>28063</text:p>
              </table:table-cell>
              <table:table-cell office:value-type="float" office:value="93.14">
                <text:p>93.14</text:p>
              </table:table-cell>
            </table:table-row>
            <table:table-row>
              <table:table-cell office:value-type="float" office:value="28064">
                <text:p>28064</text:p>
              </table:table-cell>
              <table:table-cell office:value-type="float" office:value="93.79">
                <text:p>93.79</text:p>
              </table:table-cell>
            </table:table-row>
            <table:table-row>
              <table:table-cell office:value-type="float" office:value="28065">
                <text:p>28065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28066">
                <text:p>28066</text:p>
              </table:table-cell>
              <table:table-cell office:value-type="float" office:value="99.38">
                <text:p>99.38</text:p>
              </table:table-cell>
            </table:table-row>
            <table:table-row>
              <table:table-cell office:value-type="float" office:value="28067">
                <text:p>28067</text:p>
              </table:table-cell>
              <table:table-cell office:value-type="float" office:value="96.75">
                <text:p>96.75</text:p>
              </table:table-cell>
            </table:table-row>
            <table:table-row>
              <table:table-cell office:value-type="float" office:value="28068">
                <text:p>28068</text:p>
              </table:table-cell>
              <table:table-cell office:value-type="float" office:value="97.62">
                <text:p>97.62</text:p>
              </table:table-cell>
            </table:table-row>
            <table:table-row>
              <table:table-cell office:value-type="float" office:value="28069">
                <text:p>28069</text:p>
              </table:table-cell>
              <table:table-cell office:value-type="float" office:value="92.77">
                <text:p>92.77</text:p>
              </table:table-cell>
            </table:table-row>
            <table:table-row>
              <table:table-cell office:value-type="float" office:value="28070">
                <text:p>28070</text:p>
              </table:table-cell>
              <table:table-cell office:value-type="float" office:value="88.17">
                <text:p>88.17</text:p>
              </table:table-cell>
            </table:table-row>
            <table:table-row>
              <table:table-cell office:value-type="float" office:value="28071">
                <text:p>28071</text:p>
              </table:table-cell>
              <table:table-cell office:value-type="float" office:value="86.04">
                <text:p>86.04</text:p>
              </table:table-cell>
            </table:table-row>
            <table:table-row>
              <table:table-cell office:value-type="float" office:value="28072">
                <text:p>28072</text:p>
              </table:table-cell>
              <table:table-cell office:value-type="float" office:value="92.44">
                <text:p>92.44</text:p>
              </table:table-cell>
            </table:table-row>
            <table:table-row>
              <table:table-cell office:value-type="float" office:value="28073">
                <text:p>28073</text:p>
              </table:table-cell>
              <table:table-cell office:value-type="float" office:value="91.19">
                <text:p>91.19</text:p>
              </table:table-cell>
            </table:table-row>
            <table:table-row>
              <table:table-cell office:value-type="float" office:value="28074">
                <text:p>28074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float" office:value="28075">
                <text:p>28075</text:p>
              </table:table-cell>
              <table:table-cell office:value-type="float" office:value="99.46">
                <text:p>99.46</text:p>
              </table:table-cell>
            </table:table-row>
            <table:table-row>
              <table:table-cell office:value-type="float" office:value="28076">
                <text:p>28076</text:p>
              </table:table-cell>
              <table:table-cell office:value-type="float" office:value="99.11">
                <text:p>99.11</text:p>
              </table:table-cell>
            </table:table-row>
            <table:table-row>
              <table:table-cell office:value-type="float" office:value="28077">
                <text:p>28077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float" office:value="28078">
                <text:p>28078</text:p>
              </table:table-cell>
              <table:table-cell office:value-type="float" office:value="98.46">
                <text:p>98.46</text:p>
              </table:table-cell>
            </table:table-row>
            <table:table-row>
              <table:table-cell office:value-type="float" office:value="28079">
                <text:p>28079</text:p>
              </table:table-cell>
              <table:table-cell office:value-type="float" office:value="96.14">
                <text:p>96.14</text:p>
              </table:table-cell>
            </table:table-row>
            <table:table-row>
              <table:table-cell office:value-type="float" office:value="28080">
                <text:p>28080</text:p>
              </table:table-cell>
              <table:table-cell office:value-type="float" office:value="99.08">
                <text:p>99.08</text:p>
              </table:table-cell>
            </table:table-row>
            <table:table-row>
              <table:table-cell office:value-type="float" office:value="28081">
                <text:p>28081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float" office:value="28082">
                <text:p>28082</text:p>
              </table:table-cell>
              <table:table-cell office:value-type="float" office:value="82.99">
                <text:p>82.99</text:p>
              </table:table-cell>
            </table:table-row>
            <table:table-row>
              <table:table-cell office:value-type="float" office:value="28083">
                <text:p>28083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float" office:value="28084">
                <text:p>28084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float" office:value="28085">
                <text:p>28085</text:p>
              </table:table-cell>
              <table:table-cell office:value-type="float" office:value="85.71">
                <text:p>85.71</text:p>
              </table:table-cell>
            </table:table-row>
            <table:table-row>
              <table:table-cell office:value-type="float" office:value="28086">
                <text:p>28086</text:p>
              </table:table-cell>
              <table:table-cell office:value-type="float" office:value="97.03">
                <text:p>97.03</text:p>
              </table:table-cell>
            </table:table-row>
            <table:table-row>
              <table:table-cell office:value-type="float" office:value="28086">
                <text:p>28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87">
                <text:p>28087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float" office:value="28088">
                <text:p>28088</text:p>
              </table:table-cell>
              <table:table-cell office:value-type="float" office:value="36.58">
                <text:p>36.58</text:p>
              </table:table-cell>
            </table:table-row>
            <table:table-row>
              <table:table-cell office:value-type="float" office:value="28089">
                <text:p>28089</text:p>
              </table:table-cell>
              <table:table-cell office:value-type="float" office:value="99.27">
                <text:p>99.27</text:p>
              </table:table-cell>
            </table:table-row>
            <table:table-row>
              <table:table-cell office:value-type="float" office:value="28090">
                <text:p>28090</text:p>
              </table:table-cell>
              <table:table-cell office:value-type="float" office:value="69.48">
                <text:p>69.48</text:p>
              </table:table-cell>
            </table:table-row>
            <table:table-row>
              <table:table-cell office:value-type="float" office:value="28091">
                <text:p>28091</text:p>
              </table:table-cell>
              <table:table-cell office:value-type="float" office:value="69.21">
                <text:p>69.21</text:p>
              </table:table-cell>
            </table:table-row>
            <table:table-row>
              <table:table-cell office:value-type="float" office:value="28092">
                <text:p>28092</text:p>
              </table:table-cell>
              <table:table-cell office:value-type="float" office:value="89.58">
                <text:p>89.58</text:p>
              </table:table-cell>
            </table:table-row>
            <table:table-row>
              <table:table-cell office:value-type="float" office:value="28093">
                <text:p>28093</text:p>
              </table:table-cell>
              <table:table-cell office:value-type="float" office:value="98.54">
                <text:p>98.54</text:p>
              </table:table-cell>
            </table:table-row>
            <table:table-row>
              <table:table-cell office:value-type="float" office:value="28094">
                <text:p>28094</text:p>
              </table:table-cell>
              <table:table-cell office:value-type="float" office:value="98.54">
                <text:p>98.54</text:p>
              </table:table-cell>
            </table:table-row>
            <table:table-row>
              <table:table-cell office:value-type="float" office:value="28094">
                <text:p>28094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float" office:value="28095">
                <text:p>28095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float" office:value="28096">
                <text:p>28096</text:p>
              </table:table-cell>
              <table:table-cell office:value-type="float" office:value="61.37">
                <text:p>61.37</text:p>
              </table:table-cell>
            </table:table-row>
            <table:table-row>
              <table:table-cell office:value-type="float" office:value="28096">
                <text:p>280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097">
                <text:p>28097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float" office:value="28098">
                <text:p>28098</text:p>
              </table:table-cell>
              <table:table-cell office:value-type="float" office:value="90.53">
                <text:p>90.53</text:p>
              </table:table-cell>
            </table:table-row>
            <table:table-row>
              <table:table-cell office:value-type="float" office:value="28099">
                <text:p>28099</text:p>
              </table:table-cell>
              <table:table-cell office:value-type="float" office:value="95.42">
                <text:p>95.42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97.34">
                <text:p>97.34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float" office:value="28102">
                <text:p>28102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float" office:value="28103">
                <text:p>28103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float" office:value="28104">
                <text:p>28104</text:p>
              </table:table-cell>
              <table:table-cell office:value-type="float" office:value="97.45">
                <text:p>97.45</text:p>
              </table:table-cell>
            </table:table-row>
            <table:table-row>
              <table:table-cell office:value-type="float" office:value="28105">
                <text:p>28105</text:p>
              </table:table-cell>
              <table:table-cell office:value-type="float" office:value="97.86">
                <text:p>97.86</text:p>
              </table:table-cell>
            </table:table-row>
            <table:table-row>
              <table:table-cell office:value-type="float" office:value="28106">
                <text:p>28106</text:p>
              </table:table-cell>
              <table:table-cell office:value-type="float" office:value="98.81">
                <text:p>98.81</text:p>
              </table:table-cell>
            </table:table-row>
            <table:table-row>
              <table:table-cell office:value-type="float" office:value="28107">
                <text:p>28107</text:p>
              </table:table-cell>
              <table:table-cell office:value-type="float" office:value="99.78">
                <text:p>99.78</text:p>
              </table:table-cell>
            </table:table-row>
            <table:table-row>
              <table:table-cell office:value-type="float" office:value="28108">
                <text:p>28108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float" office:value="28109">
                <text:p>28109</text:p>
              </table:table-cell>
              <table:table-cell office:value-type="float" office:value="97.61">
                <text:p>97.61</text:p>
              </table:table-cell>
            </table:table-row>
            <table:table-row>
              <table:table-cell office:value-type="float" office:value="28110">
                <text:p>28110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float" office:value="28111">
                <text:p>28111</text:p>
              </table:table-cell>
              <table:table-cell office:value-type="float" office:value="92.06">
                <text:p>92.06</text:p>
              </table:table-cell>
            </table:table-row>
            <table:table-row>
              <table:table-cell office:value-type="float" office:value="28112">
                <text:p>28112</text:p>
              </table:table-cell>
              <table:table-cell office:value-type="float" office:value="92.06">
                <text:p>92.06</text:p>
              </table:table-cell>
            </table:table-row>
            <table:table-row>
              <table:table-cell office:value-type="float" office:value="28113">
                <text:p>2811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float" office:value="28114">
                <text:p>28114</text:p>
              </table:table-cell>
              <table:table-cell office:value-type="float" office:value="99.68">
                <text:p>99.68</text:p>
              </table:table-cell>
            </table:table-row>
            <table:table-row>
              <table:table-cell office:value-type="float" office:value="28115">
                <text:p>28115</text:p>
              </table:table-cell>
              <table:table-cell office:value-type="float" office:value="97.32">
                <text:p>97.32</text:p>
              </table:table-cell>
            </table:table-row>
            <table:table-row>
              <table:table-cell office:value-type="float" office:value="28116">
                <text:p>28116</text:p>
              </table:table-cell>
              <table:table-cell office:value-type="float" office:value="96.26">
                <text:p>96.26</text:p>
              </table:table-cell>
            </table:table-row>
            <table:table-row>
              <table:table-cell office:value-type="float" office:value="28117">
                <text:p>28117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float" office:value="28118">
                <text:p>28118</text:p>
              </table:table-cell>
              <table:table-cell office:value-type="float" office:value="93.22">
                <text:p>93.22</text:p>
              </table:table-cell>
            </table:table-row>
            <table:table-row>
              <table:table-cell office:value-type="float" office:value="28119">
                <text:p>28119</text:p>
              </table:table-cell>
              <table:table-cell office:value-type="float" office:value="90.07">
                <text:p>90.07</text:p>
              </table:table-cell>
            </table:table-row>
            <table:table-row>
              <table:table-cell office:value-type="float" office:value="28120">
                <text:p>28120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float" office:value="28121">
                <text:p>28121</text:p>
              </table:table-cell>
              <table:table-cell office:value-type="float" office:value="38.26">
                <text:p>38.26</text:p>
              </table:table-cell>
            </table:table-row>
            <table:table-row>
              <table:table-cell office:value-type="float" office:value="28122">
                <text:p>28122</text:p>
              </table:table-cell>
              <table:table-cell office:value-type="float" office:value="48.94">
                <text:p>48.94</text:p>
              </table:table-cell>
            </table:table-row>
            <table:table-row>
              <table:table-cell office:value-type="float" office:value="28123">
                <text:p>28123</text:p>
              </table:table-cell>
              <table:table-cell office:value-type="float" office:value="36.13">
                <text:p>36.13</text:p>
              </table:table-cell>
            </table:table-row>
            <table:table-row>
              <table:table-cell office:value-type="float" office:value="28124">
                <text:p>28124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float" office:value="28125">
                <text:p>28125</text:p>
              </table:table-cell>
              <table:table-cell office:value-type="float" office:value="93.92">
                <text:p>93.92</text:p>
              </table:table-cell>
            </table:table-row>
            <table:table-row>
              <table:table-cell office:value-type="float" office:value="28126">
                <text:p>28126</text:p>
              </table:table-cell>
              <table:table-cell office:value-type="float" office:value="93.34">
                <text:p>93.34</text:p>
              </table:table-cell>
            </table:table-row>
            <table:table-row>
              <table:table-cell office:value-type="float" office:value="28127">
                <text:p>28127</text:p>
              </table:table-cell>
              <table:table-cell office:value-type="float" office:value="91.19">
                <text:p>91.19</text:p>
              </table:table-cell>
            </table:table-row>
            <table:table-row>
              <table:table-cell office:value-type="float" office:value="28128">
                <text:p>28128</text:p>
              </table:table-cell>
              <table:table-cell office:value-type="float" office:value="98.95">
                <text:p>98.95</text:p>
              </table:table-cell>
            </table:table-row>
            <table:table-row>
              <table:table-cell office:value-type="float" office:value="28129">
                <text:p>28129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float" office:value="28130">
                <text:p>28130</text:p>
              </table:table-cell>
              <table:table-cell office:value-type="float" office:value="92.47">
                <text:p>92.47</text:p>
              </table:table-cell>
            </table:table-row>
            <table:table-row>
              <table:table-cell office:value-type="float" office:value="28131">
                <text:p>28131</text:p>
              </table:table-cell>
              <table:table-cell office:value-type="float" office:value="97.04">
                <text:p>97.04</text:p>
              </table:table-cell>
            </table:table-row>
            <table:table-row>
              <table:table-cell office:value-type="float" office:value="28132">
                <text:p>2813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float" office:value="28132">
                <text:p>28132</text:p>
              </table:table-cell>
              <table:table-cell office:value-type="float" office:value="93.28">
                <text:p>93.28</text:p>
              </table:table-cell>
            </table:table-row>
            <table:table-row>
              <table:table-cell office:value-type="float" office:value="28133">
                <text:p>28133</text:p>
              </table:table-cell>
              <table:table-cell office:value-type="float" office:value="92.92">
                <text:p>92.92</text:p>
              </table:table-cell>
            </table:table-row>
            <table:table-row>
              <table:table-cell office:value-type="float" office:value="28134">
                <text:p>28134</text:p>
              </table:table-cell>
              <table:table-cell office:value-type="float" office:value="88.63">
                <text:p>88.63</text:p>
              </table:table-cell>
            </table:table-row>
            <table:table-row>
              <table:table-cell office:value-type="float" office:value="28135">
                <text:p>28135</text:p>
              </table:table-cell>
              <table:table-cell office:value-type="float" office:value="98.54">
                <text:p>98.54</text:p>
              </table:table-cell>
            </table:table-row>
            <table:table-row>
              <table:table-cell office:value-type="float" office:value="28136">
                <text:p>28136</text:p>
              </table:table-cell>
              <table:table-cell office:value-type="float" office:value="93.88">
                <text:p>93.88</text:p>
              </table:table-cell>
            </table:table-row>
            <table:table-row>
              <table:table-cell office:value-type="float" office:value="28137">
                <text:p>28137</text:p>
              </table:table-cell>
              <table:table-cell office:value-type="float" office:value="97.71">
                <text:p>97.71</text:p>
              </table:table-cell>
            </table:table-row>
            <table:table-row>
              <table:table-cell office:value-type="float" office:value="28137">
                <text:p>28137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float" office:value="28138">
                <text:p>28138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float" office:value="28138">
                <text:p>28138</text:p>
              </table:table-cell>
              <table:table-cell office:value-type="float" office:value="99.42">
                <text:p>99.42</text:p>
              </table:table-cell>
            </table:table-row>
            <table:table-row>
              <table:table-cell office:value-type="float" office:value="28139">
                <text:p>28139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float" office:value="28140">
                <text:p>28140</text:p>
              </table:table-cell>
              <table:table-cell office:value-type="float" office:value="98.44">
                <text:p>98.44</text:p>
              </table:table-cell>
            </table:table-row>
            <table:table-row>
              <table:table-cell office:value-type="float" office:value="28141">
                <text:p>28141</text:p>
              </table:table-cell>
              <table:table-cell office:value-type="float" office:value="94.17">
                <text:p>94.17</text:p>
              </table:table-cell>
            </table:table-row>
            <table:table-row>
              <table:table-cell office:value-type="float" office:value="28142">
                <text:p>28142</text:p>
              </table:table-cell>
              <table:table-cell office:value-type="float" office:value="88.14">
                <text:p>88.14</text:p>
              </table:table-cell>
            </table:table-row>
            <table:table-row>
              <table:table-cell office:value-type="float" office:value="28143">
                <text:p>28143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28144">
                <text:p>28144</text:p>
              </table:table-cell>
              <table:table-cell office:value-type="float" office:value="85.77">
                <text:p>85.77</text:p>
              </table:table-cell>
            </table:table-row>
            <table:table-row>
              <table:table-cell office:value-type="float" office:value="28145">
                <text:p>28145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float" office:value="28145">
                <text:p>28145</text:p>
              </table:table-cell>
              <table:table-cell office:value-type="float" office:value="98.22">
                <text:p>98.22</text:p>
              </table:table-cell>
            </table:table-row>
            <table:table-row>
              <table:table-cell office:value-type="float" office:value="28146">
                <text:p>28146</text:p>
              </table:table-cell>
              <table:table-cell office:value-type="float" office:value="98.85">
                <text:p>98.85</text:p>
              </table:table-cell>
            </table:table-row>
            <table:table-row>
              <table:table-cell office:value-type="float" office:value="28147">
                <text:p>28147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float" office:value="28148">
                <text:p>28148</text:p>
              </table:table-cell>
              <table:table-cell office:value-type="float" office:value="96.08">
                <text:p>96.08</text:p>
              </table:table-cell>
            </table:table-row>
            <table:table-row>
              <table:table-cell office:value-type="float" office:value="28149">
                <text:p>28149</text:p>
              </table:table-cell>
              <table:table-cell office:value-type="float" office:value="57.32">
                <text:p>57.32</text:p>
              </table:table-cell>
            </table:table-row>
            <table:table-row>
              <table:table-cell office:value-type="float" office:value="28150">
                <text:p>28150</text:p>
              </table:table-cell>
              <table:table-cell office:value-type="float" office:value="43.11">
                <text:p>43.11</text:p>
              </table:table-cell>
            </table:table-row>
            <table:table-row>
              <table:table-cell office:value-type="float" office:value="28151">
                <text:p>28151</text:p>
              </table:table-cell>
              <table:table-cell office:value-type="float" office:value="88.61">
                <text:p>88.61</text:p>
              </table:table-cell>
            </table:table-row>
            <table:table-row>
              <table:table-cell office:value-type="float" office:value="28152">
                <text:p>28152</text:p>
              </table:table-cell>
              <table:table-cell office:value-type="float" office:value="68.43">
                <text:p>68.43</text:p>
              </table:table-cell>
            </table:table-row>
            <table:table-row>
              <table:table-cell office:value-type="float" office:value="28153">
                <text:p>28153</text:p>
              </table:table-cell>
              <table:table-cell office:value-type="float" office:value="69.67">
                <text:p>69.67</text:p>
              </table:table-cell>
            </table:table-row>
            <table:table-row>
              <table:table-cell office:value-type="float" office:value="28153">
                <text:p>28153</text:p>
              </table:table-cell>
              <table:table-cell office:value-type="float" office:value="88.94">
                <text:p>88.94</text:p>
              </table:table-cell>
            </table:table-row>
            <table:table-row>
              <table:table-cell office:value-type="float" office:value="28154">
                <text:p>28154</text:p>
              </table:table-cell>
              <table:table-cell office:value-type="float" office:value="98.63">
                <text:p>98.63</text:p>
              </table:table-cell>
            </table:table-row>
            <table:table-row>
              <table:table-cell office:value-type="float" office:value="28155">
                <text:p>28155</text:p>
              </table:table-cell>
              <table:table-cell office:value-type="float" office:value="99.86">
                <text:p>99.86</text:p>
              </table:table-cell>
            </table:table-row>
            <table:table-row>
              <table:table-cell office:value-type="float" office:value="28156">
                <text:p>28156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float" office:value="28157">
                <text:p>28157</text:p>
              </table:table-cell>
              <table:table-cell office:value-type="float" office:value="93.96">
                <text:p>93.96</text:p>
              </table:table-cell>
            </table:table-row>
            <table:table-row>
              <table:table-cell office:value-type="float" office:value="28158">
                <text:p>28158</text:p>
              </table:table-cell>
              <table:table-cell office:value-type="float" office:value="92.27">
                <text:p>92.27</text:p>
              </table:table-cell>
            </table:table-row>
            <table:table-row>
              <table:table-cell office:value-type="float" office:value="28159">
                <text:p>28159</text:p>
              </table:table-cell>
              <table:table-cell office:value-type="float" office:value="91.54">
                <text:p>91.54</text:p>
              </table:table-cell>
            </table:table-row>
            <table:table-row>
              <table:table-cell office:value-type="float" office:value="28160">
                <text:p>28160</text:p>
              </table:table-cell>
              <table:table-cell office:value-type="float" office:value="84.16">
                <text:p>84.16</text:p>
              </table:table-cell>
            </table:table-row>
            <table:table-row>
              <table:table-cell office:value-type="float" office:value="28161">
                <text:p>28161</text:p>
              </table:table-cell>
              <table:table-cell office:value-type="float" office:value="79.34">
                <text:p>79.34</text:p>
              </table:table-cell>
            </table:table-row>
            <table:table-row>
              <table:table-cell office:value-type="float" office:value="28162">
                <text:p>28162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28163">
                <text:p>28163</text:p>
              </table:table-cell>
              <table:table-cell office:value-type="float" office:value="99.73">
                <text:p>99.73</text:p>
              </table:table-cell>
            </table:table-row>
            <table:table-row>
              <table:table-cell office:value-type="float" office:value="28163">
                <text:p>28163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float" office:value="28164">
                <text:p>28164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float" office:value="28165">
                <text:p>28165</text:p>
              </table:table-cell>
              <table:table-cell office:value-type="float" office:value="81.47">
                <text:p>81.47</text:p>
              </table:table-cell>
            </table:table-row>
            <table:table-row>
              <table:table-cell office:value-type="float" office:value="28166">
                <text:p>28166</text:p>
              </table:table-cell>
              <table:table-cell office:value-type="float" office:value="80.34">
                <text:p>80.34</text:p>
              </table:table-cell>
            </table:table-row>
            <table:table-row>
              <table:table-cell office:value-type="float" office:value="28167">
                <text:p>28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68">
                <text:p>28168</text:p>
              </table:table-cell>
              <table:table-cell office:value-type="float" office:value="28.73">
                <text:p>28.73</text:p>
              </table:table-cell>
            </table:table-row>
            <table:table-row>
              <table:table-cell office:value-type="float" office:value="28168">
                <text:p>28168</text:p>
              </table:table-cell>
              <table:table-cell office:value-type="float" office:value="80.32">
                <text:p>80.32</text:p>
              </table:table-cell>
            </table:table-row>
            <table:table-row>
              <table:table-cell office:value-type="float" office:value="28169">
                <text:p>28169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float" office:value="28170">
                <text:p>28170</text:p>
              </table:table-cell>
              <table:table-cell office:value-type="float" office:value="97.99">
                <text:p>97.99</text:p>
              </table:table-cell>
            </table:table-row>
            <table:table-row>
              <table:table-cell office:value-type="float" office:value="28171">
                <text:p>28171</text:p>
              </table:table-cell>
              <table:table-cell office:value-type="float" office:value="91.12">
                <text:p>91.12</text:p>
              </table:table-cell>
            </table:table-row>
            <table:table-row>
              <table:table-cell office:value-type="float" office:value="28172">
                <text:p>28172</text:p>
              </table:table-cell>
              <table:table-cell office:value-type="float" office:value="85.19">
                <text:p>85.19</text:p>
              </table:table-cell>
            </table:table-row>
            <table:table-row>
              <table:table-cell office:value-type="float" office:value="28173">
                <text:p>28173</text:p>
              </table:table-cell>
              <table:table-cell office:value-type="float" office:value="96.39">
                <text:p>96.39</text:p>
              </table:table-cell>
            </table:table-row>
            <table:table-row>
              <table:table-cell office:value-type="float" office:value="28174">
                <text:p>28174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float" office:value="28174">
                <text:p>28174</text:p>
              </table:table-cell>
              <table:table-cell office:value-type="float" office:value="94.45">
                <text:p>94.45</text:p>
              </table:table-cell>
            </table:table-row>
            <table:table-row>
              <table:table-cell office:value-type="float" office:value="28175">
                <text:p>28175</text:p>
              </table:table-cell>
              <table:table-cell office:value-type="float" office:value="97.56">
                <text:p>97.56</text:p>
              </table:table-cell>
            </table:table-row>
            <table:table-row>
              <table:table-cell office:value-type="float" office:value="28176">
                <text:p>28176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28177">
                <text:p>28177</text:p>
              </table:table-cell>
              <table:table-cell office:value-type="float" office:value="99.28">
                <text:p>99.28</text:p>
              </table:table-cell>
            </table:table-row>
            <table:table-row>
              <table:table-cell office:value-type="float" office:value="28178">
                <text:p>28178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float" office:value="28179">
                <text:p>28179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28180">
                <text:p>28180</text:p>
              </table:table-cell>
              <table:table-cell office:value-type="float" office:value="92.83">
                <text:p>92.83</text:p>
              </table:table-cell>
            </table:table-row>
            <table:table-row>
              <table:table-cell office:value-type="float" office:value="28181">
                <text:p>28181</text:p>
              </table:table-cell>
              <table:table-cell office:value-type="float" office:value="90.53">
                <text:p>90.53</text:p>
              </table:table-cell>
            </table:table-row>
            <table:table-row>
              <table:table-cell office:value-type="float" office:value="28182">
                <text:p>28182</text:p>
              </table:table-cell>
              <table:table-cell office:value-type="float" office:value="97.56">
                <text:p>97.56</text:p>
              </table:table-cell>
            </table:table-row>
            <table:table-row>
              <table:table-cell office:value-type="float" office:value="28183">
                <text:p>2818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float" office:value="28184">
                <text:p>28184</text:p>
              </table:table-cell>
              <table:table-cell office:value-type="float" office:value="99.95">
                <text:p>99.95</text:p>
              </table:table-cell>
            </table:table-row>
            <table:table-row>
              <table:table-cell office:value-type="float" office:value="28185">
                <text:p>28185</text:p>
              </table:table-cell>
              <table:table-cell office:value-type="float" office:value="98.67">
                <text:p>98.67</text:p>
              </table:table-cell>
            </table:table-row>
            <table:table-row>
              <table:table-cell office:value-type="float" office:value="28186">
                <text:p>28186</text:p>
              </table:table-cell>
              <table:table-cell office:value-type="float" office:value="98.44">
                <text:p>98.44</text:p>
              </table:table-cell>
            </table:table-row>
            <table:table-row>
              <table:table-cell office:value-type="float" office:value="28187">
                <text:p>28187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float" office:value="28188">
                <text:p>28188</text:p>
              </table:table-cell>
              <table:table-cell office:value-type="float" office:value="76.07">
                <text:p>76.07</text:p>
              </table:table-cell>
            </table:table-row>
            <table:table-row>
              <table:table-cell office:value-type="float" office:value="28189">
                <text:p>28189</text:p>
              </table:table-cell>
              <table:table-cell office:value-type="float" office:value="76.07">
                <text:p>76.07</text:p>
              </table:table-cell>
            </table:table-row>
            <table:table-row>
              <table:table-cell office:value-type="float" office:value="28189">
                <text:p>28189</text:p>
              </table:table-cell>
              <table:table-cell office:value-type="float" office:value="96.81">
                <text:p>96.81</text:p>
              </table:table-cell>
            </table:table-row>
            <table:table-row>
              <table:table-cell office:value-type="float" office:value="28190">
                <text:p>28190</text:p>
              </table:table-cell>
              <table:table-cell office:value-type="float" office:value="93.84">
                <text:p>93.84</text:p>
              </table:table-cell>
            </table:table-row>
            <table:table-row>
              <table:table-cell office:value-type="float" office:value="28191">
                <text:p>28191</text:p>
              </table:table-cell>
              <table:table-cell office:value-type="float" office:value="98.14">
                <text:p>98.14</text:p>
              </table:table-cell>
            </table:table-row>
            <table:table-row>
              <table:table-cell office:value-type="float" office:value="28192">
                <text:p>28192</text:p>
              </table:table-cell>
              <table:table-cell office:value-type="float" office:value="94.77">
                <text:p>94.77</text:p>
              </table:table-cell>
            </table:table-row>
            <table:table-row>
              <table:table-cell office:value-type="float" office:value="28193">
                <text:p>28193</text:p>
              </table:table-cell>
              <table:table-cell office:value-type="float" office:value="85.14">
                <text:p>85.14</text:p>
              </table:table-cell>
            </table:table-row>
            <table:table-row>
              <table:table-cell office:value-type="float" office:value="28194">
                <text:p>281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float" office:value="28195">
                <text:p>28195</text:p>
              </table:table-cell>
              <table:table-cell office:value-type="float" office:value="84.35">
                <text:p>84.35</text:p>
              </table:table-cell>
            </table:table-row>
            <table:table-row>
              <table:table-cell office:value-type="float" office:value="28195">
                <text:p>28195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float" office:value="28196">
                <text:p>28196</text:p>
              </table:table-cell>
              <table:table-cell office:value-type="float" office:value="95.94">
                <text:p>95.94</text:p>
              </table:table-cell>
            </table:table-row>
            <table:table-row>
              <table:table-cell office:value-type="float" office:value="28196">
                <text:p>28196</text:p>
              </table:table-cell>
              <table:table-cell office:value-type="float" office:value="91.37">
                <text:p>91.37</text:p>
              </table:table-cell>
            </table:table-row>
            <table:table-row>
              <table:table-cell office:value-type="float" office:value="28197">
                <text:p>28197</text:p>
              </table:table-cell>
              <table:table-cell office:value-type="float" office:value="98.88">
                <text:p>98.88</text:p>
              </table:table-cell>
            </table:table-row>
            <table:table-row>
              <table:table-cell office:value-type="float" office:value="28197">
                <text:p>281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8198">
                <text:p>28198</text:p>
              </table:table-cell>
              <table:table-cell office:value-type="float" office:value="99.23">
                <text:p>99.23</text:p>
              </table:table-cell>
            </table:table-row>
            <table:table-row>
              <table:table-cell office:value-type="float" office:value="28199">
                <text:p>28199</text:p>
              </table:table-cell>
              <table:table-cell office:value-type="float" office:value="96.77">
                <text:p>96.77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98.99">
                <text:p>98.99</text:p>
              </table:table-cell>
            </table:table-row>
            <table:table-row>
              <table:table-cell office:value-type="float" office:value="28202">
                <text:p>28202</text:p>
              </table:table-cell>
              <table:table-cell office:value-type="float" office:value="99.87">
                <text:p>99.87</text:p>
              </table:table-cell>
            </table:table-row>
            <table:table-row>
              <table:table-cell office:value-type="float" office:value="28203">
                <text:p>28203</text:p>
              </table:table-cell>
              <table:table-cell office:value-type="float" office:value="99.25">
                <text:p>99.25</text:p>
              </table:table-cell>
            </table:table-row>
            <table:table-row>
              <table:table-cell office:value-type="float" office:value="28204">
                <text:p>28204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float" office:value="28205">
                <text:p>28205</text:p>
              </table:table-cell>
              <table:table-cell office:value-type="float" office:value="99.24">
                <text:p>99.24</text:p>
              </table:table-cell>
            </table:table-row>
            <table:table-row>
              <table:table-cell office:value-type="float" office:value="28206">
                <text:p>28206</text:p>
              </table:table-cell>
              <table:table-cell office:value-type="float" office:value="98.95">
                <text:p>98.95</text:p>
              </table:table-cell>
            </table:table-row>
            <table:table-row>
              <table:table-cell office:value-type="float" office:value="28207">
                <text:p>28207</text:p>
              </table:table-cell>
              <table:table-cell office:value-type="float" office:value="97.64">
                <text:p>97.64</text:p>
              </table:table-cell>
            </table:table-row>
            <table:table-row>
              <table:table-cell office:value-type="float" office:value="28208">
                <text:p>28208</text:p>
              </table:table-cell>
              <table:table-cell office:value-type="float" office:value="93.62">
                <text:p>93.62</text:p>
              </table:table-cell>
            </table:table-row>
            <table:table-row>
              <table:table-cell office:value-type="float" office:value="28209">
                <text:p>28209</text:p>
              </table:table-cell>
              <table:table-cell office:value-type="float" office:value="94.61">
                <text:p>94.61</text:p>
              </table:table-cell>
            </table:table-row>
            <table:table-row>
              <table:table-cell office:value-type="float" office:value="28210">
                <text:p>28210</text:p>
              </table:table-cell>
              <table:table-cell office:value-type="float" office:value="99.52">
                <text:p>99.52</text:p>
              </table:table-cell>
            </table:table-row>
            <table:table-row>
              <table:table-cell office:value-type="float" office:value="28211">
                <text:p>28211</text:p>
              </table:table-cell>
              <table:table-cell office:value-type="float" office:value="99.47">
                <text:p>99.47</text:p>
              </table:table-cell>
            </table:table-row>
            <table:table-row>
              <table:table-cell office:value-type="float" office:value="28212">
                <text:p>28212</text:p>
              </table:table-cell>
              <table:table-cell office:value-type="float" office:value="99.62">
                <text:p>99.62</text:p>
              </table:table-cell>
            </table:table-row>
            <table:table-row>
              <table:table-cell office:value-type="float" office:value="28213">
                <text:p>28213</text:p>
              </table:table-cell>
              <table:table-cell office:value-type="float" office:value="93.34">
                <text:p>93.34</text:p>
              </table:table-cell>
            </table:table-row>
            <table:table-row>
              <table:table-cell office:value-type="float" office:value="28213">
                <text:p>28213</text:p>
              </table:table-cell>
              <table:table-cell office:value-type="float" office:value="91.97">
                <text:p>91.97</text:p>
              </table:table-cell>
            </table:table-row>
            <table:table-row>
              <table:table-cell office:value-type="float" office:value="28214">
                <text:p>28214</text:p>
              </table:table-cell>
              <table:table-cell office:value-type="float" office:value="98.92">
                <text:p>98.92</text:p>
              </table:table-cell>
            </table:table-row>
            <table:table-row>
              <table:table-cell office:value-type="float" office:value="28215">
                <text:p>28215</text:p>
              </table:table-cell>
              <table:table-cell office:value-type="float" office:value="91.53">
                <text:p>91.53</text:p>
              </table:table-cell>
            </table:table-row>
            <table:table-row>
              <table:table-cell office:value-type="float" office:value="28216">
                <text:p>28216</text:p>
              </table:table-cell>
              <table:table-cell office:value-type="float" office:value="95.87">
                <text:p>95.87</text:p>
              </table:table-cell>
            </table:table-row>
            <table:table-row>
              <table:table-cell office:value-type="float" office:value="28217">
                <text:p>28217</text:p>
              </table:table-cell>
              <table:table-cell office:value-type="float" office:value="88.53">
                <text:p>88.53</text:p>
              </table:table-cell>
            </table:table-row>
            <table:table-row>
              <table:table-cell office:value-type="float" office:value="28218">
                <text:p>28218</text:p>
              </table:table-cell>
              <table:table-cell office:value-type="float" office:value="64.63">
                <text:p>64.63</text:p>
              </table:table-cell>
            </table:table-row>
            <table:table-row>
              <table:table-cell office:value-type="float" office:value="28219">
                <text:p>28219</text:p>
              </table:table-cell>
              <table:table-cell office:value-type="float" office:value="79.01">
                <text:p>79.01</text:p>
              </table:table-cell>
            </table:table-row>
            <table:table-row>
              <table:table-cell office:value-type="float" office:value="28220">
                <text:p>28220</text:p>
              </table:table-cell>
              <table:table-cell office:value-type="float" office:value="99.69">
                <text:p>99.69</text:p>
              </table:table-cell>
            </table:table-row>
            <table:table-row>
              <table:table-cell office:value-type="float" office:value="28221">
                <text:p>28221</text:p>
              </table:table-cell>
              <table:table-cell office:value-type="float" office:value="92.96">
                <text:p>92.96</text:p>
              </table:table-cell>
            </table:table-row>
            <table:table-row>
              <table:table-cell office:value-type="float" office:value="28222">
                <text:p>28222</text:p>
              </table:table-cell>
              <table:table-cell office:value-type="float" office:value="97.71">
                <text:p>97.71</text:p>
              </table:table-cell>
            </table:table-row>
            <table:table-row>
              <table:table-cell office:value-type="float" office:value="28223">
                <text:p>2822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8224">
                <text:p>28224</text:p>
              </table:table-cell>
              <table:table-cell office:value-type="float" office:value="82.42">
                <text:p>82.42</text:p>
              </table:table-cell>
            </table:table-row>
            <table:table-row>
              <table:table-cell office:value-type="float" office:value="28225">
                <text:p>28225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float" office:value="28226">
                <text:p>28226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float" office:value="28227">
                <text:p>28227</text:p>
              </table:table-cell>
              <table:table-cell office:value-type="float" office:value="99.41">
                <text:p>99.41</text:p>
              </table:table-cell>
            </table:table-row>
            <table:table-row>
              <table:table-cell office:value-type="float" office:value="28228">
                <text:p>28228</text:p>
              </table:table-cell>
              <table:table-cell office:value-type="float" office:value="96.54">
                <text:p>96.54</text:p>
              </table:table-cell>
            </table:table-row>
            <table:table-row>
              <table:table-cell office:value-type="float" office:value="28229">
                <text:p>28229</text:p>
              </table:table-cell>
              <table:table-cell office:value-type="float" office:value="87.66">
                <text:p>87.66</text:p>
              </table:table-cell>
            </table:table-row>
            <table:table-row>
              <table:table-cell office:value-type="float" office:value="28230">
                <text:p>28230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float" office:value="28231">
                <text:p>28231</text:p>
              </table:table-cell>
              <table:table-cell office:value-type="float" office:value="95.56">
                <text:p>95.56</text:p>
              </table:table-cell>
            </table:table-row>
            <table:table-row>
              <table:table-cell office:value-type="float" office:value="28232">
                <text:p>28232</text:p>
              </table:table-cell>
              <table:table-cell office:value-type="float" office:value="97.69">
                <text:p>97.69</text:p>
              </table:table-cell>
            </table:table-row>
            <table:table-row>
              <table:table-cell office:value-type="float" office:value="28233">
                <text:p>28233</text:p>
              </table:table-cell>
              <table:table-cell office:value-type="float" office:value="85.32">
                <text:p>85.32</text:p>
              </table:table-cell>
            </table:table-row>
            <table:table-row>
              <table:table-cell office:value-type="float" office:value="28234">
                <text:p>28234</text:p>
              </table:table-cell>
              <table:table-cell office:value-type="float" office:value="79.45">
                <text:p>79.45</text:p>
              </table:table-cell>
            </table:table-row>
            <table:table-row>
              <table:table-cell office:value-type="float" office:value="28235">
                <text:p>28235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28236">
                <text:p>28236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float" office:value="28237">
                <text:p>28237</text:p>
              </table:table-cell>
              <table:table-cell office:value-type="float" office:value="98.72">
                <text:p>98.72</text:p>
              </table:table-cell>
            </table:table-row>
            <table:table-row>
              <table:table-cell office:value-type="float" office:value="28238">
                <text:p>28238</text:p>
              </table:table-cell>
              <table:table-cell office:value-type="float" office:value="92.31">
                <text:p>92.31</text:p>
              </table:table-cell>
            </table:table-row>
            <table:table-row>
              <table:table-cell office:value-type="float" office:value="28239">
                <text:p>28239</text:p>
              </table:table-cell>
              <table:table-cell office:value-type="float" office:value="94.88">
                <text:p>94.88</text:p>
              </table:table-cell>
            </table:table-row>
            <table:table-row>
              <table:table-cell office:value-type="float" office:value="28240">
                <text:p>28240</text:p>
              </table:table-cell>
              <table:table-cell office:value-type="float" office:value="99.55">
                <text:p>99.55</text:p>
              </table:table-cell>
            </table:table-row>
            <table:table-row>
              <table:table-cell office:value-type="float" office:value="28240">
                <text:p>28240</text:p>
              </table:table-cell>
              <table:table-cell office:value-type="float" office:value="96.36">
                <text:p>96.36</text:p>
              </table:table-cell>
            </table:table-row>
            <table:table-row>
              <table:table-cell office:value-type="float" office:value="28241">
                <text:p>28241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float" office:value="28241">
                <text:p>28241</text:p>
              </table:table-cell>
              <table:table-cell office:value-type="float" office:value="94.62">
                <text:p>94.62</text:p>
              </table:table-cell>
            </table:table-row>
            <table:table-row>
              <table:table-cell office:value-type="float" office:value="28242">
                <text:p>28242</text:p>
              </table:table-cell>
              <table:table-cell office:value-type="float" office:value="94.27">
                <text:p>94.27</text:p>
              </table:table-cell>
            </table:table-row>
            <table:table-row>
              <table:table-cell office:value-type="float" office:value="28243">
                <text:p>28243</text:p>
              </table:table-cell>
              <table:table-cell office:value-type="float" office:value="99.34">
                <text:p>99.34</text:p>
              </table:table-cell>
            </table:table-row>
            <table:table-row>
              <table:table-cell office:value-type="float" office:value="28244">
                <text:p>28244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float" office:value="28245">
                <text:p>28245</text:p>
              </table:table-cell>
              <table:table-cell office:value-type="float" office:value="98.42">
                <text:p>98.42</text:p>
              </table:table-cell>
            </table:table-row>
            <table:table-row>
              <table:table-cell office:value-type="float" office:value="28246">
                <text:p>28246</text:p>
              </table:table-cell>
              <table:table-cell office:value-type="float" office:value="94.97">
                <text:p>94.97</text:p>
              </table:table-cell>
            </table:table-row>
            <table:table-row>
              <table:table-cell office:value-type="float" office:value="28247">
                <text:p>28247</text:p>
              </table:table-cell>
              <table:table-cell office:value-type="float" office:value="96.79">
                <text:p>96.79</text:p>
              </table:table-cell>
            </table:table-row>
            <table:table-row>
              <table:table-cell office:value-type="float" office:value="28248">
                <text:p>2824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float" office:value="28249">
                <text:p>2824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88.35">
                <text:p>88.35</text:p>
              </table:table-cell>
            </table:table-row>
            <table:table-row>
              <table:table-cell office:value-type="float" office:value="28251">
                <text:p>28251</text:p>
              </table:table-cell>
              <table:table-cell office:value-type="float" office:value="96.36">
                <text:p>96.36</text:p>
              </table:table-cell>
            </table:table-row>
            <table:table-row>
              <table:table-cell office:value-type="float" office:value="28252">
                <text:p>28252</text:p>
              </table:table-cell>
              <table:table-cell office:value-type="float" office:value="89.42">
                <text:p>89.42</text:p>
              </table:table-cell>
            </table:table-row>
            <table:table-row>
              <table:table-cell office:value-type="float" office:value="28253">
                <text:p>28253</text:p>
              </table:table-cell>
              <table:table-cell office:value-type="float" office:value="99.73">
                <text:p>99.73</text:p>
              </table:table-cell>
            </table:table-row>
            <table:table-row>
              <table:table-cell office:value-type="float" office:value="28254">
                <text:p>28254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28254">
                <text:p>28254</text:p>
              </table:table-cell>
              <table:table-cell office:value-type="float" office:value="89.55">
                <text:p>89.55</text:p>
              </table:table-cell>
            </table:table-row>
            <table:table-row>
              <table:table-cell office:value-type="float" office:value="28255">
                <text:p>28255</text:p>
              </table:table-cell>
              <table:table-cell office:value-type="float" office:value="87.43">
                <text:p>87.43</text:p>
              </table:table-cell>
            </table:table-row>
            <table:table-row>
              <table:table-cell office:value-type="float" office:value="28256">
                <text:p>28256</text:p>
              </table:table-cell>
              <table:table-cell office:value-type="float" office:value="96.99">
                <text:p>96.99</text:p>
              </table:table-cell>
            </table:table-row>
            <table:table-row>
              <table:table-cell office:value-type="float" office:value="28257">
                <text:p>28257</text:p>
              </table:table-cell>
              <table:table-cell office:value-type="float" office:value="67.37">
                <text:p>67.37</text:p>
              </table:table-cell>
            </table:table-row>
            <table:table-row>
              <table:table-cell office:value-type="float" office:value="28258">
                <text:p>2825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float" office:value="28259">
                <text:p>28259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float" office:value="28260">
                <text:p>28260</text:p>
              </table:table-cell>
              <table:table-cell office:value-type="float" office:value="80.53">
                <text:p>80.53</text:p>
              </table:table-cell>
            </table:table-row>
            <table:table-row>
              <table:table-cell office:value-type="float" office:value="28261">
                <text:p>28261</text:p>
              </table:table-cell>
              <table:table-cell office:value-type="float" office:value="98.85">
                <text:p>98.85</text:p>
              </table:table-cell>
            </table:table-row>
            <table:table-row>
              <table:table-cell office:value-type="float" office:value="28262">
                <text:p>28262</text:p>
              </table:table-cell>
              <table:table-cell office:value-type="float" office:value="82.86">
                <text:p>82.86</text:p>
              </table:table-cell>
            </table:table-row>
            <table:table-row>
              <table:table-cell office:value-type="float" office:value="28263">
                <text:p>28263</text:p>
              </table:table-cell>
              <table:table-cell office:value-type="float" office:value="93.69">
                <text:p>93.69</text:p>
              </table:table-cell>
            </table:table-row>
            <table:table-row>
              <table:table-cell office:value-type="float" office:value="28264">
                <text:p>28264</text:p>
              </table:table-cell>
              <table:table-cell office:value-type="float" office:value="97.81">
                <text:p>97.81</text:p>
              </table:table-cell>
            </table:table-row>
            <table:table-row>
              <table:table-cell office:value-type="float" office:value="28264">
                <text:p>28264</text:p>
              </table:table-cell>
              <table:table-cell office:value-type="float" office:value="99.85">
                <text:p>99.85</text:p>
              </table:table-cell>
            </table:table-row>
            <table:table-row>
              <table:table-cell office:value-type="float" office:value="28265">
                <text:p>28265</text:p>
              </table:table-cell>
              <table:table-cell office:value-type="float" office:value="99.19">
                <text:p>99.19</text:p>
              </table:table-cell>
            </table:table-row>
            <table:table-row>
              <table:table-cell office:value-type="float" office:value="28265">
                <text:p>28265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float" office:value="28266">
                <text:p>28266</text:p>
              </table:table-cell>
              <table:table-cell office:value-type="float" office:value="97.46">
                <text:p>97.46</text:p>
              </table:table-cell>
            </table:table-row>
            <table:table-row>
              <table:table-cell office:value-type="float" office:value="28267">
                <text:p>28267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float" office:value="28268">
                <text:p>28268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28269">
                <text:p>28269</text:p>
              </table:table-cell>
              <table:table-cell office:value-type="float" office:value="99.74">
                <text:p>99.74</text:p>
              </table:table-cell>
            </table:table-row>
            <table:table-row>
              <table:table-cell office:value-type="float" office:value="28270">
                <text:p>28270</text:p>
              </table:table-cell>
              <table:table-cell office:value-type="float" office:value="99.88">
                <text:p>99.88</text:p>
              </table:table-cell>
            </table:table-row>
            <table:table-row>
              <table:table-cell office:value-type="float" office:value="28270">
                <text:p>28270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float" office:value="28271">
                <text:p>28271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float" office:value="28272">
                <text:p>28272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float" office:value="28273">
                <text:p>28273</text:p>
              </table:table-cell>
              <table:table-cell office:value-type="float" office:value="89.26">
                <text:p>89.26</text:p>
              </table:table-cell>
            </table:table-row>
            <table:table-row>
              <table:table-cell office:value-type="float" office:value="28273">
                <text:p>28273</text:p>
              </table:table-cell>
              <table:table-cell office:value-type="float" office:value="97.03">
                <text:p>97.03</text:p>
              </table:table-cell>
            </table:table-row>
            <table:table-row>
              <table:table-cell office:value-type="float" office:value="28274">
                <text:p>28274</text:p>
              </table:table-cell>
              <table:table-cell office:value-type="float" office:value="96.06">
                <text:p>96.06</text:p>
              </table:table-cell>
            </table:table-row>
            <table:table-row>
              <table:table-cell office:value-type="float" office:value="28275">
                <text:p>28275</text:p>
              </table:table-cell>
              <table:table-cell office:value-type="float" office:value="96.19">
                <text:p>96.19</text:p>
              </table:table-cell>
            </table:table-row>
            <table:table-row>
              <table:table-cell office:value-type="float" office:value="28275">
                <text:p>28275</text:p>
              </table:table-cell>
              <table:table-cell office:value-type="float" office:value="95.99">
                <text:p>95.99</text:p>
              </table:table-cell>
            </table:table-row>
            <table:table-row>
              <table:table-cell office:value-type="float" office:value="28276">
                <text:p>28276</text:p>
              </table:table-cell>
              <table:table-cell office:value-type="float" office:value="93.02">
                <text:p>93.02</text:p>
              </table:table-cell>
            </table:table-row>
            <table:table-row>
              <table:table-cell office:value-type="float" office:value="28277">
                <text:p>28277</text:p>
              </table:table-cell>
              <table:table-cell office:value-type="float" office:value="91.41">
                <text:p>91.41</text:p>
              </table:table-cell>
            </table:table-row>
            <table:table-row>
              <table:table-cell office:value-type="float" office:value="28278">
                <text:p>28278</text:p>
              </table:table-cell>
              <table:table-cell office:value-type="float" office:value="90.99">
                <text:p>90.99</text:p>
              </table:table-cell>
            </table:table-row>
            <table:table-row>
              <table:table-cell office:value-type="float" office:value="28279">
                <text:p>28279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float" office:value="28280">
                <text:p>28280</text:p>
              </table:table-cell>
              <table:table-cell office:value-type="float" office:value="78.43">
                <text:p>78.43</text:p>
              </table:table-cell>
            </table:table-row>
            <table:table-row>
              <table:table-cell office:value-type="float" office:value="28281">
                <text:p>28281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float" office:value="28282">
                <text:p>28282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float" office:value="28283">
                <text:p>28283</text:p>
              </table:table-cell>
              <table:table-cell office:value-type="float" office:value="98.55">
                <text:p>98.55</text:p>
              </table:table-cell>
            </table:table-row>
            <table:table-row>
              <table:table-cell office:value-type="float" office:value="28284">
                <text:p>28284</text:p>
              </table:table-cell>
              <table:table-cell office:value-type="float" office:value="97.38">
                <text:p>97.38</text:p>
              </table:table-cell>
            </table:table-row>
            <table:table-row>
              <table:table-cell office:value-type="float" office:value="28284">
                <text:p>28284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float" office:value="28285">
                <text:p>28285</text:p>
              </table:table-cell>
              <table:table-cell office:value-type="float" office:value="98.12">
                <text:p>98.12</text:p>
              </table:table-cell>
            </table:table-row>
            <table:table-row>
              <table:table-cell office:value-type="float" office:value="28285">
                <text:p>28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286">
                <text:p>28286</text:p>
              </table:table-cell>
              <table:table-cell office:value-type="float" office:value="95.78">
                <text:p>95.78</text:p>
              </table:table-cell>
            </table:table-row>
            <table:table-row>
              <table:table-cell office:value-type="float" office:value="28287">
                <text:p>28287</text:p>
              </table:table-cell>
              <table:table-cell office:value-type="float" office:value="98.55">
                <text:p>98.55</text:p>
              </table:table-cell>
            </table:table-row>
            <table:table-row>
              <table:table-cell office:value-type="float" office:value="28288">
                <text:p>28288</text:p>
              </table:table-cell>
              <table:table-cell office:value-type="float" office:value="96.57">
                <text:p>96.57</text:p>
              </table:table-cell>
            </table:table-row>
            <table:table-row>
              <table:table-cell office:value-type="float" office:value="28289">
                <text:p>28289</text:p>
              </table:table-cell>
              <table:table-cell office:value-type="float" office:value="96.27">
                <text:p>96.27</text:p>
              </table:table-cell>
            </table:table-row>
            <table:table-row>
              <table:table-cell office:value-type="float" office:value="28290">
                <text:p>28290</text:p>
              </table:table-cell>
              <table:table-cell office:value-type="float" office:value="77.32">
                <text:p>77.32</text:p>
              </table:table-cell>
            </table:table-row>
            <table:table-row>
              <table:table-cell office:value-type="float" office:value="28291">
                <text:p>28291</text:p>
              </table:table-cell>
              <table:table-cell office:value-type="float" office:value="76.41">
                <text:p>76.41</text:p>
              </table:table-cell>
            </table:table-row>
            <table:table-row>
              <table:table-cell office:value-type="float" office:value="28292">
                <text:p>28292</text:p>
              </table:table-cell>
              <table:table-cell office:value-type="float" office:value="63.24">
                <text:p>63.24</text:p>
              </table:table-cell>
            </table:table-row>
            <table:table-row>
              <table:table-cell office:value-type="float" office:value="28293">
                <text:p>28293</text:p>
              </table:table-cell>
              <table:table-cell office:value-type="float" office:value="46.01">
                <text:p>46.01</text:p>
              </table:table-cell>
            </table:table-row>
            <table:table-row>
              <table:table-cell office:value-type="float" office:value="28294">
                <text:p>28294</text:p>
              </table:table-cell>
              <table:table-cell office:value-type="float" office:value="98.45">
                <text:p>98.45</text:p>
              </table:table-cell>
            </table:table-row>
            <table:table-row>
              <table:table-cell office:value-type="float" office:value="28295">
                <text:p>28295</text:p>
              </table:table-cell>
              <table:table-cell office:value-type="float" office:value="84.08">
                <text:p>84.08</text:p>
              </table:table-cell>
            </table:table-row>
            <table:table-row>
              <table:table-cell office:value-type="float" office:value="28296">
                <text:p>28296</text:p>
              </table:table-cell>
              <table:table-cell office:value-type="float" office:value="96.97">
                <text:p>96.97</text:p>
              </table:table-cell>
            </table:table-row>
            <table:table-row>
              <table:table-cell office:value-type="float" office:value="28297">
                <text:p>28297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float" office:value="28298">
                <text:p>28298</text:p>
              </table:table-cell>
              <table:table-cell office:value-type="float" office:value="96.49">
                <text:p>96.49</text:p>
              </table:table-cell>
            </table:table-row>
            <table:table-row>
              <table:table-cell office:value-type="float" office:value="28299">
                <text:p>28299</text:p>
              </table:table-cell>
              <table:table-cell office:value-type="float" office:value="96.45">
                <text:p>96.45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98.84">
                <text:p>98.84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93.47">
                <text:p>93.47</text:p>
              </table:table-cell>
            </table:table-row>
            <table:table-row>
              <table:table-cell office:value-type="float" office:value="28302">
                <text:p>28302</text:p>
              </table:table-cell>
              <table:table-cell office:value-type="float" office:value="81.03">
                <text:p>81.03</text:p>
              </table:table-cell>
            </table:table-row>
            <table:table-row>
              <table:table-cell office:value-type="float" office:value="28303">
                <text:p>28303</text:p>
              </table:table-cell>
              <table:table-cell office:value-type="float" office:value="98.04">
                <text:p>98.04</text:p>
              </table:table-cell>
            </table:table-row>
            <table:table-row>
              <table:table-cell office:value-type="float" office:value="28304">
                <text:p>28304</text:p>
              </table:table-cell>
              <table:table-cell office:value-type="float" office:value="95.43">
                <text:p>95.43</text:p>
              </table:table-cell>
            </table:table-row>
            <table:table-row>
              <table:table-cell office:value-type="float" office:value="28305">
                <text:p>28305</text:p>
              </table:table-cell>
              <table:table-cell office:value-type="float" office:value="93.79">
                <text:p>93.79</text:p>
              </table:table-cell>
            </table:table-row>
            <table:table-row>
              <table:table-cell office:value-type="float" office:value="28306">
                <text:p>28306</text:p>
              </table:table-cell>
              <table:table-cell office:value-type="float" office:value="94.75">
                <text:p>94.75</text:p>
              </table:table-cell>
            </table:table-row>
            <table:table-row>
              <table:table-cell office:value-type="float" office:value="28307">
                <text:p>28307</text:p>
              </table:table-cell>
              <table:table-cell office:value-type="float" office:value="93.66">
                <text:p>93.66</text:p>
              </table:table-cell>
            </table:table-row>
            <table:table-row>
              <table:table-cell office:value-type="float" office:value="28308">
                <text:p>28308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float" office:value="28309">
                <text:p>28309</text:p>
              </table:table-cell>
              <table:table-cell office:value-type="float" office:value="93.02">
                <text:p>93.02</text:p>
              </table:table-cell>
            </table:table-row>
            <table:table-row>
              <table:table-cell office:value-type="float" office:value="28309">
                <text:p>28309</text:p>
              </table:table-cell>
              <table:table-cell office:value-type="float" office:value="97.73">
                <text:p>97.73</text:p>
              </table:table-cell>
            </table:table-row>
            <table:table-row>
              <table:table-cell office:value-type="float" office:value="28310">
                <text:p>28310</text:p>
              </table:table-cell>
              <table:table-cell office:value-type="float" office:value="97.66">
                <text:p>97.66</text:p>
              </table:table-cell>
            </table:table-row>
            <table:table-row>
              <table:table-cell office:value-type="float" office:value="28311">
                <text:p>28311</text:p>
              </table:table-cell>
              <table:table-cell office:value-type="float" office:value="97.81">
                <text:p>97.81</text:p>
              </table:table-cell>
            </table:table-row>
            <table:table-row>
              <table:table-cell office:value-type="float" office:value="28312">
                <text:p>28312</text:p>
              </table:table-cell>
              <table:table-cell office:value-type="float" office:value="97.14">
                <text:p>97.14</text:p>
              </table:table-cell>
            </table:table-row>
            <table:table-row>
              <table:table-cell office:value-type="float" office:value="28313">
                <text:p>28313</text:p>
              </table:table-cell>
              <table:table-cell office:value-type="float" office:value="98.61">
                <text:p>98.61</text:p>
              </table:table-cell>
            </table:table-row>
            <table:table-row>
              <table:table-cell office:value-type="float" office:value="28314">
                <text:p>28314</text:p>
              </table:table-cell>
              <table:table-cell office:value-type="float" office:value="92.49">
                <text:p>92.49</text:p>
              </table:table-cell>
            </table:table-row>
            <table:table-row>
              <table:table-cell office:value-type="float" office:value="28315">
                <text:p>28315</text:p>
              </table:table-cell>
              <table:table-cell office:value-type="float" office:value="89.75">
                <text:p>89.75</text:p>
              </table:table-cell>
            </table:table-row>
            <table:table-row>
              <table:table-cell office:value-type="float" office:value="28316">
                <text:p>28316</text:p>
              </table:table-cell>
              <table:table-cell office:value-type="float" office:value="83.63">
                <text:p>83.63</text:p>
              </table:table-cell>
            </table:table-row>
            <table:table-row>
              <table:table-cell office:value-type="float" office:value="28317">
                <text:p>28317</text:p>
              </table:table-cell>
              <table:table-cell office:value-type="float" office:value="83.29">
                <text:p>83.29</text:p>
              </table:table-cell>
            </table:table-row>
            <table:table-row>
              <table:table-cell office:value-type="float" office:value="28318">
                <text:p>28318</text:p>
              </table:table-cell>
              <table:table-cell office:value-type="float" office:value="96.67">
                <text:p>96.67</text:p>
              </table:table-cell>
            </table:table-row>
            <table:table-row>
              <table:table-cell office:value-type="float" office:value="28319">
                <text:p>28319</text:p>
              </table:table-cell>
              <table:table-cell office:value-type="float" office:value="73.55">
                <text:p>73.55</text:p>
              </table:table-cell>
            </table:table-row>
            <table:table-row>
              <table:table-cell office:value-type="float" office:value="28320">
                <text:p>28320</text:p>
              </table:table-cell>
              <table:table-cell office:value-type="float" office:value="95.84">
                <text:p>95.84</text:p>
              </table:table-cell>
            </table:table-row>
            <table:table-row>
              <table:table-cell office:value-type="float" office:value="28321">
                <text:p>28321</text:p>
              </table:table-cell>
              <table:table-cell office:value-type="float" office:value="94.19">
                <text:p>94.19</text:p>
              </table:table-cell>
            </table:table-row>
            <table:table-row>
              <table:table-cell office:value-type="float" office:value="28322">
                <text:p>28322</text:p>
              </table:table-cell>
              <table:table-cell office:value-type="float" office:value="85.36">
                <text:p>85.36</text:p>
              </table:table-cell>
            </table:table-row>
            <table:table-row>
              <table:table-cell office:value-type="float" office:value="28323">
                <text:p>28323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float" office:value="28324">
                <text:p>28324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float" office:value="28325">
                <text:p>28325</text:p>
              </table:table-cell>
              <table:table-cell office:value-type="float" office:value="88.16">
                <text:p>88.16</text:p>
              </table:table-cell>
            </table:table-row>
            <table:table-row>
              <table:table-cell office:value-type="float" office:value="28326">
                <text:p>28326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float" office:value="28327">
                <text:p>28327</text:p>
              </table:table-cell>
              <table:table-cell office:value-type="float" office:value="71.07">
                <text:p>71.07</text:p>
              </table:table-cell>
            </table:table-row>
            <table:table-row>
              <table:table-cell office:value-type="float" office:value="28328">
                <text:p>28328</text:p>
              </table:table-cell>
              <table:table-cell office:value-type="float" office:value="70.53">
                <text:p>70.53</text:p>
              </table:table-cell>
            </table:table-row>
            <table:table-row>
              <table:table-cell office:value-type="float" office:value="28329">
                <text:p>28329</text:p>
              </table:table-cell>
              <table:table-cell office:value-type="float" office:value="91.21">
                <text:p>91.21</text:p>
              </table:table-cell>
            </table:table-row>
            <table:table-row>
              <table:table-cell office:value-type="float" office:value="28330">
                <text:p>28330</text:p>
              </table:table-cell>
              <table:table-cell office:value-type="float" office:value="92.07">
                <text:p>92.07</text:p>
              </table:table-cell>
            </table:table-row>
            <table:table-row>
              <table:table-cell office:value-type="float" office:value="28331">
                <text:p>28331</text:p>
              </table:table-cell>
              <table:table-cell office:value-type="float" office:value="86.05">
                <text:p>86.05</text:p>
              </table:table-cell>
            </table:table-row>
            <table:table-row>
              <table:table-cell office:value-type="float" office:value="28332">
                <text:p>28332</text:p>
              </table:table-cell>
              <table:table-cell office:value-type="float" office:value="99.77">
                <text:p>99.77</text:p>
              </table:table-cell>
            </table:table-row>
            <table:table-row>
              <table:table-cell office:value-type="float" office:value="28333">
                <text:p>28333</text:p>
              </table:table-cell>
              <table:table-cell office:value-type="float" office:value="91.33">
                <text:p>91.33</text:p>
              </table:table-cell>
            </table:table-row>
            <table:table-row>
              <table:table-cell office:value-type="float" office:value="28334">
                <text:p>28334</text:p>
              </table:table-cell>
              <table:table-cell office:value-type="float" office:value="83.35">
                <text:p>83.35</text:p>
              </table:table-cell>
            </table:table-row>
            <table:table-row>
              <table:table-cell office:value-type="float" office:value="28335">
                <text:p>28335</text:p>
              </table:table-cell>
              <table:table-cell office:value-type="float" office:value="90.27">
                <text:p>90.27</text:p>
              </table:table-cell>
            </table:table-row>
            <table:table-row>
              <table:table-cell office:value-type="float" office:value="28336">
                <text:p>28336</text:p>
              </table:table-cell>
              <table:table-cell office:value-type="float" office:value="82.05">
                <text:p>82.05</text:p>
              </table:table-cell>
            </table:table-row>
            <table:table-row>
              <table:table-cell office:value-type="float" office:value="28337">
                <text:p>28337</text:p>
              </table:table-cell>
              <table:table-cell office:value-type="float" office:value="97.17">
                <text:p>97.17</text:p>
              </table:table-cell>
            </table:table-row>
            <table:table-row>
              <table:table-cell office:value-type="float" office:value="28338">
                <text:p>28338</text:p>
              </table:table-cell>
              <table:table-cell office:value-type="float" office:value="80.97">
                <text:p>80.97</text:p>
              </table:table-cell>
            </table:table-row>
            <table:table-row>
              <table:table-cell office:value-type="float" office:value="28339">
                <text:p>28339</text:p>
              </table:table-cell>
              <table:table-cell office:value-type="float" office:value="93.41">
                <text:p>93.41</text:p>
              </table:table-cell>
            </table:table-row>
            <table:table-row>
              <table:table-cell office:value-type="float" office:value="28340">
                <text:p>28340</text:p>
              </table:table-cell>
              <table:table-cell office:value-type="float" office:value="89.66">
                <text:p>89.66</text:p>
              </table:table-cell>
            </table:table-row>
            <table:table-row>
              <table:table-cell office:value-type="float" office:value="28341">
                <text:p>28341</text:p>
              </table:table-cell>
              <table:table-cell office:value-type="float" office:value="97.56">
                <text:p>97.56</text:p>
              </table:table-cell>
            </table:table-row>
            <table:table-row>
              <table:table-cell office:value-type="float" office:value="28342">
                <text:p>28342</text:p>
              </table:table-cell>
              <table:table-cell office:value-type="float" office:value="79.59">
                <text:p>79.59</text:p>
              </table:table-cell>
            </table:table-row>
            <table:table-row>
              <table:table-cell office:value-type="float" office:value="28343">
                <text:p>28343</text:p>
              </table:table-cell>
              <table:table-cell office:value-type="float" office:value="79.81">
                <text:p>79.81</text:p>
              </table:table-cell>
            </table:table-row>
            <table:table-row>
              <table:table-cell office:value-type="float" office:value="28343">
                <text:p>28343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float" office:value="28344">
                <text:p>28344</text:p>
              </table:table-cell>
              <table:table-cell office:value-type="float" office:value="82.71">
                <text:p>82.71</text:p>
              </table:table-cell>
            </table:table-row>
            <table:table-row>
              <table:table-cell office:value-type="float" office:value="28345">
                <text:p>28345</text:p>
              </table:table-cell>
              <table:table-cell office:value-type="float" office:value="85.43">
                <text:p>85.43</text:p>
              </table:table-cell>
            </table:table-row>
            <table:table-row>
              <table:table-cell office:value-type="float" office:value="28345">
                <text:p>28345</text:p>
              </table:table-cell>
              <table:table-cell office:value-type="float" office:value="71.57">
                <text:p>71.57</text:p>
              </table:table-cell>
            </table:table-row>
            <table:table-row>
              <table:table-cell office:value-type="float" office:value="28346">
                <text:p>28346</text:p>
              </table:table-cell>
              <table:table-cell office:value-type="float" office:value="82.45">
                <text:p>82.45</text:p>
              </table:table-cell>
            </table:table-row>
            <table:table-row>
              <table:table-cell office:value-type="float" office:value="28347">
                <text:p>28347</text:p>
              </table:table-cell>
              <table:table-cell office:value-type="float" office:value="86.67">
                <text:p>86.67</text:p>
              </table:table-cell>
            </table:table-row>
            <table:table-row>
              <table:table-cell office:value-type="float" office:value="28348">
                <text:p>28348</text:p>
              </table:table-cell>
              <table:table-cell office:value-type="float" office:value="82.98">
                <text:p>82.98</text:p>
              </table:table-cell>
            </table:table-row>
            <table:table-row>
              <table:table-cell office:value-type="float" office:value="28349">
                <text:p>28349</text:p>
              </table:table-cell>
              <table:table-cell office:value-type="float" office:value="95.95">
                <text:p>95.95</text:p>
              </table:table-cell>
            </table:table-row>
            <table:table-row>
              <table:table-cell office:value-type="float" office:value="28350">
                <text:p>28350</text:p>
              </table:table-cell>
              <table:table-cell office:value-type="float" office:value="93.45">
                <text:p>93.45</text:p>
              </table:table-cell>
            </table:table-row>
            <table:table-row>
              <table:table-cell office:value-type="float" office:value="28351">
                <text:p>28351</text:p>
              </table:table-cell>
              <table:table-cell office:value-type="float" office:value="84.67">
                <text:p>84.67</text:p>
              </table:table-cell>
            </table:table-row>
            <table:table-row>
              <table:table-cell office:value-type="float" office:value="28352">
                <text:p>28352</text:p>
              </table:table-cell>
              <table:table-cell office:value-type="float" office:value="95.52">
                <text:p>95.52</text:p>
              </table:table-cell>
            </table:table-row>
            <table:table-row>
              <table:table-cell office:value-type="float" office:value="28353">
                <text:p>28353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float" office:value="28354">
                <text:p>28354</text:p>
              </table:table-cell>
              <table:table-cell office:value-type="float" office:value="73.61">
                <text:p>73.61</text:p>
              </table:table-cell>
            </table:table-row>
            <table:table-row>
              <table:table-cell office:value-type="float" office:value="28355">
                <text:p>28355</text:p>
              </table:table-cell>
              <table:table-cell office:value-type="float" office:value="96.61">
                <text:p>96.61</text:p>
              </table:table-cell>
            </table:table-row>
            <table:table-row>
              <table:table-cell office:value-type="float" office:value="28356">
                <text:p>28356</text:p>
              </table:table-cell>
              <table:table-cell office:value-type="float" office:value="82.59">
                <text:p>82.59</text:p>
              </table:table-cell>
            </table:table-row>
            <table:table-row>
              <table:table-cell office:value-type="float" office:value="28357">
                <text:p>28357</text:p>
              </table:table-cell>
              <table:table-cell office:value-type="float" office:value="96.61">
                <text:p>96.61</text:p>
              </table:table-cell>
            </table:table-row>
            <table:table-row>
              <table:table-cell office:value-type="float" office:value="28357">
                <text:p>28357</text:p>
              </table:table-cell>
              <table:table-cell office:value-type="float" office:value="99.06">
                <text:p>99.06</text:p>
              </table:table-cell>
            </table:table-row>
            <table:table-row>
              <table:table-cell office:value-type="float" office:value="28358">
                <text:p>28358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float" office:value="28358">
                <text:p>28358</text:p>
              </table:table-cell>
              <table:table-cell office:value-type="float" office:value="94.58">
                <text:p>94.58</text:p>
              </table:table-cell>
            </table:table-row>
            <table:table-row>
              <table:table-cell office:value-type="float" office:value="28359">
                <text:p>28359</text:p>
              </table:table-cell>
              <table:table-cell office:value-type="float" office:value="92.92">
                <text:p>92.92</text:p>
              </table:table-cell>
            </table:table-row>
            <table:table-row>
              <table:table-cell office:value-type="float" office:value="28360">
                <text:p>28360</text:p>
              </table:table-cell>
              <table:table-cell office:value-type="float" office:value="93.01">
                <text:p>93.01</text:p>
              </table:table-cell>
            </table:table-row>
            <table:table-row>
              <table:table-cell office:value-type="float" office:value="28361">
                <text:p>28361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28362">
                <text:p>28362</text:p>
              </table:table-cell>
              <table:table-cell office:value-type="float" office:value="97.01">
                <text:p>97.01</text:p>
              </table:table-cell>
            </table:table-row>
            <table:table-row>
              <table:table-cell office:value-type="float" office:value="28362">
                <text:p>28362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float" office:value="28363">
                <text:p>28363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float" office:value="28363">
                <text:p>28363</text:p>
              </table:table-cell>
              <table:table-cell office:value-type="float" office:value="98.72">
                <text:p>98.72</text:p>
              </table:table-cell>
            </table:table-row>
            <table:table-row>
              <table:table-cell office:value-type="float" office:value="28364">
                <text:p>28364</text:p>
              </table:table-cell>
              <table:table-cell office:value-type="float" office:value="96.15">
                <text:p>96.15</text:p>
              </table:table-cell>
            </table:table-row>
            <table:table-row>
              <table:table-cell office:value-type="float" office:value="28364">
                <text:p>28364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float" office:value="28365">
                <text:p>28365</text:p>
              </table:table-cell>
              <table:table-cell office:value-type="float" office:value="93.06">
                <text:p>93.06</text:p>
              </table:table-cell>
            </table:table-row>
            <table:table-row>
              <table:table-cell office:value-type="float" office:value="28366">
                <text:p>28366</text:p>
              </table:table-cell>
              <table:table-cell office:value-type="float" office:value="87.93">
                <text:p>87.93</text:p>
              </table:table-cell>
            </table:table-row>
            <table:table-row>
              <table:table-cell office:value-type="float" office:value="28367">
                <text:p>28367</text:p>
              </table:table-cell>
              <table:table-cell office:value-type="float" office:value="86.95">
                <text:p>86.95</text:p>
              </table:table-cell>
            </table:table-row>
            <table:table-row>
              <table:table-cell office:value-type="float" office:value="28368">
                <text:p>28368</text:p>
              </table:table-cell>
              <table:table-cell office:value-type="float" office:value="66.44">
                <text:p>66.44</text:p>
              </table:table-cell>
            </table:table-row>
            <table:table-row>
              <table:table-cell office:value-type="float" office:value="28369">
                <text:p>28369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float" office:value="28370">
                <text:p>28370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float" office:value="28371">
                <text:p>28371</text:p>
              </table:table-cell>
              <table:table-cell office:value-type="float" office:value="82.05">
                <text:p>82.05</text:p>
              </table:table-cell>
            </table:table-row>
            <table:table-row>
              <table:table-cell office:value-type="float" office:value="28372">
                <text:p>28372</text:p>
              </table:table-cell>
              <table:table-cell office:value-type="float" office:value="99.68">
                <text:p>99.68</text:p>
              </table:table-cell>
            </table:table-row>
            <table:table-row>
              <table:table-cell office:value-type="float" office:value="28373">
                <text:p>28373</text:p>
              </table:table-cell>
              <table:table-cell office:value-type="float" office:value="97.32">
                <text:p>97.32</text:p>
              </table:table-cell>
            </table:table-row>
            <table:table-row>
              <table:table-cell office:value-type="float" office:value="28374">
                <text:p>28374</text:p>
              </table:table-cell>
              <table:table-cell office:value-type="float" office:value="97.86">
                <text:p>97.86</text:p>
              </table:table-cell>
            </table:table-row>
            <table:table-row>
              <table:table-cell office:value-type="float" office:value="28375">
                <text:p>28375</text:p>
              </table:table-cell>
              <table:table-cell office:value-type="float" office:value="97.81">
                <text:p>97.81</text:p>
              </table:table-cell>
            </table:table-row>
            <table:table-row>
              <table:table-cell office:value-type="float" office:value="28376">
                <text:p>28376</text:p>
              </table:table-cell>
              <table:table-cell office:value-type="float" office:value="74.74">
                <text:p>74.74</text:p>
              </table:table-cell>
            </table:table-row>
            <table:table-row>
              <table:table-cell office:value-type="float" office:value="28377">
                <text:p>28377</text:p>
              </table:table-cell>
              <table:table-cell office:value-type="float" office:value="98.51">
                <text:p>98.51</text:p>
              </table:table-cell>
            </table:table-row>
            <table:table-row>
              <table:table-cell office:value-type="float" office:value="28378">
                <text:p>28378</text:p>
              </table:table-cell>
              <table:table-cell office:value-type="float" office:value="82.89">
                <text:p>82.89</text:p>
              </table:table-cell>
            </table:table-row>
            <table:table-row>
              <table:table-cell office:value-type="float" office:value="28379">
                <text:p>283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float" office:value="28380">
                <text:p>28380</text:p>
              </table:table-cell>
              <table:table-cell office:value-type="float" office:value="90.74">
                <text:p>90.74</text:p>
              </table:table-cell>
            </table:table-row>
            <table:table-row>
              <table:table-cell office:value-type="float" office:value="28381">
                <text:p>28381</text:p>
              </table:table-cell>
              <table:table-cell office:value-type="float" office:value="98.18">
                <text:p>98.18</text:p>
              </table:table-cell>
            </table:table-row>
            <table:table-row>
              <table:table-cell office:value-type="float" office:value="28381">
                <text:p>28381</text:p>
              </table:table-cell>
              <table:table-cell office:value-type="float" office:value="98.36">
                <text:p>98.36</text:p>
              </table:table-cell>
            </table:table-row>
            <table:table-row>
              <table:table-cell office:value-type="float" office:value="28382">
                <text:p>28382</text:p>
              </table:table-cell>
              <table:table-cell office:value-type="float" office:value="95.32">
                <text:p>95.32</text:p>
              </table:table-cell>
            </table:table-row>
            <table:table-row>
              <table:table-cell office:value-type="float" office:value="28383">
                <text:p>28383</text:p>
              </table:table-cell>
              <table:table-cell office:value-type="float" office:value="98.34">
                <text:p>98.34</text:p>
              </table:table-cell>
            </table:table-row>
            <table:table-row>
              <table:table-cell office:value-type="float" office:value="28384">
                <text:p>28384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28385">
                <text:p>28385</text:p>
              </table:table-cell>
              <table:table-cell office:value-type="float" office:value="97.75">
                <text:p>97.75</text:p>
              </table:table-cell>
            </table:table-row>
            <table:table-row>
              <table:table-cell office:value-type="float" office:value="28386">
                <text:p>28386</text:p>
              </table:table-cell>
              <table:table-cell office:value-type="float" office:value="92.85">
                <text:p>92.85</text:p>
              </table:table-cell>
            </table:table-row>
            <table:table-row>
              <table:table-cell office:value-type="float" office:value="28387">
                <text:p>28387</text:p>
              </table:table-cell>
              <table:table-cell office:value-type="float" office:value="90.81">
                <text:p>90.81</text:p>
              </table:table-cell>
            </table:table-row>
            <table:table-row>
              <table:table-cell office:value-type="float" office:value="28388">
                <text:p>28388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float" office:value="28388">
                <text:p>28388</text:p>
              </table:table-cell>
              <table:table-cell office:value-type="float" office:value="98.92">
                <text:p>98.92</text:p>
              </table:table-cell>
            </table:table-row>
            <table:table-row>
              <table:table-cell office:value-type="float" office:value="28389">
                <text:p>28389</text:p>
              </table:table-cell>
              <table:table-cell office:value-type="float" office:value="98.85">
                <text:p>98.85</text:p>
              </table:table-cell>
            </table:table-row>
            <table:table-row>
              <table:table-cell office:value-type="float" office:value="28390">
                <text:p>28390</text:p>
              </table:table-cell>
              <table:table-cell office:value-type="float" office:value="97.07">
                <text:p>97.07</text:p>
              </table:table-cell>
            </table:table-row>
            <table:table-row>
              <table:table-cell office:value-type="float" office:value="28391">
                <text:p>28391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float" office:value="28392">
                <text:p>28392</text:p>
              </table:table-cell>
              <table:table-cell office:value-type="float" office:value="91.51">
                <text:p>91.51</text:p>
              </table:table-cell>
            </table:table-row>
            <table:table-row>
              <table:table-cell office:value-type="float" office:value="28393">
                <text:p>28393</text:p>
              </table:table-cell>
              <table:table-cell office:value-type="float" office:value="70.13">
                <text:p>70.13</text:p>
              </table:table-cell>
            </table:table-row>
            <table:table-row>
              <table:table-cell office:value-type="float" office:value="28394">
                <text:p>28394</text:p>
              </table:table-cell>
              <table:table-cell office:value-type="float" office:value="92.18">
                <text:p>92.18</text:p>
              </table:table-cell>
            </table:table-row>
            <table:table-row>
              <table:table-cell office:value-type="float" office:value="28395">
                <text:p>28395</text:p>
              </table:table-cell>
              <table:table-cell office:value-type="float" office:value="92.22">
                <text:p>92.22</text:p>
              </table:table-cell>
            </table:table-row>
            <table:table-row>
              <table:table-cell office:value-type="float" office:value="28396">
                <text:p>28396</text:p>
              </table:table-cell>
              <table:table-cell office:value-type="float" office:value="69.98">
                <text:p>69.98</text:p>
              </table:table-cell>
            </table:table-row>
            <table:table-row>
              <table:table-cell office:value-type="float" office:value="28397">
                <text:p>28397</text:p>
              </table:table-cell>
              <table:table-cell office:value-type="float" office:value="90.85">
                <text:p>90.85</text:p>
              </table:table-cell>
            </table:table-row>
            <table:table-row>
              <table:table-cell office:value-type="float" office:value="28398">
                <text:p>28398</text:p>
              </table:table-cell>
              <table:table-cell office:value-type="float" office:value="65.94">
                <text:p>65.94</text:p>
              </table:table-cell>
            </table:table-row>
            <table:table-row>
              <table:table-cell office:value-type="float" office:value="28399">
                <text:p>28399</text:p>
              </table:table-cell>
              <table:table-cell office:value-type="float" office:value="96.91">
                <text:p>96.91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87.76">
                <text:p>87.76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93.63">
                <text:p>93.63</text:p>
              </table:table-cell>
            </table:table-row>
            <table:table-row>
              <table:table-cell office:value-type="float" office:value="28402">
                <text:p>28402</text:p>
              </table:table-cell>
              <table:table-cell office:value-type="float" office:value="99.82">
                <text:p>99.82</text:p>
              </table:table-cell>
            </table:table-row>
            <table:table-row>
              <table:table-cell office:value-type="float" office:value="28402">
                <text:p>28402</text:p>
              </table:table-cell>
              <table:table-cell office:value-type="float" office:value="77.37">
                <text:p>77.37</text:p>
              </table:table-cell>
            </table:table-row>
            <table:table-row>
              <table:table-cell office:value-type="float" office:value="28403">
                <text:p>28403</text:p>
              </table:table-cell>
              <table:table-cell office:value-type="float" office:value="52.47">
                <text:p>52.47</text:p>
              </table:table-cell>
            </table:table-row>
            <table:table-row>
              <table:table-cell office:value-type="float" office:value="28403">
                <text:p>28403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float" office:value="28404">
                <text:p>28404</text:p>
              </table:table-cell>
              <table:table-cell office:value-type="float" office:value="96.46">
                <text:p>96.46</text:p>
              </table:table-cell>
            </table:table-row>
            <table:table-row>
              <table:table-cell office:value-type="float" office:value="28405">
                <text:p>28405</text:p>
              </table:table-cell>
              <table:table-cell office:value-type="float" office:value="91.95">
                <text:p>91.95</text:p>
              </table:table-cell>
            </table:table-row>
            <table:table-row>
              <table:table-cell office:value-type="float" office:value="28406">
                <text:p>28406</text:p>
              </table:table-cell>
              <table:table-cell office:value-type="float" office:value="89.67">
                <text:p>89.67</text:p>
              </table:table-cell>
            </table:table-row>
            <table:table-row>
              <table:table-cell office:value-type="float" office:value="28407">
                <text:p>28407</text:p>
              </table:table-cell>
              <table:table-cell office:value-type="float" office:value="89.16">
                <text:p>89.16</text:p>
              </table:table-cell>
            </table:table-row>
            <table:table-row>
              <table:table-cell office:value-type="float" office:value="28408">
                <text:p>28408</text:p>
              </table:table-cell>
              <table:table-cell office:value-type="float" office:value="88.65">
                <text:p>88.65</text:p>
              </table:table-cell>
            </table:table-row>
            <table:table-row>
              <table:table-cell office:value-type="float" office:value="28409">
                <text:p>28409</text:p>
              </table:table-cell>
              <table:table-cell office:value-type="float" office:value="86.62">
                <text:p>86.62</text:p>
              </table:table-cell>
            </table:table-row>
            <table:table-row>
              <table:table-cell office:value-type="float" office:value="28410">
                <text:p>28410</text:p>
              </table:table-cell>
              <table:table-cell office:value-type="float" office:value="86.93">
                <text:p>86.93</text:p>
              </table:table-cell>
            </table:table-row>
            <table:table-row>
              <table:table-cell office:value-type="float" office:value="28411">
                <text:p>28411</text:p>
              </table:table-cell>
              <table:table-cell office:value-type="float" office:value="99.29">
                <text:p>99.29</text:p>
              </table:table-cell>
            </table:table-row>
            <table:table-row>
              <table:table-cell office:value-type="float" office:value="28412">
                <text:p>28412</text:p>
              </table:table-cell>
              <table:table-cell office:value-type="float" office:value="99.22">
                <text:p>99.22</text:p>
              </table:table-cell>
            </table:table-row>
            <table:table-row>
              <table:table-cell office:value-type="float" office:value="28413">
                <text:p>28413</text:p>
              </table:table-cell>
              <table:table-cell office:value-type="float" office:value="98.84">
                <text:p>98.84</text:p>
              </table:table-cell>
            </table:table-row>
            <table:table-row>
              <table:table-cell office:value-type="float" office:value="28413">
                <text:p>28413</text:p>
              </table:table-cell>
              <table:table-cell office:value-type="float" office:value="99.55">
                <text:p>99.55</text:p>
              </table:table-cell>
            </table:table-row>
            <table:table-row>
              <table:table-cell office:value-type="float" office:value="28414">
                <text:p>28414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float" office:value="28415">
                <text:p>28415</text:p>
              </table:table-cell>
              <table:table-cell office:value-type="float" office:value="96.38">
                <text:p>96.38</text:p>
              </table:table-cell>
            </table:table-row>
            <table:table-row>
              <table:table-cell office:value-type="float" office:value="28416">
                <text:p>28416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float" office:value="28417">
                <text:p>28417</text:p>
              </table:table-cell>
              <table:table-cell office:value-type="float" office:value="99.73">
                <text:p>99.73</text:p>
              </table:table-cell>
            </table:table-row>
            <table:table-row>
              <table:table-cell office:value-type="float" office:value="28418">
                <text:p>28418</text:p>
              </table:table-cell>
              <table:table-cell office:value-type="float" office:value="99.78">
                <text:p>99.78</text:p>
              </table:table-cell>
            </table:table-row>
            <table:table-row>
              <table:table-cell office:value-type="float" office:value="28419">
                <text:p>28419</text:p>
              </table:table-cell>
              <table:table-cell office:value-type="float" office:value="99.52">
                <text:p>99.52</text:p>
              </table:table-cell>
            </table:table-row>
            <table:table-row>
              <table:table-cell office:value-type="float" office:value="28420">
                <text:p>28420</text:p>
              </table:table-cell>
              <table:table-cell office:value-type="float" office:value="99.03">
                <text:p>99.03</text:p>
              </table:table-cell>
            </table:table-row>
            <table:table-row>
              <table:table-cell office:value-type="float" office:value="28420">
                <text:p>28420</text:p>
              </table:table-cell>
              <table:table-cell office:value-type="float" office:value="98.74">
                <text:p>98.74</text:p>
              </table:table-cell>
            </table:table-row>
            <table:table-row>
              <table:table-cell office:value-type="float" office:value="28421">
                <text:p>28421</text:p>
              </table:table-cell>
              <table:table-cell office:value-type="float" office:value="98.82">
                <text:p>98.82</text:p>
              </table:table-cell>
            </table:table-row>
            <table:table-row>
              <table:table-cell office:value-type="float" office:value="28422">
                <text:p>28422</text:p>
              </table:table-cell>
              <table:table-cell office:value-type="float" office:value="99.84">
                <text:p>99.84</text:p>
              </table:table-cell>
            </table:table-row>
            <table:table-row>
              <table:table-cell office:value-type="float" office:value="28423">
                <text:p>28423</text:p>
              </table:table-cell>
              <table:table-cell office:value-type="float" office:value="98.65">
                <text:p>98.65</text:p>
              </table:table-cell>
            </table:table-row>
            <table:table-row>
              <table:table-cell office:value-type="float" office:value="28424">
                <text:p>28424</text:p>
              </table:table-cell>
              <table:table-cell office:value-type="float" office:value="94.86">
                <text:p>94.86</text:p>
              </table:table-cell>
            </table:table-row>
            <table:table-row>
              <table:table-cell office:value-type="float" office:value="28425">
                <text:p>2842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28426">
                <text:p>28426</text:p>
              </table:table-cell>
              <table:table-cell office:value-type="float" office:value="88.54">
                <text:p>88.54</text:p>
              </table:table-cell>
            </table:table-row>
            <table:table-row>
              <table:table-cell office:value-type="float" office:value="28427">
                <text:p>28427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float" office:value="28428">
                <text:p>28428</text:p>
              </table:table-cell>
              <table:table-cell office:value-type="float" office:value="95.74">
                <text:p>95.74</text:p>
              </table:table-cell>
            </table:table-row>
            <table:table-row>
              <table:table-cell office:value-type="float" office:value="28429">
                <text:p>28429</text:p>
              </table:table-cell>
              <table:table-cell office:value-type="float" office:value="99.83">
                <text:p>99.83</text:p>
              </table:table-cell>
            </table:table-row>
            <table:table-row>
              <table:table-cell office:value-type="float" office:value="28430">
                <text:p>28430</text:p>
              </table:table-cell>
              <table:table-cell office:value-type="float" office:value="99.13">
                <text:p>99.13</text:p>
              </table:table-cell>
            </table:table-row>
            <table:table-row>
              <table:table-cell office:value-type="float" office:value="28431">
                <text:p>28431</text:p>
              </table:table-cell>
              <table:table-cell office:value-type="float" office:value="73.45">
                <text:p>73.45</text:p>
              </table:table-cell>
            </table:table-row>
            <table:table-row>
              <table:table-cell office:value-type="float" office:value="28432">
                <text:p>28432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float" office:value="28433">
                <text:p>2843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28433">
                <text:p>28433</text:p>
              </table:table-cell>
              <table:table-cell office:value-type="float" office:value="78.86">
                <text:p>78.86</text:p>
              </table:table-cell>
            </table:table-row>
            <table:table-row>
              <table:table-cell office:value-type="float" office:value="28434">
                <text:p>28434</text:p>
              </table:table-cell>
              <table:table-cell office:value-type="float" office:value="99.94">
                <text:p>99.94</text:p>
              </table:table-cell>
            </table:table-row>
            <table:table-row>
              <table:table-cell office:value-type="float" office:value="28435">
                <text:p>28435</text:p>
              </table:table-cell>
              <table:table-cell office:value-type="float" office:value="76.43">
                <text:p>76.43</text:p>
              </table:table-cell>
            </table:table-row>
            <table:table-row>
              <table:table-cell office:value-type="float" office:value="28436">
                <text:p>28436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float" office:value="28437">
                <text:p>28437</text:p>
              </table:table-cell>
              <table:table-cell office:value-type="float" office:value="75.57">
                <text:p>75.57</text:p>
              </table:table-cell>
            </table:table-row>
            <table:table-row>
              <table:table-cell office:value-type="float" office:value="28438">
                <text:p>28438</text:p>
              </table:table-cell>
              <table:table-cell office:value-type="float" office:value="95.37">
                <text:p>95.37</text:p>
              </table:table-cell>
            </table:table-row>
            <table:table-row>
              <table:table-cell office:value-type="float" office:value="28439">
                <text:p>28439</text:p>
              </table:table-cell>
              <table:table-cell office:value-type="float" office:value="90.52">
                <text:p>90.52</text:p>
              </table:table-cell>
            </table:table-row>
            <table:table-row>
              <table:table-cell office:value-type="float" office:value="28440">
                <text:p>28440</text:p>
              </table:table-cell>
              <table:table-cell office:value-type="float" office:value="68.35">
                <text:p>68.35</text:p>
              </table:table-cell>
            </table:table-row>
            <table:table-row>
              <table:table-cell office:value-type="float" office:value="28441">
                <text:p>28441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float" office:value="28441">
                <text:p>2844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28442">
                <text:p>28442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float" office:value="28442">
                <text:p>28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43">
                <text:p>28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44">
                <text:p>2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44">
                <text:p>28444</text:p>
              </table:table-cell>
              <table:table-cell office:value-type="float" office:value="99.75">
                <text:p>99.75</text:p>
              </table:table-cell>
            </table:table-row>
            <table:table-row>
              <table:table-cell office:value-type="float" office:value="28445">
                <text:p>28445</text:p>
              </table:table-cell>
              <table:table-cell office:value-type="float" office:value="99.82">
                <text:p>99.82</text:p>
              </table:table-cell>
            </table:table-row>
            <table:table-row>
              <table:table-cell office:value-type="float" office:value="28445">
                <text:p>28445</text:p>
              </table:table-cell>
              <table:table-cell office:value-type="float" office:value="97.73">
                <text:p>97.73</text:p>
              </table:table-cell>
            </table:table-row>
            <table:table-row>
              <table:table-cell office:value-type="float" office:value="28446">
                <text:p>28446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float" office:value="28446">
                <text:p>28446</text:p>
              </table:table-cell>
              <table:table-cell office:value-type="float" office:value="99.58">
                <text:p>99.58</text:p>
              </table:table-cell>
            </table:table-row>
            <table:table-row>
              <table:table-cell office:value-type="float" office:value="28447">
                <text:p>28447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float" office:value="28448">
                <text:p>28448</text:p>
              </table:table-cell>
              <table:table-cell office:value-type="float" office:value="94.75">
                <text:p>94.75</text:p>
              </table:table-cell>
            </table:table-row>
            <table:table-row>
              <table:table-cell office:value-type="float" office:value="28449">
                <text:p>28449</text:p>
              </table:table-cell>
              <table:table-cell office:value-type="float" office:value="93.98">
                <text:p>93.98</text:p>
              </table:table-cell>
            </table:table-row>
            <table:table-row>
              <table:table-cell office:value-type="float" office:value="28450">
                <text:p>2845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float" office:value="28451">
                <text:p>28451</text:p>
              </table:table-cell>
              <table:table-cell office:value-type="float" office:value="99.46">
                <text:p>99.46</text:p>
              </table:table-cell>
            </table:table-row>
            <table:table-row>
              <table:table-cell office:value-type="float" office:value="28452">
                <text:p>28452</text:p>
              </table:table-cell>
              <table:table-cell office:value-type="float" office:value="78.53">
                <text:p>78.53</text:p>
              </table:table-cell>
            </table:table-row>
            <table:table-row>
              <table:table-cell office:value-type="float" office:value="28453">
                <text:p>28453</text:p>
              </table:table-cell>
              <table:table-cell office:value-type="float" office:value="99.28">
                <text:p>99.28</text:p>
              </table:table-cell>
            </table:table-row>
            <table:table-row>
              <table:table-cell office:value-type="float" office:value="28454">
                <text:p>28454</text:p>
              </table:table-cell>
              <table:table-cell office:value-type="float" office:value="81.07">
                <text:p>81.07</text:p>
              </table:table-cell>
            </table:table-row>
            <table:table-row>
              <table:table-cell office:value-type="float" office:value="28455">
                <text:p>28455</text:p>
              </table:table-cell>
              <table:table-cell office:value-type="float" office:value="79.17">
                <text:p>79.17</text:p>
              </table:table-cell>
            </table:table-row>
            <table:table-row>
              <table:table-cell office:value-type="float" office:value="28456">
                <text:p>28456</text:p>
              </table:table-cell>
              <table:table-cell office:value-type="float" office:value="79.21">
                <text:p>79.21</text:p>
              </table:table-cell>
            </table:table-row>
            <table:table-row>
              <table:table-cell office:value-type="float" office:value="28457">
                <text:p>28457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float" office:value="28458">
                <text:p>28458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float" office:value="28459">
                <text:p>28459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28460">
                <text:p>28460</text:p>
              </table:table-cell>
              <table:table-cell office:value-type="float" office:value="81.24">
                <text:p>81.24</text:p>
              </table:table-cell>
            </table:table-row>
            <table:table-row>
              <table:table-cell office:value-type="float" office:value="28461">
                <text:p>28461</text:p>
              </table:table-cell>
              <table:table-cell office:value-type="float" office:value="92.56">
                <text:p>92.56</text:p>
              </table:table-cell>
            </table:table-row>
            <table:table-row>
              <table:table-cell office:value-type="float" office:value="28462">
                <text:p>28462</text:p>
              </table:table-cell>
              <table:table-cell office:value-type="float" office:value="96.72">
                <text:p>96.72</text:p>
              </table:table-cell>
            </table:table-row>
            <table:table-row>
              <table:table-cell office:value-type="float" office:value="28462">
                <text:p>28462</text:p>
              </table:table-cell>
              <table:table-cell office:value-type="float" office:value="91.67">
                <text:p>91.67</text:p>
              </table:table-cell>
            </table:table-row>
            <table:table-row>
              <table:table-cell office:value-type="float" office:value="28463">
                <text:p>28463</text:p>
              </table:table-cell>
              <table:table-cell office:value-type="float" office:value="77.21">
                <text:p>77.21</text:p>
              </table:table-cell>
            </table:table-row>
            <table:table-row>
              <table:table-cell office:value-type="float" office:value="28464">
                <text:p>28464</text:p>
              </table:table-cell>
              <table:table-cell office:value-type="float" office:value="99.34">
                <text:p>99.34</text:p>
              </table:table-cell>
            </table:table-row>
            <table:table-row>
              <table:table-cell office:value-type="float" office:value="28465">
                <text:p>28465</text:p>
              </table:table-cell>
              <table:table-cell office:value-type="float" office:value="80.83">
                <text:p>80.83</text:p>
              </table:table-cell>
            </table:table-row>
            <table:table-row>
              <table:table-cell office:value-type="float" office:value="28466">
                <text:p>28466</text:p>
              </table:table-cell>
              <table:table-cell office:value-type="float" office:value="98.39">
                <text:p>98.39</text:p>
              </table:table-cell>
            </table:table-row>
            <table:table-row>
              <table:table-cell office:value-type="float" office:value="28467">
                <text:p>28467</text:p>
              </table:table-cell>
              <table:table-cell office:value-type="float" office:value="99.36">
                <text:p>99.36</text:p>
              </table:table-cell>
            </table:table-row>
            <table:table-row>
              <table:table-cell office:value-type="float" office:value="28468">
                <text:p>28468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28469">
                <text:p>28469</text:p>
              </table:table-cell>
              <table:table-cell office:value-type="float" office:value="93.37">
                <text:p>93.37</text:p>
              </table:table-cell>
            </table:table-row>
            <table:table-row>
              <table:table-cell office:value-type="float" office:value="28470">
                <text:p>28470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float" office:value="28471">
                <text:p>28471</text:p>
              </table:table-cell>
              <table:table-cell office:value-type="float" office:value="79.79">
                <text:p>79.79</text:p>
              </table:table-cell>
            </table:table-row>
            <table:table-row>
              <table:table-cell office:value-type="float" office:value="28472">
                <text:p>28472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float" office:value="28473">
                <text:p>28473</text:p>
              </table:table-cell>
              <table:table-cell office:value-type="float" office:value="97.67">
                <text:p>97.67</text:p>
              </table:table-cell>
            </table:table-row>
            <table:table-row>
              <table:table-cell office:value-type="float" office:value="28474">
                <text:p>28474</text:p>
              </table:table-cell>
              <table:table-cell office:value-type="float" office:value="97.54">
                <text:p>97.54</text:p>
              </table:table-cell>
            </table:table-row>
            <table:table-row>
              <table:table-cell office:value-type="float" office:value="28475">
                <text:p>28475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float" office:value="28476">
                <text:p>28476</text:p>
              </table:table-cell>
              <table:table-cell office:value-type="float" office:value="97.08">
                <text:p>97.08</text:p>
              </table:table-cell>
            </table:table-row>
            <table:table-row>
              <table:table-cell office:value-type="float" office:value="28477">
                <text:p>28477</text:p>
              </table:table-cell>
              <table:table-cell office:value-type="float" office:value="98.83">
                <text:p>98.83</text:p>
              </table:table-cell>
            </table:table-row>
            <table:table-row>
              <table:table-cell office:value-type="float" office:value="28478">
                <text:p>28478</text:p>
              </table:table-cell>
              <table:table-cell office:value-type="float" office:value="95.86">
                <text:p>95.86</text:p>
              </table:table-cell>
            </table:table-row>
            <table:table-row>
              <table:table-cell office:value-type="float" office:value="28479">
                <text:p>28479</text:p>
              </table:table-cell>
              <table:table-cell office:value-type="float" office:value="98.67">
                <text:p>98.67</text:p>
              </table:table-cell>
            </table:table-row>
            <table:table-row>
              <table:table-cell office:value-type="float" office:value="28480">
                <text:p>28480</text:p>
              </table:table-cell>
              <table:table-cell office:value-type="float" office:value="77.01">
                <text:p>77.01</text:p>
              </table:table-cell>
            </table:table-row>
            <table:table-row>
              <table:table-cell office:value-type="float" office:value="28480">
                <text:p>28480</text:p>
              </table:table-cell>
              <table:table-cell office:value-type="float" office:value="52.45">
                <text:p>52.45</text:p>
              </table:table-cell>
            </table:table-row>
            <table:table-row>
              <table:table-cell office:value-type="float" office:value="28481">
                <text:p>28481</text:p>
              </table:table-cell>
              <table:table-cell office:value-type="float" office:value="52.36">
                <text:p>52.36</text:p>
              </table:table-cell>
            </table:table-row>
            <table:table-row>
              <table:table-cell office:value-type="float" office:value="28482">
                <text:p>28482</text:p>
              </table:table-cell>
              <table:table-cell office:value-type="float" office:value="99.56">
                <text:p>99.56</text:p>
              </table:table-cell>
            </table:table-row>
            <table:table-row>
              <table:table-cell office:value-type="float" office:value="28483">
                <text:p>28483</text:p>
              </table:table-cell>
              <table:table-cell office:value-type="float" office:value="81.21">
                <text:p>81.21</text:p>
              </table:table-cell>
            </table:table-row>
            <table:table-row>
              <table:table-cell office:value-type="float" office:value="28484">
                <text:p>28484</text:p>
              </table:table-cell>
              <table:table-cell office:value-type="float" office:value="79.87">
                <text:p>79.87</text:p>
              </table:table-cell>
            </table:table-row>
            <table:table-row>
              <table:table-cell office:value-type="float" office:value="28485">
                <text:p>2848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28486">
                <text:p>2848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8487">
                <text:p>28487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float" office:value="28487">
                <text:p>28487</text:p>
              </table:table-cell>
              <table:table-cell office:value-type="float" office:value="29.17">
                <text:p>29.17</text:p>
              </table:table-cell>
            </table:table-row>
            <table:table-row>
              <table:table-cell office:value-type="float" office:value="28488">
                <text:p>28488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float" office:value="28489">
                <text:p>28489</text:p>
              </table:table-cell>
              <table:table-cell office:value-type="float" office:value="99.31">
                <text:p>99.31</text:p>
              </table:table-cell>
            </table:table-row>
            <table:table-row>
              <table:table-cell office:value-type="float" office:value="28490">
                <text:p>28490</text:p>
              </table:table-cell>
              <table:table-cell office:value-type="float" office:value="86.68">
                <text:p>86.68</text:p>
              </table:table-cell>
            </table:table-row>
            <table:table-row>
              <table:table-cell office:value-type="float" office:value="28491">
                <text:p>28491</text:p>
              </table:table-cell>
              <table:table-cell office:value-type="float" office:value="84.22">
                <text:p>84.22</text:p>
              </table:table-cell>
            </table:table-row>
            <table:table-row>
              <table:table-cell office:value-type="float" office:value="28492">
                <text:p>28492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float" office:value="28493">
                <text:p>28493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float" office:value="28494">
                <text:p>28494</text:p>
              </table:table-cell>
              <table:table-cell office:value-type="float" office:value="84.65">
                <text:p>84.65</text:p>
              </table:table-cell>
            </table:table-row>
            <table:table-row>
              <table:table-cell office:value-type="float" office:value="28495">
                <text:p>28495</text:p>
              </table:table-cell>
              <table:table-cell office:value-type="float" office:value="99.79">
                <text:p>99.79</text:p>
              </table:table-cell>
            </table:table-row>
            <table:table-row>
              <table:table-cell office:value-type="float" office:value="28496">
                <text:p>28496</text:p>
              </table:table-cell>
              <table:table-cell office:value-type="float" office:value="94.38">
                <text:p>94.38</text:p>
              </table:table-cell>
            </table:table-row>
            <table:table-row>
              <table:table-cell office:value-type="float" office:value="28497">
                <text:p>28497</text:p>
              </table:table-cell>
              <table:table-cell office:value-type="float" office:value="76.54">
                <text:p>76.54</text:p>
              </table:table-cell>
            </table:table-row>
            <table:table-row>
              <table:table-cell office:value-type="float" office:value="28498">
                <text:p>28498</text:p>
              </table:table-cell>
              <table:table-cell office:value-type="float" office:value="99.32">
                <text:p>99.32</text:p>
              </table:table-cell>
            </table:table-row>
            <table:table-row>
              <table:table-cell office:value-type="float" office:value="28499">
                <text:p>28499</text:p>
              </table:table-cell>
              <table:table-cell office:value-type="float" office:value="93.74">
                <text:p>93.74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93.99">
                <text:p>93.99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91.98">
                <text:p>91.98</text:p>
              </table:table-cell>
            </table:table-row>
            <table:table-row>
              <table:table-cell office:value-type="float" office:value="28502">
                <text:p>28502</text:p>
              </table:table-cell>
              <table:table-cell office:value-type="float" office:value="90.34">
                <text:p>90.34</text:p>
              </table:table-cell>
            </table:table-row>
            <table:table-row>
              <table:table-cell office:value-type="float" office:value="28503">
                <text:p>28503</text:p>
              </table:table-cell>
              <table:table-cell office:value-type="float" office:value="78.81">
                <text:p>78.81</text:p>
              </table:table-cell>
            </table:table-row>
            <table:table-row>
              <table:table-cell office:value-type="float" office:value="28504">
                <text:p>28504</text:p>
              </table:table-cell>
              <table:table-cell office:value-type="float" office:value="63.56">
                <text:p>63.56</text:p>
              </table:table-cell>
            </table:table-row>
            <table:table-row>
              <table:table-cell office:value-type="float" office:value="28505">
                <text:p>28505</text:p>
              </table:table-cell>
              <table:table-cell office:value-type="float" office:value="82.94">
                <text:p>82.94</text:p>
              </table:table-cell>
            </table:table-row>
            <table:table-row>
              <table:table-cell office:value-type="float" office:value="28506">
                <text:p>28506</text:p>
              </table:table-cell>
              <table:table-cell office:value-type="float" office:value="96.97">
                <text:p>96.97</text:p>
              </table:table-cell>
            </table:table-row>
            <table:table-row>
              <table:table-cell office:value-type="float" office:value="28507">
                <text:p>28507</text:p>
              </table:table-cell>
              <table:table-cell office:value-type="float" office:value="99.25">
                <text:p>99.25</text:p>
              </table:table-cell>
            </table:table-row>
            <table:table-row>
              <table:table-cell office:value-type="float" office:value="28508">
                <text:p>28508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float" office:value="28509">
                <text:p>28509</text:p>
              </table:table-cell>
              <table:table-cell office:value-type="float" office:value="87.14">
                <text:p>87.14</text:p>
              </table:table-cell>
            </table:table-row>
            <table:table-row>
              <table:table-cell office:value-type="float" office:value="28510">
                <text:p>28510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float" office:value="28511">
                <text:p>28511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28512">
                <text:p>28512</text:p>
              </table:table-cell>
              <table:table-cell office:value-type="float" office:value="78.13">
                <text:p>78.13</text:p>
              </table:table-cell>
            </table:table-row>
            <table:table-row>
              <table:table-cell office:value-type="float" office:value="28513">
                <text:p>28513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float" office:value="28514">
                <text:p>28514</text:p>
              </table:table-cell>
              <table:table-cell office:value-type="float" office:value="60.85">
                <text:p>60.85</text:p>
              </table:table-cell>
            </table:table-row>
            <table:table-row>
              <table:table-cell office:value-type="float" office:value="28515">
                <text:p>2851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float" office:value="28516">
                <text:p>28516</text:p>
              </table:table-cell>
              <table:table-cell office:value-type="float" office:value="52.76">
                <text:p>52.76</text:p>
              </table:table-cell>
            </table:table-row>
            <table:table-row>
              <table:table-cell office:value-type="float" office:value="28517">
                <text:p>28517</text:p>
              </table:table-cell>
              <table:table-cell office:value-type="float" office:value="92.83">
                <text:p>92.83</text:p>
              </table:table-cell>
            </table:table-row>
            <table:table-row>
              <table:table-cell office:value-type="float" office:value="28518">
                <text:p>28518</text:p>
              </table:table-cell>
              <table:table-cell office:value-type="float" office:value="92.61">
                <text:p>92.61</text:p>
              </table:table-cell>
            </table:table-row>
            <table:table-row>
              <table:table-cell office:value-type="float" office:value="28519">
                <text:p>28519</text:p>
              </table:table-cell>
              <table:table-cell office:value-type="float" office:value="98.39">
                <text:p>98.39</text:p>
              </table:table-cell>
            </table:table-row>
            <table:table-row>
              <table:table-cell office:value-type="float" office:value="28520">
                <text:p>28520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float" office:value="28521">
                <text:p>28521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float" office:value="28522">
                <text:p>28522</text:p>
              </table:table-cell>
              <table:table-cell office:value-type="float" office:value="53.82">
                <text:p>53.82</text:p>
              </table:table-cell>
            </table:table-row>
            <table:table-row>
              <table:table-cell office:value-type="float" office:value="28523">
                <text:p>28523</text:p>
              </table:table-cell>
              <table:table-cell office:value-type="float" office:value="84.78">
                <text:p>84.78</text:p>
              </table:table-cell>
            </table:table-row>
            <table:table-row>
              <table:table-cell office:value-type="float" office:value="28524">
                <text:p>28524</text:p>
              </table:table-cell>
              <table:table-cell office:value-type="float" office:value="80.61">
                <text:p>80.61</text:p>
              </table:table-cell>
            </table:table-row>
            <table:table-row>
              <table:table-cell office:value-type="float" office:value="28525">
                <text:p>28525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28526">
                <text:p>28526</text:p>
              </table:table-cell>
              <table:table-cell office:value-type="float" office:value="78.48">
                <text:p>78.48</text:p>
              </table:table-cell>
            </table:table-row>
            <table:table-row>
              <table:table-cell office:value-type="float" office:value="28527">
                <text:p>28527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float" office:value="28528">
                <text:p>28528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float" office:value="28529">
                <text:p>28529</text:p>
              </table:table-cell>
              <table:table-cell office:value-type="float" office:value="88.13">
                <text:p>88.13</text:p>
              </table:table-cell>
            </table:table-row>
            <table:table-row>
              <table:table-cell office:value-type="float" office:value="28530">
                <text:p>28530</text:p>
              </table:table-cell>
              <table:table-cell office:value-type="float" office:value="98.37">
                <text:p>98.37</text:p>
              </table:table-cell>
            </table:table-row>
            <table:table-row>
              <table:table-cell office:value-type="float" office:value="28531">
                <text:p>28531</text:p>
              </table:table-cell>
              <table:table-cell office:value-type="float" office:value="98.03">
                <text:p>98.03</text:p>
              </table:table-cell>
            </table:table-row>
            <table:table-row>
              <table:table-cell office:value-type="float" office:value="28532">
                <text:p>28532</text:p>
              </table:table-cell>
              <table:table-cell office:value-type="float" office:value="96.79">
                <text:p>96.79</text:p>
              </table:table-cell>
            </table:table-row>
            <table:table-row>
              <table:table-cell office:value-type="float" office:value="28533">
                <text:p>28533</text:p>
              </table:table-cell>
              <table:table-cell office:value-type="float" office:value="79.14">
                <text:p>79.14</text:p>
              </table:table-cell>
            </table:table-row>
            <table:table-row>
              <table:table-cell office:value-type="float" office:value="28534">
                <text:p>28534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float" office:value="28534">
                <text:p>28534</text:p>
              </table:table-cell>
              <table:table-cell office:value-type="float" office:value="54.28">
                <text:p>54.28</text:p>
              </table:table-cell>
            </table:table-row>
            <table:table-row>
              <table:table-cell office:value-type="float" office:value="28535">
                <text:p>28535</text:p>
              </table:table-cell>
              <table:table-cell office:value-type="float" office:value="51.29">
                <text:p>51.29</text:p>
              </table:table-cell>
            </table:table-row>
            <table:table-row>
              <table:table-cell office:value-type="float" office:value="28536">
                <text:p>28536</text:p>
              </table:table-cell>
              <table:table-cell office:value-type="float" office:value="22.21">
                <text:p>22.21</text:p>
              </table:table-cell>
            </table:table-row>
            <table:table-row>
              <table:table-cell office:value-type="float" office:value="28537">
                <text:p>28537</text:p>
              </table:table-cell>
              <table:table-cell office:value-type="float" office:value="91.58">
                <text:p>91.58</text:p>
              </table:table-cell>
            </table:table-row>
            <table:table-row>
              <table:table-cell office:value-type="float" office:value="28538">
                <text:p>28538</text:p>
              </table:table-cell>
              <table:table-cell office:value-type="float" office:value="74.18">
                <text:p>74.18</text:p>
              </table:table-cell>
            </table:table-row>
            <table:table-row>
              <table:table-cell office:value-type="float" office:value="28538">
                <text:p>28538</text:p>
              </table:table-cell>
              <table:table-cell office:value-type="float" office:value="76.89">
                <text:p>76.89</text:p>
              </table:table-cell>
            </table:table-row>
            <table:table-row>
              <table:table-cell office:value-type="float" office:value="28539">
                <text:p>28539</text:p>
              </table:table-cell>
              <table:table-cell office:value-type="float" office:value="99.52">
                <text:p>99.52</text:p>
              </table:table-cell>
            </table:table-row>
            <table:table-row>
              <table:table-cell office:value-type="float" office:value="28540">
                <text:p>28540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float" office:value="28540">
                <text:p>28540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float" office:value="28541">
                <text:p>28541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float" office:value="28542">
                <text:p>28542</text:p>
              </table:table-cell>
              <table:table-cell office:value-type="float" office:value="96.28">
                <text:p>96.28</text:p>
              </table:table-cell>
            </table:table-row>
            <table:table-row>
              <table:table-cell office:value-type="float" office:value="28543">
                <text:p>285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8544">
                <text:p>28544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float" office:value="28545">
                <text:p>28545</text:p>
              </table:table-cell>
              <table:table-cell office:value-type="float" office:value="92.95">
                <text:p>92.95</text:p>
              </table:table-cell>
            </table:table-row>
            <table:table-row>
              <table:table-cell office:value-type="float" office:value="28546">
                <text:p>28546</text:p>
              </table:table-cell>
              <table:table-cell office:value-type="float" office:value="95.57">
                <text:p>95.57</text:p>
              </table:table-cell>
            </table:table-row>
            <table:table-row>
              <table:table-cell office:value-type="float" office:value="28547">
                <text:p>28547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28547">
                <text:p>28547</text:p>
              </table:table-cell>
              <table:table-cell office:value-type="float" office:value="93.37">
                <text:p>93.37</text:p>
              </table:table-cell>
            </table:table-row>
            <table:table-row>
              <table:table-cell office:value-type="float" office:value="28548">
                <text:p>28548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float" office:value="28549">
                <text:p>28549</text:p>
              </table:table-cell>
              <table:table-cell office:value-type="float" office:value="75.73">
                <text:p>75.73</text:p>
              </table:table-cell>
            </table:table-row>
            <table:table-row>
              <table:table-cell office:value-type="float" office:value="28550">
                <text:p>28550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float" office:value="28551">
                <text:p>28551</text:p>
              </table:table-cell>
              <table:table-cell office:value-type="float" office:value="30.48">
                <text:p>30.48</text:p>
              </table:table-cell>
            </table:table-row>
            <table:table-row>
              <table:table-cell office:value-type="float" office:value="28551">
                <text:p>2855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float" office:value="28552">
                <text:p>285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8553">
                <text:p>28553</text:p>
              </table:table-cell>
              <table:table-cell office:value-type="float" office:value="99.64">
                <text:p>99.64</text:p>
              </table:table-cell>
            </table:table-row>
            <table:table-row>
              <table:table-cell office:value-type="float" office:value="28554">
                <text:p>28554</text:p>
              </table:table-cell>
              <table:table-cell office:value-type="float" office:value="98.29">
                <text:p>98.29</text:p>
              </table:table-cell>
            </table:table-row>
            <table:table-row>
              <table:table-cell office:value-type="float" office:value="28555">
                <text:p>28555</text:p>
              </table:table-cell>
              <table:table-cell office:value-type="float" office:value="76.63">
                <text:p>76.63</text:p>
              </table:table-cell>
            </table:table-row>
            <table:table-row>
              <table:table-cell office:value-type="float" office:value="28556">
                <text:p>28556</text:p>
              </table:table-cell>
              <table:table-cell office:value-type="float" office:value="83.83">
                <text:p>83.83</text:p>
              </table:table-cell>
            </table:table-row>
            <table:table-row>
              <table:table-cell office:value-type="float" office:value="28557">
                <text:p>28557</text:p>
              </table:table-cell>
              <table:table-cell office:value-type="float" office:value="89.53">
                <text:p>89.53</text:p>
              </table:table-cell>
            </table:table-row>
            <table:table-row>
              <table:table-cell office:value-type="float" office:value="28558">
                <text:p>28558</text:p>
              </table:table-cell>
              <table:table-cell office:value-type="float" office:value="67.56">
                <text:p>67.56</text:p>
              </table:table-cell>
            </table:table-row>
            <table:table-row>
              <table:table-cell office:value-type="float" office:value="28559">
                <text:p>28559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28560">
                <text:p>28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60">
                <text:p>28560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float" office:value="28561">
                <text:p>28561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float" office:value="28562">
                <text:p>28562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28563">
                <text:p>28563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float" office:value="28564">
                <text:p>28564</text:p>
              </table:table-cell>
              <table:table-cell office:value-type="float" office:value="76.88">
                <text:p>76.88</text:p>
              </table:table-cell>
            </table:table-row>
            <table:table-row>
              <table:table-cell office:value-type="float" office:value="28565">
                <text:p>28565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float" office:value="28566">
                <text:p>28566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28567">
                <text:p>28567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float" office:value="28568">
                <text:p>28568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float" office:value="28568">
                <text:p>28568</text:p>
              </table:table-cell>
              <table:table-cell office:value-type="float" office:value="92.25">
                <text:p>92.25</text:p>
              </table:table-cell>
            </table:table-row>
            <table:table-row>
              <table:table-cell office:value-type="float" office:value="28569">
                <text:p>28569</text:p>
              </table:table-cell>
              <table:table-cell office:value-type="float" office:value="91.68">
                <text:p>91.68</text:p>
              </table:table-cell>
            </table:table-row>
            <table:table-row>
              <table:table-cell office:value-type="float" office:value="28570">
                <text:p>28570</text:p>
              </table:table-cell>
              <table:table-cell office:value-type="float" office:value="75.41">
                <text:p>75.41</text:p>
              </table:table-cell>
            </table:table-row>
            <table:table-row>
              <table:table-cell office:value-type="float" office:value="28571">
                <text:p>28571</text:p>
              </table:table-cell>
              <table:table-cell office:value-type="float" office:value="59.38">
                <text:p>59.38</text:p>
              </table:table-cell>
            </table:table-row>
            <table:table-row>
              <table:table-cell office:value-type="float" office:value="28572">
                <text:p>28572</text:p>
              </table:table-cell>
              <table:table-cell office:value-type="float" office:value="99.07">
                <text:p>99.07</text:p>
              </table:table-cell>
            </table:table-row>
            <table:table-row>
              <table:table-cell office:value-type="float" office:value="28573">
                <text:p>28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30000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-58.111cm" svg:y="0.127cm" style:legend-expansion="high" chart:style-name="ch2"/>
        <chart:plot-area chart:style-name="ch3" table:cell-range-address="report.A2:report.A1001 report.F1:report.F100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text">
            <chart:categories table:cell-range-address="report.A2:report.A1001"/>
          </chart:axis>
          <chart:axis chart:dimension="y" chart:name="primary-y" chart:style-name="ch5">
            <chart:title svg:x="0cm" svg:y="0cm" chart:style-name="ch6">
              <text:p>uSTX</text:p>
            </chart:title>
            <chart:grid chart:style-name="ch7" chart:class="major"/>
          </chart:axis>
          <chart:series chart:style-name="ch8" chart:values-cell-range-address="report.F2:report.F1001" chart:label-cell-address="report.F1:report.F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fees</text:p>
                <draw:g>
                  <svg:desc>report.F1:report.F1</svg:desc>
                </draw:g>
              </table:table-cell>
            </table:table-row>
          </table:table-header-rows>
          <table:table-rows>
            <table:table-row>
              <table:table-cell office:value-type="float" office:value="27672">
                <text:p>27672</text:p>
                <draw:g>
                  <svg:desc>report.A2:report.A1001</svg:desc>
                </draw:g>
              </table:table-cell>
              <table:table-cell office:value-type="float" office:value="4623">
                <text:p>4623</text:p>
                <draw:g>
                  <svg:desc>report.F2:report.F1001</svg:desc>
                </draw:g>
              </table:table-cell>
            </table:table-row>
            <table:table-row>
              <table:table-cell office:value-type="float" office:value="27673">
                <text:p>27673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float" office:value="27674">
                <text:p>27674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float" office:value="27675">
                <text:p>27675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float" office:value="27676">
                <text:p>27676</text:p>
              </table:table-cell>
              <table:table-cell office:value-type="float" office:value="7702">
                <text:p>7702</text:p>
              </table:table-cell>
            </table:table-row>
            <table:table-row>
              <table:table-cell office:value-type="float" office:value="27677">
                <text:p>27677</text:p>
              </table:table-cell>
              <table:table-cell office:value-type="float" office:value="6506">
                <text:p>6506</text:p>
              </table:table-cell>
            </table:table-row>
            <table:table-row>
              <table:table-cell office:value-type="float" office:value="27678">
                <text:p>27678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float" office:value="27679">
                <text:p>27679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float" office:value="27680">
                <text:p>27680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float" office:value="27681">
                <text:p>27681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float" office:value="27682">
                <text:p>27682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float" office:value="27683">
                <text:p>27683</text:p>
              </table:table-cell>
              <table:table-cell office:value-type="float" office:value="8713">
                <text:p>8713</text:p>
              </table:table-cell>
            </table:table-row>
            <table:table-row>
              <table:table-cell office:value-type="float" office:value="27683">
                <text:p>27683</text:p>
              </table:table-cell>
              <table:table-cell office:value-type="float" office:value="6198">
                <text:p>6198</text:p>
              </table:table-cell>
            </table:table-row>
            <table:table-row>
              <table:table-cell office:value-type="float" office:value="27684">
                <text:p>27684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float" office:value="27685">
                <text:p>27685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float" office:value="27686">
                <text:p>27686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float" office:value="27687">
                <text:p>27687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float" office:value="27688">
                <text:p>27688</text:p>
              </table:table-cell>
              <table:table-cell office:value-type="float" office:value="13365">
                <text:p>13365</text:p>
              </table:table-cell>
            </table:table-row>
            <table:table-row>
              <table:table-cell office:value-type="float" office:value="27689">
                <text:p>27689</text:p>
              </table:table-cell>
              <table:table-cell office:value-type="float" office:value="9132">
                <text:p>9132</text:p>
              </table:table-cell>
            </table:table-row>
            <table:table-row>
              <table:table-cell office:value-type="float" office:value="27690">
                <text:p>27690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float" office:value="27690">
                <text:p>27690</text:p>
              </table:table-cell>
              <table:table-cell office:value-type="float" office:value="13771">
                <text:p>13771</text:p>
              </table:table-cell>
            </table:table-row>
            <table:table-row>
              <table:table-cell office:value-type="float" office:value="27691">
                <text:p>27691</text:p>
              </table:table-cell>
              <table:table-cell office:value-type="float" office:value="15546">
                <text:p>15546</text:p>
              </table:table-cell>
            </table:table-row>
            <table:table-row>
              <table:table-cell office:value-type="float" office:value="27692">
                <text:p>27692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float" office:value="27693">
                <text:p>27693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float" office:value="27694">
                <text:p>27694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float" office:value="27695">
                <text:p>27695</text:p>
              </table:table-cell>
              <table:table-cell office:value-type="float" office:value="8398">
                <text:p>8398</text:p>
              </table:table-cell>
            </table:table-row>
            <table:table-row>
              <table:table-cell office:value-type="float" office:value="27696">
                <text:p>27696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27697">
                <text:p>27697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float" office:value="27698">
                <text:p>27698</text:p>
              </table:table-cell>
              <table:table-cell office:value-type="float" office:value="46787">
                <text:p>46787</text:p>
              </table:table-cell>
            </table:table-row>
            <table:table-row>
              <table:table-cell office:value-type="float" office:value="27699">
                <text:p>27699</text:p>
              </table:table-cell>
              <table:table-cell office:value-type="float" office:value="16749">
                <text:p>16749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11383">
                <text:p>11383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115239">
                <text:p>115239</text:p>
              </table:table-cell>
            </table:table-row>
            <table:table-row>
              <table:table-cell office:value-type="float" office:value="27702">
                <text:p>27702</text:p>
              </table:table-cell>
              <table:table-cell office:value-type="float" office:value="13106">
                <text:p>13106</text:p>
              </table:table-cell>
            </table:table-row>
            <table:table-row>
              <table:table-cell office:value-type="float" office:value="27703">
                <text:p>27703</text:p>
              </table:table-cell>
              <table:table-cell office:value-type="float" office:value="9166">
                <text:p>9166</text:p>
              </table:table-cell>
            </table:table-row>
            <table:table-row>
              <table:table-cell office:value-type="float" office:value="27704">
                <text:p>27704</text:p>
              </table:table-cell>
              <table:table-cell office:value-type="float" office:value="14332">
                <text:p>14332</text:p>
              </table:table-cell>
            </table:table-row>
            <table:table-row>
              <table:table-cell office:value-type="float" office:value="27704">
                <text:p>27704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float" office:value="27705">
                <text:p>27705</text:p>
              </table:table-cell>
              <table:table-cell office:value-type="float" office:value="13647">
                <text:p>13647</text:p>
              </table:table-cell>
            </table:table-row>
            <table:table-row>
              <table:table-cell office:value-type="float" office:value="27706">
                <text:p>27706</text:p>
              </table:table-cell>
              <table:table-cell office:value-type="float" office:value="15233">
                <text:p>15233</text:p>
              </table:table-cell>
            </table:table-row>
            <table:table-row>
              <table:table-cell office:value-type="float" office:value="27707">
                <text:p>27707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float" office:value="27708">
                <text:p>27708</text:p>
              </table:table-cell>
              <table:table-cell office:value-type="float" office:value="19277">
                <text:p>19277</text:p>
              </table:table-cell>
            </table:table-row>
            <table:table-row>
              <table:table-cell office:value-type="float" office:value="27709">
                <text:p>27709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float" office:value="27710">
                <text:p>27710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float" office:value="27711">
                <text:p>27711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float" office:value="27712">
                <text:p>27712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float" office:value="27712">
                <text:p>27712</text:p>
              </table:table-cell>
              <table:table-cell office:value-type="float" office:value="6404">
                <text:p>6404</text:p>
              </table:table-cell>
            </table:table-row>
            <table:table-row>
              <table:table-cell office:value-type="float" office:value="27713">
                <text:p>27713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float" office:value="27714">
                <text:p>27714</text:p>
              </table:table-cell>
              <table:table-cell office:value-type="float" office:value="14838">
                <text:p>14838</text:p>
              </table:table-cell>
            </table:table-row>
            <table:table-row>
              <table:table-cell office:value-type="float" office:value="27715">
                <text:p>27715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float" office:value="27716">
                <text:p>27716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float" office:value="27717">
                <text:p>27717</text:p>
              </table:table-cell>
              <table:table-cell office:value-type="float" office:value="47793">
                <text:p>47793</text:p>
              </table:table-cell>
            </table:table-row>
            <table:table-row>
              <table:table-cell office:value-type="float" office:value="27718">
                <text:p>27718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float" office:value="27719">
                <text:p>27719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float" office:value="27720">
                <text:p>27720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float" office:value="27721">
                <text:p>27721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27722">
                <text:p>27722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27723">
                <text:p>27723</text:p>
              </table:table-cell>
              <table:table-cell office:value-type="float" office:value="6598">
                <text:p>6598</text:p>
              </table:table-cell>
            </table:table-row>
            <table:table-row>
              <table:table-cell office:value-type="float" office:value="27724">
                <text:p>27724</text:p>
              </table:table-cell>
              <table:table-cell office:value-type="float" office:value="8991">
                <text:p>8991</text:p>
              </table:table-cell>
            </table:table-row>
            <table:table-row>
              <table:table-cell office:value-type="float" office:value="27725">
                <text:p>27725</text:p>
              </table:table-cell>
              <table:table-cell office:value-type="float" office:value="16339">
                <text:p>16339</text:p>
              </table:table-cell>
            </table:table-row>
            <table:table-row>
              <table:table-cell office:value-type="float" office:value="27726">
                <text:p>27726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float" office:value="27727">
                <text:p>27727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float" office:value="27728">
                <text:p>27728</text:p>
              </table:table-cell>
              <table:table-cell office:value-type="float" office:value="10981">
                <text:p>10981</text:p>
              </table:table-cell>
            </table:table-row>
            <table:table-row>
              <table:table-cell office:value-type="float" office:value="27729">
                <text:p>27729</text:p>
              </table:table-cell>
              <table:table-cell office:value-type="float" office:value="17246">
                <text:p>17246</text:p>
              </table:table-cell>
            </table:table-row>
            <table:table-row>
              <table:table-cell office:value-type="float" office:value="27730">
                <text:p>2773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float" office:value="27731">
                <text:p>27731</text:p>
              </table:table-cell>
              <table:table-cell office:value-type="float" office:value="6667">
                <text:p>6667</text:p>
              </table:table-cell>
            </table:table-row>
            <table:table-row>
              <table:table-cell office:value-type="float" office:value="27732">
                <text:p>27732</text:p>
              </table:table-cell>
              <table:table-cell office:value-type="float" office:value="7369">
                <text:p>7369</text:p>
              </table:table-cell>
            </table:table-row>
            <table:table-row>
              <table:table-cell office:value-type="float" office:value="27733">
                <text:p>27733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float" office:value="27734">
                <text:p>27734</text:p>
              </table:table-cell>
              <table:table-cell office:value-type="float" office:value="8990">
                <text:p>8990</text:p>
              </table:table-cell>
            </table:table-row>
            <table:table-row>
              <table:table-cell office:value-type="float" office:value="27735">
                <text:p>27735</text:p>
              </table:table-cell>
              <table:table-cell office:value-type="float" office:value="15449">
                <text:p>15449</text:p>
              </table:table-cell>
            </table:table-row>
            <table:table-row>
              <table:table-cell office:value-type="float" office:value="27736">
                <text:p>27736</text:p>
              </table:table-cell>
              <table:table-cell office:value-type="float" office:value="9934">
                <text:p>9934</text:p>
              </table:table-cell>
            </table:table-row>
            <table:table-row>
              <table:table-cell office:value-type="float" office:value="27737">
                <text:p>27737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float" office:value="27737">
                <text:p>27737</text:p>
              </table:table-cell>
              <table:table-cell office:value-type="float" office:value="109419">
                <text:p>109419</text:p>
              </table:table-cell>
            </table:table-row>
            <table:table-row>
              <table:table-cell office:value-type="float" office:value="27738">
                <text:p>27738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float" office:value="27739">
                <text:p>27739</text:p>
              </table:table-cell>
              <table:table-cell office:value-type="float" office:value="106181">
                <text:p>106181</text:p>
              </table:table-cell>
            </table:table-row>
            <table:table-row>
              <table:table-cell office:value-type="float" office:value="27740">
                <text:p>27740</text:p>
              </table:table-cell>
              <table:table-cell office:value-type="float" office:value="7164">
                <text:p>7164</text:p>
              </table:table-cell>
            </table:table-row>
            <table:table-row>
              <table:table-cell office:value-type="float" office:value="27741">
                <text:p>27741</text:p>
              </table:table-cell>
              <table:table-cell office:value-type="float" office:value="100011">
                <text:p>100011</text:p>
              </table:table-cell>
            </table:table-row>
            <table:table-row>
              <table:table-cell office:value-type="float" office:value="27741">
                <text:p>27741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float" office:value="27742">
                <text:p>27742</text:p>
              </table:table-cell>
              <table:table-cell office:value-type="float" office:value="10535">
                <text:p>10535</text:p>
              </table:table-cell>
            </table:table-row>
            <table:table-row>
              <table:table-cell office:value-type="float" office:value="27743">
                <text:p>27743</text:p>
              </table:table-cell>
              <table:table-cell office:value-type="float" office:value="111920">
                <text:p>111920</text:p>
              </table:table-cell>
            </table:table-row>
            <table:table-row>
              <table:table-cell office:value-type="float" office:value="27744">
                <text:p>27744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float" office:value="27745">
                <text:p>27745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float" office:value="27746">
                <text:p>27746</text:p>
              </table:table-cell>
              <table:table-cell office:value-type="float" office:value="11562">
                <text:p>11562</text:p>
              </table:table-cell>
            </table:table-row>
            <table:table-row>
              <table:table-cell office:value-type="float" office:value="27747">
                <text:p>27747</text:p>
              </table:table-cell>
              <table:table-cell office:value-type="float" office:value="9183">
                <text:p>9183</text:p>
              </table:table-cell>
            </table:table-row>
            <table:table-row>
              <table:table-cell office:value-type="float" office:value="27748">
                <text:p>27748</text:p>
              </table:table-cell>
              <table:table-cell office:value-type="float" office:value="16343">
                <text:p>16343</text:p>
              </table:table-cell>
            </table:table-row>
            <table:table-row>
              <table:table-cell office:value-type="float" office:value="27749">
                <text:p>27749</text:p>
              </table:table-cell>
              <table:table-cell office:value-type="float" office:value="7288">
                <text:p>7288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float" office:value="27751">
                <text:p>27751</text:p>
              </table:table-cell>
              <table:table-cell office:value-type="float" office:value="112683">
                <text:p>112683</text:p>
              </table:table-cell>
            </table:table-row>
            <table:table-row>
              <table:table-cell office:value-type="float" office:value="27752">
                <text:p>27752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float" office:value="27753">
                <text:p>27753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float" office:value="27754">
                <text:p>27754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float" office:value="27755">
                <text:p>27755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float" office:value="27755">
                <text:p>27755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float" office:value="27756">
                <text:p>27756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float" office:value="27757">
                <text:p>27757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float" office:value="27758">
                <text:p>27758</text:p>
              </table:table-cell>
              <table:table-cell office:value-type="float" office:value="9046">
                <text:p>9046</text:p>
              </table:table-cell>
            </table:table-row>
            <table:table-row>
              <table:table-cell office:value-type="float" office:value="27759">
                <text:p>27759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float" office:value="27761">
                <text:p>27761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float" office:value="27762">
                <text:p>27762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float" office:value="27763">
                <text:p>27763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float" office:value="27764">
                <text:p>27764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float" office:value="27765">
                <text:p>27765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float" office:value="27766">
                <text:p>27766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float" office:value="27766">
                <text:p>27766</text:p>
              </table:table-cell>
              <table:table-cell office:value-type="float" office:value="109956">
                <text:p>109956</text:p>
              </table:table-cell>
            </table:table-row>
            <table:table-row>
              <table:table-cell office:value-type="float" office:value="27767">
                <text:p>27767</text:p>
              </table:table-cell>
              <table:table-cell office:value-type="float" office:value="9676">
                <text:p>9676</text:p>
              </table:table-cell>
            </table:table-row>
            <table:table-row>
              <table:table-cell office:value-type="float" office:value="27768">
                <text:p>27768</text:p>
              </table:table-cell>
              <table:table-cell office:value-type="float" office:value="105512">
                <text:p>105512</text:p>
              </table:table-cell>
            </table:table-row>
            <table:table-row>
              <table:table-cell office:value-type="float" office:value="27769">
                <text:p>27769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float" office:value="27770">
                <text:p>27770</text:p>
              </table:table-cell>
              <table:table-cell office:value-type="float" office:value="17718">
                <text:p>17718</text:p>
              </table:table-cell>
            </table:table-row>
            <table:table-row>
              <table:table-cell office:value-type="float" office:value="27770">
                <text:p>27770</text:p>
              </table:table-cell>
              <table:table-cell office:value-type="float" office:value="16690">
                <text:p>16690</text:p>
              </table:table-cell>
            </table:table-row>
            <table:table-row>
              <table:table-cell office:value-type="float" office:value="27771">
                <text:p>27771</text:p>
              </table:table-cell>
              <table:table-cell office:value-type="float" office:value="10652">
                <text:p>10652</text:p>
              </table:table-cell>
            </table:table-row>
            <table:table-row>
              <table:table-cell office:value-type="float" office:value="27772">
                <text:p>27772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float" office:value="27773">
                <text:p>27773</text:p>
              </table:table-cell>
              <table:table-cell office:value-type="float" office:value="9729">
                <text:p>9729</text:p>
              </table:table-cell>
            </table:table-row>
            <table:table-row>
              <table:table-cell office:value-type="float" office:value="27774">
                <text:p>27774</text:p>
              </table:table-cell>
              <table:table-cell office:value-type="float" office:value="7985">
                <text:p>7985</text:p>
              </table:table-cell>
            </table:table-row>
            <table:table-row>
              <table:table-cell office:value-type="float" office:value="27775">
                <text:p>27775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float" office:value="27776">
                <text:p>27776</text:p>
              </table:table-cell>
              <table:table-cell office:value-type="float" office:value="13045">
                <text:p>13045</text:p>
              </table:table-cell>
            </table:table-row>
            <table:table-row>
              <table:table-cell office:value-type="float" office:value="27777">
                <text:p>27777</text:p>
              </table:table-cell>
              <table:table-cell office:value-type="float" office:value="10106">
                <text:p>10106</text:p>
              </table:table-cell>
            </table:table-row>
            <table:table-row>
              <table:table-cell office:value-type="float" office:value="27778">
                <text:p>27778</text:p>
              </table:table-cell>
              <table:table-cell office:value-type="float" office:value="7795">
                <text:p>7795</text:p>
              </table:table-cell>
            </table:table-row>
            <table:table-row>
              <table:table-cell office:value-type="float" office:value="27779">
                <text:p>27779</text:p>
              </table:table-cell>
              <table:table-cell office:value-type="float" office:value="10671">
                <text:p>10671</text:p>
              </table:table-cell>
            </table:table-row>
            <table:table-row>
              <table:table-cell office:value-type="float" office:value="27780">
                <text:p>27780</text:p>
              </table:table-cell>
              <table:table-cell office:value-type="float" office:value="8089">
                <text:p>8089</text:p>
              </table:table-cell>
            </table:table-row>
            <table:table-row>
              <table:table-cell office:value-type="float" office:value="27781">
                <text:p>27781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float" office:value="27782">
                <text:p>27782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float" office:value="27783">
                <text:p>27783</text:p>
              </table:table-cell>
              <table:table-cell office:value-type="float" office:value="11052">
                <text:p>11052</text:p>
              </table:table-cell>
            </table:table-row>
            <table:table-row>
              <table:table-cell office:value-type="float" office:value="27784">
                <text:p>27784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float" office:value="27784">
                <text:p>2778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float" office:value="27785">
                <text:p>27785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float" office:value="27786">
                <text:p>27786</text:p>
              </table:table-cell>
              <table:table-cell office:value-type="float" office:value="17477">
                <text:p>17477</text:p>
              </table:table-cell>
            </table:table-row>
            <table:table-row>
              <table:table-cell office:value-type="float" office:value="27787">
                <text:p>27787</text:p>
              </table:table-cell>
              <table:table-cell office:value-type="float" office:value="4286">
                <text:p>4286</text:p>
              </table:table-cell>
            </table:table-row>
            <table:table-row>
              <table:table-cell office:value-type="float" office:value="27787">
                <text:p>27787</text:p>
              </table:table-cell>
              <table:table-cell office:value-type="float" office:value="4133">
                <text:p>4133</text:p>
              </table:table-cell>
            </table:table-row>
            <table:table-row>
              <table:table-cell office:value-type="float" office:value="27788">
                <text:p>27788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float" office:value="27789">
                <text:p>27789</text:p>
              </table:table-cell>
              <table:table-cell office:value-type="float" office:value="6566">
                <text:p>6566</text:p>
              </table:table-cell>
            </table:table-row>
            <table:table-row>
              <table:table-cell office:value-type="float" office:value="27790">
                <text:p>2779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7791">
                <text:p>27791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float" office:value="27791">
                <text:p>27791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float" office:value="27792">
                <text:p>27792</text:p>
              </table:table-cell>
              <table:table-cell office:value-type="float" office:value="4343">
                <text:p>4343</text:p>
              </table:table-cell>
            </table:table-row>
            <table:table-row>
              <table:table-cell office:value-type="float" office:value="27793">
                <text:p>27793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27794">
                <text:p>27794</text:p>
              </table:table-cell>
              <table:table-cell office:value-type="float" office:value="109131">
                <text:p>109131</text:p>
              </table:table-cell>
            </table:table-row>
            <table:table-row>
              <table:table-cell office:value-type="float" office:value="27795">
                <text:p>27795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float" office:value="27796">
                <text:p>27796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27796">
                <text:p>27796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float" office:value="27797">
                <text:p>27797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27798">
                <text:p>27798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float" office:value="27798">
                <text:p>27798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float" office:value="27799">
                <text:p>27799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float" office:value="27802">
                <text:p>27802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float" office:value="27803">
                <text:p>27803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float" office:value="27804">
                <text:p>27804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float" office:value="27805">
                <text:p>27805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float" office:value="27806">
                <text:p>27806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float" office:value="27807">
                <text:p>27807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float" office:value="27808">
                <text:p>27808</text:p>
              </table:table-cell>
              <table:table-cell office:value-type="float" office:value="11131">
                <text:p>11131</text:p>
              </table:table-cell>
            </table:table-row>
            <table:table-row>
              <table:table-cell office:value-type="float" office:value="27809">
                <text:p>27809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float" office:value="27810">
                <text:p>27810</text:p>
              </table:table-cell>
              <table:table-cell office:value-type="float" office:value="11227">
                <text:p>11227</text:p>
              </table:table-cell>
            </table:table-row>
            <table:table-row>
              <table:table-cell office:value-type="float" office:value="27811">
                <text:p>27811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float" office:value="27812">
                <text:p>27812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float" office:value="27813">
                <text:p>27813</text:p>
              </table:table-cell>
              <table:table-cell office:value-type="float" office:value="19550">
                <text:p>19550</text:p>
              </table:table-cell>
            </table:table-row>
            <table:table-row>
              <table:table-cell office:value-type="float" office:value="27814">
                <text:p>27814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float" office:value="27815">
                <text:p>27815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float" office:value="27816">
                <text:p>27816</text:p>
              </table:table-cell>
              <table:table-cell office:value-type="float" office:value="32805">
                <text:p>32805</text:p>
              </table:table-cell>
            </table:table-row>
            <table:table-row>
              <table:table-cell office:value-type="float" office:value="27816">
                <text:p>27816</text:p>
              </table:table-cell>
              <table:table-cell office:value-type="float" office:value="19513">
                <text:p>19513</text:p>
              </table:table-cell>
            </table:table-row>
            <table:table-row>
              <table:table-cell office:value-type="float" office:value="27817">
                <text:p>27817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float" office:value="27818">
                <text:p>27818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float" office:value="27819">
                <text:p>27819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float" office:value="27820">
                <text:p>27820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27821">
                <text:p>27821</text:p>
              </table:table-cell>
              <table:table-cell office:value-type="float" office:value="18164">
                <text:p>18164</text:p>
              </table:table-cell>
            </table:table-row>
            <table:table-row>
              <table:table-cell office:value-type="float" office:value="27822">
                <text:p>27822</text:p>
              </table:table-cell>
              <table:table-cell office:value-type="float" office:value="30109">
                <text:p>30109</text:p>
              </table:table-cell>
            </table:table-row>
            <table:table-row>
              <table:table-cell office:value-type="float" office:value="27823">
                <text:p>27823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float" office:value="27824">
                <text:p>27824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float" office:value="27825">
                <text:p>27825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27826">
                <text:p>27826</text:p>
              </table:table-cell>
              <table:table-cell office:value-type="float" office:value="5345">
                <text:p>5345</text:p>
              </table:table-cell>
            </table:table-row>
            <table:table-row>
              <table:table-cell office:value-type="float" office:value="27827">
                <text:p>27827</text:p>
              </table:table-cell>
              <table:table-cell office:value-type="float" office:value="9163">
                <text:p>9163</text:p>
              </table:table-cell>
            </table:table-row>
            <table:table-row>
              <table:table-cell office:value-type="float" office:value="27828">
                <text:p>27828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float" office:value="27829">
                <text:p>27829</text:p>
              </table:table-cell>
              <table:table-cell office:value-type="float" office:value="13144">
                <text:p>13144</text:p>
              </table:table-cell>
            </table:table-row>
            <table:table-row>
              <table:table-cell office:value-type="float" office:value="27830">
                <text:p>27830</text:p>
              </table:table-cell>
              <table:table-cell office:value-type="float" office:value="13867">
                <text:p>13867</text:p>
              </table:table-cell>
            </table:table-row>
            <table:table-row>
              <table:table-cell office:value-type="float" office:value="27831">
                <text:p>27831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float" office:value="27832">
                <text:p>27832</text:p>
              </table:table-cell>
              <table:table-cell office:value-type="float" office:value="18613">
                <text:p>18613</text:p>
              </table:table-cell>
            </table:table-row>
            <table:table-row>
              <table:table-cell office:value-type="float" office:value="27833">
                <text:p>27833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27834">
                <text:p>27834</text:p>
              </table:table-cell>
              <table:table-cell office:value-type="float" office:value="13170">
                <text:p>13170</text:p>
              </table:table-cell>
            </table:table-row>
            <table:table-row>
              <table:table-cell office:value-type="float" office:value="27835">
                <text:p>27835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float" office:value="27836">
                <text:p>27836</text:p>
              </table:table-cell>
              <table:table-cell office:value-type="float" office:value="8229">
                <text:p>8229</text:p>
              </table:table-cell>
            </table:table-row>
            <table:table-row>
              <table:table-cell office:value-type="float" office:value="27837">
                <text:p>27837</text:p>
              </table:table-cell>
              <table:table-cell office:value-type="float" office:value="113878">
                <text:p>113878</text:p>
              </table:table-cell>
            </table:table-row>
            <table:table-row>
              <table:table-cell office:value-type="float" office:value="27838">
                <text:p>27838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float" office:value="27839">
                <text:p>27839</text:p>
              </table:table-cell>
              <table:table-cell office:value-type="float" office:value="114687">
                <text:p>114687</text:p>
              </table:table-cell>
            </table:table-row>
            <table:table-row>
              <table:table-cell office:value-type="float" office:value="27840">
                <text:p>27840</text:p>
              </table:table-cell>
              <table:table-cell office:value-type="float" office:value="34809">
                <text:p>34809</text:p>
              </table:table-cell>
            </table:table-row>
            <table:table-row>
              <table:table-cell office:value-type="float" office:value="27840">
                <text:p>27840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float" office:value="27841">
                <text:p>27841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float" office:value="27842">
                <text:p>27842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27843">
                <text:p>27843</text:p>
              </table:table-cell>
              <table:table-cell office:value-type="float" office:value="14513">
                <text:p>14513</text:p>
              </table:table-cell>
            </table:table-row>
            <table:table-row>
              <table:table-cell office:value-type="float" office:value="27844">
                <text:p>27844</text:p>
              </table:table-cell>
              <table:table-cell office:value-type="float" office:value="29422">
                <text:p>29422</text:p>
              </table:table-cell>
            </table:table-row>
            <table:table-row>
              <table:table-cell office:value-type="float" office:value="27845">
                <text:p>27845</text:p>
              </table:table-cell>
              <table:table-cell office:value-type="float" office:value="16663">
                <text:p>16663</text:p>
              </table:table-cell>
            </table:table-row>
            <table:table-row>
              <table:table-cell office:value-type="float" office:value="27846">
                <text:p>27846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float" office:value="27847">
                <text:p>27847</text:p>
              </table:table-cell>
              <table:table-cell office:value-type="float" office:value="6365">
                <text:p>6365</text:p>
              </table:table-cell>
            </table:table-row>
            <table:table-row>
              <table:table-cell office:value-type="float" office:value="27847">
                <text:p>27847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float" office:value="27848">
                <text:p>27848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float" office:value="27849">
                <text:p>27849</text:p>
              </table:table-cell>
              <table:table-cell office:value-type="float" office:value="7917">
                <text:p>7917</text:p>
              </table:table-cell>
            </table:table-row>
            <table:table-row>
              <table:table-cell office:value-type="float" office:value="27850">
                <text:p>27850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float" office:value="27851">
                <text:p>27851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float" office:value="27852">
                <text:p>27852</text:p>
              </table:table-cell>
              <table:table-cell office:value-type="float" office:value="5799">
                <text:p>5799</text:p>
              </table:table-cell>
            </table:table-row>
            <table:table-row>
              <table:table-cell office:value-type="float" office:value="27853">
                <text:p>27853</text:p>
              </table:table-cell>
              <table:table-cell office:value-type="float" office:value="9818">
                <text:p>9818</text:p>
              </table:table-cell>
            </table:table-row>
            <table:table-row>
              <table:table-cell office:value-type="float" office:value="27854">
                <text:p>27854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27855">
                <text:p>27855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float" office:value="27855">
                <text:p>27855</text:p>
              </table:table-cell>
              <table:table-cell office:value-type="float" office:value="7775">
                <text:p>7775</text:p>
              </table:table-cell>
            </table:table-row>
            <table:table-row>
              <table:table-cell office:value-type="float" office:value="27856">
                <text:p>27856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float" office:value="27857">
                <text:p>27857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27858">
                <text:p>27858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float" office:value="27858">
                <text:p>27858</text:p>
              </table:table-cell>
              <table:table-cell office:value-type="float" office:value="109942">
                <text:p>109942</text:p>
              </table:table-cell>
            </table:table-row>
            <table:table-row>
              <table:table-cell office:value-type="float" office:value="27859">
                <text:p>27859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float" office:value="27859">
                <text:p>27859</text:p>
              </table:table-cell>
              <table:table-cell office:value-type="float" office:value="114124">
                <text:p>114124</text:p>
              </table:table-cell>
            </table:table-row>
            <table:table-row>
              <table:table-cell office:value-type="float" office:value="27860">
                <text:p>27860</text:p>
              </table:table-cell>
              <table:table-cell office:value-type="float" office:value="12618">
                <text:p>12618</text:p>
              </table:table-cell>
            </table:table-row>
            <table:table-row>
              <table:table-cell office:value-type="float" office:value="27861">
                <text:p>27861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float" office:value="27862">
                <text:p>27862</text:p>
              </table:table-cell>
              <table:table-cell office:value-type="float" office:value="116537">
                <text:p>116537</text:p>
              </table:table-cell>
            </table:table-row>
            <table:table-row>
              <table:table-cell office:value-type="float" office:value="27863">
                <text:p>27863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float" office:value="27864">
                <text:p>27864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27865">
                <text:p>27865</text:p>
              </table:table-cell>
              <table:table-cell office:value-type="float" office:value="6762">
                <text:p>6762</text:p>
              </table:table-cell>
            </table:table-row>
            <table:table-row>
              <table:table-cell office:value-type="float" office:value="27866">
                <text:p>27866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27867">
                <text:p>27867</text:p>
              </table:table-cell>
              <table:table-cell office:value-type="float" office:value="6538">
                <text:p>6538</text:p>
              </table:table-cell>
            </table:table-row>
            <table:table-row>
              <table:table-cell office:value-type="float" office:value="27868">
                <text:p>27868</text:p>
              </table:table-cell>
              <table:table-cell office:value-type="float" office:value="8243">
                <text:p>8243</text:p>
              </table:table-cell>
            </table:table-row>
            <table:table-row>
              <table:table-cell office:value-type="float" office:value="27869">
                <text:p>27869</text:p>
              </table:table-cell>
              <table:table-cell office:value-type="float" office:value="10367">
                <text:p>10367</text:p>
              </table:table-cell>
            </table:table-row>
            <table:table-row>
              <table:table-cell office:value-type="float" office:value="27870">
                <text:p>27870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float" office:value="27871">
                <text:p>27871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float" office:value="27872">
                <text:p>27872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float" office:value="27873">
                <text:p>27873</text:p>
              </table:table-cell>
              <table:table-cell office:value-type="float" office:value="121125">
                <text:p>121125</text:p>
              </table:table-cell>
            </table:table-row>
            <table:table-row>
              <table:table-cell office:value-type="float" office:value="27874">
                <text:p>27874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float" office:value="27875">
                <text:p>27875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float" office:value="27876">
                <text:p>27876</text:p>
              </table:table-cell>
              <table:table-cell office:value-type="float" office:value="11221">
                <text:p>11221</text:p>
              </table:table-cell>
            </table:table-row>
            <table:table-row>
              <table:table-cell office:value-type="float" office:value="27877">
                <text:p>27877</text:p>
              </table:table-cell>
              <table:table-cell office:value-type="float" office:value="9946">
                <text:p>9946</text:p>
              </table:table-cell>
            </table:table-row>
            <table:table-row>
              <table:table-cell office:value-type="float" office:value="27878">
                <text:p>27878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float" office:value="27879">
                <text:p>27879</text:p>
              </table:table-cell>
              <table:table-cell office:value-type="float" office:value="14418">
                <text:p>14418</text:p>
              </table:table-cell>
            </table:table-row>
            <table:table-row>
              <table:table-cell office:value-type="float" office:value="27879">
                <text:p>27879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float" office:value="27880">
                <text:p>27880</text:p>
              </table:table-cell>
              <table:table-cell office:value-type="float" office:value="6814">
                <text:p>6814</text:p>
              </table:table-cell>
            </table:table-row>
            <table:table-row>
              <table:table-cell office:value-type="float" office:value="27881">
                <text:p>27881</text:p>
              </table:table-cell>
              <table:table-cell office:value-type="float" office:value="107027">
                <text:p>107027</text:p>
              </table:table-cell>
            </table:table-row>
            <table:table-row>
              <table:table-cell office:value-type="float" office:value="27882">
                <text:p>27882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float" office:value="27883">
                <text:p>27883</text:p>
              </table:table-cell>
              <table:table-cell office:value-type="float" office:value="6543">
                <text:p>6543</text:p>
              </table:table-cell>
            </table:table-row>
            <table:table-row>
              <table:table-cell office:value-type="float" office:value="27884">
                <text:p>27884</text:p>
              </table:table-cell>
              <table:table-cell office:value-type="float" office:value="16888">
                <text:p>16888</text:p>
              </table:table-cell>
            </table:table-row>
            <table:table-row>
              <table:table-cell office:value-type="float" office:value="27885">
                <text:p>27885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27886">
                <text:p>27886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float" office:value="27886">
                <text:p>27886</text:p>
              </table:table-cell>
              <table:table-cell office:value-type="float" office:value="19541">
                <text:p>19541</text:p>
              </table:table-cell>
            </table:table-row>
            <table:table-row>
              <table:table-cell office:value-type="float" office:value="27887">
                <text:p>27887</text:p>
              </table:table-cell>
              <table:table-cell office:value-type="float" office:value="15328">
                <text:p>15328</text:p>
              </table:table-cell>
            </table:table-row>
            <table:table-row>
              <table:table-cell office:value-type="float" office:value="27887">
                <text:p>27887</text:p>
              </table:table-cell>
              <table:table-cell office:value-type="float" office:value="17002">
                <text:p>17002</text:p>
              </table:table-cell>
            </table:table-row>
            <table:table-row>
              <table:table-cell office:value-type="float" office:value="27888">
                <text:p>27888</text:p>
              </table:table-cell>
              <table:table-cell office:value-type="float" office:value="7072">
                <text:p>7072</text:p>
              </table:table-cell>
            </table:table-row>
            <table:table-row>
              <table:table-cell office:value-type="float" office:value="27888">
                <text:p>2788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27889">
                <text:p>27889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float" office:value="27890">
                <text:p>27890</text:p>
              </table:table-cell>
              <table:table-cell office:value-type="float" office:value="5213">
                <text:p>5213</text:p>
              </table:table-cell>
            </table:table-row>
            <table:table-row>
              <table:table-cell office:value-type="float" office:value="27890">
                <text:p>27890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float" office:value="27891">
                <text:p>27891</text:p>
              </table:table-cell>
              <table:table-cell office:value-type="float" office:value="6870">
                <text:p>6870</text:p>
              </table:table-cell>
            </table:table-row>
            <table:table-row>
              <table:table-cell office:value-type="float" office:value="27892">
                <text:p>27892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float" office:value="27893">
                <text:p>27893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float" office:value="27894">
                <text:p>27894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float" office:value="27895">
                <text:p>27895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float" office:value="27896">
                <text:p>27896</text:p>
              </table:table-cell>
              <table:table-cell office:value-type="float" office:value="7064">
                <text:p>7064</text:p>
              </table:table-cell>
            </table:table-row>
            <table:table-row>
              <table:table-cell office:value-type="float" office:value="27897">
                <text:p>27897</text:p>
              </table:table-cell>
              <table:table-cell office:value-type="float" office:value="22017">
                <text:p>22017</text:p>
              </table:table-cell>
            </table:table-row>
            <table:table-row>
              <table:table-cell office:value-type="float" office:value="27898">
                <text:p>27898</text:p>
              </table:table-cell>
              <table:table-cell office:value-type="float" office:value="8565">
                <text:p>8565</text:p>
              </table:table-cell>
            </table:table-row>
            <table:table-row>
              <table:table-cell office:value-type="float" office:value="27899">
                <text:p>27899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10178">
                <text:p>10178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18210">
                <text:p>18210</text:p>
              </table:table-cell>
            </table:table-row>
            <table:table-row>
              <table:table-cell office:value-type="float" office:value="27902">
                <text:p>27902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float" office:value="27903">
                <text:p>27903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float" office:value="27904">
                <text:p>27904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27905">
                <text:p>27905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float" office:value="27906">
                <text:p>27906</text:p>
              </table:table-cell>
              <table:table-cell office:value-type="float" office:value="16970">
                <text:p>16970</text:p>
              </table:table-cell>
            </table:table-row>
            <table:table-row>
              <table:table-cell office:value-type="float" office:value="27907">
                <text:p>27907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float" office:value="27908">
                <text:p>27908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float" office:value="27909">
                <text:p>2790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float" office:value="27910">
                <text:p>27910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float" office:value="27911">
                <text:p>279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7912">
                <text:p>2791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7913">
                <text:p>27913</text:p>
              </table:table-cell>
              <table:table-cell office:value-type="float" office:value="22651">
                <text:p>22651</text:p>
              </table:table-cell>
            </table:table-row>
            <table:table-row>
              <table:table-cell office:value-type="float" office:value="27914">
                <text:p>27914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float" office:value="27915">
                <text:p>27915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float" office:value="27916">
                <text:p>27916</text:p>
              </table:table-cell>
              <table:table-cell office:value-type="float" office:value="11272">
                <text:p>11272</text:p>
              </table:table-cell>
            </table:table-row>
            <table:table-row>
              <table:table-cell office:value-type="float" office:value="27917">
                <text:p>27917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float" office:value="27918">
                <text:p>2791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27919">
                <text:p>27919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27920">
                <text:p>279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7921">
                <text:p>27921</text:p>
              </table:table-cell>
              <table:table-cell office:value-type="float" office:value="10834">
                <text:p>10834</text:p>
              </table:table-cell>
            </table:table-row>
            <table:table-row>
              <table:table-cell office:value-type="float" office:value="27922">
                <text:p>27922</text:p>
              </table:table-cell>
              <table:table-cell office:value-type="float" office:value="17189">
                <text:p>17189</text:p>
              </table:table-cell>
            </table:table-row>
            <table:table-row>
              <table:table-cell office:value-type="float" office:value="27923">
                <text:p>27923</text:p>
              </table:table-cell>
              <table:table-cell office:value-type="float" office:value="12970">
                <text:p>12970</text:p>
              </table:table-cell>
            </table:table-row>
            <table:table-row>
              <table:table-cell office:value-type="float" office:value="27924">
                <text:p>27924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float" office:value="27925">
                <text:p>27925</text:p>
              </table:table-cell>
              <table:table-cell office:value-type="float" office:value="10629">
                <text:p>10629</text:p>
              </table:table-cell>
            </table:table-row>
            <table:table-row>
              <table:table-cell office:value-type="float" office:value="27926">
                <text:p>27926</text:p>
              </table:table-cell>
              <table:table-cell office:value-type="float" office:value="11981">
                <text:p>11981</text:p>
              </table:table-cell>
            </table:table-row>
            <table:table-row>
              <table:table-cell office:value-type="float" office:value="27927">
                <text:p>27927</text:p>
              </table:table-cell>
              <table:table-cell office:value-type="float" office:value="7605">
                <text:p>7605</text:p>
              </table:table-cell>
            </table:table-row>
            <table:table-row>
              <table:table-cell office:value-type="float" office:value="27928">
                <text:p>27928</text:p>
              </table:table-cell>
              <table:table-cell office:value-type="float" office:value="11974">
                <text:p>11974</text:p>
              </table:table-cell>
            </table:table-row>
            <table:table-row>
              <table:table-cell office:value-type="float" office:value="27929">
                <text:p>27929</text:p>
              </table:table-cell>
              <table:table-cell office:value-type="float" office:value="8315">
                <text:p>8315</text:p>
              </table:table-cell>
            </table:table-row>
            <table:table-row>
              <table:table-cell office:value-type="float" office:value="27930">
                <text:p>27930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float" office:value="27931">
                <text:p>27931</text:p>
              </table:table-cell>
              <table:table-cell office:value-type="float" office:value="13352">
                <text:p>13352</text:p>
              </table:table-cell>
            </table:table-row>
            <table:table-row>
              <table:table-cell office:value-type="float" office:value="27932">
                <text:p>27932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float" office:value="27933">
                <text:p>27933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float" office:value="27934">
                <text:p>27934</text:p>
              </table:table-cell>
              <table:table-cell office:value-type="float" office:value="11881">
                <text:p>11881</text:p>
              </table:table-cell>
            </table:table-row>
            <table:table-row>
              <table:table-cell office:value-type="float" office:value="27935">
                <text:p>27935</text:p>
              </table:table-cell>
              <table:table-cell office:value-type="float" office:value="11246">
                <text:p>11246</text:p>
              </table:table-cell>
            </table:table-row>
            <table:table-row>
              <table:table-cell office:value-type="float" office:value="27936">
                <text:p>27936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27937">
                <text:p>27937</text:p>
              </table:table-cell>
              <table:table-cell office:value-type="float" office:value="106884">
                <text:p>106884</text:p>
              </table:table-cell>
            </table:table-row>
            <table:table-row>
              <table:table-cell office:value-type="float" office:value="27938">
                <text:p>27938</text:p>
              </table:table-cell>
              <table:table-cell office:value-type="float" office:value="8967">
                <text:p>8967</text:p>
              </table:table-cell>
            </table:table-row>
            <table:table-row>
              <table:table-cell office:value-type="float" office:value="27939">
                <text:p>27939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float" office:value="27940">
                <text:p>27940</text:p>
              </table:table-cell>
              <table:table-cell office:value-type="float" office:value="9227">
                <text:p>9227</text:p>
              </table:table-cell>
            </table:table-row>
            <table:table-row>
              <table:table-cell office:value-type="float" office:value="27941">
                <text:p>27941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float" office:value="27942">
                <text:p>27942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float" office:value="27943">
                <text:p>27943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float" office:value="27944">
                <text:p>27944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float" office:value="27945">
                <text:p>27945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27946">
                <text:p>27946</text:p>
              </table:table-cell>
              <table:table-cell office:value-type="float" office:value="17677">
                <text:p>17677</text:p>
              </table:table-cell>
            </table:table-row>
            <table:table-row>
              <table:table-cell office:value-type="float" office:value="27947">
                <text:p>27947</text:p>
              </table:table-cell>
              <table:table-cell office:value-type="float" office:value="9334">
                <text:p>9334</text:p>
              </table:table-cell>
            </table:table-row>
            <table:table-row>
              <table:table-cell office:value-type="float" office:value="27948">
                <text:p>27948</text:p>
              </table:table-cell>
              <table:table-cell office:value-type="float" office:value="13679">
                <text:p>13679</text:p>
              </table:table-cell>
            </table:table-row>
            <table:table-row>
              <table:table-cell office:value-type="float" office:value="27949">
                <text:p>27949</text:p>
              </table:table-cell>
              <table:table-cell office:value-type="float" office:value="7881">
                <text:p>7881</text:p>
              </table:table-cell>
            </table:table-row>
            <table:table-row>
              <table:table-cell office:value-type="float" office:value="27950">
                <text:p>27950</text:p>
              </table:table-cell>
              <table:table-cell office:value-type="float" office:value="8643">
                <text:p>8643</text:p>
              </table:table-cell>
            </table:table-row>
            <table:table-row>
              <table:table-cell office:value-type="float" office:value="27951">
                <text:p>27951</text:p>
              </table:table-cell>
              <table:table-cell office:value-type="float" office:value="22851">
                <text:p>22851</text:p>
              </table:table-cell>
            </table:table-row>
            <table:table-row>
              <table:table-cell office:value-type="float" office:value="27952">
                <text:p>27952</text:p>
              </table:table-cell>
              <table:table-cell office:value-type="float" office:value="7758">
                <text:p>7758</text:p>
              </table:table-cell>
            </table:table-row>
            <table:table-row>
              <table:table-cell office:value-type="float" office:value="27953">
                <text:p>27953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float" office:value="27954">
                <text:p>27954</text:p>
              </table:table-cell>
              <table:table-cell office:value-type="float" office:value="7361">
                <text:p>7361</text:p>
              </table:table-cell>
            </table:table-row>
            <table:table-row>
              <table:table-cell office:value-type="float" office:value="27955">
                <text:p>27955</text:p>
              </table:table-cell>
              <table:table-cell office:value-type="float" office:value="18313">
                <text:p>18313</text:p>
              </table:table-cell>
            </table:table-row>
            <table:table-row>
              <table:table-cell office:value-type="float" office:value="27956">
                <text:p>27956</text:p>
              </table:table-cell>
              <table:table-cell office:value-type="float" office:value="131086">
                <text:p>131086</text:p>
              </table:table-cell>
            </table:table-row>
            <table:table-row>
              <table:table-cell office:value-type="float" office:value="27957">
                <text:p>27957</text:p>
              </table:table-cell>
              <table:table-cell office:value-type="float" office:value="5594">
                <text:p>5594</text:p>
              </table:table-cell>
            </table:table-row>
            <table:table-row>
              <table:table-cell office:value-type="float" office:value="27958">
                <text:p>27958</text:p>
              </table:table-cell>
              <table:table-cell office:value-type="float" office:value="15087">
                <text:p>15087</text:p>
              </table:table-cell>
            </table:table-row>
            <table:table-row>
              <table:table-cell office:value-type="float" office:value="27959">
                <text:p>27959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float" office:value="27960">
                <text:p>27960</text:p>
              </table:table-cell>
              <table:table-cell office:value-type="float" office:value="17132">
                <text:p>17132</text:p>
              </table:table-cell>
            </table:table-row>
            <table:table-row>
              <table:table-cell office:value-type="float" office:value="27961">
                <text:p>27961</text:p>
              </table:table-cell>
              <table:table-cell office:value-type="float" office:value="6167">
                <text:p>6167</text:p>
              </table:table-cell>
            </table:table-row>
            <table:table-row>
              <table:table-cell office:value-type="float" office:value="27962">
                <text:p>27962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float" office:value="27963">
                <text:p>27963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float" office:value="27964">
                <text:p>27964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float" office:value="27965">
                <text:p>27965</text:p>
              </table:table-cell>
              <table:table-cell office:value-type="float" office:value="14169">
                <text:p>14169</text:p>
              </table:table-cell>
            </table:table-row>
            <table:table-row>
              <table:table-cell office:value-type="float" office:value="27966">
                <text:p>27966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float" office:value="27967">
                <text:p>27967</text:p>
              </table:table-cell>
              <table:table-cell office:value-type="float" office:value="11602">
                <text:p>11602</text:p>
              </table:table-cell>
            </table:table-row>
            <table:table-row>
              <table:table-cell office:value-type="float" office:value="27968">
                <text:p>27968</text:p>
              </table:table-cell>
              <table:table-cell office:value-type="float" office:value="9530">
                <text:p>9530</text:p>
              </table:table-cell>
            </table:table-row>
            <table:table-row>
              <table:table-cell office:value-type="float" office:value="27969">
                <text:p>27969</text:p>
              </table:table-cell>
              <table:table-cell office:value-type="float" office:value="19402">
                <text:p>19402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8830">
                <text:p>8830</text:p>
              </table:table-cell>
            </table:table-row>
            <table:table-row>
              <table:table-cell office:value-type="float" office:value="27971">
                <text:p>27971</text:p>
              </table:table-cell>
              <table:table-cell office:value-type="float" office:value="15549">
                <text:p>15549</text:p>
              </table:table-cell>
            </table:table-row>
            <table:table-row>
              <table:table-cell office:value-type="float" office:value="27971">
                <text:p>27971</text:p>
              </table:table-cell>
              <table:table-cell office:value-type="float" office:value="26767">
                <text:p>26767</text:p>
              </table:table-cell>
            </table:table-row>
            <table:table-row>
              <table:table-cell office:value-type="float" office:value="27972">
                <text:p>27972</text:p>
              </table:table-cell>
              <table:table-cell office:value-type="float" office:value="7241">
                <text:p>7241</text:p>
              </table:table-cell>
            </table:table-row>
            <table:table-row>
              <table:table-cell office:value-type="float" office:value="27973">
                <text:p>27973</text:p>
              </table:table-cell>
              <table:table-cell office:value-type="float" office:value="41461">
                <text:p>41461</text:p>
              </table:table-cell>
            </table:table-row>
            <table:table-row>
              <table:table-cell office:value-type="float" office:value="27974">
                <text:p>27974</text:p>
              </table:table-cell>
              <table:table-cell office:value-type="float" office:value="9806">
                <text:p>9806</text:p>
              </table:table-cell>
            </table:table-row>
            <table:table-row>
              <table:table-cell office:value-type="float" office:value="27974">
                <text:p>27974</text:p>
              </table:table-cell>
              <table:table-cell office:value-type="float" office:value="10161">
                <text:p>10161</text:p>
              </table:table-cell>
            </table:table-row>
            <table:table-row>
              <table:table-cell office:value-type="float" office:value="27975">
                <text:p>27975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float" office:value="27976">
                <text:p>27976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float" office:value="27976">
                <text:p>27976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float" office:value="27977">
                <text:p>27977</text:p>
              </table:table-cell>
              <table:table-cell office:value-type="float" office:value="12149">
                <text:p>12149</text:p>
              </table:table-cell>
            </table:table-row>
            <table:table-row>
              <table:table-cell office:value-type="float" office:value="27978">
                <text:p>27978</text:p>
              </table:table-cell>
              <table:table-cell office:value-type="float" office:value="10404">
                <text:p>10404</text:p>
              </table:table-cell>
            </table:table-row>
            <table:table-row>
              <table:table-cell office:value-type="float" office:value="27979">
                <text:p>27979</text:p>
              </table:table-cell>
              <table:table-cell office:value-type="float" office:value="15119">
                <text:p>15119</text:p>
              </table:table-cell>
            </table:table-row>
            <table:table-row>
              <table:table-cell office:value-type="float" office:value="27980">
                <text:p>27980</text:p>
              </table:table-cell>
              <table:table-cell office:value-type="float" office:value="9784">
                <text:p>9784</text:p>
              </table:table-cell>
            </table:table-row>
            <table:table-row>
              <table:table-cell office:value-type="float" office:value="27981">
                <text:p>27981</text:p>
              </table:table-cell>
              <table:table-cell office:value-type="float" office:value="111082">
                <text:p>111082</text:p>
              </table:table-cell>
            </table:table-row>
            <table:table-row>
              <table:table-cell office:value-type="float" office:value="27982">
                <text:p>27982</text:p>
              </table:table-cell>
              <table:table-cell office:value-type="float" office:value="18288">
                <text:p>18288</text:p>
              </table:table-cell>
            </table:table-row>
            <table:table-row>
              <table:table-cell office:value-type="float" office:value="27982">
                <text:p>27982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float" office:value="27983">
                <text:p>27983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27984">
                <text:p>27984</text:p>
              </table:table-cell>
              <table:table-cell office:value-type="float" office:value="15852">
                <text:p>15852</text:p>
              </table:table-cell>
            </table:table-row>
            <table:table-row>
              <table:table-cell office:value-type="float" office:value="27985">
                <text:p>27985</text:p>
              </table:table-cell>
              <table:table-cell office:value-type="float" office:value="8883">
                <text:p>8883</text:p>
              </table:table-cell>
            </table:table-row>
            <table:table-row>
              <table:table-cell office:value-type="float" office:value="27986">
                <text:p>27986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float" office:value="27986">
                <text:p>27986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27987">
                <text:p>27987</text:p>
              </table:table-cell>
              <table:table-cell office:value-type="float" office:value="11569">
                <text:p>11569</text:p>
              </table:table-cell>
            </table:table-row>
            <table:table-row>
              <table:table-cell office:value-type="float" office:value="27988">
                <text:p>27988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float" office:value="27989">
                <text:p>27989</text:p>
              </table:table-cell>
              <table:table-cell office:value-type="float" office:value="10402">
                <text:p>10402</text:p>
              </table:table-cell>
            </table:table-row>
            <table:table-row>
              <table:table-cell office:value-type="float" office:value="27990">
                <text:p>27990</text:p>
              </table:table-cell>
              <table:table-cell office:value-type="float" office:value="14425">
                <text:p>14425</text:p>
              </table:table-cell>
            </table:table-row>
            <table:table-row>
              <table:table-cell office:value-type="float" office:value="27991">
                <text:p>27991</text:p>
              </table:table-cell>
              <table:table-cell office:value-type="float" office:value="13492">
                <text:p>13492</text:p>
              </table:table-cell>
            </table:table-row>
            <table:table-row>
              <table:table-cell office:value-type="float" office:value="27992">
                <text:p>27992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float" office:value="27993">
                <text:p>27993</text:p>
              </table:table-cell>
              <table:table-cell office:value-type="float" office:value="18815">
                <text:p>18815</text:p>
              </table:table-cell>
            </table:table-row>
            <table:table-row>
              <table:table-cell office:value-type="float" office:value="27994">
                <text:p>27994</text:p>
              </table:table-cell>
              <table:table-cell office:value-type="float" office:value="8789">
                <text:p>8789</text:p>
              </table:table-cell>
            </table:table-row>
            <table:table-row>
              <table:table-cell office:value-type="float" office:value="27994">
                <text:p>27994</text:p>
              </table:table-cell>
              <table:table-cell office:value-type="float" office:value="11710">
                <text:p>11710</text:p>
              </table:table-cell>
            </table:table-row>
            <table:table-row>
              <table:table-cell office:value-type="float" office:value="27995">
                <text:p>27995</text:p>
              </table:table-cell>
              <table:table-cell office:value-type="float" office:value="9746">
                <text:p>9746</text:p>
              </table:table-cell>
            </table:table-row>
            <table:table-row>
              <table:table-cell office:value-type="float" office:value="27996">
                <text:p>27996</text:p>
              </table:table-cell>
              <table:table-cell office:value-type="float" office:value="9125">
                <text:p>9125</text:p>
              </table:table-cell>
            </table:table-row>
            <table:table-row>
              <table:table-cell office:value-type="float" office:value="27997">
                <text:p>27997</text:p>
              </table:table-cell>
              <table:table-cell office:value-type="float" office:value="4785">
                <text:p>4785</text:p>
              </table:table-cell>
            </table:table-row>
            <table:table-row>
              <table:table-cell office:value-type="float" office:value="27998">
                <text:p>27998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float" office:value="27999">
                <text:p>27999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110556">
                <text:p>110556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14634">
                <text:p>14634</text:p>
              </table:table-cell>
            </table:table-row>
            <table:table-row>
              <table:table-cell office:value-type="float" office:value="28002">
                <text:p>2800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float" office:value="28003">
                <text:p>28003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28004">
                <text:p>28004</text:p>
              </table:table-cell>
              <table:table-cell office:value-type="float" office:value="9357">
                <text:p>9357</text:p>
              </table:table-cell>
            </table:table-row>
            <table:table-row>
              <table:table-cell office:value-type="float" office:value="28005">
                <text:p>28005</text:p>
              </table:table-cell>
              <table:table-cell office:value-type="float" office:value="8808">
                <text:p>8808</text:p>
              </table:table-cell>
            </table:table-row>
            <table:table-row>
              <table:table-cell office:value-type="float" office:value="28006">
                <text:p>2800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28007">
                <text:p>28007</text:p>
              </table:table-cell>
              <table:table-cell office:value-type="float" office:value="5094">
                <text:p>5094</text:p>
              </table:table-cell>
            </table:table-row>
            <table:table-row>
              <table:table-cell office:value-type="float" office:value="28008">
                <text:p>28008</text:p>
              </table:table-cell>
              <table:table-cell office:value-type="float" office:value="5535">
                <text:p>5535</text:p>
              </table:table-cell>
            </table:table-row>
            <table:table-row>
              <table:table-cell office:value-type="float" office:value="28009">
                <text:p>28009</text:p>
              </table:table-cell>
              <table:table-cell office:value-type="float" office:value="12083">
                <text:p>12083</text:p>
              </table:table-cell>
            </table:table-row>
            <table:table-row>
              <table:table-cell office:value-type="float" office:value="28010">
                <text:p>28010</text:p>
              </table:table-cell>
              <table:table-cell office:value-type="float" office:value="9833">
                <text:p>9833</text:p>
              </table:table-cell>
            </table:table-row>
            <table:table-row>
              <table:table-cell office:value-type="float" office:value="28011">
                <text:p>28011</text:p>
              </table:table-cell>
              <table:table-cell office:value-type="float" office:value="112007">
                <text:p>112007</text:p>
              </table:table-cell>
            </table:table-row>
            <table:table-row>
              <table:table-cell office:value-type="float" office:value="28012">
                <text:p>28012</text:p>
              </table:table-cell>
              <table:table-cell office:value-type="float" office:value="12238">
                <text:p>12238</text:p>
              </table:table-cell>
            </table:table-row>
            <table:table-row>
              <table:table-cell office:value-type="float" office:value="28013">
                <text:p>28013</text:p>
              </table:table-cell>
              <table:table-cell office:value-type="float" office:value="11537">
                <text:p>11537</text:p>
              </table:table-cell>
            </table:table-row>
            <table:table-row>
              <table:table-cell office:value-type="float" office:value="28014">
                <text:p>28014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float" office:value="28015">
                <text:p>28015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float" office:value="28016">
                <text:p>28016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float" office:value="28017">
                <text:p>2801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28018">
                <text:p>28018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float" office:value="28019">
                <text:p>28019</text:p>
              </table:table-cell>
              <table:table-cell office:value-type="float" office:value="9749">
                <text:p>9749</text:p>
              </table:table-cell>
            </table:table-row>
            <table:table-row>
              <table:table-cell office:value-type="float" office:value="28020">
                <text:p>28020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float" office:value="28021">
                <text:p>28021</text:p>
              </table:table-cell>
              <table:table-cell office:value-type="float" office:value="6438">
                <text:p>6438</text:p>
              </table:table-cell>
            </table:table-row>
            <table:table-row>
              <table:table-cell office:value-type="float" office:value="28021">
                <text:p>28021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float" office:value="28022">
                <text:p>28022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float" office:value="28023">
                <text:p>28023</text:p>
              </table:table-cell>
              <table:table-cell office:value-type="float" office:value="15991">
                <text:p>15991</text:p>
              </table:table-cell>
            </table:table-row>
            <table:table-row>
              <table:table-cell office:value-type="float" office:value="28024">
                <text:p>28024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float" office:value="28025">
                <text:p>28025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float" office:value="28026">
                <text:p>28026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28027">
                <text:p>28027</text:p>
              </table:table-cell>
              <table:table-cell office:value-type="float" office:value="8615">
                <text:p>8615</text:p>
              </table:table-cell>
            </table:table-row>
            <table:table-row>
              <table:table-cell office:value-type="float" office:value="28027">
                <text:p>28027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float" office:value="28028">
                <text:p>28028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float" office:value="28029">
                <text:p>28029</text:p>
              </table:table-cell>
              <table:table-cell office:value-type="float" office:value="16654">
                <text:p>16654</text:p>
              </table:table-cell>
            </table:table-row>
            <table:table-row>
              <table:table-cell office:value-type="float" office:value="28029">
                <text:p>28029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float" office:value="28030">
                <text:p>28030</text:p>
              </table:table-cell>
              <table:table-cell office:value-type="float" office:value="9858">
                <text:p>9858</text:p>
              </table:table-cell>
            </table:table-row>
            <table:table-row>
              <table:table-cell office:value-type="float" office:value="28030">
                <text:p>28030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float" office:value="28031">
                <text:p>28031</text:p>
              </table:table-cell>
              <table:table-cell office:value-type="float" office:value="7582">
                <text:p>7582</text:p>
              </table:table-cell>
            </table:table-row>
            <table:table-row>
              <table:table-cell office:value-type="float" office:value="28032">
                <text:p>28032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float" office:value="28033">
                <text:p>28033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float" office:value="28034">
                <text:p>28034</text:p>
              </table:table-cell>
              <table:table-cell office:value-type="float" office:value="12168">
                <text:p>12168</text:p>
              </table:table-cell>
            </table:table-row>
            <table:table-row>
              <table:table-cell office:value-type="float" office:value="28035">
                <text:p>28035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float" office:value="28036">
                <text:p>28036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float" office:value="28036">
                <text:p>28036</text:p>
              </table:table-cell>
              <table:table-cell office:value-type="float" office:value="7948">
                <text:p>7948</text:p>
              </table:table-cell>
            </table:table-row>
            <table:table-row>
              <table:table-cell office:value-type="float" office:value="28037">
                <text:p>28037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28038">
                <text:p>28038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float" office:value="28039">
                <text:p>28039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float" office:value="28040">
                <text:p>2804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float" office:value="28041">
                <text:p>28041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float" office:value="28042">
                <text:p>28042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float" office:value="28043">
                <text:p>28043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float" office:value="28044">
                <text:p>28044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28045">
                <text:p>28045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float" office:value="28046">
                <text:p>28046</text:p>
              </table:table-cell>
              <table:table-cell office:value-type="float" office:value="503798">
                <text:p>503798</text:p>
              </table:table-cell>
            </table:table-row>
            <table:table-row>
              <table:table-cell office:value-type="float" office:value="28047">
                <text:p>28047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float" office:value="28048">
                <text:p>28048</text:p>
              </table:table-cell>
              <table:table-cell office:value-type="float" office:value="10940">
                <text:p>10940</text:p>
              </table:table-cell>
            </table:table-row>
            <table:table-row>
              <table:table-cell office:value-type="float" office:value="28049">
                <text:p>28049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28050">
                <text:p>28050</text:p>
              </table:table-cell>
              <table:table-cell office:value-type="float" office:value="12215">
                <text:p>12215</text:p>
              </table:table-cell>
            </table:table-row>
            <table:table-row>
              <table:table-cell office:value-type="float" office:value="28051">
                <text:p>28051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float" office:value="28052">
                <text:p>28052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28052">
                <text:p>28052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float" office:value="28053">
                <text:p>28053</text:p>
              </table:table-cell>
              <table:table-cell office:value-type="float" office:value="5597">
                <text:p>5597</text:p>
              </table:table-cell>
            </table:table-row>
            <table:table-row>
              <table:table-cell office:value-type="float" office:value="28054">
                <text:p>28054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28055">
                <text:p>28055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float" office:value="28056">
                <text:p>28056</text:p>
              </table:table-cell>
              <table:table-cell office:value-type="float" office:value="7338">
                <text:p>7338</text:p>
              </table:table-cell>
            </table:table-row>
            <table:table-row>
              <table:table-cell office:value-type="float" office:value="28057">
                <text:p>28057</text:p>
              </table:table-cell>
              <table:table-cell office:value-type="float" office:value="4703">
                <text:p>4703</text:p>
              </table:table-cell>
            </table:table-row>
            <table:table-row>
              <table:table-cell office:value-type="float" office:value="28058">
                <text:p>28058</text:p>
              </table:table-cell>
              <table:table-cell office:value-type="float" office:value="12170">
                <text:p>12170</text:p>
              </table:table-cell>
            </table:table-row>
            <table:table-row>
              <table:table-cell office:value-type="float" office:value="28059">
                <text:p>28059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28059">
                <text:p>28059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float" office:value="28060">
                <text:p>28060</text:p>
              </table:table-cell>
              <table:table-cell office:value-type="float" office:value="11372">
                <text:p>11372</text:p>
              </table:table-cell>
            </table:table-row>
            <table:table-row>
              <table:table-cell office:value-type="float" office:value="28061">
                <text:p>28061</text:p>
              </table:table-cell>
              <table:table-cell office:value-type="float" office:value="12165">
                <text:p>12165</text:p>
              </table:table-cell>
            </table:table-row>
            <table:table-row>
              <table:table-cell office:value-type="float" office:value="28061">
                <text:p>28061</text:p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float" office:value="28062">
                <text:p>28062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float" office:value="28063">
                <text:p>28063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float" office:value="28064">
                <text:p>28064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float" office:value="28065">
                <text:p>28065</text:p>
              </table:table-cell>
              <table:table-cell office:value-type="float" office:value="11609">
                <text:p>11609</text:p>
              </table:table-cell>
            </table:table-row>
            <table:table-row>
              <table:table-cell office:value-type="float" office:value="28066">
                <text:p>2806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28067">
                <text:p>28067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float" office:value="28068">
                <text:p>28068</text:p>
              </table:table-cell>
              <table:table-cell office:value-type="float" office:value="7361">
                <text:p>7361</text:p>
              </table:table-cell>
            </table:table-row>
            <table:table-row>
              <table:table-cell office:value-type="float" office:value="28069">
                <text:p>2806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float" office:value="28070">
                <text:p>28070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float" office:value="28071">
                <text:p>28071</text:p>
              </table:table-cell>
              <table:table-cell office:value-type="float" office:value="10399">
                <text:p>10399</text:p>
              </table:table-cell>
            </table:table-row>
            <table:table-row>
              <table:table-cell office:value-type="float" office:value="28072">
                <text:p>28072</text:p>
              </table:table-cell>
              <table:table-cell office:value-type="float" office:value="30492">
                <text:p>30492</text:p>
              </table:table-cell>
            </table:table-row>
            <table:table-row>
              <table:table-cell office:value-type="float" office:value="28073">
                <text:p>28073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float" office:value="28074">
                <text:p>28074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float" office:value="28075">
                <text:p>28075</text:p>
              </table:table-cell>
              <table:table-cell office:value-type="float" office:value="9516">
                <text:p>9516</text:p>
              </table:table-cell>
            </table:table-row>
            <table:table-row>
              <table:table-cell office:value-type="float" office:value="28076">
                <text:p>28076</text:p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float" office:value="28077">
                <text:p>28077</text:p>
              </table:table-cell>
              <table:table-cell office:value-type="float" office:value="8005">
                <text:p>8005</text:p>
              </table:table-cell>
            </table:table-row>
            <table:table-row>
              <table:table-cell office:value-type="float" office:value="28078">
                <text:p>28078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float" office:value="28079">
                <text:p>28079</text:p>
              </table:table-cell>
              <table:table-cell office:value-type="float" office:value="14213">
                <text:p>14213</text:p>
              </table:table-cell>
            </table:table-row>
            <table:table-row>
              <table:table-cell office:value-type="float" office:value="28080">
                <text:p>28080</text:p>
              </table:table-cell>
              <table:table-cell office:value-type="float" office:value="311600">
                <text:p>311600</text:p>
              </table:table-cell>
            </table:table-row>
            <table:table-row>
              <table:table-cell office:value-type="float" office:value="28081">
                <text:p>28081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float" office:value="28082">
                <text:p>28082</text:p>
              </table:table-cell>
              <table:table-cell office:value-type="float" office:value="19461">
                <text:p>19461</text:p>
              </table:table-cell>
            </table:table-row>
            <table:table-row>
              <table:table-cell office:value-type="float" office:value="28083">
                <text:p>28083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float" office:value="28084">
                <text:p>28084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float" office:value="28085">
                <text:p>28085</text:p>
              </table:table-cell>
              <table:table-cell office:value-type="float" office:value="12391">
                <text:p>12391</text:p>
              </table:table-cell>
            </table:table-row>
            <table:table-row>
              <table:table-cell office:value-type="float" office:value="28086">
                <text:p>28086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float" office:value="28086">
                <text:p>28086</text:p>
              </table:table-cell>
              <table:table-cell office:value-type="float" office:value="16395">
                <text:p>16395</text:p>
              </table:table-cell>
            </table:table-row>
            <table:table-row>
              <table:table-cell office:value-type="float" office:value="28087">
                <text:p>28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88">
                <text:p>28088</text:p>
              </table:table-cell>
              <table:table-cell office:value-type="float" office:value="1333218">
                <text:p>1333218</text:p>
              </table:table-cell>
            </table:table-row>
            <table:table-row>
              <table:table-cell office:value-type="float" office:value="28089">
                <text:p>28089</text:p>
              </table:table-cell>
              <table:table-cell office:value-type="float" office:value="35353">
                <text:p>35353</text:p>
              </table:table-cell>
            </table:table-row>
            <table:table-row>
              <table:table-cell office:value-type="float" office:value="28090">
                <text:p>28090</text:p>
              </table:table-cell>
              <table:table-cell office:value-type="float" office:value="306266">
                <text:p>306266</text:p>
              </table:table-cell>
            </table:table-row>
            <table:table-row>
              <table:table-cell office:value-type="float" office:value="28091">
                <text:p>2809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28092">
                <text:p>28092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float" office:value="28093">
                <text:p>28093</text:p>
              </table:table-cell>
              <table:table-cell office:value-type="float" office:value="5405">
                <text:p>5405</text:p>
              </table:table-cell>
            </table:table-row>
            <table:table-row>
              <table:table-cell office:value-type="float" office:value="28094">
                <text:p>28094</text:p>
              </table:table-cell>
              <table:table-cell office:value-type="float" office:value="10555">
                <text:p>10555</text:p>
              </table:table-cell>
            </table:table-row>
            <table:table-row>
              <table:table-cell office:value-type="float" office:value="28094">
                <text:p>28094</text:p>
              </table:table-cell>
              <table:table-cell office:value-type="float" office:value="10555">
                <text:p>10555</text:p>
              </table:table-cell>
            </table:table-row>
            <table:table-row>
              <table:table-cell office:value-type="float" office:value="28095">
                <text:p>28095</text:p>
              </table:table-cell>
              <table:table-cell office:value-type="float" office:value="351658">
                <text:p>351658</text:p>
              </table:table-cell>
            </table:table-row>
            <table:table-row>
              <table:table-cell office:value-type="float" office:value="28096">
                <text:p>28096</text:p>
              </table:table-cell>
              <table:table-cell office:value-type="float" office:value="31611">
                <text:p>31611</text:p>
              </table:table-cell>
            </table:table-row>
            <table:table-row>
              <table:table-cell office:value-type="float" office:value="28096">
                <text:p>28096</text:p>
              </table:table-cell>
              <table:table-cell office:value-type="float" office:value="76900">
                <text:p>76900</text:p>
              </table:table-cell>
            </table:table-row>
            <table:table-row>
              <table:table-cell office:value-type="float" office:value="28097">
                <text:p>28097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float" office:value="28098">
                <text:p>28098</text:p>
              </table:table-cell>
              <table:table-cell office:value-type="float" office:value="11682">
                <text:p>11682</text:p>
              </table:table-cell>
            </table:table-row>
            <table:table-row>
              <table:table-cell office:value-type="float" office:value="28099">
                <text:p>28099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float" office:value="28102">
                <text:p>28102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float" office:value="28103">
                <text:p>28103</text:p>
              </table:table-cell>
              <table:table-cell office:value-type="float" office:value="305071">
                <text:p>305071</text:p>
              </table:table-cell>
            </table:table-row>
            <table:table-row>
              <table:table-cell office:value-type="float" office:value="28104">
                <text:p>28104</text:p>
              </table:table-cell>
              <table:table-cell office:value-type="float" office:value="11671">
                <text:p>11671</text:p>
              </table:table-cell>
            </table:table-row>
            <table:table-row>
              <table:table-cell office:value-type="float" office:value="28105">
                <text:p>28105</text:p>
              </table:table-cell>
              <table:table-cell office:value-type="float" office:value="6569">
                <text:p>6569</text:p>
              </table:table-cell>
            </table:table-row>
            <table:table-row>
              <table:table-cell office:value-type="float" office:value="28106">
                <text:p>28106</text:p>
              </table:table-cell>
              <table:table-cell office:value-type="float" office:value="19233">
                <text:p>19233</text:p>
              </table:table-cell>
            </table:table-row>
            <table:table-row>
              <table:table-cell office:value-type="float" office:value="28107">
                <text:p>28107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float" office:value="28108">
                <text:p>28108</text:p>
              </table:table-cell>
              <table:table-cell office:value-type="float" office:value="31349">
                <text:p>31349</text:p>
              </table:table-cell>
            </table:table-row>
            <table:table-row>
              <table:table-cell office:value-type="float" office:value="28109">
                <text:p>28109</text:p>
              </table:table-cell>
              <table:table-cell office:value-type="float" office:value="377424">
                <text:p>377424</text:p>
              </table:table-cell>
            </table:table-row>
            <table:table-row>
              <table:table-cell office:value-type="float" office:value="28110">
                <text:p>2811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28111">
                <text:p>28111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float" office:value="28112">
                <text:p>28112</text:p>
              </table:table-cell>
              <table:table-cell office:value-type="float" office:value="75180">
                <text:p>75180</text:p>
              </table:table-cell>
            </table:table-row>
            <table:table-row>
              <table:table-cell office:value-type="float" office:value="28113">
                <text:p>28113</text:p>
              </table:table-cell>
              <table:table-cell office:value-type="float" office:value="76854">
                <text:p>76854</text:p>
              </table:table-cell>
            </table:table-row>
            <table:table-row>
              <table:table-cell office:value-type="float" office:value="28114">
                <text:p>28114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float" office:value="28115">
                <text:p>28115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float" office:value="28116">
                <text:p>28116</text:p>
              </table:table-cell>
              <table:table-cell office:value-type="float" office:value="8588">
                <text:p>8588</text:p>
              </table:table-cell>
            </table:table-row>
            <table:table-row>
              <table:table-cell office:value-type="float" office:value="28117">
                <text:p>28117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float" office:value="28118">
                <text:p>28118</text:p>
              </table:table-cell>
              <table:table-cell office:value-type="float" office:value="16302">
                <text:p>16302</text:p>
              </table:table-cell>
            </table:table-row>
            <table:table-row>
              <table:table-cell office:value-type="float" office:value="28119">
                <text:p>28119</text:p>
              </table:table-cell>
              <table:table-cell office:value-type="float" office:value="12907">
                <text:p>12907</text:p>
              </table:table-cell>
            </table:table-row>
            <table:table-row>
              <table:table-cell office:value-type="float" office:value="28120">
                <text:p>28120</text:p>
              </table:table-cell>
              <table:table-cell office:value-type="float" office:value="12306">
                <text:p>12306</text:p>
              </table:table-cell>
            </table:table-row>
            <table:table-row>
              <table:table-cell office:value-type="float" office:value="28121">
                <text:p>28121</text:p>
              </table:table-cell>
              <table:table-cell office:value-type="float" office:value="16307">
                <text:p>16307</text:p>
              </table:table-cell>
            </table:table-row>
            <table:table-row>
              <table:table-cell office:value-type="float" office:value="28122">
                <text:p>28122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float" office:value="28123">
                <text:p>28123</text:p>
              </table:table-cell>
              <table:table-cell office:value-type="float" office:value="29381">
                <text:p>29381</text:p>
              </table:table-cell>
            </table:table-row>
            <table:table-row>
              <table:table-cell office:value-type="float" office:value="28124">
                <text:p>28124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float" office:value="28125">
                <text:p>28125</text:p>
              </table:table-cell>
              <table:table-cell office:value-type="float" office:value="12133">
                <text:p>12133</text:p>
              </table:table-cell>
            </table:table-row>
            <table:table-row>
              <table:table-cell office:value-type="float" office:value="28126">
                <text:p>28126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float" office:value="28127">
                <text:p>28127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float" office:value="28128">
                <text:p>28128</text:p>
              </table:table-cell>
              <table:table-cell office:value-type="float" office:value="330260">
                <text:p>330260</text:p>
              </table:table-cell>
            </table:table-row>
            <table:table-row>
              <table:table-cell office:value-type="float" office:value="28129">
                <text:p>28129</text:p>
              </table:table-cell>
              <table:table-cell office:value-type="float" office:value="17541">
                <text:p>17541</text:p>
              </table:table-cell>
            </table:table-row>
            <table:table-row>
              <table:table-cell office:value-type="float" office:value="28130">
                <text:p>28130</text:p>
              </table:table-cell>
              <table:table-cell office:value-type="float" office:value="18376">
                <text:p>18376</text:p>
              </table:table-cell>
            </table:table-row>
            <table:table-row>
              <table:table-cell office:value-type="float" office:value="28131">
                <text:p>28131</text:p>
              </table:table-cell>
              <table:table-cell office:value-type="float" office:value="12683">
                <text:p>12683</text:p>
              </table:table-cell>
            </table:table-row>
            <table:table-row>
              <table:table-cell office:value-type="float" office:value="28132">
                <text:p>28132</text:p>
              </table:table-cell>
              <table:table-cell office:value-type="float" office:value="4343">
                <text:p>4343</text:p>
              </table:table-cell>
            </table:table-row>
            <table:table-row>
              <table:table-cell office:value-type="float" office:value="28132">
                <text:p>28132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float" office:value="28133">
                <text:p>28133</text:p>
              </table:table-cell>
              <table:table-cell office:value-type="float" office:value="9916">
                <text:p>9916</text:p>
              </table:table-cell>
            </table:table-row>
            <table:table-row>
              <table:table-cell office:value-type="float" office:value="28134">
                <text:p>28134</text:p>
              </table:table-cell>
              <table:table-cell office:value-type="float" office:value="11894">
                <text:p>11894</text:p>
              </table:table-cell>
            </table:table-row>
            <table:table-row>
              <table:table-cell office:value-type="float" office:value="28135">
                <text:p>28135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float" office:value="28136">
                <text:p>28136</text:p>
              </table:table-cell>
              <table:table-cell office:value-type="float" office:value="404248">
                <text:p>404248</text:p>
              </table:table-cell>
            </table:table-row>
            <table:table-row>
              <table:table-cell office:value-type="float" office:value="28137">
                <text:p>28137</text:p>
              </table:table-cell>
              <table:table-cell office:value-type="float" office:value="8180">
                <text:p>8180</text:p>
              </table:table-cell>
            </table:table-row>
            <table:table-row>
              <table:table-cell office:value-type="float" office:value="28137">
                <text:p>28137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float" office:value="28138">
                <text:p>28138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float" office:value="28138">
                <text:p>28138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float" office:value="28139">
                <text:p>28139</text:p>
              </table:table-cell>
              <table:table-cell office:value-type="float" office:value="8570">
                <text:p>8570</text:p>
              </table:table-cell>
            </table:table-row>
            <table:table-row>
              <table:table-cell office:value-type="float" office:value="28140">
                <text:p>28140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float" office:value="28141">
                <text:p>28141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float" office:value="28142">
                <text:p>28142</text:p>
              </table:table-cell>
              <table:table-cell office:value-type="float" office:value="11910">
                <text:p>11910</text:p>
              </table:table-cell>
            </table:table-row>
            <table:table-row>
              <table:table-cell office:value-type="float" office:value="28143">
                <text:p>28143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float" office:value="28144">
                <text:p>28144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float" office:value="28145">
                <text:p>28145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float" office:value="28145">
                <text:p>28145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float" office:value="28146">
                <text:p>28146</text:p>
              </table:table-cell>
              <table:table-cell office:value-type="float" office:value="11896">
                <text:p>11896</text:p>
              </table:table-cell>
            </table:table-row>
            <table:table-row>
              <table:table-cell office:value-type="float" office:value="28147">
                <text:p>2814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28148">
                <text:p>28148</text:p>
              </table:table-cell>
              <table:table-cell office:value-type="float" office:value="8387">
                <text:p>8387</text:p>
              </table:table-cell>
            </table:table-row>
            <table:table-row>
              <table:table-cell office:value-type="float" office:value="28149">
                <text:p>28149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float" office:value="28150">
                <text:p>28150</text:p>
              </table:table-cell>
              <table:table-cell office:value-type="float" office:value="13596">
                <text:p>13596</text:p>
              </table:table-cell>
            </table:table-row>
            <table:table-row>
              <table:table-cell office:value-type="float" office:value="28151">
                <text:p>28151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float" office:value="28152">
                <text:p>28152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float" office:value="28153">
                <text:p>28153</text:p>
              </table:table-cell>
              <table:table-cell office:value-type="float" office:value="10521">
                <text:p>10521</text:p>
              </table:table-cell>
            </table:table-row>
            <table:table-row>
              <table:table-cell office:value-type="float" office:value="28153">
                <text:p>28153</text:p>
              </table:table-cell>
              <table:table-cell office:value-type="float" office:value="11275">
                <text:p>11275</text:p>
              </table:table-cell>
            </table:table-row>
            <table:table-row>
              <table:table-cell office:value-type="float" office:value="28154">
                <text:p>28154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float" office:value="28155">
                <text:p>28155</text:p>
              </table:table-cell>
              <table:table-cell office:value-type="float" office:value="34444">
                <text:p>34444</text:p>
              </table:table-cell>
            </table:table-row>
            <table:table-row>
              <table:table-cell office:value-type="float" office:value="28156">
                <text:p>28156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float" office:value="28157">
                <text:p>28157</text:p>
              </table:table-cell>
              <table:table-cell office:value-type="float" office:value="7681">
                <text:p>7681</text:p>
              </table:table-cell>
            </table:table-row>
            <table:table-row>
              <table:table-cell office:value-type="float" office:value="28158">
                <text:p>28158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float" office:value="28159">
                <text:p>28159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float" office:value="28160">
                <text:p>28160</text:p>
              </table:table-cell>
              <table:table-cell office:value-type="float" office:value="8485">
                <text:p>8485</text:p>
              </table:table-cell>
            </table:table-row>
            <table:table-row>
              <table:table-cell office:value-type="float" office:value="28161">
                <text:p>28161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float" office:value="28162">
                <text:p>28162</text:p>
              </table:table-cell>
              <table:table-cell office:value-type="float" office:value="30521">
                <text:p>30521</text:p>
              </table:table-cell>
            </table:table-row>
            <table:table-row>
              <table:table-cell office:value-type="float" office:value="28163">
                <text:p>28163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float" office:value="28163">
                <text:p>28163</text:p>
              </table:table-cell>
              <table:table-cell office:value-type="float" office:value="13821">
                <text:p>13821</text:p>
              </table:table-cell>
            </table:table-row>
            <table:table-row>
              <table:table-cell office:value-type="float" office:value="28164">
                <text:p>28164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float" office:value="28165">
                <text:p>28165</text:p>
              </table:table-cell>
              <table:table-cell office:value-type="float" office:value="11827">
                <text:p>11827</text:p>
              </table:table-cell>
            </table:table-row>
            <table:table-row>
              <table:table-cell office:value-type="float" office:value="28166">
                <text:p>28166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float" office:value="28167">
                <text:p>28167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float" office:value="28168">
                <text:p>28168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float" office:value="28168">
                <text:p>28168</text:p>
              </table:table-cell>
              <table:table-cell office:value-type="float" office:value="9045">
                <text:p>9045</text:p>
              </table:table-cell>
            </table:table-row>
            <table:table-row>
              <table:table-cell office:value-type="float" office:value="28169">
                <text:p>28169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float" office:value="28170">
                <text:p>28170</text:p>
              </table:table-cell>
              <table:table-cell office:value-type="float" office:value="12543">
                <text:p>12543</text:p>
              </table:table-cell>
            </table:table-row>
            <table:table-row>
              <table:table-cell office:value-type="float" office:value="28171">
                <text:p>28171</text:p>
              </table:table-cell>
              <table:table-cell office:value-type="float" office:value="4442">
                <text:p>4442</text:p>
              </table:table-cell>
            </table:table-row>
            <table:table-row>
              <table:table-cell office:value-type="float" office:value="28172">
                <text:p>28172</text:p>
              </table:table-cell>
              <table:table-cell office:value-type="float" office:value="7359">
                <text:p>7359</text:p>
              </table:table-cell>
            </table:table-row>
            <table:table-row>
              <table:table-cell office:value-type="float" office:value="28173">
                <text:p>28173</text:p>
              </table:table-cell>
              <table:table-cell office:value-type="float" office:value="365692">
                <text:p>365692</text:p>
              </table:table-cell>
            </table:table-row>
            <table:table-row>
              <table:table-cell office:value-type="float" office:value="28174">
                <text:p>28174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float" office:value="28174">
                <text:p>28174</text:p>
              </table:table-cell>
              <table:table-cell office:value-type="float" office:value="12414">
                <text:p>12414</text:p>
              </table:table-cell>
            </table:table-row>
            <table:table-row>
              <table:table-cell office:value-type="float" office:value="28175">
                <text:p>28175</text:p>
              </table:table-cell>
              <table:table-cell office:value-type="float" office:value="14357">
                <text:p>14357</text:p>
              </table:table-cell>
            </table:table-row>
            <table:table-row>
              <table:table-cell office:value-type="float" office:value="28176">
                <text:p>28176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float" office:value="28177">
                <text:p>28177</text:p>
              </table:table-cell>
              <table:table-cell office:value-type="float" office:value="110023">
                <text:p>110023</text:p>
              </table:table-cell>
            </table:table-row>
            <table:table-row>
              <table:table-cell office:value-type="float" office:value="28178">
                <text:p>28178</text:p>
              </table:table-cell>
              <table:table-cell office:value-type="float" office:value="6639">
                <text:p>6639</text:p>
              </table:table-cell>
            </table:table-row>
            <table:table-row>
              <table:table-cell office:value-type="float" office:value="28179">
                <text:p>28179</text:p>
              </table:table-cell>
              <table:table-cell office:value-type="float" office:value="14213">
                <text:p>14213</text:p>
              </table:table-cell>
            </table:table-row>
            <table:table-row>
              <table:table-cell office:value-type="float" office:value="28180">
                <text:p>2818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28181">
                <text:p>28181</text:p>
              </table:table-cell>
              <table:table-cell office:value-type="float" office:value="17777">
                <text:p>17777</text:p>
              </table:table-cell>
            </table:table-row>
            <table:table-row>
              <table:table-cell office:value-type="float" office:value="28182">
                <text:p>28182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28183">
                <text:p>28183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float" office:value="28184">
                <text:p>28184</text:p>
              </table:table-cell>
              <table:table-cell office:value-type="float" office:value="15693">
                <text:p>15693</text:p>
              </table:table-cell>
            </table:table-row>
            <table:table-row>
              <table:table-cell office:value-type="float" office:value="28185">
                <text:p>28185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float" office:value="28186">
                <text:p>28186</text:p>
              </table:table-cell>
              <table:table-cell office:value-type="float" office:value="11070">
                <text:p>11070</text:p>
              </table:table-cell>
            </table:table-row>
            <table:table-row>
              <table:table-cell office:value-type="float" office:value="28187">
                <text:p>28187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float" office:value="28188">
                <text:p>28188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float" office:value="28189">
                <text:p>28189</text:p>
              </table:table-cell>
              <table:table-cell office:value-type="float" office:value="14742">
                <text:p>14742</text:p>
              </table:table-cell>
            </table:table-row>
            <table:table-row>
              <table:table-cell office:value-type="float" office:value="28189">
                <text:p>28189</text:p>
              </table:table-cell>
              <table:table-cell office:value-type="float" office:value="14562">
                <text:p>14562</text:p>
              </table:table-cell>
            </table:table-row>
            <table:table-row>
              <table:table-cell office:value-type="float" office:value="28190">
                <text:p>28190</text:p>
              </table:table-cell>
              <table:table-cell office:value-type="float" office:value="12811">
                <text:p>12811</text:p>
              </table:table-cell>
            </table:table-row>
            <table:table-row>
              <table:table-cell office:value-type="float" office:value="28191">
                <text:p>28191</text:p>
              </table:table-cell>
              <table:table-cell office:value-type="float" office:value="13621">
                <text:p>13621</text:p>
              </table:table-cell>
            </table:table-row>
            <table:table-row>
              <table:table-cell office:value-type="float" office:value="28192">
                <text:p>28192</text:p>
              </table:table-cell>
              <table:table-cell office:value-type="float" office:value="8121">
                <text:p>8121</text:p>
              </table:table-cell>
            </table:table-row>
            <table:table-row>
              <table:table-cell office:value-type="float" office:value="28193">
                <text:p>28193</text:p>
              </table:table-cell>
              <table:table-cell office:value-type="float" office:value="13374">
                <text:p>13374</text:p>
              </table:table-cell>
            </table:table-row>
            <table:table-row>
              <table:table-cell office:value-type="float" office:value="28194">
                <text:p>28194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float" office:value="28195">
                <text:p>28195</text:p>
              </table:table-cell>
              <table:table-cell office:value-type="float" office:value="12996">
                <text:p>12996</text:p>
              </table:table-cell>
            </table:table-row>
            <table:table-row>
              <table:table-cell office:value-type="float" office:value="28195">
                <text:p>28195</text:p>
              </table:table-cell>
              <table:table-cell office:value-type="float" office:value="6863">
                <text:p>6863</text:p>
              </table:table-cell>
            </table:table-row>
            <table:table-row>
              <table:table-cell office:value-type="float" office:value="28196">
                <text:p>28196</text:p>
              </table:table-cell>
              <table:table-cell office:value-type="float" office:value="9469">
                <text:p>9469</text:p>
              </table:table-cell>
            </table:table-row>
            <table:table-row>
              <table:table-cell office:value-type="float" office:value="28196">
                <text:p>28196</text:p>
              </table:table-cell>
              <table:table-cell office:value-type="float" office:value="13421">
                <text:p>13421</text:p>
              </table:table-cell>
            </table:table-row>
            <table:table-row>
              <table:table-cell office:value-type="float" office:value="28197">
                <text:p>28197</text:p>
              </table:table-cell>
              <table:table-cell office:value-type="float" office:value="8797">
                <text:p>8797</text:p>
              </table:table-cell>
            </table:table-row>
            <table:table-row>
              <table:table-cell office:value-type="float" office:value="28197">
                <text:p>28197</text:p>
              </table:table-cell>
              <table:table-cell office:value-type="float" office:value="11111">
                <text:p>11111</text:p>
              </table:table-cell>
            </table:table-row>
            <table:table-row>
              <table:table-cell office:value-type="float" office:value="28198">
                <text:p>28198</text:p>
              </table:table-cell>
              <table:table-cell office:value-type="float" office:value="13914">
                <text:p>13914</text:p>
              </table:table-cell>
            </table:table-row>
            <table:table-row>
              <table:table-cell office:value-type="float" office:value="28199">
                <text:p>28199</text:p>
              </table:table-cell>
              <table:table-cell office:value-type="float" office:value="311666">
                <text:p>311666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9571">
                <text:p>9571</text:p>
              </table:table-cell>
            </table:table-row>
            <table:table-row>
              <table:table-cell office:value-type="float" office:value="28202">
                <text:p>28202</text:p>
              </table:table-cell>
              <table:table-cell office:value-type="float" office:value="5574">
                <text:p>5574</text:p>
              </table:table-cell>
            </table:table-row>
            <table:table-row>
              <table:table-cell office:value-type="float" office:value="28203">
                <text:p>28203</text:p>
              </table:table-cell>
              <table:table-cell office:value-type="float" office:value="7876">
                <text:p>7876</text:p>
              </table:table-cell>
            </table:table-row>
            <table:table-row>
              <table:table-cell office:value-type="float" office:value="28204">
                <text:p>28204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float" office:value="28205">
                <text:p>28205</text:p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float" office:value="28206">
                <text:p>28206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8207">
                <text:p>28207</text:p>
              </table:table-cell>
              <table:table-cell office:value-type="float" office:value="5348">
                <text:p>5348</text:p>
              </table:table-cell>
            </table:table-row>
            <table:table-row>
              <table:table-cell office:value-type="float" office:value="28208">
                <text:p>28208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28209">
                <text:p>28209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float" office:value="28210">
                <text:p>28210</text:p>
              </table:table-cell>
              <table:table-cell office:value-type="float" office:value="303344">
                <text:p>303344</text:p>
              </table:table-cell>
            </table:table-row>
            <table:table-row>
              <table:table-cell office:value-type="float" office:value="28211">
                <text:p>28211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float" office:value="28212">
                <text:p>28212</text:p>
              </table:table-cell>
              <table:table-cell office:value-type="float" office:value="5627">
                <text:p>5627</text:p>
              </table:table-cell>
            </table:table-row>
            <table:table-row>
              <table:table-cell office:value-type="float" office:value="28213">
                <text:p>28213</text:p>
              </table:table-cell>
              <table:table-cell office:value-type="float" office:value="8838">
                <text:p>8838</text:p>
              </table:table-cell>
            </table:table-row>
            <table:table-row>
              <table:table-cell office:value-type="float" office:value="28213">
                <text:p>28213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float" office:value="28214">
                <text:p>28214</text:p>
              </table:table-cell>
              <table:table-cell office:value-type="float" office:value="110809">
                <text:p>110809</text:p>
              </table:table-cell>
            </table:table-row>
            <table:table-row>
              <table:table-cell office:value-type="float" office:value="28215">
                <text:p>28215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float" office:value="28216">
                <text:p>28216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float" office:value="28217">
                <text:p>28217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28218">
                <text:p>28218</text:p>
              </table:table-cell>
              <table:table-cell office:value-type="float" office:value="309141">
                <text:p>309141</text:p>
              </table:table-cell>
            </table:table-row>
            <table:table-row>
              <table:table-cell office:value-type="float" office:value="28219">
                <text:p>28219</text:p>
              </table:table-cell>
              <table:table-cell office:value-type="float" office:value="14289">
                <text:p>14289</text:p>
              </table:table-cell>
            </table:table-row>
            <table:table-row>
              <table:table-cell office:value-type="float" office:value="28220">
                <text:p>28220</text:p>
              </table:table-cell>
              <table:table-cell office:value-type="float" office:value="98767">
                <text:p>98767</text:p>
              </table:table-cell>
            </table:table-row>
            <table:table-row>
              <table:table-cell office:value-type="float" office:value="28221">
                <text:p>28221</text:p>
              </table:table-cell>
              <table:table-cell office:value-type="float" office:value="173398">
                <text:p>173398</text:p>
              </table:table-cell>
            </table:table-row>
            <table:table-row>
              <table:table-cell office:value-type="float" office:value="28222">
                <text:p>28222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float" office:value="28223">
                <text:p>28223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float" office:value="28224">
                <text:p>28224</text:p>
              </table:table-cell>
              <table:table-cell office:value-type="float" office:value="8373">
                <text:p>8373</text:p>
              </table:table-cell>
            </table:table-row>
            <table:table-row>
              <table:table-cell office:value-type="float" office:value="28225">
                <text:p>28225</text:p>
              </table:table-cell>
              <table:table-cell office:value-type="float" office:value="6513">
                <text:p>6513</text:p>
              </table:table-cell>
            </table:table-row>
            <table:table-row>
              <table:table-cell office:value-type="float" office:value="28226">
                <text:p>28226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28227">
                <text:p>28227</text:p>
              </table:table-cell>
              <table:table-cell office:value-type="float" office:value="329925">
                <text:p>329925</text:p>
              </table:table-cell>
            </table:table-row>
            <table:table-row>
              <table:table-cell office:value-type="float" office:value="28228">
                <text:p>28228</text:p>
              </table:table-cell>
              <table:table-cell office:value-type="float" office:value="8195">
                <text:p>8195</text:p>
              </table:table-cell>
            </table:table-row>
            <table:table-row>
              <table:table-cell office:value-type="float" office:value="28229">
                <text:p>28229</text:p>
              </table:table-cell>
              <table:table-cell office:value-type="float" office:value="132332">
                <text:p>132332</text:p>
              </table:table-cell>
            </table:table-row>
            <table:table-row>
              <table:table-cell office:value-type="float" office:value="28230">
                <text:p>28230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float" office:value="28231">
                <text:p>28231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float" office:value="28232">
                <text:p>28232</text:p>
              </table:table-cell>
              <table:table-cell office:value-type="float" office:value="9364">
                <text:p>9364</text:p>
              </table:table-cell>
            </table:table-row>
            <table:table-row>
              <table:table-cell office:value-type="float" office:value="28233">
                <text:p>28233</text:p>
              </table:table-cell>
              <table:table-cell office:value-type="float" office:value="1418724">
                <text:p>1418724</text:p>
              </table:table-cell>
            </table:table-row>
            <table:table-row>
              <table:table-cell office:value-type="float" office:value="28234">
                <text:p>28234</text:p>
              </table:table-cell>
              <table:table-cell office:value-type="float" office:value="6438">
                <text:p>6438</text:p>
              </table:table-cell>
            </table:table-row>
            <table:table-row>
              <table:table-cell office:value-type="float" office:value="28235">
                <text:p>28235</text:p>
              </table:table-cell>
              <table:table-cell office:value-type="float" office:value="700954">
                <text:p>700954</text:p>
              </table:table-cell>
            </table:table-row>
            <table:table-row>
              <table:table-cell office:value-type="float" office:value="28236">
                <text:p>28236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28237">
                <text:p>28237</text:p>
              </table:table-cell>
              <table:table-cell office:value-type="float" office:value="7868">
                <text:p>7868</text:p>
              </table:table-cell>
            </table:table-row>
            <table:table-row>
              <table:table-cell office:value-type="float" office:value="28238">
                <text:p>28238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float" office:value="28239">
                <text:p>28239</text:p>
              </table:table-cell>
              <table:table-cell office:value-type="float" office:value="6651">
                <text:p>6651</text:p>
              </table:table-cell>
            </table:table-row>
            <table:table-row>
              <table:table-cell office:value-type="float" office:value="28240">
                <text:p>28240</text:p>
              </table:table-cell>
              <table:table-cell office:value-type="float" office:value="159203">
                <text:p>159203</text:p>
              </table:table-cell>
            </table:table-row>
            <table:table-row>
              <table:table-cell office:value-type="float" office:value="28240">
                <text:p>28240</text:p>
              </table:table-cell>
              <table:table-cell office:value-type="float" office:value="230051">
                <text:p>230051</text:p>
              </table:table-cell>
            </table:table-row>
            <table:table-row>
              <table:table-cell office:value-type="float" office:value="28241">
                <text:p>28241</text:p>
              </table:table-cell>
              <table:table-cell office:value-type="float" office:value="240681">
                <text:p>240681</text:p>
              </table:table-cell>
            </table:table-row>
            <table:table-row>
              <table:table-cell office:value-type="float" office:value="28241">
                <text:p>28241</text:p>
              </table:table-cell>
              <table:table-cell office:value-type="float" office:value="86887">
                <text:p>86887</text:p>
              </table:table-cell>
            </table:table-row>
            <table:table-row>
              <table:table-cell office:value-type="float" office:value="28242">
                <text:p>28242</text:p>
              </table:table-cell>
              <table:table-cell office:value-type="float" office:value="155944">
                <text:p>155944</text:p>
              </table:table-cell>
            </table:table-row>
            <table:table-row>
              <table:table-cell office:value-type="float" office:value="28243">
                <text:p>28243</text:p>
              </table:table-cell>
              <table:table-cell office:value-type="float" office:value="279743">
                <text:p>279743</text:p>
              </table:table-cell>
            </table:table-row>
            <table:table-row>
              <table:table-cell office:value-type="float" office:value="28244">
                <text:p>28244</text:p>
              </table:table-cell>
              <table:table-cell office:value-type="float" office:value="644141">
                <text:p>644141</text:p>
              </table:table-cell>
            </table:table-row>
            <table:table-row>
              <table:table-cell office:value-type="float" office:value="28245">
                <text:p>28245</text:p>
              </table:table-cell>
              <table:table-cell office:value-type="float" office:value="22220">
                <text:p>22220</text:p>
              </table:table-cell>
            </table:table-row>
            <table:table-row>
              <table:table-cell office:value-type="float" office:value="28246">
                <text:p>28246</text:p>
              </table:table-cell>
              <table:table-cell office:value-type="float" office:value="13653758">
                <text:p>13653758</text:p>
              </table:table-cell>
            </table:table-row>
            <table:table-row>
              <table:table-cell office:value-type="float" office:value="28247">
                <text:p>28247</text:p>
              </table:table-cell>
              <table:table-cell office:value-type="float" office:value="124453">
                <text:p>124453</text:p>
              </table:table-cell>
            </table:table-row>
            <table:table-row>
              <table:table-cell office:value-type="float" office:value="28248">
                <text:p>28248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28249">
                <text:p>28249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1248446">
                <text:p>1248446</text:p>
              </table:table-cell>
            </table:table-row>
            <table:table-row>
              <table:table-cell office:value-type="float" office:value="28251">
                <text:p>28251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28252">
                <text:p>28252</text:p>
              </table:table-cell>
              <table:table-cell office:value-type="float" office:value="129098">
                <text:p>129098</text:p>
              </table:table-cell>
            </table:table-row>
            <table:table-row>
              <table:table-cell office:value-type="float" office:value="28253">
                <text:p>28253</text:p>
              </table:table-cell>
              <table:table-cell office:value-type="float" office:value="21576">
                <text:p>21576</text:p>
              </table:table-cell>
            </table:table-row>
            <table:table-row>
              <table:table-cell office:value-type="float" office:value="28254">
                <text:p>28254</text:p>
              </table:table-cell>
              <table:table-cell office:value-type="float" office:value="7847">
                <text:p>7847</text:p>
              </table:table-cell>
            </table:table-row>
            <table:table-row>
              <table:table-cell office:value-type="float" office:value="28254">
                <text:p>28254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float" office:value="28255">
                <text:p>28255</text:p>
              </table:table-cell>
              <table:table-cell office:value-type="float" office:value="5587">
                <text:p>5587</text:p>
              </table:table-cell>
            </table:table-row>
            <table:table-row>
              <table:table-cell office:value-type="float" office:value="28256">
                <text:p>28256</text:p>
              </table:table-cell>
              <table:table-cell office:value-type="float" office:value="13742">
                <text:p>13742</text:p>
              </table:table-cell>
            </table:table-row>
            <table:table-row>
              <table:table-cell office:value-type="float" office:value="28257">
                <text:p>28257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float" office:value="28258">
                <text:p>28258</text:p>
              </table:table-cell>
              <table:table-cell office:value-type="float" office:value="206662">
                <text:p>206662</text:p>
              </table:table-cell>
            </table:table-row>
            <table:table-row>
              <table:table-cell office:value-type="float" office:value="28259">
                <text:p>28259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float" office:value="28260">
                <text:p>28260</text:p>
              </table:table-cell>
              <table:table-cell office:value-type="float" office:value="10785">
                <text:p>10785</text:p>
              </table:table-cell>
            </table:table-row>
            <table:table-row>
              <table:table-cell office:value-type="float" office:value="28261">
                <text:p>28261</text:p>
              </table:table-cell>
              <table:table-cell office:value-type="float" office:value="389761">
                <text:p>389761</text:p>
              </table:table-cell>
            </table:table-row>
            <table:table-row>
              <table:table-cell office:value-type="float" office:value="28262">
                <text:p>28262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float" office:value="28263">
                <text:p>28263</text:p>
              </table:table-cell>
              <table:table-cell office:value-type="float" office:value="30300">
                <text:p>30300</text:p>
              </table:table-cell>
            </table:table-row>
            <table:table-row>
              <table:table-cell office:value-type="float" office:value="28264">
                <text:p>28264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float" office:value="28264">
                <text:p>2826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float" office:value="28265">
                <text:p>28265</text:p>
              </table:table-cell>
              <table:table-cell office:value-type="float" office:value="9701">
                <text:p>9701</text:p>
              </table:table-cell>
            </table:table-row>
            <table:table-row>
              <table:table-cell office:value-type="float" office:value="28265">
                <text:p>28265</text:p>
              </table:table-cell>
              <table:table-cell office:value-type="float" office:value="7449">
                <text:p>7449</text:p>
              </table:table-cell>
            </table:table-row>
            <table:table-row>
              <table:table-cell office:value-type="float" office:value="28266">
                <text:p>28266</text:p>
              </table:table-cell>
              <table:table-cell office:value-type="float" office:value="1660043">
                <text:p>1660043</text:p>
              </table:table-cell>
            </table:table-row>
            <table:table-row>
              <table:table-cell office:value-type="float" office:value="28267">
                <text:p>28267</text:p>
              </table:table-cell>
              <table:table-cell office:value-type="float" office:value="1504198">
                <text:p>1504198</text:p>
              </table:table-cell>
            </table:table-row>
            <table:table-row>
              <table:table-cell office:value-type="float" office:value="28268">
                <text:p>28268</text:p>
              </table:table-cell>
              <table:table-cell office:value-type="float" office:value="11633080">
                <text:p>11633080</text:p>
              </table:table-cell>
            </table:table-row>
            <table:table-row>
              <table:table-cell office:value-type="float" office:value="28269">
                <text:p>28269</text:p>
              </table:table-cell>
              <table:table-cell office:value-type="float" office:value="4109836">
                <text:p>4109836</text:p>
              </table:table-cell>
            </table:table-row>
            <table:table-row>
              <table:table-cell office:value-type="float" office:value="28270">
                <text:p>28270</text:p>
              </table:table-cell>
              <table:table-cell office:value-type="float" office:value="9404">
                <text:p>9404</text:p>
              </table:table-cell>
            </table:table-row>
            <table:table-row>
              <table:table-cell office:value-type="float" office:value="28270">
                <text:p>28270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float" office:value="28271">
                <text:p>28271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float" office:value="28272">
                <text:p>28272</text:p>
              </table:table-cell>
              <table:table-cell office:value-type="float" office:value="35332">
                <text:p>35332</text:p>
              </table:table-cell>
            </table:table-row>
            <table:table-row>
              <table:table-cell office:value-type="float" office:value="28273">
                <text:p>28273</text:p>
              </table:table-cell>
              <table:table-cell office:value-type="float" office:value="24151">
                <text:p>24151</text:p>
              </table:table-cell>
            </table:table-row>
            <table:table-row>
              <table:table-cell office:value-type="float" office:value="28273">
                <text:p>28273</text:p>
              </table:table-cell>
              <table:table-cell office:value-type="float" office:value="211677">
                <text:p>211677</text:p>
              </table:table-cell>
            </table:table-row>
            <table:table-row>
              <table:table-cell office:value-type="float" office:value="28274">
                <text:p>28274</text:p>
              </table:table-cell>
              <table:table-cell office:value-type="float" office:value="164710">
                <text:p>164710</text:p>
              </table:table-cell>
            </table:table-row>
            <table:table-row>
              <table:table-cell office:value-type="float" office:value="28275">
                <text:p>28275</text:p>
              </table:table-cell>
              <table:table-cell office:value-type="float" office:value="374741">
                <text:p>374741</text:p>
              </table:table-cell>
            </table:table-row>
            <table:table-row>
              <table:table-cell office:value-type="float" office:value="28275">
                <text:p>28275</text:p>
              </table:table-cell>
              <table:table-cell office:value-type="float" office:value="376311">
                <text:p>376311</text:p>
              </table:table-cell>
            </table:table-row>
            <table:table-row>
              <table:table-cell office:value-type="float" office:value="28276">
                <text:p>28276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float" office:value="28277">
                <text:p>28277</text:p>
              </table:table-cell>
              <table:table-cell office:value-type="float" office:value="84763">
                <text:p>84763</text:p>
              </table:table-cell>
            </table:table-row>
            <table:table-row>
              <table:table-cell office:value-type="float" office:value="28278">
                <text:p>28278</text:p>
              </table:table-cell>
              <table:table-cell office:value-type="float" office:value="214535">
                <text:p>214535</text:p>
              </table:table-cell>
            </table:table-row>
            <table:table-row>
              <table:table-cell office:value-type="float" office:value="28279">
                <text:p>28279</text:p>
              </table:table-cell>
              <table:table-cell office:value-type="float" office:value="424131">
                <text:p>424131</text:p>
              </table:table-cell>
            </table:table-row>
            <table:table-row>
              <table:table-cell office:value-type="float" office:value="28280">
                <text:p>28280</text:p>
              </table:table-cell>
              <table:table-cell office:value-type="float" office:value="624297">
                <text:p>624297</text:p>
              </table:table-cell>
            </table:table-row>
            <table:table-row>
              <table:table-cell office:value-type="float" office:value="28281">
                <text:p>28281</text:p>
              </table:table-cell>
              <table:table-cell office:value-type="float" office:value="1331558">
                <text:p>1331558</text:p>
              </table:table-cell>
            </table:table-row>
            <table:table-row>
              <table:table-cell office:value-type="float" office:value="28282">
                <text:p>28282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float" office:value="28283">
                <text:p>28283</text:p>
              </table:table-cell>
              <table:table-cell office:value-type="float" office:value="538732">
                <text:p>538732</text:p>
              </table:table-cell>
            </table:table-row>
            <table:table-row>
              <table:table-cell office:value-type="float" office:value="28284">
                <text:p>28284</text:p>
              </table:table-cell>
              <table:table-cell office:value-type="float" office:value="15645764">
                <text:p>15645764</text:p>
              </table:table-cell>
            </table:table-row>
            <table:table-row>
              <table:table-cell office:value-type="float" office:value="28284">
                <text:p>28284</text:p>
              </table:table-cell>
              <table:table-cell office:value-type="float" office:value="2343591">
                <text:p>2343591</text:p>
              </table:table-cell>
            </table:table-row>
            <table:table-row>
              <table:table-cell office:value-type="float" office:value="28285">
                <text:p>28285</text:p>
              </table:table-cell>
              <table:table-cell office:value-type="float" office:value="15548149">
                <text:p>15548149</text:p>
              </table:table-cell>
            </table:table-row>
            <table:table-row>
              <table:table-cell office:value-type="float" office:value="28285">
                <text:p>28285</text:p>
              </table:table-cell>
              <table:table-cell office:value-type="float" office:value="349945">
                <text:p>349945</text:p>
              </table:table-cell>
            </table:table-row>
            <table:table-row>
              <table:table-cell office:value-type="float" office:value="28286">
                <text:p>28286</text:p>
              </table:table-cell>
              <table:table-cell office:value-type="float" office:value="8698">
                <text:p>8698</text:p>
              </table:table-cell>
            </table:table-row>
            <table:table-row>
              <table:table-cell office:value-type="float" office:value="28287">
                <text:p>28287</text:p>
              </table:table-cell>
              <table:table-cell office:value-type="float" office:value="364400">
                <text:p>364400</text:p>
              </table:table-cell>
            </table:table-row>
            <table:table-row>
              <table:table-cell office:value-type="float" office:value="28288">
                <text:p>28288</text:p>
              </table:table-cell>
              <table:table-cell office:value-type="float" office:value="17478">
                <text:p>17478</text:p>
              </table:table-cell>
            </table:table-row>
            <table:table-row>
              <table:table-cell office:value-type="float" office:value="28289">
                <text:p>28289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float" office:value="28290">
                <text:p>28290</text:p>
              </table:table-cell>
              <table:table-cell office:value-type="float" office:value="406476">
                <text:p>406476</text:p>
              </table:table-cell>
            </table:table-row>
            <table:table-row>
              <table:table-cell office:value-type="float" office:value="28291">
                <text:p>28291</text:p>
              </table:table-cell>
              <table:table-cell office:value-type="float" office:value="172587">
                <text:p>172587</text:p>
              </table:table-cell>
            </table:table-row>
            <table:table-row>
              <table:table-cell office:value-type="float" office:value="28292">
                <text:p>28292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float" office:value="28293">
                <text:p>28293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float" office:value="28294">
                <text:p>28294</text:p>
              </table:table-cell>
              <table:table-cell office:value-type="float" office:value="89982">
                <text:p>89982</text:p>
              </table:table-cell>
            </table:table-row>
            <table:table-row>
              <table:table-cell office:value-type="float" office:value="28295">
                <text:p>28295</text:p>
              </table:table-cell>
              <table:table-cell office:value-type="float" office:value="63133">
                <text:p>63133</text:p>
              </table:table-cell>
            </table:table-row>
            <table:table-row>
              <table:table-cell office:value-type="float" office:value="28296">
                <text:p>28296</text:p>
              </table:table-cell>
              <table:table-cell office:value-type="float" office:value="171235">
                <text:p>171235</text:p>
              </table:table-cell>
            </table:table-row>
            <table:table-row>
              <table:table-cell office:value-type="float" office:value="28297">
                <text:p>28297</text:p>
              </table:table-cell>
              <table:table-cell office:value-type="float" office:value="390544">
                <text:p>390544</text:p>
              </table:table-cell>
            </table:table-row>
            <table:table-row>
              <table:table-cell office:value-type="float" office:value="28298">
                <text:p>28298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float" office:value="28299">
                <text:p>28299</text:p>
              </table:table-cell>
              <table:table-cell office:value-type="float" office:value="4077612">
                <text:p>4077612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2079125">
                <text:p>2079125</text:p>
              </table:table-cell>
            </table:table-row>
            <table:table-row>
              <table:table-cell office:value-type="float" office:value="28302">
                <text:p>28302</text:p>
              </table:table-cell>
              <table:table-cell office:value-type="float" office:value="2077192">
                <text:p>2077192</text:p>
              </table:table-cell>
            </table:table-row>
            <table:table-row>
              <table:table-cell office:value-type="float" office:value="28303">
                <text:p>28303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float" office:value="28304">
                <text:p>28304</text:p>
              </table:table-cell>
              <table:table-cell office:value-type="float" office:value="14631">
                <text:p>14631</text:p>
              </table:table-cell>
            </table:table-row>
            <table:table-row>
              <table:table-cell office:value-type="float" office:value="28305">
                <text:p>28305</text:p>
              </table:table-cell>
              <table:table-cell office:value-type="float" office:value="895417">
                <text:p>895417</text:p>
              </table:table-cell>
            </table:table-row>
            <table:table-row>
              <table:table-cell office:value-type="float" office:value="28306">
                <text:p>28306</text:p>
              </table:table-cell>
              <table:table-cell office:value-type="float" office:value="2357597">
                <text:p>2357597</text:p>
              </table:table-cell>
            </table:table-row>
            <table:table-row>
              <table:table-cell office:value-type="float" office:value="28307">
                <text:p>28307</text:p>
              </table:table-cell>
              <table:table-cell office:value-type="float" office:value="3146560">
                <text:p>3146560</text:p>
              </table:table-cell>
            </table:table-row>
            <table:table-row>
              <table:table-cell office:value-type="float" office:value="28308">
                <text:p>28308</text:p>
              </table:table-cell>
              <table:table-cell office:value-type="float" office:value="79482">
                <text:p>79482</text:p>
              </table:table-cell>
            </table:table-row>
            <table:table-row>
              <table:table-cell office:value-type="float" office:value="28309">
                <text:p>28309</text:p>
              </table:table-cell>
              <table:table-cell office:value-type="float" office:value="83790">
                <text:p>83790</text:p>
              </table:table-cell>
            </table:table-row>
            <table:table-row>
              <table:table-cell office:value-type="float" office:value="28309">
                <text:p>28309</text:p>
              </table:table-cell>
              <table:table-cell office:value-type="float" office:value="82870">
                <text:p>82870</text:p>
              </table:table-cell>
            </table:table-row>
            <table:table-row>
              <table:table-cell office:value-type="float" office:value="28310">
                <text:p>28310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float" office:value="28311">
                <text:p>28311</text:p>
              </table:table-cell>
              <table:table-cell office:value-type="float" office:value="155770">
                <text:p>155770</text:p>
              </table:table-cell>
            </table:table-row>
            <table:table-row>
              <table:table-cell office:value-type="float" office:value="28312">
                <text:p>28312</text:p>
              </table:table-cell>
              <table:table-cell office:value-type="float" office:value="20684">
                <text:p>20684</text:p>
              </table:table-cell>
            </table:table-row>
            <table:table-row>
              <table:table-cell office:value-type="float" office:value="28313">
                <text:p>28313</text:p>
              </table:table-cell>
              <table:table-cell office:value-type="float" office:value="3705856">
                <text:p>3705856</text:p>
              </table:table-cell>
            </table:table-row>
            <table:table-row>
              <table:table-cell office:value-type="float" office:value="28314">
                <text:p>28314</text:p>
              </table:table-cell>
              <table:table-cell office:value-type="float" office:value="197079">
                <text:p>197079</text:p>
              </table:table-cell>
            </table:table-row>
            <table:table-row>
              <table:table-cell office:value-type="float" office:value="28315">
                <text:p>28315</text:p>
              </table:table-cell>
              <table:table-cell office:value-type="float" office:value="1220866">
                <text:p>1220866</text:p>
              </table:table-cell>
            </table:table-row>
            <table:table-row>
              <table:table-cell office:value-type="float" office:value="28316">
                <text:p>28316</text:p>
              </table:table-cell>
              <table:table-cell office:value-type="float" office:value="225531">
                <text:p>225531</text:p>
              </table:table-cell>
            </table:table-row>
            <table:table-row>
              <table:table-cell office:value-type="float" office:value="28317">
                <text:p>28317</text:p>
              </table:table-cell>
              <table:table-cell office:value-type="float" office:value="218501">
                <text:p>218501</text:p>
              </table:table-cell>
            </table:table-row>
            <table:table-row>
              <table:table-cell office:value-type="float" office:value="28318">
                <text:p>28318</text:p>
              </table:table-cell>
              <table:table-cell office:value-type="float" office:value="22188">
                <text:p>22188</text:p>
              </table:table-cell>
            </table:table-row>
            <table:table-row>
              <table:table-cell office:value-type="float" office:value="28319">
                <text:p>28319</text:p>
              </table:table-cell>
              <table:table-cell office:value-type="float" office:value="92203">
                <text:p>92203</text:p>
              </table:table-cell>
            </table:table-row>
            <table:table-row>
              <table:table-cell office:value-type="float" office:value="28320">
                <text:p>28320</text:p>
              </table:table-cell>
              <table:table-cell office:value-type="float" office:value="406692">
                <text:p>406692</text:p>
              </table:table-cell>
            </table:table-row>
            <table:table-row>
              <table:table-cell office:value-type="float" office:value="28321">
                <text:p>28321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float" office:value="28322">
                <text:p>28322</text:p>
              </table:table-cell>
              <table:table-cell office:value-type="float" office:value="1281260">
                <text:p>1281260</text:p>
              </table:table-cell>
            </table:table-row>
            <table:table-row>
              <table:table-cell office:value-type="float" office:value="28323">
                <text:p>28323</text:p>
              </table:table-cell>
              <table:table-cell office:value-type="float" office:value="240559">
                <text:p>240559</text:p>
              </table:table-cell>
            </table:table-row>
            <table:table-row>
              <table:table-cell office:value-type="float" office:value="28324">
                <text:p>28324</text:p>
              </table:table-cell>
              <table:table-cell office:value-type="float" office:value="79593">
                <text:p>79593</text:p>
              </table:table-cell>
            </table:table-row>
            <table:table-row>
              <table:table-cell office:value-type="float" office:value="28325">
                <text:p>28325</text:p>
              </table:table-cell>
              <table:table-cell office:value-type="float" office:value="579489">
                <text:p>579489</text:p>
              </table:table-cell>
            </table:table-row>
            <table:table-row>
              <table:table-cell office:value-type="float" office:value="28326">
                <text:p>28326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float" office:value="28327">
                <text:p>28327</text:p>
              </table:table-cell>
              <table:table-cell office:value-type="float" office:value="35769">
                <text:p>35769</text:p>
              </table:table-cell>
            </table:table-row>
            <table:table-row>
              <table:table-cell office:value-type="float" office:value="28328">
                <text:p>28328</text:p>
              </table:table-cell>
              <table:table-cell office:value-type="float" office:value="21785">
                <text:p>21785</text:p>
              </table:table-cell>
            </table:table-row>
            <table:table-row>
              <table:table-cell office:value-type="float" office:value="28329">
                <text:p>28329</text:p>
              </table:table-cell>
              <table:table-cell office:value-type="float" office:value="300819">
                <text:p>300819</text:p>
              </table:table-cell>
            </table:table-row>
            <table:table-row>
              <table:table-cell office:value-type="float" office:value="28330">
                <text:p>28330</text:p>
              </table:table-cell>
              <table:table-cell office:value-type="float" office:value="7417">
                <text:p>7417</text:p>
              </table:table-cell>
            </table:table-row>
            <table:table-row>
              <table:table-cell office:value-type="float" office:value="28331">
                <text:p>28331</text:p>
              </table:table-cell>
              <table:table-cell office:value-type="float" office:value="122023">
                <text:p>122023</text:p>
              </table:table-cell>
            </table:table-row>
            <table:table-row>
              <table:table-cell office:value-type="float" office:value="28332">
                <text:p>28332</text:p>
              </table:table-cell>
              <table:table-cell office:value-type="float" office:value="16308677">
                <text:p>16308677</text:p>
              </table:table-cell>
            </table:table-row>
            <table:table-row>
              <table:table-cell office:value-type="float" office:value="28333">
                <text:p>28333</text:p>
              </table:table-cell>
              <table:table-cell office:value-type="float" office:value="90357">
                <text:p>90357</text:p>
              </table:table-cell>
            </table:table-row>
            <table:table-row>
              <table:table-cell office:value-type="float" office:value="28334">
                <text:p>28334</text:p>
              </table:table-cell>
              <table:table-cell office:value-type="float" office:value="12081">
                <text:p>12081</text:p>
              </table:table-cell>
            </table:table-row>
            <table:table-row>
              <table:table-cell office:value-type="float" office:value="28335">
                <text:p>28335</text:p>
              </table:table-cell>
              <table:table-cell office:value-type="float" office:value="9150">
                <text:p>9150</text:p>
              </table:table-cell>
            </table:table-row>
            <table:table-row>
              <table:table-cell office:value-type="float" office:value="28336">
                <text:p>28336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float" office:value="28337">
                <text:p>28337</text:p>
              </table:table-cell>
              <table:table-cell office:value-type="float" office:value="1598139">
                <text:p>1598139</text:p>
              </table:table-cell>
            </table:table-row>
            <table:table-row>
              <table:table-cell office:value-type="float" office:value="28338">
                <text:p>28338</text:p>
              </table:table-cell>
              <table:table-cell office:value-type="float" office:value="135754">
                <text:p>135754</text:p>
              </table:table-cell>
            </table:table-row>
            <table:table-row>
              <table:table-cell office:value-type="float" office:value="28339">
                <text:p>28339</text:p>
              </table:table-cell>
              <table:table-cell office:value-type="float" office:value="427998">
                <text:p>427998</text:p>
              </table:table-cell>
            </table:table-row>
            <table:table-row>
              <table:table-cell office:value-type="float" office:value="28340">
                <text:p>28340</text:p>
              </table:table-cell>
              <table:table-cell office:value-type="float" office:value="599802">
                <text:p>599802</text:p>
              </table:table-cell>
            </table:table-row>
            <table:table-row>
              <table:table-cell office:value-type="float" office:value="28341">
                <text:p>28341</text:p>
              </table:table-cell>
              <table:table-cell office:value-type="float" office:value="3982099">
                <text:p>3982099</text:p>
              </table:table-cell>
            </table:table-row>
            <table:table-row>
              <table:table-cell office:value-type="float" office:value="28342">
                <text:p>28342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28343">
                <text:p>28343</text:p>
              </table:table-cell>
              <table:table-cell office:value-type="float" office:value="2543530">
                <text:p>2543530</text:p>
              </table:table-cell>
            </table:table-row>
            <table:table-row>
              <table:table-cell office:value-type="float" office:value="28343">
                <text:p>28343</text:p>
              </table:table-cell>
              <table:table-cell office:value-type="float" office:value="2543760">
                <text:p>2543760</text:p>
              </table:table-cell>
            </table:table-row>
            <table:table-row>
              <table:table-cell office:value-type="float" office:value="28344">
                <text:p>28344</text:p>
              </table:table-cell>
              <table:table-cell office:value-type="float" office:value="646958">
                <text:p>646958</text:p>
              </table:table-cell>
            </table:table-row>
            <table:table-row>
              <table:table-cell office:value-type="float" office:value="28345">
                <text:p>28345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float" office:value="28345">
                <text:p>28345</text:p>
              </table:table-cell>
              <table:table-cell office:value-type="float" office:value="2005402">
                <text:p>2005402</text:p>
              </table:table-cell>
            </table:table-row>
            <table:table-row>
              <table:table-cell office:value-type="float" office:value="28346">
                <text:p>28346</text:p>
              </table:table-cell>
              <table:table-cell office:value-type="float" office:value="3764052">
                <text:p>3764052</text:p>
              </table:table-cell>
            </table:table-row>
            <table:table-row>
              <table:table-cell office:value-type="float" office:value="28347">
                <text:p>28347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float" office:value="28348">
                <text:p>28348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float" office:value="28349">
                <text:p>28349</text:p>
              </table:table-cell>
              <table:table-cell office:value-type="float" office:value="538164">
                <text:p>538164</text:p>
              </table:table-cell>
            </table:table-row>
            <table:table-row>
              <table:table-cell office:value-type="float" office:value="28350">
                <text:p>28350</text:p>
              </table:table-cell>
              <table:table-cell office:value-type="float" office:value="1187899">
                <text:p>1187899</text:p>
              </table:table-cell>
            </table:table-row>
            <table:table-row>
              <table:table-cell office:value-type="float" office:value="28351">
                <text:p>28351</text:p>
              </table:table-cell>
              <table:table-cell office:value-type="float" office:value="80735">
                <text:p>80735</text:p>
              </table:table-cell>
            </table:table-row>
            <table:table-row>
              <table:table-cell office:value-type="float" office:value="28352">
                <text:p>28352</text:p>
              </table:table-cell>
              <table:table-cell office:value-type="float" office:value="169629">
                <text:p>169629</text:p>
              </table:table-cell>
            </table:table-row>
            <table:table-row>
              <table:table-cell office:value-type="float" office:value="28353">
                <text:p>28353</text:p>
              </table:table-cell>
              <table:table-cell office:value-type="float" office:value="1439245">
                <text:p>1439245</text:p>
              </table:table-cell>
            </table:table-row>
            <table:table-row>
              <table:table-cell office:value-type="float" office:value="28354">
                <text:p>28354</text:p>
              </table:table-cell>
              <table:table-cell office:value-type="float" office:value="2091322">
                <text:p>2091322</text:p>
              </table:table-cell>
            </table:table-row>
            <table:table-row>
              <table:table-cell office:value-type="float" office:value="28355">
                <text:p>28355</text:p>
              </table:table-cell>
              <table:table-cell office:value-type="float" office:value="18584">
                <text:p>18584</text:p>
              </table:table-cell>
            </table:table-row>
            <table:table-row>
              <table:table-cell office:value-type="float" office:value="28356">
                <text:p>28356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float" office:value="28357">
                <text:p>28357</text:p>
              </table:table-cell>
              <table:table-cell office:value-type="float" office:value="594319">
                <text:p>594319</text:p>
              </table:table-cell>
            </table:table-row>
            <table:table-row>
              <table:table-cell office:value-type="float" office:value="28357">
                <text:p>28357</text:p>
              </table:table-cell>
              <table:table-cell office:value-type="float" office:value="528783">
                <text:p>528783</text:p>
              </table:table-cell>
            </table:table-row>
            <table:table-row>
              <table:table-cell office:value-type="float" office:value="28358">
                <text:p>28358</text:p>
              </table:table-cell>
              <table:table-cell office:value-type="float" office:value="80835">
                <text:p>80835</text:p>
              </table:table-cell>
            </table:table-row>
            <table:table-row>
              <table:table-cell office:value-type="float" office:value="28358">
                <text:p>28358</text:p>
              </table:table-cell>
              <table:table-cell office:value-type="float" office:value="152799">
                <text:p>152799</text:p>
              </table:table-cell>
            </table:table-row>
            <table:table-row>
              <table:table-cell office:value-type="float" office:value="28359">
                <text:p>28359</text:p>
              </table:table-cell>
              <table:table-cell office:value-type="float" office:value="148636">
                <text:p>148636</text:p>
              </table:table-cell>
            </table:table-row>
            <table:table-row>
              <table:table-cell office:value-type="float" office:value="28360">
                <text:p>28360</text:p>
              </table:table-cell>
              <table:table-cell office:value-type="float" office:value="644247">
                <text:p>644247</text:p>
              </table:table-cell>
            </table:table-row>
            <table:table-row>
              <table:table-cell office:value-type="float" office:value="28361">
                <text:p>28361</text:p>
              </table:table-cell>
              <table:table-cell office:value-type="float" office:value="149275">
                <text:p>149275</text:p>
              </table:table-cell>
            </table:table-row>
            <table:table-row>
              <table:table-cell office:value-type="float" office:value="28362">
                <text:p>28362</text:p>
              </table:table-cell>
              <table:table-cell office:value-type="float" office:value="1970871">
                <text:p>1970871</text:p>
              </table:table-cell>
            </table:table-row>
            <table:table-row>
              <table:table-cell office:value-type="float" office:value="28362">
                <text:p>28362</text:p>
              </table:table-cell>
              <table:table-cell office:value-type="float" office:value="387744">
                <text:p>387744</text:p>
              </table:table-cell>
            </table:table-row>
            <table:table-row>
              <table:table-cell office:value-type="float" office:value="28363">
                <text:p>28363</text:p>
              </table:table-cell>
              <table:table-cell office:value-type="float" office:value="429427">
                <text:p>429427</text:p>
              </table:table-cell>
            </table:table-row>
            <table:table-row>
              <table:table-cell office:value-type="float" office:value="28363">
                <text:p>28363</text:p>
              </table:table-cell>
              <table:table-cell office:value-type="float" office:value="1671058">
                <text:p>1671058</text:p>
              </table:table-cell>
            </table:table-row>
            <table:table-row>
              <table:table-cell office:value-type="float" office:value="28364">
                <text:p>28364</text:p>
              </table:table-cell>
              <table:table-cell office:value-type="float" office:value="172606">
                <text:p>172606</text:p>
              </table:table-cell>
            </table:table-row>
            <table:table-row>
              <table:table-cell office:value-type="float" office:value="28364">
                <text:p>28364</text:p>
              </table:table-cell>
              <table:table-cell office:value-type="float" office:value="4683880">
                <text:p>4683880</text:p>
              </table:table-cell>
            </table:table-row>
            <table:table-row>
              <table:table-cell office:value-type="float" office:value="28365">
                <text:p>28365</text:p>
              </table:table-cell>
              <table:table-cell office:value-type="float" office:value="180347">
                <text:p>180347</text:p>
              </table:table-cell>
            </table:table-row>
            <table:table-row>
              <table:table-cell office:value-type="float" office:value="28366">
                <text:p>28366</text:p>
              </table:table-cell>
              <table:table-cell office:value-type="float" office:value="4581133">
                <text:p>4581133</text:p>
              </table:table-cell>
            </table:table-row>
            <table:table-row>
              <table:table-cell office:value-type="float" office:value="28367">
                <text:p>28367</text:p>
              </table:table-cell>
              <table:table-cell office:value-type="float" office:value="2674123">
                <text:p>2674123</text:p>
              </table:table-cell>
            </table:table-row>
            <table:table-row>
              <table:table-cell office:value-type="float" office:value="28368">
                <text:p>28368</text:p>
              </table:table-cell>
              <table:table-cell office:value-type="float" office:value="339708">
                <text:p>339708</text:p>
              </table:table-cell>
            </table:table-row>
            <table:table-row>
              <table:table-cell office:value-type="float" office:value="28369">
                <text:p>28369</text:p>
              </table:table-cell>
              <table:table-cell office:value-type="float" office:value="1396597">
                <text:p>1396597</text:p>
              </table:table-cell>
            </table:table-row>
            <table:table-row>
              <table:table-cell office:value-type="float" office:value="28370">
                <text:p>28370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float" office:value="28371">
                <text:p>28371</text:p>
              </table:table-cell>
              <table:table-cell office:value-type="float" office:value="585799">
                <text:p>585799</text:p>
              </table:table-cell>
            </table:table-row>
            <table:table-row>
              <table:table-cell office:value-type="float" office:value="28372">
                <text:p>28372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float" office:value="28373">
                <text:p>28373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float" office:value="28374">
                <text:p>28374</text:p>
              </table:table-cell>
              <table:table-cell office:value-type="float" office:value="545476">
                <text:p>545476</text:p>
              </table:table-cell>
            </table:table-row>
            <table:table-row>
              <table:table-cell office:value-type="float" office:value="28375">
                <text:p>28375</text:p>
              </table:table-cell>
              <table:table-cell office:value-type="float" office:value="1859623">
                <text:p>1859623</text:p>
              </table:table-cell>
            </table:table-row>
            <table:table-row>
              <table:table-cell office:value-type="float" office:value="28376">
                <text:p>28376</text:p>
              </table:table-cell>
              <table:table-cell office:value-type="float" office:value="367406">
                <text:p>367406</text:p>
              </table:table-cell>
            </table:table-row>
            <table:table-row>
              <table:table-cell office:value-type="float" office:value="28377">
                <text:p>28377</text:p>
              </table:table-cell>
              <table:table-cell office:value-type="float" office:value="90665">
                <text:p>90665</text:p>
              </table:table-cell>
            </table:table-row>
            <table:table-row>
              <table:table-cell office:value-type="float" office:value="28378">
                <text:p>28378</text:p>
              </table:table-cell>
              <table:table-cell office:value-type="float" office:value="4726679">
                <text:p>4726679</text:p>
              </table:table-cell>
            </table:table-row>
            <table:table-row>
              <table:table-cell office:value-type="float" office:value="28379">
                <text:p>28379</text:p>
              </table:table-cell>
              <table:table-cell office:value-type="float" office:value="3474462">
                <text:p>3474462</text:p>
              </table:table-cell>
            </table:table-row>
            <table:table-row>
              <table:table-cell office:value-type="float" office:value="28380">
                <text:p>28380</text:p>
              </table:table-cell>
              <table:table-cell office:value-type="float" office:value="2431864">
                <text:p>2431864</text:p>
              </table:table-cell>
            </table:table-row>
            <table:table-row>
              <table:table-cell office:value-type="float" office:value="28381">
                <text:p>28381</text:p>
              </table:table-cell>
              <table:table-cell office:value-type="float" office:value="2573815">
                <text:p>2573815</text:p>
              </table:table-cell>
            </table:table-row>
            <table:table-row>
              <table:table-cell office:value-type="float" office:value="28381">
                <text:p>28381</text:p>
              </table:table-cell>
              <table:table-cell office:value-type="float" office:value="2278707">
                <text:p>2278707</text:p>
              </table:table-cell>
            </table:table-row>
            <table:table-row>
              <table:table-cell office:value-type="float" office:value="28382">
                <text:p>28382</text:p>
              </table:table-cell>
              <table:table-cell office:value-type="float" office:value="4969044">
                <text:p>4969044</text:p>
              </table:table-cell>
            </table:table-row>
            <table:table-row>
              <table:table-cell office:value-type="float" office:value="28383">
                <text:p>28383</text:p>
              </table:table-cell>
              <table:table-cell office:value-type="float" office:value="32672">
                <text:p>32672</text:p>
              </table:table-cell>
            </table:table-row>
            <table:table-row>
              <table:table-cell office:value-type="float" office:value="28384">
                <text:p>28384</text:p>
              </table:table-cell>
              <table:table-cell office:value-type="float" office:value="2080440">
                <text:p>2080440</text:p>
              </table:table-cell>
            </table:table-row>
            <table:table-row>
              <table:table-cell office:value-type="float" office:value="28385">
                <text:p>28385</text:p>
              </table:table-cell>
              <table:table-cell office:value-type="float" office:value="3242817">
                <text:p>3242817</text:p>
              </table:table-cell>
            </table:table-row>
            <table:table-row>
              <table:table-cell office:value-type="float" office:value="28386">
                <text:p>28386</text:p>
              </table:table-cell>
              <table:table-cell office:value-type="float" office:value="17300308">
                <text:p>17300308</text:p>
              </table:table-cell>
            </table:table-row>
            <table:table-row>
              <table:table-cell office:value-type="float" office:value="28387">
                <text:p>28387</text:p>
              </table:table-cell>
              <table:table-cell office:value-type="float" office:value="332099">
                <text:p>332099</text:p>
              </table:table-cell>
            </table:table-row>
            <table:table-row>
              <table:table-cell office:value-type="float" office:value="28388">
                <text:p>28388</text:p>
              </table:table-cell>
              <table:table-cell office:value-type="float" office:value="1253175">
                <text:p>1253175</text:p>
              </table:table-cell>
            </table:table-row>
            <table:table-row>
              <table:table-cell office:value-type="float" office:value="28388">
                <text:p>28388</text:p>
              </table:table-cell>
              <table:table-cell office:value-type="float" office:value="2058343">
                <text:p>2058343</text:p>
              </table:table-cell>
            </table:table-row>
            <table:table-row>
              <table:table-cell office:value-type="float" office:value="28389">
                <text:p>28389</text:p>
              </table:table-cell>
              <table:table-cell office:value-type="float" office:value="791889">
                <text:p>791889</text:p>
              </table:table-cell>
            </table:table-row>
            <table:table-row>
              <table:table-cell office:value-type="float" office:value="28390">
                <text:p>28390</text:p>
              </table:table-cell>
              <table:table-cell office:value-type="float" office:value="8972">
                <text:p>8972</text:p>
              </table:table-cell>
            </table:table-row>
            <table:table-row>
              <table:table-cell office:value-type="float" office:value="28391">
                <text:p>28391</text:p>
              </table:table-cell>
              <table:table-cell office:value-type="float" office:value="3245810">
                <text:p>3245810</text:p>
              </table:table-cell>
            </table:table-row>
            <table:table-row>
              <table:table-cell office:value-type="float" office:value="28392">
                <text:p>28392</text:p>
              </table:table-cell>
              <table:table-cell office:value-type="float" office:value="1374295">
                <text:p>1374295</text:p>
              </table:table-cell>
            </table:table-row>
            <table:table-row>
              <table:table-cell office:value-type="float" office:value="28393">
                <text:p>28393</text:p>
              </table:table-cell>
              <table:table-cell office:value-type="float" office:value="5029501">
                <text:p>5029501</text:p>
              </table:table-cell>
            </table:table-row>
            <table:table-row>
              <table:table-cell office:value-type="float" office:value="28394">
                <text:p>28394</text:p>
              </table:table-cell>
              <table:table-cell office:value-type="float" office:value="5299124">
                <text:p>5299124</text:p>
              </table:table-cell>
            </table:table-row>
            <table:table-row>
              <table:table-cell office:value-type="float" office:value="28395">
                <text:p>28395</text:p>
              </table:table-cell>
              <table:table-cell office:value-type="float" office:value="2830245">
                <text:p>2830245</text:p>
              </table:table-cell>
            </table:table-row>
            <table:table-row>
              <table:table-cell office:value-type="float" office:value="28396">
                <text:p>28396</text:p>
              </table:table-cell>
              <table:table-cell office:value-type="float" office:value="3106302">
                <text:p>3106302</text:p>
              </table:table-cell>
            </table:table-row>
            <table:table-row>
              <table:table-cell office:value-type="float" office:value="28397">
                <text:p>28397</text:p>
              </table:table-cell>
              <table:table-cell office:value-type="float" office:value="6504099">
                <text:p>6504099</text:p>
              </table:table-cell>
            </table:table-row>
            <table:table-row>
              <table:table-cell office:value-type="float" office:value="28398">
                <text:p>28398</text:p>
              </table:table-cell>
              <table:table-cell office:value-type="float" office:value="139619">
                <text:p>139619</text:p>
              </table:table-cell>
            </table:table-row>
            <table:table-row>
              <table:table-cell office:value-type="float" office:value="28399">
                <text:p>28399</text:p>
              </table:table-cell>
              <table:table-cell office:value-type="float" office:value="147310">
                <text:p>147310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2095993">
                <text:p>2095993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1537278">
                <text:p>1537278</text:p>
              </table:table-cell>
            </table:table-row>
            <table:table-row>
              <table:table-cell office:value-type="float" office:value="28402">
                <text:p>28402</text:p>
              </table:table-cell>
              <table:table-cell office:value-type="float" office:value="1105723">
                <text:p>1105723</text:p>
              </table:table-cell>
            </table:table-row>
            <table:table-row>
              <table:table-cell office:value-type="float" office:value="28402">
                <text:p>28402</text:p>
              </table:table-cell>
              <table:table-cell office:value-type="float" office:value="10433998">
                <text:p>10433998</text:p>
              </table:table-cell>
            </table:table-row>
            <table:table-row>
              <table:table-cell office:value-type="float" office:value="28403">
                <text:p>28403</text:p>
              </table:table-cell>
              <table:table-cell office:value-type="float" office:value="2577615">
                <text:p>2577615</text:p>
              </table:table-cell>
            </table:table-row>
            <table:table-row>
              <table:table-cell office:value-type="float" office:value="28403">
                <text:p>28403</text:p>
              </table:table-cell>
              <table:table-cell office:value-type="float" office:value="9460171">
                <text:p>9460171</text:p>
              </table:table-cell>
            </table:table-row>
            <table:table-row>
              <table:table-cell office:value-type="float" office:value="28404">
                <text:p>28404</text:p>
              </table:table-cell>
              <table:table-cell office:value-type="float" office:value="7123967">
                <text:p>7123967</text:p>
              </table:table-cell>
            </table:table-row>
            <table:table-row>
              <table:table-cell office:value-type="float" office:value="28405">
                <text:p>28405</text:p>
              </table:table-cell>
              <table:table-cell office:value-type="float" office:value="2582231">
                <text:p>2582231</text:p>
              </table:table-cell>
            </table:table-row>
            <table:table-row>
              <table:table-cell office:value-type="float" office:value="28406">
                <text:p>28406</text:p>
              </table:table-cell>
              <table:table-cell office:value-type="float" office:value="5608431">
                <text:p>5608431</text:p>
              </table:table-cell>
            </table:table-row>
            <table:table-row>
              <table:table-cell office:value-type="float" office:value="28407">
                <text:p>28407</text:p>
              </table:table-cell>
              <table:table-cell office:value-type="float" office:value="8953">
                <text:p>8953</text:p>
              </table:table-cell>
            </table:table-row>
            <table:table-row>
              <table:table-cell office:value-type="float" office:value="28408">
                <text:p>28408</text:p>
              </table:table-cell>
              <table:table-cell office:value-type="float" office:value="11059">
                <text:p>11059</text:p>
              </table:table-cell>
            </table:table-row>
            <table:table-row>
              <table:table-cell office:value-type="float" office:value="28409">
                <text:p>28409</text:p>
              </table:table-cell>
              <table:table-cell office:value-type="float" office:value="178648">
                <text:p>178648</text:p>
              </table:table-cell>
            </table:table-row>
            <table:table-row>
              <table:table-cell office:value-type="float" office:value="28410">
                <text:p>28410</text:p>
              </table:table-cell>
              <table:table-cell office:value-type="float" office:value="6347">
                <text:p>6347</text:p>
              </table:table-cell>
            </table:table-row>
            <table:table-row>
              <table:table-cell office:value-type="float" office:value="28411">
                <text:p>28411</text:p>
              </table:table-cell>
              <table:table-cell office:value-type="float" office:value="15565">
                <text:p>15565</text:p>
              </table:table-cell>
            </table:table-row>
            <table:table-row>
              <table:table-cell office:value-type="float" office:value="28412">
                <text:p>28412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float" office:value="28413">
                <text:p>28413</text:p>
              </table:table-cell>
              <table:table-cell office:value-type="float" office:value="1318572">
                <text:p>1318572</text:p>
              </table:table-cell>
            </table:table-row>
            <table:table-row>
              <table:table-cell office:value-type="float" office:value="28413">
                <text:p>28413</text:p>
              </table:table-cell>
              <table:table-cell office:value-type="float" office:value="103526">
                <text:p>103526</text:p>
              </table:table-cell>
            </table:table-row>
            <table:table-row>
              <table:table-cell office:value-type="float" office:value="28414">
                <text:p>28414</text:p>
              </table:table-cell>
              <table:table-cell office:value-type="float" office:value="78467">
                <text:p>78467</text:p>
              </table:table-cell>
            </table:table-row>
            <table:table-row>
              <table:table-cell office:value-type="float" office:value="28415">
                <text:p>28415</text:p>
              </table:table-cell>
              <table:table-cell office:value-type="float" office:value="90504">
                <text:p>90504</text:p>
              </table:table-cell>
            </table:table-row>
            <table:table-row>
              <table:table-cell office:value-type="float" office:value="28416">
                <text:p>28416</text:p>
              </table:table-cell>
              <table:table-cell office:value-type="float" office:value="188345">
                <text:p>188345</text:p>
              </table:table-cell>
            </table:table-row>
            <table:table-row>
              <table:table-cell office:value-type="float" office:value="28417">
                <text:p>28417</text:p>
              </table:table-cell>
              <table:table-cell office:value-type="float" office:value="830785">
                <text:p>830785</text:p>
              </table:table-cell>
            </table:table-row>
            <table:table-row>
              <table:table-cell office:value-type="float" office:value="28418">
                <text:p>28418</text:p>
              </table:table-cell>
              <table:table-cell office:value-type="float" office:value="136258">
                <text:p>136258</text:p>
              </table:table-cell>
            </table:table-row>
            <table:table-row>
              <table:table-cell office:value-type="float" office:value="28419">
                <text:p>28419</text:p>
              </table:table-cell>
              <table:table-cell office:value-type="float" office:value="1239837">
                <text:p>1239837</text:p>
              </table:table-cell>
            </table:table-row>
            <table:table-row>
              <table:table-cell office:value-type="float" office:value="28420">
                <text:p>28420</text:p>
              </table:table-cell>
              <table:table-cell office:value-type="float" office:value="273293">
                <text:p>273293</text:p>
              </table:table-cell>
            </table:table-row>
            <table:table-row>
              <table:table-cell office:value-type="float" office:value="28420">
                <text:p>28420</text:p>
              </table:table-cell>
              <table:table-cell office:value-type="float" office:value="781041">
                <text:p>781041</text:p>
              </table:table-cell>
            </table:table-row>
            <table:table-row>
              <table:table-cell office:value-type="float" office:value="28421">
                <text:p>28421</text:p>
              </table:table-cell>
              <table:table-cell office:value-type="float" office:value="603582">
                <text:p>603582</text:p>
              </table:table-cell>
            </table:table-row>
            <table:table-row>
              <table:table-cell office:value-type="float" office:value="28422">
                <text:p>28422</text:p>
              </table:table-cell>
              <table:table-cell office:value-type="float" office:value="7225012">
                <text:p>7225012</text:p>
              </table:table-cell>
            </table:table-row>
            <table:table-row>
              <table:table-cell office:value-type="float" office:value="28423">
                <text:p>28423</text:p>
              </table:table-cell>
              <table:table-cell office:value-type="float" office:value="1295943">
                <text:p>1295943</text:p>
              </table:table-cell>
            </table:table-row>
            <table:table-row>
              <table:table-cell office:value-type="float" office:value="28424">
                <text:p>28424</text:p>
              </table:table-cell>
              <table:table-cell office:value-type="float" office:value="694067">
                <text:p>694067</text:p>
              </table:table-cell>
            </table:table-row>
            <table:table-row>
              <table:table-cell office:value-type="float" office:value="28425">
                <text:p>28425</text:p>
              </table:table-cell>
              <table:table-cell office:value-type="float" office:value="1632906">
                <text:p>1632906</text:p>
              </table:table-cell>
            </table:table-row>
            <table:table-row>
              <table:table-cell office:value-type="float" office:value="28426">
                <text:p>28426</text:p>
              </table:table-cell>
              <table:table-cell office:value-type="float" office:value="100025">
                <text:p>100025</text:p>
              </table:table-cell>
            </table:table-row>
            <table:table-row>
              <table:table-cell office:value-type="float" office:value="28427">
                <text:p>28427</text:p>
              </table:table-cell>
              <table:table-cell office:value-type="float" office:value="2204368">
                <text:p>2204368</text:p>
              </table:table-cell>
            </table:table-row>
            <table:table-row>
              <table:table-cell office:value-type="float" office:value="28428">
                <text:p>28428</text:p>
              </table:table-cell>
              <table:table-cell office:value-type="float" office:value="1336362">
                <text:p>1336362</text:p>
              </table:table-cell>
            </table:table-row>
            <table:table-row>
              <table:table-cell office:value-type="float" office:value="28429">
                <text:p>28429</text:p>
              </table:table-cell>
              <table:table-cell office:value-type="float" office:value="4034020">
                <text:p>4034020</text:p>
              </table:table-cell>
            </table:table-row>
            <table:table-row>
              <table:table-cell office:value-type="float" office:value="28430">
                <text:p>28430</text:p>
              </table:table-cell>
              <table:table-cell office:value-type="float" office:value="1693529">
                <text:p>1693529</text:p>
              </table:table-cell>
            </table:table-row>
            <table:table-row>
              <table:table-cell office:value-type="float" office:value="28431">
                <text:p>28431</text:p>
              </table:table-cell>
              <table:table-cell office:value-type="float" office:value="267778">
                <text:p>267778</text:p>
              </table:table-cell>
            </table:table-row>
            <table:table-row>
              <table:table-cell office:value-type="float" office:value="28432">
                <text:p>28432</text:p>
              </table:table-cell>
              <table:table-cell office:value-type="float" office:value="497307">
                <text:p>497307</text:p>
              </table:table-cell>
            </table:table-row>
            <table:table-row>
              <table:table-cell office:value-type="float" office:value="28433">
                <text:p>28433</text:p>
              </table:table-cell>
              <table:table-cell office:value-type="float" office:value="1006454">
                <text:p>1006454</text:p>
              </table:table-cell>
            </table:table-row>
            <table:table-row>
              <table:table-cell office:value-type="float" office:value="28433">
                <text:p>28433</text:p>
              </table:table-cell>
              <table:table-cell office:value-type="float" office:value="1006845">
                <text:p>1006845</text:p>
              </table:table-cell>
            </table:table-row>
            <table:table-row>
              <table:table-cell office:value-type="float" office:value="28434">
                <text:p>28434</text:p>
              </table:table-cell>
              <table:table-cell office:value-type="float" office:value="129910">
                <text:p>129910</text:p>
              </table:table-cell>
            </table:table-row>
            <table:table-row>
              <table:table-cell office:value-type="float" office:value="28435">
                <text:p>28435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float" office:value="28436">
                <text:p>28436</text:p>
              </table:table-cell>
              <table:table-cell office:value-type="float" office:value="1539818">
                <text:p>1539818</text:p>
              </table:table-cell>
            </table:table-row>
            <table:table-row>
              <table:table-cell office:value-type="float" office:value="28437">
                <text:p>28437</text:p>
              </table:table-cell>
              <table:table-cell office:value-type="float" office:value="1330238">
                <text:p>1330238</text:p>
              </table:table-cell>
            </table:table-row>
            <table:table-row>
              <table:table-cell office:value-type="float" office:value="28438">
                <text:p>28438</text:p>
              </table:table-cell>
              <table:table-cell office:value-type="float" office:value="300394">
                <text:p>300394</text:p>
              </table:table-cell>
            </table:table-row>
            <table:table-row>
              <table:table-cell office:value-type="float" office:value="28439">
                <text:p>28439</text:p>
              </table:table-cell>
              <table:table-cell office:value-type="float" office:value="2646356">
                <text:p>2646356</text:p>
              </table:table-cell>
            </table:table-row>
            <table:table-row>
              <table:table-cell office:value-type="float" office:value="28440">
                <text:p>28440</text:p>
              </table:table-cell>
              <table:table-cell office:value-type="float" office:value="184556">
                <text:p>184556</text:p>
              </table:table-cell>
            </table:table-row>
            <table:table-row>
              <table:table-cell office:value-type="float" office:value="28441">
                <text:p>28441</text:p>
              </table:table-cell>
              <table:table-cell office:value-type="float" office:value="1601636">
                <text:p>1601636</text:p>
              </table:table-cell>
            </table:table-row>
            <table:table-row>
              <table:table-cell office:value-type="float" office:value="28441">
                <text:p>28441</text:p>
              </table:table-cell>
              <table:table-cell office:value-type="float" office:value="1121131">
                <text:p>1121131</text:p>
              </table:table-cell>
            </table:table-row>
            <table:table-row>
              <table:table-cell office:value-type="float" office:value="28442">
                <text:p>28442</text:p>
              </table:table-cell>
              <table:table-cell office:value-type="float" office:value="260615">
                <text:p>260615</text:p>
              </table:table-cell>
            </table:table-row>
            <table:table-row>
              <table:table-cell office:value-type="float" office:value="28442">
                <text:p>28442</text:p>
              </table:table-cell>
              <table:table-cell office:value-type="float" office:value="131257">
                <text:p>131257</text:p>
              </table:table-cell>
            </table:table-row>
            <table:table-row>
              <table:table-cell office:value-type="float" office:value="28443">
                <text:p>28443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float" office:value="28444">
                <text:p>28444</text:p>
              </table:table-cell>
              <table:table-cell office:value-type="float" office:value="1360982">
                <text:p>1360982</text:p>
              </table:table-cell>
            </table:table-row>
            <table:table-row>
              <table:table-cell office:value-type="float" office:value="28444">
                <text:p>28444</text:p>
              </table:table-cell>
              <table:table-cell office:value-type="float" office:value="1360982">
                <text:p>1360982</text:p>
              </table:table-cell>
            </table:table-row>
            <table:table-row>
              <table:table-cell office:value-type="float" office:value="28445">
                <text:p>28445</text:p>
              </table:table-cell>
              <table:table-cell office:value-type="float" office:value="1188067">
                <text:p>1188067</text:p>
              </table:table-cell>
            </table:table-row>
            <table:table-row>
              <table:table-cell office:value-type="float" office:value="28445">
                <text:p>28445</text:p>
              </table:table-cell>
              <table:table-cell office:value-type="float" office:value="1188033">
                <text:p>1188033</text:p>
              </table:table-cell>
            </table:table-row>
            <table:table-row>
              <table:table-cell office:value-type="float" office:value="28446">
                <text:p>28446</text:p>
              </table:table-cell>
              <table:table-cell office:value-type="float" office:value="2892166">
                <text:p>2892166</text:p>
              </table:table-cell>
            </table:table-row>
            <table:table-row>
              <table:table-cell office:value-type="float" office:value="28446">
                <text:p>28446</text:p>
              </table:table-cell>
              <table:table-cell office:value-type="float" office:value="4455806">
                <text:p>4455806</text:p>
              </table:table-cell>
            </table:table-row>
            <table:table-row>
              <table:table-cell office:value-type="float" office:value="28447">
                <text:p>28447</text:p>
              </table:table-cell>
              <table:table-cell office:value-type="float" office:value="2002668">
                <text:p>2002668</text:p>
              </table:table-cell>
            </table:table-row>
            <table:table-row>
              <table:table-cell office:value-type="float" office:value="28448">
                <text:p>28448</text:p>
              </table:table-cell>
              <table:table-cell office:value-type="float" office:value="2070108">
                <text:p>2070108</text:p>
              </table:table-cell>
            </table:table-row>
            <table:table-row>
              <table:table-cell office:value-type="float" office:value="28449">
                <text:p>28449</text:p>
              </table:table-cell>
              <table:table-cell office:value-type="float" office:value="2544148">
                <text:p>2544148</text:p>
              </table:table-cell>
            </table:table-row>
            <table:table-row>
              <table:table-cell office:value-type="float" office:value="28450">
                <text:p>28450</text:p>
              </table:table-cell>
              <table:table-cell office:value-type="float" office:value="1822619">
                <text:p>1822619</text:p>
              </table:table-cell>
            </table:table-row>
            <table:table-row>
              <table:table-cell office:value-type="float" office:value="28451">
                <text:p>28451</text:p>
              </table:table-cell>
              <table:table-cell office:value-type="float" office:value="776613">
                <text:p>776613</text:p>
              </table:table-cell>
            </table:table-row>
            <table:table-row>
              <table:table-cell office:value-type="float" office:value="28452">
                <text:p>28452</text:p>
              </table:table-cell>
              <table:table-cell office:value-type="float" office:value="2835980">
                <text:p>2835980</text:p>
              </table:table-cell>
            </table:table-row>
            <table:table-row>
              <table:table-cell office:value-type="float" office:value="28453">
                <text:p>28453</text:p>
              </table:table-cell>
              <table:table-cell office:value-type="float" office:value="888849">
                <text:p>888849</text:p>
              </table:table-cell>
            </table:table-row>
            <table:table-row>
              <table:table-cell office:value-type="float" office:value="28454">
                <text:p>28454</text:p>
              </table:table-cell>
              <table:table-cell office:value-type="float" office:value="89533">
                <text:p>89533</text:p>
              </table:table-cell>
            </table:table-row>
            <table:table-row>
              <table:table-cell office:value-type="float" office:value="28455">
                <text:p>28455</text:p>
              </table:table-cell>
              <table:table-cell office:value-type="float" office:value="777431">
                <text:p>777431</text:p>
              </table:table-cell>
            </table:table-row>
            <table:table-row>
              <table:table-cell office:value-type="float" office:value="28456">
                <text:p>28456</text:p>
              </table:table-cell>
              <table:table-cell office:value-type="float" office:value="6615655">
                <text:p>6615655</text:p>
              </table:table-cell>
            </table:table-row>
            <table:table-row>
              <table:table-cell office:value-type="float" office:value="28457">
                <text:p>28457</text:p>
              </table:table-cell>
              <table:table-cell office:value-type="float" office:value="126041">
                <text:p>126041</text:p>
              </table:table-cell>
            </table:table-row>
            <table:table-row>
              <table:table-cell office:value-type="float" office:value="28458">
                <text:p>28458</text:p>
              </table:table-cell>
              <table:table-cell office:value-type="float" office:value="1126764">
                <text:p>1126764</text:p>
              </table:table-cell>
            </table:table-row>
            <table:table-row>
              <table:table-cell office:value-type="float" office:value="28459">
                <text:p>2845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28460">
                <text:p>28460</text:p>
              </table:table-cell>
              <table:table-cell office:value-type="float" office:value="323491">
                <text:p>323491</text:p>
              </table:table-cell>
            </table:table-row>
            <table:table-row>
              <table:table-cell office:value-type="float" office:value="28461">
                <text:p>28461</text:p>
              </table:table-cell>
              <table:table-cell office:value-type="float" office:value="5912885">
                <text:p>5912885</text:p>
              </table:table-cell>
            </table:table-row>
            <table:table-row>
              <table:table-cell office:value-type="float" office:value="28462">
                <text:p>28462</text:p>
              </table:table-cell>
              <table:table-cell office:value-type="float" office:value="30667842">
                <text:p>30667842</text:p>
              </table:table-cell>
            </table:table-row>
            <table:table-row>
              <table:table-cell office:value-type="float" office:value="28462">
                <text:p>28462</text:p>
              </table:table-cell>
              <table:table-cell office:value-type="float" office:value="3899051">
                <text:p>3899051</text:p>
              </table:table-cell>
            </table:table-row>
            <table:table-row>
              <table:table-cell office:value-type="float" office:value="28463">
                <text:p>28463</text:p>
              </table:table-cell>
              <table:table-cell office:value-type="float" office:value="12716822">
                <text:p>12716822</text:p>
              </table:table-cell>
            </table:table-row>
            <table:table-row>
              <table:table-cell office:value-type="float" office:value="28464">
                <text:p>28464</text:p>
              </table:table-cell>
              <table:table-cell office:value-type="float" office:value="1487986">
                <text:p>1487986</text:p>
              </table:table-cell>
            </table:table-row>
            <table:table-row>
              <table:table-cell office:value-type="float" office:value="28465">
                <text:p>28465</text:p>
              </table:table-cell>
              <table:table-cell office:value-type="float" office:value="2575604">
                <text:p>2575604</text:p>
              </table:table-cell>
            </table:table-row>
            <table:table-row>
              <table:table-cell office:value-type="float" office:value="28466">
                <text:p>28466</text:p>
              </table:table-cell>
              <table:table-cell office:value-type="float" office:value="241168">
                <text:p>241168</text:p>
              </table:table-cell>
            </table:table-row>
            <table:table-row>
              <table:table-cell office:value-type="float" office:value="28467">
                <text:p>28467</text:p>
              </table:table-cell>
              <table:table-cell office:value-type="float" office:value="959463">
                <text:p>959463</text:p>
              </table:table-cell>
            </table:table-row>
            <table:table-row>
              <table:table-cell office:value-type="float" office:value="28468">
                <text:p>28468</text:p>
              </table:table-cell>
              <table:table-cell office:value-type="float" office:value="1229990">
                <text:p>1229990</text:p>
              </table:table-cell>
            </table:table-row>
            <table:table-row>
              <table:table-cell office:value-type="float" office:value="28469">
                <text:p>28469</text:p>
              </table:table-cell>
              <table:table-cell office:value-type="float" office:value="2668366">
                <text:p>2668366</text:p>
              </table:table-cell>
            </table:table-row>
            <table:table-row>
              <table:table-cell office:value-type="float" office:value="28470">
                <text:p>28470</text:p>
              </table:table-cell>
              <table:table-cell office:value-type="float" office:value="4099902">
                <text:p>4099902</text:p>
              </table:table-cell>
            </table:table-row>
            <table:table-row>
              <table:table-cell office:value-type="float" office:value="28471">
                <text:p>28471</text:p>
              </table:table-cell>
              <table:table-cell office:value-type="float" office:value="99363">
                <text:p>99363</text:p>
              </table:table-cell>
            </table:table-row>
            <table:table-row>
              <table:table-cell office:value-type="float" office:value="28472">
                <text:p>28472</text:p>
              </table:table-cell>
              <table:table-cell office:value-type="float" office:value="3007798">
                <text:p>3007798</text:p>
              </table:table-cell>
            </table:table-row>
            <table:table-row>
              <table:table-cell office:value-type="float" office:value="28473">
                <text:p>28473</text:p>
              </table:table-cell>
              <table:table-cell office:value-type="float" office:value="15060587">
                <text:p>15060587</text:p>
              </table:table-cell>
            </table:table-row>
            <table:table-row>
              <table:table-cell office:value-type="float" office:value="28474">
                <text:p>28474</text:p>
              </table:table-cell>
              <table:table-cell office:value-type="float" office:value="1742279">
                <text:p>1742279</text:p>
              </table:table-cell>
            </table:table-row>
            <table:table-row>
              <table:table-cell office:value-type="float" office:value="28475">
                <text:p>28475</text:p>
              </table:table-cell>
              <table:table-cell office:value-type="float" office:value="12039939">
                <text:p>12039939</text:p>
              </table:table-cell>
            </table:table-row>
            <table:table-row>
              <table:table-cell office:value-type="float" office:value="28476">
                <text:p>28476</text:p>
              </table:table-cell>
              <table:table-cell office:value-type="float" office:value="1255637">
                <text:p>1255637</text:p>
              </table:table-cell>
            </table:table-row>
            <table:table-row>
              <table:table-cell office:value-type="float" office:value="28477">
                <text:p>28477</text:p>
              </table:table-cell>
              <table:table-cell office:value-type="float" office:value="4965701">
                <text:p>4965701</text:p>
              </table:table-cell>
            </table:table-row>
            <table:table-row>
              <table:table-cell office:value-type="float" office:value="28478">
                <text:p>28478</text:p>
              </table:table-cell>
              <table:table-cell office:value-type="float" office:value="426669">
                <text:p>426669</text:p>
              </table:table-cell>
            </table:table-row>
            <table:table-row>
              <table:table-cell office:value-type="float" office:value="28479">
                <text:p>28479</text:p>
              </table:table-cell>
              <table:table-cell office:value-type="float" office:value="3860838">
                <text:p>3860838</text:p>
              </table:table-cell>
            </table:table-row>
            <table:table-row>
              <table:table-cell office:value-type="float" office:value="28480">
                <text:p>28480</text:p>
              </table:table-cell>
              <table:table-cell office:value-type="float" office:value="2141404">
                <text:p>2141404</text:p>
              </table:table-cell>
            </table:table-row>
            <table:table-row>
              <table:table-cell office:value-type="float" office:value="28480">
                <text:p>28480</text:p>
              </table:table-cell>
              <table:table-cell office:value-type="float" office:value="16561405">
                <text:p>16561405</text:p>
              </table:table-cell>
            </table:table-row>
            <table:table-row>
              <table:table-cell office:value-type="float" office:value="28481">
                <text:p>28481</text:p>
              </table:table-cell>
              <table:table-cell office:value-type="float" office:value="15451972">
                <text:p>15451972</text:p>
              </table:table-cell>
            </table:table-row>
            <table:table-row>
              <table:table-cell office:value-type="float" office:value="28482">
                <text:p>28482</text:p>
              </table:table-cell>
              <table:table-cell office:value-type="float" office:value="22570120">
                <text:p>22570120</text:p>
              </table:table-cell>
            </table:table-row>
            <table:table-row>
              <table:table-cell office:value-type="float" office:value="28483">
                <text:p>28483</text:p>
              </table:table-cell>
              <table:table-cell office:value-type="float" office:value="7818590">
                <text:p>7818590</text:p>
              </table:table-cell>
            </table:table-row>
            <table:table-row>
              <table:table-cell office:value-type="float" office:value="28484">
                <text:p>28484</text:p>
              </table:table-cell>
              <table:table-cell office:value-type="float" office:value="11673110">
                <text:p>11673110</text:p>
              </table:table-cell>
            </table:table-row>
            <table:table-row>
              <table:table-cell office:value-type="float" office:value="28485">
                <text:p>28485</text:p>
              </table:table-cell>
              <table:table-cell office:value-type="float" office:value="4761287">
                <text:p>4761287</text:p>
              </table:table-cell>
            </table:table-row>
            <table:table-row>
              <table:table-cell office:value-type="float" office:value="28486">
                <text:p>28486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float" office:value="28487">
                <text:p>28487</text:p>
              </table:table-cell>
              <table:table-cell office:value-type="float" office:value="50451">
                <text:p>50451</text:p>
              </table:table-cell>
            </table:table-row>
            <table:table-row>
              <table:table-cell office:value-type="float" office:value="28487">
                <text:p>28487</text:p>
              </table:table-cell>
              <table:table-cell office:value-type="float" office:value="9433442">
                <text:p>9433442</text:p>
              </table:table-cell>
            </table:table-row>
            <table:table-row>
              <table:table-cell office:value-type="float" office:value="28488">
                <text:p>28488</text:p>
              </table:table-cell>
              <table:table-cell office:value-type="float" office:value="7816272">
                <text:p>7816272</text:p>
              </table:table-cell>
            </table:table-row>
            <table:table-row>
              <table:table-cell office:value-type="float" office:value="28489">
                <text:p>28489</text:p>
              </table:table-cell>
              <table:table-cell office:value-type="float" office:value="6209257">
                <text:p>6209257</text:p>
              </table:table-cell>
            </table:table-row>
            <table:table-row>
              <table:table-cell office:value-type="float" office:value="28490">
                <text:p>28490</text:p>
              </table:table-cell>
              <table:table-cell office:value-type="float" office:value="1255782">
                <text:p>1255782</text:p>
              </table:table-cell>
            </table:table-row>
            <table:table-row>
              <table:table-cell office:value-type="float" office:value="28491">
                <text:p>28491</text:p>
              </table:table-cell>
              <table:table-cell office:value-type="float" office:value="1101269">
                <text:p>1101269</text:p>
              </table:table-cell>
            </table:table-row>
            <table:table-row>
              <table:table-cell office:value-type="float" office:value="28492">
                <text:p>28492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float" office:value="28493">
                <text:p>28493</text:p>
              </table:table-cell>
              <table:table-cell office:value-type="float" office:value="7355652">
                <text:p>7355652</text:p>
              </table:table-cell>
            </table:table-row>
            <table:table-row>
              <table:table-cell office:value-type="float" office:value="28494">
                <text:p>28494</text:p>
              </table:table-cell>
              <table:table-cell office:value-type="float" office:value="5816633">
                <text:p>5816633</text:p>
              </table:table-cell>
            </table:table-row>
            <table:table-row>
              <table:table-cell office:value-type="float" office:value="28495">
                <text:p>28495</text:p>
              </table:table-cell>
              <table:table-cell office:value-type="float" office:value="3514097">
                <text:p>3514097</text:p>
              </table:table-cell>
            </table:table-row>
            <table:table-row>
              <table:table-cell office:value-type="float" office:value="28496">
                <text:p>28496</text:p>
              </table:table-cell>
              <table:table-cell office:value-type="float" office:value="624819">
                <text:p>624819</text:p>
              </table:table-cell>
            </table:table-row>
            <table:table-row>
              <table:table-cell office:value-type="float" office:value="28497">
                <text:p>28497</text:p>
              </table:table-cell>
              <table:table-cell office:value-type="float" office:value="3503493">
                <text:p>3503493</text:p>
              </table:table-cell>
            </table:table-row>
            <table:table-row>
              <table:table-cell office:value-type="float" office:value="28498">
                <text:p>28498</text:p>
              </table:table-cell>
              <table:table-cell office:value-type="float" office:value="655046">
                <text:p>655046</text:p>
              </table:table-cell>
            </table:table-row>
            <table:table-row>
              <table:table-cell office:value-type="float" office:value="28499">
                <text:p>28499</text:p>
              </table:table-cell>
              <table:table-cell office:value-type="float" office:value="5759297">
                <text:p>5759297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4497283">
                <text:p>4497283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7264325">
                <text:p>7264325</text:p>
              </table:table-cell>
            </table:table-row>
            <table:table-row>
              <table:table-cell office:value-type="float" office:value="28502">
                <text:p>28502</text:p>
              </table:table-cell>
              <table:table-cell office:value-type="float" office:value="155649">
                <text:p>155649</text:p>
              </table:table-cell>
            </table:table-row>
            <table:table-row>
              <table:table-cell office:value-type="float" office:value="28503">
                <text:p>28503</text:p>
              </table:table-cell>
              <table:table-cell office:value-type="float" office:value="1078274">
                <text:p>1078274</text:p>
              </table:table-cell>
            </table:table-row>
            <table:table-row>
              <table:table-cell office:value-type="float" office:value="28504">
                <text:p>28504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float" office:value="28505">
                <text:p>28505</text:p>
              </table:table-cell>
              <table:table-cell office:value-type="float" office:value="4278183">
                <text:p>4278183</text:p>
              </table:table-cell>
            </table:table-row>
            <table:table-row>
              <table:table-cell office:value-type="float" office:value="28506">
                <text:p>28506</text:p>
              </table:table-cell>
              <table:table-cell office:value-type="float" office:value="6825632">
                <text:p>6825632</text:p>
              </table:table-cell>
            </table:table-row>
            <table:table-row>
              <table:table-cell office:value-type="float" office:value="28507">
                <text:p>28507</text:p>
              </table:table-cell>
              <table:table-cell office:value-type="float" office:value="12751762">
                <text:p>12751762</text:p>
              </table:table-cell>
            </table:table-row>
            <table:table-row>
              <table:table-cell office:value-type="float" office:value="28508">
                <text:p>28508</text:p>
              </table:table-cell>
              <table:table-cell office:value-type="float" office:value="4678571">
                <text:p>4678571</text:p>
              </table:table-cell>
            </table:table-row>
            <table:table-row>
              <table:table-cell office:value-type="float" office:value="28509">
                <text:p>28509</text:p>
              </table:table-cell>
              <table:table-cell office:value-type="float" office:value="5936387">
                <text:p>5936387</text:p>
              </table:table-cell>
            </table:table-row>
            <table:table-row>
              <table:table-cell office:value-type="float" office:value="28510">
                <text:p>28510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float" office:value="28511">
                <text:p>28511</text:p>
              </table:table-cell>
              <table:table-cell office:value-type="float" office:value="527311">
                <text:p>527311</text:p>
              </table:table-cell>
            </table:table-row>
            <table:table-row>
              <table:table-cell office:value-type="float" office:value="28512">
                <text:p>28512</text:p>
              </table:table-cell>
              <table:table-cell office:value-type="float" office:value="6402514">
                <text:p>6402514</text:p>
              </table:table-cell>
            </table:table-row>
            <table:table-row>
              <table:table-cell office:value-type="float" office:value="28513">
                <text:p>28513</text:p>
              </table:table-cell>
              <table:table-cell office:value-type="float" office:value="5384923">
                <text:p>5384923</text:p>
              </table:table-cell>
            </table:table-row>
            <table:table-row>
              <table:table-cell office:value-type="float" office:value="28514">
                <text:p>28514</text:p>
              </table:table-cell>
              <table:table-cell office:value-type="float" office:value="8521">
                <text:p>8521</text:p>
              </table:table-cell>
            </table:table-row>
            <table:table-row>
              <table:table-cell office:value-type="float" office:value="28515">
                <text:p>28515</text:p>
              </table:table-cell>
              <table:table-cell office:value-type="float" office:value="5736978">
                <text:p>5736978</text:p>
              </table:table-cell>
            </table:table-row>
            <table:table-row>
              <table:table-cell office:value-type="float" office:value="28516">
                <text:p>28516</text:p>
              </table:table-cell>
              <table:table-cell office:value-type="float" office:value="2212757">
                <text:p>2212757</text:p>
              </table:table-cell>
            </table:table-row>
            <table:table-row>
              <table:table-cell office:value-type="float" office:value="28517">
                <text:p>28517</text:p>
              </table:table-cell>
              <table:table-cell office:value-type="float" office:value="1308361">
                <text:p>1308361</text:p>
              </table:table-cell>
            </table:table-row>
            <table:table-row>
              <table:table-cell office:value-type="float" office:value="28518">
                <text:p>28518</text:p>
              </table:table-cell>
              <table:table-cell office:value-type="float" office:value="1502962">
                <text:p>1502962</text:p>
              </table:table-cell>
            </table:table-row>
            <table:table-row>
              <table:table-cell office:value-type="float" office:value="28519">
                <text:p>28519</text:p>
              </table:table-cell>
              <table:table-cell office:value-type="float" office:value="258204">
                <text:p>258204</text:p>
              </table:table-cell>
            </table:table-row>
            <table:table-row>
              <table:table-cell office:value-type="float" office:value="28520">
                <text:p>28520</text:p>
              </table:table-cell>
              <table:table-cell office:value-type="float" office:value="813470">
                <text:p>813470</text:p>
              </table:table-cell>
            </table:table-row>
            <table:table-row>
              <table:table-cell office:value-type="float" office:value="28521">
                <text:p>28521</text:p>
              </table:table-cell>
              <table:table-cell office:value-type="float" office:value="980803">
                <text:p>980803</text:p>
              </table:table-cell>
            </table:table-row>
            <table:table-row>
              <table:table-cell office:value-type="float" office:value="28522">
                <text:p>28522</text:p>
              </table:table-cell>
              <table:table-cell office:value-type="float" office:value="1270261">
                <text:p>1270261</text:p>
              </table:table-cell>
            </table:table-row>
            <table:table-row>
              <table:table-cell office:value-type="float" office:value="28523">
                <text:p>28523</text:p>
              </table:table-cell>
              <table:table-cell office:value-type="float" office:value="15702713">
                <text:p>15702713</text:p>
              </table:table-cell>
            </table:table-row>
            <table:table-row>
              <table:table-cell office:value-type="float" office:value="28524">
                <text:p>28524</text:p>
              </table:table-cell>
              <table:table-cell office:value-type="float" office:value="4409029">
                <text:p>4409029</text:p>
              </table:table-cell>
            </table:table-row>
            <table:table-row>
              <table:table-cell office:value-type="float" office:value="28525">
                <text:p>28525</text:p>
              </table:table-cell>
              <table:table-cell office:value-type="float" office:value="4098005">
                <text:p>4098005</text:p>
              </table:table-cell>
            </table:table-row>
            <table:table-row>
              <table:table-cell office:value-type="float" office:value="28526">
                <text:p>28526</text:p>
              </table:table-cell>
              <table:table-cell office:value-type="float" office:value="5004136">
                <text:p>5004136</text:p>
              </table:table-cell>
            </table:table-row>
            <table:table-row>
              <table:table-cell office:value-type="float" office:value="28527">
                <text:p>28527</text:p>
              </table:table-cell>
              <table:table-cell office:value-type="float" office:value="133991">
                <text:p>133991</text:p>
              </table:table-cell>
            </table:table-row>
            <table:table-row>
              <table:table-cell office:value-type="float" office:value="28528">
                <text:p>28528</text:p>
              </table:table-cell>
              <table:table-cell office:value-type="float" office:value="2204387">
                <text:p>2204387</text:p>
              </table:table-cell>
            </table:table-row>
            <table:table-row>
              <table:table-cell office:value-type="float" office:value="28529">
                <text:p>28529</text:p>
              </table:table-cell>
              <table:table-cell office:value-type="float" office:value="2162662">
                <text:p>2162662</text:p>
              </table:table-cell>
            </table:table-row>
            <table:table-row>
              <table:table-cell office:value-type="float" office:value="28530">
                <text:p>28530</text:p>
              </table:table-cell>
              <table:table-cell office:value-type="float" office:value="3476557">
                <text:p>3476557</text:p>
              </table:table-cell>
            </table:table-row>
            <table:table-row>
              <table:table-cell office:value-type="float" office:value="28531">
                <text:p>28531</text:p>
              </table:table-cell>
              <table:table-cell office:value-type="float" office:value="2173632">
                <text:p>2173632</text:p>
              </table:table-cell>
            </table:table-row>
            <table:table-row>
              <table:table-cell office:value-type="float" office:value="28532">
                <text:p>28532</text:p>
              </table:table-cell>
              <table:table-cell office:value-type="float" office:value="2158898">
                <text:p>2158898</text:p>
              </table:table-cell>
            </table:table-row>
            <table:table-row>
              <table:table-cell office:value-type="float" office:value="28533">
                <text:p>28533</text:p>
              </table:table-cell>
              <table:table-cell office:value-type="float" office:value="1856621">
                <text:p>1856621</text:p>
              </table:table-cell>
            </table:table-row>
            <table:table-row>
              <table:table-cell office:value-type="float" office:value="28534">
                <text:p>28534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float" office:value="28534">
                <text:p>28534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float" office:value="28535">
                <text:p>28535</text:p>
              </table:table-cell>
              <table:table-cell office:value-type="float" office:value="2036816">
                <text:p>2036816</text:p>
              </table:table-cell>
            </table:table-row>
            <table:table-row>
              <table:table-cell office:value-type="float" office:value="28536">
                <text:p>28536</text:p>
              </table:table-cell>
              <table:table-cell office:value-type="float" office:value="2038365">
                <text:p>2038365</text:p>
              </table:table-cell>
            </table:table-row>
            <table:table-row>
              <table:table-cell office:value-type="float" office:value="28537">
                <text:p>28537</text:p>
              </table:table-cell>
              <table:table-cell office:value-type="float" office:value="7194182">
                <text:p>7194182</text:p>
              </table:table-cell>
            </table:table-row>
            <table:table-row>
              <table:table-cell office:value-type="float" office:value="28538">
                <text:p>28538</text:p>
              </table:table-cell>
              <table:table-cell office:value-type="float" office:value="286660">
                <text:p>286660</text:p>
              </table:table-cell>
            </table:table-row>
            <table:table-row>
              <table:table-cell office:value-type="float" office:value="28538">
                <text:p>28538</text:p>
              </table:table-cell>
              <table:table-cell office:value-type="float" office:value="74970">
                <text:p>74970</text:p>
              </table:table-cell>
            </table:table-row>
            <table:table-row>
              <table:table-cell office:value-type="float" office:value="28539">
                <text:p>28539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28540">
                <text:p>28540</text:p>
              </table:table-cell>
              <table:table-cell office:value-type="float" office:value="2026206">
                <text:p>2026206</text:p>
              </table:table-cell>
            </table:table-row>
            <table:table-row>
              <table:table-cell office:value-type="float" office:value="28540">
                <text:p>28540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float" office:value="28541">
                <text:p>28541</text:p>
              </table:table-cell>
              <table:table-cell office:value-type="float" office:value="4413090">
                <text:p>4413090</text:p>
              </table:table-cell>
            </table:table-row>
            <table:table-row>
              <table:table-cell office:value-type="float" office:value="28542">
                <text:p>28542</text:p>
              </table:table-cell>
              <table:table-cell office:value-type="float" office:value="3951814">
                <text:p>3951814</text:p>
              </table:table-cell>
            </table:table-row>
            <table:table-row>
              <table:table-cell office:value-type="float" office:value="28543">
                <text:p>28543</text:p>
              </table:table-cell>
              <table:table-cell office:value-type="float" office:value="3358177">
                <text:p>3358177</text:p>
              </table:table-cell>
            </table:table-row>
            <table:table-row>
              <table:table-cell office:value-type="float" office:value="28544">
                <text:p>28544</text:p>
              </table:table-cell>
              <table:table-cell office:value-type="float" office:value="4137162">
                <text:p>4137162</text:p>
              </table:table-cell>
            </table:table-row>
            <table:table-row>
              <table:table-cell office:value-type="float" office:value="28545">
                <text:p>28545</text:p>
              </table:table-cell>
              <table:table-cell office:value-type="float" office:value="1069796">
                <text:p>1069796</text:p>
              </table:table-cell>
            </table:table-row>
            <table:table-row>
              <table:table-cell office:value-type="float" office:value="28546">
                <text:p>28546</text:p>
              </table:table-cell>
              <table:table-cell office:value-type="float" office:value="3043464">
                <text:p>3043464</text:p>
              </table:table-cell>
            </table:table-row>
            <table:table-row>
              <table:table-cell office:value-type="float" office:value="28547">
                <text:p>28547</text:p>
              </table:table-cell>
              <table:table-cell office:value-type="float" office:value="3020128">
                <text:p>3020128</text:p>
              </table:table-cell>
            </table:table-row>
            <table:table-row>
              <table:table-cell office:value-type="float" office:value="28547">
                <text:p>28547</text:p>
              </table:table-cell>
              <table:table-cell office:value-type="float" office:value="864800">
                <text:p>864800</text:p>
              </table:table-cell>
            </table:table-row>
            <table:table-row>
              <table:table-cell office:value-type="float" office:value="28548">
                <text:p>28548</text:p>
              </table:table-cell>
              <table:table-cell office:value-type="float" office:value="1174005">
                <text:p>1174005</text:p>
              </table:table-cell>
            </table:table-row>
            <table:table-row>
              <table:table-cell office:value-type="float" office:value="28549">
                <text:p>28549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28550">
                <text:p>28550</text:p>
              </table:table-cell>
              <table:table-cell office:value-type="float" office:value="612455">
                <text:p>612455</text:p>
              </table:table-cell>
            </table:table-row>
            <table:table-row>
              <table:table-cell office:value-type="float" office:value="28551">
                <text:p>28551</text:p>
              </table:table-cell>
              <table:table-cell office:value-type="float" office:value="2816101">
                <text:p>2816101</text:p>
              </table:table-cell>
            </table:table-row>
            <table:table-row>
              <table:table-cell office:value-type="float" office:value="28551">
                <text:p>28551</text:p>
              </table:table-cell>
              <table:table-cell office:value-type="float" office:value="1000180">
                <text:p>1000180</text:p>
              </table:table-cell>
            </table:table-row>
            <table:table-row>
              <table:table-cell office:value-type="float" office:value="28552">
                <text:p>28552</text:p>
              </table:table-cell>
              <table:table-cell office:value-type="float" office:value="5124330">
                <text:p>5124330</text:p>
              </table:table-cell>
            </table:table-row>
            <table:table-row>
              <table:table-cell office:value-type="float" office:value="28553">
                <text:p>28553</text:p>
              </table:table-cell>
              <table:table-cell office:value-type="float" office:value="436473">
                <text:p>436473</text:p>
              </table:table-cell>
            </table:table-row>
            <table:table-row>
              <table:table-cell office:value-type="float" office:value="28554">
                <text:p>28554</text:p>
              </table:table-cell>
              <table:table-cell office:value-type="float" office:value="1972564">
                <text:p>1972564</text:p>
              </table:table-cell>
            </table:table-row>
            <table:table-row>
              <table:table-cell office:value-type="float" office:value="28555">
                <text:p>28555</text:p>
              </table:table-cell>
              <table:table-cell office:value-type="float" office:value="959171">
                <text:p>959171</text:p>
              </table:table-cell>
            </table:table-row>
            <table:table-row>
              <table:table-cell office:value-type="float" office:value="28556">
                <text:p>28556</text:p>
              </table:table-cell>
              <table:table-cell office:value-type="float" office:value="1106606">
                <text:p>1106606</text:p>
              </table:table-cell>
            </table:table-row>
            <table:table-row>
              <table:table-cell office:value-type="float" office:value="28557">
                <text:p>28557</text:p>
              </table:table-cell>
              <table:table-cell office:value-type="float" office:value="2039110">
                <text:p>2039110</text:p>
              </table:table-cell>
            </table:table-row>
            <table:table-row>
              <table:table-cell office:value-type="float" office:value="28558">
                <text:p>28558</text:p>
              </table:table-cell>
              <table:table-cell office:value-type="float" office:value="725692">
                <text:p>725692</text:p>
              </table:table-cell>
            </table:table-row>
            <table:table-row>
              <table:table-cell office:value-type="float" office:value="28559">
                <text:p>28559</text:p>
              </table:table-cell>
              <table:table-cell office:value-type="float" office:value="7488">
                <text:p>7488</text:p>
              </table:table-cell>
            </table:table-row>
            <table:table-row>
              <table:table-cell office:value-type="float" office:value="28560">
                <text:p>28560</text:p>
              </table:table-cell>
              <table:table-cell office:value-type="float" office:value="2663159">
                <text:p>2663159</text:p>
              </table:table-cell>
            </table:table-row>
            <table:table-row>
              <table:table-cell office:value-type="float" office:value="28560">
                <text:p>28560</text:p>
              </table:table-cell>
              <table:table-cell office:value-type="float" office:value="564975">
                <text:p>564975</text:p>
              </table:table-cell>
            </table:table-row>
            <table:table-row>
              <table:table-cell office:value-type="float" office:value="28561">
                <text:p>28561</text:p>
              </table:table-cell>
              <table:table-cell office:value-type="float" office:value="2472963">
                <text:p>2472963</text:p>
              </table:table-cell>
            </table:table-row>
            <table:table-row>
              <table:table-cell office:value-type="float" office:value="28562">
                <text:p>28562</text:p>
              </table:table-cell>
              <table:table-cell office:value-type="float" office:value="3602525">
                <text:p>3602525</text:p>
              </table:table-cell>
            </table:table-row>
            <table:table-row>
              <table:table-cell office:value-type="float" office:value="28563">
                <text:p>28563</text:p>
              </table:table-cell>
              <table:table-cell office:value-type="float" office:value="2318484">
                <text:p>2318484</text:p>
              </table:table-cell>
            </table:table-row>
            <table:table-row>
              <table:table-cell office:value-type="float" office:value="28564">
                <text:p>28564</text:p>
              </table:table-cell>
              <table:table-cell office:value-type="float" office:value="775687">
                <text:p>775687</text:p>
              </table:table-cell>
            </table:table-row>
            <table:table-row>
              <table:table-cell office:value-type="float" office:value="28565">
                <text:p>28565</text:p>
              </table:table-cell>
              <table:table-cell office:value-type="float" office:value="2541442">
                <text:p>2541442</text:p>
              </table:table-cell>
            </table:table-row>
            <table:table-row>
              <table:table-cell office:value-type="float" office:value="28566">
                <text:p>28566</text:p>
              </table:table-cell>
              <table:table-cell office:value-type="float" office:value="642296">
                <text:p>642296</text:p>
              </table:table-cell>
            </table:table-row>
            <table:table-row>
              <table:table-cell office:value-type="float" office:value="28567">
                <text:p>28567</text:p>
              </table:table-cell>
              <table:table-cell office:value-type="float" office:value="1166065">
                <text:p>1166065</text:p>
              </table:table-cell>
            </table:table-row>
            <table:table-row>
              <table:table-cell office:value-type="float" office:value="28568">
                <text:p>28568</text:p>
              </table:table-cell>
              <table:table-cell office:value-type="float" office:value="2191529">
                <text:p>2191529</text:p>
              </table:table-cell>
            </table:table-row>
            <table:table-row>
              <table:table-cell office:value-type="float" office:value="28568">
                <text:p>28568</text:p>
              </table:table-cell>
              <table:table-cell office:value-type="float" office:value="3891430">
                <text:p>3891430</text:p>
              </table:table-cell>
            </table:table-row>
            <table:table-row>
              <table:table-cell office:value-type="float" office:value="28569">
                <text:p>28569</text:p>
              </table:table-cell>
              <table:table-cell office:value-type="float" office:value="3881264">
                <text:p>3881264</text:p>
              </table:table-cell>
            </table:table-row>
            <table:table-row>
              <table:table-cell office:value-type="float" office:value="28570">
                <text:p>28570</text:p>
              </table:table-cell>
              <table:table-cell office:value-type="float" office:value="7460789">
                <text:p>7460789</text:p>
              </table:table-cell>
            </table:table-row>
            <table:table-row>
              <table:table-cell office:value-type="float" office:value="28571">
                <text:p>28571</text:p>
              </table:table-cell>
              <table:table-cell office:value-type="float" office:value="1991015">
                <text:p>1991015</text:p>
              </table:table-cell>
            </table:table-row>
            <table:table-row>
              <table:table-cell office:value-type="float" office:value="28572">
                <text:p>28572</text:p>
              </table:table-cell>
              <table:table-cell office:value-type="float" office:value="928871">
                <text:p>928871</text:p>
              </table:table-cell>
            </table:table-row>
            <table:table-row>
              <table:table-cell office:value-type="float" office:value="28573">
                <text:p>28573</text:p>
              </table:table-cell>
              <table:table-cell office:value-type="float" office:value="1496474">
                <text:p>1496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chart-properties chart:solid-type="cuboid"/>
      <style:graphic-properties draw:fill="solid" draw:fill-color="#4285f4"/>
    </style:style>
    <style:style style:name="ch8" style:family="chart">
      <style:chart-properties chart:solid-type="cuboid"/>
      <style:graphic-properties draw:fill="solid" draw:fill-color="#db4437"/>
    </style:style>
    <style:style style:name="ch9" style:family="chart">
      <style:chart-properties chart:solid-type="cuboid"/>
      <style:graphic-properties draw:fill="solid" draw:fill-color="#f4b400"/>
    </style:style>
    <style:style style:name="ch10" style:family="chart">
      <style:chart-properties chart:solid-type="cuboid"/>
      <style:graphic-properties draw:fill="solid" draw:fill-color="#0f9d58"/>
    </style:style>
    <style:style style:name="ch11" style:family="chart">
      <style:chart-properties chart:solid-type="cuboid"/>
      <style:graphic-properties draw:fill="solid" draw:fill-color="#ff6d00"/>
    </style:style>
    <style:style style:name="ch12" style:family="chart">
      <style:chart-properties chart:solid-type="cuboid"/>
      <style:graphic-properties draw:fill="solid" draw:fill-color="#46bdc6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13.294cm" svg:y="3.364cm" style:legend-expansion="high" chart:style-name="ch2"/>
        <chart:plot-area chart:style-name="ch3" table:cell-range-address="report.K1003:report.L1009" chart:data-source-has-labels="both" svg:x="0.317cm" svg:y="0.196cm" svg:width="12.66cm" svg:height="9.424cm">
          <chartooo:coordinate-region svg:x="1.935cm" svg:y="0.197cm" svg:width="9.423cm" svg:height="9.423cm"/>
          <chart:axis chart:dimension="x" chart:name="primary-x" chart:style-name="ch4" chartooo:axis-type="text">
            <chart:categories table:cell-range-address="report.K1004:report.K1009"/>
          </chart:axis>
          <chart:axis chart:dimension="y" chart:name="primary-y" chart:style-name="ch5"/>
          <chart:series chart:style-name="ch6" chart:values-cell-range-address="report.L1004:report.L1009" chart:label-cell-address="report.L1003:report.L1003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report.L1003:report.L10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ntime</text:p>
                <draw:g>
                  <svg:desc>report.K1004:report.K1009</svg:desc>
                </draw:g>
              </table:table-cell>
              <table:table-cell office:value-type="float" office:value="675">
                <text:p>675</text:p>
                <draw:g>
                  <svg:desc>report.L1004:report.L1009</svg:desc>
                </draw:g>
              </table:table-cell>
            </table:table-row>
            <table:table-row>
              <table:table-cell office:value-type="string">
                <text:p>read_coun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read_lengt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rite_cou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rite_lengt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pty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